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4.688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4.939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1.58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74" table:default-cell-style-name="Default"/>
        <table:table-column table:style-name="co7" table:default-cell-style-name="Default"/>
        <table:table-column table:style-name="co6" table:number-columns-repeated="151" table:default-cell-style-name="Default"/>
        <table:table-column table:style-name="co7" table:default-cell-style-name="Default"/>
        <table:table-column table:style-name="co6" table:number-columns-repeated="98" table:default-cell-style-name="Default"/>
        <table:table-column table:style-name="co7" table:default-cell-style-name="Default"/>
        <table:table-column table:style-name="co6" table:number-columns-repeated="74" table:default-cell-style-name="Default"/>
        <table:table-row table:style-name="ro1">
          <table:table-cell>
            <draw:frame table:end-cell-address="Arkusz1.E16" table:end-x="4.773cm" table:end-y="0.345cm" draw:z-index="2" draw:style-name="gr1" draw:text-style-name="P1" svg:width="21.915cm" svg:height="7.332cm" svg:x="0cm" svg:y="0cm">
              <draw:object draw:notify-on-update-of-ranges="Arkusz1.A3:Arkusz1.A3 Arkusz1.A4:Arkusz1.A11 Arkusz1.B3:Arkusz1.B3 Arkusz1.B4:Arkusz1.B11 Arkusz1.C3:Arkusz1.C3 Arkusz1.C4:Arkusz1.C11 Arkusz1.D3:Arkusz1.D3 Arkusz1.D4:Arkusz1.D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office:value-type="string">
            <text:p>Training Set Error</text:p>
          </table:table-cell>
          <table:table-cell office:value-type="float" office:value="0.166881">
            <text:p>0,166881</text:p>
            <draw:frame table:end-cell-address="Arkusz1.T35" table:end-x="0.302cm" table:end-y="0.078cm" draw:z-index="1" draw:style-name="gr1" draw:text-style-name="P1" svg:width="25.069cm" svg:height="15.644cm" svg:x="0.057cm" svg:y="0.001cm">
              <draw:object draw:notify-on-update-of-ranges="Arkusz1.E4:Arkusz1.E4 Arkusz1.F4:Arkusz1.SK4 Arkusz1.E5:Arkusz1.E5 Arkusz1.F5:Arkusz1.SK5 Arkusz1.E6:Arkusz1.E6 Arkusz1.F6:Arkusz1.SK6 Arkusz1.E7:Arkusz1.E7 Arkusz1.F7:Arkusz1.SK7 Arkusz1.E8:Arkusz1.E8 Arkusz1.F8:Arkusz1.SK8 Arkusz1.E9:Arkusz1.E9 Arkusz1.F9:Arkusz1.SK9 Arkusz1.E10:Arkusz1.E10 Arkusz1.F10:Arkusz1.SK10 Arkusz1.E11:Arkusz1.E11 Arkusz1.F11:Arkusz1.SK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0.177549">
            <text:p>0,177549</text:p>
          </table:table-cell>
          <table:table-cell office:value-type="float" office:value="0.160023">
            <text:p>0,160023</text:p>
          </table:table-cell>
          <table:table-cell office:value-type="float" office:value="0.1665">
            <text:p>0,1665</text:p>
          </table:table-cell>
          <table:table-cell office:value-type="float" office:value="0.160785">
            <text:p>0,160785</text:p>
          </table:table-cell>
          <table:table-cell office:value-type="float" office:value="0.17031">
            <text:p>0,17031</text:p>
          </table:table-cell>
          <table:table-cell office:value-type="float" office:value="0.166881">
            <text:p>0,166881</text:p>
          </table:table-cell>
          <table:table-cell office:value-type="float" office:value="0.167643">
            <text:p>0,167643</text:p>
          </table:table-cell>
          <table:table-cell office:value-type="float" office:value="0.166119">
            <text:p>0,166119</text:p>
          </table:table-cell>
          <table:table-cell office:value-type="float" office:value="0.169929">
            <text:p>0,169929</text:p>
          </table:table-cell>
          <table:table-cell office:value-type="float" office:value="0.159642">
            <text:p>0,159642</text:p>
          </table:table-cell>
          <table:table-cell office:value-type="float" office:value="0.16269">
            <text:p>0,16269</text:p>
          </table:table-cell>
          <table:table-cell office:value-type="float" office:value="0.175644">
            <text:p>0,175644</text:p>
          </table:table-cell>
          <table:table-cell office:value-type="float" office:value="0.163452">
            <text:p>0,163452</text:p>
          </table:table-cell>
          <table:table-cell office:value-type="float" office:value="0.146307">
            <text:p>0,146307</text:p>
          </table:table-cell>
          <table:table-cell office:value-type="float" office:value="0.171453">
            <text:p>0,171453</text:p>
          </table:table-cell>
          <table:table-cell office:value-type="float" office:value="0.145545">
            <text:p>0,145545</text:p>
          </table:table-cell>
          <table:table-cell office:value-type="float" office:value="0.159642">
            <text:p>0,159642</text:p>
          </table:table-cell>
          <table:table-cell office:value-type="float" office:value="0.166119">
            <text:p>0,166119</text:p>
          </table:table-cell>
          <table:table-cell office:value-type="float" office:value="0.171834">
            <text:p>0,171834</text:p>
          </table:table-cell>
          <table:table-cell office:value-type="float" office:value="0.170691">
            <text:p>0,170691</text:p>
          </table:table-cell>
          <table:table-cell office:value-type="float" office:value="0.161928">
            <text:p>0,161928</text:p>
          </table:table-cell>
          <table:table-cell office:value-type="float" office:value="0.176025">
            <text:p>0,176025</text:p>
          </table:table-cell>
          <table:table-cell office:value-type="float" office:value="0.173739">
            <text:p>0,173739</text:p>
          </table:table-cell>
          <table:table-cell office:value-type="float" office:value="0.178692">
            <text:p>0,178692</text:p>
          </table:table-cell>
          <table:table-cell office:value-type="float" office:value="0.169929">
            <text:p>0,169929</text:p>
          </table:table-cell>
          <table:table-cell office:value-type="float" office:value="0.167643">
            <text:p>0,167643</text:p>
          </table:table-cell>
          <table:table-cell office:value-type="float" office:value="0.164595">
            <text:p>0,164595</text:p>
          </table:table-cell>
          <table:table-cell office:value-type="float" office:value="0.164214">
            <text:p>0,164214</text:p>
          </table:table-cell>
          <table:table-cell office:value-type="float" office:value="0.169167">
            <text:p>0,169167</text:p>
          </table:table-cell>
          <table:table-cell office:value-type="float" office:value="0.171834">
            <text:p>0,171834</text:p>
          </table:table-cell>
          <table:table-cell office:value-type="float" office:value="0.167643">
            <text:p>0,167643</text:p>
          </table:table-cell>
          <table:table-cell office:value-type="float" office:value="0.175263">
            <text:p>0,175263</text:p>
          </table:table-cell>
          <table:table-cell office:value-type="float" office:value="0.173358">
            <text:p>0,173358</text:p>
          </table:table-cell>
          <table:table-cell office:value-type="float" office:value="0.153927">
            <text:p>0,153927</text:p>
          </table:table-cell>
          <table:table-cell table:number-columns-repeated="2" office:value-type="float" office:value="0.176406">
            <text:p>0,176406</text:p>
          </table:table-cell>
          <table:table-cell office:value-type="float" office:value="0.16269">
            <text:p>0,16269</text:p>
          </table:table-cell>
          <table:table-cell office:value-type="float" office:value="0.165738">
            <text:p>0,165738</text:p>
          </table:table-cell>
          <table:table-cell office:value-type="float" office:value="0.163833">
            <text:p>0,163833</text:p>
          </table:table-cell>
          <table:table-cell office:value-type="float" office:value="0.166881">
            <text:p>0,166881</text:p>
          </table:table-cell>
          <table:table-cell office:value-type="float" office:value="0.170691">
            <text:p>0,170691</text:p>
          </table:table-cell>
          <table:table-cell office:value-type="float" office:value="0.173739">
            <text:p>0,173739</text:p>
          </table:table-cell>
          <table:table-cell office:value-type="float" office:value="0.165738">
            <text:p>0,165738</text:p>
          </table:table-cell>
          <table:table-cell office:value-type="float" office:value="0.175644">
            <text:p>0,175644</text:p>
          </table:table-cell>
          <table:table-cell office:value-type="float" office:value="0.169167">
            <text:p>0,169167</text:p>
          </table:table-cell>
          <table:table-cell office:value-type="float" office:value="0.167643">
            <text:p>0,167643</text:p>
          </table:table-cell>
          <table:table-cell office:value-type="float" office:value="0.164595">
            <text:p>0,164595</text:p>
          </table:table-cell>
          <table:table-cell office:value-type="float" office:value="0.18555">
            <text:p>0,18555</text:p>
          </table:table-cell>
          <table:table-cell office:value-type="float" office:value="0.168405">
            <text:p>0,168405</text:p>
          </table:table-cell>
          <table:table-cell table:number-columns-repeated="2" office:value-type="float" office:value="0.165357">
            <text:p>0,165357</text:p>
          </table:table-cell>
          <table:table-cell office:value-type="float" office:value="0.172215">
            <text:p>0,172215</text:p>
          </table:table-cell>
          <table:table-cell office:value-type="float" office:value="0.163071">
            <text:p>0,163071</text:p>
          </table:table-cell>
          <table:table-cell office:value-type="float" office:value="0.17412">
            <text:p>0,17412</text:p>
          </table:table-cell>
          <table:table-cell office:value-type="float" office:value="0.169548">
            <text:p>0,169548</text:p>
          </table:table-cell>
          <table:table-cell office:value-type="float" office:value="0.177549">
            <text:p>0,177549</text:p>
          </table:table-cell>
          <table:table-cell office:value-type="float" office:value="0.180216">
            <text:p>0,180216</text:p>
          </table:table-cell>
          <table:table-cell office:value-type="float" office:value="0.176406">
            <text:p>0,176406</text:p>
          </table:table-cell>
          <table:table-cell office:value-type="float" office:value="0.172977">
            <text:p>0,172977</text:p>
          </table:table-cell>
          <table:table-cell office:value-type="float" office:value="0.165738">
            <text:p>0,165738</text:p>
          </table:table-cell>
          <table:table-cell office:value-type="float" office:value="0.168405">
            <text:p>0,168405</text:p>
          </table:table-cell>
          <table:table-cell office:value-type="float" office:value="0.158499">
            <text:p>0,158499</text:p>
          </table:table-cell>
          <table:table-cell office:value-type="float" office:value="0.168405">
            <text:p>0,168405</text:p>
          </table:table-cell>
          <table:table-cell office:value-type="float" office:value="0.170691">
            <text:p>0,170691</text:p>
          </table:table-cell>
          <table:table-cell table:number-columns-repeated="2" office:value-type="float" office:value="0.163071">
            <text:p>0,163071</text:p>
          </table:table-cell>
          <table:table-cell office:value-type="float" office:value="0.17412">
            <text:p>0,17412</text:p>
          </table:table-cell>
          <table:table-cell office:value-type="float" office:value="0.157737">
            <text:p>0,157737</text:p>
          </table:table-cell>
          <table:table-cell office:value-type="float" office:value="0.174501">
            <text:p>0,174501</text:p>
          </table:table-cell>
          <table:table-cell office:value-type="float" office:value="0.162309">
            <text:p>0,162309</text:p>
          </table:table-cell>
          <table:table-cell office:value-type="float" office:value="0.172596">
            <text:p>0,172596</text:p>
          </table:table-cell>
          <table:table-cell office:value-type="float" office:value="0.179454">
            <text:p>0,179454</text:p>
          </table:table-cell>
          <table:table-cell office:value-type="float" office:value="0.162309">
            <text:p>0,162309</text:p>
          </table:table-cell>
          <table:table-cell office:value-type="float" office:value="0.15888">
            <text:p>0,15888</text:p>
          </table:table-cell>
          <table:table-cell office:value-type="float" office:value="0.173739">
            <text:p>0,173739</text:p>
          </table:table-cell>
          <table:table-cell office:value-type="float" office:value="0.171834">
            <text:p>0,171834</text:p>
          </table:table-cell>
          <table:table-cell office:value-type="float" office:value="0.172596">
            <text:p>0,172596</text:p>
          </table:table-cell>
          <table:table-cell office:value-type="float" office:value="0.164595">
            <text:p>0,164595</text:p>
          </table:table-cell>
          <table:table-cell office:value-type="float" office:value="0.161166">
            <text:p>0,161166</text:p>
          </table:table-cell>
          <table:table-cell office:value-type="float" office:value="0.173739">
            <text:p>0,173739</text:p>
          </table:table-cell>
          <table:table-cell office:value-type="float" office:value="0.168024">
            <text:p>0,168024</text:p>
          </table:table-cell>
          <table:table-cell office:value-type="float" office:value="0.160023">
            <text:p>0,160023</text:p>
          </table:table-cell>
          <table:table-cell office:value-type="float" office:value="0.164976">
            <text:p>0,164976</text:p>
          </table:table-cell>
          <table:table-cell office:value-type="float" office:value="0.168024">
            <text:p>0,168024</text:p>
          </table:table-cell>
          <table:table-cell office:value-type="float" office:value="0.160785">
            <text:p>0,160785</text:p>
          </table:table-cell>
          <table:table-cell office:value-type="float" office:value="0.159261">
            <text:p>0,159261</text:p>
          </table:table-cell>
          <table:table-cell office:value-type="float" office:value="0.175644">
            <text:p>0,175644</text:p>
          </table:table-cell>
          <table:table-cell office:value-type="float" office:value="0.178692">
            <text:p>0,178692</text:p>
          </table:table-cell>
          <table:table-cell office:value-type="float" office:value="0.156594">
            <text:p>0,156594</text:p>
          </table:table-cell>
          <table:table-cell office:value-type="float" office:value="0.160404">
            <text:p>0,160404</text:p>
          </table:table-cell>
          <table:table-cell office:value-type="float" office:value="0.161928">
            <text:p>0,161928</text:p>
          </table:table-cell>
          <table:table-cell office:value-type="float" office:value="0.166881">
            <text:p>0,166881</text:p>
          </table:table-cell>
          <table:table-cell office:value-type="float" office:value="0.164976">
            <text:p>0,164976</text:p>
          </table:table-cell>
          <table:table-cell office:value-type="float" office:value="0.176787">
            <text:p>0,176787</text:p>
          </table:table-cell>
          <table:table-cell office:value-type="float" office:value="0.168405">
            <text:p>0,168405</text:p>
          </table:table-cell>
          <table:table-cell office:value-type="float" office:value="0.163071">
            <text:p>0,163071</text:p>
          </table:table-cell>
          <table:table-cell office:value-type="float" office:value="0.159642">
            <text:p>0,159642</text:p>
          </table:table-cell>
          <table:table-cell office:value-type="float" office:value="0.155832">
            <text:p>0,155832</text:p>
          </table:table-cell>
          <table:table-cell office:value-type="float" office:value="0.154308">
            <text:p>0,154308</text:p>
          </table:table-cell>
          <table:table-cell office:value-type="float" office:value="0.156975">
            <text:p>0,156975</text:p>
          </table:table-cell>
          <table:table-cell office:value-type="float" office:value="0.17412">
            <text:p>0,17412</text:p>
          </table:table-cell>
          <table:table-cell office:value-type="float" office:value="0.171072">
            <text:p>0,171072</text:p>
          </table:table-cell>
          <table:table-cell office:value-type="float" office:value="0.159642">
            <text:p>0,159642</text:p>
          </table:table-cell>
          <table:table-cell office:value-type="float" office:value="0.164976">
            <text:p>0,164976</text:p>
          </table:table-cell>
          <table:table-cell office:value-type="float" office:value="0.167262">
            <text:p>0,167262</text:p>
          </table:table-cell>
          <table:table-cell office:value-type="float" office:value="0.164214">
            <text:p>0,164214</text:p>
          </table:table-cell>
          <table:table-cell office:value-type="float" office:value="0.161928">
            <text:p>0,161928</text:p>
          </table:table-cell>
          <table:table-cell office:value-type="float" office:value="0.158118">
            <text:p>0,158118</text:p>
          </table:table-cell>
          <table:table-cell office:value-type="float" office:value="0.166881">
            <text:p>0,166881</text:p>
          </table:table-cell>
          <table:table-cell office:value-type="float" office:value="0.160023">
            <text:p>0,160023</text:p>
          </table:table-cell>
          <table:table-cell office:value-type="float" office:value="0.167262">
            <text:p>0,167262</text:p>
          </table:table-cell>
          <table:table-cell office:value-type="float" office:value="0.164595">
            <text:p>0,164595</text:p>
          </table:table-cell>
          <table:table-cell office:value-type="float" office:value="0.156213">
            <text:p>0,156213</text:p>
          </table:table-cell>
          <table:table-cell office:value-type="float" office:value="0.18174">
            <text:p>0,18174</text:p>
          </table:table-cell>
          <table:table-cell office:value-type="float" office:value="0.169548">
            <text:p>0,169548</text:p>
          </table:table-cell>
          <table:table-cell office:value-type="float" office:value="0.172977">
            <text:p>0,172977</text:p>
          </table:table-cell>
          <table:table-cell office:value-type="float" office:value="0.168786">
            <text:p>0,168786</text:p>
          </table:table-cell>
          <table:table-cell table:number-columns-repeated="2" office:value-type="float" office:value="0.168024">
            <text:p>0,168024</text:p>
          </table:table-cell>
          <table:table-cell office:value-type="float" office:value="0.167262">
            <text:p>0,167262</text:p>
          </table:table-cell>
          <table:table-cell office:value-type="float" office:value="0.163452">
            <text:p>0,163452</text:p>
          </table:table-cell>
          <table:table-cell office:value-type="float" office:value="0.150117">
            <text:p>0,150117</text:p>
          </table:table-cell>
          <table:table-cell office:value-type="float" office:value="0.163833">
            <text:p>0,163833</text:p>
          </table:table-cell>
          <table:table-cell office:value-type="float" office:value="0.175644">
            <text:p>0,175644</text:p>
          </table:table-cell>
          <table:table-cell office:value-type="float" office:value="0.1665">
            <text:p>0,1665</text:p>
          </table:table-cell>
          <table:table-cell office:value-type="float" office:value="0.167643">
            <text:p>0,167643</text:p>
          </table:table-cell>
          <table:table-cell office:value-type="float" office:value="0.157737">
            <text:p>0,157737</text:p>
          </table:table-cell>
          <table:table-cell office:value-type="float" office:value="0.179454">
            <text:p>0,179454</text:p>
          </table:table-cell>
          <table:table-cell office:value-type="float" office:value="0.153546">
            <text:p>0,153546</text:p>
          </table:table-cell>
          <table:table-cell office:value-type="float" office:value="0.166881">
            <text:p>0,166881</text:p>
          </table:table-cell>
          <table:table-cell office:value-type="float" office:value="0.168024">
            <text:p>0,168024</text:p>
          </table:table-cell>
          <table:table-cell office:value-type="float" office:value="0.167643">
            <text:p>0,167643</text:p>
          </table:table-cell>
          <table:table-cell office:value-type="float" office:value="0.168786">
            <text:p>0,168786</text:p>
          </table:table-cell>
          <table:table-cell office:value-type="float" office:value="0.166881">
            <text:p>0,166881</text:p>
          </table:table-cell>
          <table:table-cell office:value-type="float" office:value="0.158118">
            <text:p>0,158118</text:p>
          </table:table-cell>
          <table:table-cell office:value-type="float" office:value="0.169167">
            <text:p>0,169167</text:p>
          </table:table-cell>
          <table:table-cell office:value-type="float" office:value="0.166119">
            <text:p>0,166119</text:p>
          </table:table-cell>
          <table:table-cell office:value-type="float" office:value="0.171072">
            <text:p>0,171072</text:p>
          </table:table-cell>
          <table:table-cell office:value-type="float" office:value="0.177168">
            <text:p>0,177168</text:p>
          </table:table-cell>
          <table:table-cell office:value-type="float" office:value="0.175644">
            <text:p>0,175644</text:p>
          </table:table-cell>
          <table:table-cell office:value-type="float" office:value="0.167262">
            <text:p>0,167262</text:p>
          </table:table-cell>
          <table:table-cell office:value-type="float" office:value="0.17412">
            <text:p>0,17412</text:p>
          </table:table-cell>
          <table:table-cell office:value-type="float" office:value="0.171453">
            <text:p>0,171453</text:p>
          </table:table-cell>
          <table:table-cell office:value-type="float" office:value="0.162309">
            <text:p>0,162309</text:p>
          </table:table-cell>
          <table:table-cell office:value-type="float" office:value="0.176787">
            <text:p>0,176787</text:p>
          </table:table-cell>
          <table:table-cell office:value-type="float" office:value="0.172215">
            <text:p>0,172215</text:p>
          </table:table-cell>
          <table:table-cell office:value-type="float" office:value="0.171072">
            <text:p>0,171072</text:p>
          </table:table-cell>
          <table:table-cell office:value-type="float" office:value="0.172596">
            <text:p>0,172596</text:p>
          </table:table-cell>
          <table:table-cell office:value-type="float" office:value="0.166881">
            <text:p>0,166881</text:p>
          </table:table-cell>
          <table:table-cell office:value-type="float" office:value="0.165357">
            <text:p>0,165357</text:p>
          </table:table-cell>
          <table:table-cell office:value-type="float" office:value="0.172977">
            <text:p>0,172977</text:p>
          </table:table-cell>
          <table:table-cell office:value-type="float" office:value="0.168024">
            <text:p>0,168024</text:p>
          </table:table-cell>
          <table:table-cell office:value-type="float" office:value="0.171072">
            <text:p>0,171072</text:p>
          </table:table-cell>
          <table:table-cell office:value-type="float" office:value="0.165738">
            <text:p>0,165738</text:p>
          </table:table-cell>
          <table:table-cell office:value-type="float" office:value="0.161547">
            <text:p>0,161547</text:p>
          </table:table-cell>
          <table:table-cell office:value-type="float" office:value="0.159261">
            <text:p>0,159261</text:p>
          </table:table-cell>
          <table:table-cell office:value-type="float" office:value="0.166881">
            <text:p>0,166881</text:p>
          </table:table-cell>
          <table:table-cell office:value-type="float" office:value="0.177549">
            <text:p>0,177549</text:p>
          </table:table-cell>
          <table:table-cell office:value-type="float" office:value="0.172977">
            <text:p>0,172977</text:p>
          </table:table-cell>
          <table:table-cell office:value-type="float" office:value="0.182883">
            <text:p>0,182883</text:p>
          </table:table-cell>
          <table:table-cell office:value-type="float" office:value="0.16269">
            <text:p>0,16269</text:p>
          </table:table-cell>
          <table:table-cell office:value-type="float" office:value="0.179835">
            <text:p>0,179835</text:p>
          </table:table-cell>
          <table:table-cell office:value-type="float" office:value="0.166119">
            <text:p>0,166119</text:p>
          </table:table-cell>
          <table:table-cell office:value-type="float" office:value="0.17412">
            <text:p>0,17412</text:p>
          </table:table-cell>
          <table:table-cell office:value-type="float" office:value="0.15507">
            <text:p>0,15507</text:p>
          </table:table-cell>
          <table:table-cell office:value-type="float" office:value="0.179073">
            <text:p>0,179073</text:p>
          </table:table-cell>
          <table:table-cell office:value-type="float" office:value="0.172596">
            <text:p>0,172596</text:p>
          </table:table-cell>
          <table:table-cell office:value-type="float" office:value="0.156594">
            <text:p>0,156594</text:p>
          </table:table-cell>
          <table:table-cell office:value-type="float" office:value="0.160785">
            <text:p>0,160785</text:p>
          </table:table-cell>
          <table:table-cell office:value-type="float" office:value="0.168024">
            <text:p>0,168024</text:p>
          </table:table-cell>
          <table:table-cell office:value-type="float" office:value="0.173358">
            <text:p>0,173358</text:p>
          </table:table-cell>
          <table:table-cell office:value-type="float" office:value="0.170691">
            <text:p>0,170691</text:p>
          </table:table-cell>
          <table:table-cell office:value-type="float" office:value="0.169167">
            <text:p>0,169167</text:p>
          </table:table-cell>
          <table:table-cell office:value-type="float" office:value="0.16269">
            <text:p>0,16269</text:p>
          </table:table-cell>
          <table:table-cell office:value-type="float" office:value="0.176025">
            <text:p>0,176025</text:p>
          </table:table-cell>
          <table:table-cell office:value-type="float" office:value="0.170691">
            <text:p>0,170691</text:p>
          </table:table-cell>
          <table:table-cell office:value-type="float" office:value="0.178311">
            <text:p>0,178311</text:p>
          </table:table-cell>
          <table:table-cell office:value-type="float" office:value="0.174501">
            <text:p>0,174501</text:p>
          </table:table-cell>
          <table:table-cell office:value-type="float" office:value="0.169167">
            <text:p>0,169167</text:p>
          </table:table-cell>
          <table:table-cell office:value-type="float" office:value="0.180597">
            <text:p>0,180597</text:p>
          </table:table-cell>
          <table:table-cell office:value-type="float" office:value="0.175644">
            <text:p>0,175644</text:p>
          </table:table-cell>
          <table:table-cell office:value-type="float" office:value="0.178692">
            <text:p>0,178692</text:p>
          </table:table-cell>
          <table:table-cell office:value-type="float" office:value="0.176406">
            <text:p>0,176406</text:p>
          </table:table-cell>
          <table:table-cell office:value-type="float" office:value="0.164595">
            <text:p>0,164595</text:p>
          </table:table-cell>
          <table:table-cell office:value-type="float" office:value="0.153927">
            <text:p>0,153927</text:p>
          </table:table-cell>
          <table:table-cell office:value-type="float" office:value="0.164595">
            <text:p>0,164595</text:p>
          </table:table-cell>
          <table:table-cell office:value-type="float" office:value="0.172596">
            <text:p>0,172596</text:p>
          </table:table-cell>
          <table:table-cell office:value-type="float" office:value="0.178692">
            <text:p>0,178692</text:p>
          </table:table-cell>
          <table:table-cell office:value-type="float" office:value="0.166119">
            <text:p>0,166119</text:p>
          </table:table-cell>
          <table:table-cell office:value-type="float" office:value="0.178311">
            <text:p>0,178311</text:p>
          </table:table-cell>
          <table:table-cell office:value-type="float" office:value="0.163833">
            <text:p>0,163833</text:p>
          </table:table-cell>
          <table:table-cell office:value-type="float" office:value="0.172215">
            <text:p>0,172215</text:p>
          </table:table-cell>
          <table:table-cell office:value-type="float" office:value="0.170691">
            <text:p>0,170691</text:p>
          </table:table-cell>
          <table:table-cell office:value-type="float" office:value="0.166881">
            <text:p>0,166881</text:p>
          </table:table-cell>
          <table:table-cell office:value-type="float" office:value="0.170691">
            <text:p>0,170691</text:p>
          </table:table-cell>
          <table:table-cell office:value-type="float" office:value="0.154689">
            <text:p>0,154689</text:p>
          </table:table-cell>
          <table:table-cell office:value-type="float" office:value="0.164595">
            <text:p>0,164595</text:p>
          </table:table-cell>
          <table:table-cell office:value-type="float" office:value="0.172596">
            <text:p>0,172596</text:p>
          </table:table-cell>
          <table:table-cell office:value-type="float" office:value="0.16269">
            <text:p>0,16269</text:p>
          </table:table-cell>
          <table:table-cell office:value-type="float" office:value="0.165357">
            <text:p>0,165357</text:p>
          </table:table-cell>
          <table:table-cell office:value-type="float" office:value="0.172977">
            <text:p>0,172977</text:p>
          </table:table-cell>
          <table:table-cell office:value-type="float" office:value="0.164595">
            <text:p>0,164595</text:p>
          </table:table-cell>
          <table:table-cell office:value-type="float" office:value="0.172215">
            <text:p>0,172215</text:p>
          </table:table-cell>
          <table:table-cell office:value-type="float" office:value="0.17031">
            <text:p>0,17031</text:p>
          </table:table-cell>
          <table:table-cell office:value-type="float" office:value="0.164214">
            <text:p>0,164214</text:p>
          </table:table-cell>
          <table:table-cell table:number-columns-repeated="2" office:value-type="float" office:value="0.171453">
            <text:p>0,171453</text:p>
          </table:table-cell>
          <table:table-cell office:value-type="float" office:value="0.162309">
            <text:p>0,162309</text:p>
          </table:table-cell>
          <table:table-cell office:value-type="float" office:value="0.165738">
            <text:p>0,165738</text:p>
          </table:table-cell>
          <table:table-cell office:value-type="float" office:value="0.163452">
            <text:p>0,163452</text:p>
          </table:table-cell>
          <table:table-cell office:value-type="float" office:value="0.150498">
            <text:p>0,150498</text:p>
          </table:table-cell>
          <table:table-cell office:value-type="float" office:value="0.164976">
            <text:p>0,164976</text:p>
          </table:table-cell>
          <table:table-cell office:value-type="float" office:value="0.154689">
            <text:p>0,154689</text:p>
          </table:table-cell>
          <table:table-cell office:value-type="float" office:value="0.1665">
            <text:p>0,1665</text:p>
          </table:table-cell>
          <table:table-cell office:value-type="float" office:value="0.170691">
            <text:p>0,170691</text:p>
          </table:table-cell>
          <table:table-cell office:value-type="float" office:value="0.160404">
            <text:p>0,160404</text:p>
          </table:table-cell>
          <table:table-cell office:value-type="float" office:value="0.17412">
            <text:p>0,17412</text:p>
          </table:table-cell>
          <table:table-cell office:value-type="float" office:value="0.15507">
            <text:p>0,15507</text:p>
          </table:table-cell>
          <table:table-cell office:value-type="float" office:value="0.160023">
            <text:p>0,160023</text:p>
          </table:table-cell>
          <table:table-cell office:value-type="float" office:value="0.164214">
            <text:p>0,164214</text:p>
          </table:table-cell>
          <table:table-cell office:value-type="float" office:value="0.148212">
            <text:p>0,148212</text:p>
          </table:table-cell>
          <table:table-cell office:value-type="float" office:value="0.155451">
            <text:p>0,155451</text:p>
          </table:table-cell>
          <table:table-cell office:value-type="float" office:value="0.171453">
            <text:p>0,171453</text:p>
          </table:table-cell>
          <table:table-cell office:value-type="float" office:value="0.174501">
            <text:p>0,174501</text:p>
          </table:table-cell>
          <table:table-cell office:value-type="float" office:value="0.177168">
            <text:p>0,177168</text:p>
          </table:table-cell>
          <table:table-cell office:value-type="float" office:value="0.161928">
            <text:p>0,161928</text:p>
          </table:table-cell>
          <table:table-cell office:value-type="float" office:value="0.166119">
            <text:p>0,166119</text:p>
          </table:table-cell>
          <table:table-cell office:value-type="float" office:value="0.160404">
            <text:p>0,160404</text:p>
          </table:table-cell>
          <table:table-cell office:value-type="float" office:value="0.177549">
            <text:p>0,177549</text:p>
          </table:table-cell>
          <table:table-cell office:value-type="float" office:value="0.167262">
            <text:p>0,167262</text:p>
          </table:table-cell>
          <table:table-cell office:value-type="float" office:value="0.173739">
            <text:p>0,173739</text:p>
          </table:table-cell>
          <table:table-cell office:value-type="float" office:value="0.176406">
            <text:p>0,176406</text:p>
          </table:table-cell>
          <table:table-cell office:value-type="float" office:value="0.180216">
            <text:p>0,180216</text:p>
          </table:table-cell>
          <table:table-cell office:value-type="float" office:value="0.161928">
            <text:p>0,161928</text:p>
          </table:table-cell>
          <table:table-cell office:value-type="float" office:value="0.17412">
            <text:p>0,17412</text:p>
          </table:table-cell>
          <table:table-cell office:value-type="float" office:value="0.157356">
            <text:p>0,157356</text:p>
          </table:table-cell>
          <table:table-cell office:value-type="float" office:value="0.167262">
            <text:p>0,167262</text:p>
          </table:table-cell>
          <table:table-cell office:value-type="float" office:value="0.177168">
            <text:p>0,177168</text:p>
          </table:table-cell>
          <table:table-cell office:value-type="float" office:value="0.15126">
            <text:p>0,15126</text:p>
          </table:table-cell>
          <table:table-cell office:value-type="float" office:value="0.165357">
            <text:p>0,165357</text:p>
          </table:table-cell>
          <table:table-cell office:value-type="float" office:value="0.169548">
            <text:p>0,169548</text:p>
          </table:table-cell>
          <table:table-cell office:value-type="float" office:value="0.168405">
            <text:p>0,168405</text:p>
          </table:table-cell>
          <table:table-cell office:value-type="float" office:value="0.160404">
            <text:p>0,160404</text:p>
          </table:table-cell>
          <table:table-cell office:value-type="float" office:value="0.161928">
            <text:p>0,161928</text:p>
          </table:table-cell>
          <table:table-cell office:value-type="float" office:value="0.176406">
            <text:p>0,176406</text:p>
          </table:table-cell>
          <table:table-cell office:value-type="float" office:value="0.158118">
            <text:p>0,158118</text:p>
          </table:table-cell>
          <table:table-cell office:value-type="float" office:value="0.168024">
            <text:p>0,168024</text:p>
          </table:table-cell>
          <table:table-cell office:value-type="float" office:value="0.160404">
            <text:p>0,160404</text:p>
          </table:table-cell>
          <table:table-cell office:value-type="float" office:value="0.158499">
            <text:p>0,158499</text:p>
          </table:table-cell>
          <table:table-cell office:value-type="float" office:value="0.163452">
            <text:p>0,163452</text:p>
          </table:table-cell>
          <table:table-cell office:value-type="float" office:value="0.172977">
            <text:p>0,172977</text:p>
          </table:table-cell>
          <table:table-cell office:value-type="float" office:value="0.155451">
            <text:p>0,155451</text:p>
          </table:table-cell>
          <table:table-cell office:value-type="float" office:value="0.165738">
            <text:p>0,165738</text:p>
          </table:table-cell>
          <table:table-cell office:value-type="float" office:value="0.168786">
            <text:p>0,168786</text:p>
          </table:table-cell>
          <table:table-cell office:value-type="float" office:value="0.165738">
            <text:p>0,165738</text:p>
          </table:table-cell>
          <table:table-cell office:value-type="float" office:value="0.164976">
            <text:p>0,164976</text:p>
          </table:table-cell>
          <table:table-cell office:value-type="float" office:value="0.172596">
            <text:p>0,172596</text:p>
          </table:table-cell>
          <table:table-cell office:value-type="float" office:value="0.17412">
            <text:p>0,17412</text:p>
          </table:table-cell>
          <table:table-cell office:value-type="float" office:value="0.180216">
            <text:p>0,180216</text:p>
          </table:table-cell>
          <table:table-cell office:value-type="float" office:value="0.171834">
            <text:p>0,171834</text:p>
          </table:table-cell>
          <table:table-cell office:value-type="float" office:value="0.169929">
            <text:p>0,169929</text:p>
          </table:table-cell>
          <table:table-cell office:value-type="float" office:value="0.172596">
            <text:p>0,172596</text:p>
          </table:table-cell>
          <table:table-cell office:value-type="float" office:value="0.174882">
            <text:p>0,174882</text:p>
          </table:table-cell>
          <table:table-cell office:value-type="float" office:value="0.164595">
            <text:p>0,164595</text:p>
          </table:table-cell>
          <table:table-cell office:value-type="float" office:value="0.169929">
            <text:p>0,169929</text:p>
          </table:table-cell>
          <table:table-cell office:value-type="float" office:value="0.164214">
            <text:p>0,164214</text:p>
          </table:table-cell>
          <table:table-cell office:value-type="float" office:value="0.174501">
            <text:p>0,174501</text:p>
          </table:table-cell>
          <table:table-cell office:value-type="float" office:value="0.180978">
            <text:p>0,180978</text:p>
          </table:table-cell>
          <table:table-cell office:value-type="float" office:value="0.16269">
            <text:p>0,16269</text:p>
          </table:table-cell>
          <table:table-cell office:value-type="float" office:value="0.167262">
            <text:p>0,167262</text:p>
          </table:table-cell>
          <table:table-cell office:value-type="float" office:value="0.163452">
            <text:p>0,163452</text:p>
          </table:table-cell>
          <table:table-cell office:value-type="float" office:value="0.172596">
            <text:p>0,172596</text:p>
          </table:table-cell>
          <table:table-cell office:value-type="float" office:value="0.172977">
            <text:p>0,172977</text:p>
          </table:table-cell>
          <table:table-cell office:value-type="float" office:value="0.176025">
            <text:p>0,176025</text:p>
          </table:table-cell>
          <table:table-cell office:value-type="float" office:value="0.169929">
            <text:p>0,169929</text:p>
          </table:table-cell>
          <table:table-cell office:value-type="float" office:value="0.155832">
            <text:p>0,155832</text:p>
          </table:table-cell>
          <table:table-cell office:value-type="float" office:value="0.163071">
            <text:p>0,163071</text:p>
          </table:table-cell>
          <table:table-cell office:value-type="float" office:value="0.156975">
            <text:p>0,156975</text:p>
          </table:table-cell>
          <table:table-cell table:number-columns-repeated="2" office:value-type="float" office:value="0.165357">
            <text:p>0,165357</text:p>
          </table:table-cell>
          <table:table-cell office:value-type="float" office:value="0.161166">
            <text:p>0,161166</text:p>
          </table:table-cell>
          <table:table-cell office:value-type="float" office:value="0.164976">
            <text:p>0,164976</text:p>
          </table:table-cell>
          <table:table-cell office:value-type="float" office:value="0.177168">
            <text:p>0,177168</text:p>
          </table:table-cell>
          <table:table-cell office:value-type="float" office:value="0.167643">
            <text:p>0,167643</text:p>
          </table:table-cell>
          <table:table-cell office:value-type="float" office:value="0.177168">
            <text:p>0,177168</text:p>
          </table:table-cell>
          <table:table-cell office:value-type="float" office:value="0.172596">
            <text:p>0,172596</text:p>
          </table:table-cell>
          <table:table-cell office:value-type="float" office:value="0.17793">
            <text:p>0,17793</text:p>
          </table:table-cell>
          <table:table-cell office:value-type="float" office:value="0.172977">
            <text:p>0,172977</text:p>
          </table:table-cell>
          <table:table-cell office:value-type="float" office:value="0.167262">
            <text:p>0,167262</text:p>
          </table:table-cell>
          <table:table-cell office:value-type="float" office:value="0.164214">
            <text:p>0,164214</text:p>
          </table:table-cell>
          <table:table-cell office:value-type="float" office:value="0.166119">
            <text:p>0,166119</text:p>
          </table:table-cell>
          <table:table-cell office:value-type="float" office:value="0.174501">
            <text:p>0,174501</text:p>
          </table:table-cell>
          <table:table-cell office:value-type="float" office:value="0.165357">
            <text:p>0,165357</text:p>
          </table:table-cell>
          <table:table-cell office:value-type="float" office:value="0.161928">
            <text:p>0,161928</text:p>
          </table:table-cell>
          <table:table-cell office:value-type="float" office:value="0.166119">
            <text:p>0,166119</text:p>
          </table:table-cell>
          <table:table-cell office:value-type="float" office:value="0.159642">
            <text:p>0,159642</text:p>
          </table:table-cell>
          <table:table-cell office:value-type="float" office:value="0.167262">
            <text:p>0,167262</text:p>
          </table:table-cell>
          <table:table-cell office:value-type="float" office:value="0.180216">
            <text:p>0,180216</text:p>
          </table:table-cell>
          <table:table-cell office:value-type="float" office:value="0.174882">
            <text:p>0,174882</text:p>
          </table:table-cell>
          <table:table-cell office:value-type="float" office:value="0.165738">
            <text:p>0,165738</text:p>
          </table:table-cell>
          <table:table-cell office:value-type="float" office:value="0.188217">
            <text:p>0,188217</text:p>
          </table:table-cell>
          <table:table-cell office:value-type="float" office:value="0.176406">
            <text:p>0,176406</text:p>
          </table:table-cell>
          <table:table-cell office:value-type="float" office:value="0.180216">
            <text:p>0,180216</text:p>
          </table:table-cell>
          <table:table-cell office:value-type="float" office:value="0.168786">
            <text:p>0,168786</text:p>
          </table:table-cell>
          <table:table-cell office:value-type="float" office:value="0.184026">
            <text:p>0,184026</text:p>
          </table:table-cell>
          <table:table-cell office:value-type="float" office:value="0.179835">
            <text:p>0,179835</text:p>
          </table:table-cell>
          <table:table-cell office:value-type="float" office:value="0.174882">
            <text:p>0,174882</text:p>
          </table:table-cell>
          <table:table-cell table:number-columns-repeated="2" office:value-type="float" office:value="0.169929">
            <text:p>0,169929</text:p>
          </table:table-cell>
          <table:table-cell office:value-type="float" office:value="0.164976">
            <text:p>0,164976</text:p>
          </table:table-cell>
          <table:table-cell office:value-type="float" office:value="0.166119">
            <text:p>0,166119</text:p>
          </table:table-cell>
          <table:table-cell office:value-type="float" office:value="0.162309">
            <text:p>0,162309</text:p>
          </table:table-cell>
          <table:table-cell office:value-type="float" office:value="0.168024">
            <text:p>0,168024</text:p>
          </table:table-cell>
          <table:table-cell office:value-type="float" office:value="0.165738">
            <text:p>0,165738</text:p>
          </table:table-cell>
          <table:table-cell office:value-type="float" office:value="0.174501">
            <text:p>0,174501</text:p>
          </table:table-cell>
          <table:table-cell office:value-type="float" office:value="0.176025">
            <text:p>0,176025</text:p>
          </table:table-cell>
          <table:table-cell office:value-type="float" office:value="0.166881">
            <text:p>0,166881</text:p>
          </table:table-cell>
          <table:table-cell office:value-type="float" office:value="0.177168">
            <text:p>0,177168</text:p>
          </table:table-cell>
          <table:table-cell office:value-type="float" office:value="0.164595">
            <text:p>0,164595</text:p>
          </table:table-cell>
          <table:table-cell office:value-type="float" office:value="0.15888">
            <text:p>0,15888</text:p>
          </table:table-cell>
          <table:table-cell office:value-type="float" office:value="0.180597">
            <text:p>0,180597</text:p>
          </table:table-cell>
          <table:table-cell office:value-type="float" office:value="0.164976">
            <text:p>0,164976</text:p>
          </table:table-cell>
          <table:table-cell office:value-type="float" office:value="0.148593">
            <text:p>0,148593</text:p>
          </table:table-cell>
          <table:table-cell office:value-type="float" office:value="0.166881">
            <text:p>0,166881</text:p>
          </table:table-cell>
          <table:table-cell office:value-type="float" office:value="0.171453">
            <text:p>0,171453</text:p>
          </table:table-cell>
          <table:table-cell office:value-type="float" office:value="0.17793">
            <text:p>0,17793</text:p>
          </table:table-cell>
          <table:table-cell office:value-type="float" office:value="0.172215">
            <text:p>0,172215</text:p>
          </table:table-cell>
          <table:table-cell office:value-type="float" office:value="0.156213">
            <text:p>0,156213</text:p>
          </table:table-cell>
          <table:table-cell office:value-type="float" office:value="0.153927">
            <text:p>0,153927</text:p>
          </table:table-cell>
          <table:table-cell office:value-type="float" office:value="0.171834">
            <text:p>0,171834</text:p>
          </table:table-cell>
          <table:table-cell office:value-type="float" office:value="0.167262">
            <text:p>0,167262</text:p>
          </table:table-cell>
          <table:table-cell office:value-type="float" office:value="0.160785">
            <text:p>0,160785</text:p>
          </table:table-cell>
          <table:table-cell office:value-type="float" office:value="0.1665">
            <text:p>0,1665</text:p>
          </table:table-cell>
          <table:table-cell office:value-type="float" office:value="0.157356">
            <text:p>0,157356</text:p>
          </table:table-cell>
          <table:table-cell office:value-type="float" office:value="0.169929">
            <text:p>0,169929</text:p>
          </table:table-cell>
          <table:table-cell office:value-type="float" office:value="0.167262">
            <text:p>0,167262</text:p>
          </table:table-cell>
          <table:table-cell office:value-type="float" office:value="0.166119">
            <text:p>0,166119</text:p>
          </table:table-cell>
          <table:table-cell office:value-type="float" office:value="0.177168">
            <text:p>0,177168</text:p>
          </table:table-cell>
          <table:table-cell office:value-type="float" office:value="0.179073">
            <text:p>0,179073</text:p>
          </table:table-cell>
          <table:table-cell office:value-type="float" office:value="0.158499">
            <text:p>0,158499</text:p>
          </table:table-cell>
          <table:table-cell office:value-type="float" office:value="0.1665">
            <text:p>0,1665</text:p>
          </table:table-cell>
          <table:table-cell office:value-type="float" office:value="0.168786">
            <text:p>0,168786</text:p>
          </table:table-cell>
          <table:table-cell office:value-type="float" office:value="0.159642">
            <text:p>0,159642</text:p>
          </table:table-cell>
          <table:table-cell office:value-type="float" office:value="0.171453">
            <text:p>0,171453</text:p>
          </table:table-cell>
          <table:table-cell table:number-columns-repeated="2" office:value-type="float" office:value="0.170691">
            <text:p>0,170691</text:p>
          </table:table-cell>
          <table:table-cell office:value-type="float" office:value="0.166119">
            <text:p>0,166119</text:p>
          </table:table-cell>
          <table:table-cell office:value-type="float" office:value="0.172215">
            <text:p>0,172215</text:p>
          </table:table-cell>
          <table:table-cell office:value-type="float" office:value="0.157356">
            <text:p>0,157356</text:p>
          </table:table-cell>
          <table:table-cell office:value-type="float" office:value="0.18555">
            <text:p>0,18555</text:p>
          </table:table-cell>
          <table:table-cell office:value-type="float" office:value="0.182883">
            <text:p>0,182883</text:p>
          </table:table-cell>
          <table:table-cell office:value-type="float" office:value="0.157356">
            <text:p>0,157356</text:p>
          </table:table-cell>
          <table:table-cell office:value-type="float" office:value="0.168024">
            <text:p>0,168024</text:p>
          </table:table-cell>
          <table:table-cell office:value-type="float" office:value="0.153165">
            <text:p>0,153165</text:p>
          </table:table-cell>
          <table:table-cell office:value-type="float" office:value="0.15888">
            <text:p>0,15888</text:p>
          </table:table-cell>
          <table:table-cell office:value-type="float" office:value="0.166119">
            <text:p>0,166119</text:p>
          </table:table-cell>
          <table:table-cell office:value-type="float" office:value="0.171834">
            <text:p>0,171834</text:p>
          </table:table-cell>
          <table:table-cell office:value-type="float" office:value="0.181359">
            <text:p>0,181359</text:p>
          </table:table-cell>
          <table:table-cell office:value-type="float" office:value="0.178311">
            <text:p>0,178311</text:p>
          </table:table-cell>
          <table:table-cell office:value-type="float" office:value="0.182121">
            <text:p>0,182121</text:p>
          </table:table-cell>
          <table:table-cell office:value-type="float" office:value="0.163452">
            <text:p>0,163452</text:p>
          </table:table-cell>
          <table:table-cell office:value-type="float" office:value="0.176025">
            <text:p>0,176025</text:p>
          </table:table-cell>
          <table:table-cell office:value-type="float" office:value="0.173739">
            <text:p>0,173739</text:p>
          </table:table-cell>
          <table:table-cell office:value-type="float" office:value="0.168405">
            <text:p>0,168405</text:p>
          </table:table-cell>
          <table:table-cell office:value-type="float" office:value="0.172596">
            <text:p>0,172596</text:p>
          </table:table-cell>
          <table:table-cell office:value-type="float" office:value="0.171072">
            <text:p>0,171072</text:p>
          </table:table-cell>
          <table:table-cell office:value-type="float" office:value="0.159642">
            <text:p>0,159642</text:p>
          </table:table-cell>
          <table:table-cell office:value-type="float" office:value="0.166119">
            <text:p>0,166119</text:p>
          </table:table-cell>
          <table:table-cell office:value-type="float" office:value="0.169548">
            <text:p>0,169548</text:p>
          </table:table-cell>
          <table:table-cell office:value-type="float" office:value="0.183645">
            <text:p>0,183645</text:p>
          </table:table-cell>
          <table:table-cell office:value-type="float" office:value="0.179073">
            <text:p>0,179073</text:p>
          </table:table-cell>
          <table:table-cell office:value-type="float" office:value="0.176787">
            <text:p>0,176787</text:p>
          </table:table-cell>
          <table:table-cell office:value-type="float" office:value="0.169167">
            <text:p>0,169167</text:p>
          </table:table-cell>
          <table:table-cell office:value-type="float" office:value="0.165738">
            <text:p>0,165738</text:p>
          </table:table-cell>
          <table:table-cell office:value-type="float" office:value="0.178692">
            <text:p>0,178692</text:p>
          </table:table-cell>
          <table:table-cell office:value-type="float" office:value="0.17031">
            <text:p>0,17031</text:p>
          </table:table-cell>
          <table:table-cell office:value-type="float" office:value="0.169548">
            <text:p>0,169548</text:p>
          </table:table-cell>
          <table:table-cell office:value-type="float" office:value="0.161928">
            <text:p>0,161928</text:p>
          </table:table-cell>
          <table:table-cell office:value-type="float" office:value="0.162309">
            <text:p>0,162309</text:p>
          </table:table-cell>
          <table:table-cell office:value-type="float" office:value="0.17031">
            <text:p>0,17031</text:p>
          </table:table-cell>
          <table:table-cell office:value-type="float" office:value="0.16269">
            <text:p>0,16269</text:p>
          </table:table-cell>
          <table:table-cell office:value-type="float" office:value="0.15888">
            <text:p>0,15888</text:p>
          </table:table-cell>
          <table:table-cell office:value-type="float" office:value="0.166881">
            <text:p>0,166881</text:p>
          </table:table-cell>
          <table:table-cell office:value-type="float" office:value="0.160785">
            <text:p>0,160785</text:p>
          </table:table-cell>
          <table:table-cell office:value-type="float" office:value="0.168405">
            <text:p>0,168405</text:p>
          </table:table-cell>
          <table:table-cell office:value-type="float" office:value="0.17793">
            <text:p>0,17793</text:p>
          </table:table-cell>
          <table:table-cell office:value-type="float" office:value="0.1665">
            <text:p>0,1665</text:p>
          </table:table-cell>
          <table:table-cell office:value-type="float" office:value="0.167262">
            <text:p>0,167262</text:p>
          </table:table-cell>
          <table:table-cell office:value-type="float" office:value="0.172215">
            <text:p>0,172215</text:p>
          </table:table-cell>
          <table:table-cell office:value-type="float" office:value="0.15888">
            <text:p>0,15888</text:p>
          </table:table-cell>
          <table:table-cell office:value-type="float" office:value="0.163833">
            <text:p>0,163833</text:p>
          </table:table-cell>
          <table:table-cell office:value-type="float" office:value="0.164214">
            <text:p>0,164214</text:p>
          </table:table-cell>
          <table:table-cell office:value-type="float" office:value="0.177168">
            <text:p>0,177168</text:p>
          </table:table-cell>
          <table:table-cell office:value-type="float" office:value="0.172215">
            <text:p>0,172215</text:p>
          </table:table-cell>
          <table:table-cell office:value-type="float" office:value="0.175263">
            <text:p>0,175263</text:p>
          </table:table-cell>
          <table:table-cell office:value-type="float" office:value="0.179454">
            <text:p>0,179454</text:p>
          </table:table-cell>
          <table:table-cell office:value-type="float" office:value="0.161166">
            <text:p>0,161166</text:p>
          </table:table-cell>
          <table:table-cell office:value-type="float" office:value="0.168405">
            <text:p>0,168405</text:p>
          </table:table-cell>
          <table:table-cell office:value-type="float" office:value="0.160023">
            <text:p>0,160023</text:p>
          </table:table-cell>
          <table:table-cell office:value-type="float" office:value="0.171072">
            <text:p>0,171072</text:p>
          </table:table-cell>
          <table:table-cell office:value-type="float" office:value="0.176025">
            <text:p>0,176025</text:p>
          </table:table-cell>
          <table:table-cell office:value-type="float" office:value="0.172215">
            <text:p>0,172215</text:p>
          </table:table-cell>
          <table:table-cell office:value-type="float" office:value="0.169167">
            <text:p>0,169167</text:p>
          </table:table-cell>
          <table:table-cell office:value-type="float" office:value="0.160404">
            <text:p>0,160404</text:p>
          </table:table-cell>
          <table:table-cell office:value-type="float" office:value="0.169548">
            <text:p>0,169548</text:p>
          </table:table-cell>
          <table:table-cell office:value-type="float" office:value="0.160023">
            <text:p>0,160023</text:p>
          </table:table-cell>
          <table:table-cell office:value-type="float" office:value="0.163452">
            <text:p>0,163452</text:p>
          </table:table-cell>
          <table:table-cell office:value-type="float" office:value="0.174501">
            <text:p>0,174501</text:p>
          </table:table-cell>
          <table:table-cell office:value-type="float" office:value="0.164595">
            <text:p>0,164595</text:p>
          </table:table-cell>
          <table:table-cell office:value-type="float" office:value="0.166881">
            <text:p>0,166881</text:p>
          </table:table-cell>
          <table:table-cell office:value-type="float" office:value="0.164595">
            <text:p>0,164595</text:p>
          </table:table-cell>
          <table:table-cell office:value-type="float" office:value="0.168024">
            <text:p>0,168024</text:p>
          </table:table-cell>
          <table:table-cell office:value-type="float" office:value="0.163833">
            <text:p>0,163833</text:p>
          </table:table-cell>
          <table:table-cell office:value-type="float" office:value="0.164595">
            <text:p>0,164595</text:p>
          </table:table-cell>
          <table:table-cell office:value-type="float" office:value="0.163071">
            <text:p>0,163071</text:p>
          </table:table-cell>
          <table:table-cell office:value-type="float" office:value="0.171453">
            <text:p>0,171453</text:p>
          </table:table-cell>
          <table:table-cell office:value-type="float" office:value="0.158118">
            <text:p>0,158118</text:p>
          </table:table-cell>
          <table:table-cell office:value-type="float" office:value="0.172596">
            <text:p>0,172596</text:p>
          </table:table-cell>
          <table:table-cell office:value-type="float" office:value="0.15507">
            <text:p>0,15507</text:p>
          </table:table-cell>
          <table:table-cell office:value-type="float" office:value="0.1665">
            <text:p>0,1665</text:p>
          </table:table-cell>
          <table:table-cell office:value-type="float" office:value="0.178692">
            <text:p>0,178692</text:p>
          </table:table-cell>
          <table:table-cell office:value-type="float" office:value="0.172215">
            <text:p>0,172215</text:p>
          </table:table-cell>
          <table:table-cell office:value-type="float" office:value="0.177549">
            <text:p>0,177549</text:p>
          </table:table-cell>
          <table:table-cell office:value-type="float" office:value="0.174882">
            <text:p>0,174882</text:p>
          </table:table-cell>
          <table:table-cell office:value-type="float" office:value="0.17412">
            <text:p>0,17412</text:p>
          </table:table-cell>
          <table:table-cell office:value-type="float" office:value="0.171072">
            <text:p>0,171072</text:p>
          </table:table-cell>
          <table:table-cell office:value-type="float" office:value="0.172215">
            <text:p>0,172215</text:p>
          </table:table-cell>
          <table:table-cell office:value-type="float" office:value="0.1665">
            <text:p>0,1665</text:p>
          </table:table-cell>
          <table:table-cell office:value-type="float" office:value="0.163071">
            <text:p>0,163071</text:p>
          </table:table-cell>
          <table:table-cell office:value-type="float" office:value="0.158499">
            <text:p>0,158499</text:p>
          </table:table-cell>
          <table:table-cell office:value-type="float" office:value="0.169167">
            <text:p>0,169167</text:p>
          </table:table-cell>
          <table:table-cell office:value-type="float" office:value="0.164595">
            <text:p>0,164595</text:p>
          </table:table-cell>
          <table:table-cell office:value-type="float" office:value="0.163833">
            <text:p>0,163833</text:p>
          </table:table-cell>
          <table:table-cell office:value-type="float" office:value="0.175644">
            <text:p>0,175644</text:p>
          </table:table-cell>
          <table:table-cell office:value-type="float" office:value="0.171453">
            <text:p>0,171453</text:p>
          </table:table-cell>
          <table:table-cell office:value-type="float" office:value="0.160023">
            <text:p>0,160023</text:p>
          </table:table-cell>
          <table:table-cell office:value-type="float" office:value="0.165738">
            <text:p>0,165738</text:p>
          </table:table-cell>
          <table:table-cell office:value-type="float" office:value="0.167643">
            <text:p>0,167643</text:p>
          </table:table-cell>
          <table:table-cell office:value-type="float" office:value="0.172596">
            <text:p>0,172596</text:p>
          </table:table-cell>
          <table:table-cell office:value-type="float" office:value="0.176406">
            <text:p>0,176406</text:p>
          </table:table-cell>
          <table:table-cell office:value-type="float" office:value="0.174501">
            <text:p>0,174501</text:p>
          </table:table-cell>
          <table:table-cell office:value-type="float" office:value="0.172596">
            <text:p>0,172596</text:p>
          </table:table-cell>
          <table:table-cell office:value-type="float" office:value="0.183645">
            <text:p>0,183645</text:p>
          </table:table-cell>
          <table:table-cell table:number-columns-repeated="2" office:value-type="float" office:value="0.168024">
            <text:p>0,168024</text:p>
          </table:table-cell>
          <table:table-cell office:value-type="float" office:value="0.166119">
            <text:p>0,166119</text:p>
          </table:table-cell>
          <table:table-cell office:value-type="float" office:value="0.169548">
            <text:p>0,169548</text:p>
          </table:table-cell>
          <table:table-cell office:value-type="float" office:value="0.169929">
            <text:p>0,169929</text:p>
          </table:table-cell>
          <table:table-cell office:value-type="float" office:value="0.174501">
            <text:p>0,174501</text:p>
          </table:table-cell>
          <table:table-cell office:value-type="float" office:value="0.175644">
            <text:p>0,175644</text:p>
          </table:table-cell>
          <table:table-cell office:value-type="float" office:value="0.187455">
            <text:p>0,187455</text:p>
          </table:table-cell>
          <table:table-cell office:value-type="float" office:value="0.172977">
            <text:p>0,172977</text:p>
          </table:table-cell>
          <table:table-cell office:value-type="float" office:value="0.17031">
            <text:p>0,17031</text:p>
          </table:table-cell>
          <table:table-cell office:value-type="float" office:value="0.171834">
            <text:p>0,171834</text:p>
          </table:table-cell>
          <table:table-cell office:value-type="float" office:value="0.168405">
            <text:p>0,168405</text:p>
          </table:table-cell>
          <table:table-cell office:value-type="float" office:value="0.176025">
            <text:p>0,176025</text:p>
          </table:table-cell>
          <table:table-cell office:value-type="float" office:value="0.157356">
            <text:p>0,157356</text:p>
          </table:table-cell>
          <table:table-cell office:value-type="float" office:value="0.160404">
            <text:p>0,160404</text:p>
          </table:table-cell>
          <table:table-cell office:value-type="float" office:value="0.179073">
            <text:p>0,179073</text:p>
          </table:table-cell>
          <table:table-cell office:value-type="float" office:value="0.17793">
            <text:p>0,17793</text:p>
          </table:table-cell>
          <table:table-cell office:value-type="float" office:value="0.172215">
            <text:p>0,172215</text:p>
          </table:table-cell>
          <table:table-cell office:value-type="float" office:value="0.171072">
            <text:p>0,171072</text:p>
          </table:table-cell>
          <table:table-cell office:value-type="float" office:value="0.17031">
            <text:p>0,17031</text:p>
          </table:table-cell>
          <table:table-cell office:value-type="float" office:value="0.171453">
            <text:p>0,171453</text:p>
          </table:table-cell>
          <table:table-cell office:value-type="float" office:value="0.153165">
            <text:p>0,153165</text:p>
          </table:table-cell>
          <table:table-cell office:value-type="float" office:value="0.170691">
            <text:p>0,170691</text:p>
          </table:table-cell>
          <table:table-cell office:value-type="float" office:value="0.172215">
            <text:p>0,172215</text:p>
          </table:table-cell>
          <table:table-cell office:value-type="float" office:value="0.158118">
            <text:p>0,158118</text:p>
          </table:table-cell>
          <table:table-cell office:value-type="float" office:value="0.176787">
            <text:p>0,176787</text:p>
          </table:table-cell>
          <table:table-cell office:value-type="float" office:value="0.177549">
            <text:p>0,177549</text:p>
          </table:table-cell>
          <table:table-cell office:value-type="float" office:value="0.173358">
            <text:p>0,173358</text:p>
          </table:table-cell>
          <table:table-cell office:value-type="float" office:value="0.172977">
            <text:p>0,172977</text:p>
          </table:table-cell>
          <table:table-cell office:value-type="float" office:value="0.174501">
            <text:p>0,174501</text:p>
          </table:table-cell>
          <table:table-cell office:value-type="float" office:value="0.176787">
            <text:p>0,176787</text:p>
          </table:table-cell>
          <table:table-cell office:value-type="float" office:value="0.172596">
            <text:p>0,172596</text:p>
          </table:table-cell>
          <table:table-cell office:value-type="float" office:value="0.174882">
            <text:p>0,174882</text:p>
          </table:table-cell>
          <table:table-cell office:value-type="float" office:value="0.173739">
            <text:p>0,173739</text:p>
          </table:table-cell>
          <table:table-cell office:value-type="float" office:value="0.162309">
            <text:p>0,162309</text:p>
          </table:table-cell>
          <table:table-cell office:value-type="float" office:value="0.168405">
            <text:p>0,168405</text:p>
          </table:table-cell>
          <table:table-cell office:value-type="float" office:value="0.155451">
            <text:p>0,155451</text:p>
          </table:table-cell>
          <table:table-cell office:value-type="float" office:value="0.174882">
            <text:p>0,174882</text:p>
          </table:table-cell>
          <table:table-cell office:value-type="float" office:value="0.161547">
            <text:p>0,161547</text:p>
          </table:table-cell>
          <table:table-cell office:value-type="float" office:value="0.170691">
            <text:p>0,170691</text:p>
          </table:table-cell>
          <table:table-cell office:value-type="float" office:value="0.1665">
            <text:p>0,1665</text:p>
          </table:table-cell>
          <table:table-cell office:value-type="float" office:value="0.156213">
            <text:p>0,156213</text:p>
          </table:table-cell>
          <table:table-cell office:value-type="float" office:value="0.169548">
            <text:p>0,169548</text:p>
          </table:table-cell>
          <table:table-cell office:value-type="float" office:value="0.179454">
            <text:p>0,179454</text:p>
          </table:table-cell>
          <table:table-cell office:value-type="float" office:value="0.166119">
            <text:p>0,166119</text:p>
          </table:table-cell>
          <table:table-cell office:value-type="float" office:value="0.166881">
            <text:p>0,166881</text:p>
          </table:table-cell>
          <table:table-cell office:value-type="float" office:value="0.165357">
            <text:p>0,165357</text:p>
          </table:table-cell>
          <table:table-cell office:value-type="float" office:value="0.179454">
            <text:p>0,179454</text:p>
          </table:table-cell>
          <table:table-cell office:value-type="float" office:value="0.164595">
            <text:p>0,164595</text:p>
          </table:table-cell>
          <table:table-cell office:value-type="float" office:value="0.17031">
            <text:p>0,17031</text:p>
          </table:table-cell>
          <table:table-cell office:value-type="float" office:value="0.165738">
            <text:p>0,165738</text:p>
          </table:table-cell>
          <table:table-cell office:value-type="float" office:value="0.166881">
            <text:p>0,166881</text:p>
          </table:table-cell>
          <table:table-cell office:value-type="float" office:value="0.164976">
            <text:p>0,164976</text:p>
          </table:table-cell>
          <table:table-cell office:value-type="float" office:value="0.1665">
            <text:p>0,1665</text:p>
          </table:table-cell>
          <table:table-cell office:value-type="float" office:value="0.155832">
            <text:p>0,155832</text:p>
          </table:table-cell>
          <table:table-cell office:value-type="float" office:value="0.160785">
            <text:p>0,160785</text:p>
          </table:table-cell>
        </table:table-row>
        <table:table-row table:style-name="ro1">
          <table:table-cell table:number-columns-repeated="4"/>
          <table:table-cell office:value-type="string">
            <text:p>Verifying Set Error</text:p>
          </table:table-cell>
          <table:table-cell office:value-type="float" office:value="0.165333">
            <text:p>0,165333</text:p>
          </table:table-cell>
          <table:table-cell office:value-type="float" office:value="0.151111">
            <text:p>0,151111</text:p>
          </table:table-cell>
          <table:table-cell office:value-type="float" office:value="0.158222">
            <text:p>0,158222</text:p>
          </table:table-cell>
          <table:table-cell office:value-type="float" office:value="0.165333">
            <text:p>0,165333</text:p>
          </table:table-cell>
          <table:table-cell office:value-type="float" office:value="0.170667">
            <text:p>0,170667</text:p>
          </table:table-cell>
          <table:table-cell office:value-type="float" office:value="0.177778">
            <text:p>0,177778</text:p>
          </table:table-cell>
          <table:table-cell office:value-type="float" office:value="0.140444">
            <text:p>0,140444</text:p>
          </table:table-cell>
          <table:table-cell office:value-type="float" office:value="0.159111">
            <text:p>0,159111</text:p>
          </table:table-cell>
          <table:table-cell office:value-type="float" office:value="0.158222">
            <text:p>0,158222</text:p>
          </table:table-cell>
          <table:table-cell office:value-type="float" office:value="0.182222">
            <text:p>0,182222</text:p>
          </table:table-cell>
          <table:table-cell office:value-type="float" office:value="0.190222">
            <text:p>0,190222</text:p>
          </table:table-cell>
          <table:table-cell office:value-type="float" office:value="0.146667">
            <text:p>0,146667</text:p>
          </table:table-cell>
          <table:table-cell office:value-type="float" office:value="0.181333">
            <text:p>0,181333</text:p>
          </table:table-cell>
          <table:table-cell office:value-type="float" office:value="0.156444">
            <text:p>0,156444</text:p>
          </table:table-cell>
          <table:table-cell office:value-type="float" office:value="0.176">
            <text:p>0,176</text:p>
          </table:table-cell>
          <table:table-cell office:value-type="float" office:value="0.172444">
            <text:p>0,172444</text:p>
          </table:table-cell>
          <table:table-cell office:value-type="float" office:value="0.188444">
            <text:p>0,188444</text:p>
          </table:table-cell>
          <table:table-cell office:value-type="float" office:value="0.168">
            <text:p>0,168</text:p>
          </table:table-cell>
          <table:table-cell office:value-type="float" office:value="0.165333">
            <text:p>0,165333</text:p>
          </table:table-cell>
          <table:table-cell office:value-type="float" office:value="0.158222">
            <text:p>0,158222</text:p>
          </table:table-cell>
          <table:table-cell office:value-type="float" office:value="0.154667">
            <text:p>0,154667</text:p>
          </table:table-cell>
          <table:table-cell office:value-type="float" office:value="0.160889">
            <text:p>0,160889</text:p>
          </table:table-cell>
          <table:table-cell office:value-type="float" office:value="0.165333">
            <text:p>0,165333</text:p>
          </table:table-cell>
          <table:table-cell table:number-columns-repeated="4" office:value-type="float" office:value="0.168889">
            <text:p>0,168889</text:p>
          </table:table-cell>
          <table:table-cell office:value-type="float" office:value="0.167111">
            <text:p>0,167111</text:p>
          </table:table-cell>
          <table:table-cell office:value-type="float" office:value="0.176">
            <text:p>0,176</text:p>
          </table:table-cell>
          <table:table-cell office:value-type="float" office:value="0.166222">
            <text:p>0,166222</text:p>
          </table:table-cell>
          <table:table-cell office:value-type="float" office:value="0.153778">
            <text:p>0,153778</text:p>
          </table:table-cell>
          <table:table-cell office:value-type="float" office:value="0.164444">
            <text:p>0,164444</text:p>
          </table:table-cell>
          <table:table-cell office:value-type="float" office:value="0.146667">
            <text:p>0,146667</text:p>
          </table:table-cell>
          <table:table-cell office:value-type="float" office:value="0.162667">
            <text:p>0,162667</text:p>
          </table:table-cell>
          <table:table-cell office:value-type="float" office:value="0.178667">
            <text:p>0,178667</text:p>
          </table:table-cell>
          <table:table-cell office:value-type="float" office:value="0.163556">
            <text:p>0,163556</text:p>
          </table:table-cell>
          <table:table-cell office:value-type="float" office:value="0.175111">
            <text:p>0,175111</text:p>
          </table:table-cell>
          <table:table-cell office:value-type="float" office:value="0.171556">
            <text:p>0,171556</text:p>
          </table:table-cell>
          <table:table-cell office:value-type="float" office:value="0.174222">
            <text:p>0,174222</text:p>
          </table:table-cell>
          <table:table-cell office:value-type="float" office:value="0.195556">
            <text:p>0,195556</text:p>
          </table:table-cell>
          <table:table-cell office:value-type="float" office:value="0.168889">
            <text:p>0,168889</text:p>
          </table:table-cell>
          <table:table-cell office:value-type="float" office:value="0.167111">
            <text:p>0,167111</text:p>
          </table:table-cell>
          <table:table-cell office:value-type="float" office:value="0.172444">
            <text:p>0,172444</text:p>
          </table:table-cell>
          <table:table-cell office:value-type="float" office:value="0.181333">
            <text:p>0,181333</text:p>
          </table:table-cell>
          <table:table-cell office:value-type="float" office:value="0.155556">
            <text:p>0,155556</text:p>
          </table:table-cell>
          <table:table-cell office:value-type="float" office:value="0.156444">
            <text:p>0,156444</text:p>
          </table:table-cell>
          <table:table-cell office:value-type="float" office:value="0.169778">
            <text:p>0,169778</text:p>
          </table:table-cell>
          <table:table-cell office:value-type="float" office:value="0.171556">
            <text:p>0,171556</text:p>
          </table:table-cell>
          <table:table-cell office:value-type="float" office:value="0.178667">
            <text:p>0,178667</text:p>
          </table:table-cell>
          <table:table-cell office:value-type="float" office:value="0.169778">
            <text:p>0,169778</text:p>
          </table:table-cell>
          <table:table-cell office:value-type="float" office:value="0.150222">
            <text:p>0,150222</text:p>
          </table:table-cell>
          <table:table-cell office:value-type="float" office:value="0.178667">
            <text:p>0,178667</text:p>
          </table:table-cell>
          <table:table-cell office:value-type="float" office:value="0.173333">
            <text:p>0,173333</text:p>
          </table:table-cell>
          <table:table-cell office:value-type="float" office:value="0.181333">
            <text:p>0,181333</text:p>
          </table:table-cell>
          <table:table-cell office:value-type="float" office:value="0.200889">
            <text:p>0,200889</text:p>
          </table:table-cell>
          <table:table-cell office:value-type="float" office:value="0.165333">
            <text:p>0,165333</text:p>
          </table:table-cell>
          <table:table-cell office:value-type="float" office:value="0.178667">
            <text:p>0,178667</text:p>
          </table:table-cell>
          <table:table-cell office:value-type="float" office:value="0.162667">
            <text:p>0,162667</text:p>
          </table:table-cell>
          <table:table-cell office:value-type="float" office:value="0.176889">
            <text:p>0,176889</text:p>
          </table:table-cell>
          <table:table-cell office:value-type="float" office:value="0.167111">
            <text:p>0,167111</text:p>
          </table:table-cell>
          <table:table-cell office:value-type="float" office:value="0.162667">
            <text:p>0,162667</text:p>
          </table:table-cell>
          <table:table-cell office:value-type="float" office:value="0.144">
            <text:p>0,144</text:p>
          </table:table-cell>
          <table:table-cell office:value-type="float" office:value="0.175111">
            <text:p>0,175111</text:p>
          </table:table-cell>
          <table:table-cell office:value-type="float" office:value="0.171556">
            <text:p>0,171556</text:p>
          </table:table-cell>
          <table:table-cell office:value-type="float" office:value="0.168889">
            <text:p>0,168889</text:p>
          </table:table-cell>
          <table:table-cell office:value-type="float" office:value="0.178667">
            <text:p>0,178667</text:p>
          </table:table-cell>
          <table:table-cell office:value-type="float" office:value="0.174222">
            <text:p>0,174222</text:p>
          </table:table-cell>
          <table:table-cell office:value-type="float" office:value="0.182222">
            <text:p>0,182222</text:p>
          </table:table-cell>
          <table:table-cell office:value-type="float" office:value="0.161778">
            <text:p>0,161778</text:p>
          </table:table-cell>
          <table:table-cell office:value-type="float" office:value="0.184">
            <text:p>0,184</text:p>
          </table:table-cell>
          <table:table-cell office:value-type="float" office:value="0.151111">
            <text:p>0,151111</text:p>
          </table:table-cell>
          <table:table-cell office:value-type="float" office:value="0.173333">
            <text:p>0,173333</text:p>
          </table:table-cell>
          <table:table-cell office:value-type="float" office:value="0.181333">
            <text:p>0,181333</text:p>
          </table:table-cell>
          <table:table-cell office:value-type="float" office:value="0.183111">
            <text:p>0,183111</text:p>
          </table:table-cell>
          <table:table-cell office:value-type="float" office:value="0.153778">
            <text:p>0,153778</text:p>
          </table:table-cell>
          <table:table-cell office:value-type="float" office:value="0.170667">
            <text:p>0,170667</text:p>
          </table:table-cell>
          <table:table-cell office:value-type="float" office:value="0.162667">
            <text:p>0,162667</text:p>
          </table:table-cell>
          <table:table-cell office:value-type="float" office:value="0.166222">
            <text:p>0,166222</text:p>
          </table:table-cell>
          <table:table-cell office:value-type="float" office:value="0.174222">
            <text:p>0,174222</text:p>
          </table:table-cell>
          <table:table-cell office:value-type="float" office:value="0.152">
            <text:p>0,152</text:p>
          </table:table-cell>
          <table:table-cell office:value-type="float" office:value="0.148444">
            <text:p>0,148444</text:p>
          </table:table-cell>
          <table:table-cell office:value-type="float" office:value="0.170667">
            <text:p>0,170667</text:p>
          </table:table-cell>
          <table:table-cell office:value-type="float" office:value="0.172444">
            <text:p>0,172444</text:p>
          </table:table-cell>
          <table:table-cell office:value-type="float" office:value="0.156444">
            <text:p>0,156444</text:p>
          </table:table-cell>
          <table:table-cell office:value-type="float" office:value="0.159111">
            <text:p>0,159111</text:p>
          </table:table-cell>
          <table:table-cell office:value-type="float" office:value="0.169778">
            <text:p>0,169778</text:p>
          </table:table-cell>
          <table:table-cell office:value-type="float" office:value="0.156444">
            <text:p>0,156444</text:p>
          </table:table-cell>
          <table:table-cell office:value-type="float" office:value="0.177778">
            <text:p>0,177778</text:p>
          </table:table-cell>
          <table:table-cell office:value-type="float" office:value="0.150222">
            <text:p>0,150222</text:p>
          </table:table-cell>
          <table:table-cell office:value-type="float" office:value="0.164444">
            <text:p>0,164444</text:p>
          </table:table-cell>
          <table:table-cell office:value-type="float" office:value="0.186667">
            <text:p>0,186667</text:p>
          </table:table-cell>
          <table:table-cell office:value-type="float" office:value="0.165333">
            <text:p>0,165333</text:p>
          </table:table-cell>
          <table:table-cell office:value-type="float" office:value="0.175111">
            <text:p>0,175111</text:p>
          </table:table-cell>
          <table:table-cell office:value-type="float" office:value="0.155556">
            <text:p>0,155556</text:p>
          </table:table-cell>
          <table:table-cell office:value-type="float" office:value="0.149333">
            <text:p>0,149333</text:p>
          </table:table-cell>
          <table:table-cell office:value-type="float" office:value="0.165333">
            <text:p>0,165333</text:p>
          </table:table-cell>
          <table:table-cell office:value-type="float" office:value="0.162667">
            <text:p>0,162667</text:p>
          </table:table-cell>
          <table:table-cell office:value-type="float" office:value="0.164444">
            <text:p>0,164444</text:p>
          </table:table-cell>
          <table:table-cell office:value-type="float" office:value="0.152889">
            <text:p>0,152889</text:p>
          </table:table-cell>
          <table:table-cell office:value-type="float" office:value="0.179556">
            <text:p>0,179556</text:p>
          </table:table-cell>
          <table:table-cell office:value-type="float" office:value="0.153778">
            <text:p>0,153778</text:p>
          </table:table-cell>
          <table:table-cell office:value-type="float" office:value="0.154667">
            <text:p>0,154667</text:p>
          </table:table-cell>
          <table:table-cell office:value-type="float" office:value="0.16">
            <text:p>0,16</text:p>
          </table:table-cell>
          <table:table-cell office:value-type="float" office:value="0.153778">
            <text:p>0,153778</text:p>
          </table:table-cell>
          <table:table-cell office:value-type="float" office:value="0.157333">
            <text:p>0,157333</text:p>
          </table:table-cell>
          <table:table-cell office:value-type="float" office:value="0.173333">
            <text:p>0,173333</text:p>
          </table:table-cell>
          <table:table-cell office:value-type="float" office:value="0.170667">
            <text:p>0,170667</text:p>
          </table:table-cell>
          <table:table-cell office:value-type="float" office:value="0.158222">
            <text:p>0,158222</text:p>
          </table:table-cell>
          <table:table-cell office:value-type="float" office:value="0.161778">
            <text:p>0,161778</text:p>
          </table:table-cell>
          <table:table-cell office:value-type="float" office:value="0.173333">
            <text:p>0,173333</text:p>
          </table:table-cell>
          <table:table-cell office:value-type="float" office:value="0.171556">
            <text:p>0,171556</text:p>
          </table:table-cell>
          <table:table-cell office:value-type="float" office:value="0.172444">
            <text:p>0,172444</text:p>
          </table:table-cell>
          <table:table-cell office:value-type="float" office:value="0.167111">
            <text:p>0,167111</text:p>
          </table:table-cell>
          <table:table-cell office:value-type="float" office:value="0.172444">
            <text:p>0,172444</text:p>
          </table:table-cell>
          <table:table-cell office:value-type="float" office:value="0.173333">
            <text:p>0,173333</text:p>
          </table:table-cell>
          <table:table-cell office:value-type="float" office:value="0.154667">
            <text:p>0,154667</text:p>
          </table:table-cell>
          <table:table-cell office:value-type="float" office:value="0.145778">
            <text:p>0,145778</text:p>
          </table:table-cell>
          <table:table-cell office:value-type="float" office:value="0.168889">
            <text:p>0,168889</text:p>
          </table:table-cell>
          <table:table-cell office:value-type="float" office:value="0.171556">
            <text:p>0,171556</text:p>
          </table:table-cell>
          <table:table-cell office:value-type="float" office:value="0.156444">
            <text:p>0,156444</text:p>
          </table:table-cell>
          <table:table-cell office:value-type="float" office:value="0.160889">
            <text:p>0,160889</text:p>
          </table:table-cell>
          <table:table-cell office:value-type="float" office:value="0.178667">
            <text:p>0,178667</text:p>
          </table:table-cell>
          <table:table-cell table:number-columns-repeated="2" office:value-type="float" office:value="0.167111">
            <text:p>0,167111</text:p>
          </table:table-cell>
          <table:table-cell office:value-type="float" office:value="0.169778">
            <text:p>0,169778</text:p>
          </table:table-cell>
          <table:table-cell office:value-type="float" office:value="0.167111">
            <text:p>0,167111</text:p>
          </table:table-cell>
          <table:table-cell office:value-type="float" office:value="0.160889">
            <text:p>0,160889</text:p>
          </table:table-cell>
          <table:table-cell office:value-type="float" office:value="0.168889">
            <text:p>0,168889</text:p>
          </table:table-cell>
          <table:table-cell office:value-type="float" office:value="0.166222">
            <text:p>0,166222</text:p>
          </table:table-cell>
          <table:table-cell office:value-type="float" office:value="0.148444">
            <text:p>0,148444</text:p>
          </table:table-cell>
          <table:table-cell office:value-type="float" office:value="0.170667">
            <text:p>0,170667</text:p>
          </table:table-cell>
          <table:table-cell office:value-type="float" office:value="0.163556">
            <text:p>0,163556</text:p>
          </table:table-cell>
          <table:table-cell office:value-type="float" office:value="0.168889">
            <text:p>0,168889</text:p>
          </table:table-cell>
          <table:table-cell office:value-type="float" office:value="0.189333">
            <text:p>0,189333</text:p>
          </table:table-cell>
          <table:table-cell office:value-type="float" office:value="0.180444">
            <text:p>0,180444</text:p>
          </table:table-cell>
          <table:table-cell office:value-type="float" office:value="0.164444">
            <text:p>0,164444</text:p>
          </table:table-cell>
          <table:table-cell office:value-type="float" office:value="0.153778">
            <text:p>0,153778</text:p>
          </table:table-cell>
          <table:table-cell office:value-type="float" office:value="0.182222">
            <text:p>0,182222</text:p>
          </table:table-cell>
          <table:table-cell office:value-type="float" office:value="0.153778">
            <text:p>0,153778</text:p>
          </table:table-cell>
          <table:table-cell office:value-type="float" office:value="0.171556">
            <text:p>0,171556</text:p>
          </table:table-cell>
          <table:table-cell office:value-type="float" office:value="0.160889">
            <text:p>0,160889</text:p>
          </table:table-cell>
          <table:table-cell office:value-type="float" office:value="0.147556">
            <text:p>0,147556</text:p>
          </table:table-cell>
          <table:table-cell office:value-type="float" office:value="0.165333">
            <text:p>0,165333</text:p>
          </table:table-cell>
          <table:table-cell office:value-type="float" office:value="0.172444">
            <text:p>0,172444</text:p>
          </table:table-cell>
          <table:table-cell office:value-type="float" office:value="0.168889">
            <text:p>0,168889</text:p>
          </table:table-cell>
          <table:table-cell office:value-type="float" office:value="0.163556">
            <text:p>0,163556</text:p>
          </table:table-cell>
          <table:table-cell office:value-type="float" office:value="0.160889">
            <text:p>0,160889</text:p>
          </table:table-cell>
          <table:table-cell office:value-type="float" office:value="0.165333">
            <text:p>0,165333</text:p>
          </table:table-cell>
          <table:table-cell office:value-type="float" office:value="0.16">
            <text:p>0,16</text:p>
          </table:table-cell>
          <table:table-cell office:value-type="float" office:value="0.172444">
            <text:p>0,172444</text:p>
          </table:table-cell>
          <table:table-cell office:value-type="float" office:value="0.16">
            <text:p>0,16</text:p>
          </table:table-cell>
          <table:table-cell office:value-type="float" office:value="0.168889">
            <text:p>0,168889</text:p>
          </table:table-cell>
          <table:table-cell office:value-type="float" office:value="0.159111">
            <text:p>0,159111</text:p>
          </table:table-cell>
          <table:table-cell office:value-type="float" office:value="0.162667">
            <text:p>0,162667</text:p>
          </table:table-cell>
          <table:table-cell office:value-type="float" office:value="0.170667">
            <text:p>0,170667</text:p>
          </table:table-cell>
          <table:table-cell office:value-type="float" office:value="0.146667">
            <text:p>0,146667</text:p>
          </table:table-cell>
          <table:table-cell office:value-type="float" office:value="0.165333">
            <text:p>0,165333</text:p>
          </table:table-cell>
          <table:table-cell office:value-type="float" office:value="0.204444">
            <text:p>0,204444</text:p>
          </table:table-cell>
          <table:table-cell office:value-type="float" office:value="0.167111">
            <text:p>0,167111</text:p>
          </table:table-cell>
          <table:table-cell office:value-type="float" office:value="0.182222">
            <text:p>0,182222</text:p>
          </table:table-cell>
          <table:table-cell office:value-type="float" office:value="0.156444">
            <text:p>0,156444</text:p>
          </table:table-cell>
          <table:table-cell office:value-type="float" office:value="0.166222">
            <text:p>0,166222</text:p>
          </table:table-cell>
          <table:table-cell office:value-type="float" office:value="0.160889">
            <text:p>0,160889</text:p>
          </table:table-cell>
          <table:table-cell office:value-type="float" office:value="0.177778">
            <text:p>0,177778</text:p>
          </table:table-cell>
          <table:table-cell office:value-type="float" office:value="0.152889">
            <text:p>0,152889</text:p>
          </table:table-cell>
          <table:table-cell office:value-type="float" office:value="0.173333">
            <text:p>0,173333</text:p>
          </table:table-cell>
          <table:table-cell office:value-type="float" office:value="0.160889">
            <text:p>0,160889</text:p>
          </table:table-cell>
          <table:table-cell office:value-type="float" office:value="0.149333">
            <text:p>0,149333</text:p>
          </table:table-cell>
          <table:table-cell office:value-type="float" office:value="0.185778">
            <text:p>0,185778</text:p>
          </table:table-cell>
          <table:table-cell office:value-type="float" office:value="0.183111">
            <text:p>0,183111</text:p>
          </table:table-cell>
          <table:table-cell office:value-type="float" office:value="0.164444">
            <text:p>0,164444</text:p>
          </table:table-cell>
          <table:table-cell office:value-type="float" office:value="0.173333">
            <text:p>0,173333</text:p>
          </table:table-cell>
          <table:table-cell office:value-type="float" office:value="0.149333">
            <text:p>0,149333</text:p>
          </table:table-cell>
          <table:table-cell office:value-type="float" office:value="0.176">
            <text:p>0,176</text:p>
          </table:table-cell>
          <table:table-cell office:value-type="float" office:value="0.168">
            <text:p>0,168</text:p>
          </table:table-cell>
          <table:table-cell table:number-columns-repeated="2" office:value-type="float" office:value="0.168889">
            <text:p>0,168889</text:p>
          </table:table-cell>
          <table:table-cell office:value-type="float" office:value="0.160889">
            <text:p>0,160889</text:p>
          </table:table-cell>
          <table:table-cell office:value-type="float" office:value="0.166222">
            <text:p>0,166222</text:p>
          </table:table-cell>
          <table:table-cell office:value-type="float" office:value="0.155556">
            <text:p>0,155556</text:p>
          </table:table-cell>
          <table:table-cell office:value-type="float" office:value="0.175111">
            <text:p>0,175111</text:p>
          </table:table-cell>
          <table:table-cell office:value-type="float" office:value="0.169778">
            <text:p>0,169778</text:p>
          </table:table-cell>
          <table:table-cell office:value-type="float" office:value="0.153778">
            <text:p>0,153778</text:p>
          </table:table-cell>
          <table:table-cell office:value-type="float" office:value="0.172444">
            <text:p>0,172444</text:p>
          </table:table-cell>
          <table:table-cell office:value-type="float" office:value="0.167111">
            <text:p>0,167111</text:p>
          </table:table-cell>
          <table:table-cell office:value-type="float" office:value="0.171556">
            <text:p>0,171556</text:p>
          </table:table-cell>
          <table:table-cell office:value-type="float" office:value="0.177778">
            <text:p>0,177778</text:p>
          </table:table-cell>
          <table:table-cell office:value-type="float" office:value="0.173333">
            <text:p>0,173333</text:p>
          </table:table-cell>
          <table:table-cell office:value-type="float" office:value="0.152">
            <text:p>0,152</text:p>
          </table:table-cell>
          <table:table-cell office:value-type="float" office:value="0.173333">
            <text:p>0,173333</text:p>
          </table:table-cell>
          <table:table-cell office:value-type="float" office:value="0.166222">
            <text:p>0,166222</text:p>
          </table:table-cell>
          <table:table-cell office:value-type="float" office:value="0.181333">
            <text:p>0,181333</text:p>
          </table:table-cell>
          <table:table-cell office:value-type="float" office:value="0.160889">
            <text:p>0,160889</text:p>
          </table:table-cell>
          <table:table-cell office:value-type="float" office:value="0.169778">
            <text:p>0,169778</text:p>
          </table:table-cell>
          <table:table-cell office:value-type="float" office:value="0.175111">
            <text:p>0,175111</text:p>
          </table:table-cell>
          <table:table-cell table:number-columns-repeated="2" office:value-type="float" office:value="0.165333">
            <text:p>0,165333</text:p>
          </table:table-cell>
          <table:table-cell office:value-type="float" office:value="0.182222">
            <text:p>0,182222</text:p>
          </table:table-cell>
          <table:table-cell office:value-type="float" office:value="0.162667">
            <text:p>0,162667</text:p>
          </table:table-cell>
          <table:table-cell office:value-type="float" office:value="0.175111">
            <text:p>0,175111</text:p>
          </table:table-cell>
          <table:table-cell office:value-type="float" office:value="0.166222">
            <text:p>0,166222</text:p>
          </table:table-cell>
          <table:table-cell office:value-type="float" office:value="0.184889">
            <text:p>0,184889</text:p>
          </table:table-cell>
          <table:table-cell table:number-columns-repeated="2" office:value-type="float" office:value="0.163556">
            <text:p>0,163556</text:p>
          </table:table-cell>
          <table:table-cell office:value-type="float" office:value="0.180444">
            <text:p>0,180444</text:p>
          </table:table-cell>
          <table:table-cell office:value-type="float" office:value="0.168889">
            <text:p>0,168889</text:p>
          </table:table-cell>
          <table:table-cell office:value-type="float" office:value="0.160889">
            <text:p>0,160889</text:p>
          </table:table-cell>
          <table:table-cell office:value-type="float" office:value="0.167111">
            <text:p>0,167111</text:p>
          </table:table-cell>
          <table:table-cell office:value-type="float" office:value="0.176889">
            <text:p>0,176889</text:p>
          </table:table-cell>
          <table:table-cell office:value-type="float" office:value="0.166222">
            <text:p>0,166222</text:p>
          </table:table-cell>
          <table:table-cell office:value-type="float" office:value="0.174222">
            <text:p>0,174222</text:p>
          </table:table-cell>
          <table:table-cell office:value-type="float" office:value="0.178667">
            <text:p>0,178667</text:p>
          </table:table-cell>
          <table:table-cell office:value-type="float" office:value="0.148444">
            <text:p>0,148444</text:p>
          </table:table-cell>
          <table:table-cell office:value-type="float" office:value="0.187556">
            <text:p>0,187556</text:p>
          </table:table-cell>
          <table:table-cell office:value-type="float" office:value="0.169778">
            <text:p>0,169778</text:p>
          </table:table-cell>
          <table:table-cell office:value-type="float" office:value="0.166222">
            <text:p>0,166222</text:p>
          </table:table-cell>
          <table:table-cell office:value-type="float" office:value="0.169778">
            <text:p>0,169778</text:p>
          </table:table-cell>
          <table:table-cell office:value-type="float" office:value="0.171556">
            <text:p>0,171556</text:p>
          </table:table-cell>
          <table:table-cell office:value-type="float" office:value="0.169778">
            <text:p>0,169778</text:p>
          </table:table-cell>
          <table:table-cell office:value-type="float" office:value="0.176">
            <text:p>0,176</text:p>
          </table:table-cell>
          <table:table-cell office:value-type="float" office:value="0.172444">
            <text:p>0,172444</text:p>
          </table:table-cell>
          <table:table-cell office:value-type="float" office:value="0.151111">
            <text:p>0,151111</text:p>
          </table:table-cell>
          <table:table-cell office:value-type="float" office:value="0.176889">
            <text:p>0,176889</text:p>
          </table:table-cell>
          <table:table-cell office:value-type="float" office:value="0.162667">
            <text:p>0,162667</text:p>
          </table:table-cell>
          <table:table-cell office:value-type="float" office:value="0.175111">
            <text:p>0,175111</text:p>
          </table:table-cell>
          <table:table-cell office:value-type="float" office:value="0.165333">
            <text:p>0,165333</text:p>
          </table:table-cell>
          <table:table-cell office:value-type="float" office:value="0.168889">
            <text:p>0,168889</text:p>
          </table:table-cell>
          <table:table-cell office:value-type="float" office:value="0.167111">
            <text:p>0,167111</text:p>
          </table:table-cell>
          <table:table-cell office:value-type="float" office:value="0.149333">
            <text:p>0,149333</text:p>
          </table:table-cell>
          <table:table-cell office:value-type="float" office:value="0.170667">
            <text:p>0,170667</text:p>
          </table:table-cell>
          <table:table-cell office:value-type="float" office:value="0.192">
            <text:p>0,192</text:p>
          </table:table-cell>
          <table:table-cell office:value-type="float" office:value="0.152">
            <text:p>0,152</text:p>
          </table:table-cell>
          <table:table-cell office:value-type="float" office:value="0.161778">
            <text:p>0,161778</text:p>
          </table:table-cell>
          <table:table-cell office:value-type="float" office:value="0.171556">
            <text:p>0,171556</text:p>
          </table:table-cell>
          <table:table-cell office:value-type="float" office:value="0.168889">
            <text:p>0,168889</text:p>
          </table:table-cell>
          <table:table-cell office:value-type="float" office:value="0.172444">
            <text:p>0,172444</text:p>
          </table:table-cell>
          <table:table-cell office:value-type="float" office:value="0.175111">
            <text:p>0,175111</text:p>
          </table:table-cell>
          <table:table-cell office:value-type="float" office:value="0.157333">
            <text:p>0,157333</text:p>
          </table:table-cell>
          <table:table-cell office:value-type="float" office:value="0.173333">
            <text:p>0,173333</text:p>
          </table:table-cell>
          <table:table-cell office:value-type="float" office:value="0.176889">
            <text:p>0,176889</text:p>
          </table:table-cell>
          <table:table-cell office:value-type="float" office:value="0.155556">
            <text:p>0,155556</text:p>
          </table:table-cell>
          <table:table-cell office:value-type="float" office:value="0.153778">
            <text:p>0,153778</text:p>
          </table:table-cell>
          <table:table-cell office:value-type="float" office:value="0.177778">
            <text:p>0,177778</text:p>
          </table:table-cell>
          <table:table-cell office:value-type="float" office:value="0.155556">
            <text:p>0,155556</text:p>
          </table:table-cell>
          <table:table-cell office:value-type="float" office:value="0.176">
            <text:p>0,176</text:p>
          </table:table-cell>
          <table:table-cell office:value-type="float" office:value="0.172444">
            <text:p>0,172444</text:p>
          </table:table-cell>
          <table:table-cell office:value-type="float" office:value="0.182222">
            <text:p>0,182222</text:p>
          </table:table-cell>
          <table:table-cell office:value-type="float" office:value="0.181333">
            <text:p>0,181333</text:p>
          </table:table-cell>
          <table:table-cell office:value-type="float" office:value="0.172444">
            <text:p>0,172444</text:p>
          </table:table-cell>
          <table:table-cell office:value-type="float" office:value="0.168889">
            <text:p>0,168889</text:p>
          </table:table-cell>
          <table:table-cell office:value-type="float" office:value="0.192">
            <text:p>0,192</text:p>
          </table:table-cell>
          <table:table-cell office:value-type="float" office:value="0.176">
            <text:p>0,176</text:p>
          </table:table-cell>
          <table:table-cell office:value-type="float" office:value="0.180444">
            <text:p>0,180444</text:p>
          </table:table-cell>
          <table:table-cell office:value-type="float" office:value="0.158222">
            <text:p>0,158222</text:p>
          </table:table-cell>
          <table:table-cell office:value-type="float" office:value="0.182222">
            <text:p>0,182222</text:p>
          </table:table-cell>
          <table:table-cell office:value-type="float" office:value="0.168889">
            <text:p>0,168889</text:p>
          </table:table-cell>
          <table:table-cell office:value-type="float" office:value="0.176889">
            <text:p>0,176889</text:p>
          </table:table-cell>
          <table:table-cell office:value-type="float" office:value="0.185778">
            <text:p>0,185778</text:p>
          </table:table-cell>
          <table:table-cell office:value-type="float" office:value="0.173333">
            <text:p>0,173333</text:p>
          </table:table-cell>
          <table:table-cell office:value-type="float" office:value="0.164444">
            <text:p>0,164444</text:p>
          </table:table-cell>
          <table:table-cell office:value-type="float" office:value="0.154667">
            <text:p>0,154667</text:p>
          </table:table-cell>
          <table:table-cell office:value-type="float" office:value="0.161778">
            <text:p>0,161778</text:p>
          </table:table-cell>
          <table:table-cell office:value-type="float" office:value="0.157333">
            <text:p>0,157333</text:p>
          </table:table-cell>
          <table:table-cell office:value-type="float" office:value="0.180444">
            <text:p>0,180444</text:p>
          </table:table-cell>
          <table:table-cell office:value-type="float" office:value="0.184">
            <text:p>0,184</text:p>
          </table:table-cell>
          <table:table-cell office:value-type="float" office:value="0.175111">
            <text:p>0,175111</text:p>
          </table:table-cell>
          <table:table-cell office:value-type="float" office:value="0.166222">
            <text:p>0,166222</text:p>
          </table:table-cell>
          <table:table-cell office:value-type="float" office:value="0.168">
            <text:p>0,168</text:p>
          </table:table-cell>
          <table:table-cell table:number-columns-repeated="2" office:value-type="float" office:value="0.164444">
            <text:p>0,164444</text:p>
          </table:table-cell>
          <table:table-cell office:value-type="float" office:value="0.153778">
            <text:p>0,153778</text:p>
          </table:table-cell>
          <table:table-cell office:value-type="float" office:value="0.168">
            <text:p>0,168</text:p>
          </table:table-cell>
          <table:table-cell office:value-type="float" office:value="0.151111">
            <text:p>0,151111</text:p>
          </table:table-cell>
          <table:table-cell office:value-type="float" office:value="0.168889">
            <text:p>0,168889</text:p>
          </table:table-cell>
          <table:table-cell office:value-type="float" office:value="0.165333">
            <text:p>0,165333</text:p>
          </table:table-cell>
          <table:table-cell office:value-type="float" office:value="0.155556">
            <text:p>0,155556</text:p>
          </table:table-cell>
          <table:table-cell office:value-type="float" office:value="0.157333">
            <text:p>0,157333</text:p>
          </table:table-cell>
          <table:table-cell office:value-type="float" office:value="0.172444">
            <text:p>0,172444</text:p>
          </table:table-cell>
          <table:table-cell office:value-type="float" office:value="0.178667">
            <text:p>0,178667</text:p>
          </table:table-cell>
          <table:table-cell office:value-type="float" office:value="0.192">
            <text:p>0,192</text:p>
          </table:table-cell>
          <table:table-cell office:value-type="float" office:value="0.161778">
            <text:p>0,161778</text:p>
          </table:table-cell>
          <table:table-cell office:value-type="float" office:value="0.160889">
            <text:p>0,160889</text:p>
          </table:table-cell>
          <table:table-cell office:value-type="float" office:value="0.158222">
            <text:p>0,158222</text:p>
          </table:table-cell>
          <table:table-cell office:value-type="float" office:value="0.159111">
            <text:p>0,159111</text:p>
          </table:table-cell>
          <table:table-cell office:value-type="float" office:value="0.169778">
            <text:p>0,169778</text:p>
          </table:table-cell>
          <table:table-cell office:value-type="float" office:value="0.172444">
            <text:p>0,172444</text:p>
          </table:table-cell>
          <table:table-cell office:value-type="float" office:value="0.170667">
            <text:p>0,170667</text:p>
          </table:table-cell>
          <table:table-cell office:value-type="float" office:value="0.157333">
            <text:p>0,157333</text:p>
          </table:table-cell>
          <table:table-cell office:value-type="float" office:value="0.168889">
            <text:p>0,168889</text:p>
          </table:table-cell>
          <table:table-cell office:value-type="float" office:value="0.153778">
            <text:p>0,153778</text:p>
          </table:table-cell>
          <table:table-cell office:value-type="float" office:value="0.163556">
            <text:p>0,163556</text:p>
          </table:table-cell>
          <table:table-cell office:value-type="float" office:value="0.152">
            <text:p>0,152</text:p>
          </table:table-cell>
          <table:table-cell office:value-type="float" office:value="0.154667">
            <text:p>0,154667</text:p>
          </table:table-cell>
          <table:table-cell office:value-type="float" office:value="0.155556">
            <text:p>0,155556</text:p>
          </table:table-cell>
          <table:table-cell office:value-type="float" office:value="0.168889">
            <text:p>0,168889</text:p>
          </table:table-cell>
          <table:table-cell office:value-type="float" office:value="0.176889">
            <text:p>0,176889</text:p>
          </table:table-cell>
          <table:table-cell table:number-columns-repeated="2" office:value-type="float" office:value="0.170667">
            <text:p>0,170667</text:p>
          </table:table-cell>
          <table:table-cell office:value-type="float" office:value="0.168">
            <text:p>0,168</text:p>
          </table:table-cell>
          <table:table-cell office:value-type="float" office:value="0.183111">
            <text:p>0,183111</text:p>
          </table:table-cell>
          <table:table-cell office:value-type="float" office:value="0.178667">
            <text:p>0,178667</text:p>
          </table:table-cell>
          <table:table-cell office:value-type="float" office:value="0.16">
            <text:p>0,16</text:p>
          </table:table-cell>
          <table:table-cell office:value-type="float" office:value="0.168">
            <text:p>0,168</text:p>
          </table:table-cell>
          <table:table-cell office:value-type="float" office:value="0.176">
            <text:p>0,176</text:p>
          </table:table-cell>
          <table:table-cell office:value-type="float" office:value="0.184889">
            <text:p>0,184889</text:p>
          </table:table-cell>
          <table:table-cell office:value-type="float" office:value="0.157333">
            <text:p>0,157333</text:p>
          </table:table-cell>
          <table:table-cell table:number-columns-repeated="2" office:value-type="float" office:value="0.165333">
            <text:p>0,165333</text:p>
          </table:table-cell>
          <table:table-cell office:value-type="float" office:value="0.173333">
            <text:p>0,173333</text:p>
          </table:table-cell>
          <table:table-cell office:value-type="float" office:value="0.176">
            <text:p>0,176</text:p>
          </table:table-cell>
          <table:table-cell office:value-type="float" office:value="0.177778">
            <text:p>0,177778</text:p>
          </table:table-cell>
          <table:table-cell office:value-type="float" office:value="0.167111">
            <text:p>0,167111</text:p>
          </table:table-cell>
          <table:table-cell office:value-type="float" office:value="0.173333">
            <text:p>0,173333</text:p>
          </table:table-cell>
          <table:table-cell office:value-type="float" office:value="0.169778">
            <text:p>0,169778</text:p>
          </table:table-cell>
          <table:table-cell office:value-type="float" office:value="0.176">
            <text:p>0,176</text:p>
          </table:table-cell>
          <table:table-cell office:value-type="float" office:value="0.166222">
            <text:p>0,166222</text:p>
          </table:table-cell>
          <table:table-cell office:value-type="float" office:value="0.138667">
            <text:p>0,138667</text:p>
          </table:table-cell>
          <table:table-cell office:value-type="float" office:value="0.169778">
            <text:p>0,169778</text:p>
          </table:table-cell>
          <table:table-cell office:value-type="float" office:value="0.175111">
            <text:p>0,175111</text:p>
          </table:table-cell>
          <table:table-cell office:value-type="float" office:value="0.177778">
            <text:p>0,177778</text:p>
          </table:table-cell>
          <table:table-cell office:value-type="float" office:value="0.156444">
            <text:p>0,156444</text:p>
          </table:table-cell>
          <table:table-cell office:value-type="float" office:value="0.172444">
            <text:p>0,172444</text:p>
          </table:table-cell>
          <table:table-cell office:value-type="float" office:value="0.187556">
            <text:p>0,187556</text:p>
          </table:table-cell>
          <table:table-cell office:value-type="float" office:value="0.171556">
            <text:p>0,171556</text:p>
          </table:table-cell>
          <table:table-cell office:value-type="float" office:value="0.169778">
            <text:p>0,169778</text:p>
          </table:table-cell>
          <table:table-cell office:value-type="float" office:value="0.179556">
            <text:p>0,179556</text:p>
          </table:table-cell>
          <table:table-cell office:value-type="float" office:value="0.16">
            <text:p>0,16</text:p>
          </table:table-cell>
          <table:table-cell office:value-type="float" office:value="0.173333">
            <text:p>0,173333</text:p>
          </table:table-cell>
          <table:table-cell office:value-type="float" office:value="0.157333">
            <text:p>0,157333</text:p>
          </table:table-cell>
          <table:table-cell office:value-type="float" office:value="0.163556">
            <text:p>0,163556</text:p>
          </table:table-cell>
          <table:table-cell office:value-type="float" office:value="0.184889">
            <text:p>0,184889</text:p>
          </table:table-cell>
          <table:table-cell office:value-type="float" office:value="0.155556">
            <text:p>0,155556</text:p>
          </table:table-cell>
          <table:table-cell office:value-type="float" office:value="0.184889">
            <text:p>0,184889</text:p>
          </table:table-cell>
          <table:table-cell office:value-type="float" office:value="0.156444">
            <text:p>0,156444</text:p>
          </table:table-cell>
          <table:table-cell office:value-type="float" office:value="0.153778">
            <text:p>0,153778</text:p>
          </table:table-cell>
          <table:table-cell office:value-type="float" office:value="0.166222">
            <text:p>0,166222</text:p>
          </table:table-cell>
          <table:table-cell office:value-type="float" office:value="0.169778">
            <text:p>0,169778</text:p>
          </table:table-cell>
          <table:table-cell office:value-type="float" office:value="0.154667">
            <text:p>0,154667</text:p>
          </table:table-cell>
          <table:table-cell office:value-type="float" office:value="0.176">
            <text:p>0,176</text:p>
          </table:table-cell>
          <table:table-cell office:value-type="float" office:value="0.174222">
            <text:p>0,174222</text:p>
          </table:table-cell>
          <table:table-cell office:value-type="float" office:value="0.160889">
            <text:p>0,160889</text:p>
          </table:table-cell>
          <table:table-cell office:value-type="float" office:value="0.169778">
            <text:p>0,169778</text:p>
          </table:table-cell>
          <table:table-cell office:value-type="float" office:value="0.156444">
            <text:p>0,156444</text:p>
          </table:table-cell>
          <table:table-cell table:number-columns-repeated="2" office:value-type="float" office:value="0.161778">
            <text:p>0,161778</text:p>
          </table:table-cell>
          <table:table-cell office:value-type="float" office:value="0.160889">
            <text:p>0,160889</text:p>
          </table:table-cell>
          <table:table-cell office:value-type="float" office:value="0.157333">
            <text:p>0,157333</text:p>
          </table:table-cell>
          <table:table-cell office:value-type="float" office:value="0.190222">
            <text:p>0,190222</text:p>
          </table:table-cell>
          <table:table-cell office:value-type="float" office:value="0.174222">
            <text:p>0,174222</text:p>
          </table:table-cell>
          <table:table-cell office:value-type="float" office:value="0.184889">
            <text:p>0,184889</text:p>
          </table:table-cell>
          <table:table-cell office:value-type="float" office:value="0.170667">
            <text:p>0,170667</text:p>
          </table:table-cell>
          <table:table-cell office:value-type="float" office:value="0.165333">
            <text:p>0,165333</text:p>
          </table:table-cell>
          <table:table-cell table:number-columns-repeated="2" office:value-type="float" office:value="0.174222">
            <text:p>0,174222</text:p>
          </table:table-cell>
          <table:table-cell office:value-type="float" office:value="0.171556">
            <text:p>0,171556</text:p>
          </table:table-cell>
          <table:table-cell office:value-type="float" office:value="0.180444">
            <text:p>0,180444</text:p>
          </table:table-cell>
          <table:table-cell office:value-type="float" office:value="0.170667">
            <text:p>0,170667</text:p>
          </table:table-cell>
          <table:table-cell office:value-type="float" office:value="0.157333">
            <text:p>0,157333</text:p>
          </table:table-cell>
          <table:table-cell office:value-type="float" office:value="0.187556">
            <text:p>0,187556</text:p>
          </table:table-cell>
          <table:table-cell office:value-type="float" office:value="0.150222">
            <text:p>0,150222</text:p>
          </table:table-cell>
          <table:table-cell office:value-type="float" office:value="0.176">
            <text:p>0,176</text:p>
          </table:table-cell>
          <table:table-cell office:value-type="float" office:value="0.169778">
            <text:p>0,169778</text:p>
          </table:table-cell>
          <table:table-cell office:value-type="float" office:value="0.152">
            <text:p>0,152</text:p>
          </table:table-cell>
          <table:table-cell office:value-type="float" office:value="0.183111">
            <text:p>0,183111</text:p>
          </table:table-cell>
          <table:table-cell office:value-type="float" office:value="0.166222">
            <text:p>0,166222</text:p>
          </table:table-cell>
          <table:table-cell office:value-type="float" office:value="0.177778">
            <text:p>0,177778</text:p>
          </table:table-cell>
          <table:table-cell office:value-type="float" office:value="0.157333">
            <text:p>0,157333</text:p>
          </table:table-cell>
          <table:table-cell office:value-type="float" office:value="0.175111">
            <text:p>0,175111</text:p>
          </table:table-cell>
          <table:table-cell office:value-type="float" office:value="0.167111">
            <text:p>0,167111</text:p>
          </table:table-cell>
          <table:table-cell office:value-type="float" office:value="0.155556">
            <text:p>0,155556</text:p>
          </table:table-cell>
          <table:table-cell office:value-type="float" office:value="0.181333">
            <text:p>0,181333</text:p>
          </table:table-cell>
          <table:table-cell office:value-type="float" office:value="0.189333">
            <text:p>0,189333</text:p>
          </table:table-cell>
          <table:table-cell office:value-type="float" office:value="0.164444">
            <text:p>0,164444</text:p>
          </table:table-cell>
          <table:table-cell office:value-type="float" office:value="0.177778">
            <text:p>0,177778</text:p>
          </table:table-cell>
          <table:table-cell office:value-type="float" office:value="0.169778">
            <text:p>0,169778</text:p>
          </table:table-cell>
          <table:table-cell office:value-type="float" office:value="0.172444">
            <text:p>0,172444</text:p>
          </table:table-cell>
          <table:table-cell office:value-type="float" office:value="0.173333">
            <text:p>0,173333</text:p>
          </table:table-cell>
          <table:table-cell office:value-type="float" office:value="0.185778">
            <text:p>0,185778</text:p>
          </table:table-cell>
          <table:table-cell office:value-type="float" office:value="0.168">
            <text:p>0,168</text:p>
          </table:table-cell>
          <table:table-cell office:value-type="float" office:value="0.176">
            <text:p>0,176</text:p>
          </table:table-cell>
          <table:table-cell office:value-type="float" office:value="0.178667">
            <text:p>0,178667</text:p>
          </table:table-cell>
          <table:table-cell office:value-type="float" office:value="0.167111">
            <text:p>0,167111</text:p>
          </table:table-cell>
          <table:table-cell office:value-type="float" office:value="0.182222">
            <text:p>0,182222</text:p>
          </table:table-cell>
          <table:table-cell office:value-type="float" office:value="0.179556">
            <text:p>0,179556</text:p>
          </table:table-cell>
          <table:table-cell office:value-type="float" office:value="0.164444">
            <text:p>0,164444</text:p>
          </table:table-cell>
          <table:table-cell office:value-type="float" office:value="0.166222">
            <text:p>0,166222</text:p>
          </table:table-cell>
          <table:table-cell office:value-type="float" office:value="0.153778">
            <text:p>0,153778</text:p>
          </table:table-cell>
          <table:table-cell office:value-type="float" office:value="0.186667">
            <text:p>0,186667</text:p>
          </table:table-cell>
          <table:table-cell office:value-type="float" office:value="0.168">
            <text:p>0,168</text:p>
          </table:table-cell>
          <table:table-cell office:value-type="float" office:value="0.166222">
            <text:p>0,166222</text:p>
          </table:table-cell>
          <table:table-cell office:value-type="float" office:value="0.171556">
            <text:p>0,171556</text:p>
          </table:table-cell>
          <table:table-cell office:value-type="float" office:value="0.160889">
            <text:p>0,160889</text:p>
          </table:table-cell>
          <table:table-cell office:value-type="float" office:value="0.184889">
            <text:p>0,184889</text:p>
          </table:table-cell>
          <table:table-cell office:value-type="float" office:value="0.165333">
            <text:p>0,165333</text:p>
          </table:table-cell>
          <table:table-cell office:value-type="float" office:value="0.170667">
            <text:p>0,170667</text:p>
          </table:table-cell>
          <table:table-cell office:value-type="float" office:value="0.161778">
            <text:p>0,161778</text:p>
          </table:table-cell>
          <table:table-cell office:value-type="float" office:value="0.183111">
            <text:p>0,183111</text:p>
          </table:table-cell>
          <table:table-cell office:value-type="float" office:value="0.173333">
            <text:p>0,173333</text:p>
          </table:table-cell>
          <table:table-cell office:value-type="float" office:value="0.176">
            <text:p>0,176</text:p>
          </table:table-cell>
          <table:table-cell office:value-type="float" office:value="0.173333">
            <text:p>0,173333</text:p>
          </table:table-cell>
          <table:table-cell office:value-type="float" office:value="0.176">
            <text:p>0,176</text:p>
          </table:table-cell>
          <table:table-cell office:value-type="float" office:value="0.153778">
            <text:p>0,153778</text:p>
          </table:table-cell>
          <table:table-cell office:value-type="float" office:value="0.173333">
            <text:p>0,173333</text:p>
          </table:table-cell>
          <table:table-cell office:value-type="float" office:value="0.169778">
            <text:p>0,169778</text:p>
          </table:table-cell>
          <table:table-cell office:value-type="float" office:value="0.156444">
            <text:p>0,156444</text:p>
          </table:table-cell>
          <table:table-cell office:value-type="float" office:value="0.155556">
            <text:p>0,155556</text:p>
          </table:table-cell>
          <table:table-cell office:value-type="float" office:value="0.157333">
            <text:p>0,157333</text:p>
          </table:table-cell>
          <table:table-cell office:value-type="float" office:value="0.173333">
            <text:p>0,173333</text:p>
          </table:table-cell>
          <table:table-cell office:value-type="float" office:value="0.172444">
            <text:p>0,172444</text:p>
          </table:table-cell>
          <table:table-cell office:value-type="float" office:value="0.155556">
            <text:p>0,155556</text:p>
          </table:table-cell>
          <table:table-cell office:value-type="float" office:value="0.142222">
            <text:p>0,142222</text:p>
          </table:table-cell>
          <table:table-cell office:value-type="float" office:value="0.184">
            <text:p>0,184</text:p>
          </table:table-cell>
          <table:table-cell table:number-columns-repeated="2" office:value-type="float" office:value="0.160889">
            <text:p>0,160889</text:p>
          </table:table-cell>
          <table:table-cell office:value-type="float" office:value="0.176889">
            <text:p>0,176889</text:p>
          </table:table-cell>
          <table:table-cell office:value-type="float" office:value="0.174222">
            <text:p>0,174222</text:p>
          </table:table-cell>
          <table:table-cell office:value-type="float" office:value="0.159111">
            <text:p>0,159111</text:p>
          </table:table-cell>
          <table:table-cell office:value-type="float" office:value="0.167111">
            <text:p>0,167111</text:p>
          </table:table-cell>
          <table:table-cell office:value-type="float" office:value="0.169778">
            <text:p>0,169778</text:p>
          </table:table-cell>
          <table:table-cell office:value-type="float" office:value="0.180444">
            <text:p>0,180444</text:p>
          </table:table-cell>
          <table:table-cell office:value-type="float" office:value="0.158222">
            <text:p>0,158222</text:p>
          </table:table-cell>
          <table:table-cell office:value-type="float" office:value="0.168">
            <text:p>0,168</text:p>
          </table:table-cell>
          <table:table-cell office:value-type="float" office:value="0.150222">
            <text:p>0,150222</text:p>
          </table:table-cell>
          <table:table-cell office:value-type="float" office:value="0.184889">
            <text:p>0,184889</text:p>
          </table:table-cell>
          <table:table-cell office:value-type="float" office:value="0.175111">
            <text:p>0,175111</text:p>
          </table:table-cell>
          <table:table-cell office:value-type="float" office:value="0.16">
            <text:p>0,16</text:p>
          </table:table-cell>
          <table:table-cell office:value-type="float" office:value="0.168">
            <text:p>0,168</text:p>
          </table:table-cell>
          <table:table-cell office:value-type="float" office:value="0.193778">
            <text:p>0,193778</text:p>
          </table:table-cell>
          <table:table-cell office:value-type="float" office:value="0.168889">
            <text:p>0,168889</text:p>
          </table:table-cell>
          <table:table-cell office:value-type="float" office:value="0.156444">
            <text:p>0,156444</text:p>
          </table:table-cell>
          <table:table-cell office:value-type="float" office:value="0.174222">
            <text:p>0,174222</text:p>
          </table:table-cell>
          <table:table-cell office:value-type="float" office:value="0.163556">
            <text:p>0,163556</text:p>
          </table:table-cell>
          <table:table-cell office:value-type="float" office:value="0.159111">
            <text:p>0,159111</text:p>
          </table:table-cell>
          <table:table-cell office:value-type="float" office:value="0.168">
            <text:p>0,168</text:p>
          </table:table-cell>
          <table:table-cell office:value-type="float" office:value="0.176">
            <text:p>0,176</text:p>
          </table:table-cell>
          <table:table-cell office:value-type="float" office:value="0.159111">
            <text:p>0,159111</text:p>
          </table:table-cell>
          <table:table-cell office:value-type="float" office:value="0.166222">
            <text:p>0,166222</text:p>
          </table:table-cell>
          <table:table-cell office:value-type="float" office:value="0.168">
            <text:p>0,168</text:p>
          </table:table-cell>
          <table:table-cell office:value-type="float" office:value="0.178667">
            <text:p>0,178667</text:p>
          </table:table-cell>
          <table:table-cell office:value-type="float" office:value="0.170667">
            <text:p>0,170667</text:p>
          </table:table-cell>
          <table:table-cell office:value-type="float" office:value="0.167111">
            <text:p>0,167111</text:p>
          </table:table-cell>
          <table:table-cell office:value-type="float" office:value="0.177778">
            <text:p>0,177778</text:p>
          </table:table-cell>
          <table:table-cell office:value-type="float" office:value="0.174222">
            <text:p>0,174222</text:p>
          </table:table-cell>
          <table:table-cell office:value-type="float" office:value="0.167111">
            <text:p>0,167111</text:p>
          </table:table-cell>
          <table:table-cell office:value-type="float" office:value="0.156444">
            <text:p>0,156444</text:p>
          </table:table-cell>
          <table:table-cell office:value-type="float" office:value="0.173333">
            <text:p>0,173333</text:p>
          </table:table-cell>
          <table:table-cell office:value-type="float" office:value="0.162667">
            <text:p>0,162667</text:p>
          </table:table-cell>
          <table:table-cell office:value-type="float" office:value="0.196444">
            <text:p>0,196444</text:p>
          </table:table-cell>
          <table:table-cell office:value-type="float" office:value="0.154667">
            <text:p>0,154667</text:p>
          </table:table-cell>
          <table:table-cell office:value-type="float" office:value="0.181333">
            <text:p>0,181333</text:p>
          </table:table-cell>
          <table:table-cell table:number-columns-repeated="2" office:value-type="float" office:value="0.165333">
            <text:p>0,165333</text:p>
          </table:table-cell>
          <table:table-cell office:value-type="float" office:value="0.179556">
            <text:p>0,179556</text:p>
          </table:table-cell>
          <table:table-cell office:value-type="float" office:value="0.151111">
            <text:p>0,151111</text:p>
          </table:table-cell>
          <table:table-cell office:value-type="float" office:value="0.178667">
            <text:p>0,178667</text:p>
          </table:table-cell>
          <table:table-cell office:value-type="float" office:value="0.153778">
            <text:p>0,153778</text:p>
          </table:table-cell>
          <table:table-cell office:value-type="float" office:value="0.161778">
            <text:p>0,161778</text:p>
          </table:table-cell>
          <table:table-cell office:value-type="float" office:value="0.164444">
            <text:p>0,164444</text:p>
          </table:table-cell>
          <table:table-cell office:value-type="float" office:value="0.159111">
            <text:p>0,159111</text:p>
          </table:table-cell>
          <table:table-cell office:value-type="float" office:value="0.176889">
            <text:p>0,176889</text:p>
          </table:table-cell>
          <table:table-cell office:value-type="float" office:value="0.152889">
            <text:p>0,152889</text:p>
          </table:table-cell>
          <table:table-cell office:value-type="float" office:value="0.166222">
            <text:p>0,166222</text:p>
          </table:table-cell>
          <table:table-cell office:value-type="float" office:value="0.169778">
            <text:p>0,169778</text:p>
          </table:table-cell>
          <table:table-cell office:value-type="float" office:value="0.158222">
            <text:p>0,158222</text:p>
          </table:table-cell>
          <table:table-cell office:value-type="float" office:value="0.16">
            <text:p>0,16</text:p>
          </table:table-cell>
          <table:table-cell office:value-type="float" office:value="0.168">
            <text:p>0,168</text:p>
          </table:table-cell>
          <table:table-cell office:value-type="float" office:value="0.168889">
            <text:p>0,168889</text:p>
          </table:table-cell>
          <table:table-cell office:value-type="float" office:value="0.164444">
            <text:p>0,164444</text:p>
          </table:table-cell>
          <table:table-cell office:value-type="float" office:value="0.167111">
            <text:p>0,167111</text:p>
          </table:table-cell>
          <table:table-cell office:value-type="float" office:value="0.184">
            <text:p>0,184</text:p>
          </table:table-cell>
          <table:table-cell office:value-type="float" office:value="0.158222">
            <text:p>0,158222</text:p>
          </table:table-cell>
          <table:table-cell office:value-type="float" office:value="0.180444">
            <text:p>0,180444</text:p>
          </table:table-cell>
          <table:table-cell office:value-type="float" office:value="0.171556">
            <text:p>0,171556</text:p>
          </table:table-cell>
          <table:table-cell office:value-type="float" office:value="0.176889">
            <text:p>0,176889</text:p>
          </table:table-cell>
          <table:table-cell office:value-type="float" office:value="0.160889">
            <text:p>0,160889</text:p>
          </table:table-cell>
          <table:table-cell office:value-type="float" office:value="0.164444">
            <text:p>0,164444</text:p>
          </table:table-cell>
          <table:table-cell office:value-type="float" office:value="0.167111">
            <text:p>0,167111</text:p>
          </table:table-cell>
          <table:table-cell office:value-type="float" office:value="0.179556">
            <text:p>0,179556</text:p>
          </table:table-cell>
          <table:table-cell office:value-type="float" office:value="0.172444">
            <text:p>0,172444</text:p>
          </table:table-cell>
          <table:table-cell office:value-type="float" office:value="0.170667">
            <text:p>0,170667</text:p>
          </table:table-cell>
          <table:table-cell office:value-type="float" office:value="0.186667">
            <text:p>0,186667</text:p>
          </table:table-cell>
          <table:table-cell table:number-columns-repeated="2" office:value-type="float" office:value="0.172444">
            <text:p>0,172444</text:p>
          </table:table-cell>
          <table:table-cell office:value-type="float" office:value="0.184889">
            <text:p>0,184889</text:p>
          </table:table-cell>
          <table:table-cell office:value-type="float" office:value="0.173333">
            <text:p>0,173333</text:p>
          </table:table-cell>
          <table:table-cell office:value-type="float" office:value="0.174222">
            <text:p>0,174222</text:p>
          </table:table-cell>
          <table:table-cell office:value-type="float" office:value="0.179556">
            <text:p>0,179556</text:p>
          </table:table-cell>
          <table:table-cell office:value-type="float" office:value="0.166222">
            <text:p>0,166222</text:p>
          </table:table-cell>
          <table:table-cell office:value-type="float" office:value="0.160889">
            <text:p>0,160889</text:p>
          </table:table-cell>
          <table:table-cell office:value-type="float" office:value="0.152889">
            <text:p>0,152889</text:p>
          </table:table-cell>
          <table:table-cell office:value-type="float" office:value="0.168">
            <text:p>0,168</text:p>
          </table:table-cell>
          <table:table-cell office:value-type="float" office:value="0.175111">
            <text:p>0,175111</text:p>
          </table:table-cell>
          <table:table-cell office:value-type="float" office:value="0.144">
            <text:p>0,144</text:p>
          </table:table-cell>
          <table:table-cell office:value-type="float" office:value="0.162667">
            <text:p>0,162667</text:p>
          </table:table-cell>
          <table:table-cell office:value-type="float" office:value="0.171556">
            <text:p>0,171556</text:p>
          </table:table-cell>
          <table:table-cell office:value-type="float" office:value="0.165333">
            <text:p>0,165333</text:p>
          </table:table-cell>
          <table:table-cell office:value-type="float" office:value="0.158222">
            <text:p>0,158222</text:p>
          </table:table-cell>
          <table:table-cell office:value-type="float" office:value="0.157333">
            <text:p>0,157333</text:p>
          </table:table-cell>
          <table:table-cell office:value-type="float" office:value="0.151111">
            <text:p>0,151111</text:p>
          </table:table-cell>
          <table:table-cell office:value-type="float" office:value="0.161778">
            <text:p>0,161778</text:p>
          </table:table-cell>
        </table:table-row>
        <table:table-row table:style-name="ro1">
          <table:table-cell office:value-type="string">
            <text:p>Class</text:p>
          </table:table-cell>
          <table:table-cell office:value-type="string">
            <text:p>Class population (Hebb supervised)</text:p>
          </table:table-cell>
          <table:table-cell office:value-type="string">
            <text:p>Class population (Kohonen)</text:p>
          </table:table-cell>
          <table:table-cell office:value-type="string">
            <text:p>Target population</text:p>
          </table:table-cell>
          <table:table-cell table:number-columns-repeated="501"/>
        </table:table-row>
        <table:table-row table:style-name="ro1">
          <table:table-cell table:style-name="ce1" office:value-type="string" table:number-columns-spanned="1" table:number-rows-spanned="2">
            <text:p>All</text:p>
          </table:table-cell>
          <table:table-cell table:style-name="ce1" table:formula="of:=SUM([.B6:.B10])" office:value-type="float" office:value="12945" table:number-columns-spanned="1" table:number-rows-spanned="2">
            <text:p>12945</text:p>
          </table:table-cell>
          <table:table-cell table:style-name="ce1" table:formula="of:=SUM([.C6:.C10])" office:value-type="float" office:value="9999" table:number-columns-spanned="1" table:number-rows-spanned="2">
            <text:p>9999</text:p>
          </table:table-cell>
          <table:table-cell table:style-name="ce1" office:value-type="float" office:value="9999" table:number-columns-spanned="1" table:number-rows-spanned="2">
            <text:p>9999</text:p>
          </table:table-cell>
          <table:table-cell office:value-type="string">
            <text:p>Training – MCP all data</text:p>
          </table:table-cell>
          <table:table-cell office:value-type="float" office:value="2.594739">
            <text:p>2,594739</text:p>
          </table:table-cell>
          <table:table-cell office:value-type="float" office:value="2.174842">
            <text:p>2,174842</text:p>
          </table:table-cell>
          <table:table-cell office:value-type="float" office:value="1.843085">
            <text:p>1,843085</text:p>
          </table:table-cell>
          <table:table-cell office:value-type="float" office:value="1.556453">
            <text:p>1,556453</text:p>
          </table:table-cell>
          <table:table-cell office:value-type="float" office:value="1.381009">
            <text:p>1,381009</text:p>
          </table:table-cell>
          <table:table-cell office:value-type="float" office:value="1.171949">
            <text:p>1,171949</text:p>
          </table:table-cell>
          <table:table-cell office:value-type="float" office:value="1.031616">
            <text:p>1,031616</text:p>
          </table:table-cell>
          <table:table-cell office:value-type="float" office:value="0.884003">
            <text:p>0,884003</text:p>
          </table:table-cell>
          <table:table-cell office:value-type="float" office:value="0.78971">
            <text:p>0,78971</text:p>
          </table:table-cell>
          <table:table-cell office:value-type="float" office:value="0.716971">
            <text:p>0,716971</text:p>
          </table:table-cell>
          <table:table-cell office:value-type="float" office:value="0.650896">
            <text:p>0,650896</text:p>
          </table:table-cell>
          <table:table-cell office:value-type="float" office:value="0.597098">
            <text:p>0,597098</text:p>
          </table:table-cell>
          <table:table-cell office:value-type="float" office:value="0.579557">
            <text:p>0,579557</text:p>
          </table:table-cell>
          <table:table-cell office:value-type="float" office:value="0.526664">
            <text:p>0,526664</text:p>
          </table:table-cell>
          <table:table-cell office:value-type="float" office:value="0.503694">
            <text:p>0,503694</text:p>
          </table:table-cell>
          <table:table-cell office:value-type="float" office:value="0.471075">
            <text:p>0,471075</text:p>
          </table:table-cell>
          <table:table-cell office:value-type="float" office:value="0.451224">
            <text:p>0,451224</text:p>
          </table:table-cell>
          <table:table-cell office:value-type="float" office:value="0.435445">
            <text:p>0,435445</text:p>
          </table:table-cell>
          <table:table-cell office:value-type="float" office:value="0.402181">
            <text:p>0,402181</text:p>
          </table:table-cell>
          <table:table-cell office:value-type="float" office:value="0.398526">
            <text:p>0,398526</text:p>
          </table:table-cell>
          <table:table-cell office:value-type="float" office:value="0.378713">
            <text:p>0,378713</text:p>
          </table:table-cell>
          <table:table-cell office:value-type="float" office:value="0.364767">
            <text:p>0,364767</text:p>
          </table:table-cell>
          <table:table-cell office:value-type="float" office:value="0.353502">
            <text:p>0,353502</text:p>
          </table:table-cell>
          <table:table-cell office:value-type="float" office:value="0.348454">
            <text:p>0,348454</text:p>
          </table:table-cell>
          <table:table-cell office:value-type="float" office:value="0.342269">
            <text:p>0,342269</text:p>
          </table:table-cell>
          <table:table-cell office:value-type="float" office:value="0.328115">
            <text:p>0,328115</text:p>
          </table:table-cell>
          <table:table-cell office:value-type="float" office:value="0.318438">
            <text:p>0,318438</text:p>
          </table:table-cell>
          <table:table-cell office:value-type="float" office:value="0.316247">
            <text:p>0,316247</text:p>
          </table:table-cell>
          <table:table-cell office:value-type="float" office:value="0.301781">
            <text:p>0,301781</text:p>
          </table:table-cell>
          <table:table-cell office:value-type="float" office:value="0.303742">
            <text:p>0,303742</text:p>
          </table:table-cell>
          <table:table-cell office:value-type="float" office:value="0.29066">
            <text:p>0,29066</text:p>
          </table:table-cell>
          <table:table-cell office:value-type="float" office:value="0.284966">
            <text:p>0,284966</text:p>
          </table:table-cell>
          <table:table-cell office:value-type="float" office:value="0.277232">
            <text:p>0,277232</text:p>
          </table:table-cell>
          <table:table-cell office:value-type="float" office:value="0.265407">
            <text:p>0,265407</text:p>
          </table:table-cell>
          <table:table-cell office:value-type="float" office:value="0.267862">
            <text:p>0,267862</text:p>
          </table:table-cell>
          <table:table-cell office:value-type="float" office:value="0.258149">
            <text:p>0,258149</text:p>
          </table:table-cell>
          <table:table-cell office:value-type="float" office:value="0.25106">
            <text:p>0,25106</text:p>
          </table:table-cell>
          <table:table-cell office:value-type="float" office:value="0.250138">
            <text:p>0,250138</text:p>
          </table:table-cell>
          <table:table-cell office:value-type="float" office:value="0.242043">
            <text:p>0,242043</text:p>
          </table:table-cell>
          <table:table-cell office:value-type="float" office:value="0.230785">
            <text:p>0,230785</text:p>
          </table:table-cell>
          <table:table-cell office:value-type="float" office:value="0.232522">
            <text:p>0,232522</text:p>
          </table:table-cell>
          <table:table-cell office:value-type="float" office:value="0.226357">
            <text:p>0,226357</text:p>
          </table:table-cell>
          <table:table-cell office:value-type="float" office:value="0.217192">
            <text:p>0,217192</text:p>
          </table:table-cell>
          <table:table-cell office:value-type="float" office:value="0.217413">
            <text:p>0,217413</text:p>
          </table:table-cell>
          <table:table-cell office:value-type="float" office:value="0.209784">
            <text:p>0,209784</text:p>
          </table:table-cell>
          <table:table-cell office:value-type="float" office:value="0.207967">
            <text:p>0,207967</text:p>
          </table:table-cell>
          <table:table-cell office:value-type="float" office:value="0.202224">
            <text:p>0,202224</text:p>
          </table:table-cell>
          <table:table-cell office:value-type="float" office:value="0.198938">
            <text:p>0,198938</text:p>
          </table:table-cell>
          <table:table-cell office:value-type="float" office:value="0.196148">
            <text:p>0,196148</text:p>
          </table:table-cell>
          <table:table-cell office:value-type="float" office:value="0.195804">
            <text:p>0,195804</text:p>
          </table:table-cell>
          <table:table-cell office:value-type="float" office:value="0.1856">
            <text:p>0,1856</text:p>
          </table:table-cell>
          <table:table-cell office:value-type="float" office:value="0.183975">
            <text:p>0,183975</text:p>
          </table:table-cell>
          <table:table-cell office:value-type="float" office:value="0.179687">
            <text:p>0,179687</text:p>
          </table:table-cell>
          <table:table-cell office:value-type="float" office:value="0.177189">
            <text:p>0,177189</text:p>
          </table:table-cell>
          <table:table-cell office:value-type="float" office:value="0.171413">
            <text:p>0,171413</text:p>
          </table:table-cell>
          <table:table-cell office:value-type="float" office:value="0.167848">
            <text:p>0,167848</text:p>
          </table:table-cell>
          <table:table-cell office:value-type="float" office:value="0.16823">
            <text:p>0,16823</text:p>
          </table:table-cell>
          <table:table-cell office:value-type="float" office:value="0.161848">
            <text:p>0,161848</text:p>
          </table:table-cell>
          <table:table-cell office:value-type="float" office:value="0.163084">
            <text:p>0,163084</text:p>
          </table:table-cell>
          <table:table-cell office:value-type="float" office:value="0.156165">
            <text:p>0,156165</text:p>
          </table:table-cell>
          <table:table-cell office:value-type="float" office:value="0.153943">
            <text:p>0,153943</text:p>
          </table:table-cell>
          <table:table-cell office:value-type="float" office:value="0.149071">
            <text:p>0,149071</text:p>
          </table:table-cell>
          <table:table-cell office:value-type="float" office:value="0.146423">
            <text:p>0,146423</text:p>
          </table:table-cell>
          <table:table-cell office:value-type="float" office:value="0.143384">
            <text:p>0,143384</text:p>
          </table:table-cell>
          <table:table-cell office:value-type="float" office:value="0.141291">
            <text:p>0,141291</text:p>
          </table:table-cell>
          <table:table-cell office:value-type="float" office:value="0.139788">
            <text:p>0,139788</text:p>
          </table:table-cell>
          <table:table-cell office:value-type="float" office:value="0.133142">
            <text:p>0,133142</text:p>
          </table:table-cell>
          <table:table-cell office:value-type="float" office:value="0.133235">
            <text:p>0,133235</text:p>
          </table:table-cell>
          <table:table-cell office:value-type="float" office:value="0.131621">
            <text:p>0,131621</text:p>
          </table:table-cell>
          <table:table-cell office:value-type="float" office:value="0.126739">
            <text:p>0,126739</text:p>
          </table:table-cell>
          <table:table-cell office:value-type="float" office:value="0.124456">
            <text:p>0,124456</text:p>
          </table:table-cell>
          <table:table-cell office:value-type="float" office:value="0.123705">
            <text:p>0,123705</text:p>
          </table:table-cell>
          <table:table-cell office:value-type="float" office:value="0.123244">
            <text:p>0,123244</text:p>
          </table:table-cell>
          <table:table-cell office:value-type="float" office:value="0.118948">
            <text:p>0,118948</text:p>
          </table:table-cell>
          <table:table-cell office:value-type="float" office:value="0.120438">
            <text:p>0,120438</text:p>
          </table:table-cell>
          <table:table-cell office:value-type="float" office:value="0.115508">
            <text:p>0,115508</text:p>
          </table:table-cell>
          <table:table-cell office:value-type="float" office:value="0.113084">
            <text:p>0,113084</text:p>
          </table:table-cell>
          <table:table-cell office:value-type="float" office:value="0.111889">
            <text:p>0,111889</text:p>
          </table:table-cell>
          <table:table-cell office:value-type="float" office:value="0.110858">
            <text:p>0,110858</text:p>
          </table:table-cell>
          <table:table-cell office:value-type="float" office:value="0.108154">
            <text:p>0,108154</text:p>
          </table:table-cell>
          <table:table-cell office:value-type="float" office:value="0.106256">
            <text:p>0,106256</text:p>
          </table:table-cell>
          <table:table-cell office:value-type="float" office:value="0.103764">
            <text:p>0,103764</text:p>
          </table:table-cell>
          <table:table-cell office:value-type="float" office:value="0.10259">
            <text:p>0,10259</text:p>
          </table:table-cell>
          <table:table-cell office:value-type="float" office:value="0.100134">
            <text:p>0,100134</text:p>
          </table:table-cell>
          <table:table-cell office:value-type="float" office:value="0.099598">
            <text:p>0,099598</text:p>
          </table:table-cell>
          <table:table-cell office:value-type="float" office:value="0.097669">
            <text:p>0,097669</text:p>
          </table:table-cell>
          <table:table-cell office:value-type="float" office:value="0.097465">
            <text:p>0,097465</text:p>
          </table:table-cell>
          <table:table-cell office:value-type="float" office:value="0.094362">
            <text:p>0,094362</text:p>
          </table:table-cell>
          <table:table-cell office:value-type="float" office:value="0.092145">
            <text:p>0,092145</text:p>
          </table:table-cell>
          <table:table-cell office:value-type="float" office:value="0.090239">
            <text:p>0,090239</text:p>
          </table:table-cell>
          <table:table-cell office:value-type="float" office:value="0.087125">
            <text:p>0,087125</text:p>
          </table:table-cell>
          <table:table-cell office:value-type="float" office:value="0.087905">
            <text:p>0,087905</text:p>
          </table:table-cell>
          <table:table-cell office:value-type="float" office:value="0.087526">
            <text:p>0,087526</text:p>
          </table:table-cell>
          <table:table-cell office:value-type="float" office:value="0.085086">
            <text:p>0,085086</text:p>
          </table:table-cell>
          <table:table-cell office:value-type="float" office:value="0.084288">
            <text:p>0,084288</text:p>
          </table:table-cell>
          <table:table-cell office:value-type="float" office:value="0.082725">
            <text:p>0,082725</text:p>
          </table:table-cell>
          <table:table-cell office:value-type="float" office:value="0.081922">
            <text:p>0,081922</text:p>
          </table:table-cell>
          <table:table-cell office:value-type="float" office:value="0.079141">
            <text:p>0,079141</text:p>
          </table:table-cell>
          <table:table-cell office:value-type="float" office:value="0.076979">
            <text:p>0,076979</text:p>
          </table:table-cell>
          <table:table-cell office:value-type="float" office:value="0.074504">
            <text:p>0,074504</text:p>
          </table:table-cell>
          <table:table-cell office:value-type="float" office:value="0.074968">
            <text:p>0,074968</text:p>
          </table:table-cell>
          <table:table-cell office:value-type="float" office:value="0.073121">
            <text:p>0,073121</text:p>
          </table:table-cell>
          <table:table-cell office:value-type="float" office:value="0.073064">
            <text:p>0,073064</text:p>
          </table:table-cell>
          <table:table-cell office:value-type="float" office:value="0.071913">
            <text:p>0,071913</text:p>
          </table:table-cell>
          <table:table-cell office:value-type="float" office:value="0.070743">
            <text:p>0,070743</text:p>
          </table:table-cell>
          <table:table-cell office:value-type="float" office:value="0.070149">
            <text:p>0,070149</text:p>
          </table:table-cell>
          <table:table-cell office:value-type="float" office:value="0.069008">
            <text:p>0,069008</text:p>
          </table:table-cell>
          <table:table-cell office:value-type="float" office:value="0.068217">
            <text:p>0,068217</text:p>
          </table:table-cell>
          <table:table-cell office:value-type="float" office:value="0.067957">
            <text:p>0,067957</text:p>
          </table:table-cell>
          <table:table-cell office:value-type="float" office:value="0.066417">
            <text:p>0,066417</text:p>
          </table:table-cell>
          <table:table-cell office:value-type="float" office:value="0.06399">
            <text:p>0,06399</text:p>
          </table:table-cell>
          <table:table-cell office:value-type="float" office:value="0.063146">
            <text:p>0,063146</text:p>
          </table:table-cell>
          <table:table-cell office:value-type="float" office:value="0.063753">
            <text:p>0,063753</text:p>
          </table:table-cell>
          <table:table-cell office:value-type="float" office:value="0.063826">
            <text:p>0,063826</text:p>
          </table:table-cell>
          <table:table-cell office:value-type="float" office:value="0.06059">
            <text:p>0,06059</text:p>
          </table:table-cell>
          <table:table-cell office:value-type="float" office:value="0.059469">
            <text:p>0,059469</text:p>
          </table:table-cell>
          <table:table-cell office:value-type="float" office:value="0.059455">
            <text:p>0,059455</text:p>
          </table:table-cell>
          <table:table-cell office:value-type="float" office:value="0.057231">
            <text:p>0,057231</text:p>
          </table:table-cell>
          <table:table-cell office:value-type="float" office:value="0.0584">
            <text:p>0,0584</text:p>
          </table:table-cell>
          <table:table-cell office:value-type="float" office:value="0.056887">
            <text:p>0,056887</text:p>
          </table:table-cell>
          <table:table-cell office:value-type="float" office:value="0.056183">
            <text:p>0,056183</text:p>
          </table:table-cell>
          <table:table-cell office:value-type="float" office:value="0.054938">
            <text:p>0,054938</text:p>
          </table:table-cell>
          <table:table-cell office:value-type="float" office:value="0.055928">
            <text:p>0,055928</text:p>
          </table:table-cell>
          <table:table-cell office:value-type="float" office:value="0.053927">
            <text:p>0,053927</text:p>
          </table:table-cell>
          <table:table-cell office:value-type="float" office:value="0.052856">
            <text:p>0,052856</text:p>
          </table:table-cell>
          <table:table-cell office:value-type="float" office:value="0.051718">
            <text:p>0,051718</text:p>
          </table:table-cell>
          <table:table-cell office:value-type="float" office:value="0.052216">
            <text:p>0,052216</text:p>
          </table:table-cell>
          <table:table-cell office:value-type="float" office:value="0.050359">
            <text:p>0,050359</text:p>
          </table:table-cell>
          <table:table-cell office:value-type="float" office:value="0.04974">
            <text:p>0,04974</text:p>
          </table:table-cell>
          <table:table-cell office:value-type="float" office:value="0.049054">
            <text:p>0,049054</text:p>
          </table:table-cell>
          <table:table-cell office:value-type="float" office:value="0.049142">
            <text:p>0,049142</text:p>
          </table:table-cell>
          <table:table-cell office:value-type="float" office:value="0.048471">
            <text:p>0,048471</text:p>
          </table:table-cell>
          <table:table-cell office:value-type="float" office:value="0.047801">
            <text:p>0,047801</text:p>
          </table:table-cell>
          <table:table-cell office:value-type="float" office:value="0.046809">
            <text:p>0,046809</text:p>
          </table:table-cell>
          <table:table-cell office:value-type="float" office:value="0.045534">
            <text:p>0,045534</text:p>
          </table:table-cell>
          <table:table-cell office:value-type="float" office:value="0.045154">
            <text:p>0,045154</text:p>
          </table:table-cell>
          <table:table-cell office:value-type="float" office:value="0.046107">
            <text:p>0,046107</text:p>
          </table:table-cell>
          <table:table-cell office:value-type="float" office:value="0.044721">
            <text:p>0,044721</text:p>
          </table:table-cell>
          <table:table-cell office:value-type="float" office:value="0.044571">
            <text:p>0,044571</text:p>
          </table:table-cell>
          <table:table-cell office:value-type="float" office:value="0.043722">
            <text:p>0,043722</text:p>
          </table:table-cell>
          <table:table-cell office:value-type="float" office:value="0.043905">
            <text:p>0,043905</text:p>
          </table:table-cell>
          <table:table-cell office:value-type="float" office:value="0.04295">
            <text:p>0,04295</text:p>
          </table:table-cell>
          <table:table-cell office:value-type="float" office:value="0.041158">
            <text:p>0,041158</text:p>
          </table:table-cell>
          <table:table-cell office:value-type="float" office:value="0.042048">
            <text:p>0,042048</text:p>
          </table:table-cell>
          <table:table-cell office:value-type="float" office:value="0.039838">
            <text:p>0,039838</text:p>
          </table:table-cell>
          <table:table-cell office:value-type="float" office:value="0.040083">
            <text:p>0,040083</text:p>
          </table:table-cell>
          <table:table-cell office:value-type="float" office:value="0.038874">
            <text:p>0,038874</text:p>
          </table:table-cell>
          <table:table-cell office:value-type="float" office:value="0.038298">
            <text:p>0,038298</text:p>
          </table:table-cell>
          <table:table-cell office:value-type="float" office:value="0.037694">
            <text:p>0,037694</text:p>
          </table:table-cell>
          <table:table-cell office:value-type="float" office:value="0.038366">
            <text:p>0,038366</text:p>
          </table:table-cell>
          <table:table-cell office:value-type="float" office:value="0.038256">
            <text:p>0,038256</text:p>
          </table:table-cell>
          <table:table-cell office:value-type="float" office:value="0.036907">
            <text:p>0,036907</text:p>
          </table:table-cell>
          <table:table-cell office:value-type="float" office:value="0.036956">
            <text:p>0,036956</text:p>
          </table:table-cell>
          <table:table-cell office:value-type="float" office:value="0.037214">
            <text:p>0,037214</text:p>
          </table:table-cell>
          <table:table-cell office:value-type="float" office:value="0.036514">
            <text:p>0,036514</text:p>
          </table:table-cell>
          <table:table-cell office:value-type="float" office:value="0.035825">
            <text:p>0,035825</text:p>
          </table:table-cell>
          <table:table-cell office:value-type="float" office:value="0.034044">
            <text:p>0,034044</text:p>
          </table:table-cell>
          <table:table-cell office:value-type="float" office:value="0.035808">
            <text:p>0,035808</text:p>
          </table:table-cell>
          <table:table-cell office:value-type="float" office:value="0.035052">
            <text:p>0,035052</text:p>
          </table:table-cell>
          <table:table-cell office:value-type="float" office:value="0.033942">
            <text:p>0,033942</text:p>
          </table:table-cell>
          <table:table-cell office:value-type="float" office:value="0.0345">
            <text:p>0,0345</text:p>
          </table:table-cell>
          <table:table-cell office:value-type="float" office:value="0.033558">
            <text:p>0,033558</text:p>
          </table:table-cell>
          <table:table-cell office:value-type="float" office:value="0.033458">
            <text:p>0,033458</text:p>
          </table:table-cell>
          <table:table-cell office:value-type="float" office:value="0.032323">
            <text:p>0,032323</text:p>
          </table:table-cell>
          <table:table-cell office:value-type="float" office:value="0.031854">
            <text:p>0,031854</text:p>
          </table:table-cell>
          <table:table-cell office:value-type="float" office:value="0.032766">
            <text:p>0,032766</text:p>
          </table:table-cell>
          <table:table-cell office:value-type="float" office:value="0.031791">
            <text:p>0,031791</text:p>
          </table:table-cell>
          <table:table-cell office:value-type="float" office:value="0.031491">
            <text:p>0,031491</text:p>
          </table:table-cell>
          <table:table-cell office:value-type="float" office:value="0.031359">
            <text:p>0,031359</text:p>
          </table:table-cell>
          <table:table-cell office:value-type="float" office:value="0.031006">
            <text:p>0,031006</text:p>
          </table:table-cell>
          <table:table-cell office:value-type="float" office:value="0.030957">
            <text:p>0,030957</text:p>
          </table:table-cell>
          <table:table-cell office:value-type="float" office:value="0.029941">
            <text:p>0,029941</text:p>
          </table:table-cell>
          <table:table-cell office:value-type="float" office:value="0.030112">
            <text:p>0,030112</text:p>
          </table:table-cell>
          <table:table-cell office:value-type="float" office:value="0.029767">
            <text:p>0,029767</text:p>
          </table:table-cell>
          <table:table-cell office:value-type="float" office:value="0.030352">
            <text:p>0,030352</text:p>
          </table:table-cell>
          <table:table-cell office:value-type="float" office:value="0.028864">
            <text:p>0,028864</text:p>
          </table:table-cell>
          <table:table-cell office:value-type="float" office:value="0.028029">
            <text:p>0,028029</text:p>
          </table:table-cell>
          <table:table-cell office:value-type="float" office:value="0.028821">
            <text:p>0,028821</text:p>
          </table:table-cell>
          <table:table-cell office:value-type="float" office:value="0.027253">
            <text:p>0,027253</text:p>
          </table:table-cell>
          <table:table-cell office:value-type="float" office:value="0.027251">
            <text:p>0,027251</text:p>
          </table:table-cell>
          <table:table-cell office:value-type="float" office:value="0.026526">
            <text:p>0,026526</text:p>
          </table:table-cell>
          <table:table-cell office:value-type="float" office:value="0.02742">
            <text:p>0,02742</text:p>
          </table:table-cell>
          <table:table-cell office:value-type="float" office:value="0.02681">
            <text:p>0,02681</text:p>
          </table:table-cell>
          <table:table-cell office:value-type="float" office:value="0.026543">
            <text:p>0,026543</text:p>
          </table:table-cell>
          <table:table-cell office:value-type="float" office:value="0.027061">
            <text:p>0,027061</text:p>
          </table:table-cell>
          <table:table-cell office:value-type="float" office:value="0.025832">
            <text:p>0,025832</text:p>
          </table:table-cell>
          <table:table-cell office:value-type="float" office:value="0.025254">
            <text:p>0,025254</text:p>
          </table:table-cell>
          <table:table-cell office:value-type="float" office:value="0.025071">
            <text:p>0,025071</text:p>
          </table:table-cell>
          <table:table-cell office:value-type="float" office:value="0.025271">
            <text:p>0,025271</text:p>
          </table:table-cell>
          <table:table-cell office:value-type="float" office:value="0.0257">
            <text:p>0,0257</text:p>
          </table:table-cell>
          <table:table-cell office:value-type="float" office:value="0.025803">
            <text:p>0,025803</text:p>
          </table:table-cell>
          <table:table-cell office:value-type="float" office:value="0.025416">
            <text:p>0,025416</text:p>
          </table:table-cell>
          <table:table-cell office:value-type="float" office:value="0.024567">
            <text:p>0,024567</text:p>
          </table:table-cell>
          <table:table-cell office:value-type="float" office:value="0.023497">
            <text:p>0,023497</text:p>
          </table:table-cell>
          <table:table-cell office:value-type="float" office:value="0.023594">
            <text:p>0,023594</text:p>
          </table:table-cell>
          <table:table-cell office:value-type="float" office:value="0.023728">
            <text:p>0,023728</text:p>
          </table:table-cell>
          <table:table-cell office:value-type="float" office:value="0.023507">
            <text:p>0,023507</text:p>
          </table:table-cell>
          <table:table-cell office:value-type="float" office:value="0.022816">
            <text:p>0,022816</text:p>
          </table:table-cell>
          <table:table-cell office:value-type="float" office:value="0.022878">
            <text:p>0,022878</text:p>
          </table:table-cell>
          <table:table-cell office:value-type="float" office:value="0.022793">
            <text:p>0,022793</text:p>
          </table:table-cell>
          <table:table-cell office:value-type="float" office:value="0.022528">
            <text:p>0,022528</text:p>
          </table:table-cell>
          <table:table-cell office:value-type="float" office:value="0.022625">
            <text:p>0,022625</text:p>
          </table:table-cell>
          <table:table-cell office:value-type="float" office:value="0.022194">
            <text:p>0,022194</text:p>
          </table:table-cell>
          <table:table-cell office:value-type="float" office:value="0.021555">
            <text:p>0,021555</text:p>
          </table:table-cell>
          <table:table-cell office:value-type="float" office:value="0.021938">
            <text:p>0,021938</text:p>
          </table:table-cell>
          <table:table-cell office:value-type="float" office:value="0.022249">
            <text:p>0,022249</text:p>
          </table:table-cell>
          <table:table-cell office:value-type="float" office:value="0.022231">
            <text:p>0,022231</text:p>
          </table:table-cell>
          <table:table-cell office:value-type="float" office:value="0.021604">
            <text:p>0,021604</text:p>
          </table:table-cell>
          <table:table-cell office:value-type="float" office:value="0.021861">
            <text:p>0,021861</text:p>
          </table:table-cell>
          <table:table-cell office:value-type="float" office:value="0.020779">
            <text:p>0,020779</text:p>
          </table:table-cell>
          <table:table-cell office:value-type="float" office:value="0.020325">
            <text:p>0,020325</text:p>
          </table:table-cell>
          <table:table-cell office:value-type="float" office:value="0.02079">
            <text:p>0,02079</text:p>
          </table:table-cell>
          <table:table-cell office:value-type="float" office:value="0.02011">
            <text:p>0,02011</text:p>
          </table:table-cell>
          <table:table-cell office:value-type="float" office:value="0.019835">
            <text:p>0,019835</text:p>
          </table:table-cell>
          <table:table-cell office:value-type="float" office:value="0.020516">
            <text:p>0,020516</text:p>
          </table:table-cell>
          <table:table-cell office:value-type="float" office:value="0.01942">
            <text:p>0,01942</text:p>
          </table:table-cell>
          <table:table-cell office:value-type="float" office:value="0.019302">
            <text:p>0,019302</text:p>
          </table:table-cell>
          <table:table-cell office:value-type="float" office:value="0.019854">
            <text:p>0,019854</text:p>
          </table:table-cell>
          <table:table-cell office:value-type="float" office:value="0.019081">
            <text:p>0,019081</text:p>
          </table:table-cell>
          <table:table-cell office:value-type="float" office:value="0.01959">
            <text:p>0,01959</text:p>
          </table:table-cell>
          <table:table-cell office:value-type="float" office:value="0.01918">
            <text:p>0,01918</text:p>
          </table:table-cell>
          <table:table-cell office:value-type="float" office:value="0.019028">
            <text:p>0,019028</text:p>
          </table:table-cell>
          <table:table-cell office:value-type="float" office:value="0.019638">
            <text:p>0,019638</text:p>
          </table:table-cell>
          <table:table-cell office:value-type="float" office:value="0.01868">
            <text:p>0,01868</text:p>
          </table:table-cell>
          <table:table-cell office:value-type="float" office:value="0.018548">
            <text:p>0,018548</text:p>
          </table:table-cell>
          <table:table-cell office:value-type="float" office:value="0.018092">
            <text:p>0,018092</text:p>
          </table:table-cell>
          <table:table-cell office:value-type="float" office:value="0.017678">
            <text:p>0,017678</text:p>
          </table:table-cell>
          <table:table-cell office:value-type="float" office:value="0.017813">
            <text:p>0,017813</text:p>
          </table:table-cell>
          <table:table-cell office:value-type="float" office:value="0.018501">
            <text:p>0,018501</text:p>
          </table:table-cell>
          <table:table-cell office:value-type="float" office:value="0.0184">
            <text:p>0,0184</text:p>
          </table:table-cell>
          <table:table-cell office:value-type="float" office:value="0.017865">
            <text:p>0,017865</text:p>
          </table:table-cell>
          <table:table-cell office:value-type="float" office:value="0.017166">
            <text:p>0,017166</text:p>
          </table:table-cell>
          <table:table-cell office:value-type="float" office:value="0.017454">
            <text:p>0,017454</text:p>
          </table:table-cell>
          <table:table-cell office:value-type="float" office:value="0.0171">
            <text:p>0,0171</text:p>
          </table:table-cell>
          <table:table-cell office:value-type="float" office:value="0.016914">
            <text:p>0,016914</text:p>
          </table:table-cell>
          <table:table-cell office:value-type="float" office:value="0.016949">
            <text:p>0,016949</text:p>
          </table:table-cell>
          <table:table-cell office:value-type="float" office:value="0.017011">
            <text:p>0,017011</text:p>
          </table:table-cell>
          <table:table-cell office:value-type="float" office:value="0.016735">
            <text:p>0,016735</text:p>
          </table:table-cell>
          <table:table-cell office:value-type="float" office:value="0.01645">
            <text:p>0,01645</text:p>
          </table:table-cell>
          <table:table-cell office:value-type="float" office:value="0.01629">
            <text:p>0,01629</text:p>
          </table:table-cell>
          <table:table-cell office:value-type="float" office:value="0.017085">
            <text:p>0,017085</text:p>
          </table:table-cell>
          <table:table-cell office:value-type="float" office:value="0.016629">
            <text:p>0,016629</text:p>
          </table:table-cell>
          <table:table-cell office:value-type="float" office:value="0.016457">
            <text:p>0,016457</text:p>
          </table:table-cell>
          <table:table-cell office:value-type="float" office:value="0.015927">
            <text:p>0,015927</text:p>
          </table:table-cell>
          <table:table-cell office:value-type="float" office:value="0.01587">
            <text:p>0,01587</text:p>
          </table:table-cell>
          <table:table-cell office:value-type="float" office:value="0.015815">
            <text:p>0,015815</text:p>
          </table:table-cell>
          <table:table-cell office:value-type="float" office:value="0.015742">
            <text:p>0,015742</text:p>
          </table:table-cell>
          <table:table-cell office:value-type="float" office:value="0.0158">
            <text:p>0,0158</text:p>
          </table:table-cell>
          <table:table-cell office:value-type="float" office:value="0.015308">
            <text:p>0,015308</text:p>
          </table:table-cell>
          <table:table-cell office:value-type="float" office:value="0.015186">
            <text:p>0,015186</text:p>
          </table:table-cell>
          <table:table-cell office:value-type="float" office:value="0.015092">
            <text:p>0,015092</text:p>
          </table:table-cell>
          <table:table-cell office:value-type="float" office:value="0.015454">
            <text:p>0,015454</text:p>
          </table:table-cell>
          <table:table-cell office:value-type="float" office:value="0.015343">
            <text:p>0,015343</text:p>
          </table:table-cell>
          <table:table-cell office:value-type="float" office:value="0.015035">
            <text:p>0,015035</text:p>
          </table:table-cell>
          <table:table-cell office:value-type="float" office:value="0.014911">
            <text:p>0,014911</text:p>
          </table:table-cell>
          <table:table-cell office:value-type="float" office:value="0.015391">
            <text:p>0,015391</text:p>
          </table:table-cell>
          <table:table-cell office:value-type="float" office:value="0.014683">
            <text:p>0,014683</text:p>
          </table:table-cell>
          <table:table-cell office:value-type="float" office:value="0.014812">
            <text:p>0,014812</text:p>
          </table:table-cell>
          <table:table-cell office:value-type="float" office:value="0.014816">
            <text:p>0,014816</text:p>
          </table:table-cell>
          <table:table-cell office:value-type="float" office:value="0.014375">
            <text:p>0,014375</text:p>
          </table:table-cell>
          <table:table-cell office:value-type="float" office:value="0.014368">
            <text:p>0,014368</text:p>
          </table:table-cell>
          <table:table-cell office:value-type="float" office:value="0.014658">
            <text:p>0,014658</text:p>
          </table:table-cell>
          <table:table-cell office:value-type="float" office:value="0.013813">
            <text:p>0,013813</text:p>
          </table:table-cell>
          <table:table-cell office:value-type="float" office:value="0.01371">
            <text:p>0,01371</text:p>
          </table:table-cell>
          <table:table-cell office:value-type="float" office:value="0.014519">
            <text:p>0,014519</text:p>
          </table:table-cell>
          <table:table-cell office:value-type="float" office:value="0.013668">
            <text:p>0,013668</text:p>
          </table:table-cell>
          <table:table-cell office:value-type="float" office:value="0.014242">
            <text:p>0,014242</text:p>
          </table:table-cell>
          <table:table-cell office:value-type="float" office:value="0.013693">
            <text:p>0,013693</text:p>
          </table:table-cell>
          <table:table-cell office:value-type="float" office:value="0.013542">
            <text:p>0,013542</text:p>
          </table:table-cell>
          <table:table-cell office:value-type="float" office:value="0.013322">
            <text:p>0,013322</text:p>
          </table:table-cell>
          <table:table-cell office:value-type="float" office:value="0.013284">
            <text:p>0,013284</text:p>
          </table:table-cell>
          <table:table-cell office:value-type="float" office:value="0.013738">
            <text:p>0,013738</text:p>
          </table:table-cell>
          <table:table-cell office:value-type="float" office:value="0.013693">
            <text:p>0,013693</text:p>
          </table:table-cell>
          <table:table-cell office:value-type="float" office:value="0.012729">
            <text:p>0,012729</text:p>
          </table:table-cell>
          <table:table-cell office:value-type="float" office:value="0.013178">
            <text:p>0,013178</text:p>
          </table:table-cell>
          <table:table-cell office:value-type="float" office:value="0.013037">
            <text:p>0,013037</text:p>
          </table:table-cell>
          <table:table-cell office:value-type="float" office:value="0.012505">
            <text:p>0,012505</text:p>
          </table:table-cell>
          <table:table-cell office:value-type="float" office:value="0.012412">
            <text:p>0,012412</text:p>
          </table:table-cell>
          <table:table-cell office:value-type="float" office:value="0.012929">
            <text:p>0,012929</text:p>
          </table:table-cell>
          <table:table-cell office:value-type="float" office:value="0.012552">
            <text:p>0,012552</text:p>
          </table:table-cell>
          <table:table-cell office:value-type="float" office:value="0.013038">
            <text:p>0,013038</text:p>
          </table:table-cell>
          <table:table-cell office:value-type="float" office:value="0.012333">
            <text:p>0,012333</text:p>
          </table:table-cell>
          <table:table-cell office:value-type="float" office:value="0.01217">
            <text:p>0,01217</text:p>
          </table:table-cell>
          <table:table-cell office:value-type="float" office:value="0.012558">
            <text:p>0,012558</text:p>
          </table:table-cell>
          <table:table-cell office:value-type="float" office:value="0.012129">
            <text:p>0,012129</text:p>
          </table:table-cell>
          <table:table-cell office:value-type="float" office:value="0.011974">
            <text:p>0,011974</text:p>
          </table:table-cell>
          <table:table-cell office:value-type="float" office:value="0.012429">
            <text:p>0,012429</text:p>
          </table:table-cell>
          <table:table-cell office:value-type="float" office:value="0.011472">
            <text:p>0,011472</text:p>
          </table:table-cell>
          <table:table-cell office:value-type="float" office:value="0.012732">
            <text:p>0,012732</text:p>
          </table:table-cell>
          <table:table-cell office:value-type="float" office:value="0.011928">
            <text:p>0,011928</text:p>
          </table:table-cell>
          <table:table-cell office:value-type="float" office:value="0.011321">
            <text:p>0,011321</text:p>
          </table:table-cell>
          <table:table-cell office:value-type="float" office:value="0.012686">
            <text:p>0,012686</text:p>
          </table:table-cell>
          <table:table-cell office:value-type="float" office:value="0.012038">
            <text:p>0,012038</text:p>
          </table:table-cell>
          <table:table-cell office:value-type="float" office:value="0.012134">
            <text:p>0,012134</text:p>
          </table:table-cell>
          <table:table-cell office:value-type="float" office:value="0.011705">
            <text:p>0,011705</text:p>
          </table:table-cell>
          <table:table-cell office:value-type="float" office:value="0.012175">
            <text:p>0,012175</text:p>
          </table:table-cell>
          <table:table-cell office:value-type="float" office:value="0.011412">
            <text:p>0,011412</text:p>
          </table:table-cell>
          <table:table-cell office:value-type="float" office:value="0.01135">
            <text:p>0,01135</text:p>
          </table:table-cell>
          <table:table-cell office:value-type="float" office:value="0.010937">
            <text:p>0,010937</text:p>
          </table:table-cell>
          <table:table-cell office:value-type="float" office:value="0.011405">
            <text:p>0,011405</text:p>
          </table:table-cell>
          <table:table-cell office:value-type="float" office:value="0.011209">
            <text:p>0,011209</text:p>
          </table:table-cell>
          <table:table-cell office:value-type="float" office:value="0.011521">
            <text:p>0,011521</text:p>
          </table:table-cell>
          <table:table-cell office:value-type="float" office:value="0.011091">
            <text:p>0,011091</text:p>
          </table:table-cell>
          <table:table-cell office:value-type="float" office:value="0.011262">
            <text:p>0,011262</text:p>
          </table:table-cell>
          <table:table-cell office:value-type="float" office:value="0.011418">
            <text:p>0,011418</text:p>
          </table:table-cell>
          <table:table-cell office:value-type="float" office:value="0.01113">
            <text:p>0,01113</text:p>
          </table:table-cell>
          <table:table-cell office:value-type="float" office:value="0.011203">
            <text:p>0,011203</text:p>
          </table:table-cell>
          <table:table-cell office:value-type="float" office:value="0.010497">
            <text:p>0,010497</text:p>
          </table:table-cell>
          <table:table-cell office:value-type="float" office:value="0.011167">
            <text:p>0,011167</text:p>
          </table:table-cell>
          <table:table-cell office:value-type="float" office:value="0.010477">
            <text:p>0,010477</text:p>
          </table:table-cell>
          <table:table-cell office:value-type="float" office:value="0.010613">
            <text:p>0,010613</text:p>
          </table:table-cell>
          <table:table-cell office:value-type="float" office:value="0.01084">
            <text:p>0,01084</text:p>
          </table:table-cell>
          <table:table-cell office:value-type="float" office:value="0.010463">
            <text:p>0,010463</text:p>
          </table:table-cell>
          <table:table-cell office:value-type="float" office:value="0.010595">
            <text:p>0,010595</text:p>
          </table:table-cell>
          <table:table-cell office:value-type="float" office:value="0.01018">
            <text:p>0,01018</text:p>
          </table:table-cell>
          <table:table-cell office:value-type="float" office:value="0.010559">
            <text:p>0,010559</text:p>
          </table:table-cell>
          <table:table-cell office:value-type="float" office:value="0.010529">
            <text:p>0,010529</text:p>
          </table:table-cell>
          <table:table-cell office:value-type="float" office:value="0.009772">
            <text:p>0,009772</text:p>
          </table:table-cell>
          <table:table-cell office:value-type="float" office:value="0.010335">
            <text:p>0,010335</text:p>
          </table:table-cell>
          <table:table-cell office:value-type="float" office:value="0.010372">
            <text:p>0,010372</text:p>
          </table:table-cell>
          <table:table-cell office:value-type="float" office:value="0.010318">
            <text:p>0,010318</text:p>
          </table:table-cell>
          <table:table-cell office:value-type="float" office:value="0.009926">
            <text:p>0,009926</text:p>
          </table:table-cell>
          <table:table-cell office:value-type="float" office:value="0.009971">
            <text:p>0,009971</text:p>
          </table:table-cell>
          <table:table-cell office:value-type="float" office:value="0.010115">
            <text:p>0,010115</text:p>
          </table:table-cell>
          <table:table-cell office:value-type="float" office:value="0.010277">
            <text:p>0,010277</text:p>
          </table:table-cell>
          <table:table-cell office:value-type="float" office:value="0.009619">
            <text:p>0,009619</text:p>
          </table:table-cell>
          <table:table-cell office:value-type="float" office:value="0.009843">
            <text:p>0,009843</text:p>
          </table:table-cell>
          <table:table-cell office:value-type="float" office:value="0.00986">
            <text:p>0,00986</text:p>
          </table:table-cell>
          <table:table-cell office:value-type="float" office:value="0.009855">
            <text:p>0,009855</text:p>
          </table:table-cell>
          <table:table-cell office:value-type="float" office:value="0.010155">
            <text:p>0,010155</text:p>
          </table:table-cell>
          <table:table-cell office:value-type="float" office:value="0.009666">
            <text:p>0,009666</text:p>
          </table:table-cell>
          <table:table-cell office:value-type="float" office:value="0.009555">
            <text:p>0,009555</text:p>
          </table:table-cell>
          <table:table-cell office:value-type="float" office:value="0.009894">
            <text:p>0,009894</text:p>
          </table:table-cell>
          <table:table-cell office:value-type="float" office:value="0.00938">
            <text:p>0,00938</text:p>
          </table:table-cell>
          <table:table-cell office:value-type="float" office:value="0.009233">
            <text:p>0,009233</text:p>
          </table:table-cell>
          <table:table-cell office:value-type="float" office:value="0.009491">
            <text:p>0,009491</text:p>
          </table:table-cell>
          <table:table-cell office:value-type="float" office:value="0.009032">
            <text:p>0,009032</text:p>
          </table:table-cell>
          <table:table-cell office:value-type="float" office:value="0.009196">
            <text:p>0,009196</text:p>
          </table:table-cell>
          <table:table-cell office:value-type="float" office:value="0.008834">
            <text:p>0,008834</text:p>
          </table:table-cell>
          <table:table-cell office:value-type="float" office:value="0.009655">
            <text:p>0,009655</text:p>
          </table:table-cell>
          <table:table-cell office:value-type="float" office:value="0.008966">
            <text:p>0,008966</text:p>
          </table:table-cell>
          <table:table-cell office:value-type="float" office:value="0.009528">
            <text:p>0,009528</text:p>
          </table:table-cell>
          <table:table-cell office:value-type="float" office:value="0.009369">
            <text:p>0,009369</text:p>
          </table:table-cell>
          <table:table-cell office:value-type="float" office:value="0.008939">
            <text:p>0,008939</text:p>
          </table:table-cell>
          <table:table-cell office:value-type="float" office:value="0.00957">
            <text:p>0,00957</text:p>
          </table:table-cell>
          <table:table-cell office:value-type="float" office:value="0.009507">
            <text:p>0,009507</text:p>
          </table:table-cell>
          <table:table-cell office:value-type="float" office:value="0.009388">
            <text:p>0,009388</text:p>
          </table:table-cell>
          <table:table-cell office:value-type="float" office:value="0.00949">
            <text:p>0,00949</text:p>
          </table:table-cell>
          <table:table-cell office:value-type="float" office:value="0.008513">
            <text:p>0,008513</text:p>
          </table:table-cell>
          <table:table-cell office:value-type="float" office:value="0.008739">
            <text:p>0,008739</text:p>
          </table:table-cell>
          <table:table-cell office:value-type="float" office:value="0.00917">
            <text:p>0,00917</text:p>
          </table:table-cell>
          <table:table-cell office:value-type="float" office:value="0.009209">
            <text:p>0,009209</text:p>
          </table:table-cell>
          <table:table-cell office:value-type="float" office:value="0.008978">
            <text:p>0,008978</text:p>
          </table:table-cell>
          <table:table-cell office:value-type="float" office:value="0.008726">
            <text:p>0,008726</text:p>
          </table:table-cell>
          <table:table-cell office:value-type="float" office:value="0.008662">
            <text:p>0,008662</text:p>
          </table:table-cell>
          <table:table-cell office:value-type="float" office:value="0.008847">
            <text:p>0,008847</text:p>
          </table:table-cell>
          <table:table-cell office:value-type="float" office:value="0.009027">
            <text:p>0,009027</text:p>
          </table:table-cell>
          <table:table-cell office:value-type="float" office:value="0.008666">
            <text:p>0,008666</text:p>
          </table:table-cell>
          <table:table-cell office:value-type="float" office:value="0.008809">
            <text:p>0,008809</text:p>
          </table:table-cell>
          <table:table-cell office:value-type="float" office:value="0.008707">
            <text:p>0,008707</text:p>
          </table:table-cell>
          <table:table-cell office:value-type="float" office:value="0.008643">
            <text:p>0,008643</text:p>
          </table:table-cell>
          <table:table-cell office:value-type="float" office:value="0.00862">
            <text:p>0,00862</text:p>
          </table:table-cell>
          <table:table-cell office:value-type="float" office:value="0.00834">
            <text:p>0,00834</text:p>
          </table:table-cell>
          <table:table-cell office:value-type="float" office:value="0.008604">
            <text:p>0,008604</text:p>
          </table:table-cell>
          <table:table-cell office:value-type="float" office:value="0.008536">
            <text:p>0,008536</text:p>
          </table:table-cell>
          <table:table-cell office:value-type="float" office:value="0.008229">
            <text:p>0,008229</text:p>
          </table:table-cell>
          <table:table-cell office:value-type="float" office:value="0.008414">
            <text:p>0,008414</text:p>
          </table:table-cell>
          <table:table-cell office:value-type="float" office:value="0.008499">
            <text:p>0,008499</text:p>
          </table:table-cell>
          <table:table-cell office:value-type="float" office:value="0.008351">
            <text:p>0,008351</text:p>
          </table:table-cell>
          <table:table-cell office:value-type="float" office:value="0.007968">
            <text:p>0,007968</text:p>
          </table:table-cell>
          <table:table-cell office:value-type="float" office:value="0.008756">
            <text:p>0,008756</text:p>
          </table:table-cell>
          <table:table-cell office:value-type="float" office:value="0.008436">
            <text:p>0,008436</text:p>
          </table:table-cell>
          <table:table-cell office:value-type="float" office:value="0.008432">
            <text:p>0,008432</text:p>
          </table:table-cell>
          <table:table-cell office:value-type="float" office:value="0.008144">
            <text:p>0,008144</text:p>
          </table:table-cell>
          <table:table-cell office:value-type="float" office:value="0.00794">
            <text:p>0,00794</text:p>
          </table:table-cell>
          <table:table-cell office:value-type="float" office:value="0.008183">
            <text:p>0,008183</text:p>
          </table:table-cell>
          <table:table-cell office:value-type="float" office:value="0.00837">
            <text:p>0,00837</text:p>
          </table:table-cell>
          <table:table-cell office:value-type="float" office:value="0.007941">
            <text:p>0,007941</text:p>
          </table:table-cell>
          <table:table-cell office:value-type="float" office:value="0.007865">
            <text:p>0,007865</text:p>
          </table:table-cell>
          <table:table-cell office:value-type="float" office:value="0.008232">
            <text:p>0,008232</text:p>
          </table:table-cell>
          <table:table-cell office:value-type="float" office:value="0.008268">
            <text:p>0,008268</text:p>
          </table:table-cell>
          <table:table-cell office:value-type="float" office:value="0.007969">
            <text:p>0,007969</text:p>
          </table:table-cell>
          <table:table-cell office:value-type="float" office:value="0.008082">
            <text:p>0,008082</text:p>
          </table:table-cell>
          <table:table-cell office:value-type="float" office:value="0.008068">
            <text:p>0,008068</text:p>
          </table:table-cell>
          <table:table-cell office:value-type="float" office:value="0.007793">
            <text:p>0,007793</text:p>
          </table:table-cell>
          <table:table-cell office:value-type="float" office:value="0.00804">
            <text:p>0,00804</text:p>
          </table:table-cell>
          <table:table-cell office:value-type="float" office:value="0.007736">
            <text:p>0,007736</text:p>
          </table:table-cell>
          <table:table-cell office:value-type="float" office:value="0.007695">
            <text:p>0,007695</text:p>
          </table:table-cell>
          <table:table-cell office:value-type="float" office:value="0.007429">
            <text:p>0,007429</text:p>
          </table:table-cell>
          <table:table-cell office:value-type="float" office:value="0.007746">
            <text:p>0,007746</text:p>
          </table:table-cell>
          <table:table-cell office:value-type="float" office:value="0.007365">
            <text:p>0,007365</text:p>
          </table:table-cell>
          <table:table-cell office:value-type="float" office:value="0.007701">
            <text:p>0,007701</text:p>
          </table:table-cell>
          <table:table-cell office:value-type="float" office:value="0.007838">
            <text:p>0,007838</text:p>
          </table:table-cell>
          <table:table-cell office:value-type="float" office:value="0.007687">
            <text:p>0,007687</text:p>
          </table:table-cell>
          <table:table-cell office:value-type="float" office:value="0.007405">
            <text:p>0,007405</text:p>
          </table:table-cell>
          <table:table-cell office:value-type="float" office:value="0.007684">
            <text:p>0,007684</text:p>
          </table:table-cell>
          <table:table-cell office:value-type="float" office:value="0.007565">
            <text:p>0,007565</text:p>
          </table:table-cell>
          <table:table-cell office:value-type="float" office:value="0.007647">
            <text:p>0,007647</text:p>
          </table:table-cell>
          <table:table-cell office:value-type="float" office:value="0.007445">
            <text:p>0,007445</text:p>
          </table:table-cell>
          <table:table-cell office:value-type="float" office:value="0.007423">
            <text:p>0,007423</text:p>
          </table:table-cell>
          <table:table-cell office:value-type="float" office:value="0.007009">
            <text:p>0,007009</text:p>
          </table:table-cell>
          <table:table-cell office:value-type="float" office:value="0.007177">
            <text:p>0,007177</text:p>
          </table:table-cell>
          <table:table-cell office:value-type="float" office:value="0.007636">
            <text:p>0,007636</text:p>
          </table:table-cell>
          <table:table-cell office:value-type="float" office:value="0.007491">
            <text:p>0,007491</text:p>
          </table:table-cell>
          <table:table-cell office:value-type="float" office:value="0.007174">
            <text:p>0,007174</text:p>
          </table:table-cell>
          <table:table-cell office:value-type="float" office:value="0.007551">
            <text:p>0,007551</text:p>
          </table:table-cell>
          <table:table-cell office:value-type="float" office:value="0.007">
            <text:p>0,007</text:p>
          </table:table-cell>
          <table:table-cell office:value-type="float" office:value="0.007289">
            <text:p>0,007289</text:p>
          </table:table-cell>
          <table:table-cell office:value-type="float" office:value="0.007598">
            <text:p>0,007598</text:p>
          </table:table-cell>
          <table:table-cell office:value-type="float" office:value="0.007193">
            <text:p>0,007193</text:p>
          </table:table-cell>
          <table:table-cell office:value-type="float" office:value="0.007344">
            <text:p>0,007344</text:p>
          </table:table-cell>
          <table:table-cell office:value-type="float" office:value="0.00719">
            <text:p>0,00719</text:p>
          </table:table-cell>
          <table:table-cell office:value-type="float" office:value="0.007489">
            <text:p>0,007489</text:p>
          </table:table-cell>
          <table:table-cell office:value-type="float" office:value="0.007351">
            <text:p>0,007351</text:p>
          </table:table-cell>
          <table:table-cell office:value-type="float" office:value="0.007102">
            <text:p>0,007102</text:p>
          </table:table-cell>
          <table:table-cell office:value-type="float" office:value="0.007389">
            <text:p>0,007389</text:p>
          </table:table-cell>
          <table:table-cell office:value-type="float" office:value="0.007183">
            <text:p>0,007183</text:p>
          </table:table-cell>
          <table:table-cell office:value-type="float" office:value="0.007448">
            <text:p>0,007448</text:p>
          </table:table-cell>
          <table:table-cell office:value-type="float" office:value="0.007376">
            <text:p>0,007376</text:p>
          </table:table-cell>
          <table:table-cell office:value-type="float" office:value="0.006978">
            <text:p>0,006978</text:p>
          </table:table-cell>
          <table:table-cell office:value-type="float" office:value="0.007397">
            <text:p>0,007397</text:p>
          </table:table-cell>
          <table:table-cell office:value-type="float" office:value="0.007144">
            <text:p>0,007144</text:p>
          </table:table-cell>
          <table:table-cell office:value-type="float" office:value="0.006907">
            <text:p>0,006907</text:p>
          </table:table-cell>
          <table:table-cell office:value-type="float" office:value="0.006881">
            <text:p>0,006881</text:p>
          </table:table-cell>
          <table:table-cell office:value-type="float" office:value="0.007146">
            <text:p>0,007146</text:p>
          </table:table-cell>
          <table:table-cell office:value-type="float" office:value="0.006891">
            <text:p>0,006891</text:p>
          </table:table-cell>
          <table:table-cell office:value-type="float" office:value="0.007049">
            <text:p>0,007049</text:p>
          </table:table-cell>
          <table:table-cell office:value-type="float" office:value="0.007338">
            <text:p>0,007338</text:p>
          </table:table-cell>
          <table:table-cell office:value-type="float" office:value="0.007146">
            <text:p>0,007146</text:p>
          </table:table-cell>
          <table:table-cell office:value-type="float" office:value="0.006865">
            <text:p>0,006865</text:p>
          </table:table-cell>
          <table:table-cell office:value-type="float" office:value="0.007088">
            <text:p>0,007088</text:p>
          </table:table-cell>
          <table:table-cell office:value-type="float" office:value="0.006774">
            <text:p>0,006774</text:p>
          </table:table-cell>
          <table:table-cell office:value-type="float" office:value="0.00702">
            <text:p>0,00702</text:p>
          </table:table-cell>
          <table:table-cell office:value-type="float" office:value="0.006904">
            <text:p>0,006904</text:p>
          </table:table-cell>
          <table:table-cell office:value-type="float" office:value="0.006435">
            <text:p>0,006435</text:p>
          </table:table-cell>
          <table:table-cell office:value-type="float" office:value="0.006749">
            <text:p>0,006749</text:p>
          </table:table-cell>
          <table:table-cell office:value-type="float" office:value="0.006778">
            <text:p>0,006778</text:p>
          </table:table-cell>
          <table:table-cell office:value-type="float" office:value="0.006592">
            <text:p>0,006592</text:p>
          </table:table-cell>
          <table:table-cell office:value-type="float" office:value="0.007018">
            <text:p>0,007018</text:p>
          </table:table-cell>
          <table:table-cell office:value-type="float" office:value="0.007122">
            <text:p>0,007122</text:p>
          </table:table-cell>
          <table:table-cell office:value-type="float" office:value="0.006428">
            <text:p>0,006428</text:p>
          </table:table-cell>
          <table:table-cell office:value-type="float" office:value="0.006703">
            <text:p>0,006703</text:p>
          </table:table-cell>
          <table:table-cell office:value-type="float" office:value="0.006545">
            <text:p>0,006545</text:p>
          </table:table-cell>
          <table:table-cell office:value-type="float" office:value="0.00644">
            <text:p>0,00644</text:p>
          </table:table-cell>
          <table:table-cell office:value-type="float" office:value="0.006559">
            <text:p>0,006559</text:p>
          </table:table-cell>
          <table:table-cell office:value-type="float" office:value="0.006296">
            <text:p>0,006296</text:p>
          </table:table-cell>
          <table:table-cell office:value-type="float" office:value="0.006737">
            <text:p>0,006737</text:p>
          </table:table-cell>
          <table:table-cell office:value-type="float" office:value="0.006944">
            <text:p>0,006944</text:p>
          </table:table-cell>
          <table:table-cell office:value-type="float" office:value="0.006546">
            <text:p>0,006546</text:p>
          </table:table-cell>
          <table:table-cell office:value-type="float" office:value="0.006635">
            <text:p>0,006635</text:p>
          </table:table-cell>
          <table:table-cell office:value-type="float" office:value="0.006664">
            <text:p>0,006664</text:p>
          </table:table-cell>
          <table:table-cell office:value-type="float" office:value="0.006814">
            <text:p>0,006814</text:p>
          </table:table-cell>
          <table:table-cell office:value-type="float" office:value="0.006498">
            <text:p>0,006498</text:p>
          </table:table-cell>
          <table:table-cell office:value-type="float" office:value="0.00631">
            <text:p>0,00631</text:p>
          </table:table-cell>
          <table:table-cell office:value-type="float" office:value="0.006445">
            <text:p>0,006445</text:p>
          </table:table-cell>
          <table:table-cell office:value-type="float" office:value="0.006336">
            <text:p>0,006336</text:p>
          </table:table-cell>
          <table:table-cell office:value-type="float" office:value="0.006531">
            <text:p>0,006531</text:p>
          </table:table-cell>
          <table:table-cell office:value-type="float" office:value="0.006715">
            <text:p>0,006715</text:p>
          </table:table-cell>
          <table:table-cell office:value-type="float" office:value="0.006406">
            <text:p>0,006406</text:p>
          </table:table-cell>
          <table:table-cell office:value-type="float" office:value="0.006389">
            <text:p>0,006389</text:p>
          </table:table-cell>
          <table:table-cell office:value-type="float" office:value="0.006466">
            <text:p>0,006466</text:p>
          </table:table-cell>
          <table:table-cell office:value-type="float" office:value="0.006551">
            <text:p>0,006551</text:p>
          </table:table-cell>
          <table:table-cell office:value-type="float" office:value="0.006363">
            <text:p>0,006363</text:p>
          </table:table-cell>
          <table:table-cell office:value-type="float" office:value="0.006219">
            <text:p>0,006219</text:p>
          </table:table-cell>
          <table:table-cell office:value-type="float" office:value="0.006393">
            <text:p>0,006393</text:p>
          </table:table-cell>
          <table:table-cell office:value-type="float" office:value="0.006591">
            <text:p>0,006591</text:p>
          </table:table-cell>
          <table:table-cell office:value-type="float" office:value="0.0064">
            <text:p>0,0064</text:p>
          </table:table-cell>
          <table:table-cell office:value-type="float" office:value="0.006475">
            <text:p>0,006475</text:p>
          </table:table-cell>
          <table:table-cell office:value-type="float" office:value="0.006219">
            <text:p>0,006219</text:p>
          </table:table-cell>
          <table:table-cell office:value-type="float" office:value="0.00618">
            <text:p>0,00618</text:p>
          </table:table-cell>
          <table:table-cell office:value-type="float" office:value="0.006176">
            <text:p>0,006176</text:p>
          </table:table-cell>
          <table:table-cell office:value-type="float" office:value="0.0059">
            <text:p>0,0059</text:p>
          </table:table-cell>
          <table:table-cell office:value-type="float" office:value="0.006087">
            <text:p>0,006087</text:p>
          </table:table-cell>
          <table:table-cell office:value-type="float" office:value="0.006288">
            <text:p>0,006288</text:p>
          </table:table-cell>
          <table:table-cell office:value-type="float" office:value="0.006519">
            <text:p>0,006519</text:p>
          </table:table-cell>
          <table:table-cell office:value-type="float" office:value="0.006232">
            <text:p>0,006232</text:p>
          </table:table-cell>
          <table:table-cell office:value-type="float" office:value="0.005961">
            <text:p>0,005961</text:p>
          </table:table-cell>
          <table:table-cell office:value-type="float" office:value="0.006422">
            <text:p>0,006422</text:p>
          </table:table-cell>
          <table:table-cell office:value-type="float" office:value="0.006215">
            <text:p>0,006215</text:p>
          </table:table-cell>
          <table:table-cell office:value-type="float" office:value="0.006339">
            <text:p>0,006339</text:p>
          </table:table-cell>
          <table:table-cell office:value-type="float" office:value="0.006053">
            <text:p>0,006053</text:p>
          </table:table-cell>
          <table:table-cell office:value-type="float" office:value="0.005883">
            <text:p>0,005883</text:p>
          </table:table-cell>
          <table:table-cell office:value-type="float" office:value="0.006108">
            <text:p>0,006108</text:p>
          </table:table-cell>
          <table:table-cell office:value-type="float" office:value="0.006091">
            <text:p>0,006091</text:p>
          </table:table-cell>
          <table:table-cell office:value-type="float" office:value="0.006181">
            <text:p>0,006181</text:p>
          </table:table-cell>
          <table:table-cell office:value-type="float" office:value="0.005965">
            <text:p>0,005965</text:p>
          </table:table-cell>
          <table:table-cell office:value-type="float" office:value="0.006147">
            <text:p>0,006147</text:p>
          </table:table-cell>
          <table:table-cell office:value-type="float" office:value="0.006097">
            <text:p>0,006097</text:p>
          </table:table-cell>
          <table:table-cell office:value-type="float" office:value="0.005819">
            <text:p>0,005819</text:p>
          </table:table-cell>
          <table:table-cell office:value-type="float" office:value="0.006083">
            <text:p>0,006083</text:p>
          </table:table-cell>
          <table:table-cell office:value-type="float" office:value="0.006056">
            <text:p>0,006056</text:p>
          </table:table-cell>
          <table:table-cell office:value-type="float" office:value="0.006071">
            <text:p>0,006071</text:p>
          </table:table-cell>
          <table:table-cell office:value-type="float" office:value="0.005967">
            <text:p>0,005967</text:p>
          </table:table-cell>
          <table:table-cell office:value-type="float" office:value="0.005946">
            <text:p>0,005946</text:p>
          </table:table-cell>
          <table:table-cell office:value-type="float" office:value="0.006122">
            <text:p>0,006122</text:p>
          </table:table-cell>
          <table:table-cell office:value-type="float" office:value="0.006086">
            <text:p>0,006086</text:p>
          </table:table-cell>
          <table:table-cell office:value-type="float" office:value="0.005984">
            <text:p>0,005984</text:p>
          </table:table-cell>
          <table:table-cell office:value-type="float" office:value="0.006008">
            <text:p>0,006008</text:p>
          </table:table-cell>
          <table:table-cell office:value-type="float" office:value="0.005866">
            <text:p>0,005866</text:p>
          </table:table-cell>
          <table:table-cell office:value-type="float" office:value="0.00629">
            <text:p>0,00629</text:p>
          </table:table-cell>
        </table:table-row>
        <table:table-row table:style-name="ro1">
          <table:covered-table-cell table:number-columns-repeated="4" table:style-name="ce1"/>
          <table:table-cell office:value-type="string">
            <text:p>Verifying – MCP all data</text:p>
          </table:table-cell>
          <table:table-cell office:value-type="float" office:value="2.394922">
            <text:p>2,394922</text:p>
          </table:table-cell>
          <table:table-cell office:value-type="float" office:value="2.028254">
            <text:p>2,028254</text:p>
          </table:table-cell>
          <table:table-cell office:value-type="float" office:value="1.676258">
            <text:p>1,676258</text:p>
          </table:table-cell>
          <table:table-cell office:value-type="float" office:value="1.444087">
            <text:p>1,444087</text:p>
          </table:table-cell>
          <table:table-cell office:value-type="float" office:value="1.23066">
            <text:p>1,23066</text:p>
          </table:table-cell>
          <table:table-cell office:value-type="float" office:value="1.033109">
            <text:p>1,033109</text:p>
          </table:table-cell>
          <table:table-cell office:value-type="float" office:value="0.939072">
            <text:p>0,939072</text:p>
          </table:table-cell>
          <table:table-cell office:value-type="float" office:value="0.836792">
            <text:p>0,836792</text:p>
          </table:table-cell>
          <table:table-cell office:value-type="float" office:value="0.744793">
            <text:p>0,744793</text:p>
          </table:table-cell>
          <table:table-cell office:value-type="float" office:value="0.692846">
            <text:p>0,692846</text:p>
          </table:table-cell>
          <table:table-cell office:value-type="float" office:value="0.628528">
            <text:p>0,628528</text:p>
          </table:table-cell>
          <table:table-cell office:value-type="float" office:value="0.602311">
            <text:p>0,602311</text:p>
          </table:table-cell>
          <table:table-cell office:value-type="float" office:value="0.545084">
            <text:p>0,545084</text:p>
          </table:table-cell>
          <table:table-cell office:value-type="float" office:value="0.492585">
            <text:p>0,492585</text:p>
          </table:table-cell>
          <table:table-cell office:value-type="float" office:value="0.478178">
            <text:p>0,478178</text:p>
          </table:table-cell>
          <table:table-cell office:value-type="float" office:value="0.445907">
            <text:p>0,445907</text:p>
          </table:table-cell>
          <table:table-cell office:value-type="float" office:value="0.431357">
            <text:p>0,431357</text:p>
          </table:table-cell>
          <table:table-cell office:value-type="float" office:value="0.413667">
            <text:p>0,413667</text:p>
          </table:table-cell>
          <table:table-cell office:value-type="float" office:value="0.40246">
            <text:p>0,40246</text:p>
          </table:table-cell>
          <table:table-cell office:value-type="float" office:value="0.388058">
            <text:p>0,388058</text:p>
          </table:table-cell>
          <table:table-cell office:value-type="float" office:value="0.372307">
            <text:p>0,372307</text:p>
          </table:table-cell>
          <table:table-cell office:value-type="float" office:value="0.349567">
            <text:p>0,349567</text:p>
          </table:table-cell>
          <table:table-cell office:value-type="float" office:value="0.340968">
            <text:p>0,340968</text:p>
          </table:table-cell>
          <table:table-cell office:value-type="float" office:value="0.339467">
            <text:p>0,339467</text:p>
          </table:table-cell>
          <table:table-cell office:value-type="float" office:value="0.33333">
            <text:p>0,33333</text:p>
          </table:table-cell>
          <table:table-cell office:value-type="float" office:value="0.320583">
            <text:p>0,320583</text:p>
          </table:table-cell>
          <table:table-cell office:value-type="float" office:value="0.313577">
            <text:p>0,313577</text:p>
          </table:table-cell>
          <table:table-cell office:value-type="float" office:value="0.310688">
            <text:p>0,310688</text:p>
          </table:table-cell>
          <table:table-cell office:value-type="float" office:value="0.292918">
            <text:p>0,292918</text:p>
          </table:table-cell>
          <table:table-cell office:value-type="float" office:value="0.285066">
            <text:p>0,285066</text:p>
          </table:table-cell>
          <table:table-cell office:value-type="float" office:value="0.284728">
            <text:p>0,284728</text:p>
          </table:table-cell>
          <table:table-cell office:value-type="float" office:value="0.275003">
            <text:p>0,275003</text:p>
          </table:table-cell>
          <table:table-cell office:value-type="float" office:value="0.270697">
            <text:p>0,270697</text:p>
          </table:table-cell>
          <table:table-cell office:value-type="float" office:value="0.259027">
            <text:p>0,259027</text:p>
          </table:table-cell>
          <table:table-cell office:value-type="float" office:value="0.260317">
            <text:p>0,260317</text:p>
          </table:table-cell>
          <table:table-cell office:value-type="float" office:value="0.26094">
            <text:p>0,26094</text:p>
          </table:table-cell>
          <table:table-cell office:value-type="float" office:value="0.253116">
            <text:p>0,253116</text:p>
          </table:table-cell>
          <table:table-cell office:value-type="float" office:value="0.241842">
            <text:p>0,241842</text:p>
          </table:table-cell>
          <table:table-cell office:value-type="float" office:value="0.23385">
            <text:p>0,23385</text:p>
          </table:table-cell>
          <table:table-cell office:value-type="float" office:value="0.228774">
            <text:p>0,228774</text:p>
          </table:table-cell>
          <table:table-cell office:value-type="float" office:value="0.22954">
            <text:p>0,22954</text:p>
          </table:table-cell>
          <table:table-cell office:value-type="float" office:value="0.224006">
            <text:p>0,224006</text:p>
          </table:table-cell>
          <table:table-cell office:value-type="float" office:value="0.218022">
            <text:p>0,218022</text:p>
          </table:table-cell>
          <table:table-cell office:value-type="float" office:value="0.214027">
            <text:p>0,214027</text:p>
          </table:table-cell>
          <table:table-cell office:value-type="float" office:value="0.209941">
            <text:p>0,209941</text:p>
          </table:table-cell>
          <table:table-cell office:value-type="float" office:value="0.209067">
            <text:p>0,209067</text:p>
          </table:table-cell>
          <table:table-cell office:value-type="float" office:value="0.204264">
            <text:p>0,204264</text:p>
          </table:table-cell>
          <table:table-cell office:value-type="float" office:value="0.202391">
            <text:p>0,202391</text:p>
          </table:table-cell>
          <table:table-cell office:value-type="float" office:value="0.194964">
            <text:p>0,194964</text:p>
          </table:table-cell>
          <table:table-cell office:value-type="float" office:value="0.189592">
            <text:p>0,189592</text:p>
          </table:table-cell>
          <table:table-cell office:value-type="float" office:value="0.187997">
            <text:p>0,187997</text:p>
          </table:table-cell>
          <table:table-cell office:value-type="float" office:value="0.179937">
            <text:p>0,179937</text:p>
          </table:table-cell>
          <table:table-cell office:value-type="float" office:value="0.183091">
            <text:p>0,183091</text:p>
          </table:table-cell>
          <table:table-cell office:value-type="float" office:value="0.170444">
            <text:p>0,170444</text:p>
          </table:table-cell>
          <table:table-cell office:value-type="float" office:value="0.169829">
            <text:p>0,169829</text:p>
          </table:table-cell>
          <table:table-cell office:value-type="float" office:value="0.17271">
            <text:p>0,17271</text:p>
          </table:table-cell>
          <table:table-cell office:value-type="float" office:value="0.171293">
            <text:p>0,171293</text:p>
          </table:table-cell>
          <table:table-cell office:value-type="float" office:value="0.161997">
            <text:p>0,161997</text:p>
          </table:table-cell>
          <table:table-cell office:value-type="float" office:value="0.156711">
            <text:p>0,156711</text:p>
          </table:table-cell>
          <table:table-cell office:value-type="float" office:value="0.149385">
            <text:p>0,149385</text:p>
          </table:table-cell>
          <table:table-cell office:value-type="float" office:value="0.156352">
            <text:p>0,156352</text:p>
          </table:table-cell>
          <table:table-cell office:value-type="float" office:value="0.151684">
            <text:p>0,151684</text:p>
          </table:table-cell>
          <table:table-cell office:value-type="float" office:value="0.145185">
            <text:p>0,145185</text:p>
          </table:table-cell>
          <table:table-cell office:value-type="float" office:value="0.142542">
            <text:p>0,142542</text:p>
          </table:table-cell>
          <table:table-cell office:value-type="float" office:value="0.143525">
            <text:p>0,143525</text:p>
          </table:table-cell>
          <table:table-cell office:value-type="float" office:value="0.140711">
            <text:p>0,140711</text:p>
          </table:table-cell>
          <table:table-cell office:value-type="float" office:value="0.137006">
            <text:p>0,137006</text:p>
          </table:table-cell>
          <table:table-cell office:value-type="float" office:value="0.130075">
            <text:p>0,130075</text:p>
          </table:table-cell>
          <table:table-cell office:value-type="float" office:value="0.132337">
            <text:p>0,132337</text:p>
          </table:table-cell>
          <table:table-cell office:value-type="float" office:value="0.12732">
            <text:p>0,12732</text:p>
          </table:table-cell>
          <table:table-cell office:value-type="float" office:value="0.129056">
            <text:p>0,129056</text:p>
          </table:table-cell>
          <table:table-cell office:value-type="float" office:value="0.120227">
            <text:p>0,120227</text:p>
          </table:table-cell>
          <table:table-cell office:value-type="float" office:value="0.120845">
            <text:p>0,120845</text:p>
          </table:table-cell>
          <table:table-cell office:value-type="float" office:value="0.117515">
            <text:p>0,117515</text:p>
          </table:table-cell>
          <table:table-cell office:value-type="float" office:value="0.115518">
            <text:p>0,115518</text:p>
          </table:table-cell>
          <table:table-cell office:value-type="float" office:value="0.116481">
            <text:p>0,116481</text:p>
          </table:table-cell>
          <table:table-cell office:value-type="float" office:value="0.112355">
            <text:p>0,112355</text:p>
          </table:table-cell>
          <table:table-cell office:value-type="float" office:value="0.108439">
            <text:p>0,108439</text:p>
          </table:table-cell>
          <table:table-cell office:value-type="float" office:value="0.110501">
            <text:p>0,110501</text:p>
          </table:table-cell>
          <table:table-cell office:value-type="float" office:value="0.109597">
            <text:p>0,109597</text:p>
          </table:table-cell>
          <table:table-cell office:value-type="float" office:value="0.105453">
            <text:p>0,105453</text:p>
          </table:table-cell>
          <table:table-cell office:value-type="float" office:value="0.101512">
            <text:p>0,101512</text:p>
          </table:table-cell>
          <table:table-cell office:value-type="float" office:value="0.099759">
            <text:p>0,099759</text:p>
          </table:table-cell>
          <table:table-cell office:value-type="float" office:value="0.098903">
            <text:p>0,098903</text:p>
          </table:table-cell>
          <table:table-cell office:value-type="float" office:value="0.096828">
            <text:p>0,096828</text:p>
          </table:table-cell>
          <table:table-cell office:value-type="float" office:value="0.098387">
            <text:p>0,098387</text:p>
          </table:table-cell>
          <table:table-cell office:value-type="float" office:value="0.092474">
            <text:p>0,092474</text:p>
          </table:table-cell>
          <table:table-cell office:value-type="float" office:value="0.09248">
            <text:p>0,09248</text:p>
          </table:table-cell>
          <table:table-cell office:value-type="float" office:value="0.093742">
            <text:p>0,093742</text:p>
          </table:table-cell>
          <table:table-cell office:value-type="float" office:value="0.090997">
            <text:p>0,090997</text:p>
          </table:table-cell>
          <table:table-cell office:value-type="float" office:value="0.088644">
            <text:p>0,088644</text:p>
          </table:table-cell>
          <table:table-cell office:value-type="float" office:value="0.089353">
            <text:p>0,089353</text:p>
          </table:table-cell>
          <table:table-cell office:value-type="float" office:value="0.082659">
            <text:p>0,082659</text:p>
          </table:table-cell>
          <table:table-cell office:value-type="float" office:value="0.084545">
            <text:p>0,084545</text:p>
          </table:table-cell>
          <table:table-cell office:value-type="float" office:value="0.082782">
            <text:p>0,082782</text:p>
          </table:table-cell>
          <table:table-cell office:value-type="float" office:value="0.081214">
            <text:p>0,081214</text:p>
          </table:table-cell>
          <table:table-cell office:value-type="float" office:value="0.079201">
            <text:p>0,079201</text:p>
          </table:table-cell>
          <table:table-cell office:value-type="float" office:value="0.074963">
            <text:p>0,074963</text:p>
          </table:table-cell>
          <table:table-cell office:value-type="float" office:value="0.075309">
            <text:p>0,075309</text:p>
          </table:table-cell>
          <table:table-cell office:value-type="float" office:value="0.077843">
            <text:p>0,077843</text:p>
          </table:table-cell>
          <table:table-cell office:value-type="float" office:value="0.074992">
            <text:p>0,074992</text:p>
          </table:table-cell>
          <table:table-cell office:value-type="float" office:value="0.073909">
            <text:p>0,073909</text:p>
          </table:table-cell>
          <table:table-cell office:value-type="float" office:value="0.074351">
            <text:p>0,074351</text:p>
          </table:table-cell>
          <table:table-cell office:value-type="float" office:value="0.071076">
            <text:p>0,071076</text:p>
          </table:table-cell>
          <table:table-cell office:value-type="float" office:value="0.070263">
            <text:p>0,070263</text:p>
          </table:table-cell>
          <table:table-cell office:value-type="float" office:value="0.07028">
            <text:p>0,07028</text:p>
          </table:table-cell>
          <table:table-cell office:value-type="float" office:value="0.067525">
            <text:p>0,067525</text:p>
          </table:table-cell>
          <table:table-cell office:value-type="float" office:value="0.067637">
            <text:p>0,067637</text:p>
          </table:table-cell>
          <table:table-cell office:value-type="float" office:value="0.065339">
            <text:p>0,065339</text:p>
          </table:table-cell>
          <table:table-cell office:value-type="float" office:value="0.066157">
            <text:p>0,066157</text:p>
          </table:table-cell>
          <table:table-cell office:value-type="float" office:value="0.063426">
            <text:p>0,063426</text:p>
          </table:table-cell>
          <table:table-cell office:value-type="float" office:value="0.062477">
            <text:p>0,062477</text:p>
          </table:table-cell>
          <table:table-cell office:value-type="float" office:value="0.060152">
            <text:p>0,060152</text:p>
          </table:table-cell>
          <table:table-cell office:value-type="float" office:value="0.062673">
            <text:p>0,062673</text:p>
          </table:table-cell>
          <table:table-cell office:value-type="float" office:value="0.060277">
            <text:p>0,060277</text:p>
          </table:table-cell>
          <table:table-cell office:value-type="float" office:value="0.060576">
            <text:p>0,060576</text:p>
          </table:table-cell>
          <table:table-cell office:value-type="float" office:value="0.05803">
            <text:p>0,05803</text:p>
          </table:table-cell>
          <table:table-cell office:value-type="float" office:value="0.056223">
            <text:p>0,056223</text:p>
          </table:table-cell>
          <table:table-cell office:value-type="float" office:value="0.056755">
            <text:p>0,056755</text:p>
          </table:table-cell>
          <table:table-cell office:value-type="float" office:value="0.057067">
            <text:p>0,057067</text:p>
          </table:table-cell>
          <table:table-cell office:value-type="float" office:value="0.055169">
            <text:p>0,055169</text:p>
          </table:table-cell>
          <table:table-cell office:value-type="float" office:value="0.054644">
            <text:p>0,054644</text:p>
          </table:table-cell>
          <table:table-cell office:value-type="float" office:value="0.054783">
            <text:p>0,054783</text:p>
          </table:table-cell>
          <table:table-cell office:value-type="float" office:value="0.051763">
            <text:p>0,051763</text:p>
          </table:table-cell>
          <table:table-cell office:value-type="float" office:value="0.05333">
            <text:p>0,05333</text:p>
          </table:table-cell>
          <table:table-cell office:value-type="float" office:value="0.052356">
            <text:p>0,052356</text:p>
          </table:table-cell>
          <table:table-cell office:value-type="float" office:value="0.051762">
            <text:p>0,051762</text:p>
          </table:table-cell>
          <table:table-cell office:value-type="float" office:value="0.050709">
            <text:p>0,050709</text:p>
          </table:table-cell>
          <table:table-cell office:value-type="float" office:value="0.050956">
            <text:p>0,050956</text:p>
          </table:table-cell>
          <table:table-cell office:value-type="float" office:value="0.048963">
            <text:p>0,048963</text:p>
          </table:table-cell>
          <table:table-cell office:value-type="float" office:value="0.049131">
            <text:p>0,049131</text:p>
          </table:table-cell>
          <table:table-cell office:value-type="float" office:value="0.045691">
            <text:p>0,045691</text:p>
          </table:table-cell>
          <table:table-cell office:value-type="float" office:value="0.046178">
            <text:p>0,046178</text:p>
          </table:table-cell>
          <table:table-cell office:value-type="float" office:value="0.044285">
            <text:p>0,044285</text:p>
          </table:table-cell>
          <table:table-cell office:value-type="float" office:value="0.046628">
            <text:p>0,046628</text:p>
          </table:table-cell>
          <table:table-cell office:value-type="float" office:value="0.04625">
            <text:p>0,04625</text:p>
          </table:table-cell>
          <table:table-cell office:value-type="float" office:value="0.042957">
            <text:p>0,042957</text:p>
          </table:table-cell>
          <table:table-cell office:value-type="float" office:value="0.044329">
            <text:p>0,044329</text:p>
          </table:table-cell>
          <table:table-cell office:value-type="float" office:value="0.043417">
            <text:p>0,043417</text:p>
          </table:table-cell>
          <table:table-cell office:value-type="float" office:value="0.044959">
            <text:p>0,044959</text:p>
          </table:table-cell>
          <table:table-cell office:value-type="float" office:value="0.041269">
            <text:p>0,041269</text:p>
          </table:table-cell>
          <table:table-cell office:value-type="float" office:value="0.039576">
            <text:p>0,039576</text:p>
          </table:table-cell>
          <table:table-cell office:value-type="float" office:value="0.041923">
            <text:p>0,041923</text:p>
          </table:table-cell>
          <table:table-cell office:value-type="float" office:value="0.04092">
            <text:p>0,04092</text:p>
          </table:table-cell>
          <table:table-cell office:value-type="float" office:value="0.041087">
            <text:p>0,041087</text:p>
          </table:table-cell>
          <table:table-cell office:value-type="float" office:value="0.040349">
            <text:p>0,040349</text:p>
          </table:table-cell>
          <table:table-cell office:value-type="float" office:value="0.038854">
            <text:p>0,038854</text:p>
          </table:table-cell>
          <table:table-cell office:value-type="float" office:value="0.039417">
            <text:p>0,039417</text:p>
          </table:table-cell>
          <table:table-cell office:value-type="float" office:value="0.03815">
            <text:p>0,03815</text:p>
          </table:table-cell>
          <table:table-cell office:value-type="float" office:value="0.038882">
            <text:p>0,038882</text:p>
          </table:table-cell>
          <table:table-cell office:value-type="float" office:value="0.03773">
            <text:p>0,03773</text:p>
          </table:table-cell>
          <table:table-cell office:value-type="float" office:value="0.03745">
            <text:p>0,03745</text:p>
          </table:table-cell>
          <table:table-cell office:value-type="float" office:value="0.037016">
            <text:p>0,037016</text:p>
          </table:table-cell>
          <table:table-cell office:value-type="float" office:value="0.036576">
            <text:p>0,036576</text:p>
          </table:table-cell>
          <table:table-cell office:value-type="float" office:value="0.036157">
            <text:p>0,036157</text:p>
          </table:table-cell>
          <table:table-cell office:value-type="float" office:value="0.036401">
            <text:p>0,036401</text:p>
          </table:table-cell>
          <table:table-cell office:value-type="float" office:value="0.035893">
            <text:p>0,035893</text:p>
          </table:table-cell>
          <table:table-cell office:value-type="float" office:value="0.034875">
            <text:p>0,034875</text:p>
          </table:table-cell>
          <table:table-cell office:value-type="float" office:value="0.033809">
            <text:p>0,033809</text:p>
          </table:table-cell>
          <table:table-cell office:value-type="float" office:value="0.034502">
            <text:p>0,034502</text:p>
          </table:table-cell>
          <table:table-cell office:value-type="float" office:value="0.034908">
            <text:p>0,034908</text:p>
          </table:table-cell>
          <table:table-cell office:value-type="float" office:value="0.0332">
            <text:p>0,0332</text:p>
          </table:table-cell>
          <table:table-cell office:value-type="float" office:value="0.032124">
            <text:p>0,032124</text:p>
          </table:table-cell>
          <table:table-cell office:value-type="float" office:value="0.031685">
            <text:p>0,031685</text:p>
          </table:table-cell>
          <table:table-cell office:value-type="float" office:value="0.031346">
            <text:p>0,031346</text:p>
          </table:table-cell>
          <table:table-cell office:value-type="float" office:value="0.030943">
            <text:p>0,030943</text:p>
          </table:table-cell>
          <table:table-cell office:value-type="float" office:value="0.031648">
            <text:p>0,031648</text:p>
          </table:table-cell>
          <table:table-cell office:value-type="float" office:value="0.03057">
            <text:p>0,03057</text:p>
          </table:table-cell>
          <table:table-cell office:value-type="float" office:value="0.031098">
            <text:p>0,031098</text:p>
          </table:table-cell>
          <table:table-cell office:value-type="float" office:value="0.030689">
            <text:p>0,030689</text:p>
          </table:table-cell>
          <table:table-cell office:value-type="float" office:value="0.030327">
            <text:p>0,030327</text:p>
          </table:table-cell>
          <table:table-cell office:value-type="float" office:value="0.028726">
            <text:p>0,028726</text:p>
          </table:table-cell>
          <table:table-cell office:value-type="float" office:value="0.030502">
            <text:p>0,030502</text:p>
          </table:table-cell>
          <table:table-cell office:value-type="float" office:value="0.030106">
            <text:p>0,030106</text:p>
          </table:table-cell>
          <table:table-cell office:value-type="float" office:value="0.029122">
            <text:p>0,029122</text:p>
          </table:table-cell>
          <table:table-cell office:value-type="float" office:value="0.030051">
            <text:p>0,030051</text:p>
          </table:table-cell>
          <table:table-cell office:value-type="float" office:value="0.02847">
            <text:p>0,02847</text:p>
          </table:table-cell>
          <table:table-cell office:value-type="float" office:value="0.029992">
            <text:p>0,029992</text:p>
          </table:table-cell>
          <table:table-cell office:value-type="float" office:value="0.026949">
            <text:p>0,026949</text:p>
          </table:table-cell>
          <table:table-cell office:value-type="float" office:value="0.02809">
            <text:p>0,02809</text:p>
          </table:table-cell>
          <table:table-cell office:value-type="float" office:value="0.026465">
            <text:p>0,026465</text:p>
          </table:table-cell>
          <table:table-cell office:value-type="float" office:value="0.026791">
            <text:p>0,026791</text:p>
          </table:table-cell>
          <table:table-cell office:value-type="float" office:value="0.027084">
            <text:p>0,027084</text:p>
          </table:table-cell>
          <table:table-cell office:value-type="float" office:value="0.025612">
            <text:p>0,025612</text:p>
          </table:table-cell>
          <table:table-cell office:value-type="float" office:value="0.026134">
            <text:p>0,026134</text:p>
          </table:table-cell>
          <table:table-cell office:value-type="float" office:value="0.025992">
            <text:p>0,025992</text:p>
          </table:table-cell>
          <table:table-cell office:value-type="float" office:value="0.02639">
            <text:p>0,02639</text:p>
          </table:table-cell>
          <table:table-cell office:value-type="float" office:value="0.025746">
            <text:p>0,025746</text:p>
          </table:table-cell>
          <table:table-cell office:value-type="float" office:value="0.025361">
            <text:p>0,025361</text:p>
          </table:table-cell>
          <table:table-cell office:value-type="float" office:value="0.024958">
            <text:p>0,024958</text:p>
          </table:table-cell>
          <table:table-cell office:value-type="float" office:value="0.023939">
            <text:p>0,023939</text:p>
          </table:table-cell>
          <table:table-cell office:value-type="float" office:value="0.023825">
            <text:p>0,023825</text:p>
          </table:table-cell>
          <table:table-cell office:value-type="float" office:value="0.025284">
            <text:p>0,025284</text:p>
          </table:table-cell>
          <table:table-cell office:value-type="float" office:value="0.024123">
            <text:p>0,024123</text:p>
          </table:table-cell>
          <table:table-cell office:value-type="float" office:value="0.023529">
            <text:p>0,023529</text:p>
          </table:table-cell>
          <table:table-cell office:value-type="float" office:value="0.023628">
            <text:p>0,023628</text:p>
          </table:table-cell>
          <table:table-cell office:value-type="float" office:value="0.023978">
            <text:p>0,023978</text:p>
          </table:table-cell>
          <table:table-cell office:value-type="float" office:value="0.023419">
            <text:p>0,023419</text:p>
          </table:table-cell>
          <table:table-cell office:value-type="float" office:value="0.023844">
            <text:p>0,023844</text:p>
          </table:table-cell>
          <table:table-cell office:value-type="float" office:value="0.022946">
            <text:p>0,022946</text:p>
          </table:table-cell>
          <table:table-cell office:value-type="float" office:value="0.022565">
            <text:p>0,022565</text:p>
          </table:table-cell>
          <table:table-cell office:value-type="float" office:value="0.02363">
            <text:p>0,02363</text:p>
          </table:table-cell>
          <table:table-cell office:value-type="float" office:value="0.021982">
            <text:p>0,021982</text:p>
          </table:table-cell>
          <table:table-cell office:value-type="float" office:value="0.022541">
            <text:p>0,022541</text:p>
          </table:table-cell>
          <table:table-cell office:value-type="float" office:value="0.022771">
            <text:p>0,022771</text:p>
          </table:table-cell>
          <table:table-cell office:value-type="float" office:value="0.021412">
            <text:p>0,021412</text:p>
          </table:table-cell>
          <table:table-cell office:value-type="float" office:value="0.021512">
            <text:p>0,021512</text:p>
          </table:table-cell>
          <table:table-cell office:value-type="float" office:value="0.020729">
            <text:p>0,020729</text:p>
          </table:table-cell>
          <table:table-cell office:value-type="float" office:value="0.02156">
            <text:p>0,02156</text:p>
          </table:table-cell>
          <table:table-cell office:value-type="float" office:value="0.020793">
            <text:p>0,020793</text:p>
          </table:table-cell>
          <table:table-cell office:value-type="float" office:value="0.022231">
            <text:p>0,022231</text:p>
          </table:table-cell>
          <table:table-cell office:value-type="float" office:value="0.020683">
            <text:p>0,020683</text:p>
          </table:table-cell>
          <table:table-cell office:value-type="float" office:value="0.02023">
            <text:p>0,02023</text:p>
          </table:table-cell>
          <table:table-cell office:value-type="float" office:value="0.018772">
            <text:p>0,018772</text:p>
          </table:table-cell>
          <table:table-cell office:value-type="float" office:value="0.020566">
            <text:p>0,020566</text:p>
          </table:table-cell>
          <table:table-cell office:value-type="float" office:value="0.020156">
            <text:p>0,020156</text:p>
          </table:table-cell>
          <table:table-cell office:value-type="float" office:value="0.020565">
            <text:p>0,020565</text:p>
          </table:table-cell>
          <table:table-cell office:value-type="float" office:value="0.019572">
            <text:p>0,019572</text:p>
          </table:table-cell>
          <table:table-cell office:value-type="float" office:value="0.019762">
            <text:p>0,019762</text:p>
          </table:table-cell>
          <table:table-cell office:value-type="float" office:value="0.019016">
            <text:p>0,019016</text:p>
          </table:table-cell>
          <table:table-cell office:value-type="float" office:value="0.01974">
            <text:p>0,01974</text:p>
          </table:table-cell>
          <table:table-cell office:value-type="float" office:value="0.018408">
            <text:p>0,018408</text:p>
          </table:table-cell>
          <table:table-cell office:value-type="float" office:value="0.018327">
            <text:p>0,018327</text:p>
          </table:table-cell>
          <table:table-cell office:value-type="float" office:value="0.018248">
            <text:p>0,018248</text:p>
          </table:table-cell>
          <table:table-cell office:value-type="float" office:value="0.018241">
            <text:p>0,018241</text:p>
          </table:table-cell>
          <table:table-cell office:value-type="float" office:value="0.018634">
            <text:p>0,018634</text:p>
          </table:table-cell>
          <table:table-cell office:value-type="float" office:value="0.018826">
            <text:p>0,018826</text:p>
          </table:table-cell>
          <table:table-cell office:value-type="float" office:value="0.01872">
            <text:p>0,01872</text:p>
          </table:table-cell>
          <table:table-cell office:value-type="float" office:value="0.018582">
            <text:p>0,018582</text:p>
          </table:table-cell>
          <table:table-cell office:value-type="float" office:value="0.016564">
            <text:p>0,016564</text:p>
          </table:table-cell>
          <table:table-cell office:value-type="float" office:value="0.016699">
            <text:p>0,016699</text:p>
          </table:table-cell>
          <table:table-cell office:value-type="float" office:value="0.017382">
            <text:p>0,017382</text:p>
          </table:table-cell>
          <table:table-cell office:value-type="float" office:value="0.017163">
            <text:p>0,017163</text:p>
          </table:table-cell>
          <table:table-cell office:value-type="float" office:value="0.016834">
            <text:p>0,016834</text:p>
          </table:table-cell>
          <table:table-cell office:value-type="float" office:value="0.016737">
            <text:p>0,016737</text:p>
          </table:table-cell>
          <table:table-cell office:value-type="float" office:value="0.017443">
            <text:p>0,017443</text:p>
          </table:table-cell>
          <table:table-cell office:value-type="float" office:value="0.016237">
            <text:p>0,016237</text:p>
          </table:table-cell>
          <table:table-cell office:value-type="float" office:value="0.016399">
            <text:p>0,016399</text:p>
          </table:table-cell>
          <table:table-cell office:value-type="float" office:value="0.016882">
            <text:p>0,016882</text:p>
          </table:table-cell>
          <table:table-cell office:value-type="float" office:value="0.016623">
            <text:p>0,016623</text:p>
          </table:table-cell>
          <table:table-cell office:value-type="float" office:value="0.016602">
            <text:p>0,016602</text:p>
          </table:table-cell>
          <table:table-cell office:value-type="float" office:value="0.015501">
            <text:p>0,015501</text:p>
          </table:table-cell>
          <table:table-cell office:value-type="float" office:value="0.015596">
            <text:p>0,015596</text:p>
          </table:table-cell>
          <table:table-cell office:value-type="float" office:value="0.016411">
            <text:p>0,016411</text:p>
          </table:table-cell>
          <table:table-cell office:value-type="float" office:value="0.01627">
            <text:p>0,01627</text:p>
          </table:table-cell>
          <table:table-cell office:value-type="float" office:value="0.01506">
            <text:p>0,01506</text:p>
          </table:table-cell>
          <table:table-cell office:value-type="float" office:value="0.016488">
            <text:p>0,016488</text:p>
          </table:table-cell>
          <table:table-cell office:value-type="float" office:value="0.015377">
            <text:p>0,015377</text:p>
          </table:table-cell>
          <table:table-cell office:value-type="float" office:value="0.015502">
            <text:p>0,015502</text:p>
          </table:table-cell>
          <table:table-cell office:value-type="float" office:value="0.016099">
            <text:p>0,016099</text:p>
          </table:table-cell>
          <table:table-cell office:value-type="float" office:value="0.015958">
            <text:p>0,015958</text:p>
          </table:table-cell>
          <table:table-cell office:value-type="float" office:value="0.015071">
            <text:p>0,015071</text:p>
          </table:table-cell>
          <table:table-cell office:value-type="float" office:value="0.015447">
            <text:p>0,015447</text:p>
          </table:table-cell>
          <table:table-cell office:value-type="float" office:value="0.014283">
            <text:p>0,014283</text:p>
          </table:table-cell>
          <table:table-cell office:value-type="float" office:value="0.015373">
            <text:p>0,015373</text:p>
          </table:table-cell>
          <table:table-cell office:value-type="float" office:value="0.014363">
            <text:p>0,014363</text:p>
          </table:table-cell>
          <table:table-cell office:value-type="float" office:value="0.013705">
            <text:p>0,013705</text:p>
          </table:table-cell>
          <table:table-cell office:value-type="float" office:value="0.01453">
            <text:p>0,01453</text:p>
          </table:table-cell>
          <table:table-cell office:value-type="float" office:value="0.01489">
            <text:p>0,01489</text:p>
          </table:table-cell>
          <table:table-cell office:value-type="float" office:value="0.014505">
            <text:p>0,014505</text:p>
          </table:table-cell>
          <table:table-cell office:value-type="float" office:value="0.014033">
            <text:p>0,014033</text:p>
          </table:table-cell>
          <table:table-cell office:value-type="float" office:value="0.013551">
            <text:p>0,013551</text:p>
          </table:table-cell>
          <table:table-cell office:value-type="float" office:value="0.014536">
            <text:p>0,014536</text:p>
          </table:table-cell>
          <table:table-cell office:value-type="float" office:value="0.01365">
            <text:p>0,01365</text:p>
          </table:table-cell>
          <table:table-cell office:value-type="float" office:value="0.014488">
            <text:p>0,014488</text:p>
          </table:table-cell>
          <table:table-cell office:value-type="float" office:value="0.014364">
            <text:p>0,014364</text:p>
          </table:table-cell>
          <table:table-cell office:value-type="float" office:value="0.014416">
            <text:p>0,014416</text:p>
          </table:table-cell>
          <table:table-cell office:value-type="float" office:value="0.013558">
            <text:p>0,013558</text:p>
          </table:table-cell>
          <table:table-cell office:value-type="float" office:value="0.012947">
            <text:p>0,012947</text:p>
          </table:table-cell>
          <table:table-cell office:value-type="float" office:value="0.013302">
            <text:p>0,013302</text:p>
          </table:table-cell>
          <table:table-cell office:value-type="float" office:value="0.013425">
            <text:p>0,013425</text:p>
          </table:table-cell>
          <table:table-cell office:value-type="float" office:value="0.012595">
            <text:p>0,012595</text:p>
          </table:table-cell>
          <table:table-cell office:value-type="float" office:value="0.01314">
            <text:p>0,01314</text:p>
          </table:table-cell>
          <table:table-cell office:value-type="float" office:value="0.012953">
            <text:p>0,012953</text:p>
          </table:table-cell>
          <table:table-cell office:value-type="float" office:value="0.01385">
            <text:p>0,01385</text:p>
          </table:table-cell>
          <table:table-cell office:value-type="float" office:value="0.012944">
            <text:p>0,012944</text:p>
          </table:table-cell>
          <table:table-cell office:value-type="float" office:value="0.013102">
            <text:p>0,013102</text:p>
          </table:table-cell>
          <table:table-cell office:value-type="float" office:value="0.01323">
            <text:p>0,01323</text:p>
          </table:table-cell>
          <table:table-cell office:value-type="float" office:value="0.012889">
            <text:p>0,012889</text:p>
          </table:table-cell>
          <table:table-cell office:value-type="float" office:value="0.013104">
            <text:p>0,013104</text:p>
          </table:table-cell>
          <table:table-cell office:value-type="float" office:value="0.01205">
            <text:p>0,01205</text:p>
          </table:table-cell>
          <table:table-cell office:value-type="float" office:value="0.012067">
            <text:p>0,012067</text:p>
          </table:table-cell>
          <table:table-cell office:value-type="float" office:value="0.011518">
            <text:p>0,011518</text:p>
          </table:table-cell>
          <table:table-cell office:value-type="float" office:value="0.01224">
            <text:p>0,01224</text:p>
          </table:table-cell>
          <table:table-cell office:value-type="float" office:value="0.011777">
            <text:p>0,011777</text:p>
          </table:table-cell>
          <table:table-cell office:value-type="float" office:value="0.012047">
            <text:p>0,012047</text:p>
          </table:table-cell>
          <table:table-cell office:value-type="float" office:value="0.012036">
            <text:p>0,012036</text:p>
          </table:table-cell>
          <table:table-cell office:value-type="float" office:value="0.012506">
            <text:p>0,012506</text:p>
          </table:table-cell>
          <table:table-cell office:value-type="float" office:value="0.012005">
            <text:p>0,012005</text:p>
          </table:table-cell>
          <table:table-cell office:value-type="float" office:value="0.011617">
            <text:p>0,011617</text:p>
          </table:table-cell>
          <table:table-cell office:value-type="float" office:value="0.011277">
            <text:p>0,011277</text:p>
          </table:table-cell>
          <table:table-cell office:value-type="float" office:value="0.011881">
            <text:p>0,011881</text:p>
          </table:table-cell>
          <table:table-cell office:value-type="float" office:value="0.011609">
            <text:p>0,011609</text:p>
          </table:table-cell>
          <table:table-cell office:value-type="float" office:value="0.011412">
            <text:p>0,011412</text:p>
          </table:table-cell>
          <table:table-cell office:value-type="float" office:value="0.012016">
            <text:p>0,012016</text:p>
          </table:table-cell>
          <table:table-cell office:value-type="float" office:value="0.011451">
            <text:p>0,011451</text:p>
          </table:table-cell>
          <table:table-cell office:value-type="float" office:value="0.011816">
            <text:p>0,011816</text:p>
          </table:table-cell>
          <table:table-cell office:value-type="float" office:value="0.011938">
            <text:p>0,011938</text:p>
          </table:table-cell>
          <table:table-cell office:value-type="float" office:value="0.011155">
            <text:p>0,011155</text:p>
          </table:table-cell>
          <table:table-cell office:value-type="float" office:value="0.012181">
            <text:p>0,012181</text:p>
          </table:table-cell>
          <table:table-cell office:value-type="float" office:value="0.010259">
            <text:p>0,010259</text:p>
          </table:table-cell>
          <table:table-cell office:value-type="float" office:value="0.01168">
            <text:p>0,01168</text:p>
          </table:table-cell>
          <table:table-cell office:value-type="float" office:value="0.012514">
            <text:p>0,012514</text:p>
          </table:table-cell>
          <table:table-cell office:value-type="float" office:value="0.01108">
            <text:p>0,01108</text:p>
          </table:table-cell>
          <table:table-cell office:value-type="float" office:value="0.010691">
            <text:p>0,010691</text:p>
          </table:table-cell>
          <table:table-cell office:value-type="float" office:value="0.011136">
            <text:p>0,011136</text:p>
          </table:table-cell>
          <table:table-cell office:value-type="float" office:value="0.010741">
            <text:p>0,010741</text:p>
          </table:table-cell>
          <table:table-cell office:value-type="float" office:value="0.010836">
            <text:p>0,010836</text:p>
          </table:table-cell>
          <table:table-cell office:value-type="float" office:value="0.011481">
            <text:p>0,011481</text:p>
          </table:table-cell>
          <table:table-cell office:value-type="float" office:value="0.010659">
            <text:p>0,010659</text:p>
          </table:table-cell>
          <table:table-cell office:value-type="float" office:value="0.009903">
            <text:p>0,009903</text:p>
          </table:table-cell>
          <table:table-cell office:value-type="float" office:value="0.010124">
            <text:p>0,010124</text:p>
          </table:table-cell>
          <table:table-cell office:value-type="float" office:value="0.010593">
            <text:p>0,010593</text:p>
          </table:table-cell>
          <table:table-cell office:value-type="float" office:value="0.011088">
            <text:p>0,011088</text:p>
          </table:table-cell>
          <table:table-cell office:value-type="float" office:value="0.011477">
            <text:p>0,011477</text:p>
          </table:table-cell>
          <table:table-cell office:value-type="float" office:value="0.010584">
            <text:p>0,010584</text:p>
          </table:table-cell>
          <table:table-cell office:value-type="float" office:value="0.009974">
            <text:p>0,009974</text:p>
          </table:table-cell>
          <table:table-cell office:value-type="float" office:value="0.009995">
            <text:p>0,009995</text:p>
          </table:table-cell>
          <table:table-cell office:value-type="float" office:value="0.010137">
            <text:p>0,010137</text:p>
          </table:table-cell>
          <table:table-cell office:value-type="float" office:value="0.01032">
            <text:p>0,01032</text:p>
          </table:table-cell>
          <table:table-cell office:value-type="float" office:value="0.010174">
            <text:p>0,010174</text:p>
          </table:table-cell>
          <table:table-cell office:value-type="float" office:value="0.009891">
            <text:p>0,009891</text:p>
          </table:table-cell>
          <table:table-cell office:value-type="float" office:value="0.010158">
            <text:p>0,010158</text:p>
          </table:table-cell>
          <table:table-cell office:value-type="float" office:value="0.010188">
            <text:p>0,010188</text:p>
          </table:table-cell>
          <table:table-cell office:value-type="float" office:value="0.009803">
            <text:p>0,009803</text:p>
          </table:table-cell>
          <table:table-cell office:value-type="float" office:value="0.010035">
            <text:p>0,010035</text:p>
          </table:table-cell>
          <table:table-cell office:value-type="float" office:value="0.009538">
            <text:p>0,009538</text:p>
          </table:table-cell>
          <table:table-cell office:value-type="float" office:value="0.010127">
            <text:p>0,010127</text:p>
          </table:table-cell>
          <table:table-cell office:value-type="float" office:value="0.009855">
            <text:p>0,009855</text:p>
          </table:table-cell>
          <table:table-cell office:value-type="float" office:value="0.009002">
            <text:p>0,009002</text:p>
          </table:table-cell>
          <table:table-cell office:value-type="float" office:value="0.009313">
            <text:p>0,009313</text:p>
          </table:table-cell>
          <table:table-cell office:value-type="float" office:value="0.009693">
            <text:p>0,009693</text:p>
          </table:table-cell>
          <table:table-cell office:value-type="float" office:value="0.008921">
            <text:p>0,008921</text:p>
          </table:table-cell>
          <table:table-cell office:value-type="float" office:value="0.009562">
            <text:p>0,009562</text:p>
          </table:table-cell>
          <table:table-cell office:value-type="float" office:value="0.009856">
            <text:p>0,009856</text:p>
          </table:table-cell>
          <table:table-cell office:value-type="float" office:value="0.009793">
            <text:p>0,009793</text:p>
          </table:table-cell>
          <table:table-cell office:value-type="float" office:value="0.008438">
            <text:p>0,008438</text:p>
          </table:table-cell>
          <table:table-cell office:value-type="float" office:value="0.009209">
            <text:p>0,009209</text:p>
          </table:table-cell>
          <table:table-cell office:value-type="float" office:value="0.00898">
            <text:p>0,00898</text:p>
          </table:table-cell>
          <table:table-cell office:value-type="float" office:value="0.009502">
            <text:p>0,009502</text:p>
          </table:table-cell>
          <table:table-cell office:value-type="float" office:value="0.008819">
            <text:p>0,008819</text:p>
          </table:table-cell>
          <table:table-cell office:value-type="float" office:value="0.008897">
            <text:p>0,008897</text:p>
          </table:table-cell>
          <table:table-cell office:value-type="float" office:value="0.008762">
            <text:p>0,008762</text:p>
          </table:table-cell>
          <table:table-cell office:value-type="float" office:value="0.009342">
            <text:p>0,009342</text:p>
          </table:table-cell>
          <table:table-cell office:value-type="float" office:value="0.00915">
            <text:p>0,00915</text:p>
          </table:table-cell>
          <table:table-cell office:value-type="float" office:value="0.009083">
            <text:p>0,009083</text:p>
          </table:table-cell>
          <table:table-cell office:value-type="float" office:value="0.008969">
            <text:p>0,008969</text:p>
          </table:table-cell>
          <table:table-cell office:value-type="float" office:value="0.009676">
            <text:p>0,009676</text:p>
          </table:table-cell>
          <table:table-cell office:value-type="float" office:value="0.008362">
            <text:p>0,008362</text:p>
          </table:table-cell>
          <table:table-cell office:value-type="float" office:value="0.009197">
            <text:p>0,009197</text:p>
          </table:table-cell>
          <table:table-cell office:value-type="float" office:value="0.008926">
            <text:p>0,008926</text:p>
          </table:table-cell>
          <table:table-cell office:value-type="float" office:value="0.00856">
            <text:p>0,00856</text:p>
          </table:table-cell>
          <table:table-cell office:value-type="float" office:value="0.009157">
            <text:p>0,009157</text:p>
          </table:table-cell>
          <table:table-cell office:value-type="float" office:value="0.008487">
            <text:p>0,008487</text:p>
          </table:table-cell>
          <table:table-cell office:value-type="float" office:value="0.008527">
            <text:p>0,008527</text:p>
          </table:table-cell>
          <table:table-cell office:value-type="float" office:value="0.008275">
            <text:p>0,008275</text:p>
          </table:table-cell>
          <table:table-cell office:value-type="float" office:value="0.009003">
            <text:p>0,009003</text:p>
          </table:table-cell>
          <table:table-cell office:value-type="float" office:value="0.008695">
            <text:p>0,008695</text:p>
          </table:table-cell>
          <table:table-cell office:value-type="float" office:value="0.008444">
            <text:p>0,008444</text:p>
          </table:table-cell>
          <table:table-cell office:value-type="float" office:value="0.008383">
            <text:p>0,008383</text:p>
          </table:table-cell>
          <table:table-cell office:value-type="float" office:value="0.008631">
            <text:p>0,008631</text:p>
          </table:table-cell>
          <table:table-cell office:value-type="float" office:value="0.008588">
            <text:p>0,008588</text:p>
          </table:table-cell>
          <table:table-cell office:value-type="float" office:value="0.008229">
            <text:p>0,008229</text:p>
          </table:table-cell>
          <table:table-cell office:value-type="float" office:value="0.00784">
            <text:p>0,00784</text:p>
          </table:table-cell>
          <table:table-cell office:value-type="float" office:value="0.008795">
            <text:p>0,008795</text:p>
          </table:table-cell>
          <table:table-cell office:value-type="float" office:value="0.008775">
            <text:p>0,008775</text:p>
          </table:table-cell>
          <table:table-cell office:value-type="float" office:value="0.009286">
            <text:p>0,009286</text:p>
          </table:table-cell>
          <table:table-cell office:value-type="float" office:value="0.007902">
            <text:p>0,007902</text:p>
          </table:table-cell>
          <table:table-cell office:value-type="float" office:value="0.008556">
            <text:p>0,008556</text:p>
          </table:table-cell>
          <table:table-cell office:value-type="float" office:value="0.007945">
            <text:p>0,007945</text:p>
          </table:table-cell>
          <table:table-cell office:value-type="float" office:value="0.008428">
            <text:p>0,008428</text:p>
          </table:table-cell>
          <table:table-cell office:value-type="float" office:value="0.008602">
            <text:p>0,008602</text:p>
          </table:table-cell>
          <table:table-cell office:value-type="float" office:value="0.008325">
            <text:p>0,008325</text:p>
          </table:table-cell>
          <table:table-cell office:value-type="float" office:value="0.00783">
            <text:p>0,00783</text:p>
          </table:table-cell>
          <table:table-cell office:value-type="float" office:value="0.008376">
            <text:p>0,008376</text:p>
          </table:table-cell>
          <table:table-cell office:value-type="float" office:value="0.007263">
            <text:p>0,007263</text:p>
          </table:table-cell>
          <table:table-cell office:value-type="float" office:value="0.008223">
            <text:p>0,008223</text:p>
          </table:table-cell>
          <table:table-cell office:value-type="float" office:value="0.007675">
            <text:p>0,007675</text:p>
          </table:table-cell>
          <table:table-cell office:value-type="float" office:value="0.007853">
            <text:p>0,007853</text:p>
          </table:table-cell>
          <table:table-cell office:value-type="float" office:value="0.008346">
            <text:p>0,008346</text:p>
          </table:table-cell>
          <table:table-cell office:value-type="float" office:value="0.007826">
            <text:p>0,007826</text:p>
          </table:table-cell>
          <table:table-cell office:value-type="float" office:value="0.008143">
            <text:p>0,008143</text:p>
          </table:table-cell>
          <table:table-cell office:value-type="float" office:value="0.008283">
            <text:p>0,008283</text:p>
          </table:table-cell>
          <table:table-cell office:value-type="float" office:value="0.008467">
            <text:p>0,008467</text:p>
          </table:table-cell>
          <table:table-cell office:value-type="float" office:value="0.007759">
            <text:p>0,007759</text:p>
          </table:table-cell>
          <table:table-cell office:value-type="float" office:value="0.008367">
            <text:p>0,008367</text:p>
          </table:table-cell>
          <table:table-cell office:value-type="float" office:value="0.007663">
            <text:p>0,007663</text:p>
          </table:table-cell>
          <table:table-cell office:value-type="float" office:value="0.007375">
            <text:p>0,007375</text:p>
          </table:table-cell>
          <table:table-cell office:value-type="float" office:value="0.007496">
            <text:p>0,007496</text:p>
          </table:table-cell>
          <table:table-cell office:value-type="float" office:value="0.007576">
            <text:p>0,007576</text:p>
          </table:table-cell>
          <table:table-cell office:value-type="float" office:value="0.007889">
            <text:p>0,007889</text:p>
          </table:table-cell>
          <table:table-cell office:value-type="float" office:value="0.007737">
            <text:p>0,007737</text:p>
          </table:table-cell>
          <table:table-cell office:value-type="float" office:value="0.007804">
            <text:p>0,007804</text:p>
          </table:table-cell>
          <table:table-cell office:value-type="float" office:value="0.007746">
            <text:p>0,007746</text:p>
          </table:table-cell>
          <table:table-cell office:value-type="float" office:value="0.007322">
            <text:p>0,007322</text:p>
          </table:table-cell>
          <table:table-cell office:value-type="float" office:value="0.006916">
            <text:p>0,006916</text:p>
          </table:table-cell>
          <table:table-cell office:value-type="float" office:value="0.007736">
            <text:p>0,007736</text:p>
          </table:table-cell>
          <table:table-cell office:value-type="float" office:value="0.007024">
            <text:p>0,007024</text:p>
          </table:table-cell>
          <table:table-cell office:value-type="float" office:value="0.007638">
            <text:p>0,007638</text:p>
          </table:table-cell>
          <table:table-cell office:value-type="float" office:value="0.007606">
            <text:p>0,007606</text:p>
          </table:table-cell>
          <table:table-cell office:value-type="float" office:value="0.007763">
            <text:p>0,007763</text:p>
          </table:table-cell>
          <table:table-cell office:value-type="float" office:value="0.007742">
            <text:p>0,007742</text:p>
          </table:table-cell>
          <table:table-cell office:value-type="float" office:value="0.008001">
            <text:p>0,008001</text:p>
          </table:table-cell>
          <table:table-cell office:value-type="float" office:value="0.007803">
            <text:p>0,007803</text:p>
          </table:table-cell>
          <table:table-cell office:value-type="float" office:value="0.007278">
            <text:p>0,007278</text:p>
          </table:table-cell>
          <table:table-cell office:value-type="float" office:value="0.007547">
            <text:p>0,007547</text:p>
          </table:table-cell>
          <table:table-cell office:value-type="float" office:value="0.007534">
            <text:p>0,007534</text:p>
          </table:table-cell>
          <table:table-cell office:value-type="float" office:value="0.00737">
            <text:p>0,00737</text:p>
          </table:table-cell>
          <table:table-cell office:value-type="float" office:value="0.007643">
            <text:p>0,007643</text:p>
          </table:table-cell>
          <table:table-cell office:value-type="float" office:value="0.00705">
            <text:p>0,00705</text:p>
          </table:table-cell>
          <table:table-cell office:value-type="float" office:value="0.007747">
            <text:p>0,007747</text:p>
          </table:table-cell>
          <table:table-cell office:value-type="float" office:value="0.007039">
            <text:p>0,007039</text:p>
          </table:table-cell>
          <table:table-cell office:value-type="float" office:value="0.007069">
            <text:p>0,007069</text:p>
          </table:table-cell>
          <table:table-cell office:value-type="float" office:value="0.007122">
            <text:p>0,007122</text:p>
          </table:table-cell>
          <table:table-cell office:value-type="float" office:value="0.007708">
            <text:p>0,007708</text:p>
          </table:table-cell>
          <table:table-cell office:value-type="float" office:value="0.007425">
            <text:p>0,007425</text:p>
          </table:table-cell>
          <table:table-cell office:value-type="float" office:value="0.007713">
            <text:p>0,007713</text:p>
          </table:table-cell>
          <table:table-cell office:value-type="float" office:value="0.007299">
            <text:p>0,007299</text:p>
          </table:table-cell>
          <table:table-cell office:value-type="float" office:value="0.007218">
            <text:p>0,007218</text:p>
          </table:table-cell>
          <table:table-cell office:value-type="float" office:value="0.006765">
            <text:p>0,006765</text:p>
          </table:table-cell>
          <table:table-cell office:value-type="float" office:value="0.006694">
            <text:p>0,006694</text:p>
          </table:table-cell>
          <table:table-cell office:value-type="float" office:value="0.0067">
            <text:p>0,0067</text:p>
          </table:table-cell>
          <table:table-cell office:value-type="float" office:value="0.007105">
            <text:p>0,007105</text:p>
          </table:table-cell>
          <table:table-cell office:value-type="float" office:value="0.006339">
            <text:p>0,006339</text:p>
          </table:table-cell>
          <table:table-cell office:value-type="float" office:value="0.007024">
            <text:p>0,007024</text:p>
          </table:table-cell>
          <table:table-cell office:value-type="float" office:value="0.007074">
            <text:p>0,007074</text:p>
          </table:table-cell>
          <table:table-cell office:value-type="float" office:value="0.007409">
            <text:p>0,007409</text:p>
          </table:table-cell>
          <table:table-cell office:value-type="float" office:value="0.007786">
            <text:p>0,007786</text:p>
          </table:table-cell>
          <table:table-cell office:value-type="float" office:value="0.006196">
            <text:p>0,006196</text:p>
          </table:table-cell>
          <table:table-cell office:value-type="float" office:value="0.00758">
            <text:p>0,00758</text:p>
          </table:table-cell>
          <table:table-cell office:value-type="float" office:value="0.006827">
            <text:p>0,006827</text:p>
          </table:table-cell>
          <table:table-cell office:value-type="float" office:value="0.00733">
            <text:p>0,00733</text:p>
          </table:table-cell>
          <table:table-cell office:value-type="float" office:value="0.007671">
            <text:p>0,007671</text:p>
          </table:table-cell>
          <table:table-cell office:value-type="float" office:value="0.00705">
            <text:p>0,00705</text:p>
          </table:table-cell>
          <table:table-cell office:value-type="float" office:value="0.007009">
            <text:p>0,007009</text:p>
          </table:table-cell>
          <table:table-cell office:value-type="float" office:value="0.00629">
            <text:p>0,00629</text:p>
          </table:table-cell>
          <table:table-cell office:value-type="float" office:value="0.006489">
            <text:p>0,006489</text:p>
          </table:table-cell>
          <table:table-cell office:value-type="float" office:value="0.006122">
            <text:p>0,006122</text:p>
          </table:table-cell>
          <table:table-cell office:value-type="float" office:value="0.006576">
            <text:p>0,006576</text:p>
          </table:table-cell>
          <table:table-cell office:value-type="float" office:value="0.007083">
            <text:p>0,007083</text:p>
          </table:table-cell>
          <table:table-cell office:value-type="float" office:value="0.006756">
            <text:p>0,006756</text:p>
          </table:table-cell>
          <table:table-cell office:value-type="float" office:value="0.006544">
            <text:p>0,006544</text:p>
          </table:table-cell>
          <table:table-cell office:value-type="float" office:value="0.006727">
            <text:p>0,006727</text:p>
          </table:table-cell>
          <table:table-cell office:value-type="float" office:value="0.006385">
            <text:p>0,006385</text:p>
          </table:table-cell>
          <table:table-cell office:value-type="float" office:value="0.007164">
            <text:p>0,007164</text:p>
          </table:table-cell>
          <table:table-cell office:value-type="float" office:value="0.006939">
            <text:p>0,006939</text:p>
          </table:table-cell>
          <table:table-cell office:value-type="float" office:value="0.006647">
            <text:p>0,006647</text:p>
          </table:table-cell>
          <table:table-cell office:value-type="float" office:value="0.006268">
            <text:p>0,006268</text:p>
          </table:table-cell>
          <table:table-cell office:value-type="float" office:value="0.006812">
            <text:p>0,006812</text:p>
          </table:table-cell>
          <table:table-cell office:value-type="float" office:value="0.006142">
            <text:p>0,006142</text:p>
          </table:table-cell>
          <table:table-cell office:value-type="float" office:value="0.00642">
            <text:p>0,00642</text:p>
          </table:table-cell>
          <table:table-cell office:value-type="float" office:value="0.006191">
            <text:p>0,006191</text:p>
          </table:table-cell>
          <table:table-cell office:value-type="float" office:value="0.006529">
            <text:p>0,006529</text:p>
          </table:table-cell>
          <table:table-cell office:value-type="float" office:value="0.006488">
            <text:p>0,006488</text:p>
          </table:table-cell>
          <table:table-cell office:value-type="float" office:value="0.006028">
            <text:p>0,006028</text:p>
          </table:table-cell>
          <table:table-cell office:value-type="float" office:value="0.006513">
            <text:p>0,006513</text:p>
          </table:table-cell>
          <table:table-cell office:value-type="float" office:value="0.006808">
            <text:p>0,006808</text:p>
          </table:table-cell>
          <table:table-cell office:value-type="float" office:value="0.006161">
            <text:p>0,006161</text:p>
          </table:table-cell>
          <table:table-cell office:value-type="float" office:value="0.006305">
            <text:p>0,006305</text:p>
          </table:table-cell>
          <table:table-cell office:value-type="float" office:value="0.006306">
            <text:p>0,006306</text:p>
          </table:table-cell>
          <table:table-cell office:value-type="float" office:value="0.006582">
            <text:p>0,006582</text:p>
          </table:table-cell>
          <table:table-cell office:value-type="float" office:value="0.006425">
            <text:p>0,006425</text:p>
          </table:table-cell>
          <table:table-cell office:value-type="float" office:value="0.006836">
            <text:p>0,006836</text:p>
          </table:table-cell>
          <table:table-cell office:value-type="float" office:value="0.006342">
            <text:p>0,006342</text:p>
          </table:table-cell>
          <table:table-cell office:value-type="float" office:value="0.006336">
            <text:p>0,006336</text:p>
          </table:table-cell>
          <table:table-cell office:value-type="float" office:value="0.006327">
            <text:p>0,006327</text:p>
          </table:table-cell>
          <table:table-cell office:value-type="float" office:value="0.006624">
            <text:p>0,006624</text:p>
          </table:table-cell>
          <table:table-cell office:value-type="float" office:value="0.006161">
            <text:p>0,006161</text:p>
          </table:table-cell>
          <table:table-cell office:value-type="float" office:value="0.006163">
            <text:p>0,006163</text:p>
          </table:table-cell>
          <table:table-cell office:value-type="float" office:value="0.006057">
            <text:p>0,006057</text:p>
          </table:table-cell>
          <table:table-cell office:value-type="float" office:value="0.006463">
            <text:p>0,006463</text:p>
          </table:table-cell>
          <table:table-cell office:value-type="float" office:value="0.006005">
            <text:p>0,006005</text:p>
          </table:table-cell>
          <table:table-cell office:value-type="float" office:value="0.006745">
            <text:p>0,006745</text:p>
          </table:table-cell>
          <table:table-cell office:value-type="float" office:value="0.006416">
            <text:p>0,006416</text:p>
          </table:table-cell>
          <table:table-cell office:value-type="float" office:value="0.006178">
            <text:p>0,006178</text:p>
          </table:table-cell>
          <table:table-cell office:value-type="float" office:value="0.005934">
            <text:p>0,005934</text:p>
          </table:table-cell>
          <table:table-cell office:value-type="float" office:value="0.00665">
            <text:p>0,00665</text:p>
          </table:table-cell>
          <table:table-cell office:value-type="float" office:value="0.006284">
            <text:p>0,006284</text:p>
          </table:table-cell>
          <table:table-cell office:value-type="float" office:value="0.006537">
            <text:p>0,006537</text:p>
          </table:table-cell>
          <table:table-cell office:value-type="float" office:value="0.00612">
            <text:p>0,00612</text:p>
          </table:table-cell>
          <table:table-cell office:value-type="float" office:value="0.006141">
            <text:p>0,006141</text:p>
          </table:table-cell>
          <table:table-cell office:value-type="float" office:value="0.006215">
            <text:p>0,006215</text:p>
          </table:table-cell>
          <table:table-cell office:value-type="float" office:value="0.005976">
            <text:p>0,005976</text:p>
          </table:table-cell>
          <table:table-cell office:value-type="float" office:value="0.006277">
            <text:p>0,006277</text:p>
          </table:table-cell>
          <table:table-cell office:value-type="float" office:value="0.006161">
            <text:p>0,006161</text:p>
          </table:table-cell>
          <table:table-cell office:value-type="float" office:value="0.006438">
            <text:p>0,006438</text:p>
          </table:table-cell>
          <table:table-cell office:value-type="float" office:value="0.00591">
            <text:p>0,00591</text:p>
          </table:table-cell>
          <table:table-cell office:value-type="float" office:value="0.006234">
            <text:p>0,006234</text:p>
          </table:table-cell>
          <table:table-cell office:value-type="float" office:value="0.006071">
            <text:p>0,006071</text:p>
          </table:table-cell>
          <table:table-cell office:value-type="float" office:value="0.005844">
            <text:p>0,005844</text:p>
          </table:table-cell>
          <table:table-cell office:value-type="float" office:value="0.00594">
            <text:p>0,00594</text:p>
          </table:table-cell>
          <table:table-cell office:value-type="float" office:value="0.006074">
            <text:p>0,006074</text:p>
          </table:table-cell>
          <table:table-cell office:value-type="float" office:value="0.00611">
            <text:p>0,00611</text:p>
          </table:table-cell>
          <table:table-cell office:value-type="float" office:value="0.005635">
            <text:p>0,005635</text:p>
          </table:table-cell>
          <table:table-cell office:value-type="float" office:value="0.00572">
            <text:p>0,00572</text:p>
          </table:table-cell>
          <table:table-cell office:value-type="float" office:value="0.006282">
            <text:p>0,006282</text:p>
          </table:table-cell>
          <table:table-cell office:value-type="float" office:value="0.005986">
            <text:p>0,005986</text:p>
          </table:table-cell>
          <table:table-cell office:value-type="float" office:value="0.005859">
            <text:p>0,005859</text:p>
          </table:table-cell>
          <table:table-cell office:value-type="float" office:value="0.005755">
            <text:p>0,005755</text:p>
          </table:table-cell>
          <table:table-cell office:value-type="float" office:value="0.005954">
            <text:p>0,005954</text:p>
          </table:table-cell>
        </table:table-row>
        <table:table-row table:style-name="ro1">
          <table:table-cell table:style-name="ce1" office:value-type="string" table:number-columns-spanned="1" table:number-rows-spanned="2">
            <text:p>Class 1 (tunnel)</text:p>
          </table:table-cell>
          <table:table-cell table:style-name="ce1" office:value-type="float" office:value="6423" table:number-columns-spanned="1" table:number-rows-spanned="2">
            <text:p>6423</text:p>
          </table:table-cell>
          <table:table-cell table:style-name="ce1" office:value-type="float" office:value="3627" table:number-columns-spanned="1" table:number-rows-spanned="2">
            <text:p>3627</text:p>
          </table:table-cell>
          <table:table-cell table:style-name="ce1" office:value-type="float" office:value="3333" table:number-columns-spanned="1" table:number-rows-spanned="2">
            <text:p>3333</text:p>
          </table:table-cell>
          <table:table-cell office:value-type="string">
            <text:p>Training – MCP class 1</text:p>
          </table:table-cell>
          <table:table-cell office:value-type="float" office:value="0.821702">
            <text:p>0,821702</text:p>
          </table:table-cell>
          <table:table-cell office:value-type="float" office:value="0.734169">
            <text:p>0,734169</text:p>
          </table:table-cell>
          <table:table-cell office:value-type="float" office:value="0.656394">
            <text:p>0,656394</text:p>
          </table:table-cell>
          <table:table-cell office:value-type="float" office:value="0.584347">
            <text:p>0,584347</text:p>
          </table:table-cell>
          <table:table-cell office:value-type="float" office:value="0.518865">
            <text:p>0,518865</text:p>
          </table:table-cell>
          <table:table-cell office:value-type="float" office:value="0.469289">
            <text:p>0,469289</text:p>
          </table:table-cell>
          <table:table-cell office:value-type="float" office:value="0.419442">
            <text:p>0,419442</text:p>
          </table:table-cell>
          <table:table-cell office:value-type="float" office:value="0.376573">
            <text:p>0,376573</text:p>
          </table:table-cell>
          <table:table-cell office:value-type="float" office:value="0.322767">
            <text:p>0,322767</text:p>
          </table:table-cell>
          <table:table-cell office:value-type="float" office:value="0.291601">
            <text:p>0,291601</text:p>
          </table:table-cell>
          <table:table-cell office:value-type="float" office:value="0.255422">
            <text:p>0,255422</text:p>
          </table:table-cell>
          <table:table-cell office:value-type="float" office:value="0.222504">
            <text:p>0,222504</text:p>
          </table:table-cell>
          <table:table-cell office:value-type="float" office:value="0.203455">
            <text:p>0,203455</text:p>
          </table:table-cell>
          <table:table-cell office:value-type="float" office:value="0.185418">
            <text:p>0,185418</text:p>
          </table:table-cell>
          <table:table-cell office:value-type="float" office:value="0.162425">
            <text:p>0,162425</text:p>
          </table:table-cell>
          <table:table-cell office:value-type="float" office:value="0.148416">
            <text:p>0,148416</text:p>
          </table:table-cell>
          <table:table-cell office:value-type="float" office:value="0.131696">
            <text:p>0,131696</text:p>
          </table:table-cell>
          <table:table-cell office:value-type="float" office:value="0.12375">
            <text:p>0,12375</text:p>
          </table:table-cell>
          <table:table-cell office:value-type="float" office:value="0.108332">
            <text:p>0,108332</text:p>
          </table:table-cell>
          <table:table-cell office:value-type="float" office:value="0.097741">
            <text:p>0,097741</text:p>
          </table:table-cell>
          <table:table-cell office:value-type="float" office:value="0.088837">
            <text:p>0,088837</text:p>
          </table:table-cell>
          <table:table-cell office:value-type="float" office:value="0.07853">
            <text:p>0,07853</text:p>
          </table:table-cell>
          <table:table-cell office:value-type="float" office:value="0.071459">
            <text:p>0,071459</text:p>
          </table:table-cell>
          <table:table-cell office:value-type="float" office:value="0.064687">
            <text:p>0,064687</text:p>
          </table:table-cell>
          <table:table-cell office:value-type="float" office:value="0.059763">
            <text:p>0,059763</text:p>
          </table:table-cell>
          <table:table-cell office:value-type="float" office:value="0.055539">
            <text:p>0,055539</text:p>
          </table:table-cell>
          <table:table-cell office:value-type="float" office:value="0.048111">
            <text:p>0,048111</text:p>
          </table:table-cell>
          <table:table-cell office:value-type="float" office:value="0.043856">
            <text:p>0,043856</text:p>
          </table:table-cell>
          <table:table-cell office:value-type="float" office:value="0.039628">
            <text:p>0,039628</text:p>
          </table:table-cell>
          <table:table-cell office:value-type="float" office:value="0.036719">
            <text:p>0,036719</text:p>
          </table:table-cell>
          <table:table-cell office:value-type="float" office:value="0.034189">
            <text:p>0,034189</text:p>
          </table:table-cell>
          <table:table-cell office:value-type="float" office:value="0.03083">
            <text:p>0,03083</text:p>
          </table:table-cell>
          <table:table-cell office:value-type="float" office:value="0.029675">
            <text:p>0,029675</text:p>
          </table:table-cell>
          <table:table-cell office:value-type="float" office:value="0.027303">
            <text:p>0,027303</text:p>
          </table:table-cell>
          <table:table-cell office:value-type="float" office:value="0.025441">
            <text:p>0,025441</text:p>
          </table:table-cell>
          <table:table-cell office:value-type="float" office:value="0.024638">
            <text:p>0,024638</text:p>
          </table:table-cell>
          <table:table-cell office:value-type="float" office:value="0.022521">
            <text:p>0,022521</text:p>
          </table:table-cell>
          <table:table-cell office:value-type="float" office:value="0.020795">
            <text:p>0,020795</text:p>
          </table:table-cell>
          <table:table-cell office:value-type="float" office:value="0.019475">
            <text:p>0,019475</text:p>
          </table:table-cell>
          <table:table-cell office:value-type="float" office:value="0.019354">
            <text:p>0,019354</text:p>
          </table:table-cell>
          <table:table-cell office:value-type="float" office:value="0.018282">
            <text:p>0,018282</text:p>
          </table:table-cell>
          <table:table-cell office:value-type="float" office:value="0.017735">
            <text:p>0,017735</text:p>
          </table:table-cell>
          <table:table-cell office:value-type="float" office:value="0.017041">
            <text:p>0,017041</text:p>
          </table:table-cell>
          <table:table-cell office:value-type="float" office:value="0.016442">
            <text:p>0,016442</text:p>
          </table:table-cell>
          <table:table-cell office:value-type="float" office:value="0.015282">
            <text:p>0,015282</text:p>
          </table:table-cell>
          <table:table-cell office:value-type="float" office:value="0.015317">
            <text:p>0,015317</text:p>
          </table:table-cell>
          <table:table-cell office:value-type="float" office:value="0.01448">
            <text:p>0,01448</text:p>
          </table:table-cell>
          <table:table-cell office:value-type="float" office:value="0.013994">
            <text:p>0,013994</text:p>
          </table:table-cell>
          <table:table-cell office:value-type="float" office:value="0.013362">
            <text:p>0,013362</text:p>
          </table:table-cell>
          <table:table-cell office:value-type="float" office:value="0.013672">
            <text:p>0,013672</text:p>
          </table:table-cell>
          <table:table-cell office:value-type="float" office:value="0.013289">
            <text:p>0,013289</text:p>
          </table:table-cell>
          <table:table-cell office:value-type="float" office:value="0.012997">
            <text:p>0,012997</text:p>
          </table:table-cell>
          <table:table-cell office:value-type="float" office:value="0.012921">
            <text:p>0,012921</text:p>
          </table:table-cell>
          <table:table-cell office:value-type="float" office:value="0.012697">
            <text:p>0,012697</text:p>
          </table:table-cell>
          <table:table-cell office:value-type="float" office:value="0.012039">
            <text:p>0,012039</text:p>
          </table:table-cell>
          <table:table-cell office:value-type="float" office:value="0.011788">
            <text:p>0,011788</text:p>
          </table:table-cell>
          <table:table-cell office:value-type="float" office:value="0.011451">
            <text:p>0,011451</text:p>
          </table:table-cell>
          <table:table-cell office:value-type="float" office:value="0.012017">
            <text:p>0,012017</text:p>
          </table:table-cell>
          <table:table-cell office:value-type="float" office:value="0.011038">
            <text:p>0,011038</text:p>
          </table:table-cell>
          <table:table-cell office:value-type="float" office:value="0.011215">
            <text:p>0,011215</text:p>
          </table:table-cell>
          <table:table-cell office:value-type="float" office:value="0.010847">
            <text:p>0,010847</text:p>
          </table:table-cell>
          <table:table-cell office:value-type="float" office:value="0.011063">
            <text:p>0,011063</text:p>
          </table:table-cell>
          <table:table-cell office:value-type="float" office:value="0.011302">
            <text:p>0,011302</text:p>
          </table:table-cell>
          <table:table-cell office:value-type="float" office:value="0.011544">
            <text:p>0,011544</text:p>
          </table:table-cell>
          <table:table-cell office:value-type="float" office:value="0.010759">
            <text:p>0,010759</text:p>
          </table:table-cell>
          <table:table-cell office:value-type="float" office:value="0.011206">
            <text:p>0,011206</text:p>
          </table:table-cell>
          <table:table-cell office:value-type="float" office:value="0.011105">
            <text:p>0,011105</text:p>
          </table:table-cell>
          <table:table-cell office:value-type="float" office:value="0.010928">
            <text:p>0,010928</text:p>
          </table:table-cell>
          <table:table-cell office:value-type="float" office:value="0.010516">
            <text:p>0,010516</text:p>
          </table:table-cell>
          <table:table-cell office:value-type="float" office:value="0.010762">
            <text:p>0,010762</text:p>
          </table:table-cell>
          <table:table-cell office:value-type="float" office:value="0.0105">
            <text:p>0,0105</text:p>
          </table:table-cell>
          <table:table-cell office:value-type="float" office:value="0.010709">
            <text:p>0,010709</text:p>
          </table:table-cell>
          <table:table-cell office:value-type="float" office:value="0.010497">
            <text:p>0,010497</text:p>
          </table:table-cell>
          <table:table-cell office:value-type="float" office:value="0.009976">
            <text:p>0,009976</text:p>
          </table:table-cell>
          <table:table-cell office:value-type="float" office:value="0.010636">
            <text:p>0,010636</text:p>
          </table:table-cell>
          <table:table-cell office:value-type="float" office:value="0.010788">
            <text:p>0,010788</text:p>
          </table:table-cell>
          <table:table-cell office:value-type="float" office:value="0.010607">
            <text:p>0,010607</text:p>
          </table:table-cell>
          <table:table-cell office:value-type="float" office:value="0.010259">
            <text:p>0,010259</text:p>
          </table:table-cell>
          <table:table-cell office:value-type="float" office:value="0.010566">
            <text:p>0,010566</text:p>
          </table:table-cell>
          <table:table-cell office:value-type="float" office:value="0.010643">
            <text:p>0,010643</text:p>
          </table:table-cell>
          <table:table-cell office:value-type="float" office:value="0.010585">
            <text:p>0,010585</text:p>
          </table:table-cell>
          <table:table-cell office:value-type="float" office:value="0.010714">
            <text:p>0,010714</text:p>
          </table:table-cell>
          <table:table-cell office:value-type="float" office:value="0.010195">
            <text:p>0,010195</text:p>
          </table:table-cell>
          <table:table-cell office:value-type="float" office:value="0.010733">
            <text:p>0,010733</text:p>
          </table:table-cell>
          <table:table-cell office:value-type="float" office:value="0.009919">
            <text:p>0,009919</text:p>
          </table:table-cell>
          <table:table-cell office:value-type="float" office:value="0.010231">
            <text:p>0,010231</text:p>
          </table:table-cell>
          <table:table-cell office:value-type="float" office:value="0.009818">
            <text:p>0,009818</text:p>
          </table:table-cell>
          <table:table-cell office:value-type="float" office:value="0.010097">
            <text:p>0,010097</text:p>
          </table:table-cell>
          <table:table-cell office:value-type="float" office:value="0.010357">
            <text:p>0,010357</text:p>
          </table:table-cell>
          <table:table-cell office:value-type="float" office:value="0.010404">
            <text:p>0,010404</text:p>
          </table:table-cell>
          <table:table-cell office:value-type="float" office:value="0.010099">
            <text:p>0,010099</text:p>
          </table:table-cell>
          <table:table-cell office:value-type="float" office:value="0.009828">
            <text:p>0,009828</text:p>
          </table:table-cell>
          <table:table-cell office:value-type="float" office:value="0.00986">
            <text:p>0,00986</text:p>
          </table:table-cell>
          <table:table-cell office:value-type="float" office:value="0.009883">
            <text:p>0,009883</text:p>
          </table:table-cell>
          <table:table-cell office:value-type="float" office:value="0.009783">
            <text:p>0,009783</text:p>
          </table:table-cell>
          <table:table-cell office:value-type="float" office:value="0.009708">
            <text:p>0,009708</text:p>
          </table:table-cell>
          <table:table-cell office:value-type="float" office:value="0.00968">
            <text:p>0,00968</text:p>
          </table:table-cell>
          <table:table-cell office:value-type="float" office:value="0.009913">
            <text:p>0,009913</text:p>
          </table:table-cell>
          <table:table-cell office:value-type="float" office:value="0.009396">
            <text:p>0,009396</text:p>
          </table:table-cell>
          <table:table-cell office:value-type="float" office:value="0.009894">
            <text:p>0,009894</text:p>
          </table:table-cell>
          <table:table-cell office:value-type="float" office:value="0.009648">
            <text:p>0,009648</text:p>
          </table:table-cell>
          <table:table-cell office:value-type="float" office:value="0.009982">
            <text:p>0,009982</text:p>
          </table:table-cell>
          <table:table-cell office:value-type="float" office:value="0.009313">
            <text:p>0,009313</text:p>
          </table:table-cell>
          <table:table-cell office:value-type="float" office:value="0.009697">
            <text:p>0,009697</text:p>
          </table:table-cell>
          <table:table-cell office:value-type="float" office:value="0.009907">
            <text:p>0,009907</text:p>
          </table:table-cell>
          <table:table-cell office:value-type="float" office:value="0.009491">
            <text:p>0,009491</text:p>
          </table:table-cell>
          <table:table-cell office:value-type="float" office:value="0.010013">
            <text:p>0,010013</text:p>
          </table:table-cell>
          <table:table-cell office:value-type="float" office:value="0.009732">
            <text:p>0,009732</text:p>
          </table:table-cell>
          <table:table-cell office:value-type="float" office:value="0.009723">
            <text:p>0,009723</text:p>
          </table:table-cell>
          <table:table-cell office:value-type="float" office:value="0.009312">
            <text:p>0,009312</text:p>
          </table:table-cell>
          <table:table-cell office:value-type="float" office:value="0.009535">
            <text:p>0,009535</text:p>
          </table:table-cell>
          <table:table-cell office:value-type="float" office:value="0.009279">
            <text:p>0,009279</text:p>
          </table:table-cell>
          <table:table-cell office:value-type="float" office:value="0.009516">
            <text:p>0,009516</text:p>
          </table:table-cell>
          <table:table-cell office:value-type="float" office:value="0.009355">
            <text:p>0,009355</text:p>
          </table:table-cell>
          <table:table-cell office:value-type="float" office:value="0.009101">
            <text:p>0,009101</text:p>
          </table:table-cell>
          <table:table-cell office:value-type="float" office:value="0.009289">
            <text:p>0,009289</text:p>
          </table:table-cell>
          <table:table-cell office:value-type="float" office:value="0.009096">
            <text:p>0,009096</text:p>
          </table:table-cell>
          <table:table-cell office:value-type="float" office:value="0.009377">
            <text:p>0,009377</text:p>
          </table:table-cell>
          <table:table-cell office:value-type="float" office:value="0.009236">
            <text:p>0,009236</text:p>
          </table:table-cell>
          <table:table-cell office:value-type="float" office:value="0.008904">
            <text:p>0,008904</text:p>
          </table:table-cell>
          <table:table-cell office:value-type="float" office:value="0.008905">
            <text:p>0,008905</text:p>
          </table:table-cell>
          <table:table-cell office:value-type="float" office:value="0.009219">
            <text:p>0,009219</text:p>
          </table:table-cell>
          <table:table-cell office:value-type="float" office:value="0.008791">
            <text:p>0,008791</text:p>
          </table:table-cell>
          <table:table-cell office:value-type="float" office:value="0.009212">
            <text:p>0,009212</text:p>
          </table:table-cell>
          <table:table-cell office:value-type="float" office:value="0.008907">
            <text:p>0,008907</text:p>
          </table:table-cell>
          <table:table-cell office:value-type="float" office:value="0.009173">
            <text:p>0,009173</text:p>
          </table:table-cell>
          <table:table-cell office:value-type="float" office:value="0.009107">
            <text:p>0,009107</text:p>
          </table:table-cell>
          <table:table-cell office:value-type="float" office:value="0.009348">
            <text:p>0,009348</text:p>
          </table:table-cell>
          <table:table-cell office:value-type="float" office:value="0.008965">
            <text:p>0,008965</text:p>
          </table:table-cell>
          <table:table-cell office:value-type="float" office:value="0.008758">
            <text:p>0,008758</text:p>
          </table:table-cell>
          <table:table-cell office:value-type="float" office:value="0.008995">
            <text:p>0,008995</text:p>
          </table:table-cell>
          <table:table-cell office:value-type="float" office:value="0.00861">
            <text:p>0,00861</text:p>
          </table:table-cell>
          <table:table-cell office:value-type="float" office:value="0.008861">
            <text:p>0,008861</text:p>
          </table:table-cell>
          <table:table-cell office:value-type="float" office:value="0.00862">
            <text:p>0,00862</text:p>
          </table:table-cell>
          <table:table-cell office:value-type="float" office:value="0.009029">
            <text:p>0,009029</text:p>
          </table:table-cell>
          <table:table-cell office:value-type="float" office:value="0.008707">
            <text:p>0,008707</text:p>
          </table:table-cell>
          <table:table-cell office:value-type="float" office:value="0.009378">
            <text:p>0,009378</text:p>
          </table:table-cell>
          <table:table-cell office:value-type="float" office:value="0.008709">
            <text:p>0,008709</text:p>
          </table:table-cell>
          <table:table-cell office:value-type="float" office:value="0.008989">
            <text:p>0,008989</text:p>
          </table:table-cell>
          <table:table-cell office:value-type="float" office:value="0.008522">
            <text:p>0,008522</text:p>
          </table:table-cell>
          <table:table-cell office:value-type="float" office:value="0.008613">
            <text:p>0,008613</text:p>
          </table:table-cell>
          <table:table-cell office:value-type="float" office:value="0.008665">
            <text:p>0,008665</text:p>
          </table:table-cell>
          <table:table-cell office:value-type="float" office:value="0.008779">
            <text:p>0,008779</text:p>
          </table:table-cell>
          <table:table-cell office:value-type="float" office:value="0.008331">
            <text:p>0,008331</text:p>
          </table:table-cell>
          <table:table-cell office:value-type="float" office:value="0.008558">
            <text:p>0,008558</text:p>
          </table:table-cell>
          <table:table-cell table:number-columns-repeated="2" office:value-type="float" office:value="0.009162">
            <text:p>0,009162</text:p>
          </table:table-cell>
          <table:table-cell office:value-type="float" office:value="0.008914">
            <text:p>0,008914</text:p>
          </table:table-cell>
          <table:table-cell office:value-type="float" office:value="0.0085">
            <text:p>0,0085</text:p>
          </table:table-cell>
          <table:table-cell office:value-type="float" office:value="0.008683">
            <text:p>0,008683</text:p>
          </table:table-cell>
          <table:table-cell office:value-type="float" office:value="0.008593">
            <text:p>0,008593</text:p>
          </table:table-cell>
          <table:table-cell office:value-type="float" office:value="0.008787">
            <text:p>0,008787</text:p>
          </table:table-cell>
          <table:table-cell office:value-type="float" office:value="0.008609">
            <text:p>0,008609</text:p>
          </table:table-cell>
          <table:table-cell office:value-type="float" office:value="0.008706">
            <text:p>0,008706</text:p>
          </table:table-cell>
          <table:table-cell office:value-type="float" office:value="0.008589">
            <text:p>0,008589</text:p>
          </table:table-cell>
          <table:table-cell office:value-type="float" office:value="0.008737">
            <text:p>0,008737</text:p>
          </table:table-cell>
          <table:table-cell office:value-type="float" office:value="0.008598">
            <text:p>0,008598</text:p>
          </table:table-cell>
          <table:table-cell office:value-type="float" office:value="0.008796">
            <text:p>0,008796</text:p>
          </table:table-cell>
          <table:table-cell office:value-type="float" office:value="0.008528">
            <text:p>0,008528</text:p>
          </table:table-cell>
          <table:table-cell office:value-type="float" office:value="0.00844">
            <text:p>0,00844</text:p>
          </table:table-cell>
          <table:table-cell office:value-type="float" office:value="0.008653">
            <text:p>0,008653</text:p>
          </table:table-cell>
          <table:table-cell office:value-type="float" office:value="0.007912">
            <text:p>0,007912</text:p>
          </table:table-cell>
          <table:table-cell office:value-type="float" office:value="0.008231">
            <text:p>0,008231</text:p>
          </table:table-cell>
          <table:table-cell office:value-type="float" office:value="0.008322">
            <text:p>0,008322</text:p>
          </table:table-cell>
          <table:table-cell office:value-type="float" office:value="0.008338">
            <text:p>0,008338</text:p>
          </table:table-cell>
          <table:table-cell office:value-type="float" office:value="0.008101">
            <text:p>0,008101</text:p>
          </table:table-cell>
          <table:table-cell office:value-type="float" office:value="0.007967">
            <text:p>0,007967</text:p>
          </table:table-cell>
          <table:table-cell office:value-type="float" office:value="0.008442">
            <text:p>0,008442</text:p>
          </table:table-cell>
          <table:table-cell office:value-type="float" office:value="0.008441">
            <text:p>0,008441</text:p>
          </table:table-cell>
          <table:table-cell office:value-type="float" office:value="0.008228">
            <text:p>0,008228</text:p>
          </table:table-cell>
          <table:table-cell office:value-type="float" office:value="0.008236">
            <text:p>0,008236</text:p>
          </table:table-cell>
          <table:table-cell office:value-type="float" office:value="0.008505">
            <text:p>0,008505</text:p>
          </table:table-cell>
          <table:table-cell office:value-type="float" office:value="0.008518">
            <text:p>0,008518</text:p>
          </table:table-cell>
          <table:table-cell office:value-type="float" office:value="0.008397">
            <text:p>0,008397</text:p>
          </table:table-cell>
          <table:table-cell office:value-type="float" office:value="0.008453">
            <text:p>0,008453</text:p>
          </table:table-cell>
          <table:table-cell office:value-type="float" office:value="0.008522">
            <text:p>0,008522</text:p>
          </table:table-cell>
          <table:table-cell office:value-type="float" office:value="0.008277">
            <text:p>0,008277</text:p>
          </table:table-cell>
          <table:table-cell office:value-type="float" office:value="0.008457">
            <text:p>0,008457</text:p>
          </table:table-cell>
          <table:table-cell office:value-type="float" office:value="0.008255">
            <text:p>0,008255</text:p>
          </table:table-cell>
          <table:table-cell office:value-type="float" office:value="0.008391">
            <text:p>0,008391</text:p>
          </table:table-cell>
          <table:table-cell office:value-type="float" office:value="0.008479">
            <text:p>0,008479</text:p>
          </table:table-cell>
          <table:table-cell office:value-type="float" office:value="0.008409">
            <text:p>0,008409</text:p>
          </table:table-cell>
          <table:table-cell office:value-type="float" office:value="0.008724">
            <text:p>0,008724</text:p>
          </table:table-cell>
          <table:table-cell office:value-type="float" office:value="0.008608">
            <text:p>0,008608</text:p>
          </table:table-cell>
          <table:table-cell office:value-type="float" office:value="0.008156">
            <text:p>0,008156</text:p>
          </table:table-cell>
          <table:table-cell office:value-type="float" office:value="0.008105">
            <text:p>0,008105</text:p>
          </table:table-cell>
          <table:table-cell office:value-type="float" office:value="0.008286">
            <text:p>0,008286</text:p>
          </table:table-cell>
          <table:table-cell office:value-type="float" office:value="0.008515">
            <text:p>0,008515</text:p>
          </table:table-cell>
          <table:table-cell office:value-type="float" office:value="0.008254">
            <text:p>0,008254</text:p>
          </table:table-cell>
          <table:table-cell office:value-type="float" office:value="0.008287">
            <text:p>0,008287</text:p>
          </table:table-cell>
          <table:table-cell office:value-type="float" office:value="0.008271">
            <text:p>0,008271</text:p>
          </table:table-cell>
          <table:table-cell office:value-type="float" office:value="0.008358">
            <text:p>0,008358</text:p>
          </table:table-cell>
          <table:table-cell office:value-type="float" office:value="0.008079">
            <text:p>0,008079</text:p>
          </table:table-cell>
          <table:table-cell office:value-type="float" office:value="0.008281">
            <text:p>0,008281</text:p>
          </table:table-cell>
          <table:table-cell office:value-type="float" office:value="0.007976">
            <text:p>0,007976</text:p>
          </table:table-cell>
          <table:table-cell office:value-type="float" office:value="0.007517">
            <text:p>0,007517</text:p>
          </table:table-cell>
          <table:table-cell office:value-type="float" office:value="0.007914">
            <text:p>0,007914</text:p>
          </table:table-cell>
          <table:table-cell office:value-type="float" office:value="0.008045">
            <text:p>0,008045</text:p>
          </table:table-cell>
          <table:table-cell office:value-type="float" office:value="0.008118">
            <text:p>0,008118</text:p>
          </table:table-cell>
          <table:table-cell office:value-type="float" office:value="0.007699">
            <text:p>0,007699</text:p>
          </table:table-cell>
          <table:table-cell office:value-type="float" office:value="0.007967">
            <text:p>0,007967</text:p>
          </table:table-cell>
          <table:table-cell office:value-type="float" office:value="0.007838">
            <text:p>0,007838</text:p>
          </table:table-cell>
          <table:table-cell office:value-type="float" office:value="0.007944">
            <text:p>0,007944</text:p>
          </table:table-cell>
          <table:table-cell office:value-type="float" office:value="0.007469">
            <text:p>0,007469</text:p>
          </table:table-cell>
          <table:table-cell office:value-type="float" office:value="0.007864">
            <text:p>0,007864</text:p>
          </table:table-cell>
          <table:table-cell office:value-type="float" office:value="0.007574">
            <text:p>0,007574</text:p>
          </table:table-cell>
          <table:table-cell office:value-type="float" office:value="0.007723">
            <text:p>0,007723</text:p>
          </table:table-cell>
          <table:table-cell office:value-type="float" office:value="0.00767">
            <text:p>0,00767</text:p>
          </table:table-cell>
          <table:table-cell office:value-type="float" office:value="0.007919">
            <text:p>0,007919</text:p>
          </table:table-cell>
          <table:table-cell office:value-type="float" office:value="0.00814">
            <text:p>0,00814</text:p>
          </table:table-cell>
          <table:table-cell office:value-type="float" office:value="0.007398">
            <text:p>0,007398</text:p>
          </table:table-cell>
          <table:table-cell office:value-type="float" office:value="0.00735">
            <text:p>0,00735</text:p>
          </table:table-cell>
          <table:table-cell office:value-type="float" office:value="0.007173">
            <text:p>0,007173</text:p>
          </table:table-cell>
          <table:table-cell office:value-type="float" office:value="0.007544">
            <text:p>0,007544</text:p>
          </table:table-cell>
          <table:table-cell office:value-type="float" office:value="0.007587">
            <text:p>0,007587</text:p>
          </table:table-cell>
          <table:table-cell office:value-type="float" office:value="0.007344">
            <text:p>0,007344</text:p>
          </table:table-cell>
          <table:table-cell office:value-type="float" office:value="0.007528">
            <text:p>0,007528</text:p>
          </table:table-cell>
          <table:table-cell office:value-type="float" office:value="0.00761">
            <text:p>0,00761</text:p>
          </table:table-cell>
          <table:table-cell office:value-type="float" office:value="0.007651">
            <text:p>0,007651</text:p>
          </table:table-cell>
          <table:table-cell office:value-type="float" office:value="0.007494">
            <text:p>0,007494</text:p>
          </table:table-cell>
          <table:table-cell office:value-type="float" office:value="0.007128">
            <text:p>0,007128</text:p>
          </table:table-cell>
          <table:table-cell office:value-type="float" office:value="0.007041">
            <text:p>0,007041</text:p>
          </table:table-cell>
          <table:table-cell office:value-type="float" office:value="0.00715">
            <text:p>0,00715</text:p>
          </table:table-cell>
          <table:table-cell office:value-type="float" office:value="0.007631">
            <text:p>0,007631</text:p>
          </table:table-cell>
          <table:table-cell office:value-type="float" office:value="0.007472">
            <text:p>0,007472</text:p>
          </table:table-cell>
          <table:table-cell office:value-type="float" office:value="0.007084">
            <text:p>0,007084</text:p>
          </table:table-cell>
          <table:table-cell office:value-type="float" office:value="0.007508">
            <text:p>0,007508</text:p>
          </table:table-cell>
          <table:table-cell office:value-type="float" office:value="0.007342">
            <text:p>0,007342</text:p>
          </table:table-cell>
          <table:table-cell office:value-type="float" office:value="0.007387">
            <text:p>0,007387</text:p>
          </table:table-cell>
          <table:table-cell office:value-type="float" office:value="0.00746">
            <text:p>0,00746</text:p>
          </table:table-cell>
          <table:table-cell office:value-type="float" office:value="0.00725">
            <text:p>0,00725</text:p>
          </table:table-cell>
          <table:table-cell office:value-type="float" office:value="0.007251">
            <text:p>0,007251</text:p>
          </table:table-cell>
          <table:table-cell office:value-type="float" office:value="0.007374">
            <text:p>0,007374</text:p>
          </table:table-cell>
          <table:table-cell office:value-type="float" office:value="0.006743">
            <text:p>0,006743</text:p>
          </table:table-cell>
          <table:table-cell office:value-type="float" office:value="0.007141">
            <text:p>0,007141</text:p>
          </table:table-cell>
          <table:table-cell office:value-type="float" office:value="0.007156">
            <text:p>0,007156</text:p>
          </table:table-cell>
          <table:table-cell office:value-type="float" office:value="0.007477">
            <text:p>0,007477</text:p>
          </table:table-cell>
          <table:table-cell office:value-type="float" office:value="0.007583">
            <text:p>0,007583</text:p>
          </table:table-cell>
          <table:table-cell office:value-type="float" office:value="0.007434">
            <text:p>0,007434</text:p>
          </table:table-cell>
          <table:table-cell office:value-type="float" office:value="0.007281">
            <text:p>0,007281</text:p>
          </table:table-cell>
          <table:table-cell office:value-type="float" office:value="0.007106">
            <text:p>0,007106</text:p>
          </table:table-cell>
          <table:table-cell office:value-type="float" office:value="0.006928">
            <text:p>0,006928</text:p>
          </table:table-cell>
          <table:table-cell office:value-type="float" office:value="0.006767">
            <text:p>0,006767</text:p>
          </table:table-cell>
          <table:table-cell office:value-type="float" office:value="0.007266">
            <text:p>0,007266</text:p>
          </table:table-cell>
          <table:table-cell office:value-type="float" office:value="0.006943">
            <text:p>0,006943</text:p>
          </table:table-cell>
          <table:table-cell office:value-type="float" office:value="0.007022">
            <text:p>0,007022</text:p>
          </table:table-cell>
          <table:table-cell office:value-type="float" office:value="0.006928">
            <text:p>0,006928</text:p>
          </table:table-cell>
          <table:table-cell office:value-type="float" office:value="0.006958">
            <text:p>0,006958</text:p>
          </table:table-cell>
          <table:table-cell office:value-type="float" office:value="0.007031">
            <text:p>0,007031</text:p>
          </table:table-cell>
          <table:table-cell office:value-type="float" office:value="0.007256">
            <text:p>0,007256</text:p>
          </table:table-cell>
          <table:table-cell office:value-type="float" office:value="0.007197">
            <text:p>0,007197</text:p>
          </table:table-cell>
          <table:table-cell office:value-type="float" office:value="0.007111">
            <text:p>0,007111</text:p>
          </table:table-cell>
          <table:table-cell office:value-type="float" office:value="0.006772">
            <text:p>0,006772</text:p>
          </table:table-cell>
          <table:table-cell office:value-type="float" office:value="0.006894">
            <text:p>0,006894</text:p>
          </table:table-cell>
          <table:table-cell office:value-type="float" office:value="0.006745">
            <text:p>0,006745</text:p>
          </table:table-cell>
          <table:table-cell office:value-type="float" office:value="0.006909">
            <text:p>0,006909</text:p>
          </table:table-cell>
          <table:table-cell office:value-type="float" office:value="0.006707">
            <text:p>0,006707</text:p>
          </table:table-cell>
          <table:table-cell office:value-type="float" office:value="0.007123">
            <text:p>0,007123</text:p>
          </table:table-cell>
          <table:table-cell office:value-type="float" office:value="0.006949">
            <text:p>0,006949</text:p>
          </table:table-cell>
          <table:table-cell office:value-type="float" office:value="0.006995">
            <text:p>0,006995</text:p>
          </table:table-cell>
          <table:table-cell office:value-type="float" office:value="0.007148">
            <text:p>0,007148</text:p>
          </table:table-cell>
          <table:table-cell office:value-type="float" office:value="0.007179">
            <text:p>0,007179</text:p>
          </table:table-cell>
          <table:table-cell office:value-type="float" office:value="0.007045">
            <text:p>0,007045</text:p>
          </table:table-cell>
          <table:table-cell office:value-type="float" office:value="0.006915">
            <text:p>0,006915</text:p>
          </table:table-cell>
          <table:table-cell office:value-type="float" office:value="0.007209">
            <text:p>0,007209</text:p>
          </table:table-cell>
          <table:table-cell office:value-type="float" office:value="0.007237">
            <text:p>0,007237</text:p>
          </table:table-cell>
          <table:table-cell office:value-type="float" office:value="0.006793">
            <text:p>0,006793</text:p>
          </table:table-cell>
          <table:table-cell office:value-type="float" office:value="0.007022">
            <text:p>0,007022</text:p>
          </table:table-cell>
          <table:table-cell office:value-type="float" office:value="0.006947">
            <text:p>0,006947</text:p>
          </table:table-cell>
          <table:table-cell office:value-type="float" office:value="0.007004">
            <text:p>0,007004</text:p>
          </table:table-cell>
          <table:table-cell office:value-type="float" office:value="0.006917">
            <text:p>0,006917</text:p>
          </table:table-cell>
          <table:table-cell office:value-type="float" office:value="0.006977">
            <text:p>0,006977</text:p>
          </table:table-cell>
          <table:table-cell office:value-type="float" office:value="0.006973">
            <text:p>0,006973</text:p>
          </table:table-cell>
          <table:table-cell office:value-type="float" office:value="0.006691">
            <text:p>0,006691</text:p>
          </table:table-cell>
          <table:table-cell office:value-type="float" office:value="0.006675">
            <text:p>0,006675</text:p>
          </table:table-cell>
          <table:table-cell office:value-type="float" office:value="0.006731">
            <text:p>0,006731</text:p>
          </table:table-cell>
          <table:table-cell office:value-type="float" office:value="0.006863">
            <text:p>0,006863</text:p>
          </table:table-cell>
          <table:table-cell office:value-type="float" office:value="0.006981">
            <text:p>0,006981</text:p>
          </table:table-cell>
          <table:table-cell office:value-type="float" office:value="0.006953">
            <text:p>0,006953</text:p>
          </table:table-cell>
          <table:table-cell office:value-type="float" office:value="0.006993">
            <text:p>0,006993</text:p>
          </table:table-cell>
          <table:table-cell office:value-type="float" office:value="0.006915">
            <text:p>0,006915</text:p>
          </table:table-cell>
          <table:table-cell office:value-type="float" office:value="0.006901">
            <text:p>0,006901</text:p>
          </table:table-cell>
          <table:table-cell office:value-type="float" office:value="0.007284">
            <text:p>0,007284</text:p>
          </table:table-cell>
          <table:table-cell office:value-type="float" office:value="0.007023">
            <text:p>0,007023</text:p>
          </table:table-cell>
          <table:table-cell office:value-type="float" office:value="0.006858">
            <text:p>0,006858</text:p>
          </table:table-cell>
          <table:table-cell office:value-type="float" office:value="0.006895">
            <text:p>0,006895</text:p>
          </table:table-cell>
          <table:table-cell office:value-type="float" office:value="0.006914">
            <text:p>0,006914</text:p>
          </table:table-cell>
          <table:table-cell office:value-type="float" office:value="0.007082">
            <text:p>0,007082</text:p>
          </table:table-cell>
          <table:table-cell office:value-type="float" office:value="0.007235">
            <text:p>0,007235</text:p>
          </table:table-cell>
          <table:table-cell office:value-type="float" office:value="0.006817">
            <text:p>0,006817</text:p>
          </table:table-cell>
          <table:table-cell office:value-type="float" office:value="0.006688">
            <text:p>0,006688</text:p>
          </table:table-cell>
          <table:table-cell office:value-type="float" office:value="0.006965">
            <text:p>0,006965</text:p>
          </table:table-cell>
          <table:table-cell office:value-type="float" office:value="0.006842">
            <text:p>0,006842</text:p>
          </table:table-cell>
          <table:table-cell office:value-type="float" office:value="0.006696">
            <text:p>0,006696</text:p>
          </table:table-cell>
          <table:table-cell office:value-type="float" office:value="0.006771">
            <text:p>0,006771</text:p>
          </table:table-cell>
          <table:table-cell office:value-type="float" office:value="0.006785">
            <text:p>0,006785</text:p>
          </table:table-cell>
          <table:table-cell office:value-type="float" office:value="0.006706">
            <text:p>0,006706</text:p>
          </table:table-cell>
          <table:table-cell office:value-type="float" office:value="0.006653">
            <text:p>0,006653</text:p>
          </table:table-cell>
          <table:table-cell office:value-type="float" office:value="0.006343">
            <text:p>0,006343</text:p>
          </table:table-cell>
          <table:table-cell office:value-type="float" office:value="0.006615">
            <text:p>0,006615</text:p>
          </table:table-cell>
          <table:table-cell office:value-type="float" office:value="0.006591">
            <text:p>0,006591</text:p>
          </table:table-cell>
          <table:table-cell office:value-type="float" office:value="0.006389">
            <text:p>0,006389</text:p>
          </table:table-cell>
          <table:table-cell office:value-type="float" office:value="0.006651">
            <text:p>0,006651</text:p>
          </table:table-cell>
          <table:table-cell office:value-type="float" office:value="0.006567">
            <text:p>0,006567</text:p>
          </table:table-cell>
          <table:table-cell office:value-type="float" office:value="0.006448">
            <text:p>0,006448</text:p>
          </table:table-cell>
          <table:table-cell office:value-type="float" office:value="0.006564">
            <text:p>0,006564</text:p>
          </table:table-cell>
          <table:table-cell office:value-type="float" office:value="0.006826">
            <text:p>0,006826</text:p>
          </table:table-cell>
          <table:table-cell office:value-type="float" office:value="0.006264">
            <text:p>0,006264</text:p>
          </table:table-cell>
          <table:table-cell office:value-type="float" office:value="0.006504">
            <text:p>0,006504</text:p>
          </table:table-cell>
          <table:table-cell office:value-type="float" office:value="0.006314">
            <text:p>0,006314</text:p>
          </table:table-cell>
          <table:table-cell office:value-type="float" office:value="0.006367">
            <text:p>0,006367</text:p>
          </table:table-cell>
          <table:table-cell office:value-type="float" office:value="0.006308">
            <text:p>0,006308</text:p>
          </table:table-cell>
          <table:table-cell office:value-type="float" office:value="0.006375">
            <text:p>0,006375</text:p>
          </table:table-cell>
          <table:table-cell office:value-type="float" office:value="0.006505">
            <text:p>0,006505</text:p>
          </table:table-cell>
          <table:table-cell office:value-type="float" office:value="0.006271">
            <text:p>0,006271</text:p>
          </table:table-cell>
          <table:table-cell office:value-type="float" office:value="0.006352">
            <text:p>0,006352</text:p>
          </table:table-cell>
          <table:table-cell office:value-type="float" office:value="0.006367">
            <text:p>0,006367</text:p>
          </table:table-cell>
          <table:table-cell office:value-type="float" office:value="0.006432">
            <text:p>0,006432</text:p>
          </table:table-cell>
          <table:table-cell office:value-type="float" office:value="0.00628">
            <text:p>0,00628</text:p>
          </table:table-cell>
          <table:table-cell office:value-type="float" office:value="0.006385">
            <text:p>0,006385</text:p>
          </table:table-cell>
          <table:table-cell office:value-type="float" office:value="0.006582">
            <text:p>0,006582</text:p>
          </table:table-cell>
          <table:table-cell office:value-type="float" office:value="0.006353">
            <text:p>0,006353</text:p>
          </table:table-cell>
          <table:table-cell office:value-type="float" office:value="0.006389">
            <text:p>0,006389</text:p>
          </table:table-cell>
          <table:table-cell office:value-type="float" office:value="0.006368">
            <text:p>0,006368</text:p>
          </table:table-cell>
          <table:table-cell office:value-type="float" office:value="0.006111">
            <text:p>0,006111</text:p>
          </table:table-cell>
          <table:table-cell office:value-type="float" office:value="0.006337">
            <text:p>0,006337</text:p>
          </table:table-cell>
          <table:table-cell office:value-type="float" office:value="0.006159">
            <text:p>0,006159</text:p>
          </table:table-cell>
          <table:table-cell office:value-type="float" office:value="0.006257">
            <text:p>0,006257</text:p>
          </table:table-cell>
          <table:table-cell office:value-type="float" office:value="0.006265">
            <text:p>0,006265</text:p>
          </table:table-cell>
          <table:table-cell office:value-type="float" office:value="0.006036">
            <text:p>0,006036</text:p>
          </table:table-cell>
          <table:table-cell office:value-type="float" office:value="0.006135">
            <text:p>0,006135</text:p>
          </table:table-cell>
          <table:table-cell office:value-type="float" office:value="0.006273">
            <text:p>0,006273</text:p>
          </table:table-cell>
          <table:table-cell office:value-type="float" office:value="0.006377">
            <text:p>0,006377</text:p>
          </table:table-cell>
          <table:table-cell office:value-type="float" office:value="0.006168">
            <text:p>0,006168</text:p>
          </table:table-cell>
          <table:table-cell office:value-type="float" office:value="0.00628">
            <text:p>0,00628</text:p>
          </table:table-cell>
          <table:table-cell office:value-type="float" office:value="0.006155">
            <text:p>0,006155</text:p>
          </table:table-cell>
          <table:table-cell office:value-type="float" office:value="0.006197">
            <text:p>0,006197</text:p>
          </table:table-cell>
          <table:table-cell office:value-type="float" office:value="0.00645">
            <text:p>0,00645</text:p>
          </table:table-cell>
          <table:table-cell office:value-type="float" office:value="0.006282">
            <text:p>0,006282</text:p>
          </table:table-cell>
          <table:table-cell office:value-type="float" office:value="0.006085">
            <text:p>0,006085</text:p>
          </table:table-cell>
          <table:table-cell office:value-type="float" office:value="0.006126">
            <text:p>0,006126</text:p>
          </table:table-cell>
          <table:table-cell office:value-type="float" office:value="0.006293">
            <text:p>0,006293</text:p>
          </table:table-cell>
          <table:table-cell office:value-type="float" office:value="0.006181">
            <text:p>0,006181</text:p>
          </table:table-cell>
          <table:table-cell office:value-type="float" office:value="0.006505">
            <text:p>0,006505</text:p>
          </table:table-cell>
          <table:table-cell office:value-type="float" office:value="0.006275">
            <text:p>0,006275</text:p>
          </table:table-cell>
          <table:table-cell office:value-type="float" office:value="0.006236">
            <text:p>0,006236</text:p>
          </table:table-cell>
          <table:table-cell office:value-type="float" office:value="0.006211">
            <text:p>0,006211</text:p>
          </table:table-cell>
          <table:table-cell office:value-type="float" office:value="0.006393">
            <text:p>0,006393</text:p>
          </table:table-cell>
          <table:table-cell office:value-type="float" office:value="0.006247">
            <text:p>0,006247</text:p>
          </table:table-cell>
          <table:table-cell office:value-type="float" office:value="0.006155">
            <text:p>0,006155</text:p>
          </table:table-cell>
          <table:table-cell office:value-type="float" office:value="0.006046">
            <text:p>0,006046</text:p>
          </table:table-cell>
          <table:table-cell office:value-type="float" office:value="0.006101">
            <text:p>0,006101</text:p>
          </table:table-cell>
          <table:table-cell office:value-type="float" office:value="0.006345">
            <text:p>0,006345</text:p>
          </table:table-cell>
          <table:table-cell office:value-type="float" office:value="0.006167">
            <text:p>0,006167</text:p>
          </table:table-cell>
          <table:table-cell office:value-type="float" office:value="0.006079">
            <text:p>0,006079</text:p>
          </table:table-cell>
          <table:table-cell office:value-type="float" office:value="0.006252">
            <text:p>0,006252</text:p>
          </table:table-cell>
          <table:table-cell office:value-type="float" office:value="0.006381">
            <text:p>0,006381</text:p>
          </table:table-cell>
          <table:table-cell office:value-type="float" office:value="0.006251">
            <text:p>0,006251</text:p>
          </table:table-cell>
          <table:table-cell office:value-type="float" office:value="0.006181">
            <text:p>0,006181</text:p>
          </table:table-cell>
          <table:table-cell office:value-type="float" office:value="0.006054">
            <text:p>0,006054</text:p>
          </table:table-cell>
          <table:table-cell office:value-type="float" office:value="0.006017">
            <text:p>0,006017</text:p>
          </table:table-cell>
          <table:table-cell office:value-type="float" office:value="0.006055">
            <text:p>0,006055</text:p>
          </table:table-cell>
          <table:table-cell office:value-type="float" office:value="0.005919">
            <text:p>0,005919</text:p>
          </table:table-cell>
          <table:table-cell office:value-type="float" office:value="0.006056">
            <text:p>0,006056</text:p>
          </table:table-cell>
          <table:table-cell office:value-type="float" office:value="0.005929">
            <text:p>0,005929</text:p>
          </table:table-cell>
          <table:table-cell office:value-type="float" office:value="0.005918">
            <text:p>0,005918</text:p>
          </table:table-cell>
          <table:table-cell office:value-type="float" office:value="0.006168">
            <text:p>0,006168</text:p>
          </table:table-cell>
          <table:table-cell office:value-type="float" office:value="0.006041">
            <text:p>0,006041</text:p>
          </table:table-cell>
          <table:table-cell office:value-type="float" office:value="0.005825">
            <text:p>0,005825</text:p>
          </table:table-cell>
          <table:table-cell office:value-type="float" office:value="0.006294">
            <text:p>0,006294</text:p>
          </table:table-cell>
          <table:table-cell office:value-type="float" office:value="0.006075">
            <text:p>0,006075</text:p>
          </table:table-cell>
          <table:table-cell office:value-type="float" office:value="0.006149">
            <text:p>0,006149</text:p>
          </table:table-cell>
          <table:table-cell office:value-type="float" office:value="0.006232">
            <text:p>0,006232</text:p>
          </table:table-cell>
          <table:table-cell office:value-type="float" office:value="0.00622">
            <text:p>0,00622</text:p>
          </table:table-cell>
          <table:table-cell office:value-type="float" office:value="0.006016">
            <text:p>0,006016</text:p>
          </table:table-cell>
          <table:table-cell office:value-type="float" office:value="0.006362">
            <text:p>0,006362</text:p>
          </table:table-cell>
          <table:table-cell office:value-type="float" office:value="0.006347">
            <text:p>0,006347</text:p>
          </table:table-cell>
          <table:table-cell office:value-type="float" office:value="0.006108">
            <text:p>0,006108</text:p>
          </table:table-cell>
          <table:table-cell office:value-type="float" office:value="0.006205">
            <text:p>0,006205</text:p>
          </table:table-cell>
          <table:table-cell office:value-type="float" office:value="0.005969">
            <text:p>0,005969</text:p>
          </table:table-cell>
          <table:table-cell office:value-type="float" office:value="0.005991">
            <text:p>0,005991</text:p>
          </table:table-cell>
          <table:table-cell office:value-type="float" office:value="0.005661">
            <text:p>0,005661</text:p>
          </table:table-cell>
          <table:table-cell office:value-type="float" office:value="0.005982">
            <text:p>0,005982</text:p>
          </table:table-cell>
          <table:table-cell office:value-type="float" office:value="0.00601">
            <text:p>0,00601</text:p>
          </table:table-cell>
          <table:table-cell office:value-type="float" office:value="0.006206">
            <text:p>0,006206</text:p>
          </table:table-cell>
          <table:table-cell office:value-type="float" office:value="0.006376">
            <text:p>0,006376</text:p>
          </table:table-cell>
          <table:table-cell office:value-type="float" office:value="0.006292">
            <text:p>0,006292</text:p>
          </table:table-cell>
          <table:table-cell office:value-type="float" office:value="0.006084">
            <text:p>0,006084</text:p>
          </table:table-cell>
          <table:table-cell office:value-type="float" office:value="0.006243">
            <text:p>0,006243</text:p>
          </table:table-cell>
          <table:table-cell office:value-type="float" office:value="0.005995">
            <text:p>0,005995</text:p>
          </table:table-cell>
          <table:table-cell office:value-type="float" office:value="0.00601">
            <text:p>0,00601</text:p>
          </table:table-cell>
          <table:table-cell office:value-type="float" office:value="0.006142">
            <text:p>0,006142</text:p>
          </table:table-cell>
          <table:table-cell office:value-type="float" office:value="0.006025">
            <text:p>0,006025</text:p>
          </table:table-cell>
          <table:table-cell office:value-type="float" office:value="0.006047">
            <text:p>0,006047</text:p>
          </table:table-cell>
          <table:table-cell office:value-type="float" office:value="0.006122">
            <text:p>0,006122</text:p>
          </table:table-cell>
          <table:table-cell office:value-type="float" office:value="0.006234">
            <text:p>0,006234</text:p>
          </table:table-cell>
          <table:table-cell office:value-type="float" office:value="0.00618">
            <text:p>0,00618</text:p>
          </table:table-cell>
          <table:table-cell office:value-type="float" office:value="0.006178">
            <text:p>0,006178</text:p>
          </table:table-cell>
          <table:table-cell office:value-type="float" office:value="0.006167">
            <text:p>0,006167</text:p>
          </table:table-cell>
          <table:table-cell office:value-type="float" office:value="0.00598">
            <text:p>0,00598</text:p>
          </table:table-cell>
          <table:table-cell office:value-type="float" office:value="0.005887">
            <text:p>0,005887</text:p>
          </table:table-cell>
          <table:table-cell office:value-type="float" office:value="0.006114">
            <text:p>0,006114</text:p>
          </table:table-cell>
          <table:table-cell office:value-type="float" office:value="0.005894">
            <text:p>0,005894</text:p>
          </table:table-cell>
          <table:table-cell office:value-type="float" office:value="0.006171">
            <text:p>0,006171</text:p>
          </table:table-cell>
          <table:table-cell office:value-type="float" office:value="0.005995">
            <text:p>0,005995</text:p>
          </table:table-cell>
          <table:table-cell office:value-type="float" office:value="0.006023">
            <text:p>0,006023</text:p>
          </table:table-cell>
          <table:table-cell office:value-type="float" office:value="0.005845">
            <text:p>0,005845</text:p>
          </table:table-cell>
          <table:table-cell office:value-type="float" office:value="0.005918">
            <text:p>0,005918</text:p>
          </table:table-cell>
          <table:table-cell office:value-type="float" office:value="0.005872">
            <text:p>0,005872</text:p>
          </table:table-cell>
          <table:table-cell office:value-type="float" office:value="0.006209">
            <text:p>0,006209</text:p>
          </table:table-cell>
          <table:table-cell office:value-type="float" office:value="0.006105">
            <text:p>0,006105</text:p>
          </table:table-cell>
          <table:table-cell office:value-type="float" office:value="0.005743">
            <text:p>0,005743</text:p>
          </table:table-cell>
          <table:table-cell office:value-type="float" office:value="0.005712">
            <text:p>0,005712</text:p>
          </table:table-cell>
          <table:table-cell office:value-type="float" office:value="0.005801">
            <text:p>0,005801</text:p>
          </table:table-cell>
          <table:table-cell office:value-type="float" office:value="0.005862">
            <text:p>0,005862</text:p>
          </table:table-cell>
          <table:table-cell office:value-type="float" office:value="0.005793">
            <text:p>0,005793</text:p>
          </table:table-cell>
          <table:table-cell office:value-type="float" office:value="0.005851">
            <text:p>0,005851</text:p>
          </table:table-cell>
          <table:table-cell office:value-type="float" office:value="0.005716">
            <text:p>0,005716</text:p>
          </table:table-cell>
          <table:table-cell office:value-type="float" office:value="0.005815">
            <text:p>0,005815</text:p>
          </table:table-cell>
          <table:table-cell office:value-type="float" office:value="0.005835">
            <text:p>0,005835</text:p>
          </table:table-cell>
          <table:table-cell office:value-type="float" office:value="0.006059">
            <text:p>0,006059</text:p>
          </table:table-cell>
          <table:table-cell office:value-type="float" office:value="0.005958">
            <text:p>0,005958</text:p>
          </table:table-cell>
          <table:table-cell office:value-type="float" office:value="0.006025">
            <text:p>0,006025</text:p>
          </table:table-cell>
          <table:table-cell office:value-type="float" office:value="0.00563">
            <text:p>0,00563</text:p>
          </table:table-cell>
          <table:table-cell office:value-type="float" office:value="0.005844">
            <text:p>0,005844</text:p>
          </table:table-cell>
          <table:table-cell office:value-type="float" office:value="0.00619">
            <text:p>0,00619</text:p>
          </table:table-cell>
          <table:table-cell office:value-type="float" office:value="0.006012">
            <text:p>0,006012</text:p>
          </table:table-cell>
          <table:table-cell office:value-type="float" office:value="0.005832">
            <text:p>0,005832</text:p>
          </table:table-cell>
          <table:table-cell office:value-type="float" office:value="0.005933">
            <text:p>0,005933</text:p>
          </table:table-cell>
          <table:table-cell office:value-type="float" office:value="0.005964">
            <text:p>0,005964</text:p>
          </table:table-cell>
          <table:table-cell office:value-type="float" office:value="0.005849">
            <text:p>0,005849</text:p>
          </table:table-cell>
          <table:table-cell office:value-type="float" office:value="0.005881">
            <text:p>0,005881</text:p>
          </table:table-cell>
          <table:table-cell office:value-type="float" office:value="0.005789">
            <text:p>0,005789</text:p>
          </table:table-cell>
          <table:table-cell office:value-type="float" office:value="0.005761">
            <text:p>0,005761</text:p>
          </table:table-cell>
          <table:table-cell office:value-type="float" office:value="0.005762">
            <text:p>0,005762</text:p>
          </table:table-cell>
          <table:table-cell office:value-type="float" office:value="0.005627">
            <text:p>0,005627</text:p>
          </table:table-cell>
          <table:table-cell office:value-type="float" office:value="0.005644">
            <text:p>0,005644</text:p>
          </table:table-cell>
          <table:table-cell office:value-type="float" office:value="0.005653">
            <text:p>0,005653</text:p>
          </table:table-cell>
          <table:table-cell office:value-type="float" office:value="0.005841">
            <text:p>0,005841</text:p>
          </table:table-cell>
          <table:table-cell office:value-type="float" office:value="0.0057">
            <text:p>0,0057</text:p>
          </table:table-cell>
          <table:table-cell office:value-type="float" office:value="0.00586">
            <text:p>0,00586</text:p>
          </table:table-cell>
          <table:table-cell office:value-type="float" office:value="0.005692">
            <text:p>0,005692</text:p>
          </table:table-cell>
          <table:table-cell office:value-type="float" office:value="0.005798">
            <text:p>0,005798</text:p>
          </table:table-cell>
          <table:table-cell office:value-type="float" office:value="0.005841">
            <text:p>0,005841</text:p>
          </table:table-cell>
          <table:table-cell office:value-type="float" office:value="0.00567">
            <text:p>0,00567</text:p>
          </table:table-cell>
          <table:table-cell office:value-type="float" office:value="0.005759">
            <text:p>0,005759</text:p>
          </table:table-cell>
          <table:table-cell office:value-type="float" office:value="0.005825">
            <text:p>0,005825</text:p>
          </table:table-cell>
          <table:table-cell office:value-type="float" office:value="0.005737">
            <text:p>0,005737</text:p>
          </table:table-cell>
          <table:table-cell office:value-type="float" office:value="0.005423">
            <text:p>0,005423</text:p>
          </table:table-cell>
          <table:table-cell office:value-type="float" office:value="0.005525">
            <text:p>0,005525</text:p>
          </table:table-cell>
          <table:table-cell office:value-type="float" office:value="0.005796">
            <text:p>0,005796</text:p>
          </table:table-cell>
          <table:table-cell office:value-type="float" office:value="0.005721">
            <text:p>0,005721</text:p>
          </table:table-cell>
          <table:table-cell office:value-type="float" office:value="0.005495">
            <text:p>0,005495</text:p>
          </table:table-cell>
          <table:table-cell office:value-type="float" office:value="0.005684">
            <text:p>0,005684</text:p>
          </table:table-cell>
          <table:table-cell office:value-type="float" office:value="0.005808">
            <text:p>0,005808</text:p>
          </table:table-cell>
          <table:table-cell office:value-type="float" office:value="0.005862">
            <text:p>0,005862</text:p>
          </table:table-cell>
          <table:table-cell office:value-type="float" office:value="0.005613">
            <text:p>0,005613</text:p>
          </table:table-cell>
          <table:table-cell office:value-type="float" office:value="0.005546">
            <text:p>0,005546</text:p>
          </table:table-cell>
          <table:table-cell office:value-type="float" office:value="0.005547">
            <text:p>0,005547</text:p>
          </table:table-cell>
          <table:table-cell office:value-type="float" office:value="0.005716">
            <text:p>0,005716</text:p>
          </table:table-cell>
          <table:table-cell office:value-type="float" office:value="0.005533">
            <text:p>0,005533</text:p>
          </table:table-cell>
          <table:table-cell office:value-type="float" office:value="0.005639">
            <text:p>0,005639</text:p>
          </table:table-cell>
          <table:table-cell office:value-type="float" office:value="0.00566">
            <text:p>0,00566</text:p>
          </table:table-cell>
          <table:table-cell office:value-type="float" office:value="0.005466">
            <text:p>0,005466</text:p>
          </table:table-cell>
          <table:table-cell office:value-type="float" office:value="0.005567">
            <text:p>0,005567</text:p>
          </table:table-cell>
          <table:table-cell office:value-type="float" office:value="0.005511">
            <text:p>0,005511</text:p>
          </table:table-cell>
          <table:table-cell office:value-type="float" office:value="0.005473">
            <text:p>0,005473</text:p>
          </table:table-cell>
          <table:table-cell office:value-type="float" office:value="0.005683">
            <text:p>0,005683</text:p>
          </table:table-cell>
          <table:table-cell office:value-type="float" office:value="0.005503">
            <text:p>0,005503</text:p>
          </table:table-cell>
          <table:table-cell office:value-type="float" office:value="0.005444">
            <text:p>0,005444</text:p>
          </table:table-cell>
          <table:table-cell office:value-type="float" office:value="0.005267">
            <text:p>0,005267</text:p>
          </table:table-cell>
          <table:table-cell office:value-type="float" office:value="0.005418">
            <text:p>0,005418</text:p>
          </table:table-cell>
          <table:table-cell office:value-type="float" office:value="0.005356">
            <text:p>0,005356</text:p>
          </table:table-cell>
          <table:table-cell office:value-type="float" office:value="0.00539">
            <text:p>0,00539</text:p>
          </table:table-cell>
          <table:table-cell office:value-type="float" office:value="0.005419">
            <text:p>0,005419</text:p>
          </table:table-cell>
          <table:table-cell office:value-type="float" office:value="0.005349">
            <text:p>0,005349</text:p>
          </table:table-cell>
          <table:table-cell office:value-type="float" office:value="0.005315">
            <text:p>0,005315</text:p>
          </table:table-cell>
          <table:table-cell office:value-type="float" office:value="0.005387">
            <text:p>0,005387</text:p>
          </table:table-cell>
          <table:table-cell office:value-type="float" office:value="0.005497">
            <text:p>0,005497</text:p>
          </table:table-cell>
          <table:table-cell office:value-type="float" office:value="0.005387">
            <text:p>0,005387</text:p>
          </table:table-cell>
          <table:table-cell office:value-type="float" office:value="0.005245">
            <text:p>0,005245</text:p>
          </table:table-cell>
          <table:table-cell office:value-type="float" office:value="0.005159">
            <text:p>0,005159</text:p>
          </table:table-cell>
          <table:table-cell office:value-type="float" office:value="0.005354">
            <text:p>0,005354</text:p>
          </table:table-cell>
          <table:table-cell office:value-type="float" office:value="0.005256">
            <text:p>0,005256</text:p>
          </table:table-cell>
          <table:table-cell office:value-type="float" office:value="0.005576">
            <text:p>0,005576</text:p>
          </table:table-cell>
          <table:table-cell office:value-type="float" office:value="0.005224">
            <text:p>0,005224</text:p>
          </table:table-cell>
          <table:table-cell office:value-type="float" office:value="0.005131">
            <text:p>0,005131</text:p>
          </table:table-cell>
          <table:table-cell office:value-type="float" office:value="0.005247">
            <text:p>0,005247</text:p>
          </table:table-cell>
          <table:table-cell office:value-type="float" office:value="0.005337">
            <text:p>0,005337</text:p>
          </table:table-cell>
          <table:table-cell office:value-type="float" office:value="0.005102">
            <text:p>0,005102</text:p>
          </table:table-cell>
          <table:table-cell office:value-type="float" office:value="0.005191">
            <text:p>0,005191</text:p>
          </table:table-cell>
          <table:table-cell office:value-type="float" office:value="0.005071">
            <text:p>0,005071</text:p>
          </table:table-cell>
          <table:table-cell office:value-type="float" office:value="0.00513">
            <text:p>0,00513</text:p>
          </table:table-cell>
          <table:table-cell office:value-type="float" office:value="0.005366">
            <text:p>0,005366</text:p>
          </table:table-cell>
          <table:table-cell office:value-type="float" office:value="0.005158">
            <text:p>0,005158</text:p>
          </table:table-cell>
          <table:table-cell office:value-type="float" office:value="0.005187">
            <text:p>0,005187</text:p>
          </table:table-cell>
          <table:table-cell office:value-type="float" office:value="0.005068">
            <text:p>0,005068</text:p>
          </table:table-cell>
          <table:table-cell office:value-type="float" office:value="0.005131">
            <text:p>0,005131</text:p>
          </table:table-cell>
          <table:table-cell office:value-type="float" office:value="0.005206">
            <text:p>0,005206</text:p>
          </table:table-cell>
          <table:table-cell office:value-type="float" office:value="0.00519">
            <text:p>0,00519</text:p>
          </table:table-cell>
        </table:table-row>
        <table:table-row table:style-name="ro1">
          <table:covered-table-cell table:number-columns-repeated="4" table:style-name="ce1"/>
          <table:table-cell office:value-type="string">
            <text:p>Verifying – MCP class 1</text:p>
          </table:table-cell>
          <table:table-cell office:value-type="float" office:value="0.781453">
            <text:p>0,781453</text:p>
          </table:table-cell>
          <table:table-cell office:value-type="float" office:value="0.709665">
            <text:p>0,709665</text:p>
          </table:table-cell>
          <table:table-cell office:value-type="float" office:value="0.610727">
            <text:p>0,610727</text:p>
          </table:table-cell>
          <table:table-cell office:value-type="float" office:value="0.553646">
            <text:p>0,553646</text:p>
          </table:table-cell>
          <table:table-cell office:value-type="float" office:value="0.495385">
            <text:p>0,495385</text:p>
          </table:table-cell>
          <table:table-cell office:value-type="float" office:value="0.430717">
            <text:p>0,430717</text:p>
          </table:table-cell>
          <table:table-cell office:value-type="float" office:value="0.399438">
            <text:p>0,399438</text:p>
          </table:table-cell>
          <table:table-cell office:value-type="float" office:value="0.338578">
            <text:p>0,338578</text:p>
          </table:table-cell>
          <table:table-cell office:value-type="float" office:value="0.318566">
            <text:p>0,318566</text:p>
          </table:table-cell>
          <table:table-cell office:value-type="float" office:value="0.276542">
            <text:p>0,276542</text:p>
          </table:table-cell>
          <table:table-cell office:value-type="float" office:value="0.24896">
            <text:p>0,24896</text:p>
          </table:table-cell>
          <table:table-cell office:value-type="float" office:value="0.213375">
            <text:p>0,213375</text:p>
          </table:table-cell>
          <table:table-cell office:value-type="float" office:value="0.191786">
            <text:p>0,191786</text:p>
          </table:table-cell>
          <table:table-cell office:value-type="float" office:value="0.171759">
            <text:p>0,171759</text:p>
          </table:table-cell>
          <table:table-cell office:value-type="float" office:value="0.153894">
            <text:p>0,153894</text:p>
          </table:table-cell>
          <table:table-cell office:value-type="float" office:value="0.137579">
            <text:p>0,137579</text:p>
          </table:table-cell>
          <table:table-cell office:value-type="float" office:value="0.129965">
            <text:p>0,129965</text:p>
          </table:table-cell>
          <table:table-cell office:value-type="float" office:value="0.112721">
            <text:p>0,112721</text:p>
          </table:table-cell>
          <table:table-cell office:value-type="float" office:value="0.102549">
            <text:p>0,102549</text:p>
          </table:table-cell>
          <table:table-cell office:value-type="float" office:value="0.09222">
            <text:p>0,09222</text:p>
          </table:table-cell>
          <table:table-cell office:value-type="float" office:value="0.084154">
            <text:p>0,084154</text:p>
          </table:table-cell>
          <table:table-cell office:value-type="float" office:value="0.077544">
            <text:p>0,077544</text:p>
          </table:table-cell>
          <table:table-cell office:value-type="float" office:value="0.067509">
            <text:p>0,067509</text:p>
          </table:table-cell>
          <table:table-cell office:value-type="float" office:value="0.06265">
            <text:p>0,06265</text:p>
          </table:table-cell>
          <table:table-cell office:value-type="float" office:value="0.058036">
            <text:p>0,058036</text:p>
          </table:table-cell>
          <table:table-cell office:value-type="float" office:value="0.0513">
            <text:p>0,0513</text:p>
          </table:table-cell>
          <table:table-cell office:value-type="float" office:value="0.046852">
            <text:p>0,046852</text:p>
          </table:table-cell>
          <table:table-cell office:value-type="float" office:value="0.043219">
            <text:p>0,043219</text:p>
          </table:table-cell>
          <table:table-cell office:value-type="float" office:value="0.04166">
            <text:p>0,04166</text:p>
          </table:table-cell>
          <table:table-cell office:value-type="float" office:value="0.034914">
            <text:p>0,034914</text:p>
          </table:table-cell>
          <table:table-cell office:value-type="float" office:value="0.032462">
            <text:p>0,032462</text:p>
          </table:table-cell>
          <table:table-cell office:value-type="float" office:value="0.02964">
            <text:p>0,02964</text:p>
          </table:table-cell>
          <table:table-cell office:value-type="float" office:value="0.028281">
            <text:p>0,028281</text:p>
          </table:table-cell>
          <table:table-cell office:value-type="float" office:value="0.025481">
            <text:p>0,025481</text:p>
          </table:table-cell>
          <table:table-cell office:value-type="float" office:value="0.024661">
            <text:p>0,024661</text:p>
          </table:table-cell>
          <table:table-cell office:value-type="float" office:value="0.023445">
            <text:p>0,023445</text:p>
          </table:table-cell>
          <table:table-cell office:value-type="float" office:value="0.022093">
            <text:p>0,022093</text:p>
          </table:table-cell>
          <table:table-cell office:value-type="float" office:value="0.019519">
            <text:p>0,019519</text:p>
          </table:table-cell>
          <table:table-cell office:value-type="float" office:value="0.019591">
            <text:p>0,019591</text:p>
          </table:table-cell>
          <table:table-cell office:value-type="float" office:value="0.019063">
            <text:p>0,019063</text:p>
          </table:table-cell>
          <table:table-cell office:value-type="float" office:value="0.017978">
            <text:p>0,017978</text:p>
          </table:table-cell>
          <table:table-cell office:value-type="float" office:value="0.017804">
            <text:p>0,017804</text:p>
          </table:table-cell>
          <table:table-cell office:value-type="float" office:value="0.01617">
            <text:p>0,01617</text:p>
          </table:table-cell>
          <table:table-cell office:value-type="float" office:value="0.01567">
            <text:p>0,01567</text:p>
          </table:table-cell>
          <table:table-cell office:value-type="float" office:value="0.015857">
            <text:p>0,015857</text:p>
          </table:table-cell>
          <table:table-cell office:value-type="float" office:value="0.013512">
            <text:p>0,013512</text:p>
          </table:table-cell>
          <table:table-cell office:value-type="float" office:value="0.013923">
            <text:p>0,013923</text:p>
          </table:table-cell>
          <table:table-cell office:value-type="float" office:value="0.013213">
            <text:p>0,013213</text:p>
          </table:table-cell>
          <table:table-cell office:value-type="float" office:value="0.01365">
            <text:p>0,01365</text:p>
          </table:table-cell>
          <table:table-cell office:value-type="float" office:value="0.013943">
            <text:p>0,013943</text:p>
          </table:table-cell>
          <table:table-cell office:value-type="float" office:value="0.013656">
            <text:p>0,013656</text:p>
          </table:table-cell>
          <table:table-cell office:value-type="float" office:value="0.012872">
            <text:p>0,012872</text:p>
          </table:table-cell>
          <table:table-cell office:value-type="float" office:value="0.012568">
            <text:p>0,012568</text:p>
          </table:table-cell>
          <table:table-cell office:value-type="float" office:value="0.012177">
            <text:p>0,012177</text:p>
          </table:table-cell>
          <table:table-cell office:value-type="float" office:value="0.011228">
            <text:p>0,011228</text:p>
          </table:table-cell>
          <table:table-cell office:value-type="float" office:value="0.011654">
            <text:p>0,011654</text:p>
          </table:table-cell>
          <table:table-cell office:value-type="float" office:value="0.011472">
            <text:p>0,011472</text:p>
          </table:table-cell>
          <table:table-cell office:value-type="float" office:value="0.010851">
            <text:p>0,010851</text:p>
          </table:table-cell>
          <table:table-cell office:value-type="float" office:value="0.01125">
            <text:p>0,01125</text:p>
          </table:table-cell>
          <table:table-cell office:value-type="float" office:value="0.010522">
            <text:p>0,010522</text:p>
          </table:table-cell>
          <table:table-cell office:value-type="float" office:value="0.011813">
            <text:p>0,011813</text:p>
          </table:table-cell>
          <table:table-cell office:value-type="float" office:value="0.011528">
            <text:p>0,011528</text:p>
          </table:table-cell>
          <table:table-cell office:value-type="float" office:value="0.011394">
            <text:p>0,011394</text:p>
          </table:table-cell>
          <table:table-cell office:value-type="float" office:value="0.011276">
            <text:p>0,011276</text:p>
          </table:table-cell>
          <table:table-cell office:value-type="float" office:value="0.011436">
            <text:p>0,011436</text:p>
          </table:table-cell>
          <table:table-cell office:value-type="float" office:value="0.011305">
            <text:p>0,011305</text:p>
          </table:table-cell>
          <table:table-cell office:value-type="float" office:value="0.010555">
            <text:p>0,010555</text:p>
          </table:table-cell>
          <table:table-cell office:value-type="float" office:value="0.010988">
            <text:p>0,010988</text:p>
          </table:table-cell>
          <table:table-cell office:value-type="float" office:value="0.011473">
            <text:p>0,011473</text:p>
          </table:table-cell>
          <table:table-cell office:value-type="float" office:value="0.010279">
            <text:p>0,010279</text:p>
          </table:table-cell>
          <table:table-cell office:value-type="float" office:value="0.010365">
            <text:p>0,010365</text:p>
          </table:table-cell>
          <table:table-cell office:value-type="float" office:value="0.010846">
            <text:p>0,010846</text:p>
          </table:table-cell>
          <table:table-cell office:value-type="float" office:value="0.010424">
            <text:p>0,010424</text:p>
          </table:table-cell>
          <table:table-cell office:value-type="float" office:value="0.010987">
            <text:p>0,010987</text:p>
          </table:table-cell>
          <table:table-cell office:value-type="float" office:value="0.010303">
            <text:p>0,010303</text:p>
          </table:table-cell>
          <table:table-cell office:value-type="float" office:value="0.010221">
            <text:p>0,010221</text:p>
          </table:table-cell>
          <table:table-cell office:value-type="float" office:value="0.010167">
            <text:p>0,010167</text:p>
          </table:table-cell>
          <table:table-cell office:value-type="float" office:value="0.010441">
            <text:p>0,010441</text:p>
          </table:table-cell>
          <table:table-cell office:value-type="float" office:value="0.01047">
            <text:p>0,01047</text:p>
          </table:table-cell>
          <table:table-cell office:value-type="float" office:value="0.010459">
            <text:p>0,010459</text:p>
          </table:table-cell>
          <table:table-cell office:value-type="float" office:value="0.010619">
            <text:p>0,010619</text:p>
          </table:table-cell>
          <table:table-cell office:value-type="float" office:value="0.010304">
            <text:p>0,010304</text:p>
          </table:table-cell>
          <table:table-cell office:value-type="float" office:value="0.010592">
            <text:p>0,010592</text:p>
          </table:table-cell>
          <table:table-cell office:value-type="float" office:value="0.010553">
            <text:p>0,010553</text:p>
          </table:table-cell>
          <table:table-cell office:value-type="float" office:value="0.009925">
            <text:p>0,009925</text:p>
          </table:table-cell>
          <table:table-cell office:value-type="float" office:value="0.010501">
            <text:p>0,010501</text:p>
          </table:table-cell>
          <table:table-cell office:value-type="float" office:value="0.009748">
            <text:p>0,009748</text:p>
          </table:table-cell>
          <table:table-cell office:value-type="float" office:value="0.010713">
            <text:p>0,010713</text:p>
          </table:table-cell>
          <table:table-cell office:value-type="float" office:value="0.009897">
            <text:p>0,009897</text:p>
          </table:table-cell>
          <table:table-cell office:value-type="float" office:value="0.010376">
            <text:p>0,010376</text:p>
          </table:table-cell>
          <table:table-cell office:value-type="float" office:value="0.009628">
            <text:p>0,009628</text:p>
          </table:table-cell>
          <table:table-cell office:value-type="float" office:value="0.009909">
            <text:p>0,009909</text:p>
          </table:table-cell>
          <table:table-cell office:value-type="float" office:value="0.009609">
            <text:p>0,009609</text:p>
          </table:table-cell>
          <table:table-cell office:value-type="float" office:value="0.009702">
            <text:p>0,009702</text:p>
          </table:table-cell>
          <table:table-cell office:value-type="float" office:value="0.009287">
            <text:p>0,009287</text:p>
          </table:table-cell>
          <table:table-cell office:value-type="float" office:value="0.00967">
            <text:p>0,00967</text:p>
          </table:table-cell>
          <table:table-cell office:value-type="float" office:value="0.009165">
            <text:p>0,009165</text:p>
          </table:table-cell>
          <table:table-cell office:value-type="float" office:value="0.009604">
            <text:p>0,009604</text:p>
          </table:table-cell>
          <table:table-cell office:value-type="float" office:value="0.009502">
            <text:p>0,009502</text:p>
          </table:table-cell>
          <table:table-cell office:value-type="float" office:value="0.009983">
            <text:p>0,009983</text:p>
          </table:table-cell>
          <table:table-cell office:value-type="float" office:value="0.00941">
            <text:p>0,00941</text:p>
          </table:table-cell>
          <table:table-cell office:value-type="float" office:value="0.009598">
            <text:p>0,009598</text:p>
          </table:table-cell>
          <table:table-cell office:value-type="float" office:value="0.009337">
            <text:p>0,009337</text:p>
          </table:table-cell>
          <table:table-cell office:value-type="float" office:value="0.009818">
            <text:p>0,009818</text:p>
          </table:table-cell>
          <table:table-cell office:value-type="float" office:value="0.009431">
            <text:p>0,009431</text:p>
          </table:table-cell>
          <table:table-cell office:value-type="float" office:value="0.00971">
            <text:p>0,00971</text:p>
          </table:table-cell>
          <table:table-cell office:value-type="float" office:value="0.009904">
            <text:p>0,009904</text:p>
          </table:table-cell>
          <table:table-cell office:value-type="float" office:value="0.010077">
            <text:p>0,010077</text:p>
          </table:table-cell>
          <table:table-cell office:value-type="float" office:value="0.009727">
            <text:p>0,009727</text:p>
          </table:table-cell>
          <table:table-cell office:value-type="float" office:value="0.009329">
            <text:p>0,009329</text:p>
          </table:table-cell>
          <table:table-cell office:value-type="float" office:value="0.009303">
            <text:p>0,009303</text:p>
          </table:table-cell>
          <table:table-cell office:value-type="float" office:value="0.009203">
            <text:p>0,009203</text:p>
          </table:table-cell>
          <table:table-cell office:value-type="float" office:value="0.009384">
            <text:p>0,009384</text:p>
          </table:table-cell>
          <table:table-cell office:value-type="float" office:value="0.008952">
            <text:p>0,008952</text:p>
          </table:table-cell>
          <table:table-cell office:value-type="float" office:value="0.008804">
            <text:p>0,008804</text:p>
          </table:table-cell>
          <table:table-cell office:value-type="float" office:value="0.008939">
            <text:p>0,008939</text:p>
          </table:table-cell>
          <table:table-cell office:value-type="float" office:value="0.009085">
            <text:p>0,009085</text:p>
          </table:table-cell>
          <table:table-cell office:value-type="float" office:value="0.009203">
            <text:p>0,009203</text:p>
          </table:table-cell>
          <table:table-cell office:value-type="float" office:value="0.009382">
            <text:p>0,009382</text:p>
          </table:table-cell>
          <table:table-cell office:value-type="float" office:value="0.00892">
            <text:p>0,00892</text:p>
          </table:table-cell>
          <table:table-cell office:value-type="float" office:value="0.008643">
            <text:p>0,008643</text:p>
          </table:table-cell>
          <table:table-cell office:value-type="float" office:value="0.008639">
            <text:p>0,008639</text:p>
          </table:table-cell>
          <table:table-cell office:value-type="float" office:value="0.009434">
            <text:p>0,009434</text:p>
          </table:table-cell>
          <table:table-cell office:value-type="float" office:value="0.008783">
            <text:p>0,008783</text:p>
          </table:table-cell>
          <table:table-cell office:value-type="float" office:value="0.008844">
            <text:p>0,008844</text:p>
          </table:table-cell>
          <table:table-cell office:value-type="float" office:value="0.008652">
            <text:p>0,008652</text:p>
          </table:table-cell>
          <table:table-cell office:value-type="float" office:value="0.00877">
            <text:p>0,00877</text:p>
          </table:table-cell>
          <table:table-cell office:value-type="float" office:value="0.008191">
            <text:p>0,008191</text:p>
          </table:table-cell>
          <table:table-cell office:value-type="float" office:value="0.008528">
            <text:p>0,008528</text:p>
          </table:table-cell>
          <table:table-cell office:value-type="float" office:value="0.008537">
            <text:p>0,008537</text:p>
          </table:table-cell>
          <table:table-cell office:value-type="float" office:value="0.008903">
            <text:p>0,008903</text:p>
          </table:table-cell>
          <table:table-cell office:value-type="float" office:value="0.008627">
            <text:p>0,008627</text:p>
          </table:table-cell>
          <table:table-cell office:value-type="float" office:value="0.009103">
            <text:p>0,009103</text:p>
          </table:table-cell>
          <table:table-cell office:value-type="float" office:value="0.00875">
            <text:p>0,00875</text:p>
          </table:table-cell>
          <table:table-cell office:value-type="float" office:value="0.008907">
            <text:p>0,008907</text:p>
          </table:table-cell>
          <table:table-cell office:value-type="float" office:value="0.008971">
            <text:p>0,008971</text:p>
          </table:table-cell>
          <table:table-cell office:value-type="float" office:value="0.008808">
            <text:p>0,008808</text:p>
          </table:table-cell>
          <table:table-cell office:value-type="float" office:value="0.008877">
            <text:p>0,008877</text:p>
          </table:table-cell>
          <table:table-cell office:value-type="float" office:value="0.008634">
            <text:p>0,008634</text:p>
          </table:table-cell>
          <table:table-cell office:value-type="float" office:value="0.008841">
            <text:p>0,008841</text:p>
          </table:table-cell>
          <table:table-cell office:value-type="float" office:value="0.008456">
            <text:p>0,008456</text:p>
          </table:table-cell>
          <table:table-cell office:value-type="float" office:value="0.008357">
            <text:p>0,008357</text:p>
          </table:table-cell>
          <table:table-cell office:value-type="float" office:value="0.008521">
            <text:p>0,008521</text:p>
          </table:table-cell>
          <table:table-cell office:value-type="float" office:value="0.008647">
            <text:p>0,008647</text:p>
          </table:table-cell>
          <table:table-cell office:value-type="float" office:value="0.008899">
            <text:p>0,008899</text:p>
          </table:table-cell>
          <table:table-cell office:value-type="float" office:value="0.009138">
            <text:p>0,009138</text:p>
          </table:table-cell>
          <table:table-cell office:value-type="float" office:value="0.009156">
            <text:p>0,009156</text:p>
          </table:table-cell>
          <table:table-cell office:value-type="float" office:value="0.00865">
            <text:p>0,00865</text:p>
          </table:table-cell>
          <table:table-cell office:value-type="float" office:value="0.009616">
            <text:p>0,009616</text:p>
          </table:table-cell>
          <table:table-cell office:value-type="float" office:value="0.008333">
            <text:p>0,008333</text:p>
          </table:table-cell>
          <table:table-cell office:value-type="float" office:value="0.008952">
            <text:p>0,008952</text:p>
          </table:table-cell>
          <table:table-cell office:value-type="float" office:value="0.009021">
            <text:p>0,009021</text:p>
          </table:table-cell>
          <table:table-cell office:value-type="float" office:value="0.008995">
            <text:p>0,008995</text:p>
          </table:table-cell>
          <table:table-cell office:value-type="float" office:value="0.008453">
            <text:p>0,008453</text:p>
          </table:table-cell>
          <table:table-cell office:value-type="float" office:value="0.008657">
            <text:p>0,008657</text:p>
          </table:table-cell>
          <table:table-cell office:value-type="float" office:value="0.008588">
            <text:p>0,008588</text:p>
          </table:table-cell>
          <table:table-cell office:value-type="float" office:value="0.008496">
            <text:p>0,008496</text:p>
          </table:table-cell>
          <table:table-cell office:value-type="float" office:value="0.007941">
            <text:p>0,007941</text:p>
          </table:table-cell>
          <table:table-cell office:value-type="float" office:value="0.007848">
            <text:p>0,007848</text:p>
          </table:table-cell>
          <table:table-cell office:value-type="float" office:value="0.009085">
            <text:p>0,009085</text:p>
          </table:table-cell>
          <table:table-cell office:value-type="float" office:value="0.007495">
            <text:p>0,007495</text:p>
          </table:table-cell>
          <table:table-cell office:value-type="float" office:value="0.008359">
            <text:p>0,008359</text:p>
          </table:table-cell>
          <table:table-cell office:value-type="float" office:value="0.007872">
            <text:p>0,007872</text:p>
          </table:table-cell>
          <table:table-cell office:value-type="float" office:value="0.008375">
            <text:p>0,008375</text:p>
          </table:table-cell>
          <table:table-cell office:value-type="float" office:value="0.008697">
            <text:p>0,008697</text:p>
          </table:table-cell>
          <table:table-cell office:value-type="float" office:value="0.008488">
            <text:p>0,008488</text:p>
          </table:table-cell>
          <table:table-cell office:value-type="float" office:value="0.008654">
            <text:p>0,008654</text:p>
          </table:table-cell>
          <table:table-cell office:value-type="float" office:value="0.008509">
            <text:p>0,008509</text:p>
          </table:table-cell>
          <table:table-cell office:value-type="float" office:value="0.008837">
            <text:p>0,008837</text:p>
          </table:table-cell>
          <table:table-cell office:value-type="float" office:value="0.008093">
            <text:p>0,008093</text:p>
          </table:table-cell>
          <table:table-cell office:value-type="float" office:value="0.008948">
            <text:p>0,008948</text:p>
          </table:table-cell>
          <table:table-cell office:value-type="float" office:value="0.008489">
            <text:p>0,008489</text:p>
          </table:table-cell>
          <table:table-cell office:value-type="float" office:value="0.0088">
            <text:p>0,0088</text:p>
          </table:table-cell>
          <table:table-cell office:value-type="float" office:value="0.00849">
            <text:p>0,00849</text:p>
          </table:table-cell>
          <table:table-cell office:value-type="float" office:value="0.00855">
            <text:p>0,00855</text:p>
          </table:table-cell>
          <table:table-cell office:value-type="float" office:value="0.008707">
            <text:p>0,008707</text:p>
          </table:table-cell>
          <table:table-cell office:value-type="float" office:value="0.008556">
            <text:p>0,008556</text:p>
          </table:table-cell>
          <table:table-cell office:value-type="float" office:value="0.00844">
            <text:p>0,00844</text:p>
          </table:table-cell>
          <table:table-cell office:value-type="float" office:value="0.008677">
            <text:p>0,008677</text:p>
          </table:table-cell>
          <table:table-cell office:value-type="float" office:value="0.008514">
            <text:p>0,008514</text:p>
          </table:table-cell>
          <table:table-cell office:value-type="float" office:value="0.008407">
            <text:p>0,008407</text:p>
          </table:table-cell>
          <table:table-cell office:value-type="float" office:value="0.008619">
            <text:p>0,008619</text:p>
          </table:table-cell>
          <table:table-cell office:value-type="float" office:value="0.0082">
            <text:p>0,0082</text:p>
          </table:table-cell>
          <table:table-cell office:value-type="float" office:value="0.008614">
            <text:p>0,008614</text:p>
          </table:table-cell>
          <table:table-cell office:value-type="float" office:value="0.007979">
            <text:p>0,007979</text:p>
          </table:table-cell>
          <table:table-cell office:value-type="float" office:value="0.008432">
            <text:p>0,008432</text:p>
          </table:table-cell>
          <table:table-cell office:value-type="float" office:value="0.008082">
            <text:p>0,008082</text:p>
          </table:table-cell>
          <table:table-cell office:value-type="float" office:value="0.007882">
            <text:p>0,007882</text:p>
          </table:table-cell>
          <table:table-cell office:value-type="float" office:value="0.008093">
            <text:p>0,008093</text:p>
          </table:table-cell>
          <table:table-cell office:value-type="float" office:value="0.008254">
            <text:p>0,008254</text:p>
          </table:table-cell>
          <table:table-cell office:value-type="float" office:value="0.008477">
            <text:p>0,008477</text:p>
          </table:table-cell>
          <table:table-cell office:value-type="float" office:value="0.008205">
            <text:p>0,008205</text:p>
          </table:table-cell>
          <table:table-cell office:value-type="float" office:value="0.008297">
            <text:p>0,008297</text:p>
          </table:table-cell>
          <table:table-cell office:value-type="float" office:value="0.008373">
            <text:p>0,008373</text:p>
          </table:table-cell>
          <table:table-cell office:value-type="float" office:value="0.007487">
            <text:p>0,007487</text:p>
          </table:table-cell>
          <table:table-cell office:value-type="float" office:value="0.007634">
            <text:p>0,007634</text:p>
          </table:table-cell>
          <table:table-cell office:value-type="float" office:value="0.008239">
            <text:p>0,008239</text:p>
          </table:table-cell>
          <table:table-cell office:value-type="float" office:value="0.008024">
            <text:p>0,008024</text:p>
          </table:table-cell>
          <table:table-cell office:value-type="float" office:value="0.007921">
            <text:p>0,007921</text:p>
          </table:table-cell>
          <table:table-cell office:value-type="float" office:value="0.007188">
            <text:p>0,007188</text:p>
          </table:table-cell>
          <table:table-cell office:value-type="float" office:value="0.008045">
            <text:p>0,008045</text:p>
          </table:table-cell>
          <table:table-cell office:value-type="float" office:value="0.008039">
            <text:p>0,008039</text:p>
          </table:table-cell>
          <table:table-cell office:value-type="float" office:value="0.008318">
            <text:p>0,008318</text:p>
          </table:table-cell>
          <table:table-cell office:value-type="float" office:value="0.008163">
            <text:p>0,008163</text:p>
          </table:table-cell>
          <table:table-cell office:value-type="float" office:value="0.007828">
            <text:p>0,007828</text:p>
          </table:table-cell>
          <table:table-cell office:value-type="float" office:value="0.008054">
            <text:p>0,008054</text:p>
          </table:table-cell>
          <table:table-cell office:value-type="float" office:value="0.007659">
            <text:p>0,007659</text:p>
          </table:table-cell>
          <table:table-cell office:value-type="float" office:value="0.006931">
            <text:p>0,006931</text:p>
          </table:table-cell>
          <table:table-cell office:value-type="float" office:value="0.00783">
            <text:p>0,00783</text:p>
          </table:table-cell>
          <table:table-cell office:value-type="float" office:value="0.007481">
            <text:p>0,007481</text:p>
          </table:table-cell>
          <table:table-cell office:value-type="float" office:value="0.00786">
            <text:p>0,00786</text:p>
          </table:table-cell>
          <table:table-cell office:value-type="float" office:value="0.007135">
            <text:p>0,007135</text:p>
          </table:table-cell>
          <table:table-cell office:value-type="float" office:value="0.007705">
            <text:p>0,007705</text:p>
          </table:table-cell>
          <table:table-cell office:value-type="float" office:value="0.007307">
            <text:p>0,007307</text:p>
          </table:table-cell>
          <table:table-cell office:value-type="float" office:value="0.007328">
            <text:p>0,007328</text:p>
          </table:table-cell>
          <table:table-cell office:value-type="float" office:value="0.007181">
            <text:p>0,007181</text:p>
          </table:table-cell>
          <table:table-cell office:value-type="float" office:value="0.007059">
            <text:p>0,007059</text:p>
          </table:table-cell>
          <table:table-cell office:value-type="float" office:value="0.007752">
            <text:p>0,007752</text:p>
          </table:table-cell>
          <table:table-cell office:value-type="float" office:value="0.007728">
            <text:p>0,007728</text:p>
          </table:table-cell>
          <table:table-cell office:value-type="float" office:value="0.007326">
            <text:p>0,007326</text:p>
          </table:table-cell>
          <table:table-cell office:value-type="float" office:value="0.007416">
            <text:p>0,007416</text:p>
          </table:table-cell>
          <table:table-cell office:value-type="float" office:value="0.007342">
            <text:p>0,007342</text:p>
          </table:table-cell>
          <table:table-cell office:value-type="float" office:value="0.007363">
            <text:p>0,007363</text:p>
          </table:table-cell>
          <table:table-cell office:value-type="float" office:value="0.00744">
            <text:p>0,00744</text:p>
          </table:table-cell>
          <table:table-cell office:value-type="float" office:value="0.007996">
            <text:p>0,007996</text:p>
          </table:table-cell>
          <table:table-cell office:value-type="float" office:value="0.007953">
            <text:p>0,007953</text:p>
          </table:table-cell>
          <table:table-cell office:value-type="float" office:value="0.007008">
            <text:p>0,007008</text:p>
          </table:table-cell>
          <table:table-cell office:value-type="float" office:value="0.007243">
            <text:p>0,007243</text:p>
          </table:table-cell>
          <table:table-cell office:value-type="float" office:value="0.007057">
            <text:p>0,007057</text:p>
          </table:table-cell>
          <table:table-cell office:value-type="float" office:value="0.007228">
            <text:p>0,007228</text:p>
          </table:table-cell>
          <table:table-cell office:value-type="float" office:value="0.007379">
            <text:p>0,007379</text:p>
          </table:table-cell>
          <table:table-cell office:value-type="float" office:value="0.006992">
            <text:p>0,006992</text:p>
          </table:table-cell>
          <table:table-cell office:value-type="float" office:value="0.007242">
            <text:p>0,007242</text:p>
          </table:table-cell>
          <table:table-cell office:value-type="float" office:value="0.006967">
            <text:p>0,006967</text:p>
          </table:table-cell>
          <table:table-cell office:value-type="float" office:value="0.007409">
            <text:p>0,007409</text:p>
          </table:table-cell>
          <table:table-cell office:value-type="float" office:value="0.006778">
            <text:p>0,006778</text:p>
          </table:table-cell>
          <table:table-cell office:value-type="float" office:value="0.006715">
            <text:p>0,006715</text:p>
          </table:table-cell>
          <table:table-cell office:value-type="float" office:value="0.007393">
            <text:p>0,007393</text:p>
          </table:table-cell>
          <table:table-cell office:value-type="float" office:value="0.006704">
            <text:p>0,006704</text:p>
          </table:table-cell>
          <table:table-cell office:value-type="float" office:value="0.007077">
            <text:p>0,007077</text:p>
          </table:table-cell>
          <table:table-cell office:value-type="float" office:value="0.007143">
            <text:p>0,007143</text:p>
          </table:table-cell>
          <table:table-cell office:value-type="float" office:value="0.007193">
            <text:p>0,007193</text:p>
          </table:table-cell>
          <table:table-cell office:value-type="float" office:value="0.007045">
            <text:p>0,007045</text:p>
          </table:table-cell>
          <table:table-cell office:value-type="float" office:value="0.00708">
            <text:p>0,00708</text:p>
          </table:table-cell>
          <table:table-cell office:value-type="float" office:value="0.007197">
            <text:p>0,007197</text:p>
          </table:table-cell>
          <table:table-cell office:value-type="float" office:value="0.006888">
            <text:p>0,006888</text:p>
          </table:table-cell>
          <table:table-cell office:value-type="float" office:value="0.006681">
            <text:p>0,006681</text:p>
          </table:table-cell>
          <table:table-cell office:value-type="float" office:value="0.006964">
            <text:p>0,006964</text:p>
          </table:table-cell>
          <table:table-cell office:value-type="float" office:value="0.006458">
            <text:p>0,006458</text:p>
          </table:table-cell>
          <table:table-cell office:value-type="float" office:value="0.006936">
            <text:p>0,006936</text:p>
          </table:table-cell>
          <table:table-cell office:value-type="float" office:value="0.007326">
            <text:p>0,007326</text:p>
          </table:table-cell>
          <table:table-cell office:value-type="float" office:value="0.006815">
            <text:p>0,006815</text:p>
          </table:table-cell>
          <table:table-cell office:value-type="float" office:value="0.007123">
            <text:p>0,007123</text:p>
          </table:table-cell>
          <table:table-cell office:value-type="float" office:value="0.006622">
            <text:p>0,006622</text:p>
          </table:table-cell>
          <table:table-cell office:value-type="float" office:value="0.006607">
            <text:p>0,006607</text:p>
          </table:table-cell>
          <table:table-cell office:value-type="float" office:value="0.006857">
            <text:p>0,006857</text:p>
          </table:table-cell>
          <table:table-cell office:value-type="float" office:value="0.006852">
            <text:p>0,006852</text:p>
          </table:table-cell>
          <table:table-cell office:value-type="float" office:value="0.007258">
            <text:p>0,007258</text:p>
          </table:table-cell>
          <table:table-cell office:value-type="float" office:value="0.007062">
            <text:p>0,007062</text:p>
          </table:table-cell>
          <table:table-cell office:value-type="float" office:value="0.006585">
            <text:p>0,006585</text:p>
          </table:table-cell>
          <table:table-cell office:value-type="float" office:value="0.007004">
            <text:p>0,007004</text:p>
          </table:table-cell>
          <table:table-cell office:value-type="float" office:value="0.006644">
            <text:p>0,006644</text:p>
          </table:table-cell>
          <table:table-cell office:value-type="float" office:value="0.006878">
            <text:p>0,006878</text:p>
          </table:table-cell>
          <table:table-cell office:value-type="float" office:value="0.006822">
            <text:p>0,006822</text:p>
          </table:table-cell>
          <table:table-cell office:value-type="float" office:value="0.007032">
            <text:p>0,007032</text:p>
          </table:table-cell>
          <table:table-cell office:value-type="float" office:value="0.006594">
            <text:p>0,006594</text:p>
          </table:table-cell>
          <table:table-cell office:value-type="float" office:value="0.006587">
            <text:p>0,006587</text:p>
          </table:table-cell>
          <table:table-cell office:value-type="float" office:value="0.0066">
            <text:p>0,0066</text:p>
          </table:table-cell>
          <table:table-cell office:value-type="float" office:value="0.006866">
            <text:p>0,006866</text:p>
          </table:table-cell>
          <table:table-cell office:value-type="float" office:value="0.006994">
            <text:p>0,006994</text:p>
          </table:table-cell>
          <table:table-cell office:value-type="float" office:value="0.006741">
            <text:p>0,006741</text:p>
          </table:table-cell>
          <table:table-cell office:value-type="float" office:value="0.006812">
            <text:p>0,006812</text:p>
          </table:table-cell>
          <table:table-cell office:value-type="float" office:value="0.006731">
            <text:p>0,006731</text:p>
          </table:table-cell>
          <table:table-cell office:value-type="float" office:value="0.006937">
            <text:p>0,006937</text:p>
          </table:table-cell>
          <table:table-cell office:value-type="float" office:value="0.006585">
            <text:p>0,006585</text:p>
          </table:table-cell>
          <table:table-cell office:value-type="float" office:value="0.006932">
            <text:p>0,006932</text:p>
          </table:table-cell>
          <table:table-cell office:value-type="float" office:value="0.007023">
            <text:p>0,007023</text:p>
          </table:table-cell>
          <table:table-cell office:value-type="float" office:value="0.00672">
            <text:p>0,00672</text:p>
          </table:table-cell>
          <table:table-cell office:value-type="float" office:value="0.006818">
            <text:p>0,006818</text:p>
          </table:table-cell>
          <table:table-cell office:value-type="float" office:value="0.006349">
            <text:p>0,006349</text:p>
          </table:table-cell>
          <table:table-cell office:value-type="float" office:value="0.007067">
            <text:p>0,007067</text:p>
          </table:table-cell>
          <table:table-cell office:value-type="float" office:value="0.007508">
            <text:p>0,007508</text:p>
          </table:table-cell>
          <table:table-cell office:value-type="float" office:value="0.007063">
            <text:p>0,007063</text:p>
          </table:table-cell>
          <table:table-cell office:value-type="float" office:value="0.00681">
            <text:p>0,00681</text:p>
          </table:table-cell>
          <table:table-cell office:value-type="float" office:value="0.007125">
            <text:p>0,007125</text:p>
          </table:table-cell>
          <table:table-cell office:value-type="float" office:value="0.007465">
            <text:p>0,007465</text:p>
          </table:table-cell>
          <table:table-cell office:value-type="float" office:value="0.00698">
            <text:p>0,00698</text:p>
          </table:table-cell>
          <table:table-cell office:value-type="float" office:value="0.007208">
            <text:p>0,007208</text:p>
          </table:table-cell>
          <table:table-cell office:value-type="float" office:value="0.006708">
            <text:p>0,006708</text:p>
          </table:table-cell>
          <table:table-cell office:value-type="float" office:value="0.007012">
            <text:p>0,007012</text:p>
          </table:table-cell>
          <table:table-cell office:value-type="float" office:value="0.006407">
            <text:p>0,006407</text:p>
          </table:table-cell>
          <table:table-cell office:value-type="float" office:value="0.006589">
            <text:p>0,006589</text:p>
          </table:table-cell>
          <table:table-cell office:value-type="float" office:value="0.006633">
            <text:p>0,006633</text:p>
          </table:table-cell>
          <table:table-cell office:value-type="float" office:value="0.0063">
            <text:p>0,0063</text:p>
          </table:table-cell>
          <table:table-cell office:value-type="float" office:value="0.006363">
            <text:p>0,006363</text:p>
          </table:table-cell>
          <table:table-cell office:value-type="float" office:value="0.006853">
            <text:p>0,006853</text:p>
          </table:table-cell>
          <table:table-cell office:value-type="float" office:value="0.007152">
            <text:p>0,007152</text:p>
          </table:table-cell>
          <table:table-cell office:value-type="float" office:value="0.00618">
            <text:p>0,00618</text:p>
          </table:table-cell>
          <table:table-cell office:value-type="float" office:value="0.00644">
            <text:p>0,00644</text:p>
          </table:table-cell>
          <table:table-cell office:value-type="float" office:value="0.006739">
            <text:p>0,006739</text:p>
          </table:table-cell>
          <table:table-cell office:value-type="float" office:value="0.006724">
            <text:p>0,006724</text:p>
          </table:table-cell>
          <table:table-cell office:value-type="float" office:value="0.006959">
            <text:p>0,006959</text:p>
          </table:table-cell>
          <table:table-cell office:value-type="float" office:value="0.006746">
            <text:p>0,006746</text:p>
          </table:table-cell>
          <table:table-cell office:value-type="float" office:value="0.006464">
            <text:p>0,006464</text:p>
          </table:table-cell>
          <table:table-cell office:value-type="float" office:value="0.006651">
            <text:p>0,006651</text:p>
          </table:table-cell>
          <table:table-cell office:value-type="float" office:value="0.006609">
            <text:p>0,006609</text:p>
          </table:table-cell>
          <table:table-cell office:value-type="float" office:value="0.006455">
            <text:p>0,006455</text:p>
          </table:table-cell>
          <table:table-cell office:value-type="float" office:value="0.006515">
            <text:p>0,006515</text:p>
          </table:table-cell>
          <table:table-cell office:value-type="float" office:value="0.006313">
            <text:p>0,006313</text:p>
          </table:table-cell>
          <table:table-cell office:value-type="float" office:value="0.00648">
            <text:p>0,00648</text:p>
          </table:table-cell>
          <table:table-cell office:value-type="float" office:value="0.006545">
            <text:p>0,006545</text:p>
          </table:table-cell>
          <table:table-cell office:value-type="float" office:value="0.006305">
            <text:p>0,006305</text:p>
          </table:table-cell>
          <table:table-cell office:value-type="float" office:value="0.006458">
            <text:p>0,006458</text:p>
          </table:table-cell>
          <table:table-cell office:value-type="float" office:value="0.006465">
            <text:p>0,006465</text:p>
          </table:table-cell>
          <table:table-cell office:value-type="float" office:value="0.006436">
            <text:p>0,006436</text:p>
          </table:table-cell>
          <table:table-cell office:value-type="float" office:value="0.006106">
            <text:p>0,006106</text:p>
          </table:table-cell>
          <table:table-cell office:value-type="float" office:value="0.006673">
            <text:p>0,006673</text:p>
          </table:table-cell>
          <table:table-cell office:value-type="float" office:value="0.00676">
            <text:p>0,00676</text:p>
          </table:table-cell>
          <table:table-cell office:value-type="float" office:value="0.006377">
            <text:p>0,006377</text:p>
          </table:table-cell>
          <table:table-cell office:value-type="float" office:value="0.006582">
            <text:p>0,006582</text:p>
          </table:table-cell>
          <table:table-cell office:value-type="float" office:value="0.006599">
            <text:p>0,006599</text:p>
          </table:table-cell>
          <table:table-cell office:value-type="float" office:value="0.006225">
            <text:p>0,006225</text:p>
          </table:table-cell>
          <table:table-cell office:value-type="float" office:value="0.006202">
            <text:p>0,006202</text:p>
          </table:table-cell>
          <table:table-cell office:value-type="float" office:value="0.006422">
            <text:p>0,006422</text:p>
          </table:table-cell>
          <table:table-cell office:value-type="float" office:value="0.005986">
            <text:p>0,005986</text:p>
          </table:table-cell>
          <table:table-cell office:value-type="float" office:value="0.006304">
            <text:p>0,006304</text:p>
          </table:table-cell>
          <table:table-cell office:value-type="float" office:value="0.006216">
            <text:p>0,006216</text:p>
          </table:table-cell>
          <table:table-cell office:value-type="float" office:value="0.006031">
            <text:p>0,006031</text:p>
          </table:table-cell>
          <table:table-cell office:value-type="float" office:value="0.006461">
            <text:p>0,006461</text:p>
          </table:table-cell>
          <table:table-cell office:value-type="float" office:value="0.006142">
            <text:p>0,006142</text:p>
          </table:table-cell>
          <table:table-cell office:value-type="float" office:value="0.006022">
            <text:p>0,006022</text:p>
          </table:table-cell>
          <table:table-cell office:value-type="float" office:value="0.006087">
            <text:p>0,006087</text:p>
          </table:table-cell>
          <table:table-cell office:value-type="float" office:value="0.00588">
            <text:p>0,00588</text:p>
          </table:table-cell>
          <table:table-cell office:value-type="float" office:value="0.006168">
            <text:p>0,006168</text:p>
          </table:table-cell>
          <table:table-cell office:value-type="float" office:value="0.006085">
            <text:p>0,006085</text:p>
          </table:table-cell>
          <table:table-cell office:value-type="float" office:value="0.006132">
            <text:p>0,006132</text:p>
          </table:table-cell>
          <table:table-cell office:value-type="float" office:value="0.006468">
            <text:p>0,006468</text:p>
          </table:table-cell>
          <table:table-cell office:value-type="float" office:value="0.006067">
            <text:p>0,006067</text:p>
          </table:table-cell>
          <table:table-cell office:value-type="float" office:value="0.00635">
            <text:p>0,00635</text:p>
          </table:table-cell>
          <table:table-cell office:value-type="float" office:value="0.006326">
            <text:p>0,006326</text:p>
          </table:table-cell>
          <table:table-cell office:value-type="float" office:value="0.006034">
            <text:p>0,006034</text:p>
          </table:table-cell>
          <table:table-cell office:value-type="float" office:value="0.006015">
            <text:p>0,006015</text:p>
          </table:table-cell>
          <table:table-cell office:value-type="float" office:value="0.006332">
            <text:p>0,006332</text:p>
          </table:table-cell>
          <table:table-cell office:value-type="float" office:value="0.006259">
            <text:p>0,006259</text:p>
          </table:table-cell>
          <table:table-cell office:value-type="float" office:value="0.00642">
            <text:p>0,00642</text:p>
          </table:table-cell>
          <table:table-cell office:value-type="float" office:value="0.006352">
            <text:p>0,006352</text:p>
          </table:table-cell>
          <table:table-cell office:value-type="float" office:value="0.006172">
            <text:p>0,006172</text:p>
          </table:table-cell>
          <table:table-cell office:value-type="float" office:value="0.00628">
            <text:p>0,00628</text:p>
          </table:table-cell>
          <table:table-cell office:value-type="float" office:value="0.00615">
            <text:p>0,00615</text:p>
          </table:table-cell>
          <table:table-cell office:value-type="float" office:value="0.006163">
            <text:p>0,006163</text:p>
          </table:table-cell>
          <table:table-cell office:value-type="float" office:value="0.006292">
            <text:p>0,006292</text:p>
          </table:table-cell>
          <table:table-cell office:value-type="float" office:value="0.006451">
            <text:p>0,006451</text:p>
          </table:table-cell>
          <table:table-cell office:value-type="float" office:value="0.006121">
            <text:p>0,006121</text:p>
          </table:table-cell>
          <table:table-cell office:value-type="float" office:value="0.006203">
            <text:p>0,006203</text:p>
          </table:table-cell>
          <table:table-cell office:value-type="float" office:value="0.006063">
            <text:p>0,006063</text:p>
          </table:table-cell>
          <table:table-cell office:value-type="float" office:value="0.005944">
            <text:p>0,005944</text:p>
          </table:table-cell>
          <table:table-cell office:value-type="float" office:value="0.006028">
            <text:p>0,006028</text:p>
          </table:table-cell>
          <table:table-cell office:value-type="float" office:value="0.006181">
            <text:p>0,006181</text:p>
          </table:table-cell>
          <table:table-cell office:value-type="float" office:value="0.005856">
            <text:p>0,005856</text:p>
          </table:table-cell>
          <table:table-cell office:value-type="float" office:value="0.006143">
            <text:p>0,006143</text:p>
          </table:table-cell>
          <table:table-cell office:value-type="float" office:value="0.00599">
            <text:p>0,00599</text:p>
          </table:table-cell>
          <table:table-cell office:value-type="float" office:value="0.005883">
            <text:p>0,005883</text:p>
          </table:table-cell>
          <table:table-cell office:value-type="float" office:value="0.005578">
            <text:p>0,005578</text:p>
          </table:table-cell>
          <table:table-cell office:value-type="float" office:value="0.005618">
            <text:p>0,005618</text:p>
          </table:table-cell>
          <table:table-cell office:value-type="float" office:value="0.00602">
            <text:p>0,00602</text:p>
          </table:table-cell>
          <table:table-cell office:value-type="float" office:value="0.005865">
            <text:p>0,005865</text:p>
          </table:table-cell>
          <table:table-cell office:value-type="float" office:value="0.005914">
            <text:p>0,005914</text:p>
          </table:table-cell>
          <table:table-cell office:value-type="float" office:value="0.005953">
            <text:p>0,005953</text:p>
          </table:table-cell>
          <table:table-cell office:value-type="float" office:value="0.006142">
            <text:p>0,006142</text:p>
          </table:table-cell>
          <table:table-cell office:value-type="float" office:value="0.005572">
            <text:p>0,005572</text:p>
          </table:table-cell>
          <table:table-cell office:value-type="float" office:value="0.006052">
            <text:p>0,006052</text:p>
          </table:table-cell>
          <table:table-cell office:value-type="float" office:value="0.006329">
            <text:p>0,006329</text:p>
          </table:table-cell>
          <table:table-cell office:value-type="float" office:value="0.006272">
            <text:p>0,006272</text:p>
          </table:table-cell>
          <table:table-cell office:value-type="float" office:value="0.005986">
            <text:p>0,005986</text:p>
          </table:table-cell>
          <table:table-cell office:value-type="float" office:value="0.006323">
            <text:p>0,006323</text:p>
          </table:table-cell>
          <table:table-cell office:value-type="float" office:value="0.006099">
            <text:p>0,006099</text:p>
          </table:table-cell>
          <table:table-cell office:value-type="float" office:value="0.006405">
            <text:p>0,006405</text:p>
          </table:table-cell>
          <table:table-cell office:value-type="float" office:value="0.005941">
            <text:p>0,005941</text:p>
          </table:table-cell>
          <table:table-cell office:value-type="float" office:value="0.006278">
            <text:p>0,006278</text:p>
          </table:table-cell>
          <table:table-cell office:value-type="float" office:value="0.006109">
            <text:p>0,006109</text:p>
          </table:table-cell>
          <table:table-cell office:value-type="float" office:value="0.005884">
            <text:p>0,005884</text:p>
          </table:table-cell>
          <table:table-cell office:value-type="float" office:value="0.005772">
            <text:p>0,005772</text:p>
          </table:table-cell>
          <table:table-cell office:value-type="float" office:value="0.005687">
            <text:p>0,005687</text:p>
          </table:table-cell>
          <table:table-cell office:value-type="float" office:value="0.006439">
            <text:p>0,006439</text:p>
          </table:table-cell>
          <table:table-cell office:value-type="float" office:value="0.006332">
            <text:p>0,006332</text:p>
          </table:table-cell>
          <table:table-cell office:value-type="float" office:value="0.0065">
            <text:p>0,0065</text:p>
          </table:table-cell>
          <table:table-cell office:value-type="float" office:value="0.006272">
            <text:p>0,006272</text:p>
          </table:table-cell>
          <table:table-cell office:value-type="float" office:value="0.006094">
            <text:p>0,006094</text:p>
          </table:table-cell>
          <table:table-cell office:value-type="float" office:value="0.00573">
            <text:p>0,00573</text:p>
          </table:table-cell>
          <table:table-cell office:value-type="float" office:value="0.006126">
            <text:p>0,006126</text:p>
          </table:table-cell>
          <table:table-cell office:value-type="float" office:value="0.00627">
            <text:p>0,00627</text:p>
          </table:table-cell>
          <table:table-cell office:value-type="float" office:value="0.006142">
            <text:p>0,006142</text:p>
          </table:table-cell>
          <table:table-cell office:value-type="float" office:value="0.006158">
            <text:p>0,006158</text:p>
          </table:table-cell>
          <table:table-cell office:value-type="float" office:value="0.005814">
            <text:p>0,005814</text:p>
          </table:table-cell>
          <table:table-cell office:value-type="float" office:value="0.006254">
            <text:p>0,006254</text:p>
          </table:table-cell>
          <table:table-cell office:value-type="float" office:value="0.005956">
            <text:p>0,005956</text:p>
          </table:table-cell>
          <table:table-cell office:value-type="float" office:value="0.005914">
            <text:p>0,005914</text:p>
          </table:table-cell>
          <table:table-cell office:value-type="float" office:value="0.006195">
            <text:p>0,006195</text:p>
          </table:table-cell>
          <table:table-cell office:value-type="float" office:value="0.006499">
            <text:p>0,006499</text:p>
          </table:table-cell>
          <table:table-cell office:value-type="float" office:value="0.006468">
            <text:p>0,006468</text:p>
          </table:table-cell>
          <table:table-cell office:value-type="float" office:value="0.006143">
            <text:p>0,006143</text:p>
          </table:table-cell>
          <table:table-cell office:value-type="float" office:value="0.006336">
            <text:p>0,006336</text:p>
          </table:table-cell>
          <table:table-cell office:value-type="float" office:value="0.006368">
            <text:p>0,006368</text:p>
          </table:table-cell>
          <table:table-cell office:value-type="float" office:value="0.00627">
            <text:p>0,00627</text:p>
          </table:table-cell>
          <table:table-cell office:value-type="float" office:value="0.005847">
            <text:p>0,005847</text:p>
          </table:table-cell>
          <table:table-cell office:value-type="float" office:value="0.006158">
            <text:p>0,006158</text:p>
          </table:table-cell>
          <table:table-cell office:value-type="float" office:value="0.006093">
            <text:p>0,006093</text:p>
          </table:table-cell>
          <table:table-cell office:value-type="float" office:value="0.006058">
            <text:p>0,006058</text:p>
          </table:table-cell>
          <table:table-cell office:value-type="float" office:value="0.005953">
            <text:p>0,005953</text:p>
          </table:table-cell>
          <table:table-cell office:value-type="float" office:value="0.00581">
            <text:p>0,00581</text:p>
          </table:table-cell>
          <table:table-cell office:value-type="float" office:value="0.005779">
            <text:p>0,005779</text:p>
          </table:table-cell>
          <table:table-cell office:value-type="float" office:value="0.005684">
            <text:p>0,005684</text:p>
          </table:table-cell>
          <table:table-cell office:value-type="float" office:value="0.005809">
            <text:p>0,005809</text:p>
          </table:table-cell>
          <table:table-cell office:value-type="float" office:value="0.005636">
            <text:p>0,005636</text:p>
          </table:table-cell>
          <table:table-cell office:value-type="float" office:value="0.005813">
            <text:p>0,005813</text:p>
          </table:table-cell>
          <table:table-cell office:value-type="float" office:value="0.005786">
            <text:p>0,005786</text:p>
          </table:table-cell>
          <table:table-cell office:value-type="float" office:value="0.005943">
            <text:p>0,005943</text:p>
          </table:table-cell>
          <table:table-cell office:value-type="float" office:value="0.005666">
            <text:p>0,005666</text:p>
          </table:table-cell>
          <table:table-cell office:value-type="float" office:value="0.005758">
            <text:p>0,005758</text:p>
          </table:table-cell>
          <table:table-cell office:value-type="float" office:value="0.005678">
            <text:p>0,005678</text:p>
          </table:table-cell>
          <table:table-cell office:value-type="float" office:value="0.005942">
            <text:p>0,005942</text:p>
          </table:table-cell>
          <table:table-cell office:value-type="float" office:value="0.005966">
            <text:p>0,005966</text:p>
          </table:table-cell>
          <table:table-cell office:value-type="float" office:value="0.006063">
            <text:p>0,006063</text:p>
          </table:table-cell>
          <table:table-cell office:value-type="float" office:value="0.005765">
            <text:p>0,005765</text:p>
          </table:table-cell>
          <table:table-cell office:value-type="float" office:value="0.005843">
            <text:p>0,005843</text:p>
          </table:table-cell>
          <table:table-cell office:value-type="float" office:value="0.005636">
            <text:p>0,005636</text:p>
          </table:table-cell>
          <table:table-cell office:value-type="float" office:value="0.005799">
            <text:p>0,005799</text:p>
          </table:table-cell>
          <table:table-cell office:value-type="float" office:value="0.006097">
            <text:p>0,006097</text:p>
          </table:table-cell>
          <table:table-cell office:value-type="float" office:value="0.006054">
            <text:p>0,006054</text:p>
          </table:table-cell>
          <table:table-cell office:value-type="float" office:value="0.005793">
            <text:p>0,005793</text:p>
          </table:table-cell>
          <table:table-cell office:value-type="float" office:value="0.005747">
            <text:p>0,005747</text:p>
          </table:table-cell>
          <table:table-cell office:value-type="float" office:value="0.005915">
            <text:p>0,005915</text:p>
          </table:table-cell>
          <table:table-cell office:value-type="float" office:value="0.005995">
            <text:p>0,005995</text:p>
          </table:table-cell>
          <table:table-cell office:value-type="float" office:value="0.006038">
            <text:p>0,006038</text:p>
          </table:table-cell>
          <table:table-cell office:value-type="float" office:value="0.006022">
            <text:p>0,006022</text:p>
          </table:table-cell>
          <table:table-cell office:value-type="float" office:value="0.006058">
            <text:p>0,006058</text:p>
          </table:table-cell>
          <table:table-cell office:value-type="float" office:value="0.005591">
            <text:p>0,005591</text:p>
          </table:table-cell>
          <table:table-cell office:value-type="float" office:value="0.00609">
            <text:p>0,00609</text:p>
          </table:table-cell>
          <table:table-cell office:value-type="float" office:value="0.005623">
            <text:p>0,005623</text:p>
          </table:table-cell>
          <table:table-cell office:value-type="float" office:value="0.005891">
            <text:p>0,005891</text:p>
          </table:table-cell>
          <table:table-cell office:value-type="float" office:value="0.006017">
            <text:p>0,006017</text:p>
          </table:table-cell>
          <table:table-cell office:value-type="float" office:value="0.005562">
            <text:p>0,005562</text:p>
          </table:table-cell>
          <table:table-cell office:value-type="float" office:value="0.006196">
            <text:p>0,006196</text:p>
          </table:table-cell>
          <table:table-cell office:value-type="float" office:value="0.00589">
            <text:p>0,00589</text:p>
          </table:table-cell>
          <table:table-cell office:value-type="float" office:value="0.005799">
            <text:p>0,005799</text:p>
          </table:table-cell>
          <table:table-cell office:value-type="float" office:value="0.00569">
            <text:p>0,00569</text:p>
          </table:table-cell>
          <table:table-cell office:value-type="float" office:value="0.005676">
            <text:p>0,005676</text:p>
          </table:table-cell>
          <table:table-cell office:value-type="float" office:value="0.005579">
            <text:p>0,005579</text:p>
          </table:table-cell>
          <table:table-cell office:value-type="float" office:value="0.005953">
            <text:p>0,005953</text:p>
          </table:table-cell>
          <table:table-cell office:value-type="float" office:value="0.005583">
            <text:p>0,005583</text:p>
          </table:table-cell>
          <table:table-cell office:value-type="float" office:value="0.005537">
            <text:p>0,005537</text:p>
          </table:table-cell>
          <table:table-cell office:value-type="float" office:value="0.005765">
            <text:p>0,005765</text:p>
          </table:table-cell>
          <table:table-cell office:value-type="float" office:value="0.00576">
            <text:p>0,00576</text:p>
          </table:table-cell>
          <table:table-cell office:value-type="float" office:value="0.005904">
            <text:p>0,005904</text:p>
          </table:table-cell>
          <table:table-cell office:value-type="float" office:value="0.005905">
            <text:p>0,005905</text:p>
          </table:table-cell>
          <table:table-cell office:value-type="float" office:value="0.005514">
            <text:p>0,005514</text:p>
          </table:table-cell>
          <table:table-cell office:value-type="float" office:value="0.005457">
            <text:p>0,005457</text:p>
          </table:table-cell>
          <table:table-cell office:value-type="float" office:value="0.005603">
            <text:p>0,005603</text:p>
          </table:table-cell>
          <table:table-cell office:value-type="float" office:value="0.005459">
            <text:p>0,005459</text:p>
          </table:table-cell>
          <table:table-cell office:value-type="float" office:value="0.005381">
            <text:p>0,005381</text:p>
          </table:table-cell>
          <table:table-cell office:value-type="float" office:value="0.005486">
            <text:p>0,005486</text:p>
          </table:table-cell>
          <table:table-cell office:value-type="float" office:value="0.005508">
            <text:p>0,005508</text:p>
          </table:table-cell>
          <table:table-cell office:value-type="float" office:value="0.005342">
            <text:p>0,005342</text:p>
          </table:table-cell>
          <table:table-cell office:value-type="float" office:value="0.005477">
            <text:p>0,005477</text:p>
          </table:table-cell>
          <table:table-cell office:value-type="float" office:value="0.005474">
            <text:p>0,005474</text:p>
          </table:table-cell>
          <table:table-cell office:value-type="float" office:value="0.005402">
            <text:p>0,005402</text:p>
          </table:table-cell>
          <table:table-cell office:value-type="float" office:value="0.005305">
            <text:p>0,005305</text:p>
          </table:table-cell>
          <table:table-cell office:value-type="float" office:value="0.005392">
            <text:p>0,005392</text:p>
          </table:table-cell>
          <table:table-cell office:value-type="float" office:value="0.005318">
            <text:p>0,005318</text:p>
          </table:table-cell>
          <table:table-cell office:value-type="float" office:value="0.005146">
            <text:p>0,005146</text:p>
          </table:table-cell>
          <table:table-cell office:value-type="float" office:value="0.005378">
            <text:p>0,005378</text:p>
          </table:table-cell>
          <table:table-cell office:value-type="float" office:value="0.005357">
            <text:p>0,005357</text:p>
          </table:table-cell>
          <table:table-cell office:value-type="float" office:value="0.005194">
            <text:p>0,005194</text:p>
          </table:table-cell>
          <table:table-cell office:value-type="float" office:value="0.005327">
            <text:p>0,005327</text:p>
          </table:table-cell>
          <table:table-cell office:value-type="float" office:value="0.005201">
            <text:p>0,005201</text:p>
          </table:table-cell>
          <table:table-cell office:value-type="float" office:value="0.00516">
            <text:p>0,00516</text:p>
          </table:table-cell>
          <table:table-cell office:value-type="float" office:value="0.005351">
            <text:p>0,005351</text:p>
          </table:table-cell>
          <table:table-cell office:value-type="float" office:value="0.005514">
            <text:p>0,005514</text:p>
          </table:table-cell>
          <table:table-cell office:value-type="float" office:value="0.005456">
            <text:p>0,005456</text:p>
          </table:table-cell>
          <table:table-cell office:value-type="float" office:value="0.005088">
            <text:p>0,005088</text:p>
          </table:table-cell>
          <table:table-cell office:value-type="float" office:value="0.00532">
            <text:p>0,00532</text:p>
          </table:table-cell>
          <table:table-cell office:value-type="float" office:value="0.005057">
            <text:p>0,005057</text:p>
          </table:table-cell>
          <table:table-cell office:value-type="float" office:value="0.005188">
            <text:p>0,005188</text:p>
          </table:table-cell>
          <table:table-cell office:value-type="float" office:value="0.005764">
            <text:p>0,005764</text:p>
          </table:table-cell>
          <table:table-cell office:value-type="float" office:value="0.005643">
            <text:p>0,005643</text:p>
          </table:table-cell>
          <table:table-cell office:value-type="float" office:value="0.00535">
            <text:p>0,00535</text:p>
          </table:table-cell>
          <table:table-cell office:value-type="float" office:value="0.005397">
            <text:p>0,005397</text:p>
          </table:table-cell>
          <table:table-cell office:value-type="float" office:value="0.005421">
            <text:p>0,005421</text:p>
          </table:table-cell>
          <table:table-cell office:value-type="float" office:value="0.0053">
            <text:p>0,0053</text:p>
          </table:table-cell>
          <table:table-cell office:value-type="float" office:value="0.005111">
            <text:p>0,005111</text:p>
          </table:table-cell>
          <table:table-cell office:value-type="float" office:value="0.004995">
            <text:p>0,004995</text:p>
          </table:table-cell>
          <table:table-cell office:value-type="float" office:value="0.005186">
            <text:p>0,005186</text:p>
          </table:table-cell>
          <table:table-cell office:value-type="float" office:value="0.005014">
            <text:p>0,005014</text:p>
          </table:table-cell>
          <table:table-cell office:value-type="float" office:value="0.005109">
            <text:p>0,005109</text:p>
          </table:table-cell>
          <table:table-cell office:value-type="float" office:value="0.005175">
            <text:p>0,005175</text:p>
          </table:table-cell>
          <table:table-cell office:value-type="float" office:value="0.005139">
            <text:p>0,005139</text:p>
          </table:table-cell>
          <table:table-cell office:value-type="float" office:value="0.005127">
            <text:p>0,005127</text:p>
          </table:table-cell>
          <table:table-cell office:value-type="float" office:value="0.004967">
            <text:p>0,004967</text:p>
          </table:table-cell>
          <table:table-cell office:value-type="float" office:value="0.005033">
            <text:p>0,005033</text:p>
          </table:table-cell>
          <table:table-cell office:value-type="float" office:value="0.005117">
            <text:p>0,005117</text:p>
          </table:table-cell>
        </table:table-row>
        <table:table-row table:style-name="ro1">
          <table:table-cell table:style-name="ce1" office:value-type="string" table:number-columns-spanned="1" table:number-rows-spanned="2">
            <text:p>Class 2 (left wall)</text:p>
          </table:table-cell>
          <table:table-cell table:style-name="ce1" office:value-type="float" office:value="3576" table:number-columns-spanned="1" table:number-rows-spanned="2">
            <text:p>3576</text:p>
          </table:table-cell>
          <table:table-cell table:style-name="ce1" office:value-type="float" office:value="3392" table:number-columns-spanned="1" table:number-rows-spanned="2">
            <text:p>3392</text:p>
          </table:table-cell>
          <table:table-cell table:style-name="ce1" office:value-type="float" office:value="3333" table:number-columns-spanned="1" table:number-rows-spanned="2">
            <text:p>3333</text:p>
          </table:table-cell>
          <table:table-cell office:value-type="string">
            <text:p>Training – MCP class 2</text:p>
          </table:table-cell>
          <table:table-cell office:value-type="float" office:value="0.920163">
            <text:p>0,920163</text:p>
          </table:table-cell>
          <table:table-cell office:value-type="float" office:value="0.855505">
            <text:p>0,855505</text:p>
          </table:table-cell>
          <table:table-cell office:value-type="float" office:value="0.790796">
            <text:p>0,790796</text:p>
          </table:table-cell>
          <table:table-cell office:value-type="float" office:value="0.734776">
            <text:p>0,734776</text:p>
          </table:table-cell>
          <table:table-cell office:value-type="float" office:value="0.674236">
            <text:p>0,674236</text:p>
          </table:table-cell>
          <table:table-cell office:value-type="float" office:value="0.630686">
            <text:p>0,630686</text:p>
          </table:table-cell>
          <table:table-cell office:value-type="float" office:value="0.589527">
            <text:p>0,589527</text:p>
          </table:table-cell>
          <table:table-cell office:value-type="float" office:value="0.550606">
            <text:p>0,550606</text:p>
          </table:table-cell>
          <table:table-cell office:value-type="float" office:value="0.504771">
            <text:p>0,504771</text:p>
          </table:table-cell>
          <table:table-cell office:value-type="float" office:value="0.473056">
            <text:p>0,473056</text:p>
          </table:table-cell>
          <table:table-cell office:value-type="float" office:value="0.432562">
            <text:p>0,432562</text:p>
          </table:table-cell>
          <table:table-cell office:value-type="float" office:value="0.405113">
            <text:p>0,405113</text:p>
          </table:table-cell>
          <table:table-cell office:value-type="float" office:value="0.377815">
            <text:p>0,377815</text:p>
          </table:table-cell>
          <table:table-cell office:value-type="float" office:value="0.352694">
            <text:p>0,352694</text:p>
          </table:table-cell>
          <table:table-cell office:value-type="float" office:value="0.329558">
            <text:p>0,329558</text:p>
          </table:table-cell>
          <table:table-cell office:value-type="float" office:value="0.309155">
            <text:p>0,309155</text:p>
          </table:table-cell>
          <table:table-cell office:value-type="float" office:value="0.287121">
            <text:p>0,287121</text:p>
          </table:table-cell>
          <table:table-cell office:value-type="float" office:value="0.261629">
            <text:p>0,261629</text:p>
          </table:table-cell>
          <table:table-cell office:value-type="float" office:value="0.248418">
            <text:p>0,248418</text:p>
          </table:table-cell>
          <table:table-cell office:value-type="float" office:value="0.228779">
            <text:p>0,228779</text:p>
          </table:table-cell>
          <table:table-cell office:value-type="float" office:value="0.215291">
            <text:p>0,215291</text:p>
          </table:table-cell>
          <table:table-cell office:value-type="float" office:value="0.196385">
            <text:p>0,196385</text:p>
          </table:table-cell>
          <table:table-cell office:value-type="float" office:value="0.18189">
            <text:p>0,18189</text:p>
          </table:table-cell>
          <table:table-cell office:value-type="float" office:value="0.17136">
            <text:p>0,17136</text:p>
          </table:table-cell>
          <table:table-cell office:value-type="float" office:value="0.16147">
            <text:p>0,16147</text:p>
          </table:table-cell>
          <table:table-cell office:value-type="float" office:value="0.151364">
            <text:p>0,151364</text:p>
          </table:table-cell>
          <table:table-cell office:value-type="float" office:value="0.141601">
            <text:p>0,141601</text:p>
          </table:table-cell>
          <table:table-cell office:value-type="float" office:value="0.133789">
            <text:p>0,133789</text:p>
          </table:table-cell>
          <table:table-cell office:value-type="float" office:value="0.126074">
            <text:p>0,126074</text:p>
          </table:table-cell>
          <table:table-cell office:value-type="float" office:value="0.112012">
            <text:p>0,112012</text:p>
          </table:table-cell>
          <table:table-cell office:value-type="float" office:value="0.110573">
            <text:p>0,110573</text:p>
          </table:table-cell>
          <table:table-cell office:value-type="float" office:value="0.103358">
            <text:p>0,103358</text:p>
          </table:table-cell>
          <table:table-cell office:value-type="float" office:value="0.095065">
            <text:p>0,095065</text:p>
          </table:table-cell>
          <table:table-cell office:value-type="float" office:value="0.08929">
            <text:p>0,08929</text:p>
          </table:table-cell>
          <table:table-cell office:value-type="float" office:value="0.085887">
            <text:p>0,085887</text:p>
          </table:table-cell>
          <table:table-cell office:value-type="float" office:value="0.079947">
            <text:p>0,079947</text:p>
          </table:table-cell>
          <table:table-cell office:value-type="float" office:value="0.077411">
            <text:p>0,077411</text:p>
          </table:table-cell>
          <table:table-cell office:value-type="float" office:value="0.071207">
            <text:p>0,071207</text:p>
          </table:table-cell>
          <table:table-cell office:value-type="float" office:value="0.064394">
            <text:p>0,064394</text:p>
          </table:table-cell>
          <table:table-cell office:value-type="float" office:value="0.066143">
            <text:p>0,066143</text:p>
          </table:table-cell>
          <table:table-cell office:value-type="float" office:value="0.063737">
            <text:p>0,063737</text:p>
          </table:table-cell>
          <table:table-cell office:value-type="float" office:value="0.059822">
            <text:p>0,059822</text:p>
          </table:table-cell>
          <table:table-cell office:value-type="float" office:value="0.055643">
            <text:p>0,055643</text:p>
          </table:table-cell>
          <table:table-cell office:value-type="float" office:value="0.053743">
            <text:p>0,053743</text:p>
          </table:table-cell>
          <table:table-cell office:value-type="float" office:value="0.050194">
            <text:p>0,050194</text:p>
          </table:table-cell>
          <table:table-cell office:value-type="float" office:value="0.048218">
            <text:p>0,048218</text:p>
          </table:table-cell>
          <table:table-cell office:value-type="float" office:value="0.043024">
            <text:p>0,043024</text:p>
          </table:table-cell>
          <table:table-cell office:value-type="float" office:value="0.041219">
            <text:p>0,041219</text:p>
          </table:table-cell>
          <table:table-cell office:value-type="float" office:value="0.039587">
            <text:p>0,039587</text:p>
          </table:table-cell>
          <table:table-cell office:value-type="float" office:value="0.037628">
            <text:p>0,037628</text:p>
          </table:table-cell>
          <table:table-cell office:value-type="float" office:value="0.035427">
            <text:p>0,035427</text:p>
          </table:table-cell>
          <table:table-cell office:value-type="float" office:value="0.034942">
            <text:p>0,034942</text:p>
          </table:table-cell>
          <table:table-cell office:value-type="float" office:value="0.033388">
            <text:p>0,033388</text:p>
          </table:table-cell>
          <table:table-cell office:value-type="float" office:value="0.032204">
            <text:p>0,032204</text:p>
          </table:table-cell>
          <table:table-cell office:value-type="float" office:value="0.030482">
            <text:p>0,030482</text:p>
          </table:table-cell>
          <table:table-cell office:value-type="float" office:value="0.029241">
            <text:p>0,029241</text:p>
          </table:table-cell>
          <table:table-cell office:value-type="float" office:value="0.029287">
            <text:p>0,029287</text:p>
          </table:table-cell>
          <table:table-cell office:value-type="float" office:value="0.028499">
            <text:p>0,028499</text:p>
          </table:table-cell>
          <table:table-cell office:value-type="float" office:value="0.027873">
            <text:p>0,027873</text:p>
          </table:table-cell>
          <table:table-cell office:value-type="float" office:value="0.025064">
            <text:p>0,025064</text:p>
          </table:table-cell>
          <table:table-cell office:value-type="float" office:value="0.025659">
            <text:p>0,025659</text:p>
          </table:table-cell>
          <table:table-cell office:value-type="float" office:value="0.023244">
            <text:p>0,023244</text:p>
          </table:table-cell>
          <table:table-cell office:value-type="float" office:value="0.025974">
            <text:p>0,025974</text:p>
          </table:table-cell>
          <table:table-cell office:value-type="float" office:value="0.023955">
            <text:p>0,023955</text:p>
          </table:table-cell>
          <table:table-cell office:value-type="float" office:value="0.023452">
            <text:p>0,023452</text:p>
          </table:table-cell>
          <table:table-cell office:value-type="float" office:value="0.020627">
            <text:p>0,020627</text:p>
          </table:table-cell>
          <table:table-cell office:value-type="float" office:value="0.021875">
            <text:p>0,021875</text:p>
          </table:table-cell>
          <table:table-cell office:value-type="float" office:value="0.020628">
            <text:p>0,020628</text:p>
          </table:table-cell>
          <table:table-cell office:value-type="float" office:value="0.019359">
            <text:p>0,019359</text:p>
          </table:table-cell>
          <table:table-cell office:value-type="float" office:value="0.020168">
            <text:p>0,020168</text:p>
          </table:table-cell>
          <table:table-cell office:value-type="float" office:value="0.018385">
            <text:p>0,018385</text:p>
          </table:table-cell>
          <table:table-cell office:value-type="float" office:value="0.018868">
            <text:p>0,018868</text:p>
          </table:table-cell>
          <table:table-cell office:value-type="float" office:value="0.020997">
            <text:p>0,020997</text:p>
          </table:table-cell>
          <table:table-cell office:value-type="float" office:value="0.018172">
            <text:p>0,018172</text:p>
          </table:table-cell>
          <table:table-cell office:value-type="float" office:value="0.018889">
            <text:p>0,018889</text:p>
          </table:table-cell>
          <table:table-cell office:value-type="float" office:value="0.019041">
            <text:p>0,019041</text:p>
          </table:table-cell>
          <table:table-cell office:value-type="float" office:value="0.019535">
            <text:p>0,019535</text:p>
          </table:table-cell>
          <table:table-cell office:value-type="float" office:value="0.017321">
            <text:p>0,017321</text:p>
          </table:table-cell>
          <table:table-cell office:value-type="float" office:value="0.016206">
            <text:p>0,016206</text:p>
          </table:table-cell>
          <table:table-cell office:value-type="float" office:value="0.017014">
            <text:p>0,017014</text:p>
          </table:table-cell>
          <table:table-cell office:value-type="float" office:value="0.017966">
            <text:p>0,017966</text:p>
          </table:table-cell>
          <table:table-cell office:value-type="float" office:value="0.017455">
            <text:p>0,017455</text:p>
          </table:table-cell>
          <table:table-cell office:value-type="float" office:value="0.017944">
            <text:p>0,017944</text:p>
          </table:table-cell>
          <table:table-cell office:value-type="float" office:value="0.01663">
            <text:p>0,01663</text:p>
          </table:table-cell>
          <table:table-cell office:value-type="float" office:value="0.016633">
            <text:p>0,016633</text:p>
          </table:table-cell>
          <table:table-cell office:value-type="float" office:value="0.017279">
            <text:p>0,017279</text:p>
          </table:table-cell>
          <table:table-cell office:value-type="float" office:value="0.017265">
            <text:p>0,017265</text:p>
          </table:table-cell>
          <table:table-cell office:value-type="float" office:value="0.017864">
            <text:p>0,017864</text:p>
          </table:table-cell>
          <table:table-cell office:value-type="float" office:value="0.017644">
            <text:p>0,017644</text:p>
          </table:table-cell>
          <table:table-cell office:value-type="float" office:value="0.017015">
            <text:p>0,017015</text:p>
          </table:table-cell>
          <table:table-cell office:value-type="float" office:value="0.015513">
            <text:p>0,015513</text:p>
          </table:table-cell>
          <table:table-cell office:value-type="float" office:value="0.016388">
            <text:p>0,016388</text:p>
          </table:table-cell>
          <table:table-cell office:value-type="float" office:value="0.015587">
            <text:p>0,015587</text:p>
          </table:table-cell>
          <table:table-cell office:value-type="float" office:value="0.016145">
            <text:p>0,016145</text:p>
          </table:table-cell>
          <table:table-cell office:value-type="float" office:value="0.01599">
            <text:p>0,01599</text:p>
          </table:table-cell>
          <table:table-cell office:value-type="float" office:value="0.016992">
            <text:p>0,016992</text:p>
          </table:table-cell>
          <table:table-cell office:value-type="float" office:value="0.01611">
            <text:p>0,01611</text:p>
          </table:table-cell>
          <table:table-cell office:value-type="float" office:value="0.016098">
            <text:p>0,016098</text:p>
          </table:table-cell>
          <table:table-cell office:value-type="float" office:value="0.017153">
            <text:p>0,017153</text:p>
          </table:table-cell>
          <table:table-cell office:value-type="float" office:value="0.016198">
            <text:p>0,016198</text:p>
          </table:table-cell>
          <table:table-cell office:value-type="float" office:value="0.01655">
            <text:p>0,01655</text:p>
          </table:table-cell>
          <table:table-cell office:value-type="float" office:value="0.01553">
            <text:p>0,01553</text:p>
          </table:table-cell>
          <table:table-cell office:value-type="float" office:value="0.016394">
            <text:p>0,016394</text:p>
          </table:table-cell>
          <table:table-cell office:value-type="float" office:value="0.016015">
            <text:p>0,016015</text:p>
          </table:table-cell>
          <table:table-cell office:value-type="float" office:value="0.016099">
            <text:p>0,016099</text:p>
          </table:table-cell>
          <table:table-cell office:value-type="float" office:value="0.015226">
            <text:p>0,015226</text:p>
          </table:table-cell>
          <table:table-cell office:value-type="float" office:value="0.015929">
            <text:p>0,015929</text:p>
          </table:table-cell>
          <table:table-cell office:value-type="float" office:value="0.015916">
            <text:p>0,015916</text:p>
          </table:table-cell>
          <table:table-cell office:value-type="float" office:value="0.015108">
            <text:p>0,015108</text:p>
          </table:table-cell>
          <table:table-cell office:value-type="float" office:value="0.015294">
            <text:p>0,015294</text:p>
          </table:table-cell>
          <table:table-cell office:value-type="float" office:value="0.015249">
            <text:p>0,015249</text:p>
          </table:table-cell>
          <table:table-cell office:value-type="float" office:value="0.016368">
            <text:p>0,016368</text:p>
          </table:table-cell>
          <table:table-cell office:value-type="float" office:value="0.014444">
            <text:p>0,014444</text:p>
          </table:table-cell>
          <table:table-cell office:value-type="float" office:value="0.015817">
            <text:p>0,015817</text:p>
          </table:table-cell>
          <table:table-cell office:value-type="float" office:value="0.01533">
            <text:p>0,01533</text:p>
          </table:table-cell>
          <table:table-cell office:value-type="float" office:value="0.01522">
            <text:p>0,01522</text:p>
          </table:table-cell>
          <table:table-cell office:value-type="float" office:value="0.014416">
            <text:p>0,014416</text:p>
          </table:table-cell>
          <table:table-cell office:value-type="float" office:value="0.014541">
            <text:p>0,014541</text:p>
          </table:table-cell>
          <table:table-cell office:value-type="float" office:value="0.015692">
            <text:p>0,015692</text:p>
          </table:table-cell>
          <table:table-cell office:value-type="float" office:value="0.015761">
            <text:p>0,015761</text:p>
          </table:table-cell>
          <table:table-cell office:value-type="float" office:value="0.014841">
            <text:p>0,014841</text:p>
          </table:table-cell>
          <table:table-cell office:value-type="float" office:value="0.014982">
            <text:p>0,014982</text:p>
          </table:table-cell>
          <table:table-cell office:value-type="float" office:value="0.015121">
            <text:p>0,015121</text:p>
          </table:table-cell>
          <table:table-cell office:value-type="float" office:value="0.015125">
            <text:p>0,015125</text:p>
          </table:table-cell>
          <table:table-cell office:value-type="float" office:value="0.014979">
            <text:p>0,014979</text:p>
          </table:table-cell>
          <table:table-cell office:value-type="float" office:value="0.015314">
            <text:p>0,015314</text:p>
          </table:table-cell>
          <table:table-cell office:value-type="float" office:value="0.01422">
            <text:p>0,01422</text:p>
          </table:table-cell>
          <table:table-cell office:value-type="float" office:value="0.013759">
            <text:p>0,013759</text:p>
          </table:table-cell>
          <table:table-cell office:value-type="float" office:value="0.015108">
            <text:p>0,015108</text:p>
          </table:table-cell>
          <table:table-cell office:value-type="float" office:value="0.014546">
            <text:p>0,014546</text:p>
          </table:table-cell>
          <table:table-cell office:value-type="float" office:value="0.015857">
            <text:p>0,015857</text:p>
          </table:table-cell>
          <table:table-cell office:value-type="float" office:value="0.015391">
            <text:p>0,015391</text:p>
          </table:table-cell>
          <table:table-cell office:value-type="float" office:value="0.014475">
            <text:p>0,014475</text:p>
          </table:table-cell>
          <table:table-cell office:value-type="float" office:value="0.014694">
            <text:p>0,014694</text:p>
          </table:table-cell>
          <table:table-cell office:value-type="float" office:value="0.015616">
            <text:p>0,015616</text:p>
          </table:table-cell>
          <table:table-cell office:value-type="float" office:value="0.015115">
            <text:p>0,015115</text:p>
          </table:table-cell>
          <table:table-cell office:value-type="float" office:value="0.014898">
            <text:p>0,014898</text:p>
          </table:table-cell>
          <table:table-cell office:value-type="float" office:value="0.014966">
            <text:p>0,014966</text:p>
          </table:table-cell>
          <table:table-cell office:value-type="float" office:value="0.014858">
            <text:p>0,014858</text:p>
          </table:table-cell>
          <table:table-cell office:value-type="float" office:value="0.01489">
            <text:p>0,01489</text:p>
          </table:table-cell>
          <table:table-cell office:value-type="float" office:value="0.014232">
            <text:p>0,014232</text:p>
          </table:table-cell>
          <table:table-cell office:value-type="float" office:value="0.014736">
            <text:p>0,014736</text:p>
          </table:table-cell>
          <table:table-cell office:value-type="float" office:value="0.016139">
            <text:p>0,016139</text:p>
          </table:table-cell>
          <table:table-cell office:value-type="float" office:value="0.014848">
            <text:p>0,014848</text:p>
          </table:table-cell>
          <table:table-cell office:value-type="float" office:value="0.013947">
            <text:p>0,013947</text:p>
          </table:table-cell>
          <table:table-cell office:value-type="float" office:value="0.014525">
            <text:p>0,014525</text:p>
          </table:table-cell>
          <table:table-cell office:value-type="float" office:value="0.014742">
            <text:p>0,014742</text:p>
          </table:table-cell>
          <table:table-cell office:value-type="float" office:value="0.013527">
            <text:p>0,013527</text:p>
          </table:table-cell>
          <table:table-cell office:value-type="float" office:value="0.014824">
            <text:p>0,014824</text:p>
          </table:table-cell>
          <table:table-cell office:value-type="float" office:value="0.013953">
            <text:p>0,013953</text:p>
          </table:table-cell>
          <table:table-cell office:value-type="float" office:value="0.014013">
            <text:p>0,014013</text:p>
          </table:table-cell>
          <table:table-cell office:value-type="float" office:value="0.013538">
            <text:p>0,013538</text:p>
          </table:table-cell>
          <table:table-cell office:value-type="float" office:value="0.013842">
            <text:p>0,013842</text:p>
          </table:table-cell>
          <table:table-cell office:value-type="float" office:value="0.014211">
            <text:p>0,014211</text:p>
          </table:table-cell>
          <table:table-cell office:value-type="float" office:value="0.013464">
            <text:p>0,013464</text:p>
          </table:table-cell>
          <table:table-cell office:value-type="float" office:value="0.013178">
            <text:p>0,013178</text:p>
          </table:table-cell>
          <table:table-cell office:value-type="float" office:value="0.013754">
            <text:p>0,013754</text:p>
          </table:table-cell>
          <table:table-cell office:value-type="float" office:value="0.013903">
            <text:p>0,013903</text:p>
          </table:table-cell>
          <table:table-cell office:value-type="float" office:value="0.014379">
            <text:p>0,014379</text:p>
          </table:table-cell>
          <table:table-cell office:value-type="float" office:value="0.013434">
            <text:p>0,013434</text:p>
          </table:table-cell>
          <table:table-cell office:value-type="float" office:value="0.013779">
            <text:p>0,013779</text:p>
          </table:table-cell>
          <table:table-cell office:value-type="float" office:value="0.014011">
            <text:p>0,014011</text:p>
          </table:table-cell>
          <table:table-cell office:value-type="float" office:value="0.013868">
            <text:p>0,013868</text:p>
          </table:table-cell>
          <table:table-cell office:value-type="float" office:value="0.013265">
            <text:p>0,013265</text:p>
          </table:table-cell>
          <table:table-cell office:value-type="float" office:value="0.014045">
            <text:p>0,014045</text:p>
          </table:table-cell>
          <table:table-cell office:value-type="float" office:value="0.013924">
            <text:p>0,013924</text:p>
          </table:table-cell>
          <table:table-cell office:value-type="float" office:value="0.01296">
            <text:p>0,01296</text:p>
          </table:table-cell>
          <table:table-cell office:value-type="float" office:value="0.011557">
            <text:p>0,011557</text:p>
          </table:table-cell>
          <table:table-cell office:value-type="float" office:value="0.013448">
            <text:p>0,013448</text:p>
          </table:table-cell>
          <table:table-cell office:value-type="float" office:value="0.013076">
            <text:p>0,013076</text:p>
          </table:table-cell>
          <table:table-cell office:value-type="float" office:value="0.013521">
            <text:p>0,013521</text:p>
          </table:table-cell>
          <table:table-cell office:value-type="float" office:value="0.013194">
            <text:p>0,013194</text:p>
          </table:table-cell>
          <table:table-cell office:value-type="float" office:value="0.012908">
            <text:p>0,012908</text:p>
          </table:table-cell>
          <table:table-cell office:value-type="float" office:value="0.013416">
            <text:p>0,013416</text:p>
          </table:table-cell>
          <table:table-cell office:value-type="float" office:value="0.013075">
            <text:p>0,013075</text:p>
          </table:table-cell>
          <table:table-cell office:value-type="float" office:value="0.01386">
            <text:p>0,01386</text:p>
          </table:table-cell>
          <table:table-cell office:value-type="float" office:value="0.012409">
            <text:p>0,012409</text:p>
          </table:table-cell>
          <table:table-cell office:value-type="float" office:value="0.012813">
            <text:p>0,012813</text:p>
          </table:table-cell>
          <table:table-cell office:value-type="float" office:value="0.013035">
            <text:p>0,013035</text:p>
          </table:table-cell>
          <table:table-cell office:value-type="float" office:value="0.012688">
            <text:p>0,012688</text:p>
          </table:table-cell>
          <table:table-cell office:value-type="float" office:value="0.012954">
            <text:p>0,012954</text:p>
          </table:table-cell>
          <table:table-cell office:value-type="float" office:value="0.01266">
            <text:p>0,01266</text:p>
          </table:table-cell>
          <table:table-cell office:value-type="float" office:value="0.011982">
            <text:p>0,011982</text:p>
          </table:table-cell>
          <table:table-cell office:value-type="float" office:value="0.012523">
            <text:p>0,012523</text:p>
          </table:table-cell>
          <table:table-cell office:value-type="float" office:value="0.013251">
            <text:p>0,013251</text:p>
          </table:table-cell>
          <table:table-cell office:value-type="float" office:value="0.012537">
            <text:p>0,012537</text:p>
          </table:table-cell>
          <table:table-cell office:value-type="float" office:value="0.01313">
            <text:p>0,01313</text:p>
          </table:table-cell>
          <table:table-cell office:value-type="float" office:value="0.012142">
            <text:p>0,012142</text:p>
          </table:table-cell>
          <table:table-cell office:value-type="float" office:value="0.012051">
            <text:p>0,012051</text:p>
          </table:table-cell>
          <table:table-cell office:value-type="float" office:value="0.012363">
            <text:p>0,012363</text:p>
          </table:table-cell>
          <table:table-cell office:value-type="float" office:value="0.012832">
            <text:p>0,012832</text:p>
          </table:table-cell>
          <table:table-cell office:value-type="float" office:value="0.012647">
            <text:p>0,012647</text:p>
          </table:table-cell>
          <table:table-cell office:value-type="float" office:value="0.012167">
            <text:p>0,012167</text:p>
          </table:table-cell>
          <table:table-cell office:value-type="float" office:value="0.012392">
            <text:p>0,012392</text:p>
          </table:table-cell>
          <table:table-cell office:value-type="float" office:value="0.012331">
            <text:p>0,012331</text:p>
          </table:table-cell>
          <table:table-cell office:value-type="float" office:value="0.012768">
            <text:p>0,012768</text:p>
          </table:table-cell>
          <table:table-cell office:value-type="float" office:value="0.011948">
            <text:p>0,011948</text:p>
          </table:table-cell>
          <table:table-cell office:value-type="float" office:value="0.011961">
            <text:p>0,011961</text:p>
          </table:table-cell>
          <table:table-cell office:value-type="float" office:value="0.011831">
            <text:p>0,011831</text:p>
          </table:table-cell>
          <table:table-cell office:value-type="float" office:value="0.012463">
            <text:p>0,012463</text:p>
          </table:table-cell>
          <table:table-cell office:value-type="float" office:value="0.012538">
            <text:p>0,012538</text:p>
          </table:table-cell>
          <table:table-cell office:value-type="float" office:value="0.012579">
            <text:p>0,012579</text:p>
          </table:table-cell>
          <table:table-cell office:value-type="float" office:value="0.013241">
            <text:p>0,013241</text:p>
          </table:table-cell>
          <table:table-cell office:value-type="float" office:value="0.012671">
            <text:p>0,012671</text:p>
          </table:table-cell>
          <table:table-cell office:value-type="float" office:value="0.01308">
            <text:p>0,01308</text:p>
          </table:table-cell>
          <table:table-cell office:value-type="float" office:value="0.012266">
            <text:p>0,012266</text:p>
          </table:table-cell>
          <table:table-cell office:value-type="float" office:value="0.013131">
            <text:p>0,013131</text:p>
          </table:table-cell>
          <table:table-cell office:value-type="float" office:value="0.012489">
            <text:p>0,012489</text:p>
          </table:table-cell>
          <table:table-cell office:value-type="float" office:value="0.012754">
            <text:p>0,012754</text:p>
          </table:table-cell>
          <table:table-cell office:value-type="float" office:value="0.012442">
            <text:p>0,012442</text:p>
          </table:table-cell>
          <table:table-cell office:value-type="float" office:value="0.012568">
            <text:p>0,012568</text:p>
          </table:table-cell>
          <table:table-cell office:value-type="float" office:value="0.012742">
            <text:p>0,012742</text:p>
          </table:table-cell>
          <table:table-cell office:value-type="float" office:value="0.012501">
            <text:p>0,012501</text:p>
          </table:table-cell>
          <table:table-cell office:value-type="float" office:value="0.011548">
            <text:p>0,011548</text:p>
          </table:table-cell>
          <table:table-cell office:value-type="float" office:value="0.011811">
            <text:p>0,011811</text:p>
          </table:table-cell>
          <table:table-cell office:value-type="float" office:value="0.012223">
            <text:p>0,012223</text:p>
          </table:table-cell>
          <table:table-cell office:value-type="float" office:value="0.013392">
            <text:p>0,013392</text:p>
          </table:table-cell>
          <table:table-cell office:value-type="float" office:value="0.012181">
            <text:p>0,012181</text:p>
          </table:table-cell>
          <table:table-cell office:value-type="float" office:value="0.012446">
            <text:p>0,012446</text:p>
          </table:table-cell>
          <table:table-cell office:value-type="float" office:value="0.012741">
            <text:p>0,012741</text:p>
          </table:table-cell>
          <table:table-cell office:value-type="float" office:value="0.013025">
            <text:p>0,013025</text:p>
          </table:table-cell>
          <table:table-cell office:value-type="float" office:value="0.012145">
            <text:p>0,012145</text:p>
          </table:table-cell>
          <table:table-cell office:value-type="float" office:value="0.01206">
            <text:p>0,01206</text:p>
          </table:table-cell>
          <table:table-cell office:value-type="float" office:value="0.011742">
            <text:p>0,011742</text:p>
          </table:table-cell>
          <table:table-cell office:value-type="float" office:value="0.012129">
            <text:p>0,012129</text:p>
          </table:table-cell>
          <table:table-cell office:value-type="float" office:value="0.011552">
            <text:p>0,011552</text:p>
          </table:table-cell>
          <table:table-cell office:value-type="float" office:value="0.012276">
            <text:p>0,012276</text:p>
          </table:table-cell>
          <table:table-cell office:value-type="float" office:value="0.011466">
            <text:p>0,011466</text:p>
          </table:table-cell>
          <table:table-cell office:value-type="float" office:value="0.0119">
            <text:p>0,0119</text:p>
          </table:table-cell>
          <table:table-cell office:value-type="float" office:value="0.011675">
            <text:p>0,011675</text:p>
          </table:table-cell>
          <table:table-cell office:value-type="float" office:value="0.011894">
            <text:p>0,011894</text:p>
          </table:table-cell>
          <table:table-cell office:value-type="float" office:value="0.012312">
            <text:p>0,012312</text:p>
          </table:table-cell>
          <table:table-cell office:value-type="float" office:value="0.011818">
            <text:p>0,011818</text:p>
          </table:table-cell>
          <table:table-cell office:value-type="float" office:value="0.011648">
            <text:p>0,011648</text:p>
          </table:table-cell>
          <table:table-cell office:value-type="float" office:value="0.010732">
            <text:p>0,010732</text:p>
          </table:table-cell>
          <table:table-cell office:value-type="float" office:value="0.011293">
            <text:p>0,011293</text:p>
          </table:table-cell>
          <table:table-cell office:value-type="float" office:value="0.011481">
            <text:p>0,011481</text:p>
          </table:table-cell>
          <table:table-cell office:value-type="float" office:value="0.01202">
            <text:p>0,01202</text:p>
          </table:table-cell>
          <table:table-cell office:value-type="float" office:value="0.011576">
            <text:p>0,011576</text:p>
          </table:table-cell>
          <table:table-cell office:value-type="float" office:value="0.011788">
            <text:p>0,011788</text:p>
          </table:table-cell>
          <table:table-cell office:value-type="float" office:value="0.011745">
            <text:p>0,011745</text:p>
          </table:table-cell>
          <table:table-cell office:value-type="float" office:value="0.010709">
            <text:p>0,010709</text:p>
          </table:table-cell>
          <table:table-cell office:value-type="float" office:value="0.011333">
            <text:p>0,011333</text:p>
          </table:table-cell>
          <table:table-cell office:value-type="float" office:value="0.010744">
            <text:p>0,010744</text:p>
          </table:table-cell>
          <table:table-cell office:value-type="float" office:value="0.011625">
            <text:p>0,011625</text:p>
          </table:table-cell>
          <table:table-cell office:value-type="float" office:value="0.011716">
            <text:p>0,011716</text:p>
          </table:table-cell>
          <table:table-cell office:value-type="float" office:value="0.010705">
            <text:p>0,010705</text:p>
          </table:table-cell>
          <table:table-cell office:value-type="float" office:value="0.009964">
            <text:p>0,009964</text:p>
          </table:table-cell>
          <table:table-cell office:value-type="float" office:value="0.010817">
            <text:p>0,010817</text:p>
          </table:table-cell>
          <table:table-cell office:value-type="float" office:value="0.010716">
            <text:p>0,010716</text:p>
          </table:table-cell>
          <table:table-cell office:value-type="float" office:value="0.010732">
            <text:p>0,010732</text:p>
          </table:table-cell>
          <table:table-cell office:value-type="float" office:value="0.010831">
            <text:p>0,010831</text:p>
          </table:table-cell>
          <table:table-cell office:value-type="float" office:value="0.010244">
            <text:p>0,010244</text:p>
          </table:table-cell>
          <table:table-cell office:value-type="float" office:value="0.011072">
            <text:p>0,011072</text:p>
          </table:table-cell>
          <table:table-cell office:value-type="float" office:value="0.01028">
            <text:p>0,01028</text:p>
          </table:table-cell>
          <table:table-cell office:value-type="float" office:value="0.010583">
            <text:p>0,010583</text:p>
          </table:table-cell>
          <table:table-cell office:value-type="float" office:value="0.01037">
            <text:p>0,01037</text:p>
          </table:table-cell>
          <table:table-cell office:value-type="float" office:value="0.010759">
            <text:p>0,010759</text:p>
          </table:table-cell>
          <table:table-cell office:value-type="float" office:value="0.010273">
            <text:p>0,010273</text:p>
          </table:table-cell>
          <table:table-cell office:value-type="float" office:value="0.010908">
            <text:p>0,010908</text:p>
          </table:table-cell>
          <table:table-cell office:value-type="float" office:value="0.010901">
            <text:p>0,010901</text:p>
          </table:table-cell>
          <table:table-cell office:value-type="float" office:value="0.010682">
            <text:p>0,010682</text:p>
          </table:table-cell>
          <table:table-cell office:value-type="float" office:value="0.010831">
            <text:p>0,010831</text:p>
          </table:table-cell>
          <table:table-cell office:value-type="float" office:value="0.010072">
            <text:p>0,010072</text:p>
          </table:table-cell>
          <table:table-cell office:value-type="float" office:value="0.009692">
            <text:p>0,009692</text:p>
          </table:table-cell>
          <table:table-cell office:value-type="float" office:value="0.01018">
            <text:p>0,01018</text:p>
          </table:table-cell>
          <table:table-cell office:value-type="float" office:value="0.010289">
            <text:p>0,010289</text:p>
          </table:table-cell>
          <table:table-cell office:value-type="float" office:value="0.009903">
            <text:p>0,009903</text:p>
          </table:table-cell>
          <table:table-cell office:value-type="float" office:value="0.010656">
            <text:p>0,010656</text:p>
          </table:table-cell>
          <table:table-cell office:value-type="float" office:value="0.010685">
            <text:p>0,010685</text:p>
          </table:table-cell>
          <table:table-cell office:value-type="float" office:value="0.010633">
            <text:p>0,010633</text:p>
          </table:table-cell>
          <table:table-cell office:value-type="float" office:value="0.010968">
            <text:p>0,010968</text:p>
          </table:table-cell>
          <table:table-cell office:value-type="float" office:value="0.009867">
            <text:p>0,009867</text:p>
          </table:table-cell>
          <table:table-cell office:value-type="float" office:value="0.010301">
            <text:p>0,010301</text:p>
          </table:table-cell>
          <table:table-cell office:value-type="float" office:value="0.010767">
            <text:p>0,010767</text:p>
          </table:table-cell>
          <table:table-cell office:value-type="float" office:value="0.010575">
            <text:p>0,010575</text:p>
          </table:table-cell>
          <table:table-cell office:value-type="float" office:value="0.009419">
            <text:p>0,009419</text:p>
          </table:table-cell>
          <table:table-cell office:value-type="float" office:value="0.010128">
            <text:p>0,010128</text:p>
          </table:table-cell>
          <table:table-cell office:value-type="float" office:value="0.009903">
            <text:p>0,009903</text:p>
          </table:table-cell>
          <table:table-cell office:value-type="float" office:value="0.010328">
            <text:p>0,010328</text:p>
          </table:table-cell>
          <table:table-cell office:value-type="float" office:value="0.010645">
            <text:p>0,010645</text:p>
          </table:table-cell>
          <table:table-cell office:value-type="float" office:value="0.011066">
            <text:p>0,011066</text:p>
          </table:table-cell>
          <table:table-cell office:value-type="float" office:value="0.010711">
            <text:p>0,010711</text:p>
          </table:table-cell>
          <table:table-cell office:value-type="float" office:value="0.00952">
            <text:p>0,00952</text:p>
          </table:table-cell>
          <table:table-cell office:value-type="float" office:value="0.009935">
            <text:p>0,009935</text:p>
          </table:table-cell>
          <table:table-cell office:value-type="float" office:value="0.009501">
            <text:p>0,009501</text:p>
          </table:table-cell>
          <table:table-cell office:value-type="float" office:value="0.009833">
            <text:p>0,009833</text:p>
          </table:table-cell>
          <table:table-cell office:value-type="float" office:value="0.008734">
            <text:p>0,008734</text:p>
          </table:table-cell>
          <table:table-cell office:value-type="float" office:value="0.009489">
            <text:p>0,009489</text:p>
          </table:table-cell>
          <table:table-cell office:value-type="float" office:value="0.008917">
            <text:p>0,008917</text:p>
          </table:table-cell>
          <table:table-cell office:value-type="float" office:value="0.009339">
            <text:p>0,009339</text:p>
          </table:table-cell>
          <table:table-cell office:value-type="float" office:value="0.009435">
            <text:p>0,009435</text:p>
          </table:table-cell>
          <table:table-cell office:value-type="float" office:value="0.008824">
            <text:p>0,008824</text:p>
          </table:table-cell>
          <table:table-cell office:value-type="float" office:value="0.009268">
            <text:p>0,009268</text:p>
          </table:table-cell>
          <table:table-cell office:value-type="float" office:value="0.008707">
            <text:p>0,008707</text:p>
          </table:table-cell>
          <table:table-cell office:value-type="float" office:value="0.008753">
            <text:p>0,008753</text:p>
          </table:table-cell>
          <table:table-cell office:value-type="float" office:value="0.008347">
            <text:p>0,008347</text:p>
          </table:table-cell>
          <table:table-cell office:value-type="float" office:value="0.009287">
            <text:p>0,009287</text:p>
          </table:table-cell>
          <table:table-cell office:value-type="float" office:value="0.008476">
            <text:p>0,008476</text:p>
          </table:table-cell>
          <table:table-cell office:value-type="float" office:value="0.00875">
            <text:p>0,00875</text:p>
          </table:table-cell>
          <table:table-cell office:value-type="float" office:value="0.008484">
            <text:p>0,008484</text:p>
          </table:table-cell>
          <table:table-cell office:value-type="float" office:value="0.009137">
            <text:p>0,009137</text:p>
          </table:table-cell>
          <table:table-cell office:value-type="float" office:value="0.008429">
            <text:p>0,008429</text:p>
          </table:table-cell>
          <table:table-cell office:value-type="float" office:value="0.008032">
            <text:p>0,008032</text:p>
          </table:table-cell>
          <table:table-cell office:value-type="float" office:value="0.009087">
            <text:p>0,009087</text:p>
          </table:table-cell>
          <table:table-cell office:value-type="float" office:value="0.008968">
            <text:p>0,008968</text:p>
          </table:table-cell>
          <table:table-cell office:value-type="float" office:value="0.009577">
            <text:p>0,009577</text:p>
          </table:table-cell>
          <table:table-cell office:value-type="float" office:value="0.008316">
            <text:p>0,008316</text:p>
          </table:table-cell>
          <table:table-cell office:value-type="float" office:value="0.008096">
            <text:p>0,008096</text:p>
          </table:table-cell>
          <table:table-cell office:value-type="float" office:value="0.008135">
            <text:p>0,008135</text:p>
          </table:table-cell>
          <table:table-cell office:value-type="float" office:value="0.008186">
            <text:p>0,008186</text:p>
          </table:table-cell>
          <table:table-cell office:value-type="float" office:value="0.00833">
            <text:p>0,00833</text:p>
          </table:table-cell>
          <table:table-cell office:value-type="float" office:value="0.008339">
            <text:p>0,008339</text:p>
          </table:table-cell>
          <table:table-cell office:value-type="float" office:value="0.007871">
            <text:p>0,007871</text:p>
          </table:table-cell>
          <table:table-cell office:value-type="float" office:value="0.008178">
            <text:p>0,008178</text:p>
          </table:table-cell>
          <table:table-cell office:value-type="float" office:value="0.008402">
            <text:p>0,008402</text:p>
          </table:table-cell>
          <table:table-cell office:value-type="float" office:value="0.007528">
            <text:p>0,007528</text:p>
          </table:table-cell>
          <table:table-cell office:value-type="float" office:value="0.007616">
            <text:p>0,007616</text:p>
          </table:table-cell>
          <table:table-cell office:value-type="float" office:value="0.007274">
            <text:p>0,007274</text:p>
          </table:table-cell>
          <table:table-cell office:value-type="float" office:value="0.008479">
            <text:p>0,008479</text:p>
          </table:table-cell>
          <table:table-cell office:value-type="float" office:value="0.008537">
            <text:p>0,008537</text:p>
          </table:table-cell>
          <table:table-cell office:value-type="float" office:value="0.007761">
            <text:p>0,007761</text:p>
          </table:table-cell>
          <table:table-cell office:value-type="float" office:value="0.008278">
            <text:p>0,008278</text:p>
          </table:table-cell>
          <table:table-cell office:value-type="float" office:value="0.008417">
            <text:p>0,008417</text:p>
          </table:table-cell>
          <table:table-cell office:value-type="float" office:value="0.008129">
            <text:p>0,008129</text:p>
          </table:table-cell>
          <table:table-cell office:value-type="float" office:value="0.007807">
            <text:p>0,007807</text:p>
          </table:table-cell>
          <table:table-cell office:value-type="float" office:value="0.008171">
            <text:p>0,008171</text:p>
          </table:table-cell>
          <table:table-cell office:value-type="float" office:value="0.00811">
            <text:p>0,00811</text:p>
          </table:table-cell>
          <table:table-cell office:value-type="float" office:value="0.008111">
            <text:p>0,008111</text:p>
          </table:table-cell>
          <table:table-cell office:value-type="float" office:value="0.008567">
            <text:p>0,008567</text:p>
          </table:table-cell>
          <table:table-cell office:value-type="float" office:value="0.008087">
            <text:p>0,008087</text:p>
          </table:table-cell>
          <table:table-cell office:value-type="float" office:value="0.007274">
            <text:p>0,007274</text:p>
          </table:table-cell>
          <table:table-cell office:value-type="float" office:value="0.007887">
            <text:p>0,007887</text:p>
          </table:table-cell>
          <table:table-cell office:value-type="float" office:value="0.008156">
            <text:p>0,008156</text:p>
          </table:table-cell>
          <table:table-cell office:value-type="float" office:value="0.007667">
            <text:p>0,007667</text:p>
          </table:table-cell>
          <table:table-cell office:value-type="float" office:value="0.007966">
            <text:p>0,007966</text:p>
          </table:table-cell>
          <table:table-cell office:value-type="float" office:value="0.008384">
            <text:p>0,008384</text:p>
          </table:table-cell>
          <table:table-cell office:value-type="float" office:value="0.007668">
            <text:p>0,007668</text:p>
          </table:table-cell>
          <table:table-cell office:value-type="float" office:value="0.007901">
            <text:p>0,007901</text:p>
          </table:table-cell>
          <table:table-cell office:value-type="float" office:value="0.007697">
            <text:p>0,007697</text:p>
          </table:table-cell>
          <table:table-cell office:value-type="float" office:value="0.007449">
            <text:p>0,007449</text:p>
          </table:table-cell>
          <table:table-cell office:value-type="float" office:value="0.007558">
            <text:p>0,007558</text:p>
          </table:table-cell>
          <table:table-cell office:value-type="float" office:value="0.007922">
            <text:p>0,007922</text:p>
          </table:table-cell>
          <table:table-cell office:value-type="float" office:value="0.007678">
            <text:p>0,007678</text:p>
          </table:table-cell>
          <table:table-cell office:value-type="float" office:value="0.007441">
            <text:p>0,007441</text:p>
          </table:table-cell>
          <table:table-cell office:value-type="float" office:value="0.007751">
            <text:p>0,007751</text:p>
          </table:table-cell>
          <table:table-cell office:value-type="float" office:value="0.008544">
            <text:p>0,008544</text:p>
          </table:table-cell>
          <table:table-cell office:value-type="float" office:value="0.007728">
            <text:p>0,007728</text:p>
          </table:table-cell>
          <table:table-cell office:value-type="float" office:value="0.007711">
            <text:p>0,007711</text:p>
          </table:table-cell>
          <table:table-cell office:value-type="float" office:value="0.008221">
            <text:p>0,008221</text:p>
          </table:table-cell>
          <table:table-cell office:value-type="float" office:value="0.008422">
            <text:p>0,008422</text:p>
          </table:table-cell>
          <table:table-cell office:value-type="float" office:value="0.008195">
            <text:p>0,008195</text:p>
          </table:table-cell>
          <table:table-cell office:value-type="float" office:value="0.008054">
            <text:p>0,008054</text:p>
          </table:table-cell>
          <table:table-cell office:value-type="float" office:value="0.008033">
            <text:p>0,008033</text:p>
          </table:table-cell>
          <table:table-cell office:value-type="float" office:value="0.007186">
            <text:p>0,007186</text:p>
          </table:table-cell>
          <table:table-cell office:value-type="float" office:value="0.006954">
            <text:p>0,006954</text:p>
          </table:table-cell>
          <table:table-cell office:value-type="float" office:value="0.006864">
            <text:p>0,006864</text:p>
          </table:table-cell>
          <table:table-cell office:value-type="float" office:value="0.007741">
            <text:p>0,007741</text:p>
          </table:table-cell>
          <table:table-cell office:value-type="float" office:value="0.007266">
            <text:p>0,007266</text:p>
          </table:table-cell>
          <table:table-cell office:value-type="float" office:value="0.006753">
            <text:p>0,006753</text:p>
          </table:table-cell>
          <table:table-cell office:value-type="float" office:value="0.007202">
            <text:p>0,007202</text:p>
          </table:table-cell>
          <table:table-cell office:value-type="float" office:value="0.006784">
            <text:p>0,006784</text:p>
          </table:table-cell>
          <table:table-cell office:value-type="float" office:value="0.007106">
            <text:p>0,007106</text:p>
          </table:table-cell>
          <table:table-cell office:value-type="float" office:value="0.006856">
            <text:p>0,006856</text:p>
          </table:table-cell>
          <table:table-cell office:value-type="float" office:value="0.007064">
            <text:p>0,007064</text:p>
          </table:table-cell>
          <table:table-cell office:value-type="float" office:value="0.006639">
            <text:p>0,006639</text:p>
          </table:table-cell>
          <table:table-cell office:value-type="float" office:value="0.006836">
            <text:p>0,006836</text:p>
          </table:table-cell>
          <table:table-cell office:value-type="float" office:value="0.006999">
            <text:p>0,006999</text:p>
          </table:table-cell>
          <table:table-cell office:value-type="float" office:value="0.006923">
            <text:p>0,006923</text:p>
          </table:table-cell>
          <table:table-cell office:value-type="float" office:value="0.006814">
            <text:p>0,006814</text:p>
          </table:table-cell>
          <table:table-cell office:value-type="float" office:value="0.006234">
            <text:p>0,006234</text:p>
          </table:table-cell>
          <table:table-cell office:value-type="float" office:value="0.007223">
            <text:p>0,007223</text:p>
          </table:table-cell>
          <table:table-cell office:value-type="float" office:value="0.007171">
            <text:p>0,007171</text:p>
          </table:table-cell>
          <table:table-cell office:value-type="float" office:value="0.006921">
            <text:p>0,006921</text:p>
          </table:table-cell>
          <table:table-cell office:value-type="float" office:value="0.006479">
            <text:p>0,006479</text:p>
          </table:table-cell>
          <table:table-cell office:value-type="float" office:value="0.006558">
            <text:p>0,006558</text:p>
          </table:table-cell>
          <table:table-cell office:value-type="float" office:value="0.007858">
            <text:p>0,007858</text:p>
          </table:table-cell>
          <table:table-cell office:value-type="float" office:value="0.007528">
            <text:p>0,007528</text:p>
          </table:table-cell>
          <table:table-cell office:value-type="float" office:value="0.007359">
            <text:p>0,007359</text:p>
          </table:table-cell>
          <table:table-cell office:value-type="float" office:value="0.007501">
            <text:p>0,007501</text:p>
          </table:table-cell>
          <table:table-cell office:value-type="float" office:value="0.00776">
            <text:p>0,00776</text:p>
          </table:table-cell>
          <table:table-cell office:value-type="float" office:value="0.007919">
            <text:p>0,007919</text:p>
          </table:table-cell>
          <table:table-cell office:value-type="float" office:value="0.007776">
            <text:p>0,007776</text:p>
          </table:table-cell>
          <table:table-cell office:value-type="float" office:value="0.007327">
            <text:p>0,007327</text:p>
          </table:table-cell>
          <table:table-cell office:value-type="float" office:value="0.007651">
            <text:p>0,007651</text:p>
          </table:table-cell>
          <table:table-cell office:value-type="float" office:value="0.007582">
            <text:p>0,007582</text:p>
          </table:table-cell>
          <table:table-cell office:value-type="float" office:value="0.007329">
            <text:p>0,007329</text:p>
          </table:table-cell>
          <table:table-cell office:value-type="float" office:value="0.007792">
            <text:p>0,007792</text:p>
          </table:table-cell>
          <table:table-cell office:value-type="float" office:value="0.007568">
            <text:p>0,007568</text:p>
          </table:table-cell>
          <table:table-cell office:value-type="float" office:value="0.007135">
            <text:p>0,007135</text:p>
          </table:table-cell>
          <table:table-cell office:value-type="float" office:value="0.008028">
            <text:p>0,008028</text:p>
          </table:table-cell>
          <table:table-cell office:value-type="float" office:value="0.007854">
            <text:p>0,007854</text:p>
          </table:table-cell>
          <table:table-cell office:value-type="float" office:value="0.007537">
            <text:p>0,007537</text:p>
          </table:table-cell>
          <table:table-cell office:value-type="float" office:value="0.007989">
            <text:p>0,007989</text:p>
          </table:table-cell>
          <table:table-cell office:value-type="float" office:value="0.007951">
            <text:p>0,007951</text:p>
          </table:table-cell>
          <table:table-cell office:value-type="float" office:value="0.008079">
            <text:p>0,008079</text:p>
          </table:table-cell>
          <table:table-cell office:value-type="float" office:value="0.00755">
            <text:p>0,00755</text:p>
          </table:table-cell>
          <table:table-cell office:value-type="float" office:value="0.008516">
            <text:p>0,008516</text:p>
          </table:table-cell>
          <table:table-cell office:value-type="float" office:value="0.007278">
            <text:p>0,007278</text:p>
          </table:table-cell>
          <table:table-cell office:value-type="float" office:value="0.007835">
            <text:p>0,007835</text:p>
          </table:table-cell>
          <table:table-cell office:value-type="float" office:value="0.008497">
            <text:p>0,008497</text:p>
          </table:table-cell>
          <table:table-cell office:value-type="float" office:value="0.007328">
            <text:p>0,007328</text:p>
          </table:table-cell>
          <table:table-cell office:value-type="float" office:value="0.007461">
            <text:p>0,007461</text:p>
          </table:table-cell>
          <table:table-cell office:value-type="float" office:value="0.007521">
            <text:p>0,007521</text:p>
          </table:table-cell>
          <table:table-cell office:value-type="float" office:value="0.00747">
            <text:p>0,00747</text:p>
          </table:table-cell>
          <table:table-cell office:value-type="float" office:value="0.007778">
            <text:p>0,007778</text:p>
          </table:table-cell>
          <table:table-cell office:value-type="float" office:value="0.007406">
            <text:p>0,007406</text:p>
          </table:table-cell>
          <table:table-cell office:value-type="float" office:value="0.00756">
            <text:p>0,00756</text:p>
          </table:table-cell>
          <table:table-cell office:value-type="float" office:value="0.007384">
            <text:p>0,007384</text:p>
          </table:table-cell>
          <table:table-cell office:value-type="float" office:value="0.007949">
            <text:p>0,007949</text:p>
          </table:table-cell>
          <table:table-cell office:value-type="float" office:value="0.007446">
            <text:p>0,007446</text:p>
          </table:table-cell>
          <table:table-cell office:value-type="float" office:value="0.006984">
            <text:p>0,006984</text:p>
          </table:table-cell>
          <table:table-cell office:value-type="float" office:value="0.008464">
            <text:p>0,008464</text:p>
          </table:table-cell>
          <table:table-cell office:value-type="float" office:value="0.00718">
            <text:p>0,00718</text:p>
          </table:table-cell>
          <table:table-cell office:value-type="float" office:value="0.007005">
            <text:p>0,007005</text:p>
          </table:table-cell>
          <table:table-cell office:value-type="float" office:value="0.006868">
            <text:p>0,006868</text:p>
          </table:table-cell>
          <table:table-cell office:value-type="float" office:value="0.007387">
            <text:p>0,007387</text:p>
          </table:table-cell>
          <table:table-cell office:value-type="float" office:value="0.007261">
            <text:p>0,007261</text:p>
          </table:table-cell>
          <table:table-cell office:value-type="float" office:value="0.006786">
            <text:p>0,006786</text:p>
          </table:table-cell>
          <table:table-cell office:value-type="float" office:value="0.006615">
            <text:p>0,006615</text:p>
          </table:table-cell>
          <table:table-cell office:value-type="float" office:value="0.007439">
            <text:p>0,007439</text:p>
          </table:table-cell>
          <table:table-cell office:value-type="float" office:value="0.007154">
            <text:p>0,007154</text:p>
          </table:table-cell>
          <table:table-cell office:value-type="float" office:value="0.007182">
            <text:p>0,007182</text:p>
          </table:table-cell>
          <table:table-cell office:value-type="float" office:value="0.006908">
            <text:p>0,006908</text:p>
          </table:table-cell>
          <table:table-cell office:value-type="float" office:value="0.006687">
            <text:p>0,006687</text:p>
          </table:table-cell>
          <table:table-cell office:value-type="float" office:value="0.006986">
            <text:p>0,006986</text:p>
          </table:table-cell>
          <table:table-cell office:value-type="float" office:value="0.007001">
            <text:p>0,007001</text:p>
          </table:table-cell>
          <table:table-cell office:value-type="float" office:value="0.006504">
            <text:p>0,006504</text:p>
          </table:table-cell>
          <table:table-cell office:value-type="float" office:value="0.007269">
            <text:p>0,007269</text:p>
          </table:table-cell>
          <table:table-cell office:value-type="float" office:value="0.00721">
            <text:p>0,00721</text:p>
          </table:table-cell>
          <table:table-cell office:value-type="float" office:value="0.007141">
            <text:p>0,007141</text:p>
          </table:table-cell>
          <table:table-cell office:value-type="float" office:value="0.007588">
            <text:p>0,007588</text:p>
          </table:table-cell>
          <table:table-cell office:value-type="float" office:value="0.007057">
            <text:p>0,007057</text:p>
          </table:table-cell>
          <table:table-cell office:value-type="float" office:value="0.007409">
            <text:p>0,007409</text:p>
          </table:table-cell>
          <table:table-cell office:value-type="float" office:value="0.00775">
            <text:p>0,00775</text:p>
          </table:table-cell>
          <table:table-cell office:value-type="float" office:value="0.006674">
            <text:p>0,006674</text:p>
          </table:table-cell>
          <table:table-cell office:value-type="float" office:value="0.006938">
            <text:p>0,006938</text:p>
          </table:table-cell>
          <table:table-cell office:value-type="float" office:value="0.007126">
            <text:p>0,007126</text:p>
          </table:table-cell>
          <table:table-cell office:value-type="float" office:value="0.006582">
            <text:p>0,006582</text:p>
          </table:table-cell>
          <table:table-cell office:value-type="float" office:value="0.007003">
            <text:p>0,007003</text:p>
          </table:table-cell>
          <table:table-cell office:value-type="float" office:value="0.006807">
            <text:p>0,006807</text:p>
          </table:table-cell>
          <table:table-cell office:value-type="float" office:value="0.006811">
            <text:p>0,006811</text:p>
          </table:table-cell>
          <table:table-cell office:value-type="float" office:value="0.006367">
            <text:p>0,006367</text:p>
          </table:table-cell>
          <table:table-cell office:value-type="float" office:value="0.006195">
            <text:p>0,006195</text:p>
          </table:table-cell>
          <table:table-cell office:value-type="float" office:value="0.005813">
            <text:p>0,005813</text:p>
          </table:table-cell>
          <table:table-cell office:value-type="float" office:value="0.006595">
            <text:p>0,006595</text:p>
          </table:table-cell>
          <table:table-cell office:value-type="float" office:value="0.006317">
            <text:p>0,006317</text:p>
          </table:table-cell>
          <table:table-cell office:value-type="float" office:value="0.005983">
            <text:p>0,005983</text:p>
          </table:table-cell>
          <table:table-cell office:value-type="float" office:value="0.006111">
            <text:p>0,006111</text:p>
          </table:table-cell>
          <table:table-cell office:value-type="float" office:value="0.006109">
            <text:p>0,006109</text:p>
          </table:table-cell>
          <table:table-cell office:value-type="float" office:value="0.005956">
            <text:p>0,005956</text:p>
          </table:table-cell>
          <table:table-cell office:value-type="float" office:value="0.005647">
            <text:p>0,005647</text:p>
          </table:table-cell>
          <table:table-cell office:value-type="float" office:value="0.006146">
            <text:p>0,006146</text:p>
          </table:table-cell>
          <table:table-cell office:value-type="float" office:value="0.005964">
            <text:p>0,005964</text:p>
          </table:table-cell>
          <table:table-cell office:value-type="float" office:value="0.007099">
            <text:p>0,007099</text:p>
          </table:table-cell>
          <table:table-cell office:value-type="float" office:value="0.006355">
            <text:p>0,006355</text:p>
          </table:table-cell>
          <table:table-cell office:value-type="float" office:value="0.006375">
            <text:p>0,006375</text:p>
          </table:table-cell>
          <table:table-cell office:value-type="float" office:value="0.006572">
            <text:p>0,006572</text:p>
          </table:table-cell>
          <table:table-cell office:value-type="float" office:value="0.006565">
            <text:p>0,006565</text:p>
          </table:table-cell>
          <table:table-cell office:value-type="float" office:value="0.006826">
            <text:p>0,006826</text:p>
          </table:table-cell>
          <table:table-cell office:value-type="float" office:value="0.006705">
            <text:p>0,006705</text:p>
          </table:table-cell>
          <table:table-cell office:value-type="float" office:value="0.006149">
            <text:p>0,006149</text:p>
          </table:table-cell>
          <table:table-cell office:value-type="float" office:value="0.006783">
            <text:p>0,006783</text:p>
          </table:table-cell>
          <table:table-cell office:value-type="float" office:value="0.006579">
            <text:p>0,006579</text:p>
          </table:table-cell>
          <table:table-cell office:value-type="float" office:value="0.006014">
            <text:p>0,006014</text:p>
          </table:table-cell>
          <table:table-cell office:value-type="float" office:value="0.006431">
            <text:p>0,006431</text:p>
          </table:table-cell>
          <table:table-cell office:value-type="float" office:value="0.00598">
            <text:p>0,00598</text:p>
          </table:table-cell>
          <table:table-cell office:value-type="float" office:value="0.006073">
            <text:p>0,006073</text:p>
          </table:table-cell>
          <table:table-cell office:value-type="float" office:value="0.006542">
            <text:p>0,006542</text:p>
          </table:table-cell>
          <table:table-cell office:value-type="float" office:value="0.005691">
            <text:p>0,005691</text:p>
          </table:table-cell>
          <table:table-cell office:value-type="float" office:value="0.006201">
            <text:p>0,006201</text:p>
          </table:table-cell>
          <table:table-cell office:value-type="float" office:value="0.006104">
            <text:p>0,006104</text:p>
          </table:table-cell>
          <table:table-cell office:value-type="float" office:value="0.006503">
            <text:p>0,006503</text:p>
          </table:table-cell>
          <table:table-cell office:value-type="float" office:value="0.006512">
            <text:p>0,006512</text:p>
          </table:table-cell>
          <table:table-cell office:value-type="float" office:value="0.006234">
            <text:p>0,006234</text:p>
          </table:table-cell>
          <table:table-cell office:value-type="float" office:value="0.006645">
            <text:p>0,006645</text:p>
          </table:table-cell>
          <table:table-cell office:value-type="float" office:value="0.006563">
            <text:p>0,006563</text:p>
          </table:table-cell>
          <table:table-cell office:value-type="float" office:value="0.006005">
            <text:p>0,006005</text:p>
          </table:table-cell>
          <table:table-cell office:value-type="float" office:value="0.005844">
            <text:p>0,005844</text:p>
          </table:table-cell>
          <table:table-cell office:value-type="float" office:value="0.005898">
            <text:p>0,005898</text:p>
          </table:table-cell>
          <table:table-cell office:value-type="float" office:value="0.006225">
            <text:p>0,006225</text:p>
          </table:table-cell>
          <table:table-cell office:value-type="float" office:value="0.005872">
            <text:p>0,005872</text:p>
          </table:table-cell>
          <table:table-cell office:value-type="float" office:value="0.006088">
            <text:p>0,006088</text:p>
          </table:table-cell>
          <table:table-cell office:value-type="float" office:value="0.006436">
            <text:p>0,006436</text:p>
          </table:table-cell>
          <table:table-cell office:value-type="float" office:value="0.006046">
            <text:p>0,006046</text:p>
          </table:table-cell>
          <table:table-cell office:value-type="float" office:value="0.005982">
            <text:p>0,005982</text:p>
          </table:table-cell>
          <table:table-cell office:value-type="float" office:value="0.006039">
            <text:p>0,006039</text:p>
          </table:table-cell>
          <table:table-cell office:value-type="float" office:value="0.005802">
            <text:p>0,005802</text:p>
          </table:table-cell>
          <table:table-cell office:value-type="float" office:value="0.005671">
            <text:p>0,005671</text:p>
          </table:table-cell>
          <table:table-cell office:value-type="float" office:value="0.00567">
            <text:p>0,00567</text:p>
          </table:table-cell>
          <table:table-cell office:value-type="float" office:value="0.006023">
            <text:p>0,006023</text:p>
          </table:table-cell>
          <table:table-cell office:value-type="float" office:value="0.006222">
            <text:p>0,006222</text:p>
          </table:table-cell>
          <table:table-cell office:value-type="float" office:value="0.006152">
            <text:p>0,006152</text:p>
          </table:table-cell>
          <table:table-cell office:value-type="float" office:value="0.005836">
            <text:p>0,005836</text:p>
          </table:table-cell>
          <table:table-cell office:value-type="float" office:value="0.006655">
            <text:p>0,006655</text:p>
          </table:table-cell>
          <table:table-cell office:value-type="float" office:value="0.005806">
            <text:p>0,005806</text:p>
          </table:table-cell>
          <table:table-cell office:value-type="float" office:value="0.006495">
            <text:p>0,006495</text:p>
          </table:table-cell>
          <table:table-cell office:value-type="float" office:value="0.005781">
            <text:p>0,005781</text:p>
          </table:table-cell>
          <table:table-cell office:value-type="float" office:value="0.006021">
            <text:p>0,006021</text:p>
          </table:table-cell>
          <table:table-cell office:value-type="float" office:value="0.00571">
            <text:p>0,00571</text:p>
          </table:table-cell>
        </table:table-row>
        <table:table-row table:style-name="ro1">
          <table:covered-table-cell table:number-columns-repeated="4" table:style-name="ce1"/>
          <table:table-cell office:value-type="string">
            <text:p>Verifying – MCP class 2</text:p>
          </table:table-cell>
          <table:table-cell office:value-type="float" office:value="0.881736">
            <text:p>0,881736</text:p>
          </table:table-cell>
          <table:table-cell office:value-type="float" office:value="0.813499">
            <text:p>0,813499</text:p>
          </table:table-cell>
          <table:table-cell office:value-type="float" office:value="0.755796">
            <text:p>0,755796</text:p>
          </table:table-cell>
          <table:table-cell office:value-type="float" office:value="0.698743">
            <text:p>0,698743</text:p>
          </table:table-cell>
          <table:table-cell office:value-type="float" office:value="0.645856">
            <text:p>0,645856</text:p>
          </table:table-cell>
          <table:table-cell office:value-type="float" office:value="0.605458">
            <text:p>0,605458</text:p>
          </table:table-cell>
          <table:table-cell office:value-type="float" office:value="0.566681">
            <text:p>0,566681</text:p>
          </table:table-cell>
          <table:table-cell office:value-type="float" office:value="0.520532">
            <text:p>0,520532</text:p>
          </table:table-cell>
          <table:table-cell office:value-type="float" office:value="0.48567">
            <text:p>0,48567</text:p>
          </table:table-cell>
          <table:table-cell office:value-type="float" office:value="0.455286">
            <text:p>0,455286</text:p>
          </table:table-cell>
          <table:table-cell office:value-type="float" office:value="0.424418">
            <text:p>0,424418</text:p>
          </table:table-cell>
          <table:table-cell office:value-type="float" office:value="0.392573">
            <text:p>0,392573</text:p>
          </table:table-cell>
          <table:table-cell office:value-type="float" office:value="0.365294">
            <text:p>0,365294</text:p>
          </table:table-cell>
          <table:table-cell office:value-type="float" office:value="0.342738">
            <text:p>0,342738</text:p>
          </table:table-cell>
          <table:table-cell office:value-type="float" office:value="0.314662">
            <text:p>0,314662</text:p>
          </table:table-cell>
          <table:table-cell office:value-type="float" office:value="0.291759">
            <text:p>0,291759</text:p>
          </table:table-cell>
          <table:table-cell office:value-type="float" office:value="0.273813">
            <text:p>0,273813</text:p>
          </table:table-cell>
          <table:table-cell office:value-type="float" office:value="0.256203">
            <text:p>0,256203</text:p>
          </table:table-cell>
          <table:table-cell office:value-type="float" office:value="0.235705">
            <text:p>0,235705</text:p>
          </table:table-cell>
          <table:table-cell office:value-type="float" office:value="0.222465">
            <text:p>0,222465</text:p>
          </table:table-cell>
          <table:table-cell office:value-type="float" office:value="0.204473">
            <text:p>0,204473</text:p>
          </table:table-cell>
          <table:table-cell office:value-type="float" office:value="0.187145">
            <text:p>0,187145</text:p>
          </table:table-cell>
          <table:table-cell office:value-type="float" office:value="0.172719">
            <text:p>0,172719</text:p>
          </table:table-cell>
          <table:table-cell office:value-type="float" office:value="0.169354">
            <text:p>0,169354</text:p>
          </table:table-cell>
          <table:table-cell office:value-type="float" office:value="0.1601">
            <text:p>0,1601</text:p>
          </table:table-cell>
          <table:table-cell office:value-type="float" office:value="0.151213">
            <text:p>0,151213</text:p>
          </table:table-cell>
          <table:table-cell office:value-type="float" office:value="0.141696">
            <text:p>0,141696</text:p>
          </table:table-cell>
          <table:table-cell office:value-type="float" office:value="0.12311">
            <text:p>0,12311</text:p>
          </table:table-cell>
          <table:table-cell office:value-type="float" office:value="0.118985">
            <text:p>0,118985</text:p>
          </table:table-cell>
          <table:table-cell office:value-type="float" office:value="0.111264">
            <text:p>0,111264</text:p>
          </table:table-cell>
          <table:table-cell office:value-type="float" office:value="0.10667">
            <text:p>0,10667</text:p>
          </table:table-cell>
          <table:table-cell office:value-type="float" office:value="0.098644">
            <text:p>0,098644</text:p>
          </table:table-cell>
          <table:table-cell office:value-type="float" office:value="0.094787">
            <text:p>0,094787</text:p>
          </table:table-cell>
          <table:table-cell office:value-type="float" office:value="0.091869">
            <text:p>0,091869</text:p>
          </table:table-cell>
          <table:table-cell office:value-type="float" office:value="0.084972">
            <text:p>0,084972</text:p>
          </table:table-cell>
          <table:table-cell office:value-type="float" office:value="0.077706">
            <text:p>0,077706</text:p>
          </table:table-cell>
          <table:table-cell office:value-type="float" office:value="0.075565">
            <text:p>0,075565</text:p>
          </table:table-cell>
          <table:table-cell office:value-type="float" office:value="0.065223">
            <text:p>0,065223</text:p>
          </table:table-cell>
          <table:table-cell office:value-type="float" office:value="0.064465">
            <text:p>0,064465</text:p>
          </table:table-cell>
          <table:table-cell office:value-type="float" office:value="0.064775">
            <text:p>0,064775</text:p>
          </table:table-cell>
          <table:table-cell office:value-type="float" office:value="0.061642">
            <text:p>0,061642</text:p>
          </table:table-cell>
          <table:table-cell office:value-type="float" office:value="0.059176">
            <text:p>0,059176</text:p>
          </table:table-cell>
          <table:table-cell office:value-type="float" office:value="0.054677">
            <text:p>0,054677</text:p>
          </table:table-cell>
          <table:table-cell office:value-type="float" office:value="0.049895">
            <text:p>0,049895</text:p>
          </table:table-cell>
          <table:table-cell office:value-type="float" office:value="0.049874">
            <text:p>0,049874</text:p>
          </table:table-cell>
          <table:table-cell office:value-type="float" office:value="0.044215">
            <text:p>0,044215</text:p>
          </table:table-cell>
          <table:table-cell office:value-type="float" office:value="0.040222">
            <text:p>0,040222</text:p>
          </table:table-cell>
          <table:table-cell office:value-type="float" office:value="0.041588">
            <text:p>0,041588</text:p>
          </table:table-cell>
          <table:table-cell office:value-type="float" office:value="0.036918">
            <text:p>0,036918</text:p>
          </table:table-cell>
          <table:table-cell office:value-type="float" office:value="0.039932">
            <text:p>0,039932</text:p>
          </table:table-cell>
          <table:table-cell office:value-type="float" office:value="0.036892">
            <text:p>0,036892</text:p>
          </table:table-cell>
          <table:table-cell office:value-type="float" office:value="0.032261">
            <text:p>0,032261</text:p>
          </table:table-cell>
          <table:table-cell office:value-type="float" office:value="0.032118">
            <text:p>0,032118</text:p>
          </table:table-cell>
          <table:table-cell office:value-type="float" office:value="0.031968">
            <text:p>0,031968</text:p>
          </table:table-cell>
          <table:table-cell office:value-type="float" office:value="0.030034">
            <text:p>0,030034</text:p>
          </table:table-cell>
          <table:table-cell office:value-type="float" office:value="0.028258">
            <text:p>0,028258</text:p>
          </table:table-cell>
          <table:table-cell office:value-type="float" office:value="0.028236">
            <text:p>0,028236</text:p>
          </table:table-cell>
          <table:table-cell office:value-type="float" office:value="0.026132">
            <text:p>0,026132</text:p>
          </table:table-cell>
          <table:table-cell office:value-type="float" office:value="0.023793">
            <text:p>0,023793</text:p>
          </table:table-cell>
          <table:table-cell office:value-type="float" office:value="0.024337">
            <text:p>0,024337</text:p>
          </table:table-cell>
          <table:table-cell office:value-type="float" office:value="0.025123">
            <text:p>0,025123</text:p>
          </table:table-cell>
          <table:table-cell office:value-type="float" office:value="0.023683">
            <text:p>0,023683</text:p>
          </table:table-cell>
          <table:table-cell office:value-type="float" office:value="0.023289">
            <text:p>0,023289</text:p>
          </table:table-cell>
          <table:table-cell office:value-type="float" office:value="0.020875">
            <text:p>0,020875</text:p>
          </table:table-cell>
          <table:table-cell office:value-type="float" office:value="0.020743">
            <text:p>0,020743</text:p>
          </table:table-cell>
          <table:table-cell office:value-type="float" office:value="0.022044">
            <text:p>0,022044</text:p>
          </table:table-cell>
          <table:table-cell office:value-type="float" office:value="0.01999">
            <text:p>0,01999</text:p>
          </table:table-cell>
          <table:table-cell office:value-type="float" office:value="0.020036">
            <text:p>0,020036</text:p>
          </table:table-cell>
          <table:table-cell office:value-type="float" office:value="0.019657">
            <text:p>0,019657</text:p>
          </table:table-cell>
          <table:table-cell office:value-type="float" office:value="0.018902">
            <text:p>0,018902</text:p>
          </table:table-cell>
          <table:table-cell office:value-type="float" office:value="0.018664">
            <text:p>0,018664</text:p>
          </table:table-cell>
          <table:table-cell office:value-type="float" office:value="0.020925">
            <text:p>0,020925</text:p>
          </table:table-cell>
          <table:table-cell office:value-type="float" office:value="0.019804">
            <text:p>0,019804</text:p>
          </table:table-cell>
          <table:table-cell office:value-type="float" office:value="0.017203">
            <text:p>0,017203</text:p>
          </table:table-cell>
          <table:table-cell office:value-type="float" office:value="0.016921">
            <text:p>0,016921</text:p>
          </table:table-cell>
          <table:table-cell office:value-type="float" office:value="0.017148">
            <text:p>0,017148</text:p>
          </table:table-cell>
          <table:table-cell office:value-type="float" office:value="0.017635">
            <text:p>0,017635</text:p>
          </table:table-cell>
          <table:table-cell office:value-type="float" office:value="0.019221">
            <text:p>0,019221</text:p>
          </table:table-cell>
          <table:table-cell office:value-type="float" office:value="0.018127">
            <text:p>0,018127</text:p>
          </table:table-cell>
          <table:table-cell office:value-type="float" office:value="0.018288">
            <text:p>0,018288</text:p>
          </table:table-cell>
          <table:table-cell office:value-type="float" office:value="0.015992">
            <text:p>0,015992</text:p>
          </table:table-cell>
          <table:table-cell office:value-type="float" office:value="0.016974">
            <text:p>0,016974</text:p>
          </table:table-cell>
          <table:table-cell office:value-type="float" office:value="0.016537">
            <text:p>0,016537</text:p>
          </table:table-cell>
          <table:table-cell office:value-type="float" office:value="0.017147">
            <text:p>0,017147</text:p>
          </table:table-cell>
          <table:table-cell office:value-type="float" office:value="0.015741">
            <text:p>0,015741</text:p>
          </table:table-cell>
          <table:table-cell office:value-type="float" office:value="0.013717">
            <text:p>0,013717</text:p>
          </table:table-cell>
          <table:table-cell office:value-type="float" office:value="0.013617">
            <text:p>0,013617</text:p>
          </table:table-cell>
          <table:table-cell office:value-type="float" office:value="0.018176">
            <text:p>0,018176</text:p>
          </table:table-cell>
          <table:table-cell office:value-type="float" office:value="0.015073">
            <text:p>0,015073</text:p>
          </table:table-cell>
          <table:table-cell office:value-type="float" office:value="0.016618">
            <text:p>0,016618</text:p>
          </table:table-cell>
          <table:table-cell office:value-type="float" office:value="0.017393">
            <text:p>0,017393</text:p>
          </table:table-cell>
          <table:table-cell office:value-type="float" office:value="0.01766">
            <text:p>0,01766</text:p>
          </table:table-cell>
          <table:table-cell office:value-type="float" office:value="0.014043">
            <text:p>0,014043</text:p>
          </table:table-cell>
          <table:table-cell office:value-type="float" office:value="0.015693">
            <text:p>0,015693</text:p>
          </table:table-cell>
          <table:table-cell office:value-type="float" office:value="0.017249">
            <text:p>0,017249</text:p>
          </table:table-cell>
          <table:table-cell office:value-type="float" office:value="0.016592">
            <text:p>0,016592</text:p>
          </table:table-cell>
          <table:table-cell office:value-type="float" office:value="0.015867">
            <text:p>0,015867</text:p>
          </table:table-cell>
          <table:table-cell office:value-type="float" office:value="0.016489">
            <text:p>0,016489</text:p>
          </table:table-cell>
          <table:table-cell office:value-type="float" office:value="0.016349">
            <text:p>0,016349</text:p>
          </table:table-cell>
          <table:table-cell office:value-type="float" office:value="0.014949">
            <text:p>0,014949</text:p>
          </table:table-cell>
          <table:table-cell office:value-type="float" office:value="0.015279">
            <text:p>0,015279</text:p>
          </table:table-cell>
          <table:table-cell office:value-type="float" office:value="0.014701">
            <text:p>0,014701</text:p>
          </table:table-cell>
          <table:table-cell office:value-type="float" office:value="0.01647">
            <text:p>0,01647</text:p>
          </table:table-cell>
          <table:table-cell office:value-type="float" office:value="0.016107">
            <text:p>0,016107</text:p>
          </table:table-cell>
          <table:table-cell office:value-type="float" office:value="0.017924">
            <text:p>0,017924</text:p>
          </table:table-cell>
          <table:table-cell office:value-type="float" office:value="0.015606">
            <text:p>0,015606</text:p>
          </table:table-cell>
          <table:table-cell office:value-type="float" office:value="0.016089">
            <text:p>0,016089</text:p>
          </table:table-cell>
          <table:table-cell office:value-type="float" office:value="0.015979">
            <text:p>0,015979</text:p>
          </table:table-cell>
          <table:table-cell office:value-type="float" office:value="0.015874">
            <text:p>0,015874</text:p>
          </table:table-cell>
          <table:table-cell office:value-type="float" office:value="0.017006">
            <text:p>0,017006</text:p>
          </table:table-cell>
          <table:table-cell office:value-type="float" office:value="0.0154">
            <text:p>0,0154</text:p>
          </table:table-cell>
          <table:table-cell office:value-type="float" office:value="0.017017">
            <text:p>0,017017</text:p>
          </table:table-cell>
          <table:table-cell office:value-type="float" office:value="0.015187">
            <text:p>0,015187</text:p>
          </table:table-cell>
          <table:table-cell office:value-type="float" office:value="0.013974">
            <text:p>0,013974</text:p>
          </table:table-cell>
          <table:table-cell office:value-type="float" office:value="0.014684">
            <text:p>0,014684</text:p>
          </table:table-cell>
          <table:table-cell office:value-type="float" office:value="0.016203">
            <text:p>0,016203</text:p>
          </table:table-cell>
          <table:table-cell office:value-type="float" office:value="0.014621">
            <text:p>0,014621</text:p>
          </table:table-cell>
          <table:table-cell office:value-type="float" office:value="0.01472">
            <text:p>0,01472</text:p>
          </table:table-cell>
          <table:table-cell office:value-type="float" office:value="0.014022">
            <text:p>0,014022</text:p>
          </table:table-cell>
          <table:table-cell office:value-type="float" office:value="0.015848">
            <text:p>0,015848</text:p>
          </table:table-cell>
          <table:table-cell office:value-type="float" office:value="0.015036">
            <text:p>0,015036</text:p>
          </table:table-cell>
          <table:table-cell office:value-type="float" office:value="0.013946">
            <text:p>0,013946</text:p>
          </table:table-cell>
          <table:table-cell office:value-type="float" office:value="0.013707">
            <text:p>0,013707</text:p>
          </table:table-cell>
          <table:table-cell office:value-type="float" office:value="0.013922">
            <text:p>0,013922</text:p>
          </table:table-cell>
          <table:table-cell office:value-type="float" office:value="0.014987">
            <text:p>0,014987</text:p>
          </table:table-cell>
          <table:table-cell office:value-type="float" office:value="0.015693">
            <text:p>0,015693</text:p>
          </table:table-cell>
          <table:table-cell office:value-type="float" office:value="0.01305">
            <text:p>0,01305</text:p>
          </table:table-cell>
          <table:table-cell office:value-type="float" office:value="0.015468">
            <text:p>0,015468</text:p>
          </table:table-cell>
          <table:table-cell office:value-type="float" office:value="0.014424">
            <text:p>0,014424</text:p>
          </table:table-cell>
          <table:table-cell office:value-type="float" office:value="0.013293">
            <text:p>0,013293</text:p>
          </table:table-cell>
          <table:table-cell office:value-type="float" office:value="0.013904">
            <text:p>0,013904</text:p>
          </table:table-cell>
          <table:table-cell office:value-type="float" office:value="0.015288">
            <text:p>0,015288</text:p>
          </table:table-cell>
          <table:table-cell office:value-type="float" office:value="0.013776">
            <text:p>0,013776</text:p>
          </table:table-cell>
          <table:table-cell office:value-type="float" office:value="0.013946">
            <text:p>0,013946</text:p>
          </table:table-cell>
          <table:table-cell office:value-type="float" office:value="0.014675">
            <text:p>0,014675</text:p>
          </table:table-cell>
          <table:table-cell office:value-type="float" office:value="0.015327">
            <text:p>0,015327</text:p>
          </table:table-cell>
          <table:table-cell office:value-type="float" office:value="0.015247">
            <text:p>0,015247</text:p>
          </table:table-cell>
          <table:table-cell office:value-type="float" office:value="0.013629">
            <text:p>0,013629</text:p>
          </table:table-cell>
          <table:table-cell office:value-type="float" office:value="0.015038">
            <text:p>0,015038</text:p>
          </table:table-cell>
          <table:table-cell office:value-type="float" office:value="0.013834">
            <text:p>0,013834</text:p>
          </table:table-cell>
          <table:table-cell office:value-type="float" office:value="0.014877">
            <text:p>0,014877</text:p>
          </table:table-cell>
          <table:table-cell office:value-type="float" office:value="0.01414">
            <text:p>0,01414</text:p>
          </table:table-cell>
          <table:table-cell office:value-type="float" office:value="0.013489">
            <text:p>0,013489</text:p>
          </table:table-cell>
          <table:table-cell office:value-type="float" office:value="0.014028">
            <text:p>0,014028</text:p>
          </table:table-cell>
          <table:table-cell office:value-type="float" office:value="0.014942">
            <text:p>0,014942</text:p>
          </table:table-cell>
          <table:table-cell office:value-type="float" office:value="0.014616">
            <text:p>0,014616</text:p>
          </table:table-cell>
          <table:table-cell office:value-type="float" office:value="0.014215">
            <text:p>0,014215</text:p>
          </table:table-cell>
          <table:table-cell office:value-type="float" office:value="0.014578">
            <text:p>0,014578</text:p>
          </table:table-cell>
          <table:table-cell office:value-type="float" office:value="0.014142">
            <text:p>0,014142</text:p>
          </table:table-cell>
          <table:table-cell office:value-type="float" office:value="0.013674">
            <text:p>0,013674</text:p>
          </table:table-cell>
          <table:table-cell office:value-type="float" office:value="0.013594">
            <text:p>0,013594</text:p>
          </table:table-cell>
          <table:table-cell office:value-type="float" office:value="0.013733">
            <text:p>0,013733</text:p>
          </table:table-cell>
          <table:table-cell office:value-type="float" office:value="0.014179">
            <text:p>0,014179</text:p>
          </table:table-cell>
          <table:table-cell office:value-type="float" office:value="0.0144">
            <text:p>0,0144</text:p>
          </table:table-cell>
          <table:table-cell office:value-type="float" office:value="0.014447">
            <text:p>0,014447</text:p>
          </table:table-cell>
          <table:table-cell office:value-type="float" office:value="0.014354">
            <text:p>0,014354</text:p>
          </table:table-cell>
          <table:table-cell office:value-type="float" office:value="0.014885">
            <text:p>0,014885</text:p>
          </table:table-cell>
          <table:table-cell office:value-type="float" office:value="0.014047">
            <text:p>0,014047</text:p>
          </table:table-cell>
          <table:table-cell office:value-type="float" office:value="0.015661">
            <text:p>0,015661</text:p>
          </table:table-cell>
          <table:table-cell office:value-type="float" office:value="0.013741">
            <text:p>0,013741</text:p>
          </table:table-cell>
          <table:table-cell office:value-type="float" office:value="0.013959">
            <text:p>0,013959</text:p>
          </table:table-cell>
          <table:table-cell office:value-type="float" office:value="0.013604">
            <text:p>0,013604</text:p>
          </table:table-cell>
          <table:table-cell office:value-type="float" office:value="0.014477">
            <text:p>0,014477</text:p>
          </table:table-cell>
          <table:table-cell office:value-type="float" office:value="0.013272">
            <text:p>0,013272</text:p>
          </table:table-cell>
          <table:table-cell office:value-type="float" office:value="0.013234">
            <text:p>0,013234</text:p>
          </table:table-cell>
          <table:table-cell office:value-type="float" office:value="0.012837">
            <text:p>0,012837</text:p>
          </table:table-cell>
          <table:table-cell office:value-type="float" office:value="0.013158">
            <text:p>0,013158</text:p>
          </table:table-cell>
          <table:table-cell office:value-type="float" office:value="0.013065">
            <text:p>0,013065</text:p>
          </table:table-cell>
          <table:table-cell office:value-type="float" office:value="0.013444">
            <text:p>0,013444</text:p>
          </table:table-cell>
          <table:table-cell office:value-type="float" office:value="0.012699">
            <text:p>0,012699</text:p>
          </table:table-cell>
          <table:table-cell office:value-type="float" office:value="0.013394">
            <text:p>0,013394</text:p>
          </table:table-cell>
          <table:table-cell office:value-type="float" office:value="0.012343">
            <text:p>0,012343</text:p>
          </table:table-cell>
          <table:table-cell office:value-type="float" office:value="0.011839">
            <text:p>0,011839</text:p>
          </table:table-cell>
          <table:table-cell office:value-type="float" office:value="0.013797">
            <text:p>0,013797</text:p>
          </table:table-cell>
          <table:table-cell office:value-type="float" office:value="0.01289">
            <text:p>0,01289</text:p>
          </table:table-cell>
          <table:table-cell office:value-type="float" office:value="0.013412">
            <text:p>0,013412</text:p>
          </table:table-cell>
          <table:table-cell office:value-type="float" office:value="0.013603">
            <text:p>0,013603</text:p>
          </table:table-cell>
          <table:table-cell office:value-type="float" office:value="0.013421">
            <text:p>0,013421</text:p>
          </table:table-cell>
          <table:table-cell office:value-type="float" office:value="0.011469">
            <text:p>0,011469</text:p>
          </table:table-cell>
          <table:table-cell office:value-type="float" office:value="0.012767">
            <text:p>0,012767</text:p>
          </table:table-cell>
          <table:table-cell office:value-type="float" office:value="0.012679">
            <text:p>0,012679</text:p>
          </table:table-cell>
          <table:table-cell office:value-type="float" office:value="0.013176">
            <text:p>0,013176</text:p>
          </table:table-cell>
          <table:table-cell office:value-type="float" office:value="0.012221">
            <text:p>0,012221</text:p>
          </table:table-cell>
          <table:table-cell office:value-type="float" office:value="0.012511">
            <text:p>0,012511</text:p>
          </table:table-cell>
          <table:table-cell office:value-type="float" office:value="0.011414">
            <text:p>0,011414</text:p>
          </table:table-cell>
          <table:table-cell office:value-type="float" office:value="0.01327">
            <text:p>0,01327</text:p>
          </table:table-cell>
          <table:table-cell office:value-type="float" office:value="0.012932">
            <text:p>0,012932</text:p>
          </table:table-cell>
          <table:table-cell office:value-type="float" office:value="0.012806">
            <text:p>0,012806</text:p>
          </table:table-cell>
          <table:table-cell office:value-type="float" office:value="0.013121">
            <text:p>0,013121</text:p>
          </table:table-cell>
          <table:table-cell office:value-type="float" office:value="0.011474">
            <text:p>0,011474</text:p>
          </table:table-cell>
          <table:table-cell office:value-type="float" office:value="0.012537">
            <text:p>0,012537</text:p>
          </table:table-cell>
          <table:table-cell office:value-type="float" office:value="0.011719">
            <text:p>0,011719</text:p>
          </table:table-cell>
          <table:table-cell office:value-type="float" office:value="0.012785">
            <text:p>0,012785</text:p>
          </table:table-cell>
          <table:table-cell office:value-type="float" office:value="0.012558">
            <text:p>0,012558</text:p>
          </table:table-cell>
          <table:table-cell office:value-type="float" office:value="0.012459">
            <text:p>0,012459</text:p>
          </table:table-cell>
          <table:table-cell office:value-type="float" office:value="0.013119">
            <text:p>0,013119</text:p>
          </table:table-cell>
          <table:table-cell office:value-type="float" office:value="0.012071">
            <text:p>0,012071</text:p>
          </table:table-cell>
          <table:table-cell office:value-type="float" office:value="0.012585">
            <text:p>0,012585</text:p>
          </table:table-cell>
          <table:table-cell office:value-type="float" office:value="0.012436">
            <text:p>0,012436</text:p>
          </table:table-cell>
          <table:table-cell office:value-type="float" office:value="0.011919">
            <text:p>0,011919</text:p>
          </table:table-cell>
          <table:table-cell office:value-type="float" office:value="0.013518">
            <text:p>0,013518</text:p>
          </table:table-cell>
          <table:table-cell office:value-type="float" office:value="0.012838">
            <text:p>0,012838</text:p>
          </table:table-cell>
          <table:table-cell office:value-type="float" office:value="0.013203">
            <text:p>0,013203</text:p>
          </table:table-cell>
          <table:table-cell office:value-type="float" office:value="0.013435">
            <text:p>0,013435</text:p>
          </table:table-cell>
          <table:table-cell office:value-type="float" office:value="0.01367">
            <text:p>0,01367</text:p>
          </table:table-cell>
          <table:table-cell office:value-type="float" office:value="0.012922">
            <text:p>0,012922</text:p>
          </table:table-cell>
          <table:table-cell office:value-type="float" office:value="0.012527">
            <text:p>0,012527</text:p>
          </table:table-cell>
          <table:table-cell office:value-type="float" office:value="0.012291">
            <text:p>0,012291</text:p>
          </table:table-cell>
          <table:table-cell office:value-type="float" office:value="0.011523">
            <text:p>0,011523</text:p>
          </table:table-cell>
          <table:table-cell office:value-type="float" office:value="0.013329">
            <text:p>0,013329</text:p>
          </table:table-cell>
          <table:table-cell office:value-type="float" office:value="0.012037">
            <text:p>0,012037</text:p>
          </table:table-cell>
          <table:table-cell office:value-type="float" office:value="0.012344">
            <text:p>0,012344</text:p>
          </table:table-cell>
          <table:table-cell office:value-type="float" office:value="0.012199">
            <text:p>0,012199</text:p>
          </table:table-cell>
          <table:table-cell office:value-type="float" office:value="0.012403">
            <text:p>0,012403</text:p>
          </table:table-cell>
          <table:table-cell office:value-type="float" office:value="0.011973">
            <text:p>0,011973</text:p>
          </table:table-cell>
          <table:table-cell office:value-type="float" office:value="0.012389">
            <text:p>0,012389</text:p>
          </table:table-cell>
          <table:table-cell office:value-type="float" office:value="0.012437">
            <text:p>0,012437</text:p>
          </table:table-cell>
          <table:table-cell office:value-type="float" office:value="0.011743">
            <text:p>0,011743</text:p>
          </table:table-cell>
          <table:table-cell office:value-type="float" office:value="0.01218">
            <text:p>0,01218</text:p>
          </table:table-cell>
          <table:table-cell office:value-type="float" office:value="0.012364">
            <text:p>0,012364</text:p>
          </table:table-cell>
          <table:table-cell office:value-type="float" office:value="0.011879">
            <text:p>0,011879</text:p>
          </table:table-cell>
          <table:table-cell office:value-type="float" office:value="0.012299">
            <text:p>0,012299</text:p>
          </table:table-cell>
          <table:table-cell office:value-type="float" office:value="0.013122">
            <text:p>0,013122</text:p>
          </table:table-cell>
          <table:table-cell office:value-type="float" office:value="0.012684">
            <text:p>0,012684</text:p>
          </table:table-cell>
          <table:table-cell office:value-type="float" office:value="0.011265">
            <text:p>0,011265</text:p>
          </table:table-cell>
          <table:table-cell office:value-type="float" office:value="0.012374">
            <text:p>0,012374</text:p>
          </table:table-cell>
          <table:table-cell office:value-type="float" office:value="0.01095">
            <text:p>0,01095</text:p>
          </table:table-cell>
          <table:table-cell office:value-type="float" office:value="0.011253">
            <text:p>0,011253</text:p>
          </table:table-cell>
          <table:table-cell office:value-type="float" office:value="0.011482">
            <text:p>0,011482</text:p>
          </table:table-cell>
          <table:table-cell office:value-type="float" office:value="0.012748">
            <text:p>0,012748</text:p>
          </table:table-cell>
          <table:table-cell office:value-type="float" office:value="0.010441">
            <text:p>0,010441</text:p>
          </table:table-cell>
          <table:table-cell office:value-type="float" office:value="0.011271">
            <text:p>0,011271</text:p>
          </table:table-cell>
          <table:table-cell office:value-type="float" office:value="0.011986">
            <text:p>0,011986</text:p>
          </table:table-cell>
          <table:table-cell office:value-type="float" office:value="0.012425">
            <text:p>0,012425</text:p>
          </table:table-cell>
          <table:table-cell office:value-type="float" office:value="0.012135">
            <text:p>0,012135</text:p>
          </table:table-cell>
          <table:table-cell office:value-type="float" office:value="0.011082">
            <text:p>0,011082</text:p>
          </table:table-cell>
          <table:table-cell office:value-type="float" office:value="0.009566">
            <text:p>0,009566</text:p>
          </table:table-cell>
          <table:table-cell office:value-type="float" office:value="0.010186">
            <text:p>0,010186</text:p>
          </table:table-cell>
          <table:table-cell office:value-type="float" office:value="0.011433">
            <text:p>0,011433</text:p>
          </table:table-cell>
          <table:table-cell office:value-type="float" office:value="0.009821">
            <text:p>0,009821</text:p>
          </table:table-cell>
          <table:table-cell office:value-type="float" office:value="0.012135">
            <text:p>0,012135</text:p>
          </table:table-cell>
          <table:table-cell office:value-type="float" office:value="0.011546">
            <text:p>0,011546</text:p>
          </table:table-cell>
          <table:table-cell office:value-type="float" office:value="0.011825">
            <text:p>0,011825</text:p>
          </table:table-cell>
          <table:table-cell office:value-type="float" office:value="0.011869">
            <text:p>0,011869</text:p>
          </table:table-cell>
          <table:table-cell office:value-type="float" office:value="0.01108">
            <text:p>0,01108</text:p>
          </table:table-cell>
          <table:table-cell office:value-type="float" office:value="0.010953">
            <text:p>0,010953</text:p>
          </table:table-cell>
          <table:table-cell office:value-type="float" office:value="0.011491">
            <text:p>0,011491</text:p>
          </table:table-cell>
          <table:table-cell office:value-type="float" office:value="0.012238">
            <text:p>0,012238</text:p>
          </table:table-cell>
          <table:table-cell office:value-type="float" office:value="0.011994">
            <text:p>0,011994</text:p>
          </table:table-cell>
          <table:table-cell office:value-type="float" office:value="0.009831">
            <text:p>0,009831</text:p>
          </table:table-cell>
          <table:table-cell office:value-type="float" office:value="0.011716">
            <text:p>0,011716</text:p>
          </table:table-cell>
          <table:table-cell office:value-type="float" office:value="0.011477">
            <text:p>0,011477</text:p>
          </table:table-cell>
          <table:table-cell office:value-type="float" office:value="0.010891">
            <text:p>0,010891</text:p>
          </table:table-cell>
          <table:table-cell office:value-type="float" office:value="0.010855">
            <text:p>0,010855</text:p>
          </table:table-cell>
          <table:table-cell office:value-type="float" office:value="0.011039">
            <text:p>0,011039</text:p>
          </table:table-cell>
          <table:table-cell office:value-type="float" office:value="0.009595">
            <text:p>0,009595</text:p>
          </table:table-cell>
          <table:table-cell office:value-type="float" office:value="0.009611">
            <text:p>0,009611</text:p>
          </table:table-cell>
          <table:table-cell office:value-type="float" office:value="0.011262">
            <text:p>0,011262</text:p>
          </table:table-cell>
          <table:table-cell office:value-type="float" office:value="0.01045">
            <text:p>0,01045</text:p>
          </table:table-cell>
          <table:table-cell office:value-type="float" office:value="0.010736">
            <text:p>0,010736</text:p>
          </table:table-cell>
          <table:table-cell office:value-type="float" office:value="0.010486">
            <text:p>0,010486</text:p>
          </table:table-cell>
          <table:table-cell office:value-type="float" office:value="0.010323">
            <text:p>0,010323</text:p>
          </table:table-cell>
          <table:table-cell office:value-type="float" office:value="0.009513">
            <text:p>0,009513</text:p>
          </table:table-cell>
          <table:table-cell office:value-type="float" office:value="0.010376">
            <text:p>0,010376</text:p>
          </table:table-cell>
          <table:table-cell office:value-type="float" office:value="0.009716">
            <text:p>0,009716</text:p>
          </table:table-cell>
          <table:table-cell office:value-type="float" office:value="0.010361">
            <text:p>0,010361</text:p>
          </table:table-cell>
          <table:table-cell office:value-type="float" office:value="0.010392">
            <text:p>0,010392</text:p>
          </table:table-cell>
          <table:table-cell office:value-type="float" office:value="0.009928">
            <text:p>0,009928</text:p>
          </table:table-cell>
          <table:table-cell office:value-type="float" office:value="0.009859">
            <text:p>0,009859</text:p>
          </table:table-cell>
          <table:table-cell office:value-type="float" office:value="0.009681">
            <text:p>0,009681</text:p>
          </table:table-cell>
          <table:table-cell office:value-type="float" office:value="0.010663">
            <text:p>0,010663</text:p>
          </table:table-cell>
          <table:table-cell office:value-type="float" office:value="0.010846">
            <text:p>0,010846</text:p>
          </table:table-cell>
          <table:table-cell office:value-type="float" office:value="0.009887">
            <text:p>0,009887</text:p>
          </table:table-cell>
          <table:table-cell office:value-type="float" office:value="0.010505">
            <text:p>0,010505</text:p>
          </table:table-cell>
          <table:table-cell office:value-type="float" office:value="0.011154">
            <text:p>0,011154</text:p>
          </table:table-cell>
          <table:table-cell office:value-type="float" office:value="0.009708">
            <text:p>0,009708</text:p>
          </table:table-cell>
          <table:table-cell office:value-type="float" office:value="0.010895">
            <text:p>0,010895</text:p>
          </table:table-cell>
          <table:table-cell office:value-type="float" office:value="0.010281">
            <text:p>0,010281</text:p>
          </table:table-cell>
          <table:table-cell office:value-type="float" office:value="0.010195">
            <text:p>0,010195</text:p>
          </table:table-cell>
          <table:table-cell office:value-type="float" office:value="0.010693">
            <text:p>0,010693</text:p>
          </table:table-cell>
          <table:table-cell office:value-type="float" office:value="0.010267">
            <text:p>0,010267</text:p>
          </table:table-cell>
          <table:table-cell office:value-type="float" office:value="0.010435">
            <text:p>0,010435</text:p>
          </table:table-cell>
          <table:table-cell office:value-type="float" office:value="0.009516">
            <text:p>0,009516</text:p>
          </table:table-cell>
          <table:table-cell office:value-type="float" office:value="0.010177">
            <text:p>0,010177</text:p>
          </table:table-cell>
          <table:table-cell office:value-type="float" office:value="0.009789">
            <text:p>0,009789</text:p>
          </table:table-cell>
          <table:table-cell office:value-type="float" office:value="0.009695">
            <text:p>0,009695</text:p>
          </table:table-cell>
          <table:table-cell office:value-type="float" office:value="0.009357">
            <text:p>0,009357</text:p>
          </table:table-cell>
          <table:table-cell office:value-type="float" office:value="0.010271">
            <text:p>0,010271</text:p>
          </table:table-cell>
          <table:table-cell office:value-type="float" office:value="0.00999">
            <text:p>0,00999</text:p>
          </table:table-cell>
          <table:table-cell office:value-type="float" office:value="0.009775">
            <text:p>0,009775</text:p>
          </table:table-cell>
          <table:table-cell office:value-type="float" office:value="0.009529">
            <text:p>0,009529</text:p>
          </table:table-cell>
          <table:table-cell office:value-type="float" office:value="0.009149">
            <text:p>0,009149</text:p>
          </table:table-cell>
          <table:table-cell office:value-type="float" office:value="0.007921">
            <text:p>0,007921</text:p>
          </table:table-cell>
          <table:table-cell office:value-type="float" office:value="0.009023">
            <text:p>0,009023</text:p>
          </table:table-cell>
          <table:table-cell office:value-type="float" office:value="0.008412">
            <text:p>0,008412</text:p>
          </table:table-cell>
          <table:table-cell office:value-type="float" office:value="0.009083">
            <text:p>0,009083</text:p>
          </table:table-cell>
          <table:table-cell office:value-type="float" office:value="0.009458">
            <text:p>0,009458</text:p>
          </table:table-cell>
          <table:table-cell office:value-type="float" office:value="0.008982">
            <text:p>0,008982</text:p>
          </table:table-cell>
          <table:table-cell office:value-type="float" office:value="0.009395">
            <text:p>0,009395</text:p>
          </table:table-cell>
          <table:table-cell office:value-type="float" office:value="0.00861">
            <text:p>0,00861</text:p>
          </table:table-cell>
          <table:table-cell office:value-type="float" office:value="0.009523">
            <text:p>0,009523</text:p>
          </table:table-cell>
          <table:table-cell office:value-type="float" office:value="0.008512">
            <text:p>0,008512</text:p>
          </table:table-cell>
          <table:table-cell office:value-type="float" office:value="0.008395">
            <text:p>0,008395</text:p>
          </table:table-cell>
          <table:table-cell office:value-type="float" office:value="0.008978">
            <text:p>0,008978</text:p>
          </table:table-cell>
          <table:table-cell office:value-type="float" office:value="0.008881">
            <text:p>0,008881</text:p>
          </table:table-cell>
          <table:table-cell office:value-type="float" office:value="0.008649">
            <text:p>0,008649</text:p>
          </table:table-cell>
          <table:table-cell office:value-type="float" office:value="0.007469">
            <text:p>0,007469</text:p>
          </table:table-cell>
          <table:table-cell office:value-type="float" office:value="0.00929">
            <text:p>0,00929</text:p>
          </table:table-cell>
          <table:table-cell office:value-type="float" office:value="0.008082">
            <text:p>0,008082</text:p>
          </table:table-cell>
          <table:table-cell office:value-type="float" office:value="0.0075">
            <text:p>0,0075</text:p>
          </table:table-cell>
          <table:table-cell office:value-type="float" office:value="0.008056">
            <text:p>0,008056</text:p>
          </table:table-cell>
          <table:table-cell office:value-type="float" office:value="0.008277">
            <text:p>0,008277</text:p>
          </table:table-cell>
          <table:table-cell office:value-type="float" office:value="0.007788">
            <text:p>0,007788</text:p>
          </table:table-cell>
          <table:table-cell office:value-type="float" office:value="0.008347">
            <text:p>0,008347</text:p>
          </table:table-cell>
          <table:table-cell office:value-type="float" office:value="0.008946">
            <text:p>0,008946</text:p>
          </table:table-cell>
          <table:table-cell office:value-type="float" office:value="0.007268">
            <text:p>0,007268</text:p>
          </table:table-cell>
          <table:table-cell office:value-type="float" office:value="0.007663">
            <text:p>0,007663</text:p>
          </table:table-cell>
          <table:table-cell office:value-type="float" office:value="0.008628">
            <text:p>0,008628</text:p>
          </table:table-cell>
          <table:table-cell office:value-type="float" office:value="0.008186">
            <text:p>0,008186</text:p>
          </table:table-cell>
          <table:table-cell office:value-type="float" office:value="0.007795">
            <text:p>0,007795</text:p>
          </table:table-cell>
          <table:table-cell office:value-type="float" office:value="0.007956">
            <text:p>0,007956</text:p>
          </table:table-cell>
          <table:table-cell office:value-type="float" office:value="0.007535">
            <text:p>0,007535</text:p>
          </table:table-cell>
          <table:table-cell office:value-type="float" office:value="0.008542">
            <text:p>0,008542</text:p>
          </table:table-cell>
          <table:table-cell office:value-type="float" office:value="0.007356">
            <text:p>0,007356</text:p>
          </table:table-cell>
          <table:table-cell office:value-type="float" office:value="0.008046">
            <text:p>0,008046</text:p>
          </table:table-cell>
          <table:table-cell office:value-type="float" office:value="0.006975">
            <text:p>0,006975</text:p>
          </table:table-cell>
          <table:table-cell office:value-type="float" office:value="0.007895">
            <text:p>0,007895</text:p>
          </table:table-cell>
          <table:table-cell office:value-type="float" office:value="0.008548">
            <text:p>0,008548</text:p>
          </table:table-cell>
          <table:table-cell office:value-type="float" office:value="0.008207">
            <text:p>0,008207</text:p>
          </table:table-cell>
          <table:table-cell office:value-type="float" office:value="0.008544">
            <text:p>0,008544</text:p>
          </table:table-cell>
          <table:table-cell office:value-type="float" office:value="0.007409">
            <text:p>0,007409</text:p>
          </table:table-cell>
          <table:table-cell office:value-type="float" office:value="0.007384">
            <text:p>0,007384</text:p>
          </table:table-cell>
          <table:table-cell office:value-type="float" office:value="0.007945">
            <text:p>0,007945</text:p>
          </table:table-cell>
          <table:table-cell office:value-type="float" office:value="0.007374">
            <text:p>0,007374</text:p>
          </table:table-cell>
          <table:table-cell office:value-type="float" office:value="0.007474">
            <text:p>0,007474</text:p>
          </table:table-cell>
          <table:table-cell office:value-type="float" office:value="0.008212">
            <text:p>0,008212</text:p>
          </table:table-cell>
          <table:table-cell office:value-type="float" office:value="0.007972">
            <text:p>0,007972</text:p>
          </table:table-cell>
          <table:table-cell office:value-type="float" office:value="0.007326">
            <text:p>0,007326</text:p>
          </table:table-cell>
          <table:table-cell office:value-type="float" office:value="0.007046">
            <text:p>0,007046</text:p>
          </table:table-cell>
          <table:table-cell office:value-type="float" office:value="0.007974">
            <text:p>0,007974</text:p>
          </table:table-cell>
          <table:table-cell office:value-type="float" office:value="0.008075">
            <text:p>0,008075</text:p>
          </table:table-cell>
          <table:table-cell office:value-type="float" office:value="0.007426">
            <text:p>0,007426</text:p>
          </table:table-cell>
          <table:table-cell office:value-type="float" office:value="0.0084">
            <text:p>0,0084</text:p>
          </table:table-cell>
          <table:table-cell office:value-type="float" office:value="0.007065">
            <text:p>0,007065</text:p>
          </table:table-cell>
          <table:table-cell office:value-type="float" office:value="0.008111">
            <text:p>0,008111</text:p>
          </table:table-cell>
          <table:table-cell office:value-type="float" office:value="0.007966">
            <text:p>0,007966</text:p>
          </table:table-cell>
          <table:table-cell office:value-type="float" office:value="0.007811">
            <text:p>0,007811</text:p>
          </table:table-cell>
          <table:table-cell office:value-type="float" office:value="0.007958">
            <text:p>0,007958</text:p>
          </table:table-cell>
          <table:table-cell office:value-type="float" office:value="0.007825">
            <text:p>0,007825</text:p>
          </table:table-cell>
          <table:table-cell office:value-type="float" office:value="0.006812">
            <text:p>0,006812</text:p>
          </table:table-cell>
          <table:table-cell office:value-type="float" office:value="0.008698">
            <text:p>0,008698</text:p>
          </table:table-cell>
          <table:table-cell office:value-type="float" office:value="0.007266">
            <text:p>0,007266</text:p>
          </table:table-cell>
          <table:table-cell office:value-type="float" office:value="0.007206">
            <text:p>0,007206</text:p>
          </table:table-cell>
          <table:table-cell office:value-type="float" office:value="0.007703">
            <text:p>0,007703</text:p>
          </table:table-cell>
          <table:table-cell office:value-type="float" office:value="0.007234">
            <text:p>0,007234</text:p>
          </table:table-cell>
          <table:table-cell office:value-type="float" office:value="0.007772">
            <text:p>0,007772</text:p>
          </table:table-cell>
          <table:table-cell office:value-type="float" office:value="0.006556">
            <text:p>0,006556</text:p>
          </table:table-cell>
          <table:table-cell office:value-type="float" office:value="0.00761">
            <text:p>0,00761</text:p>
          </table:table-cell>
          <table:table-cell office:value-type="float" office:value="0.007426">
            <text:p>0,007426</text:p>
          </table:table-cell>
          <table:table-cell office:value-type="float" office:value="0.006948">
            <text:p>0,006948</text:p>
          </table:table-cell>
          <table:table-cell office:value-type="float" office:value="0.007293">
            <text:p>0,007293</text:p>
          </table:table-cell>
          <table:table-cell office:value-type="float" office:value="0.006917">
            <text:p>0,006917</text:p>
          </table:table-cell>
          <table:table-cell office:value-type="float" office:value="0.006844">
            <text:p>0,006844</text:p>
          </table:table-cell>
          <table:table-cell office:value-type="float" office:value="0.006928">
            <text:p>0,006928</text:p>
          </table:table-cell>
          <table:table-cell office:value-type="float" office:value="0.006942">
            <text:p>0,006942</text:p>
          </table:table-cell>
          <table:table-cell office:value-type="float" office:value="0.007077">
            <text:p>0,007077</text:p>
          </table:table-cell>
          <table:table-cell office:value-type="float" office:value="0.007249">
            <text:p>0,007249</text:p>
          </table:table-cell>
          <table:table-cell office:value-type="float" office:value="0.007284">
            <text:p>0,007284</text:p>
          </table:table-cell>
          <table:table-cell office:value-type="float" office:value="0.007433">
            <text:p>0,007433</text:p>
          </table:table-cell>
          <table:table-cell office:value-type="float" office:value="0.006562">
            <text:p>0,006562</text:p>
          </table:table-cell>
          <table:table-cell office:value-type="float" office:value="0.006874">
            <text:p>0,006874</text:p>
          </table:table-cell>
          <table:table-cell office:value-type="float" office:value="0.00672">
            <text:p>0,00672</text:p>
          </table:table-cell>
          <table:table-cell office:value-type="float" office:value="0.007099">
            <text:p>0,007099</text:p>
          </table:table-cell>
          <table:table-cell office:value-type="float" office:value="0.007518">
            <text:p>0,007518</text:p>
          </table:table-cell>
          <table:table-cell office:value-type="float" office:value="0.00721">
            <text:p>0,00721</text:p>
          </table:table-cell>
          <table:table-cell office:value-type="float" office:value="0.006667">
            <text:p>0,006667</text:p>
          </table:table-cell>
          <table:table-cell office:value-type="float" office:value="0.007749">
            <text:p>0,007749</text:p>
          </table:table-cell>
          <table:table-cell office:value-type="float" office:value="0.007987">
            <text:p>0,007987</text:p>
          </table:table-cell>
          <table:table-cell office:value-type="float" office:value="0.006684">
            <text:p>0,006684</text:p>
          </table:table-cell>
          <table:table-cell office:value-type="float" office:value="0.00762">
            <text:p>0,00762</text:p>
          </table:table-cell>
          <table:table-cell office:value-type="float" office:value="0.008533">
            <text:p>0,008533</text:p>
          </table:table-cell>
          <table:table-cell office:value-type="float" office:value="0.008367">
            <text:p>0,008367</text:p>
          </table:table-cell>
          <table:table-cell office:value-type="float" office:value="0.007836">
            <text:p>0,007836</text:p>
          </table:table-cell>
          <table:table-cell office:value-type="float" office:value="0.007198">
            <text:p>0,007198</text:p>
          </table:table-cell>
          <table:table-cell office:value-type="float" office:value="0.00766">
            <text:p>0,00766</text:p>
          </table:table-cell>
          <table:table-cell office:value-type="float" office:value="0.007587">
            <text:p>0,007587</text:p>
          </table:table-cell>
          <table:table-cell office:value-type="float" office:value="0.006858">
            <text:p>0,006858</text:p>
          </table:table-cell>
          <table:table-cell office:value-type="float" office:value="0.007606">
            <text:p>0,007606</text:p>
          </table:table-cell>
          <table:table-cell office:value-type="float" office:value="0.00828">
            <text:p>0,00828</text:p>
          </table:table-cell>
          <table:table-cell office:value-type="float" office:value="0.008877">
            <text:p>0,008877</text:p>
          </table:table-cell>
          <table:table-cell office:value-type="float" office:value="0.00881">
            <text:p>0,00881</text:p>
          </table:table-cell>
          <table:table-cell office:value-type="float" office:value="0.008004">
            <text:p>0,008004</text:p>
          </table:table-cell>
          <table:table-cell office:value-type="float" office:value="0.008229">
            <text:p>0,008229</text:p>
          </table:table-cell>
          <table:table-cell office:value-type="float" office:value="0.007945">
            <text:p>0,007945</text:p>
          </table:table-cell>
          <table:table-cell office:value-type="float" office:value="0.008102">
            <text:p>0,008102</text:p>
          </table:table-cell>
          <table:table-cell office:value-type="float" office:value="0.008447">
            <text:p>0,008447</text:p>
          </table:table-cell>
          <table:table-cell office:value-type="float" office:value="0.007871">
            <text:p>0,007871</text:p>
          </table:table-cell>
          <table:table-cell office:value-type="float" office:value="0.007792">
            <text:p>0,007792</text:p>
          </table:table-cell>
          <table:table-cell office:value-type="float" office:value="0.008095">
            <text:p>0,008095</text:p>
          </table:table-cell>
          <table:table-cell office:value-type="float" office:value="0.007583">
            <text:p>0,007583</text:p>
          </table:table-cell>
          <table:table-cell office:value-type="float" office:value="0.007421">
            <text:p>0,007421</text:p>
          </table:table-cell>
          <table:table-cell office:value-type="float" office:value="0.007858">
            <text:p>0,007858</text:p>
          </table:table-cell>
          <table:table-cell office:value-type="float" office:value="0.007218">
            <text:p>0,007218</text:p>
          </table:table-cell>
          <table:table-cell office:value-type="float" office:value="0.008158">
            <text:p>0,008158</text:p>
          </table:table-cell>
          <table:table-cell office:value-type="float" office:value="0.007399">
            <text:p>0,007399</text:p>
          </table:table-cell>
          <table:table-cell office:value-type="float" office:value="0.007653">
            <text:p>0,007653</text:p>
          </table:table-cell>
          <table:table-cell office:value-type="float" office:value="0.006593">
            <text:p>0,006593</text:p>
          </table:table-cell>
          <table:table-cell office:value-type="float" office:value="0.008">
            <text:p>0,008</text:p>
          </table:table-cell>
          <table:table-cell office:value-type="float" office:value="0.00716">
            <text:p>0,00716</text:p>
          </table:table-cell>
          <table:table-cell office:value-type="float" office:value="0.007712">
            <text:p>0,007712</text:p>
          </table:table-cell>
          <table:table-cell office:value-type="float" office:value="0.007396">
            <text:p>0,007396</text:p>
          </table:table-cell>
          <table:table-cell office:value-type="float" office:value="0.006898">
            <text:p>0,006898</text:p>
          </table:table-cell>
          <table:table-cell office:value-type="float" office:value="0.006821">
            <text:p>0,006821</text:p>
          </table:table-cell>
          <table:table-cell office:value-type="float" office:value="0.007175">
            <text:p>0,007175</text:p>
          </table:table-cell>
          <table:table-cell office:value-type="float" office:value="0.007431">
            <text:p>0,007431</text:p>
          </table:table-cell>
          <table:table-cell office:value-type="float" office:value="0.007292">
            <text:p>0,007292</text:p>
          </table:table-cell>
          <table:table-cell office:value-type="float" office:value="0.007287">
            <text:p>0,007287</text:p>
          </table:table-cell>
          <table:table-cell office:value-type="float" office:value="0.007519">
            <text:p>0,007519</text:p>
          </table:table-cell>
          <table:table-cell office:value-type="float" office:value="0.006931">
            <text:p>0,006931</text:p>
          </table:table-cell>
          <table:table-cell office:value-type="float" office:value="0.006591">
            <text:p>0,006591</text:p>
          </table:table-cell>
          <table:table-cell office:value-type="float" office:value="0.006306">
            <text:p>0,006306</text:p>
          </table:table-cell>
          <table:table-cell office:value-type="float" office:value="0.006573">
            <text:p>0,006573</text:p>
          </table:table-cell>
          <table:table-cell office:value-type="float" office:value="0.006628">
            <text:p>0,006628</text:p>
          </table:table-cell>
          <table:table-cell office:value-type="float" office:value="0.006999">
            <text:p>0,006999</text:p>
          </table:table-cell>
          <table:table-cell office:value-type="float" office:value="0.007162">
            <text:p>0,007162</text:p>
          </table:table-cell>
          <table:table-cell office:value-type="float" office:value="0.006882">
            <text:p>0,006882</text:p>
          </table:table-cell>
          <table:table-cell office:value-type="float" office:value="0.006618">
            <text:p>0,006618</text:p>
          </table:table-cell>
          <table:table-cell office:value-type="float" office:value="0.007379">
            <text:p>0,007379</text:p>
          </table:table-cell>
          <table:table-cell office:value-type="float" office:value="0.006611">
            <text:p>0,006611</text:p>
          </table:table-cell>
          <table:table-cell office:value-type="float" office:value="0.007627">
            <text:p>0,007627</text:p>
          </table:table-cell>
          <table:table-cell office:value-type="float" office:value="0.007002">
            <text:p>0,007002</text:p>
          </table:table-cell>
          <table:table-cell office:value-type="float" office:value="0.007899">
            <text:p>0,007899</text:p>
          </table:table-cell>
          <table:table-cell office:value-type="float" office:value="0.007515">
            <text:p>0,007515</text:p>
          </table:table-cell>
          <table:table-cell office:value-type="float" office:value="0.007082">
            <text:p>0,007082</text:p>
          </table:table-cell>
          <table:table-cell office:value-type="float" office:value="0.006903">
            <text:p>0,006903</text:p>
          </table:table-cell>
          <table:table-cell office:value-type="float" office:value="0.007038">
            <text:p>0,007038</text:p>
          </table:table-cell>
          <table:table-cell office:value-type="float" office:value="0.00673">
            <text:p>0,00673</text:p>
          </table:table-cell>
          <table:table-cell office:value-type="float" office:value="0.006333">
            <text:p>0,006333</text:p>
          </table:table-cell>
          <table:table-cell office:value-type="float" office:value="0.006329">
            <text:p>0,006329</text:p>
          </table:table-cell>
          <table:table-cell office:value-type="float" office:value="0.006515">
            <text:p>0,006515</text:p>
          </table:table-cell>
          <table:table-cell office:value-type="float" office:value="0.006236">
            <text:p>0,006236</text:p>
          </table:table-cell>
          <table:table-cell office:value-type="float" office:value="0.006551">
            <text:p>0,006551</text:p>
          </table:table-cell>
          <table:table-cell office:value-type="float" office:value="0.006017">
            <text:p>0,006017</text:p>
          </table:table-cell>
          <table:table-cell office:value-type="float" office:value="0.006981">
            <text:p>0,006981</text:p>
          </table:table-cell>
          <table:table-cell office:value-type="float" office:value="0.006053">
            <text:p>0,006053</text:p>
          </table:table-cell>
          <table:table-cell office:value-type="float" office:value="0.006797">
            <text:p>0,006797</text:p>
          </table:table-cell>
          <table:table-cell office:value-type="float" office:value="0.006171">
            <text:p>0,006171</text:p>
          </table:table-cell>
          <table:table-cell office:value-type="float" office:value="0.005098">
            <text:p>0,005098</text:p>
          </table:table-cell>
          <table:table-cell office:value-type="float" office:value="0.005894">
            <text:p>0,005894</text:p>
          </table:table-cell>
          <table:table-cell office:value-type="float" office:value="0.006125">
            <text:p>0,006125</text:p>
          </table:table-cell>
          <table:table-cell office:value-type="float" office:value="0.005585">
            <text:p>0,005585</text:p>
          </table:table-cell>
          <table:table-cell office:value-type="float" office:value="0.006449">
            <text:p>0,006449</text:p>
          </table:table-cell>
          <table:table-cell office:value-type="float" office:value="0.005984">
            <text:p>0,005984</text:p>
          </table:table-cell>
          <table:table-cell office:value-type="float" office:value="0.007084">
            <text:p>0,007084</text:p>
          </table:table-cell>
          <table:table-cell office:value-type="float" office:value="0.005743">
            <text:p>0,005743</text:p>
          </table:table-cell>
          <table:table-cell office:value-type="float" office:value="0.006582">
            <text:p>0,006582</text:p>
          </table:table-cell>
          <table:table-cell office:value-type="float" office:value="0.005605">
            <text:p>0,005605</text:p>
          </table:table-cell>
          <table:table-cell office:value-type="float" office:value="0.006593">
            <text:p>0,006593</text:p>
          </table:table-cell>
          <table:table-cell office:value-type="float" office:value="0.006526">
            <text:p>0,006526</text:p>
          </table:table-cell>
          <table:table-cell office:value-type="float" office:value="0.006752">
            <text:p>0,006752</text:p>
          </table:table-cell>
          <table:table-cell office:value-type="float" office:value="0.006131">
            <text:p>0,006131</text:p>
          </table:table-cell>
          <table:table-cell office:value-type="float" office:value="0.006335">
            <text:p>0,006335</text:p>
          </table:table-cell>
          <table:table-cell office:value-type="float" office:value="0.005705">
            <text:p>0,005705</text:p>
          </table:table-cell>
          <table:table-cell office:value-type="float" office:value="0.006336">
            <text:p>0,006336</text:p>
          </table:table-cell>
          <table:table-cell office:value-type="float" office:value="0.005487">
            <text:p>0,005487</text:p>
          </table:table-cell>
          <table:table-cell office:value-type="float" office:value="0.005946">
            <text:p>0,005946</text:p>
          </table:table-cell>
          <table:table-cell office:value-type="float" office:value="0.00619">
            <text:p>0,00619</text:p>
          </table:table-cell>
          <table:table-cell office:value-type="float" office:value="0.007019">
            <text:p>0,007019</text:p>
          </table:table-cell>
          <table:table-cell office:value-type="float" office:value="0.005782">
            <text:p>0,005782</text:p>
          </table:table-cell>
          <table:table-cell office:value-type="float" office:value="0.005545">
            <text:p>0,005545</text:p>
          </table:table-cell>
          <table:table-cell office:value-type="float" office:value="0.006379">
            <text:p>0,006379</text:p>
          </table:table-cell>
          <table:table-cell office:value-type="float" office:value="0.006533">
            <text:p>0,006533</text:p>
          </table:table-cell>
          <table:table-cell office:value-type="float" office:value="0.006563">
            <text:p>0,006563</text:p>
          </table:table-cell>
          <table:table-cell office:value-type="float" office:value="0.005836">
            <text:p>0,005836</text:p>
          </table:table-cell>
          <table:table-cell office:value-type="float" office:value="0.006163">
            <text:p>0,006163</text:p>
          </table:table-cell>
          <table:table-cell office:value-type="float" office:value="0.006802">
            <text:p>0,006802</text:p>
          </table:table-cell>
          <table:table-cell office:value-type="float" office:value="0.006704">
            <text:p>0,006704</text:p>
          </table:table-cell>
          <table:table-cell office:value-type="float" office:value="0.005307">
            <text:p>0,005307</text:p>
          </table:table-cell>
          <table:table-cell office:value-type="float" office:value="0.00621">
            <text:p>0,00621</text:p>
          </table:table-cell>
          <table:table-cell office:value-type="float" office:value="0.005834">
            <text:p>0,005834</text:p>
          </table:table-cell>
          <table:table-cell office:value-type="float" office:value="0.005945">
            <text:p>0,005945</text:p>
          </table:table-cell>
          <table:table-cell office:value-type="float" office:value="0.005276">
            <text:p>0,005276</text:p>
          </table:table-cell>
          <table:table-cell office:value-type="float" office:value="0.00664">
            <text:p>0,00664</text:p>
          </table:table-cell>
          <table:table-cell office:value-type="float" office:value="0.006179">
            <text:p>0,006179</text:p>
          </table:table-cell>
          <table:table-cell office:value-type="float" office:value="0.006064">
            <text:p>0,006064</text:p>
          </table:table-cell>
          <table:table-cell office:value-type="float" office:value="0.006149">
            <text:p>0,006149</text:p>
          </table:table-cell>
          <table:table-cell office:value-type="float" office:value="0.006297">
            <text:p>0,006297</text:p>
          </table:table-cell>
          <table:table-cell office:value-type="float" office:value="0.006118">
            <text:p>0,006118</text:p>
          </table:table-cell>
          <table:table-cell office:value-type="float" office:value="0.006404">
            <text:p>0,006404</text:p>
          </table:table-cell>
          <table:table-cell office:value-type="float" office:value="0.006313">
            <text:p>0,006313</text:p>
          </table:table-cell>
          <table:table-cell office:value-type="float" office:value="0.006472">
            <text:p>0,006472</text:p>
          </table:table-cell>
          <table:table-cell office:value-type="float" office:value="0.005517">
            <text:p>0,005517</text:p>
          </table:table-cell>
          <table:table-cell office:value-type="float" office:value="0.006303">
            <text:p>0,006303</text:p>
          </table:table-cell>
          <table:table-cell office:value-type="float" office:value="0.005882">
            <text:p>0,005882</text:p>
          </table:table-cell>
          <table:table-cell office:value-type="float" office:value="0.005919">
            <text:p>0,005919</text:p>
          </table:table-cell>
          <table:table-cell office:value-type="float" office:value="0.005852">
            <text:p>0,005852</text:p>
          </table:table-cell>
          <table:table-cell office:value-type="float" office:value="0.005848">
            <text:p>0,005848</text:p>
          </table:table-cell>
          <table:table-cell office:value-type="float" office:value="0.005248">
            <text:p>0,005248</text:p>
          </table:table-cell>
          <table:table-cell office:value-type="float" office:value="0.005615">
            <text:p>0,005615</text:p>
          </table:table-cell>
          <table:table-cell office:value-type="float" office:value="0.005832">
            <text:p>0,005832</text:p>
          </table:table-cell>
        </table:table-row>
        <table:table-row table:style-name="ro1">
          <table:table-cell table:style-name="ce1" office:value-type="string" table:number-columns-spanned="1" table:number-rows-spanned="2">
            <text:p>Class 3 (right wall)</text:p>
          </table:table-cell>
          <table:table-cell table:style-name="ce1" office:value-type="float" office:value="2946" table:number-columns-spanned="1" table:number-rows-spanned="2">
            <text:p>2946</text:p>
          </table:table-cell>
          <table:table-cell table:style-name="ce1" office:value-type="float" office:value="2980" table:number-columns-spanned="1" table:number-rows-spanned="2">
            <text:p>2980</text:p>
          </table:table-cell>
          <table:table-cell table:style-name="ce1" office:value-type="float" office:value="3333" table:number-columns-spanned="1" table:number-rows-spanned="2">
            <text:p>3333</text:p>
          </table:table-cell>
          <table:table-cell office:value-type="string">
            <text:p>Training – MCP class 2</text:p>
          </table:table-cell>
          <table:table-cell office:value-type="float" office:value="0.723678">
            <text:p>0,723678</text:p>
          </table:table-cell>
          <table:table-cell office:value-type="float" office:value="0.676809">
            <text:p>0,676809</text:p>
          </table:table-cell>
          <table:table-cell office:value-type="float" office:value="0.631223">
            <text:p>0,631223</text:p>
          </table:table-cell>
          <table:table-cell office:value-type="float" office:value="0.591522">
            <text:p>0,591522</text:p>
          </table:table-cell>
          <table:table-cell office:value-type="float" office:value="0.552923">
            <text:p>0,552923</text:p>
          </table:table-cell>
          <table:table-cell office:value-type="float" office:value="0.518566">
            <text:p>0,518566</text:p>
          </table:table-cell>
          <table:table-cell office:value-type="float" office:value="0.483226">
            <text:p>0,483226</text:p>
          </table:table-cell>
          <table:table-cell office:value-type="float" office:value="0.452294">
            <text:p>0,452294</text:p>
          </table:table-cell>
          <table:table-cell office:value-type="float" office:value="0.423286">
            <text:p>0,423286</text:p>
          </table:table-cell>
          <table:table-cell office:value-type="float" office:value="0.39561">
            <text:p>0,39561</text:p>
          </table:table-cell>
          <table:table-cell office:value-type="float" office:value="0.370645">
            <text:p>0,370645</text:p>
          </table:table-cell>
          <table:table-cell office:value-type="float" office:value="0.344335">
            <text:p>0,344335</text:p>
          </table:table-cell>
          <table:table-cell office:value-type="float" office:value="0.322295">
            <text:p>0,322295</text:p>
          </table:table-cell>
          <table:table-cell office:value-type="float" office:value="0.302638">
            <text:p>0,302638</text:p>
          </table:table-cell>
          <table:table-cell office:value-type="float" office:value="0.283353">
            <text:p>0,283353</text:p>
          </table:table-cell>
          <table:table-cell office:value-type="float" office:value="0.264346">
            <text:p>0,264346</text:p>
          </table:table-cell>
          <table:table-cell office:value-type="float" office:value="0.247328">
            <text:p>0,247328</text:p>
          </table:table-cell>
          <table:table-cell office:value-type="float" office:value="0.230868">
            <text:p>0,230868</text:p>
          </table:table-cell>
          <table:table-cell office:value-type="float" office:value="0.216083">
            <text:p>0,216083</text:p>
          </table:table-cell>
          <table:table-cell office:value-type="float" office:value="0.202355">
            <text:p>0,202355</text:p>
          </table:table-cell>
          <table:table-cell office:value-type="float" office:value="0.188447">
            <text:p>0,188447</text:p>
          </table:table-cell>
          <table:table-cell office:value-type="float" office:value="0.176256">
            <text:p>0,176256</text:p>
          </table:table-cell>
          <table:table-cell office:value-type="float" office:value="0.165181">
            <text:p>0,165181</text:p>
          </table:table-cell>
          <table:table-cell office:value-type="float" office:value="0.154569">
            <text:p>0,154569</text:p>
          </table:table-cell>
          <table:table-cell office:value-type="float" office:value="0.14452">
            <text:p>0,14452</text:p>
          </table:table-cell>
          <table:table-cell office:value-type="float" office:value="0.135244">
            <text:p>0,135244</text:p>
          </table:table-cell>
          <table:table-cell office:value-type="float" office:value="0.125997">
            <text:p>0,125997</text:p>
          </table:table-cell>
          <table:table-cell office:value-type="float" office:value="0.118292">
            <text:p>0,118292</text:p>
          </table:table-cell>
          <table:table-cell office:value-type="float" office:value="0.110602">
            <text:p>0,110602</text:p>
          </table:table-cell>
          <table:table-cell office:value-type="float" office:value="0.10323">
            <text:p>0,10323</text:p>
          </table:table-cell>
          <table:table-cell office:value-type="float" office:value="0.096473">
            <text:p>0,096473</text:p>
          </table:table-cell>
          <table:table-cell office:value-type="float" office:value="0.090442">
            <text:p>0,090442</text:p>
          </table:table-cell>
          <table:table-cell office:value-type="float" office:value="0.084011">
            <text:p>0,084011</text:p>
          </table:table-cell>
          <table:table-cell office:value-type="float" office:value="0.078204">
            <text:p>0,078204</text:p>
          </table:table-cell>
          <table:table-cell office:value-type="float" office:value="0.073539">
            <text:p>0,073539</text:p>
          </table:table-cell>
          <table:table-cell office:value-type="float" office:value="0.06888">
            <text:p>0,06888</text:p>
          </table:table-cell>
          <table:table-cell office:value-type="float" office:value="0.064241">
            <text:p>0,064241</text:p>
          </table:table-cell>
          <table:table-cell office:value-type="float" office:value="0.060706">
            <text:p>0,060706</text:p>
          </table:table-cell>
          <table:table-cell office:value-type="float" office:value="0.056056">
            <text:p>0,056056</text:p>
          </table:table-cell>
          <table:table-cell office:value-type="float" office:value="0.052581">
            <text:p>0,052581</text:p>
          </table:table-cell>
          <table:table-cell office:value-type="float" office:value="0.04907">
            <text:p>0,04907</text:p>
          </table:table-cell>
          <table:table-cell office:value-type="float" office:value="0.046242">
            <text:p>0,046242</text:p>
          </table:table-cell>
          <table:table-cell office:value-type="float" office:value="0.043114">
            <text:p>0,043114</text:p>
          </table:table-cell>
          <table:table-cell office:value-type="float" office:value="0.040396">
            <text:p>0,040396</text:p>
          </table:table-cell>
          <table:table-cell office:value-type="float" office:value="0.037859">
            <text:p>0,037859</text:p>
          </table:table-cell>
          <table:table-cell office:value-type="float" office:value="0.035325">
            <text:p>0,035325</text:p>
          </table:table-cell>
          <table:table-cell office:value-type="float" office:value="0.03313">
            <text:p>0,03313</text:p>
          </table:table-cell>
          <table:table-cell office:value-type="float" office:value="0.031441">
            <text:p>0,031441</text:p>
          </table:table-cell>
          <table:table-cell office:value-type="float" office:value="0.02894">
            <text:p>0,02894</text:p>
          </table:table-cell>
          <table:table-cell office:value-type="float" office:value="0.027241">
            <text:p>0,027241</text:p>
          </table:table-cell>
          <table:table-cell office:value-type="float" office:value="0.025754">
            <text:p>0,025754</text:p>
          </table:table-cell>
          <table:table-cell office:value-type="float" office:value="0.02397">
            <text:p>0,02397</text:p>
          </table:table-cell>
          <table:table-cell office:value-type="float" office:value="0.022287">
            <text:p>0,022287</text:p>
          </table:table-cell>
          <table:table-cell office:value-type="float" office:value="0.021151">
            <text:p>0,021151</text:p>
          </table:table-cell>
          <table:table-cell office:value-type="float" office:value="0.019808">
            <text:p>0,019808</text:p>
          </table:table-cell>
          <table:table-cell office:value-type="float" office:value="0.018872">
            <text:p>0,018872</text:p>
          </table:table-cell>
          <table:table-cell office:value-type="float" office:value="0.017315">
            <text:p>0,017315</text:p>
          </table:table-cell>
          <table:table-cell office:value-type="float" office:value="0.016418">
            <text:p>0,016418</text:p>
          </table:table-cell>
          <table:table-cell office:value-type="float" office:value="0.015345">
            <text:p>0,015345</text:p>
          </table:table-cell>
          <table:table-cell office:value-type="float" office:value="0.014581">
            <text:p>0,014581</text:p>
          </table:table-cell>
          <table:table-cell office:value-type="float" office:value="0.013542">
            <text:p>0,013542</text:p>
          </table:table-cell>
          <table:table-cell office:value-type="float" office:value="0.013004">
            <text:p>0,013004</text:p>
          </table:table-cell>
          <table:table-cell office:value-type="float" office:value="0.012323">
            <text:p>0,012323</text:p>
          </table:table-cell>
          <table:table-cell office:value-type="float" office:value="0.011741">
            <text:p>0,011741</text:p>
          </table:table-cell>
          <table:table-cell office:value-type="float" office:value="0.010939">
            <text:p>0,010939</text:p>
          </table:table-cell>
          <table:table-cell office:value-type="float" office:value="0.010236">
            <text:p>0,010236</text:p>
          </table:table-cell>
          <table:table-cell office:value-type="float" office:value="0.009795">
            <text:p>0,009795</text:p>
          </table:table-cell>
          <table:table-cell office:value-type="float" office:value="0.009066">
            <text:p>0,009066</text:p>
          </table:table-cell>
          <table:table-cell office:value-type="float" office:value="0.008938">
            <text:p>0,008938</text:p>
          </table:table-cell>
          <table:table-cell office:value-type="float" office:value="0.008357">
            <text:p>0,008357</text:p>
          </table:table-cell>
          <table:table-cell office:value-type="float" office:value="0.00812">
            <text:p>0,00812</text:p>
          </table:table-cell>
          <table:table-cell office:value-type="float" office:value="0.007368">
            <text:p>0,007368</text:p>
          </table:table-cell>
          <table:table-cell office:value-type="float" office:value="0.007444">
            <text:p>0,007444</text:p>
          </table:table-cell>
          <table:table-cell office:value-type="float" office:value="0.006991">
            <text:p>0,006991</text:p>
          </table:table-cell>
          <table:table-cell office:value-type="float" office:value="0.0066">
            <text:p>0,0066</text:p>
          </table:table-cell>
          <table:table-cell office:value-type="float" office:value="0.006278">
            <text:p>0,006278</text:p>
          </table:table-cell>
          <table:table-cell office:value-type="float" office:value="0.006202">
            <text:p>0,006202</text:p>
          </table:table-cell>
          <table:table-cell office:value-type="float" office:value="0.005608">
            <text:p>0,005608</text:p>
          </table:table-cell>
          <table:table-cell office:value-type="float" office:value="0.005449">
            <text:p>0,005449</text:p>
          </table:table-cell>
          <table:table-cell office:value-type="float" office:value="0.005326">
            <text:p>0,005326</text:p>
          </table:table-cell>
          <table:table-cell office:value-type="float" office:value="0.005119">
            <text:p>0,005119</text:p>
          </table:table-cell>
          <table:table-cell office:value-type="float" office:value="0.004919">
            <text:p>0,004919</text:p>
          </table:table-cell>
          <table:table-cell office:value-type="float" office:value="0.004955">
            <text:p>0,004955</text:p>
          </table:table-cell>
          <table:table-cell office:value-type="float" office:value="0.004643">
            <text:p>0,004643</text:p>
          </table:table-cell>
          <table:table-cell office:value-type="float" office:value="0.00459">
            <text:p>0,00459</text:p>
          </table:table-cell>
          <table:table-cell office:value-type="float" office:value="0.004411">
            <text:p>0,004411</text:p>
          </table:table-cell>
          <table:table-cell office:value-type="float" office:value="0.004262">
            <text:p>0,004262</text:p>
          </table:table-cell>
          <table:table-cell office:value-type="float" office:value="0.004003">
            <text:p>0,004003</text:p>
          </table:table-cell>
          <table:table-cell office:value-type="float" office:value="0.003863">
            <text:p>0,003863</text:p>
          </table:table-cell>
          <table:table-cell office:value-type="float" office:value="0.003807">
            <text:p>0,003807</text:p>
          </table:table-cell>
          <table:table-cell office:value-type="float" office:value="0.003716">
            <text:p>0,003716</text:p>
          </table:table-cell>
          <table:table-cell office:value-type="float" office:value="0.003775">
            <text:p>0,003775</text:p>
          </table:table-cell>
          <table:table-cell office:value-type="float" office:value="0.003467">
            <text:p>0,003467</text:p>
          </table:table-cell>
          <table:table-cell office:value-type="float" office:value="0.003408">
            <text:p>0,003408</text:p>
          </table:table-cell>
          <table:table-cell office:value-type="float" office:value="0.003342">
            <text:p>0,003342</text:p>
          </table:table-cell>
          <table:table-cell office:value-type="float" office:value="0.00324">
            <text:p>0,00324</text:p>
          </table:table-cell>
          <table:table-cell office:value-type="float" office:value="0.003138">
            <text:p>0,003138</text:p>
          </table:table-cell>
          <table:table-cell office:value-type="float" office:value="0.003048">
            <text:p>0,003048</text:p>
          </table:table-cell>
          <table:table-cell office:value-type="float" office:value="0.00308">
            <text:p>0,00308</text:p>
          </table:table-cell>
          <table:table-cell office:value-type="float" office:value="0.002942">
            <text:p>0,002942</text:p>
          </table:table-cell>
          <table:table-cell office:value-type="float" office:value="0.002828">
            <text:p>0,002828</text:p>
          </table:table-cell>
          <table:table-cell office:value-type="float" office:value="0.00287">
            <text:p>0,00287</text:p>
          </table:table-cell>
          <table:table-cell office:value-type="float" office:value="0.002842">
            <text:p>0,002842</text:p>
          </table:table-cell>
          <table:table-cell office:value-type="float" office:value="0.002733">
            <text:p>0,002733</text:p>
          </table:table-cell>
          <table:table-cell office:value-type="float" office:value="0.002643">
            <text:p>0,002643</text:p>
          </table:table-cell>
          <table:table-cell office:value-type="float" office:value="0.002712">
            <text:p>0,002712</text:p>
          </table:table-cell>
          <table:table-cell office:value-type="float" office:value="0.002578">
            <text:p>0,002578</text:p>
          </table:table-cell>
          <table:table-cell office:value-type="float" office:value="0.002564">
            <text:p>0,002564</text:p>
          </table:table-cell>
          <table:table-cell office:value-type="float" office:value="0.002517">
            <text:p>0,002517</text:p>
          </table:table-cell>
          <table:table-cell office:value-type="float" office:value="0.002445">
            <text:p>0,002445</text:p>
          </table:table-cell>
          <table:table-cell office:value-type="float" office:value="0.002477">
            <text:p>0,002477</text:p>
          </table:table-cell>
          <table:table-cell office:value-type="float" office:value="0.002496">
            <text:p>0,002496</text:p>
          </table:table-cell>
          <table:table-cell office:value-type="float" office:value="0.002376">
            <text:p>0,002376</text:p>
          </table:table-cell>
          <table:table-cell office:value-type="float" office:value="0.002415">
            <text:p>0,002415</text:p>
          </table:table-cell>
          <table:table-cell office:value-type="float" office:value="0.002413">
            <text:p>0,002413</text:p>
          </table:table-cell>
          <table:table-cell office:value-type="float" office:value="0.002319">
            <text:p>0,002319</text:p>
          </table:table-cell>
          <table:table-cell office:value-type="float" office:value="0.002347">
            <text:p>0,002347</text:p>
          </table:table-cell>
          <table:table-cell office:value-type="float" office:value="0.00237">
            <text:p>0,00237</text:p>
          </table:table-cell>
          <table:table-cell office:value-type="float" office:value="0.002329">
            <text:p>0,002329</text:p>
          </table:table-cell>
          <table:table-cell office:value-type="float" office:value="0.002189">
            <text:p>0,002189</text:p>
          </table:table-cell>
          <table:table-cell office:value-type="float" office:value="0.00226">
            <text:p>0,00226</text:p>
          </table:table-cell>
          <table:table-cell office:value-type="float" office:value="0.002251">
            <text:p>0,002251</text:p>
          </table:table-cell>
          <table:table-cell office:value-type="float" office:value="0.002208">
            <text:p>0,002208</text:p>
          </table:table-cell>
          <table:table-cell office:value-type="float" office:value="0.002198">
            <text:p>0,002198</text:p>
          </table:table-cell>
          <table:table-cell office:value-type="float" office:value="0.002245">
            <text:p>0,002245</text:p>
          </table:table-cell>
          <table:table-cell office:value-type="float" office:value="0.002201">
            <text:p>0,002201</text:p>
          </table:table-cell>
          <table:table-cell office:value-type="float" office:value="0.002174">
            <text:p>0,002174</text:p>
          </table:table-cell>
          <table:table-cell office:value-type="float" office:value="0.002145">
            <text:p>0,002145</text:p>
          </table:table-cell>
          <table:table-cell office:value-type="float" office:value="0.002168">
            <text:p>0,002168</text:p>
          </table:table-cell>
          <table:table-cell office:value-type="float" office:value="0.002161">
            <text:p>0,002161</text:p>
          </table:table-cell>
          <table:table-cell office:value-type="float" office:value="0.002182">
            <text:p>0,002182</text:p>
          </table:table-cell>
          <table:table-cell office:value-type="float" office:value="0.00212">
            <text:p>0,00212</text:p>
          </table:table-cell>
          <table:table-cell office:value-type="float" office:value="0.002098">
            <text:p>0,002098</text:p>
          </table:table-cell>
          <table:table-cell office:value-type="float" office:value="0.002115">
            <text:p>0,002115</text:p>
          </table:table-cell>
          <table:table-cell office:value-type="float" office:value="0.002126">
            <text:p>0,002126</text:p>
          </table:table-cell>
          <table:table-cell office:value-type="float" office:value="0.002065">
            <text:p>0,002065</text:p>
          </table:table-cell>
          <table:table-cell office:value-type="float" office:value="0.002042">
            <text:p>0,002042</text:p>
          </table:table-cell>
          <table:table-cell office:value-type="float" office:value="0.00206">
            <text:p>0,00206</text:p>
          </table:table-cell>
          <table:table-cell office:value-type="float" office:value="0.002091">
            <text:p>0,002091</text:p>
          </table:table-cell>
          <table:table-cell office:value-type="float" office:value="0.002033">
            <text:p>0,002033</text:p>
          </table:table-cell>
          <table:table-cell office:value-type="float" office:value="0.002081">
            <text:p>0,002081</text:p>
          </table:table-cell>
          <table:table-cell office:value-type="float" office:value="0.002096">
            <text:p>0,002096</text:p>
          </table:table-cell>
          <table:table-cell office:value-type="float" office:value="0.002033">
            <text:p>0,002033</text:p>
          </table:table-cell>
          <table:table-cell office:value-type="float" office:value="0.002021">
            <text:p>0,002021</text:p>
          </table:table-cell>
          <table:table-cell office:value-type="float" office:value="0.002036">
            <text:p>0,002036</text:p>
          </table:table-cell>
          <table:table-cell office:value-type="float" office:value="0.002056">
            <text:p>0,002056</text:p>
          </table:table-cell>
          <table:table-cell office:value-type="float" office:value="0.002052">
            <text:p>0,002052</text:p>
          </table:table-cell>
          <table:table-cell office:value-type="float" office:value="0.002001">
            <text:p>0,002001</text:p>
          </table:table-cell>
          <table:table-cell office:value-type="float" office:value="0.002089">
            <text:p>0,002089</text:p>
          </table:table-cell>
          <table:table-cell office:value-type="float" office:value="0.00199">
            <text:p>0,00199</text:p>
          </table:table-cell>
          <table:table-cell office:value-type="float" office:value="0.002006">
            <text:p>0,002006</text:p>
          </table:table-cell>
          <table:table-cell office:value-type="float" office:value="0.002065">
            <text:p>0,002065</text:p>
          </table:table-cell>
          <table:table-cell office:value-type="float" office:value="0.001992">
            <text:p>0,001992</text:p>
          </table:table-cell>
          <table:table-cell office:value-type="float" office:value="0.001994">
            <text:p>0,001994</text:p>
          </table:table-cell>
          <table:table-cell office:value-type="float" office:value="0.001975">
            <text:p>0,001975</text:p>
          </table:table-cell>
          <table:table-cell office:value-type="float" office:value="0.002056">
            <text:p>0,002056</text:p>
          </table:table-cell>
          <table:table-cell office:value-type="float" office:value="0.002011">
            <text:p>0,002011</text:p>
          </table:table-cell>
          <table:table-cell office:value-type="float" office:value="0.002034">
            <text:p>0,002034</text:p>
          </table:table-cell>
          <table:table-cell office:value-type="float" office:value="0.002096">
            <text:p>0,002096</text:p>
          </table:table-cell>
          <table:table-cell office:value-type="float" office:value="0.002017">
            <text:p>0,002017</text:p>
          </table:table-cell>
          <table:table-cell office:value-type="float" office:value="0.002014">
            <text:p>0,002014</text:p>
          </table:table-cell>
          <table:table-cell office:value-type="float" office:value="0.002036">
            <text:p>0,002036</text:p>
          </table:table-cell>
          <table:table-cell office:value-type="float" office:value="0.002022">
            <text:p>0,002022</text:p>
          </table:table-cell>
          <table:table-cell office:value-type="float" office:value="0.00206">
            <text:p>0,00206</text:p>
          </table:table-cell>
          <table:table-cell office:value-type="float" office:value="0.002088">
            <text:p>0,002088</text:p>
          </table:table-cell>
          <table:table-cell office:value-type="float" office:value="0.001961">
            <text:p>0,001961</text:p>
          </table:table-cell>
          <table:table-cell office:value-type="float" office:value="0.002064">
            <text:p>0,002064</text:p>
          </table:table-cell>
          <table:table-cell office:value-type="float" office:value="0.002081">
            <text:p>0,002081</text:p>
          </table:table-cell>
          <table:table-cell office:value-type="float" office:value="0.002024">
            <text:p>0,002024</text:p>
          </table:table-cell>
          <table:table-cell office:value-type="float" office:value="0.001998">
            <text:p>0,001998</text:p>
          </table:table-cell>
          <table:table-cell office:value-type="float" office:value="0.001963">
            <text:p>0,001963</text:p>
          </table:table-cell>
          <table:table-cell office:value-type="float" office:value="0.002027">
            <text:p>0,002027</text:p>
          </table:table-cell>
          <table:table-cell office:value-type="float" office:value="0.001971">
            <text:p>0,001971</text:p>
          </table:table-cell>
          <table:table-cell office:value-type="float" office:value="0.001978">
            <text:p>0,001978</text:p>
          </table:table-cell>
          <table:table-cell office:value-type="float" office:value="0.001981">
            <text:p>0,001981</text:p>
          </table:table-cell>
          <table:table-cell office:value-type="float" office:value="0.002064">
            <text:p>0,002064</text:p>
          </table:table-cell>
          <table:table-cell office:value-type="float" office:value="0.001999">
            <text:p>0,001999</text:p>
          </table:table-cell>
          <table:table-cell office:value-type="float" office:value="0.001977">
            <text:p>0,001977</text:p>
          </table:table-cell>
          <table:table-cell office:value-type="float" office:value="0.002062">
            <text:p>0,002062</text:p>
          </table:table-cell>
          <table:table-cell office:value-type="float" office:value="0.002005">
            <text:p>0,002005</text:p>
          </table:table-cell>
          <table:table-cell office:value-type="float" office:value="0.00195">
            <text:p>0,00195</text:p>
          </table:table-cell>
          <table:table-cell office:value-type="float" office:value="0.002005">
            <text:p>0,002005</text:p>
          </table:table-cell>
          <table:table-cell office:value-type="float" office:value="0.001964">
            <text:p>0,001964</text:p>
          </table:table-cell>
          <table:table-cell office:value-type="float" office:value="0.001957">
            <text:p>0,001957</text:p>
          </table:table-cell>
          <table:table-cell office:value-type="float" office:value="0.001924">
            <text:p>0,001924</text:p>
          </table:table-cell>
          <table:table-cell table:number-columns-repeated="2" office:value-type="float" office:value="0.001954">
            <text:p>0,001954</text:p>
          </table:table-cell>
          <table:table-cell office:value-type="float" office:value="0.002003">
            <text:p>0,002003</text:p>
          </table:table-cell>
          <table:table-cell office:value-type="float" office:value="0.001967">
            <text:p>0,001967</text:p>
          </table:table-cell>
          <table:table-cell office:value-type="float" office:value="0.001954">
            <text:p>0,001954</text:p>
          </table:table-cell>
          <table:table-cell office:value-type="float" office:value="0.001901">
            <text:p>0,001901</text:p>
          </table:table-cell>
          <table:table-cell office:value-type="float" office:value="0.001952">
            <text:p>0,001952</text:p>
          </table:table-cell>
          <table:table-cell office:value-type="float" office:value="0.001931">
            <text:p>0,001931</text:p>
          </table:table-cell>
          <table:table-cell office:value-type="float" office:value="0.001924">
            <text:p>0,001924</text:p>
          </table:table-cell>
          <table:table-cell office:value-type="float" office:value="0.001953">
            <text:p>0,001953</text:p>
          </table:table-cell>
          <table:table-cell office:value-type="float" office:value="0.00191">
            <text:p>0,00191</text:p>
          </table:table-cell>
          <table:table-cell office:value-type="float" office:value="0.00184">
            <text:p>0,00184</text:p>
          </table:table-cell>
          <table:table-cell office:value-type="float" office:value="0.001806">
            <text:p>0,001806</text:p>
          </table:table-cell>
          <table:table-cell office:value-type="float" office:value="0.0019">
            <text:p>0,0019</text:p>
          </table:table-cell>
          <table:table-cell office:value-type="float" office:value="0.001882">
            <text:p>0,001882</text:p>
          </table:table-cell>
          <table:table-cell office:value-type="float" office:value="0.001875">
            <text:p>0,001875</text:p>
          </table:table-cell>
          <table:table-cell office:value-type="float" office:value="0.001849">
            <text:p>0,001849</text:p>
          </table:table-cell>
          <table:table-cell office:value-type="float" office:value="0.001857">
            <text:p>0,001857</text:p>
          </table:table-cell>
          <table:table-cell office:value-type="float" office:value="0.001905">
            <text:p>0,001905</text:p>
          </table:table-cell>
          <table:table-cell office:value-type="float" office:value="0.001854">
            <text:p>0,001854</text:p>
          </table:table-cell>
          <table:table-cell office:value-type="float" office:value="0.001949">
            <text:p>0,001949</text:p>
          </table:table-cell>
          <table:table-cell office:value-type="float" office:value="0.001952">
            <text:p>0,001952</text:p>
          </table:table-cell>
          <table:table-cell office:value-type="float" office:value="0.001972">
            <text:p>0,001972</text:p>
          </table:table-cell>
          <table:table-cell office:value-type="float" office:value="0.001984">
            <text:p>0,001984</text:p>
          </table:table-cell>
          <table:table-cell office:value-type="float" office:value="0.00198">
            <text:p>0,00198</text:p>
          </table:table-cell>
          <table:table-cell office:value-type="float" office:value="0.001987">
            <text:p>0,001987</text:p>
          </table:table-cell>
          <table:table-cell office:value-type="float" office:value="0.001999">
            <text:p>0,001999</text:p>
          </table:table-cell>
          <table:table-cell office:value-type="float" office:value="0.00201">
            <text:p>0,00201</text:p>
          </table:table-cell>
          <table:table-cell office:value-type="float" office:value="0.002004">
            <text:p>0,002004</text:p>
          </table:table-cell>
          <table:table-cell office:value-type="float" office:value="0.00197">
            <text:p>0,00197</text:p>
          </table:table-cell>
          <table:table-cell office:value-type="float" office:value="0.001967">
            <text:p>0,001967</text:p>
          </table:table-cell>
          <table:table-cell office:value-type="float" office:value="0.002031">
            <text:p>0,002031</text:p>
          </table:table-cell>
          <table:table-cell office:value-type="float" office:value="0.002048">
            <text:p>0,002048</text:p>
          </table:table-cell>
          <table:table-cell office:value-type="float" office:value="0.002132">
            <text:p>0,002132</text:p>
          </table:table-cell>
          <table:table-cell office:value-type="float" office:value="0.001957">
            <text:p>0,001957</text:p>
          </table:table-cell>
          <table:table-cell office:value-type="float" office:value="0.002065">
            <text:p>0,002065</text:p>
          </table:table-cell>
          <table:table-cell office:value-type="float" office:value="0.002089">
            <text:p>0,002089</text:p>
          </table:table-cell>
          <table:table-cell office:value-type="float" office:value="0.001995">
            <text:p>0,001995</text:p>
          </table:table-cell>
          <table:table-cell office:value-type="float" office:value="0.002046">
            <text:p>0,002046</text:p>
          </table:table-cell>
          <table:table-cell office:value-type="float" office:value="0.002002">
            <text:p>0,002002</text:p>
          </table:table-cell>
          <table:table-cell office:value-type="float" office:value="0.002065">
            <text:p>0,002065</text:p>
          </table:table-cell>
          <table:table-cell office:value-type="float" office:value="0.002045">
            <text:p>0,002045</text:p>
          </table:table-cell>
          <table:table-cell office:value-type="float" office:value="0.001985">
            <text:p>0,001985</text:p>
          </table:table-cell>
          <table:table-cell office:value-type="float" office:value="0.002039">
            <text:p>0,002039</text:p>
          </table:table-cell>
          <table:table-cell office:value-type="float" office:value="0.002006">
            <text:p>0,002006</text:p>
          </table:table-cell>
          <table:table-cell office:value-type="float" office:value="0.001966">
            <text:p>0,001966</text:p>
          </table:table-cell>
          <table:table-cell office:value-type="float" office:value="0.001986">
            <text:p>0,001986</text:p>
          </table:table-cell>
          <table:table-cell office:value-type="float" office:value="0.002027">
            <text:p>0,002027</text:p>
          </table:table-cell>
          <table:table-cell office:value-type="float" office:value="0.001978">
            <text:p>0,001978</text:p>
          </table:table-cell>
          <table:table-cell office:value-type="float" office:value="0.00198">
            <text:p>0,00198</text:p>
          </table:table-cell>
          <table:table-cell office:value-type="float" office:value="0.00197">
            <text:p>0,00197</text:p>
          </table:table-cell>
          <table:table-cell office:value-type="float" office:value="0.001917">
            <text:p>0,001917</text:p>
          </table:table-cell>
          <table:table-cell office:value-type="float" office:value="0.001901">
            <text:p>0,001901</text:p>
          </table:table-cell>
          <table:table-cell office:value-type="float" office:value="0.001896">
            <text:p>0,001896</text:p>
          </table:table-cell>
          <table:table-cell office:value-type="float" office:value="0.00184">
            <text:p>0,00184</text:p>
          </table:table-cell>
          <table:table-cell office:value-type="float" office:value="0.00187">
            <text:p>0,00187</text:p>
          </table:table-cell>
          <table:table-cell office:value-type="float" office:value="0.001915">
            <text:p>0,001915</text:p>
          </table:table-cell>
          <table:table-cell office:value-type="float" office:value="0.001891">
            <text:p>0,001891</text:p>
          </table:table-cell>
          <table:table-cell office:value-type="float" office:value="0.001839">
            <text:p>0,001839</text:p>
          </table:table-cell>
          <table:table-cell office:value-type="float" office:value="0.001893">
            <text:p>0,001893</text:p>
          </table:table-cell>
          <table:table-cell office:value-type="float" office:value="0.001865">
            <text:p>0,001865</text:p>
          </table:table-cell>
          <table:table-cell office:value-type="float" office:value="0.0019">
            <text:p>0,0019</text:p>
          </table:table-cell>
          <table:table-cell office:value-type="float" office:value="0.001816">
            <text:p>0,001816</text:p>
          </table:table-cell>
          <table:table-cell office:value-type="float" office:value="0.001864">
            <text:p>0,001864</text:p>
          </table:table-cell>
          <table:table-cell office:value-type="float" office:value="0.00185">
            <text:p>0,00185</text:p>
          </table:table-cell>
          <table:table-cell office:value-type="float" office:value="0.001866">
            <text:p>0,001866</text:p>
          </table:table-cell>
          <table:table-cell office:value-type="float" office:value="0.001929">
            <text:p>0,001929</text:p>
          </table:table-cell>
          <table:table-cell office:value-type="float" office:value="0.00191">
            <text:p>0,00191</text:p>
          </table:table-cell>
          <table:table-cell office:value-type="float" office:value="0.001876">
            <text:p>0,001876</text:p>
          </table:table-cell>
          <table:table-cell office:value-type="float" office:value="0.00192">
            <text:p>0,00192</text:p>
          </table:table-cell>
          <table:table-cell office:value-type="float" office:value="0.001889">
            <text:p>0,001889</text:p>
          </table:table-cell>
          <table:table-cell office:value-type="float" office:value="0.001887">
            <text:p>0,001887</text:p>
          </table:table-cell>
          <table:table-cell office:value-type="float" office:value="0.001895">
            <text:p>0,001895</text:p>
          </table:table-cell>
          <table:table-cell office:value-type="float" office:value="0.001903">
            <text:p>0,001903</text:p>
          </table:table-cell>
          <table:table-cell office:value-type="float" office:value="0.001846">
            <text:p>0,001846</text:p>
          </table:table-cell>
          <table:table-cell office:value-type="float" office:value="0.001884">
            <text:p>0,001884</text:p>
          </table:table-cell>
          <table:table-cell office:value-type="float" office:value="0.001831">
            <text:p>0,001831</text:p>
          </table:table-cell>
          <table:table-cell office:value-type="float" office:value="0.001859">
            <text:p>0,001859</text:p>
          </table:table-cell>
          <table:table-cell office:value-type="float" office:value="0.001863">
            <text:p>0,001863</text:p>
          </table:table-cell>
          <table:table-cell office:value-type="float" office:value="0.001851">
            <text:p>0,001851</text:p>
          </table:table-cell>
          <table:table-cell office:value-type="float" office:value="0.001874">
            <text:p>0,001874</text:p>
          </table:table-cell>
          <table:table-cell office:value-type="float" office:value="0.001822">
            <text:p>0,001822</text:p>
          </table:table-cell>
          <table:table-cell office:value-type="float" office:value="0.001837">
            <text:p>0,001837</text:p>
          </table:table-cell>
          <table:table-cell office:value-type="float" office:value="0.001868">
            <text:p>0,001868</text:p>
          </table:table-cell>
          <table:table-cell office:value-type="float" office:value="0.001832">
            <text:p>0,001832</text:p>
          </table:table-cell>
          <table:table-cell office:value-type="float" office:value="0.001824">
            <text:p>0,001824</text:p>
          </table:table-cell>
          <table:table-cell office:value-type="float" office:value="0.001801">
            <text:p>0,001801</text:p>
          </table:table-cell>
          <table:table-cell office:value-type="float" office:value="0.00177">
            <text:p>0,00177</text:p>
          </table:table-cell>
          <table:table-cell office:value-type="float" office:value="0.001809">
            <text:p>0,001809</text:p>
          </table:table-cell>
          <table:table-cell office:value-type="float" office:value="0.001872">
            <text:p>0,001872</text:p>
          </table:table-cell>
          <table:table-cell office:value-type="float" office:value="0.001841">
            <text:p>0,001841</text:p>
          </table:table-cell>
          <table:table-cell office:value-type="float" office:value="0.001863">
            <text:p>0,001863</text:p>
          </table:table-cell>
          <table:table-cell office:value-type="float" office:value="0.001843">
            <text:p>0,001843</text:p>
          </table:table-cell>
          <table:table-cell office:value-type="float" office:value="0.001855">
            <text:p>0,001855</text:p>
          </table:table-cell>
          <table:table-cell office:value-type="float" office:value="0.001866">
            <text:p>0,001866</text:p>
          </table:table-cell>
          <table:table-cell office:value-type="float" office:value="0.00183">
            <text:p>0,00183</text:p>
          </table:table-cell>
          <table:table-cell office:value-type="float" office:value="0.001877">
            <text:p>0,001877</text:p>
          </table:table-cell>
          <table:table-cell office:value-type="float" office:value="0.001864">
            <text:p>0,001864</text:p>
          </table:table-cell>
          <table:table-cell office:value-type="float" office:value="0.001859">
            <text:p>0,001859</text:p>
          </table:table-cell>
          <table:table-cell office:value-type="float" office:value="0.0019">
            <text:p>0,0019</text:p>
          </table:table-cell>
          <table:table-cell office:value-type="float" office:value="0.001891">
            <text:p>0,001891</text:p>
          </table:table-cell>
          <table:table-cell office:value-type="float" office:value="0.001831">
            <text:p>0,001831</text:p>
          </table:table-cell>
          <table:table-cell office:value-type="float" office:value="0.001909">
            <text:p>0,001909</text:p>
          </table:table-cell>
          <table:table-cell office:value-type="float" office:value="0.00188">
            <text:p>0,00188</text:p>
          </table:table-cell>
          <table:table-cell office:value-type="float" office:value="0.001823">
            <text:p>0,001823</text:p>
          </table:table-cell>
          <table:table-cell office:value-type="float" office:value="0.001832">
            <text:p>0,001832</text:p>
          </table:table-cell>
          <table:table-cell office:value-type="float" office:value="0.001873">
            <text:p>0,001873</text:p>
          </table:table-cell>
          <table:table-cell office:value-type="float" office:value="0.001792">
            <text:p>0,001792</text:p>
          </table:table-cell>
          <table:table-cell office:value-type="float" office:value="0.001807">
            <text:p>0,001807</text:p>
          </table:table-cell>
          <table:table-cell office:value-type="float" office:value="0.001831">
            <text:p>0,001831</text:p>
          </table:table-cell>
          <table:table-cell office:value-type="float" office:value="0.001836">
            <text:p>0,001836</text:p>
          </table:table-cell>
          <table:table-cell office:value-type="float" office:value="0.001892">
            <text:p>0,001892</text:p>
          </table:table-cell>
          <table:table-cell office:value-type="float" office:value="0.001829">
            <text:p>0,001829</text:p>
          </table:table-cell>
          <table:table-cell office:value-type="float" office:value="0.001845">
            <text:p>0,001845</text:p>
          </table:table-cell>
          <table:table-cell office:value-type="float" office:value="0.001799">
            <text:p>0,001799</text:p>
          </table:table-cell>
          <table:table-cell office:value-type="float" office:value="0.001744">
            <text:p>0,001744</text:p>
          </table:table-cell>
          <table:table-cell office:value-type="float" office:value="0.001777">
            <text:p>0,001777</text:p>
          </table:table-cell>
          <table:table-cell office:value-type="float" office:value="0.001772">
            <text:p>0,001772</text:p>
          </table:table-cell>
          <table:table-cell office:value-type="float" office:value="0.001802">
            <text:p>0,001802</text:p>
          </table:table-cell>
          <table:table-cell office:value-type="float" office:value="0.001799">
            <text:p>0,001799</text:p>
          </table:table-cell>
          <table:table-cell office:value-type="float" office:value="0.001846">
            <text:p>0,001846</text:p>
          </table:table-cell>
          <table:table-cell office:value-type="float" office:value="0.00179">
            <text:p>0,00179</text:p>
          </table:table-cell>
          <table:table-cell office:value-type="float" office:value="0.001779">
            <text:p>0,001779</text:p>
          </table:table-cell>
          <table:table-cell office:value-type="float" office:value="0.001743">
            <text:p>0,001743</text:p>
          </table:table-cell>
          <table:table-cell office:value-type="float" office:value="0.001695">
            <text:p>0,001695</text:p>
          </table:table-cell>
          <table:table-cell office:value-type="float" office:value="0.001757">
            <text:p>0,001757</text:p>
          </table:table-cell>
          <table:table-cell office:value-type="float" office:value="0.001749">
            <text:p>0,001749</text:p>
          </table:table-cell>
          <table:table-cell office:value-type="float" office:value="0.001728">
            <text:p>0,001728</text:p>
          </table:table-cell>
          <table:table-cell office:value-type="float" office:value="0.001731">
            <text:p>0,001731</text:p>
          </table:table-cell>
          <table:table-cell office:value-type="float" office:value="0.00169">
            <text:p>0,00169</text:p>
          </table:table-cell>
          <table:table-cell office:value-type="float" office:value="0.001674">
            <text:p>0,001674</text:p>
          </table:table-cell>
          <table:table-cell office:value-type="float" office:value="0.00168">
            <text:p>0,00168</text:p>
          </table:table-cell>
          <table:table-cell office:value-type="float" office:value="0.001724">
            <text:p>0,001724</text:p>
          </table:table-cell>
          <table:table-cell office:value-type="float" office:value="0.001791">
            <text:p>0,001791</text:p>
          </table:table-cell>
          <table:table-cell office:value-type="float" office:value="0.00172">
            <text:p>0,00172</text:p>
          </table:table-cell>
          <table:table-cell office:value-type="float" office:value="0.001754">
            <text:p>0,001754</text:p>
          </table:table-cell>
          <table:table-cell office:value-type="float" office:value="0.001698">
            <text:p>0,001698</text:p>
          </table:table-cell>
          <table:table-cell office:value-type="float" office:value="0.00175">
            <text:p>0,00175</text:p>
          </table:table-cell>
          <table:table-cell office:value-type="float" office:value="0.001732">
            <text:p>0,001732</text:p>
          </table:table-cell>
          <table:table-cell office:value-type="float" office:value="0.001723">
            <text:p>0,001723</text:p>
          </table:table-cell>
          <table:table-cell office:value-type="float" office:value="0.00166">
            <text:p>0,00166</text:p>
          </table:table-cell>
          <table:table-cell office:value-type="float" office:value="0.001684">
            <text:p>0,001684</text:p>
          </table:table-cell>
          <table:table-cell office:value-type="float" office:value="0.001612">
            <text:p>0,001612</text:p>
          </table:table-cell>
          <table:table-cell table:number-columns-repeated="2" office:value-type="float" office:value="0.001656">
            <text:p>0,001656</text:p>
          </table:table-cell>
          <table:table-cell office:value-type="float" office:value="0.001691">
            <text:p>0,001691</text:p>
          </table:table-cell>
          <table:table-cell office:value-type="float" office:value="0.001631">
            <text:p>0,001631</text:p>
          </table:table-cell>
          <table:table-cell office:value-type="float" office:value="0.0016">
            <text:p>0,0016</text:p>
          </table:table-cell>
          <table:table-cell office:value-type="float" office:value="0.00169">
            <text:p>0,00169</text:p>
          </table:table-cell>
          <table:table-cell office:value-type="float" office:value="0.001681">
            <text:p>0,001681</text:p>
          </table:table-cell>
          <table:table-cell office:value-type="float" office:value="0.001592">
            <text:p>0,001592</text:p>
          </table:table-cell>
          <table:table-cell office:value-type="float" office:value="0.001663">
            <text:p>0,001663</text:p>
          </table:table-cell>
          <table:table-cell office:value-type="float" office:value="0.001659">
            <text:p>0,001659</text:p>
          </table:table-cell>
          <table:table-cell office:value-type="float" office:value="0.001671">
            <text:p>0,001671</text:p>
          </table:table-cell>
          <table:table-cell office:value-type="float" office:value="0.001675">
            <text:p>0,001675</text:p>
          </table:table-cell>
          <table:table-cell office:value-type="float" office:value="0.001692">
            <text:p>0,001692</text:p>
          </table:table-cell>
          <table:table-cell office:value-type="float" office:value="0.001672">
            <text:p>0,001672</text:p>
          </table:table-cell>
          <table:table-cell office:value-type="float" office:value="0.00162">
            <text:p>0,00162</text:p>
          </table:table-cell>
          <table:table-cell office:value-type="float" office:value="0.001665">
            <text:p>0,001665</text:p>
          </table:table-cell>
          <table:table-cell office:value-type="float" office:value="0.001652">
            <text:p>0,001652</text:p>
          </table:table-cell>
          <table:table-cell office:value-type="float" office:value="0.001615">
            <text:p>0,001615</text:p>
          </table:table-cell>
          <table:table-cell office:value-type="float" office:value="0.00165">
            <text:p>0,00165</text:p>
          </table:table-cell>
          <table:table-cell office:value-type="float" office:value="0.001647">
            <text:p>0,001647</text:p>
          </table:table-cell>
          <table:table-cell office:value-type="float" office:value="0.001688">
            <text:p>0,001688</text:p>
          </table:table-cell>
          <table:table-cell office:value-type="float" office:value="0.001642">
            <text:p>0,001642</text:p>
          </table:table-cell>
          <table:table-cell office:value-type="float" office:value="0.001638">
            <text:p>0,001638</text:p>
          </table:table-cell>
          <table:table-cell office:value-type="float" office:value="0.00162">
            <text:p>0,00162</text:p>
          </table:table-cell>
          <table:table-cell office:value-type="float" office:value="0.001585">
            <text:p>0,001585</text:p>
          </table:table-cell>
          <table:table-cell office:value-type="float" office:value="0.001614">
            <text:p>0,001614</text:p>
          </table:table-cell>
          <table:table-cell office:value-type="float" office:value="0.001629">
            <text:p>0,001629</text:p>
          </table:table-cell>
          <table:table-cell office:value-type="float" office:value="0.001631">
            <text:p>0,001631</text:p>
          </table:table-cell>
          <table:table-cell office:value-type="float" office:value="0.001555">
            <text:p>0,001555</text:p>
          </table:table-cell>
          <table:table-cell office:value-type="float" office:value="0.001662">
            <text:p>0,001662</text:p>
          </table:table-cell>
          <table:table-cell office:value-type="float" office:value="0.001646">
            <text:p>0,001646</text:p>
          </table:table-cell>
          <table:table-cell office:value-type="float" office:value="0.001561">
            <text:p>0,001561</text:p>
          </table:table-cell>
          <table:table-cell office:value-type="float" office:value="0.001594">
            <text:p>0,001594</text:p>
          </table:table-cell>
          <table:table-cell office:value-type="float" office:value="0.001619">
            <text:p>0,001619</text:p>
          </table:table-cell>
          <table:table-cell office:value-type="float" office:value="0.001558">
            <text:p>0,001558</text:p>
          </table:table-cell>
          <table:table-cell office:value-type="float" office:value="0.001593">
            <text:p>0,001593</text:p>
          </table:table-cell>
          <table:table-cell office:value-type="float" office:value="0.001571">
            <text:p>0,001571</text:p>
          </table:table-cell>
          <table:table-cell office:value-type="float" office:value="0.001593">
            <text:p>0,001593</text:p>
          </table:table-cell>
          <table:table-cell office:value-type="float" office:value="0.001567">
            <text:p>0,001567</text:p>
          </table:table-cell>
          <table:table-cell office:value-type="float" office:value="0.001563">
            <text:p>0,001563</text:p>
          </table:table-cell>
          <table:table-cell table:number-columns-repeated="2" office:value-type="float" office:value="0.001541">
            <text:p>0,001541</text:p>
          </table:table-cell>
          <table:table-cell office:value-type="float" office:value="0.001572">
            <text:p>0,001572</text:p>
          </table:table-cell>
          <table:table-cell office:value-type="float" office:value="0.001547">
            <text:p>0,001547</text:p>
          </table:table-cell>
          <table:table-cell office:value-type="float" office:value="0.001538">
            <text:p>0,001538</text:p>
          </table:table-cell>
          <table:table-cell office:value-type="float" office:value="0.001547">
            <text:p>0,001547</text:p>
          </table:table-cell>
          <table:table-cell office:value-type="float" office:value="0.001583">
            <text:p>0,001583</text:p>
          </table:table-cell>
          <table:table-cell office:value-type="float" office:value="0.001538">
            <text:p>0,001538</text:p>
          </table:table-cell>
          <table:table-cell office:value-type="float" office:value="0.001562">
            <text:p>0,001562</text:p>
          </table:table-cell>
          <table:table-cell office:value-type="float" office:value="0.001516">
            <text:p>0,001516</text:p>
          </table:table-cell>
          <table:table-cell office:value-type="float" office:value="0.001578">
            <text:p>0,001578</text:p>
          </table:table-cell>
          <table:table-cell office:value-type="float" office:value="0.001518">
            <text:p>0,001518</text:p>
          </table:table-cell>
          <table:table-cell office:value-type="float" office:value="0.001571">
            <text:p>0,001571</text:p>
          </table:table-cell>
          <table:table-cell office:value-type="float" office:value="0.001539">
            <text:p>0,001539</text:p>
          </table:table-cell>
          <table:table-cell office:value-type="float" office:value="0.001513">
            <text:p>0,001513</text:p>
          </table:table-cell>
          <table:table-cell office:value-type="float" office:value="0.001578">
            <text:p>0,001578</text:p>
          </table:table-cell>
          <table:table-cell office:value-type="float" office:value="0.001581">
            <text:p>0,001581</text:p>
          </table:table-cell>
          <table:table-cell office:value-type="float" office:value="0.001592">
            <text:p>0,001592</text:p>
          </table:table-cell>
          <table:table-cell office:value-type="float" office:value="0.001578">
            <text:p>0,001578</text:p>
          </table:table-cell>
          <table:table-cell office:value-type="float" office:value="0.001597">
            <text:p>0,001597</text:p>
          </table:table-cell>
          <table:table-cell office:value-type="float" office:value="0.001588">
            <text:p>0,001588</text:p>
          </table:table-cell>
          <table:table-cell office:value-type="float" office:value="0.001663">
            <text:p>0,001663</text:p>
          </table:table-cell>
          <table:table-cell office:value-type="float" office:value="0.001598">
            <text:p>0,001598</text:p>
          </table:table-cell>
          <table:table-cell office:value-type="float" office:value="0.001556">
            <text:p>0,001556</text:p>
          </table:table-cell>
          <table:table-cell office:value-type="float" office:value="0.001526">
            <text:p>0,001526</text:p>
          </table:table-cell>
          <table:table-cell office:value-type="float" office:value="0.00159">
            <text:p>0,00159</text:p>
          </table:table-cell>
          <table:table-cell office:value-type="float" office:value="0.001568">
            <text:p>0,001568</text:p>
          </table:table-cell>
          <table:table-cell office:value-type="float" office:value="0.001543">
            <text:p>0,001543</text:p>
          </table:table-cell>
          <table:table-cell office:value-type="float" office:value="0.001615">
            <text:p>0,001615</text:p>
          </table:table-cell>
          <table:table-cell office:value-type="float" office:value="0.001555">
            <text:p>0,001555</text:p>
          </table:table-cell>
          <table:table-cell office:value-type="float" office:value="0.001532">
            <text:p>0,001532</text:p>
          </table:table-cell>
          <table:table-cell office:value-type="float" office:value="0.001592">
            <text:p>0,001592</text:p>
          </table:table-cell>
          <table:table-cell office:value-type="float" office:value="0.001598">
            <text:p>0,001598</text:p>
          </table:table-cell>
          <table:table-cell office:value-type="float" office:value="0.001535">
            <text:p>0,001535</text:p>
          </table:table-cell>
          <table:table-cell office:value-type="float" office:value="0.001584">
            <text:p>0,001584</text:p>
          </table:table-cell>
          <table:table-cell office:value-type="float" office:value="0.001556">
            <text:p>0,001556</text:p>
          </table:table-cell>
          <table:table-cell office:value-type="float" office:value="0.001472">
            <text:p>0,001472</text:p>
          </table:table-cell>
          <table:table-cell office:value-type="float" office:value="0.001545">
            <text:p>0,001545</text:p>
          </table:table-cell>
          <table:table-cell office:value-type="float" office:value="0.001532">
            <text:p>0,001532</text:p>
          </table:table-cell>
          <table:table-cell office:value-type="float" office:value="0.001501">
            <text:p>0,001501</text:p>
          </table:table-cell>
          <table:table-cell office:value-type="float" office:value="0.00157">
            <text:p>0,00157</text:p>
          </table:table-cell>
          <table:table-cell office:value-type="float" office:value="0.001562">
            <text:p>0,001562</text:p>
          </table:table-cell>
          <table:table-cell office:value-type="float" office:value="0.001531">
            <text:p>0,001531</text:p>
          </table:table-cell>
          <table:table-cell office:value-type="float" office:value="0.001521">
            <text:p>0,001521</text:p>
          </table:table-cell>
          <table:table-cell office:value-type="float" office:value="0.001535">
            <text:p>0,001535</text:p>
          </table:table-cell>
          <table:table-cell office:value-type="float" office:value="0.001558">
            <text:p>0,001558</text:p>
          </table:table-cell>
          <table:table-cell office:value-type="float" office:value="0.001493">
            <text:p>0,001493</text:p>
          </table:table-cell>
          <table:table-cell office:value-type="float" office:value="0.001538">
            <text:p>0,001538</text:p>
          </table:table-cell>
          <table:table-cell office:value-type="float" office:value="0.00157">
            <text:p>0,00157</text:p>
          </table:table-cell>
          <table:table-cell office:value-type="float" office:value="0.001509">
            <text:p>0,001509</text:p>
          </table:table-cell>
          <table:table-cell office:value-type="float" office:value="0.001461">
            <text:p>0,001461</text:p>
          </table:table-cell>
          <table:table-cell office:value-type="float" office:value="0.001488">
            <text:p>0,001488</text:p>
          </table:table-cell>
          <table:table-cell office:value-type="float" office:value="0.001533">
            <text:p>0,001533</text:p>
          </table:table-cell>
          <table:table-cell office:value-type="float" office:value="0.001488">
            <text:p>0,001488</text:p>
          </table:table-cell>
          <table:table-cell office:value-type="float" office:value="0.001558">
            <text:p>0,001558</text:p>
          </table:table-cell>
          <table:table-cell office:value-type="float" office:value="0.001553">
            <text:p>0,001553</text:p>
          </table:table-cell>
          <table:table-cell office:value-type="float" office:value="0.001596">
            <text:p>0,001596</text:p>
          </table:table-cell>
          <table:table-cell office:value-type="float" office:value="0.00159">
            <text:p>0,00159</text:p>
          </table:table-cell>
          <table:table-cell office:value-type="float" office:value="0.001533">
            <text:p>0,001533</text:p>
          </table:table-cell>
          <table:table-cell office:value-type="float" office:value="0.001576">
            <text:p>0,001576</text:p>
          </table:table-cell>
          <table:table-cell office:value-type="float" office:value="0.001534">
            <text:p>0,001534</text:p>
          </table:table-cell>
          <table:table-cell office:value-type="float" office:value="0.001496">
            <text:p>0,001496</text:p>
          </table:table-cell>
          <table:table-cell office:value-type="float" office:value="0.001494">
            <text:p>0,001494</text:p>
          </table:table-cell>
          <table:table-cell office:value-type="float" office:value="0.001538">
            <text:p>0,001538</text:p>
          </table:table-cell>
          <table:table-cell office:value-type="float" office:value="0.001541">
            <text:p>0,001541</text:p>
          </table:table-cell>
          <table:table-cell office:value-type="float" office:value="0.001545">
            <text:p>0,001545</text:p>
          </table:table-cell>
          <table:table-cell office:value-type="float" office:value="0.001537">
            <text:p>0,001537</text:p>
          </table:table-cell>
          <table:table-cell office:value-type="float" office:value="0.001513">
            <text:p>0,001513</text:p>
          </table:table-cell>
          <table:table-cell office:value-type="float" office:value="0.001499">
            <text:p>0,001499</text:p>
          </table:table-cell>
          <table:table-cell office:value-type="float" office:value="0.001508">
            <text:p>0,001508</text:p>
          </table:table-cell>
          <table:table-cell office:value-type="float" office:value="0.0015">
            <text:p>0,0015</text:p>
          </table:table-cell>
          <table:table-cell office:value-type="float" office:value="0.001518">
            <text:p>0,001518</text:p>
          </table:table-cell>
          <table:table-cell office:value-type="float" office:value="0.00155">
            <text:p>0,00155</text:p>
          </table:table-cell>
          <table:table-cell office:value-type="float" office:value="0.001597">
            <text:p>0,001597</text:p>
          </table:table-cell>
          <table:table-cell office:value-type="float" office:value="0.001572">
            <text:p>0,001572</text:p>
          </table:table-cell>
          <table:table-cell office:value-type="float" office:value="0.00156">
            <text:p>0,00156</text:p>
          </table:table-cell>
          <table:table-cell office:value-type="float" office:value="0.001617">
            <text:p>0,001617</text:p>
          </table:table-cell>
          <table:table-cell office:value-type="float" office:value="0.001557">
            <text:p>0,001557</text:p>
          </table:table-cell>
          <table:table-cell office:value-type="float" office:value="0.001523">
            <text:p>0,001523</text:p>
          </table:table-cell>
          <table:table-cell office:value-type="float" office:value="0.001561">
            <text:p>0,001561</text:p>
          </table:table-cell>
          <table:table-cell office:value-type="float" office:value="0.001543">
            <text:p>0,001543</text:p>
          </table:table-cell>
          <table:table-cell office:value-type="float" office:value="0.001562">
            <text:p>0,001562</text:p>
          </table:table-cell>
          <table:table-cell office:value-type="float" office:value="0.001534">
            <text:p>0,001534</text:p>
          </table:table-cell>
          <table:table-cell office:value-type="float" office:value="0.001497">
            <text:p>0,001497</text:p>
          </table:table-cell>
          <table:table-cell office:value-type="float" office:value="0.001547">
            <text:p>0,001547</text:p>
          </table:table-cell>
          <table:table-cell office:value-type="float" office:value="0.001512">
            <text:p>0,001512</text:p>
          </table:table-cell>
          <table:table-cell office:value-type="float" office:value="0.001516">
            <text:p>0,001516</text:p>
          </table:table-cell>
          <table:table-cell office:value-type="float" office:value="0.001559">
            <text:p>0,001559</text:p>
          </table:table-cell>
          <table:table-cell office:value-type="float" office:value="0.001517">
            <text:p>0,001517</text:p>
          </table:table-cell>
          <table:table-cell office:value-type="float" office:value="0.001536">
            <text:p>0,001536</text:p>
          </table:table-cell>
          <table:table-cell office:value-type="float" office:value="0.001484">
            <text:p>0,001484</text:p>
          </table:table-cell>
          <table:table-cell office:value-type="float" office:value="0.001504">
            <text:p>0,001504</text:p>
          </table:table-cell>
          <table:table-cell office:value-type="float" office:value="0.001525">
            <text:p>0,001525</text:p>
          </table:table-cell>
          <table:table-cell office:value-type="float" office:value="0.001495">
            <text:p>0,001495</text:p>
          </table:table-cell>
          <table:table-cell office:value-type="float" office:value="0.001501">
            <text:p>0,001501</text:p>
          </table:table-cell>
          <table:table-cell office:value-type="float" office:value="0.001519">
            <text:p>0,001519</text:p>
          </table:table-cell>
          <table:table-cell office:value-type="float" office:value="0.001509">
            <text:p>0,001509</text:p>
          </table:table-cell>
          <table:table-cell office:value-type="float" office:value="0.001479">
            <text:p>0,001479</text:p>
          </table:table-cell>
          <table:table-cell office:value-type="float" office:value="0.001526">
            <text:p>0,001526</text:p>
          </table:table-cell>
          <table:table-cell office:value-type="float" office:value="0.001468">
            <text:p>0,001468</text:p>
          </table:table-cell>
          <table:table-cell office:value-type="float" office:value="0.00148">
            <text:p>0,00148</text:p>
          </table:table-cell>
          <table:table-cell office:value-type="float" office:value="0.001492">
            <text:p>0,001492</text:p>
          </table:table-cell>
          <table:table-cell office:value-type="float" office:value="0.001487">
            <text:p>0,001487</text:p>
          </table:table-cell>
          <table:table-cell office:value-type="float" office:value="0.001482">
            <text:p>0,001482</text:p>
          </table:table-cell>
          <table:table-cell office:value-type="float" office:value="0.001506">
            <text:p>0,001506</text:p>
          </table:table-cell>
          <table:table-cell office:value-type="float" office:value="0.001448">
            <text:p>0,001448</text:p>
          </table:table-cell>
          <table:table-cell office:value-type="float" office:value="0.00152">
            <text:p>0,00152</text:p>
          </table:table-cell>
          <table:table-cell office:value-type="float" office:value="0.001494">
            <text:p>0,001494</text:p>
          </table:table-cell>
          <table:table-cell office:value-type="float" office:value="0.001405">
            <text:p>0,001405</text:p>
          </table:table-cell>
          <table:table-cell office:value-type="float" office:value="0.001426">
            <text:p>0,001426</text:p>
          </table:table-cell>
          <table:table-cell office:value-type="float" office:value="0.001459">
            <text:p>0,001459</text:p>
          </table:table-cell>
          <table:table-cell office:value-type="float" office:value="0.001488">
            <text:p>0,001488</text:p>
          </table:table-cell>
          <table:table-cell office:value-type="float" office:value="0.001498">
            <text:p>0,001498</text:p>
          </table:table-cell>
          <table:table-cell office:value-type="float" office:value="0.001437">
            <text:p>0,001437</text:p>
          </table:table-cell>
          <table:table-cell office:value-type="float" office:value="0.001493">
            <text:p>0,001493</text:p>
          </table:table-cell>
          <table:table-cell office:value-type="float" office:value="0.001467">
            <text:p>0,001467</text:p>
          </table:table-cell>
          <table:table-cell office:value-type="float" office:value="0.001419">
            <text:p>0,001419</text:p>
          </table:table-cell>
          <table:table-cell office:value-type="float" office:value="0.001444">
            <text:p>0,001444</text:p>
          </table:table-cell>
          <table:table-cell office:value-type="float" office:value="0.001445">
            <text:p>0,001445</text:p>
          </table:table-cell>
          <table:table-cell office:value-type="float" office:value="0.001488">
            <text:p>0,001488</text:p>
          </table:table-cell>
          <table:table-cell office:value-type="float" office:value="0.001514">
            <text:p>0,001514</text:p>
          </table:table-cell>
          <table:table-cell office:value-type="float" office:value="0.001459">
            <text:p>0,001459</text:p>
          </table:table-cell>
          <table:table-cell office:value-type="float" office:value="0.001482">
            <text:p>0,001482</text:p>
          </table:table-cell>
          <table:table-cell office:value-type="float" office:value="0.001519">
            <text:p>0,001519</text:p>
          </table:table-cell>
          <table:table-cell office:value-type="float" office:value="0.001491">
            <text:p>0,001491</text:p>
          </table:table-cell>
          <table:table-cell office:value-type="float" office:value="0.001497">
            <text:p>0,001497</text:p>
          </table:table-cell>
          <table:table-cell office:value-type="float" office:value="0.001483">
            <text:p>0,001483</text:p>
          </table:table-cell>
          <table:table-cell office:value-type="float" office:value="0.001447">
            <text:p>0,001447</text:p>
          </table:table-cell>
          <table:table-cell office:value-type="float" office:value="0.001437">
            <text:p>0,001437</text:p>
          </table:table-cell>
          <table:table-cell office:value-type="float" office:value="0.001429">
            <text:p>0,001429</text:p>
          </table:table-cell>
          <table:table-cell office:value-type="float" office:value="0.001445">
            <text:p>0,001445</text:p>
          </table:table-cell>
          <table:table-cell office:value-type="float" office:value="0.001464">
            <text:p>0,001464</text:p>
          </table:table-cell>
        </table:table-row>
        <table:table-row table:style-name="ro1">
          <table:covered-table-cell table:number-columns-repeated="4" table:style-name="ce1"/>
          <table:table-cell office:value-type="string">
            <text:p>Verifying – MCP class 2</text:p>
          </table:table-cell>
          <table:table-cell office:value-type="float" office:value="0.697484">
            <text:p>0,697484</text:p>
          </table:table-cell>
          <table:table-cell office:value-type="float" office:value="0.653975">
            <text:p>0,653975</text:p>
          </table:table-cell>
          <table:table-cell office:value-type="float" office:value="0.611048">
            <text:p>0,611048</text:p>
          </table:table-cell>
          <table:table-cell office:value-type="float" office:value="0.572566">
            <text:p>0,572566</text:p>
          </table:table-cell>
          <table:table-cell office:value-type="float" office:value="0.535324">
            <text:p>0,535324</text:p>
          </table:table-cell>
          <table:table-cell office:value-type="float" office:value="0.500012">
            <text:p>0,500012</text:p>
          </table:table-cell>
          <table:table-cell office:value-type="float" office:value="0.468229">
            <text:p>0,468229</text:p>
          </table:table-cell>
          <table:table-cell office:value-type="float" office:value="0.435048">
            <text:p>0,435048</text:p>
          </table:table-cell>
          <table:table-cell office:value-type="float" office:value="0.409092">
            <text:p>0,409092</text:p>
          </table:table-cell>
          <table:table-cell office:value-type="float" office:value="0.382084">
            <text:p>0,382084</text:p>
          </table:table-cell>
          <table:table-cell office:value-type="float" office:value="0.356906">
            <text:p>0,356906</text:p>
          </table:table-cell>
          <table:table-cell office:value-type="float" office:value="0.334666">
            <text:p>0,334666</text:p>
          </table:table-cell>
          <table:table-cell office:value-type="float" office:value="0.311716">
            <text:p>0,311716</text:p>
          </table:table-cell>
          <table:table-cell office:value-type="float" office:value="0.291924">
            <text:p>0,291924</text:p>
          </table:table-cell>
          <table:table-cell office:value-type="float" office:value="0.273975">
            <text:p>0,273975</text:p>
          </table:table-cell>
          <table:table-cell office:value-type="float" office:value="0.255902">
            <text:p>0,255902</text:p>
          </table:table-cell>
          <table:table-cell office:value-type="float" office:value="0.237953">
            <text:p>0,237953</text:p>
          </table:table-cell>
          <table:table-cell office:value-type="float" office:value="0.223611">
            <text:p>0,223611</text:p>
          </table:table-cell>
          <table:table-cell office:value-type="float" office:value="0.209225">
            <text:p>0,209225</text:p>
          </table:table-cell>
          <table:table-cell office:value-type="float" office:value="0.194793">
            <text:p>0,194793</text:p>
          </table:table-cell>
          <table:table-cell office:value-type="float" office:value="0.182141">
            <text:p>0,182141</text:p>
          </table:table-cell>
          <table:table-cell office:value-type="float" office:value="0.170023">
            <text:p>0,170023</text:p>
          </table:table-cell>
          <table:table-cell office:value-type="float" office:value="0.161149">
            <text:p>0,161149</text:p>
          </table:table-cell>
          <table:table-cell office:value-type="float" office:value="0.149096">
            <text:p>0,149096</text:p>
          </table:table-cell>
          <table:table-cell office:value-type="float" office:value="0.139342">
            <text:p>0,139342</text:p>
          </table:table-cell>
          <table:table-cell office:value-type="float" office:value="0.130507">
            <text:p>0,130507</text:p>
          </table:table-cell>
          <table:table-cell office:value-type="float" office:value="0.1217">
            <text:p>0,1217</text:p>
          </table:table-cell>
          <table:table-cell office:value-type="float" office:value="0.114553">
            <text:p>0,114553</text:p>
          </table:table-cell>
          <table:table-cell office:value-type="float" office:value="0.106138">
            <text:p>0,106138</text:p>
          </table:table-cell>
          <table:table-cell office:value-type="float" office:value="0.099789">
            <text:p>0,099789</text:p>
          </table:table-cell>
          <table:table-cell office:value-type="float" office:value="0.093964">
            <text:p>0,093964</text:p>
          </table:table-cell>
          <table:table-cell office:value-type="float" office:value="0.086924">
            <text:p>0,086924</text:p>
          </table:table-cell>
          <table:table-cell office:value-type="float" office:value="0.081626">
            <text:p>0,081626</text:p>
          </table:table-cell>
          <table:table-cell office:value-type="float" office:value="0.076086">
            <text:p>0,076086</text:p>
          </table:table-cell>
          <table:table-cell office:value-type="float" office:value="0.07092">
            <text:p>0,07092</text:p>
          </table:table-cell>
          <table:table-cell office:value-type="float" office:value="0.066425">
            <text:p>0,066425</text:p>
          </table:table-cell>
          <table:table-cell office:value-type="float" office:value="0.062296">
            <text:p>0,062296</text:p>
          </table:table-cell>
          <table:table-cell office:value-type="float" office:value="0.058737">
            <text:p>0,058737</text:p>
          </table:table-cell>
          <table:table-cell office:value-type="float" office:value="0.054782">
            <text:p>0,054782</text:p>
          </table:table-cell>
          <table:table-cell office:value-type="float" office:value="0.051615">
            <text:p>0,051615</text:p>
          </table:table-cell>
          <table:table-cell office:value-type="float" office:value="0.047909">
            <text:p>0,047909</text:p>
          </table:table-cell>
          <table:table-cell office:value-type="float" office:value="0.045113">
            <text:p>0,045113</text:p>
          </table:table-cell>
          <table:table-cell office:value-type="float" office:value="0.041447">
            <text:p>0,041447</text:p>
          </table:table-cell>
          <table:table-cell office:value-type="float" office:value="0.039043">
            <text:p>0,039043</text:p>
          </table:table-cell>
          <table:table-cell office:value-type="float" office:value="0.035879">
            <text:p>0,035879</text:p>
          </table:table-cell>
          <table:table-cell office:value-type="float" office:value="0.034137">
            <text:p>0,034137</text:p>
          </table:table-cell>
          <table:table-cell office:value-type="float" office:value="0.03199">
            <text:p>0,03199</text:p>
          </table:table-cell>
          <table:table-cell office:value-type="float" office:value="0.029723">
            <text:p>0,029723</text:p>
          </table:table-cell>
          <table:table-cell office:value-type="float" office:value="0.028103">
            <text:p>0,028103</text:p>
          </table:table-cell>
          <table:table-cell office:value-type="float" office:value="0.025738">
            <text:p>0,025738</text:p>
          </table:table-cell>
          <table:table-cell office:value-type="float" office:value="0.024951">
            <text:p>0,024951</text:p>
          </table:table-cell>
          <table:table-cell office:value-type="float" office:value="0.023271">
            <text:p>0,023271</text:p>
          </table:table-cell>
          <table:table-cell office:value-type="float" office:value="0.021969">
            <text:p>0,021969</text:p>
          </table:table-cell>
          <table:table-cell office:value-type="float" office:value="0.020742">
            <text:p>0,020742</text:p>
          </table:table-cell>
          <table:table-cell office:value-type="float" office:value="0.019572">
            <text:p>0,019572</text:p>
          </table:table-cell>
          <table:table-cell office:value-type="float" office:value="0.017795">
            <text:p>0,017795</text:p>
          </table:table-cell>
          <table:table-cell office:value-type="float" office:value="0.016844">
            <text:p>0,016844</text:p>
          </table:table-cell>
          <table:table-cell office:value-type="float" office:value="0.016191">
            <text:p>0,016191</text:p>
          </table:table-cell>
          <table:table-cell office:value-type="float" office:value="0.014801">
            <text:p>0,014801</text:p>
          </table:table-cell>
          <table:table-cell office:value-type="float" office:value="0.014451">
            <text:p>0,014451</text:p>
          </table:table-cell>
          <table:table-cell office:value-type="float" office:value="0.013499">
            <text:p>0,013499</text:p>
          </table:table-cell>
          <table:table-cell office:value-type="float" office:value="0.012782">
            <text:p>0,012782</text:p>
          </table:table-cell>
          <table:table-cell office:value-type="float" office:value="0.012001">
            <text:p>0,012001</text:p>
          </table:table-cell>
          <table:table-cell office:value-type="float" office:value="0.011408">
            <text:p>0,011408</text:p>
          </table:table-cell>
          <table:table-cell office:value-type="float" office:value="0.010643">
            <text:p>0,010643</text:p>
          </table:table-cell>
          <table:table-cell office:value-type="float" office:value="0.010109">
            <text:p>0,010109</text:p>
          </table:table-cell>
          <table:table-cell office:value-type="float" office:value="0.009674">
            <text:p>0,009674</text:p>
          </table:table-cell>
          <table:table-cell office:value-type="float" office:value="0.008562">
            <text:p>0,008562</text:p>
          </table:table-cell>
          <table:table-cell office:value-type="float" office:value="0.008692">
            <text:p>0,008692</text:p>
          </table:table-cell>
          <table:table-cell office:value-type="float" office:value="0.007933">
            <text:p>0,007933</text:p>
          </table:table-cell>
          <table:table-cell office:value-type="float" office:value="0.007945">
            <text:p>0,007945</text:p>
          </table:table-cell>
          <table:table-cell office:value-type="float" office:value="0.00745">
            <text:p>0,00745</text:p>
          </table:table-cell>
          <table:table-cell office:value-type="float" office:value="0.00707">
            <text:p>0,00707</text:p>
          </table:table-cell>
          <table:table-cell office:value-type="float" office:value="0.006823">
            <text:p>0,006823</text:p>
          </table:table-cell>
          <table:table-cell office:value-type="float" office:value="0.006535">
            <text:p>0,006535</text:p>
          </table:table-cell>
          <table:table-cell office:value-type="float" office:value="0.006111">
            <text:p>0,006111</text:p>
          </table:table-cell>
          <table:table-cell office:value-type="float" office:value="0.005883">
            <text:p>0,005883</text:p>
          </table:table-cell>
          <table:table-cell office:value-type="float" office:value="0.005678">
            <text:p>0,005678</text:p>
          </table:table-cell>
          <table:table-cell office:value-type="float" office:value="0.005423">
            <text:p>0,005423</text:p>
          </table:table-cell>
          <table:table-cell office:value-type="float" office:value="0.0051">
            <text:p>0,0051</text:p>
          </table:table-cell>
          <table:table-cell office:value-type="float" office:value="0.005067">
            <text:p>0,005067</text:p>
          </table:table-cell>
          <table:table-cell office:value-type="float" office:value="0.004974">
            <text:p>0,004974</text:p>
          </table:table-cell>
          <table:table-cell office:value-type="float" office:value="0.00472">
            <text:p>0,00472</text:p>
          </table:table-cell>
          <table:table-cell office:value-type="float" office:value="0.00459">
            <text:p>0,00459</text:p>
          </table:table-cell>
          <table:table-cell office:value-type="float" office:value="0.004453">
            <text:p>0,004453</text:p>
          </table:table-cell>
          <table:table-cell office:value-type="float" office:value="0.00435">
            <text:p>0,00435</text:p>
          </table:table-cell>
          <table:table-cell office:value-type="float" office:value="0.00422">
            <text:p>0,00422</text:p>
          </table:table-cell>
          <table:table-cell office:value-type="float" office:value="0.003927">
            <text:p>0,003927</text:p>
          </table:table-cell>
          <table:table-cell office:value-type="float" office:value="0.003762">
            <text:p>0,003762</text:p>
          </table:table-cell>
          <table:table-cell office:value-type="float" office:value="0.00391">
            <text:p>0,00391</text:p>
          </table:table-cell>
          <table:table-cell office:value-type="float" office:value="0.003695">
            <text:p>0,003695</text:p>
          </table:table-cell>
          <table:table-cell office:value-type="float" office:value="0.003449">
            <text:p>0,003449</text:p>
          </table:table-cell>
          <table:table-cell office:value-type="float" office:value="0.00344">
            <text:p>0,00344</text:p>
          </table:table-cell>
          <table:table-cell office:value-type="float" office:value="0.003394">
            <text:p>0,003394</text:p>
          </table:table-cell>
          <table:table-cell office:value-type="float" office:value="0.00318">
            <text:p>0,00318</text:p>
          </table:table-cell>
          <table:table-cell office:value-type="float" office:value="0.003267">
            <text:p>0,003267</text:p>
          </table:table-cell>
          <table:table-cell office:value-type="float" office:value="0.003116">
            <text:p>0,003116</text:p>
          </table:table-cell>
          <table:table-cell office:value-type="float" office:value="0.002949">
            <text:p>0,002949</text:p>
          </table:table-cell>
          <table:table-cell office:value-type="float" office:value="0.003094">
            <text:p>0,003094</text:p>
          </table:table-cell>
          <table:table-cell office:value-type="float" office:value="0.002968">
            <text:p>0,002968</text:p>
          </table:table-cell>
          <table:table-cell office:value-type="float" office:value="0.002824">
            <text:p>0,002824</text:p>
          </table:table-cell>
          <table:table-cell office:value-type="float" office:value="0.002801">
            <text:p>0,002801</text:p>
          </table:table-cell>
          <table:table-cell office:value-type="float" office:value="0.002742">
            <text:p>0,002742</text:p>
          </table:table-cell>
          <table:table-cell office:value-type="float" office:value="0.002849">
            <text:p>0,002849</text:p>
          </table:table-cell>
          <table:table-cell office:value-type="float" office:value="0.002795">
            <text:p>0,002795</text:p>
          </table:table-cell>
          <table:table-cell office:value-type="float" office:value="0.002628">
            <text:p>0,002628</text:p>
          </table:table-cell>
          <table:table-cell office:value-type="float" office:value="0.00269">
            <text:p>0,00269</text:p>
          </table:table-cell>
          <table:table-cell office:value-type="float" office:value="0.002599">
            <text:p>0,002599</text:p>
          </table:table-cell>
          <table:table-cell office:value-type="float" office:value="0.002461">
            <text:p>0,002461</text:p>
          </table:table-cell>
          <table:table-cell office:value-type="float" office:value="0.002495">
            <text:p>0,002495</text:p>
          </table:table-cell>
          <table:table-cell office:value-type="float" office:value="0.002472">
            <text:p>0,002472</text:p>
          </table:table-cell>
          <table:table-cell office:value-type="float" office:value="0.00238">
            <text:p>0,00238</text:p>
          </table:table-cell>
          <table:table-cell office:value-type="float" office:value="0.002495">
            <text:p>0,002495</text:p>
          </table:table-cell>
          <table:table-cell office:value-type="float" office:value="0.002362">
            <text:p>0,002362</text:p>
          </table:table-cell>
          <table:table-cell office:value-type="float" office:value="0.002315">
            <text:p>0,002315</text:p>
          </table:table-cell>
          <table:table-cell office:value-type="float" office:value="0.002324">
            <text:p>0,002324</text:p>
          </table:table-cell>
          <table:table-cell office:value-type="float" office:value="0.002278">
            <text:p>0,002278</text:p>
          </table:table-cell>
          <table:table-cell office:value-type="float" office:value="0.0022">
            <text:p>0,0022</text:p>
          </table:table-cell>
          <table:table-cell office:value-type="float" office:value="0.002339">
            <text:p>0,002339</text:p>
          </table:table-cell>
          <table:table-cell office:value-type="float" office:value="0.002233">
            <text:p>0,002233</text:p>
          </table:table-cell>
          <table:table-cell office:value-type="float" office:value="0.002277">
            <text:p>0,002277</text:p>
          </table:table-cell>
          <table:table-cell office:value-type="float" office:value="0.002263">
            <text:p>0,002263</text:p>
          </table:table-cell>
          <table:table-cell office:value-type="float" office:value="0.002257">
            <text:p>0,002257</text:p>
          </table:table-cell>
          <table:table-cell office:value-type="float" office:value="0.00232">
            <text:p>0,00232</text:p>
          </table:table-cell>
          <table:table-cell office:value-type="float" office:value="0.002248">
            <text:p>0,002248</text:p>
          </table:table-cell>
          <table:table-cell office:value-type="float" office:value="0.002144">
            <text:p>0,002144</text:p>
          </table:table-cell>
          <table:table-cell office:value-type="float" office:value="0.002185">
            <text:p>0,002185</text:p>
          </table:table-cell>
          <table:table-cell office:value-type="float" office:value="0.002243">
            <text:p>0,002243</text:p>
          </table:table-cell>
          <table:table-cell office:value-type="float" office:value="0.002155">
            <text:p>0,002155</text:p>
          </table:table-cell>
          <table:table-cell office:value-type="float" office:value="0.002164">
            <text:p>0,002164</text:p>
          </table:table-cell>
          <table:table-cell office:value-type="float" office:value="0.002084">
            <text:p>0,002084</text:p>
          </table:table-cell>
          <table:table-cell office:value-type="float" office:value="0.002126">
            <text:p>0,002126</text:p>
          </table:table-cell>
          <table:table-cell office:value-type="float" office:value="0.002136">
            <text:p>0,002136</text:p>
          </table:table-cell>
          <table:table-cell office:value-type="float" office:value="0.002105">
            <text:p>0,002105</text:p>
          </table:table-cell>
          <table:table-cell office:value-type="float" office:value="0.00206">
            <text:p>0,00206</text:p>
          </table:table-cell>
          <table:table-cell office:value-type="float" office:value="0.002118">
            <text:p>0,002118</text:p>
          </table:table-cell>
          <table:table-cell office:value-type="float" office:value="0.002038">
            <text:p>0,002038</text:p>
          </table:table-cell>
          <table:table-cell office:value-type="float" office:value="0.00209">
            <text:p>0,00209</text:p>
          </table:table-cell>
          <table:table-cell office:value-type="float" office:value="0.002096">
            <text:p>0,002096</text:p>
          </table:table-cell>
          <table:table-cell office:value-type="float" office:value="0.002051">
            <text:p>0,002051</text:p>
          </table:table-cell>
          <table:table-cell office:value-type="float" office:value="0.002108">
            <text:p>0,002108</text:p>
          </table:table-cell>
          <table:table-cell office:value-type="float" office:value="0.00209">
            <text:p>0,00209</text:p>
          </table:table-cell>
          <table:table-cell office:value-type="float" office:value="0.002045">
            <text:p>0,002045</text:p>
          </table:table-cell>
          <table:table-cell office:value-type="float" office:value="0.002132">
            <text:p>0,002132</text:p>
          </table:table-cell>
          <table:table-cell office:value-type="float" office:value="0.002023">
            <text:p>0,002023</text:p>
          </table:table-cell>
          <table:table-cell office:value-type="float" office:value="0.002041">
            <text:p>0,002041</text:p>
          </table:table-cell>
          <table:table-cell office:value-type="float" office:value="0.002045">
            <text:p>0,002045</text:p>
          </table:table-cell>
          <table:table-cell office:value-type="float" office:value="0.002081">
            <text:p>0,002081</text:p>
          </table:table-cell>
          <table:table-cell office:value-type="float" office:value="0.001957">
            <text:p>0,001957</text:p>
          </table:table-cell>
          <table:table-cell office:value-type="float" office:value="0.00206">
            <text:p>0,00206</text:p>
          </table:table-cell>
          <table:table-cell office:value-type="float" office:value="0.002004">
            <text:p>0,002004</text:p>
          </table:table-cell>
          <table:table-cell office:value-type="float" office:value="0.001993">
            <text:p>0,001993</text:p>
          </table:table-cell>
          <table:table-cell office:value-type="float" office:value="0.00197">
            <text:p>0,00197</text:p>
          </table:table-cell>
          <table:table-cell office:value-type="float" office:value="0.002077">
            <text:p>0,002077</text:p>
          </table:table-cell>
          <table:table-cell office:value-type="float" office:value="0.002">
            <text:p>0,002</text:p>
          </table:table-cell>
          <table:table-cell office:value-type="float" office:value="0.002001">
            <text:p>0,002001</text:p>
          </table:table-cell>
          <table:table-cell office:value-type="float" office:value="0.002014">
            <text:p>0,002014</text:p>
          </table:table-cell>
          <table:table-cell office:value-type="float" office:value="0.002088">
            <text:p>0,002088</text:p>
          </table:table-cell>
          <table:table-cell office:value-type="float" office:value="0.002015">
            <text:p>0,002015</text:p>
          </table:table-cell>
          <table:table-cell office:value-type="float" office:value="0.002019">
            <text:p>0,002019</text:p>
          </table:table-cell>
          <table:table-cell office:value-type="float" office:value="0.002106">
            <text:p>0,002106</text:p>
          </table:table-cell>
          <table:table-cell office:value-type="float" office:value="0.002105">
            <text:p>0,002105</text:p>
          </table:table-cell>
          <table:table-cell office:value-type="float" office:value="0.002037">
            <text:p>0,002037</text:p>
          </table:table-cell>
          <table:table-cell office:value-type="float" office:value="0.00201">
            <text:p>0,00201</text:p>
          </table:table-cell>
          <table:table-cell office:value-type="float" office:value="0.002084">
            <text:p>0,002084</text:p>
          </table:table-cell>
          <table:table-cell office:value-type="float" office:value="0.002079">
            <text:p>0,002079</text:p>
          </table:table-cell>
          <table:table-cell office:value-type="float" office:value="0.002101">
            <text:p>0,002101</text:p>
          </table:table-cell>
          <table:table-cell office:value-type="float" office:value="0.002039">
            <text:p>0,002039</text:p>
          </table:table-cell>
          <table:table-cell office:value-type="float" office:value="0.002004">
            <text:p>0,002004</text:p>
          </table:table-cell>
          <table:table-cell office:value-type="float" office:value="0.001972">
            <text:p>0,001972</text:p>
          </table:table-cell>
          <table:table-cell office:value-type="float" office:value="0.002063">
            <text:p>0,002063</text:p>
          </table:table-cell>
          <table:table-cell office:value-type="float" office:value="0.002077">
            <text:p>0,002077</text:p>
          </table:table-cell>
          <table:table-cell office:value-type="float" office:value="0.002037">
            <text:p>0,002037</text:p>
          </table:table-cell>
          <table:table-cell office:value-type="float" office:value="0.002089">
            <text:p>0,002089</text:p>
          </table:table-cell>
          <table:table-cell office:value-type="float" office:value="0.001982">
            <text:p>0,001982</text:p>
          </table:table-cell>
          <table:table-cell office:value-type="float" office:value="0.00192">
            <text:p>0,00192</text:p>
          </table:table-cell>
          <table:table-cell office:value-type="float" office:value="0.00208">
            <text:p>0,00208</text:p>
          </table:table-cell>
          <table:table-cell office:value-type="float" office:value="0.002072">
            <text:p>0,002072</text:p>
          </table:table-cell>
          <table:table-cell office:value-type="float" office:value="0.001963">
            <text:p>0,001963</text:p>
          </table:table-cell>
          <table:table-cell office:value-type="float" office:value="0.002008">
            <text:p>0,002008</text:p>
          </table:table-cell>
          <table:table-cell office:value-type="float" office:value="0.002062">
            <text:p>0,002062</text:p>
          </table:table-cell>
          <table:table-cell office:value-type="float" office:value="0.001931">
            <text:p>0,001931</text:p>
          </table:table-cell>
          <table:table-cell office:value-type="float" office:value="0.001963">
            <text:p>0,001963</text:p>
          </table:table-cell>
          <table:table-cell office:value-type="float" office:value="0.001923">
            <text:p>0,001923</text:p>
          </table:table-cell>
          <table:table-cell office:value-type="float" office:value="0.001892">
            <text:p>0,001892</text:p>
          </table:table-cell>
          <table:table-cell office:value-type="float" office:value="0.002006">
            <text:p>0,002006</text:p>
          </table:table-cell>
          <table:table-cell office:value-type="float" office:value="0.001927">
            <text:p>0,001927</text:p>
          </table:table-cell>
          <table:table-cell office:value-type="float" office:value="0.001899">
            <text:p>0,001899</text:p>
          </table:table-cell>
          <table:table-cell office:value-type="float" office:value="0.001973">
            <text:p>0,001973</text:p>
          </table:table-cell>
          <table:table-cell office:value-type="float" office:value="0.001963">
            <text:p>0,001963</text:p>
          </table:table-cell>
          <table:table-cell office:value-type="float" office:value="0.002014">
            <text:p>0,002014</text:p>
          </table:table-cell>
          <table:table-cell office:value-type="float" office:value="0.00187">
            <text:p>0,00187</text:p>
          </table:table-cell>
          <table:table-cell office:value-type="float" office:value="0.001883">
            <text:p>0,001883</text:p>
          </table:table-cell>
          <table:table-cell office:value-type="float" office:value="0.001994">
            <text:p>0,001994</text:p>
          </table:table-cell>
          <table:table-cell office:value-type="float" office:value="0.001842">
            <text:p>0,001842</text:p>
          </table:table-cell>
          <table:table-cell office:value-type="float" office:value="0.001893">
            <text:p>0,001893</text:p>
          </table:table-cell>
          <table:table-cell office:value-type="float" office:value="0.001945">
            <text:p>0,001945</text:p>
          </table:table-cell>
          <table:table-cell office:value-type="float" office:value="0.001802">
            <text:p>0,001802</text:p>
          </table:table-cell>
          <table:table-cell office:value-type="float" office:value="0.001766">
            <text:p>0,001766</text:p>
          </table:table-cell>
          <table:table-cell office:value-type="float" office:value="0.001861">
            <text:p>0,001861</text:p>
          </table:table-cell>
          <table:table-cell office:value-type="float" office:value="0.001935">
            <text:p>0,001935</text:p>
          </table:table-cell>
          <table:table-cell office:value-type="float" office:value="0.001776">
            <text:p>0,001776</text:p>
          </table:table-cell>
          <table:table-cell office:value-type="float" office:value="0.001889">
            <text:p>0,001889</text:p>
          </table:table-cell>
          <table:table-cell office:value-type="float" office:value="0.00192">
            <text:p>0,00192</text:p>
          </table:table-cell>
          <table:table-cell office:value-type="float" office:value="0.001879">
            <text:p>0,001879</text:p>
          </table:table-cell>
          <table:table-cell office:value-type="float" office:value="0.00198">
            <text:p>0,00198</text:p>
          </table:table-cell>
          <table:table-cell office:value-type="float" office:value="0.00192">
            <text:p>0,00192</text:p>
          </table:table-cell>
          <table:table-cell office:value-type="float" office:value="0.001916">
            <text:p>0,001916</text:p>
          </table:table-cell>
          <table:table-cell office:value-type="float" office:value="0.001953">
            <text:p>0,001953</text:p>
          </table:table-cell>
          <table:table-cell office:value-type="float" office:value="0.001971">
            <text:p>0,001971</text:p>
          </table:table-cell>
          <table:table-cell office:value-type="float" office:value="0.001975">
            <text:p>0,001975</text:p>
          </table:table-cell>
          <table:table-cell office:value-type="float" office:value="0.001966">
            <text:p>0,001966</text:p>
          </table:table-cell>
          <table:table-cell office:value-type="float" office:value="0.001991">
            <text:p>0,001991</text:p>
          </table:table-cell>
          <table:table-cell office:value-type="float" office:value="0.00199">
            <text:p>0,00199</text:p>
          </table:table-cell>
          <table:table-cell office:value-type="float" office:value="0.002028">
            <text:p>0,002028</text:p>
          </table:table-cell>
          <table:table-cell office:value-type="float" office:value="0.001959">
            <text:p>0,001959</text:p>
          </table:table-cell>
          <table:table-cell office:value-type="float" office:value="0.002018">
            <text:p>0,002018</text:p>
          </table:table-cell>
          <table:table-cell office:value-type="float" office:value="0.001996">
            <text:p>0,001996</text:p>
          </table:table-cell>
          <table:table-cell office:value-type="float" office:value="0.001976">
            <text:p>0,001976</text:p>
          </table:table-cell>
          <table:table-cell office:value-type="float" office:value="0.002073">
            <text:p>0,002073</text:p>
          </table:table-cell>
          <table:table-cell office:value-type="float" office:value="0.001964">
            <text:p>0,001964</text:p>
          </table:table-cell>
          <table:table-cell office:value-type="float" office:value="0.001951">
            <text:p>0,001951</text:p>
          </table:table-cell>
          <table:table-cell office:value-type="float" office:value="0.001935">
            <text:p>0,001935</text:p>
          </table:table-cell>
          <table:table-cell office:value-type="float" office:value="0.002142">
            <text:p>0,002142</text:p>
          </table:table-cell>
          <table:table-cell office:value-type="float" office:value="0.002125">
            <text:p>0,002125</text:p>
          </table:table-cell>
          <table:table-cell office:value-type="float" office:value="0.002058">
            <text:p>0,002058</text:p>
          </table:table-cell>
          <table:table-cell office:value-type="float" office:value="0.002039">
            <text:p>0,002039</text:p>
          </table:table-cell>
          <table:table-cell office:value-type="float" office:value="0.00208">
            <text:p>0,00208</text:p>
          </table:table-cell>
          <table:table-cell office:value-type="float" office:value="0.002017">
            <text:p>0,002017</text:p>
          </table:table-cell>
          <table:table-cell office:value-type="float" office:value="0.001962">
            <text:p>0,001962</text:p>
          </table:table-cell>
          <table:table-cell office:value-type="float" office:value="0.002019">
            <text:p>0,002019</text:p>
          </table:table-cell>
          <table:table-cell office:value-type="float" office:value="0.001983">
            <text:p>0,001983</text:p>
          </table:table-cell>
          <table:table-cell office:value-type="float" office:value="0.001921">
            <text:p>0,001921</text:p>
          </table:table-cell>
          <table:table-cell office:value-type="float" office:value="0.001875">
            <text:p>0,001875</text:p>
          </table:table-cell>
          <table:table-cell office:value-type="float" office:value="0.00198">
            <text:p>0,00198</text:p>
          </table:table-cell>
          <table:table-cell office:value-type="float" office:value="0.002004">
            <text:p>0,002004</text:p>
          </table:table-cell>
          <table:table-cell office:value-type="float" office:value="0.001958">
            <text:p>0,001958</text:p>
          </table:table-cell>
          <table:table-cell office:value-type="float" office:value="0.001812">
            <text:p>0,001812</text:p>
          </table:table-cell>
          <table:table-cell office:value-type="float" office:value="0.001948">
            <text:p>0,001948</text:p>
          </table:table-cell>
          <table:table-cell office:value-type="float" office:value="0.00179">
            <text:p>0,00179</text:p>
          </table:table-cell>
          <table:table-cell office:value-type="float" office:value="0.0019">
            <text:p>0,0019</text:p>
          </table:table-cell>
          <table:table-cell office:value-type="float" office:value="0.001913">
            <text:p>0,001913</text:p>
          </table:table-cell>
          <table:table-cell office:value-type="float" office:value="0.001857">
            <text:p>0,001857</text:p>
          </table:table-cell>
          <table:table-cell office:value-type="float" office:value="0.001851">
            <text:p>0,001851</text:p>
          </table:table-cell>
          <table:table-cell office:value-type="float" office:value="0.001903">
            <text:p>0,001903</text:p>
          </table:table-cell>
          <table:table-cell office:value-type="float" office:value="0.001865">
            <text:p>0,001865</text:p>
          </table:table-cell>
          <table:table-cell office:value-type="float" office:value="0.001882">
            <text:p>0,001882</text:p>
          </table:table-cell>
          <table:table-cell office:value-type="float" office:value="0.001861">
            <text:p>0,001861</text:p>
          </table:table-cell>
          <table:table-cell office:value-type="float" office:value="0.001809">
            <text:p>0,001809</text:p>
          </table:table-cell>
          <table:table-cell office:value-type="float" office:value="0.001929">
            <text:p>0,001929</text:p>
          </table:table-cell>
          <table:table-cell office:value-type="float" office:value="0.001844">
            <text:p>0,001844</text:p>
          </table:table-cell>
          <table:table-cell office:value-type="float" office:value="0.001979">
            <text:p>0,001979</text:p>
          </table:table-cell>
          <table:table-cell office:value-type="float" office:value="0.001831">
            <text:p>0,001831</text:p>
          </table:table-cell>
          <table:table-cell office:value-type="float" office:value="0.001794">
            <text:p>0,001794</text:p>
          </table:table-cell>
          <table:table-cell office:value-type="float" office:value="0.001906">
            <text:p>0,001906</text:p>
          </table:table-cell>
          <table:table-cell office:value-type="float" office:value="0.001917">
            <text:p>0,001917</text:p>
          </table:table-cell>
          <table:table-cell office:value-type="float" office:value="0.001867">
            <text:p>0,001867</text:p>
          </table:table-cell>
          <table:table-cell office:value-type="float" office:value="0.001845">
            <text:p>0,001845</text:p>
          </table:table-cell>
          <table:table-cell office:value-type="float" office:value="0.001901">
            <text:p>0,001901</text:p>
          </table:table-cell>
          <table:table-cell office:value-type="float" office:value="0.001909">
            <text:p>0,001909</text:p>
          </table:table-cell>
          <table:table-cell office:value-type="float" office:value="0.001858">
            <text:p>0,001858</text:p>
          </table:table-cell>
          <table:table-cell office:value-type="float" office:value="0.001907">
            <text:p>0,001907</text:p>
          </table:table-cell>
          <table:table-cell office:value-type="float" office:value="0.001856">
            <text:p>0,001856</text:p>
          </table:table-cell>
          <table:table-cell office:value-type="float" office:value="0.001836">
            <text:p>0,001836</text:p>
          </table:table-cell>
          <table:table-cell office:value-type="float" office:value="0.001913">
            <text:p>0,001913</text:p>
          </table:table-cell>
          <table:table-cell office:value-type="float" office:value="0.001794">
            <text:p>0,001794</text:p>
          </table:table-cell>
          <table:table-cell office:value-type="float" office:value="0.001883">
            <text:p>0,001883</text:p>
          </table:table-cell>
          <table:table-cell office:value-type="float" office:value="0.001878">
            <text:p>0,001878</text:p>
          </table:table-cell>
          <table:table-cell office:value-type="float" office:value="0.001865">
            <text:p>0,001865</text:p>
          </table:table-cell>
          <table:table-cell office:value-type="float" office:value="0.001933">
            <text:p>0,001933</text:p>
          </table:table-cell>
          <table:table-cell office:value-type="float" office:value="0.001877">
            <text:p>0,001877</text:p>
          </table:table-cell>
          <table:table-cell office:value-type="float" office:value="0.001788">
            <text:p>0,001788</text:p>
          </table:table-cell>
          <table:table-cell office:value-type="float" office:value="0.001864">
            <text:p>0,001864</text:p>
          </table:table-cell>
          <table:table-cell office:value-type="float" office:value="0.001939">
            <text:p>0,001939</text:p>
          </table:table-cell>
          <table:table-cell office:value-type="float" office:value="0.001817">
            <text:p>0,001817</text:p>
          </table:table-cell>
          <table:table-cell office:value-type="float" office:value="0.001861">
            <text:p>0,001861</text:p>
          </table:table-cell>
          <table:table-cell office:value-type="float" office:value="0.001798">
            <text:p>0,001798</text:p>
          </table:table-cell>
          <table:table-cell office:value-type="float" office:value="0.001832">
            <text:p>0,001832</text:p>
          </table:table-cell>
          <table:table-cell office:value-type="float" office:value="0.0019">
            <text:p>0,0019</text:p>
          </table:table-cell>
          <table:table-cell office:value-type="float" office:value="0.001864">
            <text:p>0,001864</text:p>
          </table:table-cell>
          <table:table-cell office:value-type="float" office:value="0.001815">
            <text:p>0,001815</text:p>
          </table:table-cell>
          <table:table-cell office:value-type="float" office:value="0.001917">
            <text:p>0,001917</text:p>
          </table:table-cell>
          <table:table-cell office:value-type="float" office:value="0.001796">
            <text:p>0,001796</text:p>
          </table:table-cell>
          <table:table-cell office:value-type="float" office:value="0.001873">
            <text:p>0,001873</text:p>
          </table:table-cell>
          <table:table-cell office:value-type="float" office:value="0.00186">
            <text:p>0,00186</text:p>
          </table:table-cell>
          <table:table-cell office:value-type="float" office:value="0.001836">
            <text:p>0,001836</text:p>
          </table:table-cell>
          <table:table-cell office:value-type="float" office:value="0.001837">
            <text:p>0,001837</text:p>
          </table:table-cell>
          <table:table-cell office:value-type="float" office:value="0.001865">
            <text:p>0,001865</text:p>
          </table:table-cell>
          <table:table-cell office:value-type="float" office:value="0.001887">
            <text:p>0,001887</text:p>
          </table:table-cell>
          <table:table-cell office:value-type="float" office:value="0.001948">
            <text:p>0,001948</text:p>
          </table:table-cell>
          <table:table-cell office:value-type="float" office:value="0.001873">
            <text:p>0,001873</text:p>
          </table:table-cell>
          <table:table-cell office:value-type="float" office:value="0.001827">
            <text:p>0,001827</text:p>
          </table:table-cell>
          <table:table-cell office:value-type="float" office:value="0.001832">
            <text:p>0,001832</text:p>
          </table:table-cell>
          <table:table-cell office:value-type="float" office:value="0.001854">
            <text:p>0,001854</text:p>
          </table:table-cell>
          <table:table-cell office:value-type="float" office:value="0.00191">
            <text:p>0,00191</text:p>
          </table:table-cell>
          <table:table-cell office:value-type="float" office:value="0.001865">
            <text:p>0,001865</text:p>
          </table:table-cell>
          <table:table-cell office:value-type="float" office:value="0.001835">
            <text:p>0,001835</text:p>
          </table:table-cell>
          <table:table-cell office:value-type="float" office:value="0.00187">
            <text:p>0,00187</text:p>
          </table:table-cell>
          <table:table-cell office:value-type="float" office:value="0.001879">
            <text:p>0,001879</text:p>
          </table:table-cell>
          <table:table-cell office:value-type="float" office:value="0.001875">
            <text:p>0,001875</text:p>
          </table:table-cell>
          <table:table-cell office:value-type="float" office:value="0.001809">
            <text:p>0,001809</text:p>
          </table:table-cell>
          <table:table-cell office:value-type="float" office:value="0.001789">
            <text:p>0,001789</text:p>
          </table:table-cell>
          <table:table-cell office:value-type="float" office:value="0.001834">
            <text:p>0,001834</text:p>
          </table:table-cell>
          <table:table-cell office:value-type="float" office:value="0.001804">
            <text:p>0,001804</text:p>
          </table:table-cell>
          <table:table-cell office:value-type="float" office:value="0.0018">
            <text:p>0,0018</text:p>
          </table:table-cell>
          <table:table-cell office:value-type="float" office:value="0.001793">
            <text:p>0,001793</text:p>
          </table:table-cell>
          <table:table-cell office:value-type="float" office:value="0.001765">
            <text:p>0,001765</text:p>
          </table:table-cell>
          <table:table-cell office:value-type="float" office:value="0.001737">
            <text:p>0,001737</text:p>
          </table:table-cell>
          <table:table-cell office:value-type="float" office:value="0.001806">
            <text:p>0,001806</text:p>
          </table:table-cell>
          <table:table-cell office:value-type="float" office:value="0.001778">
            <text:p>0,001778</text:p>
          </table:table-cell>
          <table:table-cell office:value-type="float" office:value="0.001773">
            <text:p>0,001773</text:p>
          </table:table-cell>
          <table:table-cell office:value-type="float" office:value="0.00173">
            <text:p>0,00173</text:p>
          </table:table-cell>
          <table:table-cell office:value-type="float" office:value="0.001676">
            <text:p>0,001676</text:p>
          </table:table-cell>
          <table:table-cell office:value-type="float" office:value="0.001754">
            <text:p>0,001754</text:p>
          </table:table-cell>
          <table:table-cell office:value-type="float" office:value="0.00166">
            <text:p>0,00166</text:p>
          </table:table-cell>
          <table:table-cell office:value-type="float" office:value="0.001681">
            <text:p>0,001681</text:p>
          </table:table-cell>
          <table:table-cell office:value-type="float" office:value="0.001748">
            <text:p>0,001748</text:p>
          </table:table-cell>
          <table:table-cell office:value-type="float" office:value="0.001754">
            <text:p>0,001754</text:p>
          </table:table-cell>
          <table:table-cell office:value-type="float" office:value="0.001661">
            <text:p>0,001661</text:p>
          </table:table-cell>
          <table:table-cell office:value-type="float" office:value="0.001757">
            <text:p>0,001757</text:p>
          </table:table-cell>
          <table:table-cell office:value-type="float" office:value="0.001811">
            <text:p>0,001811</text:p>
          </table:table-cell>
          <table:table-cell office:value-type="float" office:value="0.001765">
            <text:p>0,001765</text:p>
          </table:table-cell>
          <table:table-cell office:value-type="float" office:value="0.001767">
            <text:p>0,001767</text:p>
          </table:table-cell>
          <table:table-cell office:value-type="float" office:value="0.001728">
            <text:p>0,001728</text:p>
          </table:table-cell>
          <table:table-cell office:value-type="float" office:value="0.001628">
            <text:p>0,001628</text:p>
          </table:table-cell>
          <table:table-cell office:value-type="float" office:value="0.001709">
            <text:p>0,001709</text:p>
          </table:table-cell>
          <table:table-cell office:value-type="float" office:value="0.001725">
            <text:p>0,001725</text:p>
          </table:table-cell>
          <table:table-cell office:value-type="float" office:value="0.001628">
            <text:p>0,001628</text:p>
          </table:table-cell>
          <table:table-cell office:value-type="float" office:value="0.001648">
            <text:p>0,001648</text:p>
          </table:table-cell>
          <table:table-cell office:value-type="float" office:value="0.001693">
            <text:p>0,001693</text:p>
          </table:table-cell>
          <table:table-cell office:value-type="float" office:value="0.001676">
            <text:p>0,001676</text:p>
          </table:table-cell>
          <table:table-cell office:value-type="float" office:value="0.001669">
            <text:p>0,001669</text:p>
          </table:table-cell>
          <table:table-cell office:value-type="float" office:value="0.00169">
            <text:p>0,00169</text:p>
          </table:table-cell>
          <table:table-cell office:value-type="float" office:value="0.00164">
            <text:p>0,00164</text:p>
          </table:table-cell>
          <table:table-cell table:number-columns-repeated="2" office:value-type="float" office:value="0.001653">
            <text:p>0,001653</text:p>
          </table:table-cell>
          <table:table-cell office:value-type="float" office:value="0.001675">
            <text:p>0,001675</text:p>
          </table:table-cell>
          <table:table-cell office:value-type="float" office:value="0.001712">
            <text:p>0,001712</text:p>
          </table:table-cell>
          <table:table-cell office:value-type="float" office:value="0.001662">
            <text:p>0,001662</text:p>
          </table:table-cell>
          <table:table-cell office:value-type="float" office:value="0.001704">
            <text:p>0,001704</text:p>
          </table:table-cell>
          <table:table-cell office:value-type="float" office:value="0.001553">
            <text:p>0,001553</text:p>
          </table:table-cell>
          <table:table-cell office:value-type="float" office:value="0.001715">
            <text:p>0,001715</text:p>
          </table:table-cell>
          <table:table-cell office:value-type="float" office:value="0.001628">
            <text:p>0,001628</text:p>
          </table:table-cell>
          <table:table-cell office:value-type="float" office:value="0.001684">
            <text:p>0,001684</text:p>
          </table:table-cell>
          <table:table-cell office:value-type="float" office:value="0.001633">
            <text:p>0,001633</text:p>
          </table:table-cell>
          <table:table-cell office:value-type="float" office:value="0.001582">
            <text:p>0,001582</text:p>
          </table:table-cell>
          <table:table-cell office:value-type="float" office:value="0.001665">
            <text:p>0,001665</text:p>
          </table:table-cell>
          <table:table-cell office:value-type="float" office:value="0.001608">
            <text:p>0,001608</text:p>
          </table:table-cell>
          <table:table-cell office:value-type="float" office:value="0.001677">
            <text:p>0,001677</text:p>
          </table:table-cell>
          <table:table-cell office:value-type="float" office:value="0.001572">
            <text:p>0,001572</text:p>
          </table:table-cell>
          <table:table-cell office:value-type="float" office:value="0.001617">
            <text:p>0,001617</text:p>
          </table:table-cell>
          <table:table-cell office:value-type="float" office:value="0.001643">
            <text:p>0,001643</text:p>
          </table:table-cell>
          <table:table-cell office:value-type="float" office:value="0.001549">
            <text:p>0,001549</text:p>
          </table:table-cell>
          <table:table-cell office:value-type="float" office:value="0.001631">
            <text:p>0,001631</text:p>
          </table:table-cell>
          <table:table-cell office:value-type="float" office:value="0.001566">
            <text:p>0,001566</text:p>
          </table:table-cell>
          <table:table-cell office:value-type="float" office:value="0.00156">
            <text:p>0,00156</text:p>
          </table:table-cell>
          <table:table-cell office:value-type="float" office:value="0.001622">
            <text:p>0,001622</text:p>
          </table:table-cell>
          <table:table-cell office:value-type="float" office:value="0.001623">
            <text:p>0,001623</text:p>
          </table:table-cell>
          <table:table-cell office:value-type="float" office:value="0.001539">
            <text:p>0,001539</text:p>
          </table:table-cell>
          <table:table-cell office:value-type="float" office:value="0.001639">
            <text:p>0,001639</text:p>
          </table:table-cell>
          <table:table-cell office:value-type="float" office:value="0.001608">
            <text:p>0,001608</text:p>
          </table:table-cell>
          <table:table-cell office:value-type="float" office:value="0.001621">
            <text:p>0,001621</text:p>
          </table:table-cell>
          <table:table-cell office:value-type="float" office:value="0.00167">
            <text:p>0,00167</text:p>
          </table:table-cell>
          <table:table-cell office:value-type="float" office:value="0.001554">
            <text:p>0,001554</text:p>
          </table:table-cell>
          <table:table-cell office:value-type="float" office:value="0.001595">
            <text:p>0,001595</text:p>
          </table:table-cell>
          <table:table-cell office:value-type="float" office:value="0.001516">
            <text:p>0,001516</text:p>
          </table:table-cell>
          <table:table-cell office:value-type="float" office:value="0.001572">
            <text:p>0,001572</text:p>
          </table:table-cell>
          <table:table-cell office:value-type="float" office:value="0.001697">
            <text:p>0,001697</text:p>
          </table:table-cell>
          <table:table-cell office:value-type="float" office:value="0.001567">
            <text:p>0,001567</text:p>
          </table:table-cell>
          <table:table-cell office:value-type="float" office:value="0.001538">
            <text:p>0,001538</text:p>
          </table:table-cell>
          <table:table-cell office:value-type="float" office:value="0.001541">
            <text:p>0,001541</text:p>
          </table:table-cell>
          <table:table-cell office:value-type="float" office:value="0.001581">
            <text:p>0,001581</text:p>
          </table:table-cell>
          <table:table-cell office:value-type="float" office:value="0.001567">
            <text:p>0,001567</text:p>
          </table:table-cell>
          <table:table-cell office:value-type="float" office:value="0.001573">
            <text:p>0,001573</text:p>
          </table:table-cell>
          <table:table-cell office:value-type="float" office:value="0.001567">
            <text:p>0,001567</text:p>
          </table:table-cell>
          <table:table-cell office:value-type="float" office:value="0.001531">
            <text:p>0,001531</text:p>
          </table:table-cell>
          <table:table-cell office:value-type="float" office:value="0.001545">
            <text:p>0,001545</text:p>
          </table:table-cell>
          <table:table-cell office:value-type="float" office:value="0.001529">
            <text:p>0,001529</text:p>
          </table:table-cell>
          <table:table-cell office:value-type="float" office:value="0.0016">
            <text:p>0,0016</text:p>
          </table:table-cell>
          <table:table-cell office:value-type="float" office:value="0.001547">
            <text:p>0,001547</text:p>
          </table:table-cell>
          <table:table-cell office:value-type="float" office:value="0.001493">
            <text:p>0,001493</text:p>
          </table:table-cell>
          <table:table-cell office:value-type="float" office:value="0.001556">
            <text:p>0,001556</text:p>
          </table:table-cell>
          <table:table-cell office:value-type="float" office:value="0.00159">
            <text:p>0,00159</text:p>
          </table:table-cell>
          <table:table-cell office:value-type="float" office:value="0.001609">
            <text:p>0,001609</text:p>
          </table:table-cell>
          <table:table-cell office:value-type="float" office:value="0.001543">
            <text:p>0,001543</text:p>
          </table:table-cell>
          <table:table-cell office:value-type="float" office:value="0.001562">
            <text:p>0,001562</text:p>
          </table:table-cell>
          <table:table-cell office:value-type="float" office:value="0.00154">
            <text:p>0,00154</text:p>
          </table:table-cell>
          <table:table-cell office:value-type="float" office:value="0.001582">
            <text:p>0,001582</text:p>
          </table:table-cell>
          <table:table-cell office:value-type="float" office:value="0.001573">
            <text:p>0,001573</text:p>
          </table:table-cell>
          <table:table-cell office:value-type="float" office:value="0.001646">
            <text:p>0,001646</text:p>
          </table:table-cell>
          <table:table-cell office:value-type="float" office:value="0.001632">
            <text:p>0,001632</text:p>
          </table:table-cell>
          <table:table-cell office:value-type="float" office:value="0.001549">
            <text:p>0,001549</text:p>
          </table:table-cell>
          <table:table-cell office:value-type="float" office:value="0.001635">
            <text:p>0,001635</text:p>
          </table:table-cell>
          <table:table-cell office:value-type="float" office:value="0.001465">
            <text:p>0,001465</text:p>
          </table:table-cell>
          <table:table-cell office:value-type="float" office:value="0.001529">
            <text:p>0,001529</text:p>
          </table:table-cell>
          <table:table-cell office:value-type="float" office:value="0.001532">
            <text:p>0,001532</text:p>
          </table:table-cell>
          <table:table-cell office:value-type="float" office:value="0.001488">
            <text:p>0,001488</text:p>
          </table:table-cell>
          <table:table-cell office:value-type="float" office:value="0.001539">
            <text:p>0,001539</text:p>
          </table:table-cell>
          <table:table-cell office:value-type="float" office:value="0.001524">
            <text:p>0,001524</text:p>
          </table:table-cell>
          <table:table-cell office:value-type="float" office:value="0.001564">
            <text:p>0,001564</text:p>
          </table:table-cell>
          <table:table-cell office:value-type="float" office:value="0.001485">
            <text:p>0,001485</text:p>
          </table:table-cell>
          <table:table-cell office:value-type="float" office:value="0.0016">
            <text:p>0,0016</text:p>
          </table:table-cell>
          <table:table-cell office:value-type="float" office:value="0.001529">
            <text:p>0,001529</text:p>
          </table:table-cell>
          <table:table-cell office:value-type="float" office:value="0.001573">
            <text:p>0,001573</text:p>
          </table:table-cell>
          <table:table-cell office:value-type="float" office:value="0.001496">
            <text:p>0,001496</text:p>
          </table:table-cell>
          <table:table-cell office:value-type="float" office:value="0.001559">
            <text:p>0,001559</text:p>
          </table:table-cell>
          <table:table-cell office:value-type="float" office:value="0.001552">
            <text:p>0,001552</text:p>
          </table:table-cell>
          <table:table-cell office:value-type="float" office:value="0.00158">
            <text:p>0,00158</text:p>
          </table:table-cell>
          <table:table-cell office:value-type="float" office:value="0.001512">
            <text:p>0,001512</text:p>
          </table:table-cell>
          <table:table-cell office:value-type="float" office:value="0.001536">
            <text:p>0,001536</text:p>
          </table:table-cell>
          <table:table-cell office:value-type="float" office:value="0.001541">
            <text:p>0,001541</text:p>
          </table:table-cell>
          <table:table-cell office:value-type="float" office:value="0.001545">
            <text:p>0,001545</text:p>
          </table:table-cell>
          <table:table-cell office:value-type="float" office:value="0.001547">
            <text:p>0,001547</text:p>
          </table:table-cell>
          <table:table-cell office:value-type="float" office:value="0.00156">
            <text:p>0,00156</text:p>
          </table:table-cell>
          <table:table-cell office:value-type="float" office:value="0.001489">
            <text:p>0,001489</text:p>
          </table:table-cell>
          <table:table-cell office:value-type="float" office:value="0.001473">
            <text:p>0,001473</text:p>
          </table:table-cell>
          <table:table-cell office:value-type="float" office:value="0.001527">
            <text:p>0,001527</text:p>
          </table:table-cell>
          <table:table-cell office:value-type="float" office:value="0.001511">
            <text:p>0,001511</text:p>
          </table:table-cell>
          <table:table-cell office:value-type="float" office:value="0.001469">
            <text:p>0,001469</text:p>
          </table:table-cell>
          <table:table-cell office:value-type="float" office:value="0.001523">
            <text:p>0,001523</text:p>
          </table:table-cell>
          <table:table-cell office:value-type="float" office:value="0.001539">
            <text:p>0,001539</text:p>
          </table:table-cell>
          <table:table-cell office:value-type="float" office:value="0.001559">
            <text:p>0,001559</text:p>
          </table:table-cell>
          <table:table-cell office:value-type="float" office:value="0.001566">
            <text:p>0,001566</text:p>
          </table:table-cell>
          <table:table-cell office:value-type="float" office:value="0.00159">
            <text:p>0,00159</text:p>
          </table:table-cell>
          <table:table-cell office:value-type="float" office:value="0.001524">
            <text:p>0,001524</text:p>
          </table:table-cell>
          <table:table-cell office:value-type="float" office:value="0.001626">
            <text:p>0,001626</text:p>
          </table:table-cell>
          <table:table-cell office:value-type="float" office:value="0.001628">
            <text:p>0,001628</text:p>
          </table:table-cell>
          <table:table-cell office:value-type="float" office:value="0.001554">
            <text:p>0,001554</text:p>
          </table:table-cell>
          <table:table-cell office:value-type="float" office:value="0.001546">
            <text:p>0,001546</text:p>
          </table:table-cell>
          <table:table-cell office:value-type="float" office:value="0.00156">
            <text:p>0,00156</text:p>
          </table:table-cell>
          <table:table-cell office:value-type="float" office:value="0.001546">
            <text:p>0,001546</text:p>
          </table:table-cell>
          <table:table-cell office:value-type="float" office:value="0.00153">
            <text:p>0,00153</text:p>
          </table:table-cell>
          <table:table-cell office:value-type="float" office:value="0.001439">
            <text:p>0,001439</text:p>
          </table:table-cell>
          <table:table-cell office:value-type="float" office:value="0.001508">
            <text:p>0,001508</text:p>
          </table:table-cell>
          <table:table-cell office:value-type="float" office:value="0.001562">
            <text:p>0,001562</text:p>
          </table:table-cell>
          <table:table-cell office:value-type="float" office:value="0.00151">
            <text:p>0,00151</text:p>
          </table:table-cell>
          <table:table-cell office:value-type="float" office:value="0.001575">
            <text:p>0,001575</text:p>
          </table:table-cell>
          <table:table-cell office:value-type="float" office:value="0.001537">
            <text:p>0,001537</text:p>
          </table:table-cell>
          <table:table-cell office:value-type="float" office:value="0.00147">
            <text:p>0,00147</text:p>
          </table:table-cell>
          <table:table-cell office:value-type="float" office:value="0.001558">
            <text:p>0,001558</text:p>
          </table:table-cell>
          <table:table-cell office:value-type="float" office:value="0.001554">
            <text:p>0,001554</text:p>
          </table:table-cell>
          <table:table-cell office:value-type="float" office:value="0.001591">
            <text:p>0,001591</text:p>
          </table:table-cell>
          <table:table-cell office:value-type="float" office:value="0.00154">
            <text:p>0,00154</text:p>
          </table:table-cell>
          <table:table-cell office:value-type="float" office:value="0.001532">
            <text:p>0,001532</text:p>
          </table:table-cell>
          <table:table-cell office:value-type="float" office:value="0.001624">
            <text:p>0,001624</text:p>
          </table:table-cell>
          <table:table-cell office:value-type="float" office:value="0.001562">
            <text:p>0,001562</text:p>
          </table:table-cell>
          <table:table-cell office:value-type="float" office:value="0.001506">
            <text:p>0,001506</text:p>
          </table:table-cell>
          <table:table-cell office:value-type="float" office:value="0.001571">
            <text:p>0,001571</text:p>
          </table:table-cell>
          <table:table-cell office:value-type="float" office:value="0.001601">
            <text:p>0,001601</text:p>
          </table:table-cell>
          <table:table-cell office:value-type="float" office:value="0.001576">
            <text:p>0,001576</text:p>
          </table:table-cell>
          <table:table-cell office:value-type="float" office:value="0.001599">
            <text:p>0,001599</text:p>
          </table:table-cell>
          <table:table-cell office:value-type="float" office:value="0.001608">
            <text:p>0,001608</text:p>
          </table:table-cell>
          <table:table-cell office:value-type="float" office:value="0.001479">
            <text:p>0,001479</text:p>
          </table:table-cell>
          <table:table-cell office:value-type="float" office:value="0.001569">
            <text:p>0,001569</text:p>
          </table:table-cell>
          <table:table-cell office:value-type="float" office:value="0.001554">
            <text:p>0,001554</text:p>
          </table:table-cell>
          <table:table-cell office:value-type="float" office:value="0.001563">
            <text:p>0,001563</text:p>
          </table:table-cell>
          <table:table-cell office:value-type="float" office:value="0.001505">
            <text:p>0,001505</text:p>
          </table:table-cell>
          <table:table-cell office:value-type="float" office:value="0.001523">
            <text:p>0,001523</text:p>
          </table:table-cell>
          <table:table-cell office:value-type="float" office:value="0.001513">
            <text:p>0,001513</text:p>
          </table:table-cell>
          <table:table-cell office:value-type="float" office:value="0.001526">
            <text:p>0,001526</text:p>
          </table:table-cell>
          <table:table-cell office:value-type="float" office:value="0.001484">
            <text:p>0,001484</text:p>
          </table:table-cell>
          <table:table-cell office:value-type="float" office:value="0.00149">
            <text:p>0,00149</text:p>
          </table:table-cell>
          <table:table-cell office:value-type="float" office:value="0.001484">
            <text:p>0,001484</text:p>
          </table:table-cell>
          <table:table-cell office:value-type="float" office:value="0.001515">
            <text:p>0,001515</text:p>
          </table:table-cell>
          <table:table-cell office:value-type="float" office:value="0.001519">
            <text:p>0,001519</text:p>
          </table:table-cell>
          <table:table-cell office:value-type="float" office:value="0.001487">
            <text:p>0,001487</text:p>
          </table:table-cell>
          <table:table-cell office:value-type="float" office:value="0.001499">
            <text:p>0,001499</text:p>
          </table:table-cell>
          <table:table-cell office:value-type="float" office:value="0.001493">
            <text:p>0,001493</text:p>
          </table:table-cell>
          <table:table-cell office:value-type="float" office:value="0.001486">
            <text:p>0,001486</text:p>
          </table:table-cell>
          <table:table-cell office:value-type="float" office:value="0.00154">
            <text:p>0,00154</text:p>
          </table:table-cell>
          <table:table-cell office:value-type="float" office:value="0.001479">
            <text:p>0,001479</text:p>
          </table:table-cell>
          <table:table-cell office:value-type="float" office:value="0.001538">
            <text:p>0,001538</text:p>
          </table:table-cell>
          <table:table-cell office:value-type="float" office:value="0.001458">
            <text:p>0,001458</text:p>
          </table:table-cell>
          <table:table-cell office:value-type="float" office:value="0.001444">
            <text:p>0,001444</text:p>
          </table:table-cell>
          <table:table-cell office:value-type="float" office:value="0.001404">
            <text:p>0,001404</text:p>
          </table:table-cell>
          <table:table-cell office:value-type="float" office:value="0.001429">
            <text:p>0,001429</text:p>
          </table:table-cell>
          <table:table-cell office:value-type="float" office:value="0.001478">
            <text:p>0,001478</text:p>
          </table:table-cell>
          <table:table-cell office:value-type="float" office:value="0.001459">
            <text:p>0,001459</text:p>
          </table:table-cell>
          <table:table-cell office:value-type="float" office:value="0.001498">
            <text:p>0,001498</text:p>
          </table:table-cell>
          <table:table-cell office:value-type="float" office:value="0.001521">
            <text:p>0,001521</text:p>
          </table:table-cell>
          <table:table-cell office:value-type="float" office:value="0.001501">
            <text:p>0,001501</text:p>
          </table:table-cell>
          <table:table-cell office:value-type="float" office:value="0.001433">
            <text:p>0,001433</text:p>
          </table:table-cell>
          <table:table-cell office:value-type="float" office:value="0.001405">
            <text:p>0,001405</text:p>
          </table:table-cell>
          <table:table-cell office:value-type="float" office:value="0.001429">
            <text:p>0,001429</text:p>
          </table:table-cell>
          <table:table-cell office:value-type="float" office:value="0.001477">
            <text:p>0,001477</text:p>
          </table:table-cell>
          <table:table-cell office:value-type="float" office:value="0.001346">
            <text:p>0,001346</text:p>
          </table:table-cell>
          <table:table-cell office:value-type="float" office:value="0.001474">
            <text:p>0,001474</text:p>
          </table:table-cell>
          <table:table-cell office:value-type="float" office:value="0.001443">
            <text:p>0,001443</text:p>
          </table:table-cell>
          <table:table-cell office:value-type="float" office:value="0.001462">
            <text:p>0,001462</text:p>
          </table:table-cell>
          <table:table-cell office:value-type="float" office:value="0.00152">
            <text:p>0,00152</text:p>
          </table:table-cell>
          <table:table-cell office:value-type="float" office:value="0.00147">
            <text:p>0,00147</text:p>
          </table:table-cell>
          <table:table-cell office:value-type="float" office:value="0.001507">
            <text:p>0,001507</text:p>
          </table:table-cell>
          <table:table-cell office:value-type="float" office:value="0.001393">
            <text:p>0,001393</text:p>
          </table:table-cell>
          <table:table-cell office:value-type="float" office:value="0.001448">
            <text:p>0,001448</text:p>
          </table:table-cell>
          <table:table-cell office:value-type="float" office:value="0.001501">
            <text:p>0,001501</text:p>
          </table:table-cell>
          <table:table-cell office:value-type="float" office:value="0.001396">
            <text:p>0,001396</text:p>
          </table:table-cell>
          <table:table-cell office:value-type="float" office:value="0.001392">
            <text:p>0,001392</text:p>
          </table:table-cell>
          <table:table-cell office:value-type="float" office:value="0.001457">
            <text:p>0,001457</text:p>
          </table:table-cell>
          <table:table-cell office:value-type="float" office:value="0.001454">
            <text:p>0,001454</text:p>
          </table:table-cell>
          <table:table-cell office:value-type="float" office:value="0.001439">
            <text:p>0,001439</text:p>
          </table:table-cell>
        </table:table-row>
        <table:table-row table:style-name="ro1" table:number-rows-repeated="4">
          <table:table-cell table:number-columns-repeated="505"/>
        </table:table-row>
        <table:table-row table:style-name="ro1">
          <table:table-cell>
            <draw:frame table:end-cell-address="Arkusz1.E34" table:end-x="4.871cm" table:end-y="0.452cm" draw:z-index="0" draw:style-name="gr1" draw:text-style-name="P1" svg:width="22.012cm" svg:height="8.342cm" svg:x="0.001cm" svg:y="0.239cm">
              <draw:object draw:notify-on-update-of-ranges="Arkusz1.E1:Arkusz1.E1 Arkusz1.F1:Arkusz1.SK1 Arkusz1.E2:Arkusz1.E2 Arkusz1.F2:Arkusz1.SK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4.12.2016</text:date>, <text:time>19:23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4T19:23:42.06</dc:date>
    <dc:creator>Szymon Durak</dc:creator>
    <meta:generator>OpenOffice/4.1.2$Win32 OpenOffice.org_project/412m3$Build-9782</meta:generator>
    <meta:editing-duration>PT33M45S</meta:editing-duration>
    <meta:editing-cycles>2</meta:editing-cycles>
    <meta:document-statistic meta:table-count="1" meta:cell-count="50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13cm" svg:height="8.343cm" xlink:href=".." xlink:type="simple" chart:class="chart:line" chart:style-name="ch1">
        <chart:title svg:x="8.396cm" svg:y="0.302cm" chart:style-name="ch2">
          <text:p>MSE for Kohonen network</text:p>
        </chart:title>
        <chart:legend chart:legend-position="bottom" svg:x="7.133cm" svg:y="7.534cm" style:legend-expansion="wide" chart:style-name="ch3"/>
        <chart:plot-area chart:style-name="ch4" table:cell-range-address="Arkusz1.E1:Arkusz1.SK2" chart:data-source-has-labels="column" svg:x="0.89cm" svg:y="1.579cm" svg:width="20.243cm" svg:height="5.369cm">
          <chartooo:coordinate-region svg:x="1.802cm" svg:y="1.792cm" svg:width="19.166cm" svg:height="4.0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F1:Arkusz1.SK1" chart:label-cell-address="Arkusz1.E1:Arkusz1.E1" chart:class="chart:line">
            <chart:data-point chart:repeated="500"/>
          </chart:series>
          <chart:series chart:style-name="ch8" chart:values-cell-range-address="Arkusz1.F2:Arkusz1.SK2" chart:label-cell-address="Arkusz1.E2:Arkusz1.E2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E1:Arkusz1.E1</svg:desc>
                </draw:g>
              </table:table-cell>
              <table:table-cell office:value-type="float" office:value="0.166881">
                <text:p>0.166881</text:p>
                <draw:g>
                  <svg:desc>Arkusz1.F1:Arkusz1.SK1</svg:desc>
                </draw:g>
              </table:table-cell>
              <table:table-cell office:value-type="float" office:value="0.177549">
                <text:p>0.177549</text:p>
              </table:table-cell>
              <table:table-cell office:value-type="float" office:value="0.160023">
                <text:p>0.160023</text:p>
              </table:table-cell>
              <table:table-cell office:value-type="float" office:value="0.1665">
                <text:p>0.1665</text:p>
              </table:table-cell>
              <table:table-cell office:value-type="float" office:value="0.160785">
                <text:p>0.160785</text:p>
              </table:table-cell>
              <table:table-cell office:value-type="float" office:value="0.17031">
                <text:p>0.17031</text:p>
              </table:table-cell>
              <table:table-cell office:value-type="float" office:value="0.166881">
                <text:p>0.166881</text:p>
              </table:table-cell>
              <table:table-cell office:value-type="float" office:value="0.167643">
                <text:p>0.167643</text:p>
              </table:table-cell>
              <table:table-cell office:value-type="float" office:value="0.166119">
                <text:p>0.166119</text:p>
              </table:table-cell>
              <table:table-cell office:value-type="float" office:value="0.169929">
                <text:p>0.169929</text:p>
              </table:table-cell>
              <table:table-cell office:value-type="float" office:value="0.159642">
                <text:p>0.159642</text:p>
              </table:table-cell>
              <table:table-cell office:value-type="float" office:value="0.16269">
                <text:p>0.16269</text:p>
              </table:table-cell>
              <table:table-cell office:value-type="float" office:value="0.175644">
                <text:p>0.175644</text:p>
              </table:table-cell>
              <table:table-cell office:value-type="float" office:value="0.163452">
                <text:p>0.163452</text:p>
              </table:table-cell>
              <table:table-cell office:value-type="float" office:value="0.146307">
                <text:p>0.146307</text:p>
              </table:table-cell>
              <table:table-cell office:value-type="float" office:value="0.171453">
                <text:p>0.171453</text:p>
              </table:table-cell>
              <table:table-cell office:value-type="float" office:value="0.145545">
                <text:p>0.145545</text:p>
              </table:table-cell>
              <table:table-cell office:value-type="float" office:value="0.159642">
                <text:p>0.159642</text:p>
              </table:table-cell>
              <table:table-cell office:value-type="float" office:value="0.166119">
                <text:p>0.166119</text:p>
              </table:table-cell>
              <table:table-cell office:value-type="float" office:value="0.171834">
                <text:p>0.171834</text:p>
              </table:table-cell>
              <table:table-cell office:value-type="float" office:value="0.170691">
                <text:p>0.170691</text:p>
              </table:table-cell>
              <table:table-cell office:value-type="float" office:value="0.161928">
                <text:p>0.161928</text:p>
              </table:table-cell>
              <table:table-cell office:value-type="float" office:value="0.176025">
                <text:p>0.176025</text:p>
              </table:table-cell>
              <table:table-cell office:value-type="float" office:value="0.173739">
                <text:p>0.173739</text:p>
              </table:table-cell>
              <table:table-cell office:value-type="float" office:value="0.178692">
                <text:p>0.178692</text:p>
              </table:table-cell>
              <table:table-cell office:value-type="float" office:value="0.169929">
                <text:p>0.169929</text:p>
              </table:table-cell>
              <table:table-cell office:value-type="float" office:value="0.167643">
                <text:p>0.167643</text:p>
              </table:table-cell>
              <table:table-cell office:value-type="float" office:value="0.164595">
                <text:p>0.164595</text:p>
              </table:table-cell>
              <table:table-cell office:value-type="float" office:value="0.164214">
                <text:p>0.164214</text:p>
              </table:table-cell>
              <table:table-cell office:value-type="float" office:value="0.169167">
                <text:p>0.169167</text:p>
              </table:table-cell>
              <table:table-cell office:value-type="float" office:value="0.171834">
                <text:p>0.171834</text:p>
              </table:table-cell>
              <table:table-cell office:value-type="float" office:value="0.167643">
                <text:p>0.167643</text:p>
              </table:table-cell>
              <table:table-cell office:value-type="float" office:value="0.175263">
                <text:p>0.175263</text:p>
              </table:table-cell>
              <table:table-cell office:value-type="float" office:value="0.173358">
                <text:p>0.173358</text:p>
              </table:table-cell>
              <table:table-cell office:value-type="float" office:value="0.153927">
                <text:p>0.153927</text:p>
              </table:table-cell>
              <table:table-cell office:value-type="float" office:value="0.176406">
                <text:p>0.176406</text:p>
              </table:table-cell>
              <table:table-cell office:value-type="float" office:value="0.176406">
                <text:p>0.176406</text:p>
              </table:table-cell>
              <table:table-cell office:value-type="float" office:value="0.16269">
                <text:p>0.16269</text:p>
              </table:table-cell>
              <table:table-cell office:value-type="float" office:value="0.165738">
                <text:p>0.165738</text:p>
              </table:table-cell>
              <table:table-cell office:value-type="float" office:value="0.163833">
                <text:p>0.163833</text:p>
              </table:table-cell>
              <table:table-cell office:value-type="float" office:value="0.166881">
                <text:p>0.166881</text:p>
              </table:table-cell>
              <table:table-cell office:value-type="float" office:value="0.170691">
                <text:p>0.170691</text:p>
              </table:table-cell>
              <table:table-cell office:value-type="float" office:value="0.173739">
                <text:p>0.173739</text:p>
              </table:table-cell>
              <table:table-cell office:value-type="float" office:value="0.165738">
                <text:p>0.165738</text:p>
              </table:table-cell>
              <table:table-cell office:value-type="float" office:value="0.175644">
                <text:p>0.175644</text:p>
              </table:table-cell>
              <table:table-cell office:value-type="float" office:value="0.169167">
                <text:p>0.169167</text:p>
              </table:table-cell>
              <table:table-cell office:value-type="float" office:value="0.167643">
                <text:p>0.167643</text:p>
              </table:table-cell>
              <table:table-cell office:value-type="float" office:value="0.164595">
                <text:p>0.164595</text:p>
              </table:table-cell>
              <table:table-cell office:value-type="float" office:value="0.18555">
                <text:p>0.18555</text:p>
              </table:table-cell>
              <table:table-cell office:value-type="float" office:value="0.168405">
                <text:p>0.168405</text:p>
              </table:table-cell>
              <table:table-cell office:value-type="float" office:value="0.165357">
                <text:p>0.165357</text:p>
              </table:table-cell>
              <table:table-cell office:value-type="float" office:value="0.165357">
                <text:p>0.165357</text:p>
              </table:table-cell>
              <table:table-cell office:value-type="float" office:value="0.172215">
                <text:p>0.172215</text:p>
              </table:table-cell>
              <table:table-cell office:value-type="float" office:value="0.163071">
                <text:p>0.163071</text:p>
              </table:table-cell>
              <table:table-cell office:value-type="float" office:value="0.17412">
                <text:p>0.17412</text:p>
              </table:table-cell>
              <table:table-cell office:value-type="float" office:value="0.169548">
                <text:p>0.169548</text:p>
              </table:table-cell>
              <table:table-cell office:value-type="float" office:value="0.177549">
                <text:p>0.177549</text:p>
              </table:table-cell>
              <table:table-cell office:value-type="float" office:value="0.180216">
                <text:p>0.180216</text:p>
              </table:table-cell>
              <table:table-cell office:value-type="float" office:value="0.176406">
                <text:p>0.176406</text:p>
              </table:table-cell>
              <table:table-cell office:value-type="float" office:value="0.172977">
                <text:p>0.172977</text:p>
              </table:table-cell>
              <table:table-cell office:value-type="float" office:value="0.165738">
                <text:p>0.165738</text:p>
              </table:table-cell>
              <table:table-cell office:value-type="float" office:value="0.168405">
                <text:p>0.168405</text:p>
              </table:table-cell>
              <table:table-cell office:value-type="float" office:value="0.158499">
                <text:p>0.158499</text:p>
              </table:table-cell>
              <table:table-cell office:value-type="float" office:value="0.168405">
                <text:p>0.168405</text:p>
              </table:table-cell>
              <table:table-cell office:value-type="float" office:value="0.170691">
                <text:p>0.170691</text:p>
              </table:table-cell>
              <table:table-cell office:value-type="float" office:value="0.163071">
                <text:p>0.163071</text:p>
              </table:table-cell>
              <table:table-cell office:value-type="float" office:value="0.163071">
                <text:p>0.163071</text:p>
              </table:table-cell>
              <table:table-cell office:value-type="float" office:value="0.17412">
                <text:p>0.17412</text:p>
              </table:table-cell>
              <table:table-cell office:value-type="float" office:value="0.157737">
                <text:p>0.157737</text:p>
              </table:table-cell>
              <table:table-cell office:value-type="float" office:value="0.174501">
                <text:p>0.174501</text:p>
              </table:table-cell>
              <table:table-cell office:value-type="float" office:value="0.162309">
                <text:p>0.162309</text:p>
              </table:table-cell>
              <table:table-cell office:value-type="float" office:value="0.172596">
                <text:p>0.172596</text:p>
              </table:table-cell>
              <table:table-cell office:value-type="float" office:value="0.179454">
                <text:p>0.179454</text:p>
              </table:table-cell>
              <table:table-cell office:value-type="float" office:value="0.162309">
                <text:p>0.162309</text:p>
              </table:table-cell>
              <table:table-cell office:value-type="float" office:value="0.15888">
                <text:p>0.15888</text:p>
              </table:table-cell>
              <table:table-cell office:value-type="float" office:value="0.173739">
                <text:p>0.173739</text:p>
              </table:table-cell>
              <table:table-cell office:value-type="float" office:value="0.171834">
                <text:p>0.171834</text:p>
              </table:table-cell>
              <table:table-cell office:value-type="float" office:value="0.172596">
                <text:p>0.172596</text:p>
              </table:table-cell>
              <table:table-cell office:value-type="float" office:value="0.164595">
                <text:p>0.164595</text:p>
              </table:table-cell>
              <table:table-cell office:value-type="float" office:value="0.161166">
                <text:p>0.161166</text:p>
              </table:table-cell>
              <table:table-cell office:value-type="float" office:value="0.173739">
                <text:p>0.173739</text:p>
              </table:table-cell>
              <table:table-cell office:value-type="float" office:value="0.168024">
                <text:p>0.168024</text:p>
              </table:table-cell>
              <table:table-cell office:value-type="float" office:value="0.160023">
                <text:p>0.160023</text:p>
              </table:table-cell>
              <table:table-cell office:value-type="float" office:value="0.164976">
                <text:p>0.164976</text:p>
              </table:table-cell>
              <table:table-cell office:value-type="float" office:value="0.168024">
                <text:p>0.168024</text:p>
              </table:table-cell>
              <table:table-cell office:value-type="float" office:value="0.160785">
                <text:p>0.160785</text:p>
              </table:table-cell>
              <table:table-cell office:value-type="float" office:value="0.159261">
                <text:p>0.159261</text:p>
              </table:table-cell>
              <table:table-cell office:value-type="float" office:value="0.175644">
                <text:p>0.175644</text:p>
              </table:table-cell>
              <table:table-cell office:value-type="float" office:value="0.178692">
                <text:p>0.178692</text:p>
              </table:table-cell>
              <table:table-cell office:value-type="float" office:value="0.156594">
                <text:p>0.156594</text:p>
              </table:table-cell>
              <table:table-cell office:value-type="float" office:value="0.160404">
                <text:p>0.160404</text:p>
              </table:table-cell>
              <table:table-cell office:value-type="float" office:value="0.161928">
                <text:p>0.161928</text:p>
              </table:table-cell>
              <table:table-cell office:value-type="float" office:value="0.166881">
                <text:p>0.166881</text:p>
              </table:table-cell>
              <table:table-cell office:value-type="float" office:value="0.164976">
                <text:p>0.164976</text:p>
              </table:table-cell>
              <table:table-cell office:value-type="float" office:value="0.176787">
                <text:p>0.176787</text:p>
              </table:table-cell>
              <table:table-cell office:value-type="float" office:value="0.168405">
                <text:p>0.168405</text:p>
              </table:table-cell>
              <table:table-cell office:value-type="float" office:value="0.163071">
                <text:p>0.163071</text:p>
              </table:table-cell>
              <table:table-cell office:value-type="float" office:value="0.159642">
                <text:p>0.159642</text:p>
              </table:table-cell>
              <table:table-cell office:value-type="float" office:value="0.155832">
                <text:p>0.155832</text:p>
              </table:table-cell>
              <table:table-cell office:value-type="float" office:value="0.154308">
                <text:p>0.154308</text:p>
              </table:table-cell>
              <table:table-cell office:value-type="float" office:value="0.156975">
                <text:p>0.156975</text:p>
              </table:table-cell>
              <table:table-cell office:value-type="float" office:value="0.17412">
                <text:p>0.17412</text:p>
              </table:table-cell>
              <table:table-cell office:value-type="float" office:value="0.171072">
                <text:p>0.171072</text:p>
              </table:table-cell>
              <table:table-cell office:value-type="float" office:value="0.159642">
                <text:p>0.159642</text:p>
              </table:table-cell>
              <table:table-cell office:value-type="float" office:value="0.164976">
                <text:p>0.164976</text:p>
              </table:table-cell>
              <table:table-cell office:value-type="float" office:value="0.167262">
                <text:p>0.167262</text:p>
              </table:table-cell>
              <table:table-cell office:value-type="float" office:value="0.164214">
                <text:p>0.164214</text:p>
              </table:table-cell>
              <table:table-cell office:value-type="float" office:value="0.161928">
                <text:p>0.161928</text:p>
              </table:table-cell>
              <table:table-cell office:value-type="float" office:value="0.158118">
                <text:p>0.158118</text:p>
              </table:table-cell>
              <table:table-cell office:value-type="float" office:value="0.166881">
                <text:p>0.166881</text:p>
              </table:table-cell>
              <table:table-cell office:value-type="float" office:value="0.160023">
                <text:p>0.160023</text:p>
              </table:table-cell>
              <table:table-cell office:value-type="float" office:value="0.167262">
                <text:p>0.167262</text:p>
              </table:table-cell>
              <table:table-cell office:value-type="float" office:value="0.164595">
                <text:p>0.164595</text:p>
              </table:table-cell>
              <table:table-cell office:value-type="float" office:value="0.156213">
                <text:p>0.156213</text:p>
              </table:table-cell>
              <table:table-cell office:value-type="float" office:value="0.18174">
                <text:p>0.18174</text:p>
              </table:table-cell>
              <table:table-cell office:value-type="float" office:value="0.169548">
                <text:p>0.169548</text:p>
              </table:table-cell>
              <table:table-cell office:value-type="float" office:value="0.172977">
                <text:p>0.172977</text:p>
              </table:table-cell>
              <table:table-cell office:value-type="float" office:value="0.168786">
                <text:p>0.168786</text:p>
              </table:table-cell>
              <table:table-cell office:value-type="float" office:value="0.168024">
                <text:p>0.168024</text:p>
              </table:table-cell>
              <table:table-cell office:value-type="float" office:value="0.168024">
                <text:p>0.168024</text:p>
              </table:table-cell>
              <table:table-cell office:value-type="float" office:value="0.167262">
                <text:p>0.167262</text:p>
              </table:table-cell>
              <table:table-cell office:value-type="float" office:value="0.163452">
                <text:p>0.163452</text:p>
              </table:table-cell>
              <table:table-cell office:value-type="float" office:value="0.150117">
                <text:p>0.150117</text:p>
              </table:table-cell>
              <table:table-cell office:value-type="float" office:value="0.163833">
                <text:p>0.163833</text:p>
              </table:table-cell>
              <table:table-cell office:value-type="float" office:value="0.175644">
                <text:p>0.175644</text:p>
              </table:table-cell>
              <table:table-cell office:value-type="float" office:value="0.1665">
                <text:p>0.1665</text:p>
              </table:table-cell>
              <table:table-cell office:value-type="float" office:value="0.167643">
                <text:p>0.167643</text:p>
              </table:table-cell>
              <table:table-cell office:value-type="float" office:value="0.157737">
                <text:p>0.157737</text:p>
              </table:table-cell>
              <table:table-cell office:value-type="float" office:value="0.179454">
                <text:p>0.179454</text:p>
              </table:table-cell>
              <table:table-cell office:value-type="float" office:value="0.153546">
                <text:p>0.153546</text:p>
              </table:table-cell>
              <table:table-cell office:value-type="float" office:value="0.166881">
                <text:p>0.166881</text:p>
              </table:table-cell>
              <table:table-cell office:value-type="float" office:value="0.168024">
                <text:p>0.168024</text:p>
              </table:table-cell>
              <table:table-cell office:value-type="float" office:value="0.167643">
                <text:p>0.167643</text:p>
              </table:table-cell>
              <table:table-cell office:value-type="float" office:value="0.168786">
                <text:p>0.168786</text:p>
              </table:table-cell>
              <table:table-cell office:value-type="float" office:value="0.166881">
                <text:p>0.166881</text:p>
              </table:table-cell>
              <table:table-cell office:value-type="float" office:value="0.158118">
                <text:p>0.158118</text:p>
              </table:table-cell>
              <table:table-cell office:value-type="float" office:value="0.169167">
                <text:p>0.169167</text:p>
              </table:table-cell>
              <table:table-cell office:value-type="float" office:value="0.166119">
                <text:p>0.166119</text:p>
              </table:table-cell>
              <table:table-cell office:value-type="float" office:value="0.171072">
                <text:p>0.171072</text:p>
              </table:table-cell>
              <table:table-cell office:value-type="float" office:value="0.177168">
                <text:p>0.177168</text:p>
              </table:table-cell>
              <table:table-cell office:value-type="float" office:value="0.175644">
                <text:p>0.175644</text:p>
              </table:table-cell>
              <table:table-cell office:value-type="float" office:value="0.167262">
                <text:p>0.167262</text:p>
              </table:table-cell>
              <table:table-cell office:value-type="float" office:value="0.17412">
                <text:p>0.17412</text:p>
              </table:table-cell>
              <table:table-cell office:value-type="float" office:value="0.171453">
                <text:p>0.171453</text:p>
              </table:table-cell>
              <table:table-cell office:value-type="float" office:value="0.162309">
                <text:p>0.162309</text:p>
              </table:table-cell>
              <table:table-cell office:value-type="float" office:value="0.176787">
                <text:p>0.176787</text:p>
              </table:table-cell>
              <table:table-cell office:value-type="float" office:value="0.172215">
                <text:p>0.172215</text:p>
              </table:table-cell>
              <table:table-cell office:value-type="float" office:value="0.171072">
                <text:p>0.171072</text:p>
              </table:table-cell>
              <table:table-cell office:value-type="float" office:value="0.172596">
                <text:p>0.172596</text:p>
              </table:table-cell>
              <table:table-cell office:value-type="float" office:value="0.166881">
                <text:p>0.166881</text:p>
              </table:table-cell>
              <table:table-cell office:value-type="float" office:value="0.165357">
                <text:p>0.165357</text:p>
              </table:table-cell>
              <table:table-cell office:value-type="float" office:value="0.172977">
                <text:p>0.172977</text:p>
              </table:table-cell>
              <table:table-cell office:value-type="float" office:value="0.168024">
                <text:p>0.168024</text:p>
              </table:table-cell>
              <table:table-cell office:value-type="float" office:value="0.171072">
                <text:p>0.171072</text:p>
              </table:table-cell>
              <table:table-cell office:value-type="float" office:value="0.165738">
                <text:p>0.165738</text:p>
              </table:table-cell>
              <table:table-cell office:value-type="float" office:value="0.161547">
                <text:p>0.161547</text:p>
              </table:table-cell>
              <table:table-cell office:value-type="float" office:value="0.159261">
                <text:p>0.159261</text:p>
              </table:table-cell>
              <table:table-cell office:value-type="float" office:value="0.166881">
                <text:p>0.166881</text:p>
              </table:table-cell>
              <table:table-cell office:value-type="float" office:value="0.177549">
                <text:p>0.177549</text:p>
              </table:table-cell>
              <table:table-cell office:value-type="float" office:value="0.172977">
                <text:p>0.172977</text:p>
              </table:table-cell>
              <table:table-cell office:value-type="float" office:value="0.182883">
                <text:p>0.182883</text:p>
              </table:table-cell>
              <table:table-cell office:value-type="float" office:value="0.16269">
                <text:p>0.16269</text:p>
              </table:table-cell>
              <table:table-cell office:value-type="float" office:value="0.179835">
                <text:p>0.179835</text:p>
              </table:table-cell>
              <table:table-cell office:value-type="float" office:value="0.166119">
                <text:p>0.166119</text:p>
              </table:table-cell>
              <table:table-cell office:value-type="float" office:value="0.17412">
                <text:p>0.17412</text:p>
              </table:table-cell>
              <table:table-cell office:value-type="float" office:value="0.15507">
                <text:p>0.15507</text:p>
              </table:table-cell>
              <table:table-cell office:value-type="float" office:value="0.179073">
                <text:p>0.179073</text:p>
              </table:table-cell>
              <table:table-cell office:value-type="float" office:value="0.172596">
                <text:p>0.172596</text:p>
              </table:table-cell>
              <table:table-cell office:value-type="float" office:value="0.156594">
                <text:p>0.156594</text:p>
              </table:table-cell>
              <table:table-cell office:value-type="float" office:value="0.160785">
                <text:p>0.160785</text:p>
              </table:table-cell>
              <table:table-cell office:value-type="float" office:value="0.168024">
                <text:p>0.168024</text:p>
              </table:table-cell>
              <table:table-cell office:value-type="float" office:value="0.173358">
                <text:p>0.173358</text:p>
              </table:table-cell>
              <table:table-cell office:value-type="float" office:value="0.170691">
                <text:p>0.170691</text:p>
              </table:table-cell>
              <table:table-cell office:value-type="float" office:value="0.169167">
                <text:p>0.169167</text:p>
              </table:table-cell>
              <table:table-cell office:value-type="float" office:value="0.16269">
                <text:p>0.16269</text:p>
              </table:table-cell>
              <table:table-cell office:value-type="float" office:value="0.176025">
                <text:p>0.176025</text:p>
              </table:table-cell>
              <table:table-cell office:value-type="float" office:value="0.170691">
                <text:p>0.170691</text:p>
              </table:table-cell>
              <table:table-cell office:value-type="float" office:value="0.178311">
                <text:p>0.178311</text:p>
              </table:table-cell>
              <table:table-cell office:value-type="float" office:value="0.174501">
                <text:p>0.174501</text:p>
              </table:table-cell>
              <table:table-cell office:value-type="float" office:value="0.169167">
                <text:p>0.169167</text:p>
              </table:table-cell>
              <table:table-cell office:value-type="float" office:value="0.180597">
                <text:p>0.180597</text:p>
              </table:table-cell>
              <table:table-cell office:value-type="float" office:value="0.175644">
                <text:p>0.175644</text:p>
              </table:table-cell>
              <table:table-cell office:value-type="float" office:value="0.178692">
                <text:p>0.178692</text:p>
              </table:table-cell>
              <table:table-cell office:value-type="float" office:value="0.176406">
                <text:p>0.176406</text:p>
              </table:table-cell>
              <table:table-cell office:value-type="float" office:value="0.164595">
                <text:p>0.164595</text:p>
              </table:table-cell>
              <table:table-cell office:value-type="float" office:value="0.153927">
                <text:p>0.153927</text:p>
              </table:table-cell>
              <table:table-cell office:value-type="float" office:value="0.164595">
                <text:p>0.164595</text:p>
              </table:table-cell>
              <table:table-cell office:value-type="float" office:value="0.172596">
                <text:p>0.172596</text:p>
              </table:table-cell>
              <table:table-cell office:value-type="float" office:value="0.178692">
                <text:p>0.178692</text:p>
              </table:table-cell>
              <table:table-cell office:value-type="float" office:value="0.166119">
                <text:p>0.166119</text:p>
              </table:table-cell>
              <table:table-cell office:value-type="float" office:value="0.178311">
                <text:p>0.178311</text:p>
              </table:table-cell>
              <table:table-cell office:value-type="float" office:value="0.163833">
                <text:p>0.163833</text:p>
              </table:table-cell>
              <table:table-cell office:value-type="float" office:value="0.172215">
                <text:p>0.172215</text:p>
              </table:table-cell>
              <table:table-cell office:value-type="float" office:value="0.170691">
                <text:p>0.170691</text:p>
              </table:table-cell>
              <table:table-cell office:value-type="float" office:value="0.166881">
                <text:p>0.166881</text:p>
              </table:table-cell>
              <table:table-cell office:value-type="float" office:value="0.170691">
                <text:p>0.170691</text:p>
              </table:table-cell>
              <table:table-cell office:value-type="float" office:value="0.154689">
                <text:p>0.154689</text:p>
              </table:table-cell>
              <table:table-cell office:value-type="float" office:value="0.164595">
                <text:p>0.164595</text:p>
              </table:table-cell>
              <table:table-cell office:value-type="float" office:value="0.172596">
                <text:p>0.172596</text:p>
              </table:table-cell>
              <table:table-cell office:value-type="float" office:value="0.16269">
                <text:p>0.16269</text:p>
              </table:table-cell>
              <table:table-cell office:value-type="float" office:value="0.165357">
                <text:p>0.165357</text:p>
              </table:table-cell>
              <table:table-cell office:value-type="float" office:value="0.172977">
                <text:p>0.172977</text:p>
              </table:table-cell>
              <table:table-cell office:value-type="float" office:value="0.164595">
                <text:p>0.164595</text:p>
              </table:table-cell>
              <table:table-cell office:value-type="float" office:value="0.172215">
                <text:p>0.172215</text:p>
              </table:table-cell>
              <table:table-cell office:value-type="float" office:value="0.17031">
                <text:p>0.17031</text:p>
              </table:table-cell>
              <table:table-cell office:value-type="float" office:value="0.164214">
                <text:p>0.164214</text:p>
              </table:table-cell>
              <table:table-cell office:value-type="float" office:value="0.171453">
                <text:p>0.171453</text:p>
              </table:table-cell>
              <table:table-cell office:value-type="float" office:value="0.171453">
                <text:p>0.171453</text:p>
              </table:table-cell>
              <table:table-cell office:value-type="float" office:value="0.162309">
                <text:p>0.162309</text:p>
              </table:table-cell>
              <table:table-cell office:value-type="float" office:value="0.165738">
                <text:p>0.165738</text:p>
              </table:table-cell>
              <table:table-cell office:value-type="float" office:value="0.163452">
                <text:p>0.163452</text:p>
              </table:table-cell>
              <table:table-cell office:value-type="float" office:value="0.150498">
                <text:p>0.150498</text:p>
              </table:table-cell>
              <table:table-cell office:value-type="float" office:value="0.164976">
                <text:p>0.164976</text:p>
              </table:table-cell>
              <table:table-cell office:value-type="float" office:value="0.154689">
                <text:p>0.154689</text:p>
              </table:table-cell>
              <table:table-cell office:value-type="float" office:value="0.1665">
                <text:p>0.1665</text:p>
              </table:table-cell>
              <table:table-cell office:value-type="float" office:value="0.170691">
                <text:p>0.170691</text:p>
              </table:table-cell>
              <table:table-cell office:value-type="float" office:value="0.160404">
                <text:p>0.160404</text:p>
              </table:table-cell>
              <table:table-cell office:value-type="float" office:value="0.17412">
                <text:p>0.17412</text:p>
              </table:table-cell>
              <table:table-cell office:value-type="float" office:value="0.15507">
                <text:p>0.15507</text:p>
              </table:table-cell>
              <table:table-cell office:value-type="float" office:value="0.160023">
                <text:p>0.160023</text:p>
              </table:table-cell>
              <table:table-cell office:value-type="float" office:value="0.164214">
                <text:p>0.164214</text:p>
              </table:table-cell>
              <table:table-cell office:value-type="float" office:value="0.148212">
                <text:p>0.148212</text:p>
              </table:table-cell>
              <table:table-cell office:value-type="float" office:value="0.155451">
                <text:p>0.155451</text:p>
              </table:table-cell>
              <table:table-cell office:value-type="float" office:value="0.171453">
                <text:p>0.171453</text:p>
              </table:table-cell>
              <table:table-cell office:value-type="float" office:value="0.174501">
                <text:p>0.174501</text:p>
              </table:table-cell>
              <table:table-cell office:value-type="float" office:value="0.177168">
                <text:p>0.177168</text:p>
              </table:table-cell>
              <table:table-cell office:value-type="float" office:value="0.161928">
                <text:p>0.161928</text:p>
              </table:table-cell>
              <table:table-cell office:value-type="float" office:value="0.166119">
                <text:p>0.166119</text:p>
              </table:table-cell>
              <table:table-cell office:value-type="float" office:value="0.160404">
                <text:p>0.160404</text:p>
              </table:table-cell>
              <table:table-cell office:value-type="float" office:value="0.177549">
                <text:p>0.177549</text:p>
              </table:table-cell>
              <table:table-cell office:value-type="float" office:value="0.167262">
                <text:p>0.167262</text:p>
              </table:table-cell>
              <table:table-cell office:value-type="float" office:value="0.173739">
                <text:p>0.173739</text:p>
              </table:table-cell>
              <table:table-cell office:value-type="float" office:value="0.176406">
                <text:p>0.176406</text:p>
              </table:table-cell>
              <table:table-cell office:value-type="float" office:value="0.180216">
                <text:p>0.180216</text:p>
              </table:table-cell>
              <table:table-cell office:value-type="float" office:value="0.161928">
                <text:p>0.161928</text:p>
              </table:table-cell>
              <table:table-cell office:value-type="float" office:value="0.17412">
                <text:p>0.17412</text:p>
              </table:table-cell>
              <table:table-cell office:value-type="float" office:value="0.157356">
                <text:p>0.157356</text:p>
              </table:table-cell>
              <table:table-cell office:value-type="float" office:value="0.167262">
                <text:p>0.167262</text:p>
              </table:table-cell>
              <table:table-cell office:value-type="float" office:value="0.177168">
                <text:p>0.177168</text:p>
              </table:table-cell>
              <table:table-cell office:value-type="float" office:value="0.15126">
                <text:p>0.15126</text:p>
              </table:table-cell>
              <table:table-cell office:value-type="float" office:value="0.165357">
                <text:p>0.165357</text:p>
              </table:table-cell>
              <table:table-cell office:value-type="float" office:value="0.169548">
                <text:p>0.169548</text:p>
              </table:table-cell>
              <table:table-cell office:value-type="float" office:value="0.168405">
                <text:p>0.168405</text:p>
              </table:table-cell>
              <table:table-cell office:value-type="float" office:value="0.160404">
                <text:p>0.160404</text:p>
              </table:table-cell>
              <table:table-cell office:value-type="float" office:value="0.161928">
                <text:p>0.161928</text:p>
              </table:table-cell>
              <table:table-cell office:value-type="float" office:value="0.176406">
                <text:p>0.176406</text:p>
              </table:table-cell>
              <table:table-cell office:value-type="float" office:value="0.158118">
                <text:p>0.158118</text:p>
              </table:table-cell>
              <table:table-cell office:value-type="float" office:value="0.168024">
                <text:p>0.168024</text:p>
              </table:table-cell>
              <table:table-cell office:value-type="float" office:value="0.160404">
                <text:p>0.160404</text:p>
              </table:table-cell>
              <table:table-cell office:value-type="float" office:value="0.158499">
                <text:p>0.158499</text:p>
              </table:table-cell>
              <table:table-cell office:value-type="float" office:value="0.163452">
                <text:p>0.163452</text:p>
              </table:table-cell>
              <table:table-cell office:value-type="float" office:value="0.172977">
                <text:p>0.172977</text:p>
              </table:table-cell>
              <table:table-cell office:value-type="float" office:value="0.155451">
                <text:p>0.155451</text:p>
              </table:table-cell>
              <table:table-cell office:value-type="float" office:value="0.165738">
                <text:p>0.165738</text:p>
              </table:table-cell>
              <table:table-cell office:value-type="float" office:value="0.168786">
                <text:p>0.168786</text:p>
              </table:table-cell>
              <table:table-cell office:value-type="float" office:value="0.165738">
                <text:p>0.165738</text:p>
              </table:table-cell>
              <table:table-cell office:value-type="float" office:value="0.164976">
                <text:p>0.164976</text:p>
              </table:table-cell>
              <table:table-cell office:value-type="float" office:value="0.172596">
                <text:p>0.172596</text:p>
              </table:table-cell>
              <table:table-cell office:value-type="float" office:value="0.17412">
                <text:p>0.17412</text:p>
              </table:table-cell>
              <table:table-cell office:value-type="float" office:value="0.180216">
                <text:p>0.180216</text:p>
              </table:table-cell>
              <table:table-cell office:value-type="float" office:value="0.171834">
                <text:p>0.171834</text:p>
              </table:table-cell>
              <table:table-cell office:value-type="float" office:value="0.169929">
                <text:p>0.169929</text:p>
              </table:table-cell>
              <table:table-cell office:value-type="float" office:value="0.172596">
                <text:p>0.172596</text:p>
              </table:table-cell>
              <table:table-cell office:value-type="float" office:value="0.174882">
                <text:p>0.174882</text:p>
              </table:table-cell>
              <table:table-cell office:value-type="float" office:value="0.164595">
                <text:p>0.164595</text:p>
              </table:table-cell>
              <table:table-cell office:value-type="float" office:value="0.169929">
                <text:p>0.169929</text:p>
              </table:table-cell>
              <table:table-cell office:value-type="float" office:value="0.164214">
                <text:p>0.164214</text:p>
              </table:table-cell>
              <table:table-cell office:value-type="float" office:value="0.174501">
                <text:p>0.174501</text:p>
              </table:table-cell>
              <table:table-cell office:value-type="float" office:value="0.180978">
                <text:p>0.180978</text:p>
              </table:table-cell>
              <table:table-cell office:value-type="float" office:value="0.16269">
                <text:p>0.16269</text:p>
              </table:table-cell>
              <table:table-cell office:value-type="float" office:value="0.167262">
                <text:p>0.167262</text:p>
              </table:table-cell>
              <table:table-cell office:value-type="float" office:value="0.163452">
                <text:p>0.163452</text:p>
              </table:table-cell>
              <table:table-cell office:value-type="float" office:value="0.172596">
                <text:p>0.172596</text:p>
              </table:table-cell>
              <table:table-cell office:value-type="float" office:value="0.172977">
                <text:p>0.172977</text:p>
              </table:table-cell>
              <table:table-cell office:value-type="float" office:value="0.176025">
                <text:p>0.176025</text:p>
              </table:table-cell>
              <table:table-cell office:value-type="float" office:value="0.169929">
                <text:p>0.169929</text:p>
              </table:table-cell>
              <table:table-cell office:value-type="float" office:value="0.155832">
                <text:p>0.155832</text:p>
              </table:table-cell>
              <table:table-cell office:value-type="float" office:value="0.163071">
                <text:p>0.163071</text:p>
              </table:table-cell>
              <table:table-cell office:value-type="float" office:value="0.156975">
                <text:p>0.156975</text:p>
              </table:table-cell>
              <table:table-cell office:value-type="float" office:value="0.165357">
                <text:p>0.165357</text:p>
              </table:table-cell>
              <table:table-cell office:value-type="float" office:value="0.165357">
                <text:p>0.165357</text:p>
              </table:table-cell>
              <table:table-cell office:value-type="float" office:value="0.161166">
                <text:p>0.161166</text:p>
              </table:table-cell>
              <table:table-cell office:value-type="float" office:value="0.164976">
                <text:p>0.164976</text:p>
              </table:table-cell>
              <table:table-cell office:value-type="float" office:value="0.177168">
                <text:p>0.177168</text:p>
              </table:table-cell>
              <table:table-cell office:value-type="float" office:value="0.167643">
                <text:p>0.167643</text:p>
              </table:table-cell>
              <table:table-cell office:value-type="float" office:value="0.177168">
                <text:p>0.177168</text:p>
              </table:table-cell>
              <table:table-cell office:value-type="float" office:value="0.172596">
                <text:p>0.172596</text:p>
              </table:table-cell>
              <table:table-cell office:value-type="float" office:value="0.17793">
                <text:p>0.17793</text:p>
              </table:table-cell>
              <table:table-cell office:value-type="float" office:value="0.172977">
                <text:p>0.172977</text:p>
              </table:table-cell>
              <table:table-cell office:value-type="float" office:value="0.167262">
                <text:p>0.167262</text:p>
              </table:table-cell>
              <table:table-cell office:value-type="float" office:value="0.164214">
                <text:p>0.164214</text:p>
              </table:table-cell>
              <table:table-cell office:value-type="float" office:value="0.166119">
                <text:p>0.166119</text:p>
              </table:table-cell>
              <table:table-cell office:value-type="float" office:value="0.174501">
                <text:p>0.174501</text:p>
              </table:table-cell>
              <table:table-cell office:value-type="float" office:value="0.165357">
                <text:p>0.165357</text:p>
              </table:table-cell>
              <table:table-cell office:value-type="float" office:value="0.161928">
                <text:p>0.161928</text:p>
              </table:table-cell>
              <table:table-cell office:value-type="float" office:value="0.166119">
                <text:p>0.166119</text:p>
              </table:table-cell>
              <table:table-cell office:value-type="float" office:value="0.159642">
                <text:p>0.159642</text:p>
              </table:table-cell>
              <table:table-cell office:value-type="float" office:value="0.167262">
                <text:p>0.167262</text:p>
              </table:table-cell>
              <table:table-cell office:value-type="float" office:value="0.180216">
                <text:p>0.180216</text:p>
              </table:table-cell>
              <table:table-cell office:value-type="float" office:value="0.174882">
                <text:p>0.174882</text:p>
              </table:table-cell>
              <table:table-cell office:value-type="float" office:value="0.165738">
                <text:p>0.165738</text:p>
              </table:table-cell>
              <table:table-cell office:value-type="float" office:value="0.188217">
                <text:p>0.188217</text:p>
              </table:table-cell>
              <table:table-cell office:value-type="float" office:value="0.176406">
                <text:p>0.176406</text:p>
              </table:table-cell>
              <table:table-cell office:value-type="float" office:value="0.180216">
                <text:p>0.180216</text:p>
              </table:table-cell>
              <table:table-cell office:value-type="float" office:value="0.168786">
                <text:p>0.168786</text:p>
              </table:table-cell>
              <table:table-cell office:value-type="float" office:value="0.184026">
                <text:p>0.184026</text:p>
              </table:table-cell>
              <table:table-cell office:value-type="float" office:value="0.179835">
                <text:p>0.179835</text:p>
              </table:table-cell>
              <table:table-cell office:value-type="float" office:value="0.174882">
                <text:p>0.174882</text:p>
              </table:table-cell>
              <table:table-cell office:value-type="float" office:value="0.169929">
                <text:p>0.169929</text:p>
              </table:table-cell>
              <table:table-cell office:value-type="float" office:value="0.169929">
                <text:p>0.169929</text:p>
              </table:table-cell>
              <table:table-cell office:value-type="float" office:value="0.164976">
                <text:p>0.164976</text:p>
              </table:table-cell>
              <table:table-cell office:value-type="float" office:value="0.166119">
                <text:p>0.166119</text:p>
              </table:table-cell>
              <table:table-cell office:value-type="float" office:value="0.162309">
                <text:p>0.162309</text:p>
              </table:table-cell>
              <table:table-cell office:value-type="float" office:value="0.168024">
                <text:p>0.168024</text:p>
              </table:table-cell>
              <table:table-cell office:value-type="float" office:value="0.165738">
                <text:p>0.165738</text:p>
              </table:table-cell>
              <table:table-cell office:value-type="float" office:value="0.174501">
                <text:p>0.174501</text:p>
              </table:table-cell>
              <table:table-cell office:value-type="float" office:value="0.176025">
                <text:p>0.176025</text:p>
              </table:table-cell>
              <table:table-cell office:value-type="float" office:value="0.166881">
                <text:p>0.166881</text:p>
              </table:table-cell>
              <table:table-cell office:value-type="float" office:value="0.177168">
                <text:p>0.177168</text:p>
              </table:table-cell>
              <table:table-cell office:value-type="float" office:value="0.164595">
                <text:p>0.164595</text:p>
              </table:table-cell>
              <table:table-cell office:value-type="float" office:value="0.15888">
                <text:p>0.15888</text:p>
              </table:table-cell>
              <table:table-cell office:value-type="float" office:value="0.180597">
                <text:p>0.180597</text:p>
              </table:table-cell>
              <table:table-cell office:value-type="float" office:value="0.164976">
                <text:p>0.164976</text:p>
              </table:table-cell>
              <table:table-cell office:value-type="float" office:value="0.148593">
                <text:p>0.148593</text:p>
              </table:table-cell>
              <table:table-cell office:value-type="float" office:value="0.166881">
                <text:p>0.166881</text:p>
              </table:table-cell>
              <table:table-cell office:value-type="float" office:value="0.171453">
                <text:p>0.171453</text:p>
              </table:table-cell>
              <table:table-cell office:value-type="float" office:value="0.17793">
                <text:p>0.17793</text:p>
              </table:table-cell>
              <table:table-cell office:value-type="float" office:value="0.172215">
                <text:p>0.172215</text:p>
              </table:table-cell>
              <table:table-cell office:value-type="float" office:value="0.156213">
                <text:p>0.156213</text:p>
              </table:table-cell>
              <table:table-cell office:value-type="float" office:value="0.153927">
                <text:p>0.153927</text:p>
              </table:table-cell>
              <table:table-cell office:value-type="float" office:value="0.171834">
                <text:p>0.171834</text:p>
              </table:table-cell>
              <table:table-cell office:value-type="float" office:value="0.167262">
                <text:p>0.167262</text:p>
              </table:table-cell>
              <table:table-cell office:value-type="float" office:value="0.160785">
                <text:p>0.160785</text:p>
              </table:table-cell>
              <table:table-cell office:value-type="float" office:value="0.1665">
                <text:p>0.1665</text:p>
              </table:table-cell>
              <table:table-cell office:value-type="float" office:value="0.157356">
                <text:p>0.157356</text:p>
              </table:table-cell>
              <table:table-cell office:value-type="float" office:value="0.169929">
                <text:p>0.169929</text:p>
              </table:table-cell>
              <table:table-cell office:value-type="float" office:value="0.167262">
                <text:p>0.167262</text:p>
              </table:table-cell>
              <table:table-cell office:value-type="float" office:value="0.166119">
                <text:p>0.166119</text:p>
              </table:table-cell>
              <table:table-cell office:value-type="float" office:value="0.177168">
                <text:p>0.177168</text:p>
              </table:table-cell>
              <table:table-cell office:value-type="float" office:value="0.179073">
                <text:p>0.179073</text:p>
              </table:table-cell>
              <table:table-cell office:value-type="float" office:value="0.158499">
                <text:p>0.158499</text:p>
              </table:table-cell>
              <table:table-cell office:value-type="float" office:value="0.1665">
                <text:p>0.1665</text:p>
              </table:table-cell>
              <table:table-cell office:value-type="float" office:value="0.168786">
                <text:p>0.168786</text:p>
              </table:table-cell>
              <table:table-cell office:value-type="float" office:value="0.159642">
                <text:p>0.159642</text:p>
              </table:table-cell>
              <table:table-cell office:value-type="float" office:value="0.171453">
                <text:p>0.171453</text:p>
              </table:table-cell>
              <table:table-cell office:value-type="float" office:value="0.170691">
                <text:p>0.170691</text:p>
              </table:table-cell>
              <table:table-cell office:value-type="float" office:value="0.170691">
                <text:p>0.170691</text:p>
              </table:table-cell>
              <table:table-cell office:value-type="float" office:value="0.166119">
                <text:p>0.166119</text:p>
              </table:table-cell>
              <table:table-cell office:value-type="float" office:value="0.172215">
                <text:p>0.172215</text:p>
              </table:table-cell>
              <table:table-cell office:value-type="float" office:value="0.157356">
                <text:p>0.157356</text:p>
              </table:table-cell>
              <table:table-cell office:value-type="float" office:value="0.18555">
                <text:p>0.18555</text:p>
              </table:table-cell>
              <table:table-cell office:value-type="float" office:value="0.182883">
                <text:p>0.182883</text:p>
              </table:table-cell>
              <table:table-cell office:value-type="float" office:value="0.157356">
                <text:p>0.157356</text:p>
              </table:table-cell>
              <table:table-cell office:value-type="float" office:value="0.168024">
                <text:p>0.168024</text:p>
              </table:table-cell>
              <table:table-cell office:value-type="float" office:value="0.153165">
                <text:p>0.153165</text:p>
              </table:table-cell>
              <table:table-cell office:value-type="float" office:value="0.15888">
                <text:p>0.15888</text:p>
              </table:table-cell>
              <table:table-cell office:value-type="float" office:value="0.166119">
                <text:p>0.166119</text:p>
              </table:table-cell>
              <table:table-cell office:value-type="float" office:value="0.171834">
                <text:p>0.171834</text:p>
              </table:table-cell>
              <table:table-cell office:value-type="float" office:value="0.181359">
                <text:p>0.181359</text:p>
              </table:table-cell>
              <table:table-cell office:value-type="float" office:value="0.178311">
                <text:p>0.178311</text:p>
              </table:table-cell>
              <table:table-cell office:value-type="float" office:value="0.182121">
                <text:p>0.182121</text:p>
              </table:table-cell>
              <table:table-cell office:value-type="float" office:value="0.163452">
                <text:p>0.163452</text:p>
              </table:table-cell>
              <table:table-cell office:value-type="float" office:value="0.176025">
                <text:p>0.176025</text:p>
              </table:table-cell>
              <table:table-cell office:value-type="float" office:value="0.173739">
                <text:p>0.173739</text:p>
              </table:table-cell>
              <table:table-cell office:value-type="float" office:value="0.168405">
                <text:p>0.168405</text:p>
              </table:table-cell>
              <table:table-cell office:value-type="float" office:value="0.172596">
                <text:p>0.172596</text:p>
              </table:table-cell>
              <table:table-cell office:value-type="float" office:value="0.171072">
                <text:p>0.171072</text:p>
              </table:table-cell>
              <table:table-cell office:value-type="float" office:value="0.159642">
                <text:p>0.159642</text:p>
              </table:table-cell>
              <table:table-cell office:value-type="float" office:value="0.166119">
                <text:p>0.166119</text:p>
              </table:table-cell>
              <table:table-cell office:value-type="float" office:value="0.169548">
                <text:p>0.169548</text:p>
              </table:table-cell>
              <table:table-cell office:value-type="float" office:value="0.183645">
                <text:p>0.183645</text:p>
              </table:table-cell>
              <table:table-cell office:value-type="float" office:value="0.179073">
                <text:p>0.179073</text:p>
              </table:table-cell>
              <table:table-cell office:value-type="float" office:value="0.176787">
                <text:p>0.176787</text:p>
              </table:table-cell>
              <table:table-cell office:value-type="float" office:value="0.169167">
                <text:p>0.169167</text:p>
              </table:table-cell>
              <table:table-cell office:value-type="float" office:value="0.165738">
                <text:p>0.165738</text:p>
              </table:table-cell>
              <table:table-cell office:value-type="float" office:value="0.178692">
                <text:p>0.178692</text:p>
              </table:table-cell>
              <table:table-cell office:value-type="float" office:value="0.17031">
                <text:p>0.17031</text:p>
              </table:table-cell>
              <table:table-cell office:value-type="float" office:value="0.169548">
                <text:p>0.169548</text:p>
              </table:table-cell>
              <table:table-cell office:value-type="float" office:value="0.161928">
                <text:p>0.161928</text:p>
              </table:table-cell>
              <table:table-cell office:value-type="float" office:value="0.162309">
                <text:p>0.162309</text:p>
              </table:table-cell>
              <table:table-cell office:value-type="float" office:value="0.17031">
                <text:p>0.17031</text:p>
              </table:table-cell>
              <table:table-cell office:value-type="float" office:value="0.16269">
                <text:p>0.16269</text:p>
              </table:table-cell>
              <table:table-cell office:value-type="float" office:value="0.15888">
                <text:p>0.15888</text:p>
              </table:table-cell>
              <table:table-cell office:value-type="float" office:value="0.166881">
                <text:p>0.166881</text:p>
              </table:table-cell>
              <table:table-cell office:value-type="float" office:value="0.160785">
                <text:p>0.160785</text:p>
              </table:table-cell>
              <table:table-cell office:value-type="float" office:value="0.168405">
                <text:p>0.168405</text:p>
              </table:table-cell>
              <table:table-cell office:value-type="float" office:value="0.17793">
                <text:p>0.17793</text:p>
              </table:table-cell>
              <table:table-cell office:value-type="float" office:value="0.1665">
                <text:p>0.1665</text:p>
              </table:table-cell>
              <table:table-cell office:value-type="float" office:value="0.167262">
                <text:p>0.167262</text:p>
              </table:table-cell>
              <table:table-cell office:value-type="float" office:value="0.172215">
                <text:p>0.172215</text:p>
              </table:table-cell>
              <table:table-cell office:value-type="float" office:value="0.15888">
                <text:p>0.15888</text:p>
              </table:table-cell>
              <table:table-cell office:value-type="float" office:value="0.163833">
                <text:p>0.163833</text:p>
              </table:table-cell>
              <table:table-cell office:value-type="float" office:value="0.164214">
                <text:p>0.164214</text:p>
              </table:table-cell>
              <table:table-cell office:value-type="float" office:value="0.177168">
                <text:p>0.177168</text:p>
              </table:table-cell>
              <table:table-cell office:value-type="float" office:value="0.172215">
                <text:p>0.172215</text:p>
              </table:table-cell>
              <table:table-cell office:value-type="float" office:value="0.175263">
                <text:p>0.175263</text:p>
              </table:table-cell>
              <table:table-cell office:value-type="float" office:value="0.179454">
                <text:p>0.179454</text:p>
              </table:table-cell>
              <table:table-cell office:value-type="float" office:value="0.161166">
                <text:p>0.161166</text:p>
              </table:table-cell>
              <table:table-cell office:value-type="float" office:value="0.168405">
                <text:p>0.168405</text:p>
              </table:table-cell>
              <table:table-cell office:value-type="float" office:value="0.160023">
                <text:p>0.160023</text:p>
              </table:table-cell>
              <table:table-cell office:value-type="float" office:value="0.171072">
                <text:p>0.171072</text:p>
              </table:table-cell>
              <table:table-cell office:value-type="float" office:value="0.176025">
                <text:p>0.176025</text:p>
              </table:table-cell>
              <table:table-cell office:value-type="float" office:value="0.172215">
                <text:p>0.172215</text:p>
              </table:table-cell>
              <table:table-cell office:value-type="float" office:value="0.169167">
                <text:p>0.169167</text:p>
              </table:table-cell>
              <table:table-cell office:value-type="float" office:value="0.160404">
                <text:p>0.160404</text:p>
              </table:table-cell>
              <table:table-cell office:value-type="float" office:value="0.169548">
                <text:p>0.169548</text:p>
              </table:table-cell>
              <table:table-cell office:value-type="float" office:value="0.160023">
                <text:p>0.160023</text:p>
              </table:table-cell>
              <table:table-cell office:value-type="float" office:value="0.163452">
                <text:p>0.163452</text:p>
              </table:table-cell>
              <table:table-cell office:value-type="float" office:value="0.174501">
                <text:p>0.174501</text:p>
              </table:table-cell>
              <table:table-cell office:value-type="float" office:value="0.164595">
                <text:p>0.164595</text:p>
              </table:table-cell>
              <table:table-cell office:value-type="float" office:value="0.166881">
                <text:p>0.166881</text:p>
              </table:table-cell>
              <table:table-cell office:value-type="float" office:value="0.164595">
                <text:p>0.164595</text:p>
              </table:table-cell>
              <table:table-cell office:value-type="float" office:value="0.168024">
                <text:p>0.168024</text:p>
              </table:table-cell>
              <table:table-cell office:value-type="float" office:value="0.163833">
                <text:p>0.163833</text:p>
              </table:table-cell>
              <table:table-cell office:value-type="float" office:value="0.164595">
                <text:p>0.164595</text:p>
              </table:table-cell>
              <table:table-cell office:value-type="float" office:value="0.163071">
                <text:p>0.163071</text:p>
              </table:table-cell>
              <table:table-cell office:value-type="float" office:value="0.171453">
                <text:p>0.171453</text:p>
              </table:table-cell>
              <table:table-cell office:value-type="float" office:value="0.158118">
                <text:p>0.158118</text:p>
              </table:table-cell>
              <table:table-cell office:value-type="float" office:value="0.172596">
                <text:p>0.172596</text:p>
              </table:table-cell>
              <table:table-cell office:value-type="float" office:value="0.15507">
                <text:p>0.15507</text:p>
              </table:table-cell>
              <table:table-cell office:value-type="float" office:value="0.1665">
                <text:p>0.1665</text:p>
              </table:table-cell>
              <table:table-cell office:value-type="float" office:value="0.178692">
                <text:p>0.178692</text:p>
              </table:table-cell>
              <table:table-cell office:value-type="float" office:value="0.172215">
                <text:p>0.172215</text:p>
              </table:table-cell>
              <table:table-cell office:value-type="float" office:value="0.177549">
                <text:p>0.177549</text:p>
              </table:table-cell>
              <table:table-cell office:value-type="float" office:value="0.174882">
                <text:p>0.174882</text:p>
              </table:table-cell>
              <table:table-cell office:value-type="float" office:value="0.17412">
                <text:p>0.17412</text:p>
              </table:table-cell>
              <table:table-cell office:value-type="float" office:value="0.171072">
                <text:p>0.171072</text:p>
              </table:table-cell>
              <table:table-cell office:value-type="float" office:value="0.172215">
                <text:p>0.172215</text:p>
              </table:table-cell>
              <table:table-cell office:value-type="float" office:value="0.1665">
                <text:p>0.1665</text:p>
              </table:table-cell>
              <table:table-cell office:value-type="float" office:value="0.163071">
                <text:p>0.163071</text:p>
              </table:table-cell>
              <table:table-cell office:value-type="float" office:value="0.158499">
                <text:p>0.158499</text:p>
              </table:table-cell>
              <table:table-cell office:value-type="float" office:value="0.169167">
                <text:p>0.169167</text:p>
              </table:table-cell>
              <table:table-cell office:value-type="float" office:value="0.164595">
                <text:p>0.164595</text:p>
              </table:table-cell>
              <table:table-cell office:value-type="float" office:value="0.163833">
                <text:p>0.163833</text:p>
              </table:table-cell>
              <table:table-cell office:value-type="float" office:value="0.175644">
                <text:p>0.175644</text:p>
              </table:table-cell>
              <table:table-cell office:value-type="float" office:value="0.171453">
                <text:p>0.171453</text:p>
              </table:table-cell>
              <table:table-cell office:value-type="float" office:value="0.160023">
                <text:p>0.160023</text:p>
              </table:table-cell>
              <table:table-cell office:value-type="float" office:value="0.165738">
                <text:p>0.165738</text:p>
              </table:table-cell>
              <table:table-cell office:value-type="float" office:value="0.167643">
                <text:p>0.167643</text:p>
              </table:table-cell>
              <table:table-cell office:value-type="float" office:value="0.172596">
                <text:p>0.172596</text:p>
              </table:table-cell>
              <table:table-cell office:value-type="float" office:value="0.176406">
                <text:p>0.176406</text:p>
              </table:table-cell>
              <table:table-cell office:value-type="float" office:value="0.174501">
                <text:p>0.174501</text:p>
              </table:table-cell>
              <table:table-cell office:value-type="float" office:value="0.172596">
                <text:p>0.172596</text:p>
              </table:table-cell>
              <table:table-cell office:value-type="float" office:value="0.183645">
                <text:p>0.183645</text:p>
              </table:table-cell>
              <table:table-cell office:value-type="float" office:value="0.168024">
                <text:p>0.168024</text:p>
              </table:table-cell>
              <table:table-cell office:value-type="float" office:value="0.168024">
                <text:p>0.168024</text:p>
              </table:table-cell>
              <table:table-cell office:value-type="float" office:value="0.166119">
                <text:p>0.166119</text:p>
              </table:table-cell>
              <table:table-cell office:value-type="float" office:value="0.169548">
                <text:p>0.169548</text:p>
              </table:table-cell>
              <table:table-cell office:value-type="float" office:value="0.169929">
                <text:p>0.169929</text:p>
              </table:table-cell>
              <table:table-cell office:value-type="float" office:value="0.174501">
                <text:p>0.174501</text:p>
              </table:table-cell>
              <table:table-cell office:value-type="float" office:value="0.175644">
                <text:p>0.175644</text:p>
              </table:table-cell>
              <table:table-cell office:value-type="float" office:value="0.187455">
                <text:p>0.187455</text:p>
              </table:table-cell>
              <table:table-cell office:value-type="float" office:value="0.172977">
                <text:p>0.172977</text:p>
              </table:table-cell>
              <table:table-cell office:value-type="float" office:value="0.17031">
                <text:p>0.17031</text:p>
              </table:table-cell>
              <table:table-cell office:value-type="float" office:value="0.171834">
                <text:p>0.171834</text:p>
              </table:table-cell>
              <table:table-cell office:value-type="float" office:value="0.168405">
                <text:p>0.168405</text:p>
              </table:table-cell>
              <table:table-cell office:value-type="float" office:value="0.176025">
                <text:p>0.176025</text:p>
              </table:table-cell>
              <table:table-cell office:value-type="float" office:value="0.157356">
                <text:p>0.157356</text:p>
              </table:table-cell>
              <table:table-cell office:value-type="float" office:value="0.160404">
                <text:p>0.160404</text:p>
              </table:table-cell>
              <table:table-cell office:value-type="float" office:value="0.179073">
                <text:p>0.179073</text:p>
              </table:table-cell>
              <table:table-cell office:value-type="float" office:value="0.17793">
                <text:p>0.17793</text:p>
              </table:table-cell>
              <table:table-cell office:value-type="float" office:value="0.172215">
                <text:p>0.172215</text:p>
              </table:table-cell>
              <table:table-cell office:value-type="float" office:value="0.171072">
                <text:p>0.171072</text:p>
              </table:table-cell>
              <table:table-cell office:value-type="float" office:value="0.17031">
                <text:p>0.17031</text:p>
              </table:table-cell>
              <table:table-cell office:value-type="float" office:value="0.171453">
                <text:p>0.171453</text:p>
              </table:table-cell>
              <table:table-cell office:value-type="float" office:value="0.153165">
                <text:p>0.153165</text:p>
              </table:table-cell>
              <table:table-cell office:value-type="float" office:value="0.170691">
                <text:p>0.170691</text:p>
              </table:table-cell>
              <table:table-cell office:value-type="float" office:value="0.172215">
                <text:p>0.172215</text:p>
              </table:table-cell>
              <table:table-cell office:value-type="float" office:value="0.158118">
                <text:p>0.158118</text:p>
              </table:table-cell>
              <table:table-cell office:value-type="float" office:value="0.176787">
                <text:p>0.176787</text:p>
              </table:table-cell>
              <table:table-cell office:value-type="float" office:value="0.177549">
                <text:p>0.177549</text:p>
              </table:table-cell>
              <table:table-cell office:value-type="float" office:value="0.173358">
                <text:p>0.173358</text:p>
              </table:table-cell>
              <table:table-cell office:value-type="float" office:value="0.172977">
                <text:p>0.172977</text:p>
              </table:table-cell>
              <table:table-cell office:value-type="float" office:value="0.174501">
                <text:p>0.174501</text:p>
              </table:table-cell>
              <table:table-cell office:value-type="float" office:value="0.176787">
                <text:p>0.176787</text:p>
              </table:table-cell>
              <table:table-cell office:value-type="float" office:value="0.172596">
                <text:p>0.172596</text:p>
              </table:table-cell>
              <table:table-cell office:value-type="float" office:value="0.174882">
                <text:p>0.174882</text:p>
              </table:table-cell>
              <table:table-cell office:value-type="float" office:value="0.173739">
                <text:p>0.173739</text:p>
              </table:table-cell>
              <table:table-cell office:value-type="float" office:value="0.162309">
                <text:p>0.162309</text:p>
              </table:table-cell>
              <table:table-cell office:value-type="float" office:value="0.168405">
                <text:p>0.168405</text:p>
              </table:table-cell>
              <table:table-cell office:value-type="float" office:value="0.155451">
                <text:p>0.155451</text:p>
              </table:table-cell>
              <table:table-cell office:value-type="float" office:value="0.174882">
                <text:p>0.174882</text:p>
              </table:table-cell>
              <table:table-cell office:value-type="float" office:value="0.161547">
                <text:p>0.161547</text:p>
              </table:table-cell>
              <table:table-cell office:value-type="float" office:value="0.170691">
                <text:p>0.170691</text:p>
              </table:table-cell>
              <table:table-cell office:value-type="float" office:value="0.1665">
                <text:p>0.1665</text:p>
              </table:table-cell>
              <table:table-cell office:value-type="float" office:value="0.156213">
                <text:p>0.156213</text:p>
              </table:table-cell>
              <table:table-cell office:value-type="float" office:value="0.169548">
                <text:p>0.169548</text:p>
              </table:table-cell>
              <table:table-cell office:value-type="float" office:value="0.179454">
                <text:p>0.179454</text:p>
              </table:table-cell>
              <table:table-cell office:value-type="float" office:value="0.166119">
                <text:p>0.166119</text:p>
              </table:table-cell>
              <table:table-cell office:value-type="float" office:value="0.166881">
                <text:p>0.166881</text:p>
              </table:table-cell>
              <table:table-cell office:value-type="float" office:value="0.165357">
                <text:p>0.165357</text:p>
              </table:table-cell>
              <table:table-cell office:value-type="float" office:value="0.179454">
                <text:p>0.179454</text:p>
              </table:table-cell>
              <table:table-cell office:value-type="float" office:value="0.164595">
                <text:p>0.164595</text:p>
              </table:table-cell>
              <table:table-cell office:value-type="float" office:value="0.17031">
                <text:p>0.17031</text:p>
              </table:table-cell>
              <table:table-cell office:value-type="float" office:value="0.165738">
                <text:p>0.165738</text:p>
              </table:table-cell>
              <table:table-cell office:value-type="float" office:value="0.166881">
                <text:p>0.166881</text:p>
              </table:table-cell>
              <table:table-cell office:value-type="float" office:value="0.164976">
                <text:p>0.164976</text:p>
              </table:table-cell>
              <table:table-cell office:value-type="float" office:value="0.1665">
                <text:p>0.1665</text:p>
              </table:table-cell>
              <table:table-cell office:value-type="float" office:value="0.155832">
                <text:p>0.155832</text:p>
              </table:table-cell>
              <table:table-cell office:value-type="float" office:value="0.160785">
                <text:p>0.160785</text:p>
              </table:table-cell>
            </table:table-row>
            <table:table-row>
              <table:table-cell office:value-type="string">
                <text:p>Verifying Set Error</text:p>
                <draw:g>
                  <svg:desc>Arkusz1.E2:Arkusz1.E2</svg:desc>
                </draw:g>
              </table:table-cell>
              <table:table-cell office:value-type="float" office:value="0.165333">
                <text:p>0.165333</text:p>
                <draw:g>
                  <svg:desc>Arkusz1.F2:Arkusz1.SK2</svg:desc>
                </draw:g>
              </table:table-cell>
              <table:table-cell office:value-type="float" office:value="0.151111">
                <text:p>0.151111</text:p>
              </table:table-cell>
              <table:table-cell office:value-type="float" office:value="0.158222">
                <text:p>0.158222</text:p>
              </table:table-cell>
              <table:table-cell office:value-type="float" office:value="0.165333">
                <text:p>0.165333</text:p>
              </table:table-cell>
              <table:table-cell office:value-type="float" office:value="0.170667">
                <text:p>0.170667</text:p>
              </table:table-cell>
              <table:table-cell office:value-type="float" office:value="0.177778">
                <text:p>0.177778</text:p>
              </table:table-cell>
              <table:table-cell office:value-type="float" office:value="0.140444">
                <text:p>0.140444</text:p>
              </table:table-cell>
              <table:table-cell office:value-type="float" office:value="0.159111">
                <text:p>0.159111</text:p>
              </table:table-cell>
              <table:table-cell office:value-type="float" office:value="0.158222">
                <text:p>0.158222</text:p>
              </table:table-cell>
              <table:table-cell office:value-type="float" office:value="0.182222">
                <text:p>0.182222</text:p>
              </table:table-cell>
              <table:table-cell office:value-type="float" office:value="0.190222">
                <text:p>0.190222</text:p>
              </table:table-cell>
              <table:table-cell office:value-type="float" office:value="0.146667">
                <text:p>0.146667</text:p>
              </table:table-cell>
              <table:table-cell office:value-type="float" office:value="0.181333">
                <text:p>0.181333</text:p>
              </table:table-cell>
              <table:table-cell office:value-type="float" office:value="0.156444">
                <text:p>0.156444</text:p>
              </table:table-cell>
              <table:table-cell office:value-type="float" office:value="0.176">
                <text:p>0.176</text:p>
              </table:table-cell>
              <table:table-cell office:value-type="float" office:value="0.172444">
                <text:p>0.172444</text:p>
              </table:table-cell>
              <table:table-cell office:value-type="float" office:value="0.188444">
                <text:p>0.188444</text:p>
              </table:table-cell>
              <table:table-cell office:value-type="float" office:value="0.168">
                <text:p>0.168</text:p>
              </table:table-cell>
              <table:table-cell office:value-type="float" office:value="0.165333">
                <text:p>0.165333</text:p>
              </table:table-cell>
              <table:table-cell office:value-type="float" office:value="0.158222">
                <text:p>0.158222</text:p>
              </table:table-cell>
              <table:table-cell office:value-type="float" office:value="0.154667">
                <text:p>0.154667</text:p>
              </table:table-cell>
              <table:table-cell office:value-type="float" office:value="0.160889">
                <text:p>0.160889</text:p>
              </table:table-cell>
              <table:table-cell office:value-type="float" office:value="0.165333">
                <text:p>0.165333</text:p>
              </table:table-cell>
              <table:table-cell office:value-type="float" office:value="0.168889">
                <text:p>0.168889</text:p>
              </table:table-cell>
              <table:table-cell office:value-type="float" office:value="0.168889">
                <text:p>0.168889</text:p>
              </table:table-cell>
              <table:table-cell office:value-type="float" office:value="0.168889">
                <text:p>0.168889</text:p>
              </table:table-cell>
              <table:table-cell office:value-type="float" office:value="0.168889">
                <text:p>0.168889</text:p>
              </table:table-cell>
              <table:table-cell office:value-type="float" office:value="0.167111">
                <text:p>0.167111</text:p>
              </table:table-cell>
              <table:table-cell office:value-type="float" office:value="0.176">
                <text:p>0.176</text:p>
              </table:table-cell>
              <table:table-cell office:value-type="float" office:value="0.166222">
                <text:p>0.166222</text:p>
              </table:table-cell>
              <table:table-cell office:value-type="float" office:value="0.153778">
                <text:p>0.153778</text:p>
              </table:table-cell>
              <table:table-cell office:value-type="float" office:value="0.164444">
                <text:p>0.164444</text:p>
              </table:table-cell>
              <table:table-cell office:value-type="float" office:value="0.146667">
                <text:p>0.146667</text:p>
              </table:table-cell>
              <table:table-cell office:value-type="float" office:value="0.162667">
                <text:p>0.162667</text:p>
              </table:table-cell>
              <table:table-cell office:value-type="float" office:value="0.178667">
                <text:p>0.178667</text:p>
              </table:table-cell>
              <table:table-cell office:value-type="float" office:value="0.163556">
                <text:p>0.163556</text:p>
              </table:table-cell>
              <table:table-cell office:value-type="float" office:value="0.175111">
                <text:p>0.175111</text:p>
              </table:table-cell>
              <table:table-cell office:value-type="float" office:value="0.171556">
                <text:p>0.171556</text:p>
              </table:table-cell>
              <table:table-cell office:value-type="float" office:value="0.174222">
                <text:p>0.174222</text:p>
              </table:table-cell>
              <table:table-cell office:value-type="float" office:value="0.195556">
                <text:p>0.195556</text:p>
              </table:table-cell>
              <table:table-cell office:value-type="float" office:value="0.168889">
                <text:p>0.168889</text:p>
              </table:table-cell>
              <table:table-cell office:value-type="float" office:value="0.167111">
                <text:p>0.167111</text:p>
              </table:table-cell>
              <table:table-cell office:value-type="float" office:value="0.172444">
                <text:p>0.172444</text:p>
              </table:table-cell>
              <table:table-cell office:value-type="float" office:value="0.181333">
                <text:p>0.181333</text:p>
              </table:table-cell>
              <table:table-cell office:value-type="float" office:value="0.155556">
                <text:p>0.155556</text:p>
              </table:table-cell>
              <table:table-cell office:value-type="float" office:value="0.156444">
                <text:p>0.156444</text:p>
              </table:table-cell>
              <table:table-cell office:value-type="float" office:value="0.169778">
                <text:p>0.169778</text:p>
              </table:table-cell>
              <table:table-cell office:value-type="float" office:value="0.171556">
                <text:p>0.171556</text:p>
              </table:table-cell>
              <table:table-cell office:value-type="float" office:value="0.178667">
                <text:p>0.178667</text:p>
              </table:table-cell>
              <table:table-cell office:value-type="float" office:value="0.169778">
                <text:p>0.169778</text:p>
              </table:table-cell>
              <table:table-cell office:value-type="float" office:value="0.150222">
                <text:p>0.150222</text:p>
              </table:table-cell>
              <table:table-cell office:value-type="float" office:value="0.178667">
                <text:p>0.178667</text:p>
              </table:table-cell>
              <table:table-cell office:value-type="float" office:value="0.173333">
                <text:p>0.173333</text:p>
              </table:table-cell>
              <table:table-cell office:value-type="float" office:value="0.181333">
                <text:p>0.181333</text:p>
              </table:table-cell>
              <table:table-cell office:value-type="float" office:value="0.200889">
                <text:p>0.200889</text:p>
              </table:table-cell>
              <table:table-cell office:value-type="float" office:value="0.165333">
                <text:p>0.165333</text:p>
              </table:table-cell>
              <table:table-cell office:value-type="float" office:value="0.178667">
                <text:p>0.178667</text:p>
              </table:table-cell>
              <table:table-cell office:value-type="float" office:value="0.162667">
                <text:p>0.162667</text:p>
              </table:table-cell>
              <table:table-cell office:value-type="float" office:value="0.176889">
                <text:p>0.176889</text:p>
              </table:table-cell>
              <table:table-cell office:value-type="float" office:value="0.167111">
                <text:p>0.167111</text:p>
              </table:table-cell>
              <table:table-cell office:value-type="float" office:value="0.162667">
                <text:p>0.162667</text:p>
              </table:table-cell>
              <table:table-cell office:value-type="float" office:value="0.144">
                <text:p>0.144</text:p>
              </table:table-cell>
              <table:table-cell office:value-type="float" office:value="0.175111">
                <text:p>0.175111</text:p>
              </table:table-cell>
              <table:table-cell office:value-type="float" office:value="0.171556">
                <text:p>0.171556</text:p>
              </table:table-cell>
              <table:table-cell office:value-type="float" office:value="0.168889">
                <text:p>0.168889</text:p>
              </table:table-cell>
              <table:table-cell office:value-type="float" office:value="0.178667">
                <text:p>0.178667</text:p>
              </table:table-cell>
              <table:table-cell office:value-type="float" office:value="0.174222">
                <text:p>0.174222</text:p>
              </table:table-cell>
              <table:table-cell office:value-type="float" office:value="0.182222">
                <text:p>0.182222</text:p>
              </table:table-cell>
              <table:table-cell office:value-type="float" office:value="0.161778">
                <text:p>0.161778</text:p>
              </table:table-cell>
              <table:table-cell office:value-type="float" office:value="0.184">
                <text:p>0.184</text:p>
              </table:table-cell>
              <table:table-cell office:value-type="float" office:value="0.151111">
                <text:p>0.151111</text:p>
              </table:table-cell>
              <table:table-cell office:value-type="float" office:value="0.173333">
                <text:p>0.173333</text:p>
              </table:table-cell>
              <table:table-cell office:value-type="float" office:value="0.181333">
                <text:p>0.181333</text:p>
              </table:table-cell>
              <table:table-cell office:value-type="float" office:value="0.183111">
                <text:p>0.183111</text:p>
              </table:table-cell>
              <table:table-cell office:value-type="float" office:value="0.153778">
                <text:p>0.153778</text:p>
              </table:table-cell>
              <table:table-cell office:value-type="float" office:value="0.170667">
                <text:p>0.170667</text:p>
              </table:table-cell>
              <table:table-cell office:value-type="float" office:value="0.162667">
                <text:p>0.162667</text:p>
              </table:table-cell>
              <table:table-cell office:value-type="float" office:value="0.166222">
                <text:p>0.166222</text:p>
              </table:table-cell>
              <table:table-cell office:value-type="float" office:value="0.174222">
                <text:p>0.174222</text:p>
              </table:table-cell>
              <table:table-cell office:value-type="float" office:value="0.152">
                <text:p>0.152</text:p>
              </table:table-cell>
              <table:table-cell office:value-type="float" office:value="0.148444">
                <text:p>0.148444</text:p>
              </table:table-cell>
              <table:table-cell office:value-type="float" office:value="0.170667">
                <text:p>0.170667</text:p>
              </table:table-cell>
              <table:table-cell office:value-type="float" office:value="0.172444">
                <text:p>0.172444</text:p>
              </table:table-cell>
              <table:table-cell office:value-type="float" office:value="0.156444">
                <text:p>0.156444</text:p>
              </table:table-cell>
              <table:table-cell office:value-type="float" office:value="0.159111">
                <text:p>0.159111</text:p>
              </table:table-cell>
              <table:table-cell office:value-type="float" office:value="0.169778">
                <text:p>0.169778</text:p>
              </table:table-cell>
              <table:table-cell office:value-type="float" office:value="0.156444">
                <text:p>0.156444</text:p>
              </table:table-cell>
              <table:table-cell office:value-type="float" office:value="0.177778">
                <text:p>0.177778</text:p>
              </table:table-cell>
              <table:table-cell office:value-type="float" office:value="0.150222">
                <text:p>0.150222</text:p>
              </table:table-cell>
              <table:table-cell office:value-type="float" office:value="0.164444">
                <text:p>0.164444</text:p>
              </table:table-cell>
              <table:table-cell office:value-type="float" office:value="0.186667">
                <text:p>0.186667</text:p>
              </table:table-cell>
              <table:table-cell office:value-type="float" office:value="0.165333">
                <text:p>0.165333</text:p>
              </table:table-cell>
              <table:table-cell office:value-type="float" office:value="0.175111">
                <text:p>0.175111</text:p>
              </table:table-cell>
              <table:table-cell office:value-type="float" office:value="0.155556">
                <text:p>0.155556</text:p>
              </table:table-cell>
              <table:table-cell office:value-type="float" office:value="0.149333">
                <text:p>0.149333</text:p>
              </table:table-cell>
              <table:table-cell office:value-type="float" office:value="0.165333">
                <text:p>0.165333</text:p>
              </table:table-cell>
              <table:table-cell office:value-type="float" office:value="0.162667">
                <text:p>0.162667</text:p>
              </table:table-cell>
              <table:table-cell office:value-type="float" office:value="0.164444">
                <text:p>0.164444</text:p>
              </table:table-cell>
              <table:table-cell office:value-type="float" office:value="0.152889">
                <text:p>0.152889</text:p>
              </table:table-cell>
              <table:table-cell office:value-type="float" office:value="0.179556">
                <text:p>0.179556</text:p>
              </table:table-cell>
              <table:table-cell office:value-type="float" office:value="0.153778">
                <text:p>0.153778</text:p>
              </table:table-cell>
              <table:table-cell office:value-type="float" office:value="0.154667">
                <text:p>0.154667</text:p>
              </table:table-cell>
              <table:table-cell office:value-type="float" office:value="0.16">
                <text:p>0.16</text:p>
              </table:table-cell>
              <table:table-cell office:value-type="float" office:value="0.153778">
                <text:p>0.153778</text:p>
              </table:table-cell>
              <table:table-cell office:value-type="float" office:value="0.157333">
                <text:p>0.157333</text:p>
              </table:table-cell>
              <table:table-cell office:value-type="float" office:value="0.173333">
                <text:p>0.173333</text:p>
              </table:table-cell>
              <table:table-cell office:value-type="float" office:value="0.170667">
                <text:p>0.170667</text:p>
              </table:table-cell>
              <table:table-cell office:value-type="float" office:value="0.158222">
                <text:p>0.158222</text:p>
              </table:table-cell>
              <table:table-cell office:value-type="float" office:value="0.161778">
                <text:p>0.161778</text:p>
              </table:table-cell>
              <table:table-cell office:value-type="float" office:value="0.173333">
                <text:p>0.173333</text:p>
              </table:table-cell>
              <table:table-cell office:value-type="float" office:value="0.171556">
                <text:p>0.171556</text:p>
              </table:table-cell>
              <table:table-cell office:value-type="float" office:value="0.172444">
                <text:p>0.172444</text:p>
              </table:table-cell>
              <table:table-cell office:value-type="float" office:value="0.167111">
                <text:p>0.167111</text:p>
              </table:table-cell>
              <table:table-cell office:value-type="float" office:value="0.172444">
                <text:p>0.172444</text:p>
              </table:table-cell>
              <table:table-cell office:value-type="float" office:value="0.173333">
                <text:p>0.173333</text:p>
              </table:table-cell>
              <table:table-cell office:value-type="float" office:value="0.154667">
                <text:p>0.154667</text:p>
              </table:table-cell>
              <table:table-cell office:value-type="float" office:value="0.145778">
                <text:p>0.145778</text:p>
              </table:table-cell>
              <table:table-cell office:value-type="float" office:value="0.168889">
                <text:p>0.168889</text:p>
              </table:table-cell>
              <table:table-cell office:value-type="float" office:value="0.171556">
                <text:p>0.171556</text:p>
              </table:table-cell>
              <table:table-cell office:value-type="float" office:value="0.156444">
                <text:p>0.156444</text:p>
              </table:table-cell>
              <table:table-cell office:value-type="float" office:value="0.160889">
                <text:p>0.160889</text:p>
              </table:table-cell>
              <table:table-cell office:value-type="float" office:value="0.178667">
                <text:p>0.178667</text:p>
              </table:table-cell>
              <table:table-cell office:value-type="float" office:value="0.167111">
                <text:p>0.167111</text:p>
              </table:table-cell>
              <table:table-cell office:value-type="float" office:value="0.167111">
                <text:p>0.167111</text:p>
              </table:table-cell>
              <table:table-cell office:value-type="float" office:value="0.169778">
                <text:p>0.169778</text:p>
              </table:table-cell>
              <table:table-cell office:value-type="float" office:value="0.167111">
                <text:p>0.167111</text:p>
              </table:table-cell>
              <table:table-cell office:value-type="float" office:value="0.160889">
                <text:p>0.160889</text:p>
              </table:table-cell>
              <table:table-cell office:value-type="float" office:value="0.168889">
                <text:p>0.168889</text:p>
              </table:table-cell>
              <table:table-cell office:value-type="float" office:value="0.166222">
                <text:p>0.166222</text:p>
              </table:table-cell>
              <table:table-cell office:value-type="float" office:value="0.148444">
                <text:p>0.148444</text:p>
              </table:table-cell>
              <table:table-cell office:value-type="float" office:value="0.170667">
                <text:p>0.170667</text:p>
              </table:table-cell>
              <table:table-cell office:value-type="float" office:value="0.163556">
                <text:p>0.163556</text:p>
              </table:table-cell>
              <table:table-cell office:value-type="float" office:value="0.168889">
                <text:p>0.168889</text:p>
              </table:table-cell>
              <table:table-cell office:value-type="float" office:value="0.189333">
                <text:p>0.189333</text:p>
              </table:table-cell>
              <table:table-cell office:value-type="float" office:value="0.180444">
                <text:p>0.180444</text:p>
              </table:table-cell>
              <table:table-cell office:value-type="float" office:value="0.164444">
                <text:p>0.164444</text:p>
              </table:table-cell>
              <table:table-cell office:value-type="float" office:value="0.153778">
                <text:p>0.153778</text:p>
              </table:table-cell>
              <table:table-cell office:value-type="float" office:value="0.182222">
                <text:p>0.182222</text:p>
              </table:table-cell>
              <table:table-cell office:value-type="float" office:value="0.153778">
                <text:p>0.153778</text:p>
              </table:table-cell>
              <table:table-cell office:value-type="float" office:value="0.171556">
                <text:p>0.171556</text:p>
              </table:table-cell>
              <table:table-cell office:value-type="float" office:value="0.160889">
                <text:p>0.160889</text:p>
              </table:table-cell>
              <table:table-cell office:value-type="float" office:value="0.147556">
                <text:p>0.147556</text:p>
              </table:table-cell>
              <table:table-cell office:value-type="float" office:value="0.165333">
                <text:p>0.165333</text:p>
              </table:table-cell>
              <table:table-cell office:value-type="float" office:value="0.172444">
                <text:p>0.172444</text:p>
              </table:table-cell>
              <table:table-cell office:value-type="float" office:value="0.168889">
                <text:p>0.168889</text:p>
              </table:table-cell>
              <table:table-cell office:value-type="float" office:value="0.163556">
                <text:p>0.163556</text:p>
              </table:table-cell>
              <table:table-cell office:value-type="float" office:value="0.160889">
                <text:p>0.160889</text:p>
              </table:table-cell>
              <table:table-cell office:value-type="float" office:value="0.165333">
                <text:p>0.165333</text:p>
              </table:table-cell>
              <table:table-cell office:value-type="float" office:value="0.16">
                <text:p>0.16</text:p>
              </table:table-cell>
              <table:table-cell office:value-type="float" office:value="0.172444">
                <text:p>0.172444</text:p>
              </table:table-cell>
              <table:table-cell office:value-type="float" office:value="0.16">
                <text:p>0.16</text:p>
              </table:table-cell>
              <table:table-cell office:value-type="float" office:value="0.168889">
                <text:p>0.168889</text:p>
              </table:table-cell>
              <table:table-cell office:value-type="float" office:value="0.159111">
                <text:p>0.159111</text:p>
              </table:table-cell>
              <table:table-cell office:value-type="float" office:value="0.162667">
                <text:p>0.162667</text:p>
              </table:table-cell>
              <table:table-cell office:value-type="float" office:value="0.170667">
                <text:p>0.170667</text:p>
              </table:table-cell>
              <table:table-cell office:value-type="float" office:value="0.146667">
                <text:p>0.146667</text:p>
              </table:table-cell>
              <table:table-cell office:value-type="float" office:value="0.165333">
                <text:p>0.165333</text:p>
              </table:table-cell>
              <table:table-cell office:value-type="float" office:value="0.204444">
                <text:p>0.204444</text:p>
              </table:table-cell>
              <table:table-cell office:value-type="float" office:value="0.167111">
                <text:p>0.167111</text:p>
              </table:table-cell>
              <table:table-cell office:value-type="float" office:value="0.182222">
                <text:p>0.182222</text:p>
              </table:table-cell>
              <table:table-cell office:value-type="float" office:value="0.156444">
                <text:p>0.156444</text:p>
              </table:table-cell>
              <table:table-cell office:value-type="float" office:value="0.166222">
                <text:p>0.166222</text:p>
              </table:table-cell>
              <table:table-cell office:value-type="float" office:value="0.160889">
                <text:p>0.160889</text:p>
              </table:table-cell>
              <table:table-cell office:value-type="float" office:value="0.177778">
                <text:p>0.177778</text:p>
              </table:table-cell>
              <table:table-cell office:value-type="float" office:value="0.152889">
                <text:p>0.152889</text:p>
              </table:table-cell>
              <table:table-cell office:value-type="float" office:value="0.173333">
                <text:p>0.173333</text:p>
              </table:table-cell>
              <table:table-cell office:value-type="float" office:value="0.160889">
                <text:p>0.160889</text:p>
              </table:table-cell>
              <table:table-cell office:value-type="float" office:value="0.149333">
                <text:p>0.149333</text:p>
              </table:table-cell>
              <table:table-cell office:value-type="float" office:value="0.185778">
                <text:p>0.185778</text:p>
              </table:table-cell>
              <table:table-cell office:value-type="float" office:value="0.183111">
                <text:p>0.183111</text:p>
              </table:table-cell>
              <table:table-cell office:value-type="float" office:value="0.164444">
                <text:p>0.164444</text:p>
              </table:table-cell>
              <table:table-cell office:value-type="float" office:value="0.173333">
                <text:p>0.173333</text:p>
              </table:table-cell>
              <table:table-cell office:value-type="float" office:value="0.149333">
                <text:p>0.149333</text:p>
              </table:table-cell>
              <table:table-cell office:value-type="float" office:value="0.176">
                <text:p>0.176</text:p>
              </table:table-cell>
              <table:table-cell office:value-type="float" office:value="0.168">
                <text:p>0.168</text:p>
              </table:table-cell>
              <table:table-cell office:value-type="float" office:value="0.168889">
                <text:p>0.168889</text:p>
              </table:table-cell>
              <table:table-cell office:value-type="float" office:value="0.168889">
                <text:p>0.168889</text:p>
              </table:table-cell>
              <table:table-cell office:value-type="float" office:value="0.160889">
                <text:p>0.160889</text:p>
              </table:table-cell>
              <table:table-cell office:value-type="float" office:value="0.166222">
                <text:p>0.166222</text:p>
              </table:table-cell>
              <table:table-cell office:value-type="float" office:value="0.155556">
                <text:p>0.155556</text:p>
              </table:table-cell>
              <table:table-cell office:value-type="float" office:value="0.175111">
                <text:p>0.175111</text:p>
              </table:table-cell>
              <table:table-cell office:value-type="float" office:value="0.169778">
                <text:p>0.169778</text:p>
              </table:table-cell>
              <table:table-cell office:value-type="float" office:value="0.153778">
                <text:p>0.153778</text:p>
              </table:table-cell>
              <table:table-cell office:value-type="float" office:value="0.172444">
                <text:p>0.172444</text:p>
              </table:table-cell>
              <table:table-cell office:value-type="float" office:value="0.167111">
                <text:p>0.167111</text:p>
              </table:table-cell>
              <table:table-cell office:value-type="float" office:value="0.171556">
                <text:p>0.171556</text:p>
              </table:table-cell>
              <table:table-cell office:value-type="float" office:value="0.177778">
                <text:p>0.177778</text:p>
              </table:table-cell>
              <table:table-cell office:value-type="float" office:value="0.173333">
                <text:p>0.173333</text:p>
              </table:table-cell>
              <table:table-cell office:value-type="float" office:value="0.152">
                <text:p>0.152</text:p>
              </table:table-cell>
              <table:table-cell office:value-type="float" office:value="0.173333">
                <text:p>0.173333</text:p>
              </table:table-cell>
              <table:table-cell office:value-type="float" office:value="0.166222">
                <text:p>0.166222</text:p>
              </table:table-cell>
              <table:table-cell office:value-type="float" office:value="0.181333">
                <text:p>0.181333</text:p>
              </table:table-cell>
              <table:table-cell office:value-type="float" office:value="0.160889">
                <text:p>0.160889</text:p>
              </table:table-cell>
              <table:table-cell office:value-type="float" office:value="0.169778">
                <text:p>0.169778</text:p>
              </table:table-cell>
              <table:table-cell office:value-type="float" office:value="0.175111">
                <text:p>0.175111</text:p>
              </table:table-cell>
              <table:table-cell office:value-type="float" office:value="0.165333">
                <text:p>0.165333</text:p>
              </table:table-cell>
              <table:table-cell office:value-type="float" office:value="0.165333">
                <text:p>0.165333</text:p>
              </table:table-cell>
              <table:table-cell office:value-type="float" office:value="0.182222">
                <text:p>0.182222</text:p>
              </table:table-cell>
              <table:table-cell office:value-type="float" office:value="0.162667">
                <text:p>0.162667</text:p>
              </table:table-cell>
              <table:table-cell office:value-type="float" office:value="0.175111">
                <text:p>0.175111</text:p>
              </table:table-cell>
              <table:table-cell office:value-type="float" office:value="0.166222">
                <text:p>0.166222</text:p>
              </table:table-cell>
              <table:table-cell office:value-type="float" office:value="0.184889">
                <text:p>0.184889</text:p>
              </table:table-cell>
              <table:table-cell office:value-type="float" office:value="0.163556">
                <text:p>0.163556</text:p>
              </table:table-cell>
              <table:table-cell office:value-type="float" office:value="0.163556">
                <text:p>0.163556</text:p>
              </table:table-cell>
              <table:table-cell office:value-type="float" office:value="0.180444">
                <text:p>0.180444</text:p>
              </table:table-cell>
              <table:table-cell office:value-type="float" office:value="0.168889">
                <text:p>0.168889</text:p>
              </table:table-cell>
              <table:table-cell office:value-type="float" office:value="0.160889">
                <text:p>0.160889</text:p>
              </table:table-cell>
              <table:table-cell office:value-type="float" office:value="0.167111">
                <text:p>0.167111</text:p>
              </table:table-cell>
              <table:table-cell office:value-type="float" office:value="0.176889">
                <text:p>0.176889</text:p>
              </table:table-cell>
              <table:table-cell office:value-type="float" office:value="0.166222">
                <text:p>0.166222</text:p>
              </table:table-cell>
              <table:table-cell office:value-type="float" office:value="0.174222">
                <text:p>0.174222</text:p>
              </table:table-cell>
              <table:table-cell office:value-type="float" office:value="0.178667">
                <text:p>0.178667</text:p>
              </table:table-cell>
              <table:table-cell office:value-type="float" office:value="0.148444">
                <text:p>0.148444</text:p>
              </table:table-cell>
              <table:table-cell office:value-type="float" office:value="0.187556">
                <text:p>0.187556</text:p>
              </table:table-cell>
              <table:table-cell office:value-type="float" office:value="0.169778">
                <text:p>0.169778</text:p>
              </table:table-cell>
              <table:table-cell office:value-type="float" office:value="0.166222">
                <text:p>0.166222</text:p>
              </table:table-cell>
              <table:table-cell office:value-type="float" office:value="0.169778">
                <text:p>0.169778</text:p>
              </table:table-cell>
              <table:table-cell office:value-type="float" office:value="0.171556">
                <text:p>0.171556</text:p>
              </table:table-cell>
              <table:table-cell office:value-type="float" office:value="0.169778">
                <text:p>0.169778</text:p>
              </table:table-cell>
              <table:table-cell office:value-type="float" office:value="0.176">
                <text:p>0.176</text:p>
              </table:table-cell>
              <table:table-cell office:value-type="float" office:value="0.172444">
                <text:p>0.172444</text:p>
              </table:table-cell>
              <table:table-cell office:value-type="float" office:value="0.151111">
                <text:p>0.151111</text:p>
              </table:table-cell>
              <table:table-cell office:value-type="float" office:value="0.176889">
                <text:p>0.176889</text:p>
              </table:table-cell>
              <table:table-cell office:value-type="float" office:value="0.162667">
                <text:p>0.162667</text:p>
              </table:table-cell>
              <table:table-cell office:value-type="float" office:value="0.175111">
                <text:p>0.175111</text:p>
              </table:table-cell>
              <table:table-cell office:value-type="float" office:value="0.165333">
                <text:p>0.165333</text:p>
              </table:table-cell>
              <table:table-cell office:value-type="float" office:value="0.168889">
                <text:p>0.168889</text:p>
              </table:table-cell>
              <table:table-cell office:value-type="float" office:value="0.167111">
                <text:p>0.167111</text:p>
              </table:table-cell>
              <table:table-cell office:value-type="float" office:value="0.149333">
                <text:p>0.149333</text:p>
              </table:table-cell>
              <table:table-cell office:value-type="float" office:value="0.170667">
                <text:p>0.170667</text:p>
              </table:table-cell>
              <table:table-cell office:value-type="float" office:value="0.192">
                <text:p>0.192</text:p>
              </table:table-cell>
              <table:table-cell office:value-type="float" office:value="0.152">
                <text:p>0.152</text:p>
              </table:table-cell>
              <table:table-cell office:value-type="float" office:value="0.161778">
                <text:p>0.161778</text:p>
              </table:table-cell>
              <table:table-cell office:value-type="float" office:value="0.171556">
                <text:p>0.171556</text:p>
              </table:table-cell>
              <table:table-cell office:value-type="float" office:value="0.168889">
                <text:p>0.168889</text:p>
              </table:table-cell>
              <table:table-cell office:value-type="float" office:value="0.172444">
                <text:p>0.172444</text:p>
              </table:table-cell>
              <table:table-cell office:value-type="float" office:value="0.175111">
                <text:p>0.175111</text:p>
              </table:table-cell>
              <table:table-cell office:value-type="float" office:value="0.157333">
                <text:p>0.157333</text:p>
              </table:table-cell>
              <table:table-cell office:value-type="float" office:value="0.173333">
                <text:p>0.173333</text:p>
              </table:table-cell>
              <table:table-cell office:value-type="float" office:value="0.176889">
                <text:p>0.176889</text:p>
              </table:table-cell>
              <table:table-cell office:value-type="float" office:value="0.155556">
                <text:p>0.155556</text:p>
              </table:table-cell>
              <table:table-cell office:value-type="float" office:value="0.153778">
                <text:p>0.153778</text:p>
              </table:table-cell>
              <table:table-cell office:value-type="float" office:value="0.177778">
                <text:p>0.177778</text:p>
              </table:table-cell>
              <table:table-cell office:value-type="float" office:value="0.155556">
                <text:p>0.155556</text:p>
              </table:table-cell>
              <table:table-cell office:value-type="float" office:value="0.176">
                <text:p>0.176</text:p>
              </table:table-cell>
              <table:table-cell office:value-type="float" office:value="0.172444">
                <text:p>0.172444</text:p>
              </table:table-cell>
              <table:table-cell office:value-type="float" office:value="0.182222">
                <text:p>0.182222</text:p>
              </table:table-cell>
              <table:table-cell office:value-type="float" office:value="0.181333">
                <text:p>0.181333</text:p>
              </table:table-cell>
              <table:table-cell office:value-type="float" office:value="0.172444">
                <text:p>0.172444</text:p>
              </table:table-cell>
              <table:table-cell office:value-type="float" office:value="0.168889">
                <text:p>0.168889</text:p>
              </table:table-cell>
              <table:table-cell office:value-type="float" office:value="0.192">
                <text:p>0.192</text:p>
              </table:table-cell>
              <table:table-cell office:value-type="float" office:value="0.176">
                <text:p>0.176</text:p>
              </table:table-cell>
              <table:table-cell office:value-type="float" office:value="0.180444">
                <text:p>0.180444</text:p>
              </table:table-cell>
              <table:table-cell office:value-type="float" office:value="0.158222">
                <text:p>0.158222</text:p>
              </table:table-cell>
              <table:table-cell office:value-type="float" office:value="0.182222">
                <text:p>0.182222</text:p>
              </table:table-cell>
              <table:table-cell office:value-type="float" office:value="0.168889">
                <text:p>0.168889</text:p>
              </table:table-cell>
              <table:table-cell office:value-type="float" office:value="0.176889">
                <text:p>0.176889</text:p>
              </table:table-cell>
              <table:table-cell office:value-type="float" office:value="0.185778">
                <text:p>0.185778</text:p>
              </table:table-cell>
              <table:table-cell office:value-type="float" office:value="0.173333">
                <text:p>0.173333</text:p>
              </table:table-cell>
              <table:table-cell office:value-type="float" office:value="0.164444">
                <text:p>0.164444</text:p>
              </table:table-cell>
              <table:table-cell office:value-type="float" office:value="0.154667">
                <text:p>0.154667</text:p>
              </table:table-cell>
              <table:table-cell office:value-type="float" office:value="0.161778">
                <text:p>0.161778</text:p>
              </table:table-cell>
              <table:table-cell office:value-type="float" office:value="0.157333">
                <text:p>0.157333</text:p>
              </table:table-cell>
              <table:table-cell office:value-type="float" office:value="0.180444">
                <text:p>0.180444</text:p>
              </table:table-cell>
              <table:table-cell office:value-type="float" office:value="0.184">
                <text:p>0.184</text:p>
              </table:table-cell>
              <table:table-cell office:value-type="float" office:value="0.175111">
                <text:p>0.175111</text:p>
              </table:table-cell>
              <table:table-cell office:value-type="float" office:value="0.166222">
                <text:p>0.166222</text:p>
              </table:table-cell>
              <table:table-cell office:value-type="float" office:value="0.168">
                <text:p>0.168</text:p>
              </table:table-cell>
              <table:table-cell office:value-type="float" office:value="0.164444">
                <text:p>0.164444</text:p>
              </table:table-cell>
              <table:table-cell office:value-type="float" office:value="0.164444">
                <text:p>0.164444</text:p>
              </table:table-cell>
              <table:table-cell office:value-type="float" office:value="0.153778">
                <text:p>0.153778</text:p>
              </table:table-cell>
              <table:table-cell office:value-type="float" office:value="0.168">
                <text:p>0.168</text:p>
              </table:table-cell>
              <table:table-cell office:value-type="float" office:value="0.151111">
                <text:p>0.151111</text:p>
              </table:table-cell>
              <table:table-cell office:value-type="float" office:value="0.168889">
                <text:p>0.168889</text:p>
              </table:table-cell>
              <table:table-cell office:value-type="float" office:value="0.165333">
                <text:p>0.165333</text:p>
              </table:table-cell>
              <table:table-cell office:value-type="float" office:value="0.155556">
                <text:p>0.155556</text:p>
              </table:table-cell>
              <table:table-cell office:value-type="float" office:value="0.157333">
                <text:p>0.157333</text:p>
              </table:table-cell>
              <table:table-cell office:value-type="float" office:value="0.172444">
                <text:p>0.172444</text:p>
              </table:table-cell>
              <table:table-cell office:value-type="float" office:value="0.178667">
                <text:p>0.178667</text:p>
              </table:table-cell>
              <table:table-cell office:value-type="float" office:value="0.192">
                <text:p>0.192</text:p>
              </table:table-cell>
              <table:table-cell office:value-type="float" office:value="0.161778">
                <text:p>0.161778</text:p>
              </table:table-cell>
              <table:table-cell office:value-type="float" office:value="0.160889">
                <text:p>0.160889</text:p>
              </table:table-cell>
              <table:table-cell office:value-type="float" office:value="0.158222">
                <text:p>0.158222</text:p>
              </table:table-cell>
              <table:table-cell office:value-type="float" office:value="0.159111">
                <text:p>0.159111</text:p>
              </table:table-cell>
              <table:table-cell office:value-type="float" office:value="0.169778">
                <text:p>0.169778</text:p>
              </table:table-cell>
              <table:table-cell office:value-type="float" office:value="0.172444">
                <text:p>0.172444</text:p>
              </table:table-cell>
              <table:table-cell office:value-type="float" office:value="0.170667">
                <text:p>0.170667</text:p>
              </table:table-cell>
              <table:table-cell office:value-type="float" office:value="0.157333">
                <text:p>0.157333</text:p>
              </table:table-cell>
              <table:table-cell office:value-type="float" office:value="0.168889">
                <text:p>0.168889</text:p>
              </table:table-cell>
              <table:table-cell office:value-type="float" office:value="0.153778">
                <text:p>0.153778</text:p>
              </table:table-cell>
              <table:table-cell office:value-type="float" office:value="0.163556">
                <text:p>0.163556</text:p>
              </table:table-cell>
              <table:table-cell office:value-type="float" office:value="0.152">
                <text:p>0.152</text:p>
              </table:table-cell>
              <table:table-cell office:value-type="float" office:value="0.154667">
                <text:p>0.154667</text:p>
              </table:table-cell>
              <table:table-cell office:value-type="float" office:value="0.155556">
                <text:p>0.155556</text:p>
              </table:table-cell>
              <table:table-cell office:value-type="float" office:value="0.168889">
                <text:p>0.168889</text:p>
              </table:table-cell>
              <table:table-cell office:value-type="float" office:value="0.176889">
                <text:p>0.176889</text:p>
              </table:table-cell>
              <table:table-cell office:value-type="float" office:value="0.170667">
                <text:p>0.170667</text:p>
              </table:table-cell>
              <table:table-cell office:value-type="float" office:value="0.170667">
                <text:p>0.170667</text:p>
              </table:table-cell>
              <table:table-cell office:value-type="float" office:value="0.168">
                <text:p>0.168</text:p>
              </table:table-cell>
              <table:table-cell office:value-type="float" office:value="0.183111">
                <text:p>0.183111</text:p>
              </table:table-cell>
              <table:table-cell office:value-type="float" office:value="0.178667">
                <text:p>0.178667</text:p>
              </table:table-cell>
              <table:table-cell office:value-type="float" office:value="0.16">
                <text:p>0.16</text:p>
              </table:table-cell>
              <table:table-cell office:value-type="float" office:value="0.168">
                <text:p>0.168</text:p>
              </table:table-cell>
              <table:table-cell office:value-type="float" office:value="0.176">
                <text:p>0.176</text:p>
              </table:table-cell>
              <table:table-cell office:value-type="float" office:value="0.184889">
                <text:p>0.184889</text:p>
              </table:table-cell>
              <table:table-cell office:value-type="float" office:value="0.157333">
                <text:p>0.157333</text:p>
              </table:table-cell>
              <table:table-cell office:value-type="float" office:value="0.165333">
                <text:p>0.165333</text:p>
              </table:table-cell>
              <table:table-cell office:value-type="float" office:value="0.165333">
                <text:p>0.165333</text:p>
              </table:table-cell>
              <table:table-cell office:value-type="float" office:value="0.173333">
                <text:p>0.173333</text:p>
              </table:table-cell>
              <table:table-cell office:value-type="float" office:value="0.176">
                <text:p>0.176</text:p>
              </table:table-cell>
              <table:table-cell office:value-type="float" office:value="0.177778">
                <text:p>0.177778</text:p>
              </table:table-cell>
              <table:table-cell office:value-type="float" office:value="0.167111">
                <text:p>0.167111</text:p>
              </table:table-cell>
              <table:table-cell office:value-type="float" office:value="0.173333">
                <text:p>0.173333</text:p>
              </table:table-cell>
              <table:table-cell office:value-type="float" office:value="0.169778">
                <text:p>0.169778</text:p>
              </table:table-cell>
              <table:table-cell office:value-type="float" office:value="0.176">
                <text:p>0.176</text:p>
              </table:table-cell>
              <table:table-cell office:value-type="float" office:value="0.166222">
                <text:p>0.166222</text:p>
              </table:table-cell>
              <table:table-cell office:value-type="float" office:value="0.138667">
                <text:p>0.138667</text:p>
              </table:table-cell>
              <table:table-cell office:value-type="float" office:value="0.169778">
                <text:p>0.169778</text:p>
              </table:table-cell>
              <table:table-cell office:value-type="float" office:value="0.175111">
                <text:p>0.175111</text:p>
              </table:table-cell>
              <table:table-cell office:value-type="float" office:value="0.177778">
                <text:p>0.177778</text:p>
              </table:table-cell>
              <table:table-cell office:value-type="float" office:value="0.156444">
                <text:p>0.156444</text:p>
              </table:table-cell>
              <table:table-cell office:value-type="float" office:value="0.172444">
                <text:p>0.172444</text:p>
              </table:table-cell>
              <table:table-cell office:value-type="float" office:value="0.187556">
                <text:p>0.187556</text:p>
              </table:table-cell>
              <table:table-cell office:value-type="float" office:value="0.171556">
                <text:p>0.171556</text:p>
              </table:table-cell>
              <table:table-cell office:value-type="float" office:value="0.169778">
                <text:p>0.169778</text:p>
              </table:table-cell>
              <table:table-cell office:value-type="float" office:value="0.179556">
                <text:p>0.179556</text:p>
              </table:table-cell>
              <table:table-cell office:value-type="float" office:value="0.16">
                <text:p>0.16</text:p>
              </table:table-cell>
              <table:table-cell office:value-type="float" office:value="0.173333">
                <text:p>0.173333</text:p>
              </table:table-cell>
              <table:table-cell office:value-type="float" office:value="0.157333">
                <text:p>0.157333</text:p>
              </table:table-cell>
              <table:table-cell office:value-type="float" office:value="0.163556">
                <text:p>0.163556</text:p>
              </table:table-cell>
              <table:table-cell office:value-type="float" office:value="0.184889">
                <text:p>0.184889</text:p>
              </table:table-cell>
              <table:table-cell office:value-type="float" office:value="0.155556">
                <text:p>0.155556</text:p>
              </table:table-cell>
              <table:table-cell office:value-type="float" office:value="0.184889">
                <text:p>0.184889</text:p>
              </table:table-cell>
              <table:table-cell office:value-type="float" office:value="0.156444">
                <text:p>0.156444</text:p>
              </table:table-cell>
              <table:table-cell office:value-type="float" office:value="0.153778">
                <text:p>0.153778</text:p>
              </table:table-cell>
              <table:table-cell office:value-type="float" office:value="0.166222">
                <text:p>0.166222</text:p>
              </table:table-cell>
              <table:table-cell office:value-type="float" office:value="0.169778">
                <text:p>0.169778</text:p>
              </table:table-cell>
              <table:table-cell office:value-type="float" office:value="0.154667">
                <text:p>0.154667</text:p>
              </table:table-cell>
              <table:table-cell office:value-type="float" office:value="0.176">
                <text:p>0.176</text:p>
              </table:table-cell>
              <table:table-cell office:value-type="float" office:value="0.174222">
                <text:p>0.174222</text:p>
              </table:table-cell>
              <table:table-cell office:value-type="float" office:value="0.160889">
                <text:p>0.160889</text:p>
              </table:table-cell>
              <table:table-cell office:value-type="float" office:value="0.169778">
                <text:p>0.169778</text:p>
              </table:table-cell>
              <table:table-cell office:value-type="float" office:value="0.156444">
                <text:p>0.156444</text:p>
              </table:table-cell>
              <table:table-cell office:value-type="float" office:value="0.161778">
                <text:p>0.161778</text:p>
              </table:table-cell>
              <table:table-cell office:value-type="float" office:value="0.161778">
                <text:p>0.161778</text:p>
              </table:table-cell>
              <table:table-cell office:value-type="float" office:value="0.160889">
                <text:p>0.160889</text:p>
              </table:table-cell>
              <table:table-cell office:value-type="float" office:value="0.157333">
                <text:p>0.157333</text:p>
              </table:table-cell>
              <table:table-cell office:value-type="float" office:value="0.190222">
                <text:p>0.190222</text:p>
              </table:table-cell>
              <table:table-cell office:value-type="float" office:value="0.174222">
                <text:p>0.174222</text:p>
              </table:table-cell>
              <table:table-cell office:value-type="float" office:value="0.184889">
                <text:p>0.184889</text:p>
              </table:table-cell>
              <table:table-cell office:value-type="float" office:value="0.170667">
                <text:p>0.170667</text:p>
              </table:table-cell>
              <table:table-cell office:value-type="float" office:value="0.165333">
                <text:p>0.165333</text:p>
              </table:table-cell>
              <table:table-cell office:value-type="float" office:value="0.174222">
                <text:p>0.174222</text:p>
              </table:table-cell>
              <table:table-cell office:value-type="float" office:value="0.174222">
                <text:p>0.174222</text:p>
              </table:table-cell>
              <table:table-cell office:value-type="float" office:value="0.171556">
                <text:p>0.171556</text:p>
              </table:table-cell>
              <table:table-cell office:value-type="float" office:value="0.180444">
                <text:p>0.180444</text:p>
              </table:table-cell>
              <table:table-cell office:value-type="float" office:value="0.170667">
                <text:p>0.170667</text:p>
              </table:table-cell>
              <table:table-cell office:value-type="float" office:value="0.157333">
                <text:p>0.157333</text:p>
              </table:table-cell>
              <table:table-cell office:value-type="float" office:value="0.187556">
                <text:p>0.187556</text:p>
              </table:table-cell>
              <table:table-cell office:value-type="float" office:value="0.150222">
                <text:p>0.150222</text:p>
              </table:table-cell>
              <table:table-cell office:value-type="float" office:value="0.176">
                <text:p>0.176</text:p>
              </table:table-cell>
              <table:table-cell office:value-type="float" office:value="0.169778">
                <text:p>0.169778</text:p>
              </table:table-cell>
              <table:table-cell office:value-type="float" office:value="0.152">
                <text:p>0.152</text:p>
              </table:table-cell>
              <table:table-cell office:value-type="float" office:value="0.183111">
                <text:p>0.183111</text:p>
              </table:table-cell>
              <table:table-cell office:value-type="float" office:value="0.166222">
                <text:p>0.166222</text:p>
              </table:table-cell>
              <table:table-cell office:value-type="float" office:value="0.177778">
                <text:p>0.177778</text:p>
              </table:table-cell>
              <table:table-cell office:value-type="float" office:value="0.157333">
                <text:p>0.157333</text:p>
              </table:table-cell>
              <table:table-cell office:value-type="float" office:value="0.175111">
                <text:p>0.175111</text:p>
              </table:table-cell>
              <table:table-cell office:value-type="float" office:value="0.167111">
                <text:p>0.167111</text:p>
              </table:table-cell>
              <table:table-cell office:value-type="float" office:value="0.155556">
                <text:p>0.155556</text:p>
              </table:table-cell>
              <table:table-cell office:value-type="float" office:value="0.181333">
                <text:p>0.181333</text:p>
              </table:table-cell>
              <table:table-cell office:value-type="float" office:value="0.189333">
                <text:p>0.189333</text:p>
              </table:table-cell>
              <table:table-cell office:value-type="float" office:value="0.164444">
                <text:p>0.164444</text:p>
              </table:table-cell>
              <table:table-cell office:value-type="float" office:value="0.177778">
                <text:p>0.177778</text:p>
              </table:table-cell>
              <table:table-cell office:value-type="float" office:value="0.169778">
                <text:p>0.169778</text:p>
              </table:table-cell>
              <table:table-cell office:value-type="float" office:value="0.172444">
                <text:p>0.172444</text:p>
              </table:table-cell>
              <table:table-cell office:value-type="float" office:value="0.173333">
                <text:p>0.173333</text:p>
              </table:table-cell>
              <table:table-cell office:value-type="float" office:value="0.185778">
                <text:p>0.185778</text:p>
              </table:table-cell>
              <table:table-cell office:value-type="float" office:value="0.168">
                <text:p>0.168</text:p>
              </table:table-cell>
              <table:table-cell office:value-type="float" office:value="0.176">
                <text:p>0.176</text:p>
              </table:table-cell>
              <table:table-cell office:value-type="float" office:value="0.178667">
                <text:p>0.178667</text:p>
              </table:table-cell>
              <table:table-cell office:value-type="float" office:value="0.167111">
                <text:p>0.167111</text:p>
              </table:table-cell>
              <table:table-cell office:value-type="float" office:value="0.182222">
                <text:p>0.182222</text:p>
              </table:table-cell>
              <table:table-cell office:value-type="float" office:value="0.179556">
                <text:p>0.179556</text:p>
              </table:table-cell>
              <table:table-cell office:value-type="float" office:value="0.164444">
                <text:p>0.164444</text:p>
              </table:table-cell>
              <table:table-cell office:value-type="float" office:value="0.166222">
                <text:p>0.166222</text:p>
              </table:table-cell>
              <table:table-cell office:value-type="float" office:value="0.153778">
                <text:p>0.153778</text:p>
              </table:table-cell>
              <table:table-cell office:value-type="float" office:value="0.186667">
                <text:p>0.186667</text:p>
              </table:table-cell>
              <table:table-cell office:value-type="float" office:value="0.168">
                <text:p>0.168</text:p>
              </table:table-cell>
              <table:table-cell office:value-type="float" office:value="0.166222">
                <text:p>0.166222</text:p>
              </table:table-cell>
              <table:table-cell office:value-type="float" office:value="0.171556">
                <text:p>0.171556</text:p>
              </table:table-cell>
              <table:table-cell office:value-type="float" office:value="0.160889">
                <text:p>0.160889</text:p>
              </table:table-cell>
              <table:table-cell office:value-type="float" office:value="0.184889">
                <text:p>0.184889</text:p>
              </table:table-cell>
              <table:table-cell office:value-type="float" office:value="0.165333">
                <text:p>0.165333</text:p>
              </table:table-cell>
              <table:table-cell office:value-type="float" office:value="0.170667">
                <text:p>0.170667</text:p>
              </table:table-cell>
              <table:table-cell office:value-type="float" office:value="0.161778">
                <text:p>0.161778</text:p>
              </table:table-cell>
              <table:table-cell office:value-type="float" office:value="0.183111">
                <text:p>0.183111</text:p>
              </table:table-cell>
              <table:table-cell office:value-type="float" office:value="0.173333">
                <text:p>0.173333</text:p>
              </table:table-cell>
              <table:table-cell office:value-type="float" office:value="0.176">
                <text:p>0.176</text:p>
              </table:table-cell>
              <table:table-cell office:value-type="float" office:value="0.173333">
                <text:p>0.173333</text:p>
              </table:table-cell>
              <table:table-cell office:value-type="float" office:value="0.176">
                <text:p>0.176</text:p>
              </table:table-cell>
              <table:table-cell office:value-type="float" office:value="0.153778">
                <text:p>0.153778</text:p>
              </table:table-cell>
              <table:table-cell office:value-type="float" office:value="0.173333">
                <text:p>0.173333</text:p>
              </table:table-cell>
              <table:table-cell office:value-type="float" office:value="0.169778">
                <text:p>0.169778</text:p>
              </table:table-cell>
              <table:table-cell office:value-type="float" office:value="0.156444">
                <text:p>0.156444</text:p>
              </table:table-cell>
              <table:table-cell office:value-type="float" office:value="0.155556">
                <text:p>0.155556</text:p>
              </table:table-cell>
              <table:table-cell office:value-type="float" office:value="0.157333">
                <text:p>0.157333</text:p>
              </table:table-cell>
              <table:table-cell office:value-type="float" office:value="0.173333">
                <text:p>0.173333</text:p>
              </table:table-cell>
              <table:table-cell office:value-type="float" office:value="0.172444">
                <text:p>0.172444</text:p>
              </table:table-cell>
              <table:table-cell office:value-type="float" office:value="0.155556">
                <text:p>0.155556</text:p>
              </table:table-cell>
              <table:table-cell office:value-type="float" office:value="0.142222">
                <text:p>0.142222</text:p>
              </table:table-cell>
              <table:table-cell office:value-type="float" office:value="0.184">
                <text:p>0.184</text:p>
              </table:table-cell>
              <table:table-cell office:value-type="float" office:value="0.160889">
                <text:p>0.160889</text:p>
              </table:table-cell>
              <table:table-cell office:value-type="float" office:value="0.160889">
                <text:p>0.160889</text:p>
              </table:table-cell>
              <table:table-cell office:value-type="float" office:value="0.176889">
                <text:p>0.176889</text:p>
              </table:table-cell>
              <table:table-cell office:value-type="float" office:value="0.174222">
                <text:p>0.174222</text:p>
              </table:table-cell>
              <table:table-cell office:value-type="float" office:value="0.159111">
                <text:p>0.159111</text:p>
              </table:table-cell>
              <table:table-cell office:value-type="float" office:value="0.167111">
                <text:p>0.167111</text:p>
              </table:table-cell>
              <table:table-cell office:value-type="float" office:value="0.169778">
                <text:p>0.169778</text:p>
              </table:table-cell>
              <table:table-cell office:value-type="float" office:value="0.180444">
                <text:p>0.180444</text:p>
              </table:table-cell>
              <table:table-cell office:value-type="float" office:value="0.158222">
                <text:p>0.158222</text:p>
              </table:table-cell>
              <table:table-cell office:value-type="float" office:value="0.168">
                <text:p>0.168</text:p>
              </table:table-cell>
              <table:table-cell office:value-type="float" office:value="0.150222">
                <text:p>0.150222</text:p>
              </table:table-cell>
              <table:table-cell office:value-type="float" office:value="0.184889">
                <text:p>0.184889</text:p>
              </table:table-cell>
              <table:table-cell office:value-type="float" office:value="0.175111">
                <text:p>0.175111</text:p>
              </table:table-cell>
              <table:table-cell office:value-type="float" office:value="0.16">
                <text:p>0.16</text:p>
              </table:table-cell>
              <table:table-cell office:value-type="float" office:value="0.168">
                <text:p>0.168</text:p>
              </table:table-cell>
              <table:table-cell office:value-type="float" office:value="0.193778">
                <text:p>0.193778</text:p>
              </table:table-cell>
              <table:table-cell office:value-type="float" office:value="0.168889">
                <text:p>0.168889</text:p>
              </table:table-cell>
              <table:table-cell office:value-type="float" office:value="0.156444">
                <text:p>0.156444</text:p>
              </table:table-cell>
              <table:table-cell office:value-type="float" office:value="0.174222">
                <text:p>0.174222</text:p>
              </table:table-cell>
              <table:table-cell office:value-type="float" office:value="0.163556">
                <text:p>0.163556</text:p>
              </table:table-cell>
              <table:table-cell office:value-type="float" office:value="0.159111">
                <text:p>0.159111</text:p>
              </table:table-cell>
              <table:table-cell office:value-type="float" office:value="0.168">
                <text:p>0.168</text:p>
              </table:table-cell>
              <table:table-cell office:value-type="float" office:value="0.176">
                <text:p>0.176</text:p>
              </table:table-cell>
              <table:table-cell office:value-type="float" office:value="0.159111">
                <text:p>0.159111</text:p>
              </table:table-cell>
              <table:table-cell office:value-type="float" office:value="0.166222">
                <text:p>0.166222</text:p>
              </table:table-cell>
              <table:table-cell office:value-type="float" office:value="0.168">
                <text:p>0.168</text:p>
              </table:table-cell>
              <table:table-cell office:value-type="float" office:value="0.178667">
                <text:p>0.178667</text:p>
              </table:table-cell>
              <table:table-cell office:value-type="float" office:value="0.170667">
                <text:p>0.170667</text:p>
              </table:table-cell>
              <table:table-cell office:value-type="float" office:value="0.167111">
                <text:p>0.167111</text:p>
              </table:table-cell>
              <table:table-cell office:value-type="float" office:value="0.177778">
                <text:p>0.177778</text:p>
              </table:table-cell>
              <table:table-cell office:value-type="float" office:value="0.174222">
                <text:p>0.174222</text:p>
              </table:table-cell>
              <table:table-cell office:value-type="float" office:value="0.167111">
                <text:p>0.167111</text:p>
              </table:table-cell>
              <table:table-cell office:value-type="float" office:value="0.156444">
                <text:p>0.156444</text:p>
              </table:table-cell>
              <table:table-cell office:value-type="float" office:value="0.173333">
                <text:p>0.173333</text:p>
              </table:table-cell>
              <table:table-cell office:value-type="float" office:value="0.162667">
                <text:p>0.162667</text:p>
              </table:table-cell>
              <table:table-cell office:value-type="float" office:value="0.196444">
                <text:p>0.196444</text:p>
              </table:table-cell>
              <table:table-cell office:value-type="float" office:value="0.154667">
                <text:p>0.154667</text:p>
              </table:table-cell>
              <table:table-cell office:value-type="float" office:value="0.181333">
                <text:p>0.181333</text:p>
              </table:table-cell>
              <table:table-cell office:value-type="float" office:value="0.165333">
                <text:p>0.165333</text:p>
              </table:table-cell>
              <table:table-cell office:value-type="float" office:value="0.165333">
                <text:p>0.165333</text:p>
              </table:table-cell>
              <table:table-cell office:value-type="float" office:value="0.179556">
                <text:p>0.179556</text:p>
              </table:table-cell>
              <table:table-cell office:value-type="float" office:value="0.151111">
                <text:p>0.151111</text:p>
              </table:table-cell>
              <table:table-cell office:value-type="float" office:value="0.178667">
                <text:p>0.178667</text:p>
              </table:table-cell>
              <table:table-cell office:value-type="float" office:value="0.153778">
                <text:p>0.153778</text:p>
              </table:table-cell>
              <table:table-cell office:value-type="float" office:value="0.161778">
                <text:p>0.161778</text:p>
              </table:table-cell>
              <table:table-cell office:value-type="float" office:value="0.164444">
                <text:p>0.164444</text:p>
              </table:table-cell>
              <table:table-cell office:value-type="float" office:value="0.159111">
                <text:p>0.159111</text:p>
              </table:table-cell>
              <table:table-cell office:value-type="float" office:value="0.176889">
                <text:p>0.176889</text:p>
              </table:table-cell>
              <table:table-cell office:value-type="float" office:value="0.152889">
                <text:p>0.152889</text:p>
              </table:table-cell>
              <table:table-cell office:value-type="float" office:value="0.166222">
                <text:p>0.166222</text:p>
              </table:table-cell>
              <table:table-cell office:value-type="float" office:value="0.169778">
                <text:p>0.169778</text:p>
              </table:table-cell>
              <table:table-cell office:value-type="float" office:value="0.158222">
                <text:p>0.158222</text:p>
              </table:table-cell>
              <table:table-cell office:value-type="float" office:value="0.16">
                <text:p>0.16</text:p>
              </table:table-cell>
              <table:table-cell office:value-type="float" office:value="0.168">
                <text:p>0.168</text:p>
              </table:table-cell>
              <table:table-cell office:value-type="float" office:value="0.168889">
                <text:p>0.168889</text:p>
              </table:table-cell>
              <table:table-cell office:value-type="float" office:value="0.164444">
                <text:p>0.164444</text:p>
              </table:table-cell>
              <table:table-cell office:value-type="float" office:value="0.167111">
                <text:p>0.167111</text:p>
              </table:table-cell>
              <table:table-cell office:value-type="float" office:value="0.184">
                <text:p>0.184</text:p>
              </table:table-cell>
              <table:table-cell office:value-type="float" office:value="0.158222">
                <text:p>0.158222</text:p>
              </table:table-cell>
              <table:table-cell office:value-type="float" office:value="0.180444">
                <text:p>0.180444</text:p>
              </table:table-cell>
              <table:table-cell office:value-type="float" office:value="0.171556">
                <text:p>0.171556</text:p>
              </table:table-cell>
              <table:table-cell office:value-type="float" office:value="0.176889">
                <text:p>0.176889</text:p>
              </table:table-cell>
              <table:table-cell office:value-type="float" office:value="0.160889">
                <text:p>0.160889</text:p>
              </table:table-cell>
              <table:table-cell office:value-type="float" office:value="0.164444">
                <text:p>0.164444</text:p>
              </table:table-cell>
              <table:table-cell office:value-type="float" office:value="0.167111">
                <text:p>0.167111</text:p>
              </table:table-cell>
              <table:table-cell office:value-type="float" office:value="0.179556">
                <text:p>0.179556</text:p>
              </table:table-cell>
              <table:table-cell office:value-type="float" office:value="0.172444">
                <text:p>0.172444</text:p>
              </table:table-cell>
              <table:table-cell office:value-type="float" office:value="0.170667">
                <text:p>0.170667</text:p>
              </table:table-cell>
              <table:table-cell office:value-type="float" office:value="0.186667">
                <text:p>0.186667</text:p>
              </table:table-cell>
              <table:table-cell office:value-type="float" office:value="0.172444">
                <text:p>0.172444</text:p>
              </table:table-cell>
              <table:table-cell office:value-type="float" office:value="0.172444">
                <text:p>0.172444</text:p>
              </table:table-cell>
              <table:table-cell office:value-type="float" office:value="0.184889">
                <text:p>0.184889</text:p>
              </table:table-cell>
              <table:table-cell office:value-type="float" office:value="0.173333">
                <text:p>0.173333</text:p>
              </table:table-cell>
              <table:table-cell office:value-type="float" office:value="0.174222">
                <text:p>0.174222</text:p>
              </table:table-cell>
              <table:table-cell office:value-type="float" office:value="0.179556">
                <text:p>0.179556</text:p>
              </table:table-cell>
              <table:table-cell office:value-type="float" office:value="0.166222">
                <text:p>0.166222</text:p>
              </table:table-cell>
              <table:table-cell office:value-type="float" office:value="0.160889">
                <text:p>0.160889</text:p>
              </table:table-cell>
              <table:table-cell office:value-type="float" office:value="0.152889">
                <text:p>0.152889</text:p>
              </table:table-cell>
              <table:table-cell office:value-type="float" office:value="0.168">
                <text:p>0.168</text:p>
              </table:table-cell>
              <table:table-cell office:value-type="float" office:value="0.175111">
                <text:p>0.175111</text:p>
              </table:table-cell>
              <table:table-cell office:value-type="float" office:value="0.144">
                <text:p>0.144</text:p>
              </table:table-cell>
              <table:table-cell office:value-type="float" office:value="0.162667">
                <text:p>0.162667</text:p>
              </table:table-cell>
              <table:table-cell office:value-type="float" office:value="0.171556">
                <text:p>0.171556</text:p>
              </table:table-cell>
              <table:table-cell office:value-type="float" office:value="0.165333">
                <text:p>0.165333</text:p>
              </table:table-cell>
              <table:table-cell office:value-type="float" office:value="0.158222">
                <text:p>0.158222</text:p>
              </table:table-cell>
              <table:table-cell office:value-type="float" office:value="0.157333">
                <text:p>0.157333</text:p>
              </table:table-cell>
              <table:table-cell office:value-type="float" office:value="0.151111">
                <text:p>0.151111</text:p>
              </table:table-cell>
              <table:table-cell office:value-type="float" office:value="0.161778">
                <text:p>0.161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16cm" svg:height="7.333cm" xlink:href=".." xlink:type="simple" chart:class="chart:bar" chart:style-name="ch1">
        <chart:title svg:x="9.076cm" svg:y="0.282cm" chart:style-name="ch2">
          <text:p>Classes population</text:p>
        </chart:title>
        <chart:legend chart:legend-position="bottom" svg:x="4.042cm" svg:y="6.524cm" style:legend-expansion="wide" chart:style-name="ch3"/>
        <chart:plot-area chart:style-name="ch4" table:cell-range-address="Arkusz1.A3:Arkusz1.D11" chart:data-source-has-labels="both" svg:x="0.888cm" svg:y="1.499cm" svg:width="20.152cm" svg:height="4.459cm">
          <chartooo:coordinate-region svg:x="3.97cm" svg:y="1.499cm" svg:width="16.605cm" svg:height="3.786cm"/>
          <chart:axis chart:dimension="x" chart:name="primary-x" chart:style-name="ch5" chartooo:axis-type="auto">
            <chartooo:date-scale/>
            <chart:categories table:cell-range-address="Arkusz1.A4:Arkusz1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B4:Arkusz1.B11" chart:label-cell-address="Arkusz1.B3:Arkusz1.B3" chart:class="chart:bar">
            <chart:data-point chart:repeated="8"/>
          </chart:series>
          <chart:series chart:style-name="ch9" chart:values-cell-range-address="Arkusz1.C4:Arkusz1.C11" chart:label-cell-address="Arkusz1.C3:Arkusz1.C3" chart:class="chart:bar">
            <chart:data-point chart:repeated="8"/>
          </chart:series>
          <chart:series chart:style-name="ch10" chart:values-cell-range-address="Arkusz1.D4:Arkusz1.D11" chart:label-cell-address="Arkusz1.D3:Arkusz1.D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 population (Hebb supervised)</text:p>
                <draw:g>
                  <svg:desc>Arkusz1.B3:Arkusz1.B3</svg:desc>
                </draw:g>
              </table:table-cell>
              <table:table-cell office:value-type="string">
                <text:p>Class population (Kohonen)</text:p>
                <draw:g>
                  <svg:desc>Arkusz1.C3:Arkusz1.C3</svg:desc>
                </draw:g>
              </table:table-cell>
              <table:table-cell office:value-type="string">
                <text:p>Target population</text:p>
                <draw:g>
                  <svg:desc>Arkusz1.D3:Arkusz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</text:p>
                <draw:g>
                  <svg:desc>Arkusz1.A4:Arkusz1.A11</svg:desc>
                </draw:g>
              </table:table-cell>
              <table:table-cell office:value-type="float" office:value="12945">
                <text:p>12945</text:p>
                <draw:g>
                  <svg:desc>Arkusz1.B4:Arkusz1.B11</svg:desc>
                </draw:g>
              </table:table-cell>
              <table:table-cell office:value-type="float" office:value="9999">
                <text:p>9999</text:p>
                <draw:g>
                  <svg:desc>Arkusz1.C4:Arkusz1.C11</svg:desc>
                </draw:g>
              </table:table-cell>
              <table:table-cell office:value-type="float" office:value="9999">
                <text:p>9999</text:p>
                <draw:g>
                  <svg:desc>Arkusz1.D4:Arkusz1.D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 1 (tunnel)</text:p>
              </table:table-cell>
              <table:table-cell office:value-type="float" office:value="6423">
                <text:p>6423</text:p>
              </table:table-cell>
              <table:table-cell office:value-type="float" office:value="3627">
                <text:p>3627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 2 (left wall)</text:p>
              </table:table-cell>
              <table:table-cell office:value-type="float" office:value="3576">
                <text:p>3576</text:p>
              </table:table-cell>
              <table:table-cell office:value-type="float" office:value="3392">
                <text:p>3392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 3 (right wall)</text:p>
              </table:table-cell>
              <table:table-cell office:value-type="float" office:value="2946">
                <text:p>2946</text:p>
              </table:table-cell>
              <table:table-cell office:value-type="float" office:value="2980">
                <text:p>2980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inimum="0.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07cm" svg:height="15.645cm" xlink:href=".." xlink:type="simple" chart:class="chart:line" chart:style-name="ch1">
        <chart:title svg:x="11.42cm" svg:y="0.448cm" chart:style-name="ch2">
          <text:p>MSE Error</text:p>
        </chart:title>
        <chart:subtitle svg:x="7.372cm" svg:y="1.539cm" chart:style-name="ch3">
          <text:p>MSE for MCP networks recognizing distance to tunnel walls</text:p>
        </chart:subtitle>
        <chart:legend chart:legend-position="bottom" svg:x="2.991cm" svg:y="14.312cm" style:legend-expansion="wide" chart:style-name="ch4"/>
        <chart:plot-area chart:style-name="ch5" table:cell-range-address="Arkusz1.E4:Arkusz1.SK11" chart:data-source-has-labels="column" svg:x="0.951cm" svg:y="2.846cm" svg:width="23.117cm" svg:height="10.734cm">
          <chartooo:coordinate-region svg:x="2.049cm" svg:y="3.058cm" svg:width="21.827cm" svg:height="9.42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Arkusz1.F4:Arkusz1.SK4" chart:label-cell-address="Arkusz1.E4:Arkusz1.E4" chart:class="chart:line">
            <chart:data-point chart:repeated="500"/>
          </chart:series>
          <chart:series chart:style-name="ch10" chart:values-cell-range-address="Arkusz1.F5:Arkusz1.SK5" chart:label-cell-address="Arkusz1.E5:Arkusz1.E5" chart:class="chart:line">
            <chart:data-point chart:repeated="500"/>
          </chart:series>
          <chart:series chart:style-name="ch11" chart:values-cell-range-address="Arkusz1.F6:Arkusz1.SK6" chart:label-cell-address="Arkusz1.E6:Arkusz1.E6" chart:class="chart:line">
            <chart:data-point chart:repeated="500"/>
          </chart:series>
          <chart:series chart:style-name="ch12" chart:values-cell-range-address="Arkusz1.F7:Arkusz1.SK7" chart:label-cell-address="Arkusz1.E7:Arkusz1.E7" chart:class="chart:line">
            <chart:data-point chart:repeated="500"/>
          </chart:series>
          <chart:series chart:style-name="ch13" chart:values-cell-range-address="Arkusz1.F8:Arkusz1.SK8" chart:label-cell-address="Arkusz1.E8:Arkusz1.E8" chart:class="chart:line">
            <chart:data-point chart:repeated="500"/>
          </chart:series>
          <chart:series chart:style-name="ch14" chart:values-cell-range-address="Arkusz1.F9:Arkusz1.SK9" chart:label-cell-address="Arkusz1.E9:Arkusz1.E9" chart:class="chart:line">
            <chart:data-point chart:repeated="500"/>
          </chart:series>
          <chart:series chart:style-name="ch15" chart:values-cell-range-address="Arkusz1.F10:Arkusz1.SK10" chart:label-cell-address="Arkusz1.E10:Arkusz1.E10" chart:class="chart:line">
            <chart:data-point chart:repeated="500"/>
          </chart:series>
          <chart:series chart:style-name="ch16" chart:values-cell-range-address="Arkusz1.F11:Arkusz1.SK11" chart:label-cell-address="Arkusz1.E11:Arkusz1.E11" chart:class="chart:line">
            <chart:data-point chart:repeated="5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Training – MCP all data</text:p>
                <draw:g>
                  <svg:desc>Arkusz1.E4:Arkusz1.E4</svg:desc>
                </draw:g>
              </table:table-cell>
              <table:table-cell office:value-type="float" office:value="2.594739">
                <text:p>2.594739</text:p>
                <draw:g>
                  <svg:desc>Arkusz1.F4:Arkusz1.SK4</svg:desc>
                </draw:g>
              </table:table-cell>
              <table:table-cell office:value-type="float" office:value="2.174842">
                <text:p>2.174842</text:p>
              </table:table-cell>
              <table:table-cell office:value-type="float" office:value="1.843085">
                <text:p>1.843085</text:p>
              </table:table-cell>
              <table:table-cell office:value-type="float" office:value="1.556453">
                <text:p>1.556453</text:p>
              </table:table-cell>
              <table:table-cell office:value-type="float" office:value="1.381009">
                <text:p>1.381009</text:p>
              </table:table-cell>
              <table:table-cell office:value-type="float" office:value="1.171949">
                <text:p>1.171949</text:p>
              </table:table-cell>
              <table:table-cell office:value-type="float" office:value="1.031616">
                <text:p>1.031616</text:p>
              </table:table-cell>
              <table:table-cell office:value-type="float" office:value="0.884003">
                <text:p>0.884003</text:p>
              </table:table-cell>
              <table:table-cell office:value-type="float" office:value="0.78971">
                <text:p>0.78971</text:p>
              </table:table-cell>
              <table:table-cell office:value-type="float" office:value="0.716971">
                <text:p>0.716971</text:p>
              </table:table-cell>
              <table:table-cell office:value-type="float" office:value="0.650896">
                <text:p>0.650896</text:p>
              </table:table-cell>
              <table:table-cell office:value-type="float" office:value="0.597098">
                <text:p>0.597098</text:p>
              </table:table-cell>
              <table:table-cell office:value-type="float" office:value="0.579557">
                <text:p>0.579557</text:p>
              </table:table-cell>
              <table:table-cell office:value-type="float" office:value="0.526664">
                <text:p>0.526664</text:p>
              </table:table-cell>
              <table:table-cell office:value-type="float" office:value="0.503694">
                <text:p>0.503694</text:p>
              </table:table-cell>
              <table:table-cell office:value-type="float" office:value="0.471075">
                <text:p>0.471075</text:p>
              </table:table-cell>
              <table:table-cell office:value-type="float" office:value="0.451224">
                <text:p>0.451224</text:p>
              </table:table-cell>
              <table:table-cell office:value-type="float" office:value="0.435445">
                <text:p>0.435445</text:p>
              </table:table-cell>
              <table:table-cell office:value-type="float" office:value="0.402181">
                <text:p>0.402181</text:p>
              </table:table-cell>
              <table:table-cell office:value-type="float" office:value="0.398526">
                <text:p>0.398526</text:p>
              </table:table-cell>
              <table:table-cell office:value-type="float" office:value="0.378713">
                <text:p>0.378713</text:p>
              </table:table-cell>
              <table:table-cell office:value-type="float" office:value="0.364767">
                <text:p>0.364767</text:p>
              </table:table-cell>
              <table:table-cell office:value-type="float" office:value="0.353502">
                <text:p>0.353502</text:p>
              </table:table-cell>
              <table:table-cell office:value-type="float" office:value="0.348454">
                <text:p>0.348454</text:p>
              </table:table-cell>
              <table:table-cell office:value-type="float" office:value="0.342269">
                <text:p>0.342269</text:p>
              </table:table-cell>
              <table:table-cell office:value-type="float" office:value="0.328115">
                <text:p>0.328115</text:p>
              </table:table-cell>
              <table:table-cell office:value-type="float" office:value="0.318438">
                <text:p>0.318438</text:p>
              </table:table-cell>
              <table:table-cell office:value-type="float" office:value="0.316247">
                <text:p>0.316247</text:p>
              </table:table-cell>
              <table:table-cell office:value-type="float" office:value="0.301781">
                <text:p>0.301781</text:p>
              </table:table-cell>
              <table:table-cell office:value-type="float" office:value="0.303742">
                <text:p>0.303742</text:p>
              </table:table-cell>
              <table:table-cell office:value-type="float" office:value="0.29066">
                <text:p>0.29066</text:p>
              </table:table-cell>
              <table:table-cell office:value-type="float" office:value="0.284966">
                <text:p>0.284966</text:p>
              </table:table-cell>
              <table:table-cell office:value-type="float" office:value="0.277232">
                <text:p>0.277232</text:p>
              </table:table-cell>
              <table:table-cell office:value-type="float" office:value="0.265407">
                <text:p>0.265407</text:p>
              </table:table-cell>
              <table:table-cell office:value-type="float" office:value="0.267862">
                <text:p>0.267862</text:p>
              </table:table-cell>
              <table:table-cell office:value-type="float" office:value="0.258149">
                <text:p>0.258149</text:p>
              </table:table-cell>
              <table:table-cell office:value-type="float" office:value="0.25106">
                <text:p>0.25106</text:p>
              </table:table-cell>
              <table:table-cell office:value-type="float" office:value="0.250138">
                <text:p>0.250138</text:p>
              </table:table-cell>
              <table:table-cell office:value-type="float" office:value="0.242043">
                <text:p>0.242043</text:p>
              </table:table-cell>
              <table:table-cell office:value-type="float" office:value="0.230785">
                <text:p>0.230785</text:p>
              </table:table-cell>
              <table:table-cell office:value-type="float" office:value="0.232522">
                <text:p>0.232522</text:p>
              </table:table-cell>
              <table:table-cell office:value-type="float" office:value="0.226357">
                <text:p>0.226357</text:p>
              </table:table-cell>
              <table:table-cell office:value-type="float" office:value="0.217192">
                <text:p>0.217192</text:p>
              </table:table-cell>
              <table:table-cell office:value-type="float" office:value="0.217413">
                <text:p>0.217413</text:p>
              </table:table-cell>
              <table:table-cell office:value-type="float" office:value="0.209784">
                <text:p>0.209784</text:p>
              </table:table-cell>
              <table:table-cell office:value-type="float" office:value="0.207967">
                <text:p>0.207967</text:p>
              </table:table-cell>
              <table:table-cell office:value-type="float" office:value="0.202224">
                <text:p>0.202224</text:p>
              </table:table-cell>
              <table:table-cell office:value-type="float" office:value="0.198938">
                <text:p>0.198938</text:p>
              </table:table-cell>
              <table:table-cell office:value-type="float" office:value="0.196148">
                <text:p>0.196148</text:p>
              </table:table-cell>
              <table:table-cell office:value-type="float" office:value="0.195804">
                <text:p>0.195804</text:p>
              </table:table-cell>
              <table:table-cell office:value-type="float" office:value="0.1856">
                <text:p>0.1856</text:p>
              </table:table-cell>
              <table:table-cell office:value-type="float" office:value="0.183975">
                <text:p>0.183975</text:p>
              </table:table-cell>
              <table:table-cell office:value-type="float" office:value="0.179687">
                <text:p>0.179687</text:p>
              </table:table-cell>
              <table:table-cell office:value-type="float" office:value="0.177189">
                <text:p>0.177189</text:p>
              </table:table-cell>
              <table:table-cell office:value-type="float" office:value="0.171413">
                <text:p>0.171413</text:p>
              </table:table-cell>
              <table:table-cell office:value-type="float" office:value="0.167848">
                <text:p>0.167848</text:p>
              </table:table-cell>
              <table:table-cell office:value-type="float" office:value="0.16823">
                <text:p>0.16823</text:p>
              </table:table-cell>
              <table:table-cell office:value-type="float" office:value="0.161848">
                <text:p>0.161848</text:p>
              </table:table-cell>
              <table:table-cell office:value-type="float" office:value="0.163084">
                <text:p>0.163084</text:p>
              </table:table-cell>
              <table:table-cell office:value-type="float" office:value="0.156165">
                <text:p>0.156165</text:p>
              </table:table-cell>
              <table:table-cell office:value-type="float" office:value="0.153943">
                <text:p>0.153943</text:p>
              </table:table-cell>
              <table:table-cell office:value-type="float" office:value="0.149071">
                <text:p>0.149071</text:p>
              </table:table-cell>
              <table:table-cell office:value-type="float" office:value="0.146423">
                <text:p>0.146423</text:p>
              </table:table-cell>
              <table:table-cell office:value-type="float" office:value="0.143384">
                <text:p>0.143384</text:p>
              </table:table-cell>
              <table:table-cell office:value-type="float" office:value="0.141291">
                <text:p>0.141291</text:p>
              </table:table-cell>
              <table:table-cell office:value-type="float" office:value="0.139788">
                <text:p>0.139788</text:p>
              </table:table-cell>
              <table:table-cell office:value-type="float" office:value="0.133142">
                <text:p>0.133142</text:p>
              </table:table-cell>
              <table:table-cell office:value-type="float" office:value="0.133235">
                <text:p>0.133235</text:p>
              </table:table-cell>
              <table:table-cell office:value-type="float" office:value="0.131621">
                <text:p>0.131621</text:p>
              </table:table-cell>
              <table:table-cell office:value-type="float" office:value="0.126739">
                <text:p>0.126739</text:p>
              </table:table-cell>
              <table:table-cell office:value-type="float" office:value="0.124456">
                <text:p>0.124456</text:p>
              </table:table-cell>
              <table:table-cell office:value-type="float" office:value="0.123705">
                <text:p>0.123705</text:p>
              </table:table-cell>
              <table:table-cell office:value-type="float" office:value="0.123244">
                <text:p>0.123244</text:p>
              </table:table-cell>
              <table:table-cell office:value-type="float" office:value="0.118948">
                <text:p>0.118948</text:p>
              </table:table-cell>
              <table:table-cell office:value-type="float" office:value="0.120438">
                <text:p>0.120438</text:p>
              </table:table-cell>
              <table:table-cell office:value-type="float" office:value="0.115508">
                <text:p>0.115508</text:p>
              </table:table-cell>
              <table:table-cell office:value-type="float" office:value="0.113084">
                <text:p>0.113084</text:p>
              </table:table-cell>
              <table:table-cell office:value-type="float" office:value="0.111889">
                <text:p>0.111889</text:p>
              </table:table-cell>
              <table:table-cell office:value-type="float" office:value="0.110858">
                <text:p>0.110858</text:p>
              </table:table-cell>
              <table:table-cell office:value-type="float" office:value="0.108154">
                <text:p>0.108154</text:p>
              </table:table-cell>
              <table:table-cell office:value-type="float" office:value="0.106256">
                <text:p>0.106256</text:p>
              </table:table-cell>
              <table:table-cell office:value-type="float" office:value="0.103764">
                <text:p>0.103764</text:p>
              </table:table-cell>
              <table:table-cell office:value-type="float" office:value="0.10259">
                <text:p>0.10259</text:p>
              </table:table-cell>
              <table:table-cell office:value-type="float" office:value="0.100134">
                <text:p>0.100134</text:p>
              </table:table-cell>
              <table:table-cell office:value-type="float" office:value="0.099598">
                <text:p>0.099598</text:p>
              </table:table-cell>
              <table:table-cell office:value-type="float" office:value="0.097669">
                <text:p>0.097669</text:p>
              </table:table-cell>
              <table:table-cell office:value-type="float" office:value="0.097465">
                <text:p>0.097465</text:p>
              </table:table-cell>
              <table:table-cell office:value-type="float" office:value="0.094362">
                <text:p>0.094362</text:p>
              </table:table-cell>
              <table:table-cell office:value-type="float" office:value="0.092145">
                <text:p>0.092145</text:p>
              </table:table-cell>
              <table:table-cell office:value-type="float" office:value="0.090239">
                <text:p>0.090239</text:p>
              </table:table-cell>
              <table:table-cell office:value-type="float" office:value="0.087125">
                <text:p>0.087125</text:p>
              </table:table-cell>
              <table:table-cell office:value-type="float" office:value="0.087905">
                <text:p>0.087905</text:p>
              </table:table-cell>
              <table:table-cell office:value-type="float" office:value="0.087526">
                <text:p>0.087526</text:p>
              </table:table-cell>
              <table:table-cell office:value-type="float" office:value="0.085086">
                <text:p>0.085086</text:p>
              </table:table-cell>
              <table:table-cell office:value-type="float" office:value="0.084288">
                <text:p>0.084288</text:p>
              </table:table-cell>
              <table:table-cell office:value-type="float" office:value="0.082725">
                <text:p>0.082725</text:p>
              </table:table-cell>
              <table:table-cell office:value-type="float" office:value="0.081922">
                <text:p>0.081922</text:p>
              </table:table-cell>
              <table:table-cell office:value-type="float" office:value="0.079141">
                <text:p>0.079141</text:p>
              </table:table-cell>
              <table:table-cell office:value-type="float" office:value="0.076979">
                <text:p>0.076979</text:p>
              </table:table-cell>
              <table:table-cell office:value-type="float" office:value="0.074504">
                <text:p>0.074504</text:p>
              </table:table-cell>
              <table:table-cell office:value-type="float" office:value="0.074968">
                <text:p>0.074968</text:p>
              </table:table-cell>
              <table:table-cell office:value-type="float" office:value="0.073121">
                <text:p>0.073121</text:p>
              </table:table-cell>
              <table:table-cell office:value-type="float" office:value="0.073064">
                <text:p>0.073064</text:p>
              </table:table-cell>
              <table:table-cell office:value-type="float" office:value="0.071913">
                <text:p>0.071913</text:p>
              </table:table-cell>
              <table:table-cell office:value-type="float" office:value="0.070743">
                <text:p>0.070743</text:p>
              </table:table-cell>
              <table:table-cell office:value-type="float" office:value="0.070149">
                <text:p>0.070149</text:p>
              </table:table-cell>
              <table:table-cell office:value-type="float" office:value="0.069008">
                <text:p>0.069008</text:p>
              </table:table-cell>
              <table:table-cell office:value-type="float" office:value="0.068217">
                <text:p>0.068217</text:p>
              </table:table-cell>
              <table:table-cell office:value-type="float" office:value="0.067957">
                <text:p>0.067957</text:p>
              </table:table-cell>
              <table:table-cell office:value-type="float" office:value="0.066417">
                <text:p>0.066417</text:p>
              </table:table-cell>
              <table:table-cell office:value-type="float" office:value="0.06399">
                <text:p>0.06399</text:p>
              </table:table-cell>
              <table:table-cell office:value-type="float" office:value="0.063146">
                <text:p>0.063146</text:p>
              </table:table-cell>
              <table:table-cell office:value-type="float" office:value="0.063753">
                <text:p>0.063753</text:p>
              </table:table-cell>
              <table:table-cell office:value-type="float" office:value="0.063826">
                <text:p>0.063826</text:p>
              </table:table-cell>
              <table:table-cell office:value-type="float" office:value="0.06059">
                <text:p>0.06059</text:p>
              </table:table-cell>
              <table:table-cell office:value-type="float" office:value="0.059469">
                <text:p>0.059469</text:p>
              </table:table-cell>
              <table:table-cell office:value-type="float" office:value="0.059455">
                <text:p>0.059455</text:p>
              </table:table-cell>
              <table:table-cell office:value-type="float" office:value="0.057231">
                <text:p>0.057231</text:p>
              </table:table-cell>
              <table:table-cell office:value-type="float" office:value="0.0584">
                <text:p>0.0584</text:p>
              </table:table-cell>
              <table:table-cell office:value-type="float" office:value="0.056887">
                <text:p>0.056887</text:p>
              </table:table-cell>
              <table:table-cell office:value-type="float" office:value="0.056183">
                <text:p>0.056183</text:p>
              </table:table-cell>
              <table:table-cell office:value-type="float" office:value="0.054938">
                <text:p>0.054938</text:p>
              </table:table-cell>
              <table:table-cell office:value-type="float" office:value="0.055928">
                <text:p>0.055928</text:p>
              </table:table-cell>
              <table:table-cell office:value-type="float" office:value="0.053927">
                <text:p>0.053927</text:p>
              </table:table-cell>
              <table:table-cell office:value-type="float" office:value="0.052856">
                <text:p>0.052856</text:p>
              </table:table-cell>
              <table:table-cell office:value-type="float" office:value="0.051718">
                <text:p>0.051718</text:p>
              </table:table-cell>
              <table:table-cell office:value-type="float" office:value="0.052216">
                <text:p>0.052216</text:p>
              </table:table-cell>
              <table:table-cell office:value-type="float" office:value="0.050359">
                <text:p>0.050359</text:p>
              </table:table-cell>
              <table:table-cell office:value-type="float" office:value="0.04974">
                <text:p>0.04974</text:p>
              </table:table-cell>
              <table:table-cell office:value-type="float" office:value="0.049054">
                <text:p>0.049054</text:p>
              </table:table-cell>
              <table:table-cell office:value-type="float" office:value="0.049142">
                <text:p>0.049142</text:p>
              </table:table-cell>
              <table:table-cell office:value-type="float" office:value="0.048471">
                <text:p>0.048471</text:p>
              </table:table-cell>
              <table:table-cell office:value-type="float" office:value="0.047801">
                <text:p>0.047801</text:p>
              </table:table-cell>
              <table:table-cell office:value-type="float" office:value="0.046809">
                <text:p>0.046809</text:p>
              </table:table-cell>
              <table:table-cell office:value-type="float" office:value="0.045534">
                <text:p>0.045534</text:p>
              </table:table-cell>
              <table:table-cell office:value-type="float" office:value="0.045154">
                <text:p>0.045154</text:p>
              </table:table-cell>
              <table:table-cell office:value-type="float" office:value="0.046107">
                <text:p>0.046107</text:p>
              </table:table-cell>
              <table:table-cell office:value-type="float" office:value="0.044721">
                <text:p>0.044721</text:p>
              </table:table-cell>
              <table:table-cell office:value-type="float" office:value="0.044571">
                <text:p>0.044571</text:p>
              </table:table-cell>
              <table:table-cell office:value-type="float" office:value="0.043722">
                <text:p>0.043722</text:p>
              </table:table-cell>
              <table:table-cell office:value-type="float" office:value="0.043905">
                <text:p>0.043905</text:p>
              </table:table-cell>
              <table:table-cell office:value-type="float" office:value="0.04295">
                <text:p>0.04295</text:p>
              </table:table-cell>
              <table:table-cell office:value-type="float" office:value="0.041158">
                <text:p>0.041158</text:p>
              </table:table-cell>
              <table:table-cell office:value-type="float" office:value="0.042048">
                <text:p>0.042048</text:p>
              </table:table-cell>
              <table:table-cell office:value-type="float" office:value="0.039838">
                <text:p>0.039838</text:p>
              </table:table-cell>
              <table:table-cell office:value-type="float" office:value="0.040083">
                <text:p>0.040083</text:p>
              </table:table-cell>
              <table:table-cell office:value-type="float" office:value="0.038874">
                <text:p>0.038874</text:p>
              </table:table-cell>
              <table:table-cell office:value-type="float" office:value="0.038298">
                <text:p>0.038298</text:p>
              </table:table-cell>
              <table:table-cell office:value-type="float" office:value="0.037694">
                <text:p>0.037694</text:p>
              </table:table-cell>
              <table:table-cell office:value-type="float" office:value="0.038366">
                <text:p>0.038366</text:p>
              </table:table-cell>
              <table:table-cell office:value-type="float" office:value="0.038256">
                <text:p>0.038256</text:p>
              </table:table-cell>
              <table:table-cell office:value-type="float" office:value="0.036907">
                <text:p>0.036907</text:p>
              </table:table-cell>
              <table:table-cell office:value-type="float" office:value="0.036956">
                <text:p>0.036956</text:p>
              </table:table-cell>
              <table:table-cell office:value-type="float" office:value="0.037214">
                <text:p>0.037214</text:p>
              </table:table-cell>
              <table:table-cell office:value-type="float" office:value="0.036514">
                <text:p>0.036514</text:p>
              </table:table-cell>
              <table:table-cell office:value-type="float" office:value="0.035825">
                <text:p>0.035825</text:p>
              </table:table-cell>
              <table:table-cell office:value-type="float" office:value="0.034044">
                <text:p>0.034044</text:p>
              </table:table-cell>
              <table:table-cell office:value-type="float" office:value="0.035808">
                <text:p>0.035808</text:p>
              </table:table-cell>
              <table:table-cell office:value-type="float" office:value="0.035052">
                <text:p>0.035052</text:p>
              </table:table-cell>
              <table:table-cell office:value-type="float" office:value="0.033942">
                <text:p>0.033942</text:p>
              </table:table-cell>
              <table:table-cell office:value-type="float" office:value="0.0345">
                <text:p>0.0345</text:p>
              </table:table-cell>
              <table:table-cell office:value-type="float" office:value="0.033558">
                <text:p>0.033558</text:p>
              </table:table-cell>
              <table:table-cell office:value-type="float" office:value="0.033458">
                <text:p>0.033458</text:p>
              </table:table-cell>
              <table:table-cell office:value-type="float" office:value="0.032323">
                <text:p>0.032323</text:p>
              </table:table-cell>
              <table:table-cell office:value-type="float" office:value="0.031854">
                <text:p>0.031854</text:p>
              </table:table-cell>
              <table:table-cell office:value-type="float" office:value="0.032766">
                <text:p>0.032766</text:p>
              </table:table-cell>
              <table:table-cell office:value-type="float" office:value="0.031791">
                <text:p>0.031791</text:p>
              </table:table-cell>
              <table:table-cell office:value-type="float" office:value="0.031491">
                <text:p>0.031491</text:p>
              </table:table-cell>
              <table:table-cell office:value-type="float" office:value="0.031359">
                <text:p>0.031359</text:p>
              </table:table-cell>
              <table:table-cell office:value-type="float" office:value="0.031006">
                <text:p>0.031006</text:p>
              </table:table-cell>
              <table:table-cell office:value-type="float" office:value="0.030957">
                <text:p>0.030957</text:p>
              </table:table-cell>
              <table:table-cell office:value-type="float" office:value="0.029941">
                <text:p>0.029941</text:p>
              </table:table-cell>
              <table:table-cell office:value-type="float" office:value="0.030112">
                <text:p>0.030112</text:p>
              </table:table-cell>
              <table:table-cell office:value-type="float" office:value="0.029767">
                <text:p>0.029767</text:p>
              </table:table-cell>
              <table:table-cell office:value-type="float" office:value="0.030352">
                <text:p>0.030352</text:p>
              </table:table-cell>
              <table:table-cell office:value-type="float" office:value="0.028864">
                <text:p>0.028864</text:p>
              </table:table-cell>
              <table:table-cell office:value-type="float" office:value="0.028029">
                <text:p>0.028029</text:p>
              </table:table-cell>
              <table:table-cell office:value-type="float" office:value="0.028821">
                <text:p>0.028821</text:p>
              </table:table-cell>
              <table:table-cell office:value-type="float" office:value="0.027253">
                <text:p>0.027253</text:p>
              </table:table-cell>
              <table:table-cell office:value-type="float" office:value="0.027251">
                <text:p>0.027251</text:p>
              </table:table-cell>
              <table:table-cell office:value-type="float" office:value="0.026526">
                <text:p>0.026526</text:p>
              </table:table-cell>
              <table:table-cell office:value-type="float" office:value="0.02742">
                <text:p>0.02742</text:p>
              </table:table-cell>
              <table:table-cell office:value-type="float" office:value="0.02681">
                <text:p>0.02681</text:p>
              </table:table-cell>
              <table:table-cell office:value-type="float" office:value="0.026543">
                <text:p>0.026543</text:p>
              </table:table-cell>
              <table:table-cell office:value-type="float" office:value="0.027061">
                <text:p>0.027061</text:p>
              </table:table-cell>
              <table:table-cell office:value-type="float" office:value="0.025832">
                <text:p>0.025832</text:p>
              </table:table-cell>
              <table:table-cell office:value-type="float" office:value="0.025254">
                <text:p>0.025254</text:p>
              </table:table-cell>
              <table:table-cell office:value-type="float" office:value="0.025071">
                <text:p>0.025071</text:p>
              </table:table-cell>
              <table:table-cell office:value-type="float" office:value="0.025271">
                <text:p>0.025271</text:p>
              </table:table-cell>
              <table:table-cell office:value-type="float" office:value="0.0257">
                <text:p>0.0257</text:p>
              </table:table-cell>
              <table:table-cell office:value-type="float" office:value="0.025803">
                <text:p>0.025803</text:p>
              </table:table-cell>
              <table:table-cell office:value-type="float" office:value="0.025416">
                <text:p>0.025416</text:p>
              </table:table-cell>
              <table:table-cell office:value-type="float" office:value="0.024567">
                <text:p>0.024567</text:p>
              </table:table-cell>
              <table:table-cell office:value-type="float" office:value="0.023497">
                <text:p>0.023497</text:p>
              </table:table-cell>
              <table:table-cell office:value-type="float" office:value="0.023594">
                <text:p>0.023594</text:p>
              </table:table-cell>
              <table:table-cell office:value-type="float" office:value="0.023728">
                <text:p>0.023728</text:p>
              </table:table-cell>
              <table:table-cell office:value-type="float" office:value="0.023507">
                <text:p>0.023507</text:p>
              </table:table-cell>
              <table:table-cell office:value-type="float" office:value="0.022816">
                <text:p>0.022816</text:p>
              </table:table-cell>
              <table:table-cell office:value-type="float" office:value="0.022878">
                <text:p>0.022878</text:p>
              </table:table-cell>
              <table:table-cell office:value-type="float" office:value="0.022793">
                <text:p>0.022793</text:p>
              </table:table-cell>
              <table:table-cell office:value-type="float" office:value="0.022528">
                <text:p>0.022528</text:p>
              </table:table-cell>
              <table:table-cell office:value-type="float" office:value="0.022625">
                <text:p>0.022625</text:p>
              </table:table-cell>
              <table:table-cell office:value-type="float" office:value="0.022194">
                <text:p>0.022194</text:p>
              </table:table-cell>
              <table:table-cell office:value-type="float" office:value="0.021555">
                <text:p>0.021555</text:p>
              </table:table-cell>
              <table:table-cell office:value-type="float" office:value="0.021938">
                <text:p>0.021938</text:p>
              </table:table-cell>
              <table:table-cell office:value-type="float" office:value="0.022249">
                <text:p>0.022249</text:p>
              </table:table-cell>
              <table:table-cell office:value-type="float" office:value="0.022231">
                <text:p>0.022231</text:p>
              </table:table-cell>
              <table:table-cell office:value-type="float" office:value="0.021604">
                <text:p>0.021604</text:p>
              </table:table-cell>
              <table:table-cell office:value-type="float" office:value="0.021861">
                <text:p>0.021861</text:p>
              </table:table-cell>
              <table:table-cell office:value-type="float" office:value="0.020779">
                <text:p>0.020779</text:p>
              </table:table-cell>
              <table:table-cell office:value-type="float" office:value="0.020325">
                <text:p>0.020325</text:p>
              </table:table-cell>
              <table:table-cell office:value-type="float" office:value="0.02079">
                <text:p>0.02079</text:p>
              </table:table-cell>
              <table:table-cell office:value-type="float" office:value="0.02011">
                <text:p>0.02011</text:p>
              </table:table-cell>
              <table:table-cell office:value-type="float" office:value="0.019835">
                <text:p>0.019835</text:p>
              </table:table-cell>
              <table:table-cell office:value-type="float" office:value="0.020516">
                <text:p>0.020516</text:p>
              </table:table-cell>
              <table:table-cell office:value-type="float" office:value="0.01942">
                <text:p>0.01942</text:p>
              </table:table-cell>
              <table:table-cell office:value-type="float" office:value="0.019302">
                <text:p>0.019302</text:p>
              </table:table-cell>
              <table:table-cell office:value-type="float" office:value="0.019854">
                <text:p>0.019854</text:p>
              </table:table-cell>
              <table:table-cell office:value-type="float" office:value="0.019081">
                <text:p>0.019081</text:p>
              </table:table-cell>
              <table:table-cell office:value-type="float" office:value="0.01959">
                <text:p>0.01959</text:p>
              </table:table-cell>
              <table:table-cell office:value-type="float" office:value="0.01918">
                <text:p>0.01918</text:p>
              </table:table-cell>
              <table:table-cell office:value-type="float" office:value="0.019028">
                <text:p>0.019028</text:p>
              </table:table-cell>
              <table:table-cell office:value-type="float" office:value="0.019638">
                <text:p>0.019638</text:p>
              </table:table-cell>
              <table:table-cell office:value-type="float" office:value="0.01868">
                <text:p>0.01868</text:p>
              </table:table-cell>
              <table:table-cell office:value-type="float" office:value="0.018548">
                <text:p>0.018548</text:p>
              </table:table-cell>
              <table:table-cell office:value-type="float" office:value="0.018092">
                <text:p>0.018092</text:p>
              </table:table-cell>
              <table:table-cell office:value-type="float" office:value="0.017678">
                <text:p>0.017678</text:p>
              </table:table-cell>
              <table:table-cell office:value-type="float" office:value="0.017813">
                <text:p>0.017813</text:p>
              </table:table-cell>
              <table:table-cell office:value-type="float" office:value="0.018501">
                <text:p>0.018501</text:p>
              </table:table-cell>
              <table:table-cell office:value-type="float" office:value="0.0184">
                <text:p>0.0184</text:p>
              </table:table-cell>
              <table:table-cell office:value-type="float" office:value="0.017865">
                <text:p>0.017865</text:p>
              </table:table-cell>
              <table:table-cell office:value-type="float" office:value="0.017166">
                <text:p>0.017166</text:p>
              </table:table-cell>
              <table:table-cell office:value-type="float" office:value="0.017454">
                <text:p>0.017454</text:p>
              </table:table-cell>
              <table:table-cell office:value-type="float" office:value="0.0171">
                <text:p>0.0171</text:p>
              </table:table-cell>
              <table:table-cell office:value-type="float" office:value="0.016914">
                <text:p>0.016914</text:p>
              </table:table-cell>
              <table:table-cell office:value-type="float" office:value="0.016949">
                <text:p>0.016949</text:p>
              </table:table-cell>
              <table:table-cell office:value-type="float" office:value="0.017011">
                <text:p>0.017011</text:p>
              </table:table-cell>
              <table:table-cell office:value-type="float" office:value="0.016735">
                <text:p>0.016735</text:p>
              </table:table-cell>
              <table:table-cell office:value-type="float" office:value="0.01645">
                <text:p>0.01645</text:p>
              </table:table-cell>
              <table:table-cell office:value-type="float" office:value="0.01629">
                <text:p>0.01629</text:p>
              </table:table-cell>
              <table:table-cell office:value-type="float" office:value="0.017085">
                <text:p>0.017085</text:p>
              </table:table-cell>
              <table:table-cell office:value-type="float" office:value="0.016629">
                <text:p>0.016629</text:p>
              </table:table-cell>
              <table:table-cell office:value-type="float" office:value="0.016457">
                <text:p>0.016457</text:p>
              </table:table-cell>
              <table:table-cell office:value-type="float" office:value="0.015927">
                <text:p>0.015927</text:p>
              </table:table-cell>
              <table:table-cell office:value-type="float" office:value="0.01587">
                <text:p>0.01587</text:p>
              </table:table-cell>
              <table:table-cell office:value-type="float" office:value="0.015815">
                <text:p>0.015815</text:p>
              </table:table-cell>
              <table:table-cell office:value-type="float" office:value="0.015742">
                <text:p>0.015742</text:p>
              </table:table-cell>
              <table:table-cell office:value-type="float" office:value="0.0158">
                <text:p>0.0158</text:p>
              </table:table-cell>
              <table:table-cell office:value-type="float" office:value="0.015308">
                <text:p>0.015308</text:p>
              </table:table-cell>
              <table:table-cell office:value-type="float" office:value="0.015186">
                <text:p>0.015186</text:p>
              </table:table-cell>
              <table:table-cell office:value-type="float" office:value="0.015092">
                <text:p>0.015092</text:p>
              </table:table-cell>
              <table:table-cell office:value-type="float" office:value="0.015454">
                <text:p>0.015454</text:p>
              </table:table-cell>
              <table:table-cell office:value-type="float" office:value="0.015343">
                <text:p>0.015343</text:p>
              </table:table-cell>
              <table:table-cell office:value-type="float" office:value="0.015035">
                <text:p>0.015035</text:p>
              </table:table-cell>
              <table:table-cell office:value-type="float" office:value="0.014911">
                <text:p>0.014911</text:p>
              </table:table-cell>
              <table:table-cell office:value-type="float" office:value="0.015391">
                <text:p>0.015391</text:p>
              </table:table-cell>
              <table:table-cell office:value-type="float" office:value="0.014683">
                <text:p>0.014683</text:p>
              </table:table-cell>
              <table:table-cell office:value-type="float" office:value="0.014812">
                <text:p>0.014812</text:p>
              </table:table-cell>
              <table:table-cell office:value-type="float" office:value="0.014816">
                <text:p>0.014816</text:p>
              </table:table-cell>
              <table:table-cell office:value-type="float" office:value="0.014375">
                <text:p>0.014375</text:p>
              </table:table-cell>
              <table:table-cell office:value-type="float" office:value="0.014368">
                <text:p>0.014368</text:p>
              </table:table-cell>
              <table:table-cell office:value-type="float" office:value="0.014658">
                <text:p>0.014658</text:p>
              </table:table-cell>
              <table:table-cell office:value-type="float" office:value="0.013813">
                <text:p>0.013813</text:p>
              </table:table-cell>
              <table:table-cell office:value-type="float" office:value="0.01371">
                <text:p>0.01371</text:p>
              </table:table-cell>
              <table:table-cell office:value-type="float" office:value="0.014519">
                <text:p>0.014519</text:p>
              </table:table-cell>
              <table:table-cell office:value-type="float" office:value="0.013668">
                <text:p>0.013668</text:p>
              </table:table-cell>
              <table:table-cell office:value-type="float" office:value="0.014242">
                <text:p>0.014242</text:p>
              </table:table-cell>
              <table:table-cell office:value-type="float" office:value="0.013693">
                <text:p>0.013693</text:p>
              </table:table-cell>
              <table:table-cell office:value-type="float" office:value="0.013542">
                <text:p>0.013542</text:p>
              </table:table-cell>
              <table:table-cell office:value-type="float" office:value="0.013322">
                <text:p>0.013322</text:p>
              </table:table-cell>
              <table:table-cell office:value-type="float" office:value="0.013284">
                <text:p>0.013284</text:p>
              </table:table-cell>
              <table:table-cell office:value-type="float" office:value="0.013738">
                <text:p>0.013738</text:p>
              </table:table-cell>
              <table:table-cell office:value-type="float" office:value="0.013693">
                <text:p>0.013693</text:p>
              </table:table-cell>
              <table:table-cell office:value-type="float" office:value="0.012729">
                <text:p>0.012729</text:p>
              </table:table-cell>
              <table:table-cell office:value-type="float" office:value="0.013178">
                <text:p>0.013178</text:p>
              </table:table-cell>
              <table:table-cell office:value-type="float" office:value="0.013037">
                <text:p>0.013037</text:p>
              </table:table-cell>
              <table:table-cell office:value-type="float" office:value="0.012505">
                <text:p>0.012505</text:p>
              </table:table-cell>
              <table:table-cell office:value-type="float" office:value="0.012412">
                <text:p>0.012412</text:p>
              </table:table-cell>
              <table:table-cell office:value-type="float" office:value="0.012929">
                <text:p>0.012929</text:p>
              </table:table-cell>
              <table:table-cell office:value-type="float" office:value="0.012552">
                <text:p>0.012552</text:p>
              </table:table-cell>
              <table:table-cell office:value-type="float" office:value="0.013038">
                <text:p>0.013038</text:p>
              </table:table-cell>
              <table:table-cell office:value-type="float" office:value="0.012333">
                <text:p>0.012333</text:p>
              </table:table-cell>
              <table:table-cell office:value-type="float" office:value="0.01217">
                <text:p>0.01217</text:p>
              </table:table-cell>
              <table:table-cell office:value-type="float" office:value="0.012558">
                <text:p>0.012558</text:p>
              </table:table-cell>
              <table:table-cell office:value-type="float" office:value="0.012129">
                <text:p>0.012129</text:p>
              </table:table-cell>
              <table:table-cell office:value-type="float" office:value="0.011974">
                <text:p>0.011974</text:p>
              </table:table-cell>
              <table:table-cell office:value-type="float" office:value="0.012429">
                <text:p>0.012429</text:p>
              </table:table-cell>
              <table:table-cell office:value-type="float" office:value="0.011472">
                <text:p>0.011472</text:p>
              </table:table-cell>
              <table:table-cell office:value-type="float" office:value="0.012732">
                <text:p>0.012732</text:p>
              </table:table-cell>
              <table:table-cell office:value-type="float" office:value="0.011928">
                <text:p>0.011928</text:p>
              </table:table-cell>
              <table:table-cell office:value-type="float" office:value="0.011321">
                <text:p>0.011321</text:p>
              </table:table-cell>
              <table:table-cell office:value-type="float" office:value="0.012686">
                <text:p>0.012686</text:p>
              </table:table-cell>
              <table:table-cell office:value-type="float" office:value="0.012038">
                <text:p>0.012038</text:p>
              </table:table-cell>
              <table:table-cell office:value-type="float" office:value="0.012134">
                <text:p>0.012134</text:p>
              </table:table-cell>
              <table:table-cell office:value-type="float" office:value="0.011705">
                <text:p>0.011705</text:p>
              </table:table-cell>
              <table:table-cell office:value-type="float" office:value="0.012175">
                <text:p>0.012175</text:p>
              </table:table-cell>
              <table:table-cell office:value-type="float" office:value="0.011412">
                <text:p>0.011412</text:p>
              </table:table-cell>
              <table:table-cell office:value-type="float" office:value="0.01135">
                <text:p>0.01135</text:p>
              </table:table-cell>
              <table:table-cell office:value-type="float" office:value="0.010937">
                <text:p>0.010937</text:p>
              </table:table-cell>
              <table:table-cell office:value-type="float" office:value="0.011405">
                <text:p>0.011405</text:p>
              </table:table-cell>
              <table:table-cell office:value-type="float" office:value="0.011209">
                <text:p>0.011209</text:p>
              </table:table-cell>
              <table:table-cell office:value-type="float" office:value="0.011521">
                <text:p>0.011521</text:p>
              </table:table-cell>
              <table:table-cell office:value-type="float" office:value="0.011091">
                <text:p>0.011091</text:p>
              </table:table-cell>
              <table:table-cell office:value-type="float" office:value="0.011262">
                <text:p>0.011262</text:p>
              </table:table-cell>
              <table:table-cell office:value-type="float" office:value="0.011418">
                <text:p>0.011418</text:p>
              </table:table-cell>
              <table:table-cell office:value-type="float" office:value="0.01113">
                <text:p>0.01113</text:p>
              </table:table-cell>
              <table:table-cell office:value-type="float" office:value="0.011203">
                <text:p>0.011203</text:p>
              </table:table-cell>
              <table:table-cell office:value-type="float" office:value="0.010497">
                <text:p>0.010497</text:p>
              </table:table-cell>
              <table:table-cell office:value-type="float" office:value="0.011167">
                <text:p>0.011167</text:p>
              </table:table-cell>
              <table:table-cell office:value-type="float" office:value="0.010477">
                <text:p>0.010477</text:p>
              </table:table-cell>
              <table:table-cell office:value-type="float" office:value="0.010613">
                <text:p>0.010613</text:p>
              </table:table-cell>
              <table:table-cell office:value-type="float" office:value="0.01084">
                <text:p>0.01084</text:p>
              </table:table-cell>
              <table:table-cell office:value-type="float" office:value="0.010463">
                <text:p>0.010463</text:p>
              </table:table-cell>
              <table:table-cell office:value-type="float" office:value="0.010595">
                <text:p>0.010595</text:p>
              </table:table-cell>
              <table:table-cell office:value-type="float" office:value="0.01018">
                <text:p>0.01018</text:p>
              </table:table-cell>
              <table:table-cell office:value-type="float" office:value="0.010559">
                <text:p>0.010559</text:p>
              </table:table-cell>
              <table:table-cell office:value-type="float" office:value="0.010529">
                <text:p>0.010529</text:p>
              </table:table-cell>
              <table:table-cell office:value-type="float" office:value="0.009772">
                <text:p>0.009772</text:p>
              </table:table-cell>
              <table:table-cell office:value-type="float" office:value="0.010335">
                <text:p>0.010335</text:p>
              </table:table-cell>
              <table:table-cell office:value-type="float" office:value="0.010372">
                <text:p>0.010372</text:p>
              </table:table-cell>
              <table:table-cell office:value-type="float" office:value="0.010318">
                <text:p>0.010318</text:p>
              </table:table-cell>
              <table:table-cell office:value-type="float" office:value="0.009926">
                <text:p>0.009926</text:p>
              </table:table-cell>
              <table:table-cell office:value-type="float" office:value="0.009971">
                <text:p>0.009971</text:p>
              </table:table-cell>
              <table:table-cell office:value-type="float" office:value="0.010115">
                <text:p>0.010115</text:p>
              </table:table-cell>
              <table:table-cell office:value-type="float" office:value="0.010277">
                <text:p>0.010277</text:p>
              </table:table-cell>
              <table:table-cell office:value-type="float" office:value="0.009619">
                <text:p>0.009619</text:p>
              </table:table-cell>
              <table:table-cell office:value-type="float" office:value="0.009843">
                <text:p>0.009843</text:p>
              </table:table-cell>
              <table:table-cell office:value-type="float" office:value="0.00986">
                <text:p>0.00986</text:p>
              </table:table-cell>
              <table:table-cell office:value-type="float" office:value="0.009855">
                <text:p>0.009855</text:p>
              </table:table-cell>
              <table:table-cell office:value-type="float" office:value="0.010155">
                <text:p>0.010155</text:p>
              </table:table-cell>
              <table:table-cell office:value-type="float" office:value="0.009666">
                <text:p>0.009666</text:p>
              </table:table-cell>
              <table:table-cell office:value-type="float" office:value="0.009555">
                <text:p>0.009555</text:p>
              </table:table-cell>
              <table:table-cell office:value-type="float" office:value="0.009894">
                <text:p>0.009894</text:p>
              </table:table-cell>
              <table:table-cell office:value-type="float" office:value="0.00938">
                <text:p>0.00938</text:p>
              </table:table-cell>
              <table:table-cell office:value-type="float" office:value="0.009233">
                <text:p>0.009233</text:p>
              </table:table-cell>
              <table:table-cell office:value-type="float" office:value="0.009491">
                <text:p>0.009491</text:p>
              </table:table-cell>
              <table:table-cell office:value-type="float" office:value="0.009032">
                <text:p>0.009032</text:p>
              </table:table-cell>
              <table:table-cell office:value-type="float" office:value="0.009196">
                <text:p>0.009196</text:p>
              </table:table-cell>
              <table:table-cell office:value-type="float" office:value="0.008834">
                <text:p>0.008834</text:p>
              </table:table-cell>
              <table:table-cell office:value-type="float" office:value="0.009655">
                <text:p>0.009655</text:p>
              </table:table-cell>
              <table:table-cell office:value-type="float" office:value="0.008966">
                <text:p>0.008966</text:p>
              </table:table-cell>
              <table:table-cell office:value-type="float" office:value="0.009528">
                <text:p>0.009528</text:p>
              </table:table-cell>
              <table:table-cell office:value-type="float" office:value="0.009369">
                <text:p>0.009369</text:p>
              </table:table-cell>
              <table:table-cell office:value-type="float" office:value="0.008939">
                <text:p>0.008939</text:p>
              </table:table-cell>
              <table:table-cell office:value-type="float" office:value="0.00957">
                <text:p>0.00957</text:p>
              </table:table-cell>
              <table:table-cell office:value-type="float" office:value="0.009507">
                <text:p>0.009507</text:p>
              </table:table-cell>
              <table:table-cell office:value-type="float" office:value="0.009388">
                <text:p>0.009388</text:p>
              </table:table-cell>
              <table:table-cell office:value-type="float" office:value="0.00949">
                <text:p>0.00949</text:p>
              </table:table-cell>
              <table:table-cell office:value-type="float" office:value="0.008513">
                <text:p>0.008513</text:p>
              </table:table-cell>
              <table:table-cell office:value-type="float" office:value="0.008739">
                <text:p>0.008739</text:p>
              </table:table-cell>
              <table:table-cell office:value-type="float" office:value="0.00917">
                <text:p>0.00917</text:p>
              </table:table-cell>
              <table:table-cell office:value-type="float" office:value="0.009209">
                <text:p>0.009209</text:p>
              </table:table-cell>
              <table:table-cell office:value-type="float" office:value="0.008978">
                <text:p>0.008978</text:p>
              </table:table-cell>
              <table:table-cell office:value-type="float" office:value="0.008726">
                <text:p>0.008726</text:p>
              </table:table-cell>
              <table:table-cell office:value-type="float" office:value="0.008662">
                <text:p>0.008662</text:p>
              </table:table-cell>
              <table:table-cell office:value-type="float" office:value="0.008847">
                <text:p>0.008847</text:p>
              </table:table-cell>
              <table:table-cell office:value-type="float" office:value="0.009027">
                <text:p>0.009027</text:p>
              </table:table-cell>
              <table:table-cell office:value-type="float" office:value="0.008666">
                <text:p>0.008666</text:p>
              </table:table-cell>
              <table:table-cell office:value-type="float" office:value="0.008809">
                <text:p>0.008809</text:p>
              </table:table-cell>
              <table:table-cell office:value-type="float" office:value="0.008707">
                <text:p>0.008707</text:p>
              </table:table-cell>
              <table:table-cell office:value-type="float" office:value="0.008643">
                <text:p>0.008643</text:p>
              </table:table-cell>
              <table:table-cell office:value-type="float" office:value="0.00862">
                <text:p>0.00862</text:p>
              </table:table-cell>
              <table:table-cell office:value-type="float" office:value="0.00834">
                <text:p>0.00834</text:p>
              </table:table-cell>
              <table:table-cell office:value-type="float" office:value="0.008604">
                <text:p>0.008604</text:p>
              </table:table-cell>
              <table:table-cell office:value-type="float" office:value="0.008536">
                <text:p>0.008536</text:p>
              </table:table-cell>
              <table:table-cell office:value-type="float" office:value="0.008229">
                <text:p>0.008229</text:p>
              </table:table-cell>
              <table:table-cell office:value-type="float" office:value="0.008414">
                <text:p>0.008414</text:p>
              </table:table-cell>
              <table:table-cell office:value-type="float" office:value="0.008499">
                <text:p>0.008499</text:p>
              </table:table-cell>
              <table:table-cell office:value-type="float" office:value="0.008351">
                <text:p>0.008351</text:p>
              </table:table-cell>
              <table:table-cell office:value-type="float" office:value="0.007968">
                <text:p>0.007968</text:p>
              </table:table-cell>
              <table:table-cell office:value-type="float" office:value="0.008756">
                <text:p>0.008756</text:p>
              </table:table-cell>
              <table:table-cell office:value-type="float" office:value="0.008436">
                <text:p>0.008436</text:p>
              </table:table-cell>
              <table:table-cell office:value-type="float" office:value="0.008432">
                <text:p>0.008432</text:p>
              </table:table-cell>
              <table:table-cell office:value-type="float" office:value="0.008144">
                <text:p>0.008144</text:p>
              </table:table-cell>
              <table:table-cell office:value-type="float" office:value="0.00794">
                <text:p>0.00794</text:p>
              </table:table-cell>
              <table:table-cell office:value-type="float" office:value="0.008183">
                <text:p>0.008183</text:p>
              </table:table-cell>
              <table:table-cell office:value-type="float" office:value="0.00837">
                <text:p>0.00837</text:p>
              </table:table-cell>
              <table:table-cell office:value-type="float" office:value="0.007941">
                <text:p>0.007941</text:p>
              </table:table-cell>
              <table:table-cell office:value-type="float" office:value="0.007865">
                <text:p>0.007865</text:p>
              </table:table-cell>
              <table:table-cell office:value-type="float" office:value="0.008232">
                <text:p>0.008232</text:p>
              </table:table-cell>
              <table:table-cell office:value-type="float" office:value="0.008268">
                <text:p>0.008268</text:p>
              </table:table-cell>
              <table:table-cell office:value-type="float" office:value="0.007969">
                <text:p>0.007969</text:p>
              </table:table-cell>
              <table:table-cell office:value-type="float" office:value="0.008082">
                <text:p>0.008082</text:p>
              </table:table-cell>
              <table:table-cell office:value-type="float" office:value="0.008068">
                <text:p>0.008068</text:p>
              </table:table-cell>
              <table:table-cell office:value-type="float" office:value="0.007793">
                <text:p>0.007793</text:p>
              </table:table-cell>
              <table:table-cell office:value-type="float" office:value="0.00804">
                <text:p>0.00804</text:p>
              </table:table-cell>
              <table:table-cell office:value-type="float" office:value="0.007736">
                <text:p>0.007736</text:p>
              </table:table-cell>
              <table:table-cell office:value-type="float" office:value="0.007695">
                <text:p>0.007695</text:p>
              </table:table-cell>
              <table:table-cell office:value-type="float" office:value="0.007429">
                <text:p>0.007429</text:p>
              </table:table-cell>
              <table:table-cell office:value-type="float" office:value="0.007746">
                <text:p>0.007746</text:p>
              </table:table-cell>
              <table:table-cell office:value-type="float" office:value="0.007365">
                <text:p>0.007365</text:p>
              </table:table-cell>
              <table:table-cell office:value-type="float" office:value="0.007701">
                <text:p>0.007701</text:p>
              </table:table-cell>
              <table:table-cell office:value-type="float" office:value="0.007838">
                <text:p>0.007838</text:p>
              </table:table-cell>
              <table:table-cell office:value-type="float" office:value="0.007687">
                <text:p>0.007687</text:p>
              </table:table-cell>
              <table:table-cell office:value-type="float" office:value="0.007405">
                <text:p>0.007405</text:p>
              </table:table-cell>
              <table:table-cell office:value-type="float" office:value="0.007684">
                <text:p>0.007684</text:p>
              </table:table-cell>
              <table:table-cell office:value-type="float" office:value="0.007565">
                <text:p>0.007565</text:p>
              </table:table-cell>
              <table:table-cell office:value-type="float" office:value="0.007647">
                <text:p>0.007647</text:p>
              </table:table-cell>
              <table:table-cell office:value-type="float" office:value="0.007445">
                <text:p>0.007445</text:p>
              </table:table-cell>
              <table:table-cell office:value-type="float" office:value="0.007423">
                <text:p>0.007423</text:p>
              </table:table-cell>
              <table:table-cell office:value-type="float" office:value="0.007009">
                <text:p>0.007009</text:p>
              </table:table-cell>
              <table:table-cell office:value-type="float" office:value="0.007177">
                <text:p>0.007177</text:p>
              </table:table-cell>
              <table:table-cell office:value-type="float" office:value="0.007636">
                <text:p>0.007636</text:p>
              </table:table-cell>
              <table:table-cell office:value-type="float" office:value="0.007491">
                <text:p>0.007491</text:p>
              </table:table-cell>
              <table:table-cell office:value-type="float" office:value="0.007174">
                <text:p>0.007174</text:p>
              </table:table-cell>
              <table:table-cell office:value-type="float" office:value="0.007551">
                <text:p>0.007551</text:p>
              </table:table-cell>
              <table:table-cell office:value-type="float" office:value="0.007">
                <text:p>0.007</text:p>
              </table:table-cell>
              <table:table-cell office:value-type="float" office:value="0.007289">
                <text:p>0.007289</text:p>
              </table:table-cell>
              <table:table-cell office:value-type="float" office:value="0.007598">
                <text:p>0.007598</text:p>
              </table:table-cell>
              <table:table-cell office:value-type="float" office:value="0.007193">
                <text:p>0.007193</text:p>
              </table:table-cell>
              <table:table-cell office:value-type="float" office:value="0.007344">
                <text:p>0.007344</text:p>
              </table:table-cell>
              <table:table-cell office:value-type="float" office:value="0.00719">
                <text:p>0.00719</text:p>
              </table:table-cell>
              <table:table-cell office:value-type="float" office:value="0.007489">
                <text:p>0.007489</text:p>
              </table:table-cell>
              <table:table-cell office:value-type="float" office:value="0.007351">
                <text:p>0.007351</text:p>
              </table:table-cell>
              <table:table-cell office:value-type="float" office:value="0.007102">
                <text:p>0.007102</text:p>
              </table:table-cell>
              <table:table-cell office:value-type="float" office:value="0.007389">
                <text:p>0.007389</text:p>
              </table:table-cell>
              <table:table-cell office:value-type="float" office:value="0.007183">
                <text:p>0.007183</text:p>
              </table:table-cell>
              <table:table-cell office:value-type="float" office:value="0.007448">
                <text:p>0.007448</text:p>
              </table:table-cell>
              <table:table-cell office:value-type="float" office:value="0.007376">
                <text:p>0.007376</text:p>
              </table:table-cell>
              <table:table-cell office:value-type="float" office:value="0.006978">
                <text:p>0.006978</text:p>
              </table:table-cell>
              <table:table-cell office:value-type="float" office:value="0.007397">
                <text:p>0.007397</text:p>
              </table:table-cell>
              <table:table-cell office:value-type="float" office:value="0.007144">
                <text:p>0.007144</text:p>
              </table:table-cell>
              <table:table-cell office:value-type="float" office:value="0.006907">
                <text:p>0.006907</text:p>
              </table:table-cell>
              <table:table-cell office:value-type="float" office:value="0.006881">
                <text:p>0.006881</text:p>
              </table:table-cell>
              <table:table-cell office:value-type="float" office:value="0.007146">
                <text:p>0.007146</text:p>
              </table:table-cell>
              <table:table-cell office:value-type="float" office:value="0.006891">
                <text:p>0.006891</text:p>
              </table:table-cell>
              <table:table-cell office:value-type="float" office:value="0.007049">
                <text:p>0.007049</text:p>
              </table:table-cell>
              <table:table-cell office:value-type="float" office:value="0.007338">
                <text:p>0.007338</text:p>
              </table:table-cell>
              <table:table-cell office:value-type="float" office:value="0.007146">
                <text:p>0.007146</text:p>
              </table:table-cell>
              <table:table-cell office:value-type="float" office:value="0.006865">
                <text:p>0.006865</text:p>
              </table:table-cell>
              <table:table-cell office:value-type="float" office:value="0.007088">
                <text:p>0.007088</text:p>
              </table:table-cell>
              <table:table-cell office:value-type="float" office:value="0.006774">
                <text:p>0.006774</text:p>
              </table:table-cell>
              <table:table-cell office:value-type="float" office:value="0.00702">
                <text:p>0.00702</text:p>
              </table:table-cell>
              <table:table-cell office:value-type="float" office:value="0.006904">
                <text:p>0.006904</text:p>
              </table:table-cell>
              <table:table-cell office:value-type="float" office:value="0.006435">
                <text:p>0.006435</text:p>
              </table:table-cell>
              <table:table-cell office:value-type="float" office:value="0.006749">
                <text:p>0.006749</text:p>
              </table:table-cell>
              <table:table-cell office:value-type="float" office:value="0.006778">
                <text:p>0.006778</text:p>
              </table:table-cell>
              <table:table-cell office:value-type="float" office:value="0.006592">
                <text:p>0.006592</text:p>
              </table:table-cell>
              <table:table-cell office:value-type="float" office:value="0.007018">
                <text:p>0.007018</text:p>
              </table:table-cell>
              <table:table-cell office:value-type="float" office:value="0.007122">
                <text:p>0.007122</text:p>
              </table:table-cell>
              <table:table-cell office:value-type="float" office:value="0.006428">
                <text:p>0.006428</text:p>
              </table:table-cell>
              <table:table-cell office:value-type="float" office:value="0.006703">
                <text:p>0.006703</text:p>
              </table:table-cell>
              <table:table-cell office:value-type="float" office:value="0.006545">
                <text:p>0.006545</text:p>
              </table:table-cell>
              <table:table-cell office:value-type="float" office:value="0.00644">
                <text:p>0.00644</text:p>
              </table:table-cell>
              <table:table-cell office:value-type="float" office:value="0.006559">
                <text:p>0.006559</text:p>
              </table:table-cell>
              <table:table-cell office:value-type="float" office:value="0.006296">
                <text:p>0.006296</text:p>
              </table:table-cell>
              <table:table-cell office:value-type="float" office:value="0.006737">
                <text:p>0.006737</text:p>
              </table:table-cell>
              <table:table-cell office:value-type="float" office:value="0.006944">
                <text:p>0.006944</text:p>
              </table:table-cell>
              <table:table-cell office:value-type="float" office:value="0.006546">
                <text:p>0.006546</text:p>
              </table:table-cell>
              <table:table-cell office:value-type="float" office:value="0.006635">
                <text:p>0.006635</text:p>
              </table:table-cell>
              <table:table-cell office:value-type="float" office:value="0.006664">
                <text:p>0.006664</text:p>
              </table:table-cell>
              <table:table-cell office:value-type="float" office:value="0.006814">
                <text:p>0.006814</text:p>
              </table:table-cell>
              <table:table-cell office:value-type="float" office:value="0.006498">
                <text:p>0.006498</text:p>
              </table:table-cell>
              <table:table-cell office:value-type="float" office:value="0.00631">
                <text:p>0.00631</text:p>
              </table:table-cell>
              <table:table-cell office:value-type="float" office:value="0.006445">
                <text:p>0.006445</text:p>
              </table:table-cell>
              <table:table-cell office:value-type="float" office:value="0.006336">
                <text:p>0.006336</text:p>
              </table:table-cell>
              <table:table-cell office:value-type="float" office:value="0.006531">
                <text:p>0.006531</text:p>
              </table:table-cell>
              <table:table-cell office:value-type="float" office:value="0.006715">
                <text:p>0.006715</text:p>
              </table:table-cell>
              <table:table-cell office:value-type="float" office:value="0.006406">
                <text:p>0.006406</text:p>
              </table:table-cell>
              <table:table-cell office:value-type="float" office:value="0.006389">
                <text:p>0.006389</text:p>
              </table:table-cell>
              <table:table-cell office:value-type="float" office:value="0.006466">
                <text:p>0.006466</text:p>
              </table:table-cell>
              <table:table-cell office:value-type="float" office:value="0.006551">
                <text:p>0.006551</text:p>
              </table:table-cell>
              <table:table-cell office:value-type="float" office:value="0.006363">
                <text:p>0.006363</text:p>
              </table:table-cell>
              <table:table-cell office:value-type="float" office:value="0.006219">
                <text:p>0.006219</text:p>
              </table:table-cell>
              <table:table-cell office:value-type="float" office:value="0.006393">
                <text:p>0.006393</text:p>
              </table:table-cell>
              <table:table-cell office:value-type="float" office:value="0.006591">
                <text:p>0.006591</text:p>
              </table:table-cell>
              <table:table-cell office:value-type="float" office:value="0.0064">
                <text:p>0.0064</text:p>
              </table:table-cell>
              <table:table-cell office:value-type="float" office:value="0.006475">
                <text:p>0.006475</text:p>
              </table:table-cell>
              <table:table-cell office:value-type="float" office:value="0.006219">
                <text:p>0.006219</text:p>
              </table:table-cell>
              <table:table-cell office:value-type="float" office:value="0.00618">
                <text:p>0.00618</text:p>
              </table:table-cell>
              <table:table-cell office:value-type="float" office:value="0.006176">
                <text:p>0.006176</text:p>
              </table:table-cell>
              <table:table-cell office:value-type="float" office:value="0.0059">
                <text:p>0.0059</text:p>
              </table:table-cell>
              <table:table-cell office:value-type="float" office:value="0.006087">
                <text:p>0.006087</text:p>
              </table:table-cell>
              <table:table-cell office:value-type="float" office:value="0.006288">
                <text:p>0.006288</text:p>
              </table:table-cell>
              <table:table-cell office:value-type="float" office:value="0.006519">
                <text:p>0.006519</text:p>
              </table:table-cell>
              <table:table-cell office:value-type="float" office:value="0.006232">
                <text:p>0.006232</text:p>
              </table:table-cell>
              <table:table-cell office:value-type="float" office:value="0.005961">
                <text:p>0.005961</text:p>
              </table:table-cell>
              <table:table-cell office:value-type="float" office:value="0.006422">
                <text:p>0.006422</text:p>
              </table:table-cell>
              <table:table-cell office:value-type="float" office:value="0.006215">
                <text:p>0.006215</text:p>
              </table:table-cell>
              <table:table-cell office:value-type="float" office:value="0.006339">
                <text:p>0.006339</text:p>
              </table:table-cell>
              <table:table-cell office:value-type="float" office:value="0.006053">
                <text:p>0.006053</text:p>
              </table:table-cell>
              <table:table-cell office:value-type="float" office:value="0.005883">
                <text:p>0.005883</text:p>
              </table:table-cell>
              <table:table-cell office:value-type="float" office:value="0.006108">
                <text:p>0.006108</text:p>
              </table:table-cell>
              <table:table-cell office:value-type="float" office:value="0.006091">
                <text:p>0.006091</text:p>
              </table:table-cell>
              <table:table-cell office:value-type="float" office:value="0.006181">
                <text:p>0.006181</text:p>
              </table:table-cell>
              <table:table-cell office:value-type="float" office:value="0.005965">
                <text:p>0.005965</text:p>
              </table:table-cell>
              <table:table-cell office:value-type="float" office:value="0.006147">
                <text:p>0.006147</text:p>
              </table:table-cell>
              <table:table-cell office:value-type="float" office:value="0.006097">
                <text:p>0.006097</text:p>
              </table:table-cell>
              <table:table-cell office:value-type="float" office:value="0.005819">
                <text:p>0.005819</text:p>
              </table:table-cell>
              <table:table-cell office:value-type="float" office:value="0.006083">
                <text:p>0.006083</text:p>
              </table:table-cell>
              <table:table-cell office:value-type="float" office:value="0.006056">
                <text:p>0.006056</text:p>
              </table:table-cell>
              <table:table-cell office:value-type="float" office:value="0.006071">
                <text:p>0.006071</text:p>
              </table:table-cell>
              <table:table-cell office:value-type="float" office:value="0.005967">
                <text:p>0.005967</text:p>
              </table:table-cell>
              <table:table-cell office:value-type="float" office:value="0.005946">
                <text:p>0.005946</text:p>
              </table:table-cell>
              <table:table-cell office:value-type="float" office:value="0.006122">
                <text:p>0.006122</text:p>
              </table:table-cell>
              <table:table-cell office:value-type="float" office:value="0.006086">
                <text:p>0.006086</text:p>
              </table:table-cell>
              <table:table-cell office:value-type="float" office:value="0.005984">
                <text:p>0.005984</text:p>
              </table:table-cell>
              <table:table-cell office:value-type="float" office:value="0.006008">
                <text:p>0.006008</text:p>
              </table:table-cell>
              <table:table-cell office:value-type="float" office:value="0.005866">
                <text:p>0.005866</text:p>
              </table:table-cell>
              <table:table-cell office:value-type="float" office:value="0.00629">
                <text:p>0.00629</text:p>
              </table:table-cell>
            </table:table-row>
            <table:table-row>
              <table:table-cell office:value-type="string">
                <text:p>Verifying – MCP all data</text:p>
                <draw:g>
                  <svg:desc>Arkusz1.E5:Arkusz1.E5</svg:desc>
                </draw:g>
              </table:table-cell>
              <table:table-cell office:value-type="float" office:value="2.394922">
                <text:p>2.394922</text:p>
                <draw:g>
                  <svg:desc>Arkusz1.F5:Arkusz1.SK5</svg:desc>
                </draw:g>
              </table:table-cell>
              <table:table-cell office:value-type="float" office:value="2.028254">
                <text:p>2.028254</text:p>
              </table:table-cell>
              <table:table-cell office:value-type="float" office:value="1.676258">
                <text:p>1.676258</text:p>
              </table:table-cell>
              <table:table-cell office:value-type="float" office:value="1.444087">
                <text:p>1.444087</text:p>
              </table:table-cell>
              <table:table-cell office:value-type="float" office:value="1.23066">
                <text:p>1.23066</text:p>
              </table:table-cell>
              <table:table-cell office:value-type="float" office:value="1.033109">
                <text:p>1.033109</text:p>
              </table:table-cell>
              <table:table-cell office:value-type="float" office:value="0.939072">
                <text:p>0.939072</text:p>
              </table:table-cell>
              <table:table-cell office:value-type="float" office:value="0.836792">
                <text:p>0.836792</text:p>
              </table:table-cell>
              <table:table-cell office:value-type="float" office:value="0.744793">
                <text:p>0.744793</text:p>
              </table:table-cell>
              <table:table-cell office:value-type="float" office:value="0.692846">
                <text:p>0.692846</text:p>
              </table:table-cell>
              <table:table-cell office:value-type="float" office:value="0.628528">
                <text:p>0.628528</text:p>
              </table:table-cell>
              <table:table-cell office:value-type="float" office:value="0.602311">
                <text:p>0.602311</text:p>
              </table:table-cell>
              <table:table-cell office:value-type="float" office:value="0.545084">
                <text:p>0.545084</text:p>
              </table:table-cell>
              <table:table-cell office:value-type="float" office:value="0.492585">
                <text:p>0.492585</text:p>
              </table:table-cell>
              <table:table-cell office:value-type="float" office:value="0.478178">
                <text:p>0.478178</text:p>
              </table:table-cell>
              <table:table-cell office:value-type="float" office:value="0.445907">
                <text:p>0.445907</text:p>
              </table:table-cell>
              <table:table-cell office:value-type="float" office:value="0.431357">
                <text:p>0.431357</text:p>
              </table:table-cell>
              <table:table-cell office:value-type="float" office:value="0.413667">
                <text:p>0.413667</text:p>
              </table:table-cell>
              <table:table-cell office:value-type="float" office:value="0.40246">
                <text:p>0.40246</text:p>
              </table:table-cell>
              <table:table-cell office:value-type="float" office:value="0.388058">
                <text:p>0.388058</text:p>
              </table:table-cell>
              <table:table-cell office:value-type="float" office:value="0.372307">
                <text:p>0.372307</text:p>
              </table:table-cell>
              <table:table-cell office:value-type="float" office:value="0.349567">
                <text:p>0.349567</text:p>
              </table:table-cell>
              <table:table-cell office:value-type="float" office:value="0.340968">
                <text:p>0.340968</text:p>
              </table:table-cell>
              <table:table-cell office:value-type="float" office:value="0.339467">
                <text:p>0.339467</text:p>
              </table:table-cell>
              <table:table-cell office:value-type="float" office:value="0.33333">
                <text:p>0.33333</text:p>
              </table:table-cell>
              <table:table-cell office:value-type="float" office:value="0.320583">
                <text:p>0.320583</text:p>
              </table:table-cell>
              <table:table-cell office:value-type="float" office:value="0.313577">
                <text:p>0.313577</text:p>
              </table:table-cell>
              <table:table-cell office:value-type="float" office:value="0.310688">
                <text:p>0.310688</text:p>
              </table:table-cell>
              <table:table-cell office:value-type="float" office:value="0.292918">
                <text:p>0.292918</text:p>
              </table:table-cell>
              <table:table-cell office:value-type="float" office:value="0.285066">
                <text:p>0.285066</text:p>
              </table:table-cell>
              <table:table-cell office:value-type="float" office:value="0.284728">
                <text:p>0.284728</text:p>
              </table:table-cell>
              <table:table-cell office:value-type="float" office:value="0.275003">
                <text:p>0.275003</text:p>
              </table:table-cell>
              <table:table-cell office:value-type="float" office:value="0.270697">
                <text:p>0.270697</text:p>
              </table:table-cell>
              <table:table-cell office:value-type="float" office:value="0.259027">
                <text:p>0.259027</text:p>
              </table:table-cell>
              <table:table-cell office:value-type="float" office:value="0.260317">
                <text:p>0.260317</text:p>
              </table:table-cell>
              <table:table-cell office:value-type="float" office:value="0.26094">
                <text:p>0.26094</text:p>
              </table:table-cell>
              <table:table-cell office:value-type="float" office:value="0.253116">
                <text:p>0.253116</text:p>
              </table:table-cell>
              <table:table-cell office:value-type="float" office:value="0.241842">
                <text:p>0.241842</text:p>
              </table:table-cell>
              <table:table-cell office:value-type="float" office:value="0.23385">
                <text:p>0.23385</text:p>
              </table:table-cell>
              <table:table-cell office:value-type="float" office:value="0.228774">
                <text:p>0.228774</text:p>
              </table:table-cell>
              <table:table-cell office:value-type="float" office:value="0.22954">
                <text:p>0.22954</text:p>
              </table:table-cell>
              <table:table-cell office:value-type="float" office:value="0.224006">
                <text:p>0.224006</text:p>
              </table:table-cell>
              <table:table-cell office:value-type="float" office:value="0.218022">
                <text:p>0.218022</text:p>
              </table:table-cell>
              <table:table-cell office:value-type="float" office:value="0.214027">
                <text:p>0.214027</text:p>
              </table:table-cell>
              <table:table-cell office:value-type="float" office:value="0.209941">
                <text:p>0.209941</text:p>
              </table:table-cell>
              <table:table-cell office:value-type="float" office:value="0.209067">
                <text:p>0.209067</text:p>
              </table:table-cell>
              <table:table-cell office:value-type="float" office:value="0.204264">
                <text:p>0.204264</text:p>
              </table:table-cell>
              <table:table-cell office:value-type="float" office:value="0.202391">
                <text:p>0.202391</text:p>
              </table:table-cell>
              <table:table-cell office:value-type="float" office:value="0.194964">
                <text:p>0.194964</text:p>
              </table:table-cell>
              <table:table-cell office:value-type="float" office:value="0.189592">
                <text:p>0.189592</text:p>
              </table:table-cell>
              <table:table-cell office:value-type="float" office:value="0.187997">
                <text:p>0.187997</text:p>
              </table:table-cell>
              <table:table-cell office:value-type="float" office:value="0.179937">
                <text:p>0.179937</text:p>
              </table:table-cell>
              <table:table-cell office:value-type="float" office:value="0.183091">
                <text:p>0.183091</text:p>
              </table:table-cell>
              <table:table-cell office:value-type="float" office:value="0.170444">
                <text:p>0.170444</text:p>
              </table:table-cell>
              <table:table-cell office:value-type="float" office:value="0.169829">
                <text:p>0.169829</text:p>
              </table:table-cell>
              <table:table-cell office:value-type="float" office:value="0.17271">
                <text:p>0.17271</text:p>
              </table:table-cell>
              <table:table-cell office:value-type="float" office:value="0.171293">
                <text:p>0.171293</text:p>
              </table:table-cell>
              <table:table-cell office:value-type="float" office:value="0.161997">
                <text:p>0.161997</text:p>
              </table:table-cell>
              <table:table-cell office:value-type="float" office:value="0.156711">
                <text:p>0.156711</text:p>
              </table:table-cell>
              <table:table-cell office:value-type="float" office:value="0.149385">
                <text:p>0.149385</text:p>
              </table:table-cell>
              <table:table-cell office:value-type="float" office:value="0.156352">
                <text:p>0.156352</text:p>
              </table:table-cell>
              <table:table-cell office:value-type="float" office:value="0.151684">
                <text:p>0.151684</text:p>
              </table:table-cell>
              <table:table-cell office:value-type="float" office:value="0.145185">
                <text:p>0.145185</text:p>
              </table:table-cell>
              <table:table-cell office:value-type="float" office:value="0.142542">
                <text:p>0.142542</text:p>
              </table:table-cell>
              <table:table-cell office:value-type="float" office:value="0.143525">
                <text:p>0.143525</text:p>
              </table:table-cell>
              <table:table-cell office:value-type="float" office:value="0.140711">
                <text:p>0.140711</text:p>
              </table:table-cell>
              <table:table-cell office:value-type="float" office:value="0.137006">
                <text:p>0.137006</text:p>
              </table:table-cell>
              <table:table-cell office:value-type="float" office:value="0.130075">
                <text:p>0.130075</text:p>
              </table:table-cell>
              <table:table-cell office:value-type="float" office:value="0.132337">
                <text:p>0.132337</text:p>
              </table:table-cell>
              <table:table-cell office:value-type="float" office:value="0.12732">
                <text:p>0.12732</text:p>
              </table:table-cell>
              <table:table-cell office:value-type="float" office:value="0.129056">
                <text:p>0.129056</text:p>
              </table:table-cell>
              <table:table-cell office:value-type="float" office:value="0.120227">
                <text:p>0.120227</text:p>
              </table:table-cell>
              <table:table-cell office:value-type="float" office:value="0.120845">
                <text:p>0.120845</text:p>
              </table:table-cell>
              <table:table-cell office:value-type="float" office:value="0.117515">
                <text:p>0.117515</text:p>
              </table:table-cell>
              <table:table-cell office:value-type="float" office:value="0.115518">
                <text:p>0.115518</text:p>
              </table:table-cell>
              <table:table-cell office:value-type="float" office:value="0.116481">
                <text:p>0.116481</text:p>
              </table:table-cell>
              <table:table-cell office:value-type="float" office:value="0.112355">
                <text:p>0.112355</text:p>
              </table:table-cell>
              <table:table-cell office:value-type="float" office:value="0.108439">
                <text:p>0.108439</text:p>
              </table:table-cell>
              <table:table-cell office:value-type="float" office:value="0.110501">
                <text:p>0.110501</text:p>
              </table:table-cell>
              <table:table-cell office:value-type="float" office:value="0.109597">
                <text:p>0.109597</text:p>
              </table:table-cell>
              <table:table-cell office:value-type="float" office:value="0.105453">
                <text:p>0.105453</text:p>
              </table:table-cell>
              <table:table-cell office:value-type="float" office:value="0.101512">
                <text:p>0.101512</text:p>
              </table:table-cell>
              <table:table-cell office:value-type="float" office:value="0.099759">
                <text:p>0.099759</text:p>
              </table:table-cell>
              <table:table-cell office:value-type="float" office:value="0.098903">
                <text:p>0.098903</text:p>
              </table:table-cell>
              <table:table-cell office:value-type="float" office:value="0.096828">
                <text:p>0.096828</text:p>
              </table:table-cell>
              <table:table-cell office:value-type="float" office:value="0.098387">
                <text:p>0.098387</text:p>
              </table:table-cell>
              <table:table-cell office:value-type="float" office:value="0.092474">
                <text:p>0.092474</text:p>
              </table:table-cell>
              <table:table-cell office:value-type="float" office:value="0.09248">
                <text:p>0.09248</text:p>
              </table:table-cell>
              <table:table-cell office:value-type="float" office:value="0.093742">
                <text:p>0.093742</text:p>
              </table:table-cell>
              <table:table-cell office:value-type="float" office:value="0.090997">
                <text:p>0.090997</text:p>
              </table:table-cell>
              <table:table-cell office:value-type="float" office:value="0.088644">
                <text:p>0.088644</text:p>
              </table:table-cell>
              <table:table-cell office:value-type="float" office:value="0.089353">
                <text:p>0.089353</text:p>
              </table:table-cell>
              <table:table-cell office:value-type="float" office:value="0.082659">
                <text:p>0.082659</text:p>
              </table:table-cell>
              <table:table-cell office:value-type="float" office:value="0.084545">
                <text:p>0.084545</text:p>
              </table:table-cell>
              <table:table-cell office:value-type="float" office:value="0.082782">
                <text:p>0.082782</text:p>
              </table:table-cell>
              <table:table-cell office:value-type="float" office:value="0.081214">
                <text:p>0.081214</text:p>
              </table:table-cell>
              <table:table-cell office:value-type="float" office:value="0.079201">
                <text:p>0.079201</text:p>
              </table:table-cell>
              <table:table-cell office:value-type="float" office:value="0.074963">
                <text:p>0.074963</text:p>
              </table:table-cell>
              <table:table-cell office:value-type="float" office:value="0.075309">
                <text:p>0.075309</text:p>
              </table:table-cell>
              <table:table-cell office:value-type="float" office:value="0.077843">
                <text:p>0.077843</text:p>
              </table:table-cell>
              <table:table-cell office:value-type="float" office:value="0.074992">
                <text:p>0.074992</text:p>
              </table:table-cell>
              <table:table-cell office:value-type="float" office:value="0.073909">
                <text:p>0.073909</text:p>
              </table:table-cell>
              <table:table-cell office:value-type="float" office:value="0.074351">
                <text:p>0.074351</text:p>
              </table:table-cell>
              <table:table-cell office:value-type="float" office:value="0.071076">
                <text:p>0.071076</text:p>
              </table:table-cell>
              <table:table-cell office:value-type="float" office:value="0.070263">
                <text:p>0.070263</text:p>
              </table:table-cell>
              <table:table-cell office:value-type="float" office:value="0.07028">
                <text:p>0.07028</text:p>
              </table:table-cell>
              <table:table-cell office:value-type="float" office:value="0.067525">
                <text:p>0.067525</text:p>
              </table:table-cell>
              <table:table-cell office:value-type="float" office:value="0.067637">
                <text:p>0.067637</text:p>
              </table:table-cell>
              <table:table-cell office:value-type="float" office:value="0.065339">
                <text:p>0.065339</text:p>
              </table:table-cell>
              <table:table-cell office:value-type="float" office:value="0.066157">
                <text:p>0.066157</text:p>
              </table:table-cell>
              <table:table-cell office:value-type="float" office:value="0.063426">
                <text:p>0.063426</text:p>
              </table:table-cell>
              <table:table-cell office:value-type="float" office:value="0.062477">
                <text:p>0.062477</text:p>
              </table:table-cell>
              <table:table-cell office:value-type="float" office:value="0.060152">
                <text:p>0.060152</text:p>
              </table:table-cell>
              <table:table-cell office:value-type="float" office:value="0.062673">
                <text:p>0.062673</text:p>
              </table:table-cell>
              <table:table-cell office:value-type="float" office:value="0.060277">
                <text:p>0.060277</text:p>
              </table:table-cell>
              <table:table-cell office:value-type="float" office:value="0.060576">
                <text:p>0.060576</text:p>
              </table:table-cell>
              <table:table-cell office:value-type="float" office:value="0.05803">
                <text:p>0.05803</text:p>
              </table:table-cell>
              <table:table-cell office:value-type="float" office:value="0.056223">
                <text:p>0.056223</text:p>
              </table:table-cell>
              <table:table-cell office:value-type="float" office:value="0.056755">
                <text:p>0.056755</text:p>
              </table:table-cell>
              <table:table-cell office:value-type="float" office:value="0.057067">
                <text:p>0.057067</text:p>
              </table:table-cell>
              <table:table-cell office:value-type="float" office:value="0.055169">
                <text:p>0.055169</text:p>
              </table:table-cell>
              <table:table-cell office:value-type="float" office:value="0.054644">
                <text:p>0.054644</text:p>
              </table:table-cell>
              <table:table-cell office:value-type="float" office:value="0.054783">
                <text:p>0.054783</text:p>
              </table:table-cell>
              <table:table-cell office:value-type="float" office:value="0.051763">
                <text:p>0.051763</text:p>
              </table:table-cell>
              <table:table-cell office:value-type="float" office:value="0.05333">
                <text:p>0.05333</text:p>
              </table:table-cell>
              <table:table-cell office:value-type="float" office:value="0.052356">
                <text:p>0.052356</text:p>
              </table:table-cell>
              <table:table-cell office:value-type="float" office:value="0.051762">
                <text:p>0.051762</text:p>
              </table:table-cell>
              <table:table-cell office:value-type="float" office:value="0.050709">
                <text:p>0.050709</text:p>
              </table:table-cell>
              <table:table-cell office:value-type="float" office:value="0.050956">
                <text:p>0.050956</text:p>
              </table:table-cell>
              <table:table-cell office:value-type="float" office:value="0.048963">
                <text:p>0.048963</text:p>
              </table:table-cell>
              <table:table-cell office:value-type="float" office:value="0.049131">
                <text:p>0.049131</text:p>
              </table:table-cell>
              <table:table-cell office:value-type="float" office:value="0.045691">
                <text:p>0.045691</text:p>
              </table:table-cell>
              <table:table-cell office:value-type="float" office:value="0.046178">
                <text:p>0.046178</text:p>
              </table:table-cell>
              <table:table-cell office:value-type="float" office:value="0.044285">
                <text:p>0.044285</text:p>
              </table:table-cell>
              <table:table-cell office:value-type="float" office:value="0.046628">
                <text:p>0.046628</text:p>
              </table:table-cell>
              <table:table-cell office:value-type="float" office:value="0.04625">
                <text:p>0.04625</text:p>
              </table:table-cell>
              <table:table-cell office:value-type="float" office:value="0.042957">
                <text:p>0.042957</text:p>
              </table:table-cell>
              <table:table-cell office:value-type="float" office:value="0.044329">
                <text:p>0.044329</text:p>
              </table:table-cell>
              <table:table-cell office:value-type="float" office:value="0.043417">
                <text:p>0.043417</text:p>
              </table:table-cell>
              <table:table-cell office:value-type="float" office:value="0.044959">
                <text:p>0.044959</text:p>
              </table:table-cell>
              <table:table-cell office:value-type="float" office:value="0.041269">
                <text:p>0.041269</text:p>
              </table:table-cell>
              <table:table-cell office:value-type="float" office:value="0.039576">
                <text:p>0.039576</text:p>
              </table:table-cell>
              <table:table-cell office:value-type="float" office:value="0.041923">
                <text:p>0.041923</text:p>
              </table:table-cell>
              <table:table-cell office:value-type="float" office:value="0.04092">
                <text:p>0.04092</text:p>
              </table:table-cell>
              <table:table-cell office:value-type="float" office:value="0.041087">
                <text:p>0.041087</text:p>
              </table:table-cell>
              <table:table-cell office:value-type="float" office:value="0.040349">
                <text:p>0.040349</text:p>
              </table:table-cell>
              <table:table-cell office:value-type="float" office:value="0.038854">
                <text:p>0.038854</text:p>
              </table:table-cell>
              <table:table-cell office:value-type="float" office:value="0.039417">
                <text:p>0.039417</text:p>
              </table:table-cell>
              <table:table-cell office:value-type="float" office:value="0.03815">
                <text:p>0.03815</text:p>
              </table:table-cell>
              <table:table-cell office:value-type="float" office:value="0.038882">
                <text:p>0.038882</text:p>
              </table:table-cell>
              <table:table-cell office:value-type="float" office:value="0.03773">
                <text:p>0.03773</text:p>
              </table:table-cell>
              <table:table-cell office:value-type="float" office:value="0.03745">
                <text:p>0.03745</text:p>
              </table:table-cell>
              <table:table-cell office:value-type="float" office:value="0.037016">
                <text:p>0.037016</text:p>
              </table:table-cell>
              <table:table-cell office:value-type="float" office:value="0.036576">
                <text:p>0.036576</text:p>
              </table:table-cell>
              <table:table-cell office:value-type="float" office:value="0.036157">
                <text:p>0.036157</text:p>
              </table:table-cell>
              <table:table-cell office:value-type="float" office:value="0.036401">
                <text:p>0.036401</text:p>
              </table:table-cell>
              <table:table-cell office:value-type="float" office:value="0.035893">
                <text:p>0.035893</text:p>
              </table:table-cell>
              <table:table-cell office:value-type="float" office:value="0.034875">
                <text:p>0.034875</text:p>
              </table:table-cell>
              <table:table-cell office:value-type="float" office:value="0.033809">
                <text:p>0.033809</text:p>
              </table:table-cell>
              <table:table-cell office:value-type="float" office:value="0.034502">
                <text:p>0.034502</text:p>
              </table:table-cell>
              <table:table-cell office:value-type="float" office:value="0.034908">
                <text:p>0.034908</text:p>
              </table:table-cell>
              <table:table-cell office:value-type="float" office:value="0.0332">
                <text:p>0.0332</text:p>
              </table:table-cell>
              <table:table-cell office:value-type="float" office:value="0.032124">
                <text:p>0.032124</text:p>
              </table:table-cell>
              <table:table-cell office:value-type="float" office:value="0.031685">
                <text:p>0.031685</text:p>
              </table:table-cell>
              <table:table-cell office:value-type="float" office:value="0.031346">
                <text:p>0.031346</text:p>
              </table:table-cell>
              <table:table-cell office:value-type="float" office:value="0.030943">
                <text:p>0.030943</text:p>
              </table:table-cell>
              <table:table-cell office:value-type="float" office:value="0.031648">
                <text:p>0.031648</text:p>
              </table:table-cell>
              <table:table-cell office:value-type="float" office:value="0.03057">
                <text:p>0.03057</text:p>
              </table:table-cell>
              <table:table-cell office:value-type="float" office:value="0.031098">
                <text:p>0.031098</text:p>
              </table:table-cell>
              <table:table-cell office:value-type="float" office:value="0.030689">
                <text:p>0.030689</text:p>
              </table:table-cell>
              <table:table-cell office:value-type="float" office:value="0.030327">
                <text:p>0.030327</text:p>
              </table:table-cell>
              <table:table-cell office:value-type="float" office:value="0.028726">
                <text:p>0.028726</text:p>
              </table:table-cell>
              <table:table-cell office:value-type="float" office:value="0.030502">
                <text:p>0.030502</text:p>
              </table:table-cell>
              <table:table-cell office:value-type="float" office:value="0.030106">
                <text:p>0.030106</text:p>
              </table:table-cell>
              <table:table-cell office:value-type="float" office:value="0.029122">
                <text:p>0.029122</text:p>
              </table:table-cell>
              <table:table-cell office:value-type="float" office:value="0.030051">
                <text:p>0.030051</text:p>
              </table:table-cell>
              <table:table-cell office:value-type="float" office:value="0.02847">
                <text:p>0.02847</text:p>
              </table:table-cell>
              <table:table-cell office:value-type="float" office:value="0.029992">
                <text:p>0.029992</text:p>
              </table:table-cell>
              <table:table-cell office:value-type="float" office:value="0.026949">
                <text:p>0.026949</text:p>
              </table:table-cell>
              <table:table-cell office:value-type="float" office:value="0.02809">
                <text:p>0.02809</text:p>
              </table:table-cell>
              <table:table-cell office:value-type="float" office:value="0.026465">
                <text:p>0.026465</text:p>
              </table:table-cell>
              <table:table-cell office:value-type="float" office:value="0.026791">
                <text:p>0.026791</text:p>
              </table:table-cell>
              <table:table-cell office:value-type="float" office:value="0.027084">
                <text:p>0.027084</text:p>
              </table:table-cell>
              <table:table-cell office:value-type="float" office:value="0.025612">
                <text:p>0.025612</text:p>
              </table:table-cell>
              <table:table-cell office:value-type="float" office:value="0.026134">
                <text:p>0.026134</text:p>
              </table:table-cell>
              <table:table-cell office:value-type="float" office:value="0.025992">
                <text:p>0.025992</text:p>
              </table:table-cell>
              <table:table-cell office:value-type="float" office:value="0.02639">
                <text:p>0.02639</text:p>
              </table:table-cell>
              <table:table-cell office:value-type="float" office:value="0.025746">
                <text:p>0.025746</text:p>
              </table:table-cell>
              <table:table-cell office:value-type="float" office:value="0.025361">
                <text:p>0.025361</text:p>
              </table:table-cell>
              <table:table-cell office:value-type="float" office:value="0.024958">
                <text:p>0.024958</text:p>
              </table:table-cell>
              <table:table-cell office:value-type="float" office:value="0.023939">
                <text:p>0.023939</text:p>
              </table:table-cell>
              <table:table-cell office:value-type="float" office:value="0.023825">
                <text:p>0.023825</text:p>
              </table:table-cell>
              <table:table-cell office:value-type="float" office:value="0.025284">
                <text:p>0.025284</text:p>
              </table:table-cell>
              <table:table-cell office:value-type="float" office:value="0.024123">
                <text:p>0.024123</text:p>
              </table:table-cell>
              <table:table-cell office:value-type="float" office:value="0.023529">
                <text:p>0.023529</text:p>
              </table:table-cell>
              <table:table-cell office:value-type="float" office:value="0.023628">
                <text:p>0.023628</text:p>
              </table:table-cell>
              <table:table-cell office:value-type="float" office:value="0.023978">
                <text:p>0.023978</text:p>
              </table:table-cell>
              <table:table-cell office:value-type="float" office:value="0.023419">
                <text:p>0.023419</text:p>
              </table:table-cell>
              <table:table-cell office:value-type="float" office:value="0.023844">
                <text:p>0.023844</text:p>
              </table:table-cell>
              <table:table-cell office:value-type="float" office:value="0.022946">
                <text:p>0.022946</text:p>
              </table:table-cell>
              <table:table-cell office:value-type="float" office:value="0.022565">
                <text:p>0.022565</text:p>
              </table:table-cell>
              <table:table-cell office:value-type="float" office:value="0.02363">
                <text:p>0.02363</text:p>
              </table:table-cell>
              <table:table-cell office:value-type="float" office:value="0.021982">
                <text:p>0.021982</text:p>
              </table:table-cell>
              <table:table-cell office:value-type="float" office:value="0.022541">
                <text:p>0.022541</text:p>
              </table:table-cell>
              <table:table-cell office:value-type="float" office:value="0.022771">
                <text:p>0.022771</text:p>
              </table:table-cell>
              <table:table-cell office:value-type="float" office:value="0.021412">
                <text:p>0.021412</text:p>
              </table:table-cell>
              <table:table-cell office:value-type="float" office:value="0.021512">
                <text:p>0.021512</text:p>
              </table:table-cell>
              <table:table-cell office:value-type="float" office:value="0.020729">
                <text:p>0.020729</text:p>
              </table:table-cell>
              <table:table-cell office:value-type="float" office:value="0.02156">
                <text:p>0.02156</text:p>
              </table:table-cell>
              <table:table-cell office:value-type="float" office:value="0.020793">
                <text:p>0.020793</text:p>
              </table:table-cell>
              <table:table-cell office:value-type="float" office:value="0.022231">
                <text:p>0.022231</text:p>
              </table:table-cell>
              <table:table-cell office:value-type="float" office:value="0.020683">
                <text:p>0.020683</text:p>
              </table:table-cell>
              <table:table-cell office:value-type="float" office:value="0.02023">
                <text:p>0.02023</text:p>
              </table:table-cell>
              <table:table-cell office:value-type="float" office:value="0.018772">
                <text:p>0.018772</text:p>
              </table:table-cell>
              <table:table-cell office:value-type="float" office:value="0.020566">
                <text:p>0.020566</text:p>
              </table:table-cell>
              <table:table-cell office:value-type="float" office:value="0.020156">
                <text:p>0.020156</text:p>
              </table:table-cell>
              <table:table-cell office:value-type="float" office:value="0.020565">
                <text:p>0.020565</text:p>
              </table:table-cell>
              <table:table-cell office:value-type="float" office:value="0.019572">
                <text:p>0.019572</text:p>
              </table:table-cell>
              <table:table-cell office:value-type="float" office:value="0.019762">
                <text:p>0.019762</text:p>
              </table:table-cell>
              <table:table-cell office:value-type="float" office:value="0.019016">
                <text:p>0.019016</text:p>
              </table:table-cell>
              <table:table-cell office:value-type="float" office:value="0.01974">
                <text:p>0.01974</text:p>
              </table:table-cell>
              <table:table-cell office:value-type="float" office:value="0.018408">
                <text:p>0.018408</text:p>
              </table:table-cell>
              <table:table-cell office:value-type="float" office:value="0.018327">
                <text:p>0.018327</text:p>
              </table:table-cell>
              <table:table-cell office:value-type="float" office:value="0.018248">
                <text:p>0.018248</text:p>
              </table:table-cell>
              <table:table-cell office:value-type="float" office:value="0.018241">
                <text:p>0.018241</text:p>
              </table:table-cell>
              <table:table-cell office:value-type="float" office:value="0.018634">
                <text:p>0.018634</text:p>
              </table:table-cell>
              <table:table-cell office:value-type="float" office:value="0.018826">
                <text:p>0.018826</text:p>
              </table:table-cell>
              <table:table-cell office:value-type="float" office:value="0.01872">
                <text:p>0.01872</text:p>
              </table:table-cell>
              <table:table-cell office:value-type="float" office:value="0.018582">
                <text:p>0.018582</text:p>
              </table:table-cell>
              <table:table-cell office:value-type="float" office:value="0.016564">
                <text:p>0.016564</text:p>
              </table:table-cell>
              <table:table-cell office:value-type="float" office:value="0.016699">
                <text:p>0.016699</text:p>
              </table:table-cell>
              <table:table-cell office:value-type="float" office:value="0.017382">
                <text:p>0.017382</text:p>
              </table:table-cell>
              <table:table-cell office:value-type="float" office:value="0.017163">
                <text:p>0.017163</text:p>
              </table:table-cell>
              <table:table-cell office:value-type="float" office:value="0.016834">
                <text:p>0.016834</text:p>
              </table:table-cell>
              <table:table-cell office:value-type="float" office:value="0.016737">
                <text:p>0.016737</text:p>
              </table:table-cell>
              <table:table-cell office:value-type="float" office:value="0.017443">
                <text:p>0.017443</text:p>
              </table:table-cell>
              <table:table-cell office:value-type="float" office:value="0.016237">
                <text:p>0.016237</text:p>
              </table:table-cell>
              <table:table-cell office:value-type="float" office:value="0.016399">
                <text:p>0.016399</text:p>
              </table:table-cell>
              <table:table-cell office:value-type="float" office:value="0.016882">
                <text:p>0.016882</text:p>
              </table:table-cell>
              <table:table-cell office:value-type="float" office:value="0.016623">
                <text:p>0.016623</text:p>
              </table:table-cell>
              <table:table-cell office:value-type="float" office:value="0.016602">
                <text:p>0.016602</text:p>
              </table:table-cell>
              <table:table-cell office:value-type="float" office:value="0.015501">
                <text:p>0.015501</text:p>
              </table:table-cell>
              <table:table-cell office:value-type="float" office:value="0.015596">
                <text:p>0.015596</text:p>
              </table:table-cell>
              <table:table-cell office:value-type="float" office:value="0.016411">
                <text:p>0.016411</text:p>
              </table:table-cell>
              <table:table-cell office:value-type="float" office:value="0.01627">
                <text:p>0.01627</text:p>
              </table:table-cell>
              <table:table-cell office:value-type="float" office:value="0.01506">
                <text:p>0.01506</text:p>
              </table:table-cell>
              <table:table-cell office:value-type="float" office:value="0.016488">
                <text:p>0.016488</text:p>
              </table:table-cell>
              <table:table-cell office:value-type="float" office:value="0.015377">
                <text:p>0.015377</text:p>
              </table:table-cell>
              <table:table-cell office:value-type="float" office:value="0.015502">
                <text:p>0.015502</text:p>
              </table:table-cell>
              <table:table-cell office:value-type="float" office:value="0.016099">
                <text:p>0.016099</text:p>
              </table:table-cell>
              <table:table-cell office:value-type="float" office:value="0.015958">
                <text:p>0.015958</text:p>
              </table:table-cell>
              <table:table-cell office:value-type="float" office:value="0.015071">
                <text:p>0.015071</text:p>
              </table:table-cell>
              <table:table-cell office:value-type="float" office:value="0.015447">
                <text:p>0.015447</text:p>
              </table:table-cell>
              <table:table-cell office:value-type="float" office:value="0.014283">
                <text:p>0.014283</text:p>
              </table:table-cell>
              <table:table-cell office:value-type="float" office:value="0.015373">
                <text:p>0.015373</text:p>
              </table:table-cell>
              <table:table-cell office:value-type="float" office:value="0.014363">
                <text:p>0.014363</text:p>
              </table:table-cell>
              <table:table-cell office:value-type="float" office:value="0.013705">
                <text:p>0.013705</text:p>
              </table:table-cell>
              <table:table-cell office:value-type="float" office:value="0.01453">
                <text:p>0.01453</text:p>
              </table:table-cell>
              <table:table-cell office:value-type="float" office:value="0.01489">
                <text:p>0.01489</text:p>
              </table:table-cell>
              <table:table-cell office:value-type="float" office:value="0.014505">
                <text:p>0.014505</text:p>
              </table:table-cell>
              <table:table-cell office:value-type="float" office:value="0.014033">
                <text:p>0.014033</text:p>
              </table:table-cell>
              <table:table-cell office:value-type="float" office:value="0.013551">
                <text:p>0.013551</text:p>
              </table:table-cell>
              <table:table-cell office:value-type="float" office:value="0.014536">
                <text:p>0.014536</text:p>
              </table:table-cell>
              <table:table-cell office:value-type="float" office:value="0.01365">
                <text:p>0.01365</text:p>
              </table:table-cell>
              <table:table-cell office:value-type="float" office:value="0.014488">
                <text:p>0.014488</text:p>
              </table:table-cell>
              <table:table-cell office:value-type="float" office:value="0.014364">
                <text:p>0.014364</text:p>
              </table:table-cell>
              <table:table-cell office:value-type="float" office:value="0.014416">
                <text:p>0.014416</text:p>
              </table:table-cell>
              <table:table-cell office:value-type="float" office:value="0.013558">
                <text:p>0.013558</text:p>
              </table:table-cell>
              <table:table-cell office:value-type="float" office:value="0.012947">
                <text:p>0.012947</text:p>
              </table:table-cell>
              <table:table-cell office:value-type="float" office:value="0.013302">
                <text:p>0.013302</text:p>
              </table:table-cell>
              <table:table-cell office:value-type="float" office:value="0.013425">
                <text:p>0.013425</text:p>
              </table:table-cell>
              <table:table-cell office:value-type="float" office:value="0.012595">
                <text:p>0.012595</text:p>
              </table:table-cell>
              <table:table-cell office:value-type="float" office:value="0.01314">
                <text:p>0.01314</text:p>
              </table:table-cell>
              <table:table-cell office:value-type="float" office:value="0.012953">
                <text:p>0.012953</text:p>
              </table:table-cell>
              <table:table-cell office:value-type="float" office:value="0.01385">
                <text:p>0.01385</text:p>
              </table:table-cell>
              <table:table-cell office:value-type="float" office:value="0.012944">
                <text:p>0.012944</text:p>
              </table:table-cell>
              <table:table-cell office:value-type="float" office:value="0.013102">
                <text:p>0.013102</text:p>
              </table:table-cell>
              <table:table-cell office:value-type="float" office:value="0.01323">
                <text:p>0.01323</text:p>
              </table:table-cell>
              <table:table-cell office:value-type="float" office:value="0.012889">
                <text:p>0.012889</text:p>
              </table:table-cell>
              <table:table-cell office:value-type="float" office:value="0.013104">
                <text:p>0.013104</text:p>
              </table:table-cell>
              <table:table-cell office:value-type="float" office:value="0.01205">
                <text:p>0.01205</text:p>
              </table:table-cell>
              <table:table-cell office:value-type="float" office:value="0.012067">
                <text:p>0.012067</text:p>
              </table:table-cell>
              <table:table-cell office:value-type="float" office:value="0.011518">
                <text:p>0.011518</text:p>
              </table:table-cell>
              <table:table-cell office:value-type="float" office:value="0.01224">
                <text:p>0.01224</text:p>
              </table:table-cell>
              <table:table-cell office:value-type="float" office:value="0.011777">
                <text:p>0.011777</text:p>
              </table:table-cell>
              <table:table-cell office:value-type="float" office:value="0.012047">
                <text:p>0.012047</text:p>
              </table:table-cell>
              <table:table-cell office:value-type="float" office:value="0.012036">
                <text:p>0.012036</text:p>
              </table:table-cell>
              <table:table-cell office:value-type="float" office:value="0.012506">
                <text:p>0.012506</text:p>
              </table:table-cell>
              <table:table-cell office:value-type="float" office:value="0.012005">
                <text:p>0.012005</text:p>
              </table:table-cell>
              <table:table-cell office:value-type="float" office:value="0.011617">
                <text:p>0.011617</text:p>
              </table:table-cell>
              <table:table-cell office:value-type="float" office:value="0.011277">
                <text:p>0.011277</text:p>
              </table:table-cell>
              <table:table-cell office:value-type="float" office:value="0.011881">
                <text:p>0.011881</text:p>
              </table:table-cell>
              <table:table-cell office:value-type="float" office:value="0.011609">
                <text:p>0.011609</text:p>
              </table:table-cell>
              <table:table-cell office:value-type="float" office:value="0.011412">
                <text:p>0.011412</text:p>
              </table:table-cell>
              <table:table-cell office:value-type="float" office:value="0.012016">
                <text:p>0.012016</text:p>
              </table:table-cell>
              <table:table-cell office:value-type="float" office:value="0.011451">
                <text:p>0.011451</text:p>
              </table:table-cell>
              <table:table-cell office:value-type="float" office:value="0.011816">
                <text:p>0.011816</text:p>
              </table:table-cell>
              <table:table-cell office:value-type="float" office:value="0.011938">
                <text:p>0.011938</text:p>
              </table:table-cell>
              <table:table-cell office:value-type="float" office:value="0.011155">
                <text:p>0.011155</text:p>
              </table:table-cell>
              <table:table-cell office:value-type="float" office:value="0.012181">
                <text:p>0.012181</text:p>
              </table:table-cell>
              <table:table-cell office:value-type="float" office:value="0.010259">
                <text:p>0.010259</text:p>
              </table:table-cell>
              <table:table-cell office:value-type="float" office:value="0.01168">
                <text:p>0.01168</text:p>
              </table:table-cell>
              <table:table-cell office:value-type="float" office:value="0.012514">
                <text:p>0.012514</text:p>
              </table:table-cell>
              <table:table-cell office:value-type="float" office:value="0.01108">
                <text:p>0.01108</text:p>
              </table:table-cell>
              <table:table-cell office:value-type="float" office:value="0.010691">
                <text:p>0.010691</text:p>
              </table:table-cell>
              <table:table-cell office:value-type="float" office:value="0.011136">
                <text:p>0.011136</text:p>
              </table:table-cell>
              <table:table-cell office:value-type="float" office:value="0.010741">
                <text:p>0.010741</text:p>
              </table:table-cell>
              <table:table-cell office:value-type="float" office:value="0.010836">
                <text:p>0.010836</text:p>
              </table:table-cell>
              <table:table-cell office:value-type="float" office:value="0.011481">
                <text:p>0.011481</text:p>
              </table:table-cell>
              <table:table-cell office:value-type="float" office:value="0.010659">
                <text:p>0.010659</text:p>
              </table:table-cell>
              <table:table-cell office:value-type="float" office:value="0.009903">
                <text:p>0.009903</text:p>
              </table:table-cell>
              <table:table-cell office:value-type="float" office:value="0.010124">
                <text:p>0.010124</text:p>
              </table:table-cell>
              <table:table-cell office:value-type="float" office:value="0.010593">
                <text:p>0.010593</text:p>
              </table:table-cell>
              <table:table-cell office:value-type="float" office:value="0.011088">
                <text:p>0.011088</text:p>
              </table:table-cell>
              <table:table-cell office:value-type="float" office:value="0.011477">
                <text:p>0.011477</text:p>
              </table:table-cell>
              <table:table-cell office:value-type="float" office:value="0.010584">
                <text:p>0.010584</text:p>
              </table:table-cell>
              <table:table-cell office:value-type="float" office:value="0.009974">
                <text:p>0.009974</text:p>
              </table:table-cell>
              <table:table-cell office:value-type="float" office:value="0.009995">
                <text:p>0.009995</text:p>
              </table:table-cell>
              <table:table-cell office:value-type="float" office:value="0.010137">
                <text:p>0.010137</text:p>
              </table:table-cell>
              <table:table-cell office:value-type="float" office:value="0.01032">
                <text:p>0.01032</text:p>
              </table:table-cell>
              <table:table-cell office:value-type="float" office:value="0.010174">
                <text:p>0.010174</text:p>
              </table:table-cell>
              <table:table-cell office:value-type="float" office:value="0.009891">
                <text:p>0.009891</text:p>
              </table:table-cell>
              <table:table-cell office:value-type="float" office:value="0.010158">
                <text:p>0.010158</text:p>
              </table:table-cell>
              <table:table-cell office:value-type="float" office:value="0.010188">
                <text:p>0.010188</text:p>
              </table:table-cell>
              <table:table-cell office:value-type="float" office:value="0.009803">
                <text:p>0.009803</text:p>
              </table:table-cell>
              <table:table-cell office:value-type="float" office:value="0.010035">
                <text:p>0.010035</text:p>
              </table:table-cell>
              <table:table-cell office:value-type="float" office:value="0.009538">
                <text:p>0.009538</text:p>
              </table:table-cell>
              <table:table-cell office:value-type="float" office:value="0.010127">
                <text:p>0.010127</text:p>
              </table:table-cell>
              <table:table-cell office:value-type="float" office:value="0.009855">
                <text:p>0.009855</text:p>
              </table:table-cell>
              <table:table-cell office:value-type="float" office:value="0.009002">
                <text:p>0.009002</text:p>
              </table:table-cell>
              <table:table-cell office:value-type="float" office:value="0.009313">
                <text:p>0.009313</text:p>
              </table:table-cell>
              <table:table-cell office:value-type="float" office:value="0.009693">
                <text:p>0.009693</text:p>
              </table:table-cell>
              <table:table-cell office:value-type="float" office:value="0.008921">
                <text:p>0.008921</text:p>
              </table:table-cell>
              <table:table-cell office:value-type="float" office:value="0.009562">
                <text:p>0.009562</text:p>
              </table:table-cell>
              <table:table-cell office:value-type="float" office:value="0.009856">
                <text:p>0.009856</text:p>
              </table:table-cell>
              <table:table-cell office:value-type="float" office:value="0.009793">
                <text:p>0.009793</text:p>
              </table:table-cell>
              <table:table-cell office:value-type="float" office:value="0.008438">
                <text:p>0.008438</text:p>
              </table:table-cell>
              <table:table-cell office:value-type="float" office:value="0.009209">
                <text:p>0.009209</text:p>
              </table:table-cell>
              <table:table-cell office:value-type="float" office:value="0.00898">
                <text:p>0.00898</text:p>
              </table:table-cell>
              <table:table-cell office:value-type="float" office:value="0.009502">
                <text:p>0.009502</text:p>
              </table:table-cell>
              <table:table-cell office:value-type="float" office:value="0.008819">
                <text:p>0.008819</text:p>
              </table:table-cell>
              <table:table-cell office:value-type="float" office:value="0.008897">
                <text:p>0.008897</text:p>
              </table:table-cell>
              <table:table-cell office:value-type="float" office:value="0.008762">
                <text:p>0.008762</text:p>
              </table:table-cell>
              <table:table-cell office:value-type="float" office:value="0.009342">
                <text:p>0.009342</text:p>
              </table:table-cell>
              <table:table-cell office:value-type="float" office:value="0.00915">
                <text:p>0.00915</text:p>
              </table:table-cell>
              <table:table-cell office:value-type="float" office:value="0.009083">
                <text:p>0.009083</text:p>
              </table:table-cell>
              <table:table-cell office:value-type="float" office:value="0.008969">
                <text:p>0.008969</text:p>
              </table:table-cell>
              <table:table-cell office:value-type="float" office:value="0.009676">
                <text:p>0.009676</text:p>
              </table:table-cell>
              <table:table-cell office:value-type="float" office:value="0.008362">
                <text:p>0.008362</text:p>
              </table:table-cell>
              <table:table-cell office:value-type="float" office:value="0.009197">
                <text:p>0.009197</text:p>
              </table:table-cell>
              <table:table-cell office:value-type="float" office:value="0.008926">
                <text:p>0.008926</text:p>
              </table:table-cell>
              <table:table-cell office:value-type="float" office:value="0.00856">
                <text:p>0.00856</text:p>
              </table:table-cell>
              <table:table-cell office:value-type="float" office:value="0.009157">
                <text:p>0.009157</text:p>
              </table:table-cell>
              <table:table-cell office:value-type="float" office:value="0.008487">
                <text:p>0.008487</text:p>
              </table:table-cell>
              <table:table-cell office:value-type="float" office:value="0.008527">
                <text:p>0.008527</text:p>
              </table:table-cell>
              <table:table-cell office:value-type="float" office:value="0.008275">
                <text:p>0.008275</text:p>
              </table:table-cell>
              <table:table-cell office:value-type="float" office:value="0.009003">
                <text:p>0.009003</text:p>
              </table:table-cell>
              <table:table-cell office:value-type="float" office:value="0.008695">
                <text:p>0.008695</text:p>
              </table:table-cell>
              <table:table-cell office:value-type="float" office:value="0.008444">
                <text:p>0.008444</text:p>
              </table:table-cell>
              <table:table-cell office:value-type="float" office:value="0.008383">
                <text:p>0.008383</text:p>
              </table:table-cell>
              <table:table-cell office:value-type="float" office:value="0.008631">
                <text:p>0.008631</text:p>
              </table:table-cell>
              <table:table-cell office:value-type="float" office:value="0.008588">
                <text:p>0.008588</text:p>
              </table:table-cell>
              <table:table-cell office:value-type="float" office:value="0.008229">
                <text:p>0.008229</text:p>
              </table:table-cell>
              <table:table-cell office:value-type="float" office:value="0.00784">
                <text:p>0.00784</text:p>
              </table:table-cell>
              <table:table-cell office:value-type="float" office:value="0.008795">
                <text:p>0.008795</text:p>
              </table:table-cell>
              <table:table-cell office:value-type="float" office:value="0.008775">
                <text:p>0.008775</text:p>
              </table:table-cell>
              <table:table-cell office:value-type="float" office:value="0.009286">
                <text:p>0.009286</text:p>
              </table:table-cell>
              <table:table-cell office:value-type="float" office:value="0.007902">
                <text:p>0.007902</text:p>
              </table:table-cell>
              <table:table-cell office:value-type="float" office:value="0.008556">
                <text:p>0.008556</text:p>
              </table:table-cell>
              <table:table-cell office:value-type="float" office:value="0.007945">
                <text:p>0.007945</text:p>
              </table:table-cell>
              <table:table-cell office:value-type="float" office:value="0.008428">
                <text:p>0.008428</text:p>
              </table:table-cell>
              <table:table-cell office:value-type="float" office:value="0.008602">
                <text:p>0.008602</text:p>
              </table:table-cell>
              <table:table-cell office:value-type="float" office:value="0.008325">
                <text:p>0.008325</text:p>
              </table:table-cell>
              <table:table-cell office:value-type="float" office:value="0.00783">
                <text:p>0.00783</text:p>
              </table:table-cell>
              <table:table-cell office:value-type="float" office:value="0.008376">
                <text:p>0.008376</text:p>
              </table:table-cell>
              <table:table-cell office:value-type="float" office:value="0.007263">
                <text:p>0.007263</text:p>
              </table:table-cell>
              <table:table-cell office:value-type="float" office:value="0.008223">
                <text:p>0.008223</text:p>
              </table:table-cell>
              <table:table-cell office:value-type="float" office:value="0.007675">
                <text:p>0.007675</text:p>
              </table:table-cell>
              <table:table-cell office:value-type="float" office:value="0.007853">
                <text:p>0.007853</text:p>
              </table:table-cell>
              <table:table-cell office:value-type="float" office:value="0.008346">
                <text:p>0.008346</text:p>
              </table:table-cell>
              <table:table-cell office:value-type="float" office:value="0.007826">
                <text:p>0.007826</text:p>
              </table:table-cell>
              <table:table-cell office:value-type="float" office:value="0.008143">
                <text:p>0.008143</text:p>
              </table:table-cell>
              <table:table-cell office:value-type="float" office:value="0.008283">
                <text:p>0.008283</text:p>
              </table:table-cell>
              <table:table-cell office:value-type="float" office:value="0.008467">
                <text:p>0.008467</text:p>
              </table:table-cell>
              <table:table-cell office:value-type="float" office:value="0.007759">
                <text:p>0.007759</text:p>
              </table:table-cell>
              <table:table-cell office:value-type="float" office:value="0.008367">
                <text:p>0.008367</text:p>
              </table:table-cell>
              <table:table-cell office:value-type="float" office:value="0.007663">
                <text:p>0.007663</text:p>
              </table:table-cell>
              <table:table-cell office:value-type="float" office:value="0.007375">
                <text:p>0.007375</text:p>
              </table:table-cell>
              <table:table-cell office:value-type="float" office:value="0.007496">
                <text:p>0.007496</text:p>
              </table:table-cell>
              <table:table-cell office:value-type="float" office:value="0.007576">
                <text:p>0.007576</text:p>
              </table:table-cell>
              <table:table-cell office:value-type="float" office:value="0.007889">
                <text:p>0.007889</text:p>
              </table:table-cell>
              <table:table-cell office:value-type="float" office:value="0.007737">
                <text:p>0.007737</text:p>
              </table:table-cell>
              <table:table-cell office:value-type="float" office:value="0.007804">
                <text:p>0.007804</text:p>
              </table:table-cell>
              <table:table-cell office:value-type="float" office:value="0.007746">
                <text:p>0.007746</text:p>
              </table:table-cell>
              <table:table-cell office:value-type="float" office:value="0.007322">
                <text:p>0.007322</text:p>
              </table:table-cell>
              <table:table-cell office:value-type="float" office:value="0.006916">
                <text:p>0.006916</text:p>
              </table:table-cell>
              <table:table-cell office:value-type="float" office:value="0.007736">
                <text:p>0.007736</text:p>
              </table:table-cell>
              <table:table-cell office:value-type="float" office:value="0.007024">
                <text:p>0.007024</text:p>
              </table:table-cell>
              <table:table-cell office:value-type="float" office:value="0.007638">
                <text:p>0.007638</text:p>
              </table:table-cell>
              <table:table-cell office:value-type="float" office:value="0.007606">
                <text:p>0.007606</text:p>
              </table:table-cell>
              <table:table-cell office:value-type="float" office:value="0.007763">
                <text:p>0.007763</text:p>
              </table:table-cell>
              <table:table-cell office:value-type="float" office:value="0.007742">
                <text:p>0.007742</text:p>
              </table:table-cell>
              <table:table-cell office:value-type="float" office:value="0.008001">
                <text:p>0.008001</text:p>
              </table:table-cell>
              <table:table-cell office:value-type="float" office:value="0.007803">
                <text:p>0.007803</text:p>
              </table:table-cell>
              <table:table-cell office:value-type="float" office:value="0.007278">
                <text:p>0.007278</text:p>
              </table:table-cell>
              <table:table-cell office:value-type="float" office:value="0.007547">
                <text:p>0.007547</text:p>
              </table:table-cell>
              <table:table-cell office:value-type="float" office:value="0.007534">
                <text:p>0.007534</text:p>
              </table:table-cell>
              <table:table-cell office:value-type="float" office:value="0.00737">
                <text:p>0.00737</text:p>
              </table:table-cell>
              <table:table-cell office:value-type="float" office:value="0.007643">
                <text:p>0.007643</text:p>
              </table:table-cell>
              <table:table-cell office:value-type="float" office:value="0.00705">
                <text:p>0.00705</text:p>
              </table:table-cell>
              <table:table-cell office:value-type="float" office:value="0.007747">
                <text:p>0.007747</text:p>
              </table:table-cell>
              <table:table-cell office:value-type="float" office:value="0.007039">
                <text:p>0.007039</text:p>
              </table:table-cell>
              <table:table-cell office:value-type="float" office:value="0.007069">
                <text:p>0.007069</text:p>
              </table:table-cell>
              <table:table-cell office:value-type="float" office:value="0.007122">
                <text:p>0.007122</text:p>
              </table:table-cell>
              <table:table-cell office:value-type="float" office:value="0.007708">
                <text:p>0.007708</text:p>
              </table:table-cell>
              <table:table-cell office:value-type="float" office:value="0.007425">
                <text:p>0.007425</text:p>
              </table:table-cell>
              <table:table-cell office:value-type="float" office:value="0.007713">
                <text:p>0.0077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7218">
                <text:p>0.007218</text:p>
              </table:table-cell>
              <table:table-cell office:value-type="float" office:value="0.006765">
                <text:p>0.006765</text:p>
              </table:table-cell>
              <table:table-cell office:value-type="float" office:value="0.006694">
                <text:p>0.006694</text:p>
              </table:table-cell>
              <table:table-cell office:value-type="float" office:value="0.0067">
                <text:p>0.0067</text:p>
              </table:table-cell>
              <table:table-cell office:value-type="float" office:value="0.007105">
                <text:p>0.007105</text:p>
              </table:table-cell>
              <table:table-cell office:value-type="float" office:value="0.006339">
                <text:p>0.006339</text:p>
              </table:table-cell>
              <table:table-cell office:value-type="float" office:value="0.007024">
                <text:p>0.007024</text:p>
              </table:table-cell>
              <table:table-cell office:value-type="float" office:value="0.007074">
                <text:p>0.007074</text:p>
              </table:table-cell>
              <table:table-cell office:value-type="float" office:value="0.007409">
                <text:p>0.007409</text:p>
              </table:table-cell>
              <table:table-cell office:value-type="float" office:value="0.007786">
                <text:p>0.007786</text:p>
              </table:table-cell>
              <table:table-cell office:value-type="float" office:value="0.006196">
                <text:p>0.006196</text:p>
              </table:table-cell>
              <table:table-cell office:value-type="float" office:value="0.00758">
                <text:p>0.00758</text:p>
              </table:table-cell>
              <table:table-cell office:value-type="float" office:value="0.006827">
                <text:p>0.006827</text:p>
              </table:table-cell>
              <table:table-cell office:value-type="float" office:value="0.00733">
                <text:p>0.00733</text:p>
              </table:table-cell>
              <table:table-cell office:value-type="float" office:value="0.007671">
                <text:p>0.007671</text:p>
              </table:table-cell>
              <table:table-cell office:value-type="float" office:value="0.00705">
                <text:p>0.00705</text:p>
              </table:table-cell>
              <table:table-cell office:value-type="float" office:value="0.007009">
                <text:p>0.007009</text:p>
              </table:table-cell>
              <table:table-cell office:value-type="float" office:value="0.00629">
                <text:p>0.00629</text:p>
              </table:table-cell>
              <table:table-cell office:value-type="float" office:value="0.006489">
                <text:p>0.006489</text:p>
              </table:table-cell>
              <table:table-cell office:value-type="float" office:value="0.006122">
                <text:p>0.006122</text:p>
              </table:table-cell>
              <table:table-cell office:value-type="float" office:value="0.006576">
                <text:p>0.006576</text:p>
              </table:table-cell>
              <table:table-cell office:value-type="float" office:value="0.007083">
                <text:p>0.007083</text:p>
              </table:table-cell>
              <table:table-cell office:value-type="float" office:value="0.006756">
                <text:p>0.006756</text:p>
              </table:table-cell>
              <table:table-cell office:value-type="float" office:value="0.006544">
                <text:p>0.006544</text:p>
              </table:table-cell>
              <table:table-cell office:value-type="float" office:value="0.006727">
                <text:p>0.006727</text:p>
              </table:table-cell>
              <table:table-cell office:value-type="float" office:value="0.006385">
                <text:p>0.006385</text:p>
              </table:table-cell>
              <table:table-cell office:value-type="float" office:value="0.007164">
                <text:p>0.007164</text:p>
              </table:table-cell>
              <table:table-cell office:value-type="float" office:value="0.006939">
                <text:p>0.006939</text:p>
              </table:table-cell>
              <table:table-cell office:value-type="float" office:value="0.006647">
                <text:p>0.006647</text:p>
              </table:table-cell>
              <table:table-cell office:value-type="float" office:value="0.006268">
                <text:p>0.006268</text:p>
              </table:table-cell>
              <table:table-cell office:value-type="float" office:value="0.006812">
                <text:p>0.006812</text:p>
              </table:table-cell>
              <table:table-cell office:value-type="float" office:value="0.006142">
                <text:p>0.006142</text:p>
              </table:table-cell>
              <table:table-cell office:value-type="float" office:value="0.00642">
                <text:p>0.00642</text:p>
              </table:table-cell>
              <table:table-cell office:value-type="float" office:value="0.006191">
                <text:p>0.006191</text:p>
              </table:table-cell>
              <table:table-cell office:value-type="float" office:value="0.006529">
                <text:p>0.006529</text:p>
              </table:table-cell>
              <table:table-cell office:value-type="float" office:value="0.006488">
                <text:p>0.006488</text:p>
              </table:table-cell>
              <table:table-cell office:value-type="float" office:value="0.006028">
                <text:p>0.006028</text:p>
              </table:table-cell>
              <table:table-cell office:value-type="float" office:value="0.006513">
                <text:p>0.006513</text:p>
              </table:table-cell>
              <table:table-cell office:value-type="float" office:value="0.006808">
                <text:p>0.006808</text:p>
              </table:table-cell>
              <table:table-cell office:value-type="float" office:value="0.006161">
                <text:p>0.006161</text:p>
              </table:table-cell>
              <table:table-cell office:value-type="float" office:value="0.006305">
                <text:p>0.006305</text:p>
              </table:table-cell>
              <table:table-cell office:value-type="float" office:value="0.006306">
                <text:p>0.006306</text:p>
              </table:table-cell>
              <table:table-cell office:value-type="float" office:value="0.006582">
                <text:p>0.006582</text:p>
              </table:table-cell>
              <table:table-cell office:value-type="float" office:value="0.006425">
                <text:p>0.006425</text:p>
              </table:table-cell>
              <table:table-cell office:value-type="float" office:value="0.006836">
                <text:p>0.006836</text:p>
              </table:table-cell>
              <table:table-cell office:value-type="float" office:value="0.006342">
                <text:p>0.006342</text:p>
              </table:table-cell>
              <table:table-cell office:value-type="float" office:value="0.006336">
                <text:p>0.006336</text:p>
              </table:table-cell>
              <table:table-cell office:value-type="float" office:value="0.006327">
                <text:p>0.006327</text:p>
              </table:table-cell>
              <table:table-cell office:value-type="float" office:value="0.006624">
                <text:p>0.006624</text:p>
              </table:table-cell>
              <table:table-cell office:value-type="float" office:value="0.006161">
                <text:p>0.006161</text:p>
              </table:table-cell>
              <table:table-cell office:value-type="float" office:value="0.006163">
                <text:p>0.006163</text:p>
              </table:table-cell>
              <table:table-cell office:value-type="float" office:value="0.006057">
                <text:p>0.006057</text:p>
              </table:table-cell>
              <table:table-cell office:value-type="float" office:value="0.006463">
                <text:p>0.006463</text:p>
              </table:table-cell>
              <table:table-cell office:value-type="float" office:value="0.006005">
                <text:p>0.006005</text:p>
              </table:table-cell>
              <table:table-cell office:value-type="float" office:value="0.006745">
                <text:p>0.006745</text:p>
              </table:table-cell>
              <table:table-cell office:value-type="float" office:value="0.006416">
                <text:p>0.006416</text:p>
              </table:table-cell>
              <table:table-cell office:value-type="float" office:value="0.006178">
                <text:p>0.006178</text:p>
              </table:table-cell>
              <table:table-cell office:value-type="float" office:value="0.005934">
                <text:p>0.005934</text:p>
              </table:table-cell>
              <table:table-cell office:value-type="float" office:value="0.00665">
                <text:p>0.00665</text:p>
              </table:table-cell>
              <table:table-cell office:value-type="float" office:value="0.006284">
                <text:p>0.006284</text:p>
              </table:table-cell>
              <table:table-cell office:value-type="float" office:value="0.006537">
                <text:p>0.006537</text:p>
              </table:table-cell>
              <table:table-cell office:value-type="float" office:value="0.00612">
                <text:p>0.00612</text:p>
              </table:table-cell>
              <table:table-cell office:value-type="float" office:value="0.006141">
                <text:p>0.006141</text:p>
              </table:table-cell>
              <table:table-cell office:value-type="float" office:value="0.006215">
                <text:p>0.006215</text:p>
              </table:table-cell>
              <table:table-cell office:value-type="float" office:value="0.005976">
                <text:p>0.005976</text:p>
              </table:table-cell>
              <table:table-cell office:value-type="float" office:value="0.006277">
                <text:p>0.006277</text:p>
              </table:table-cell>
              <table:table-cell office:value-type="float" office:value="0.006161">
                <text:p>0.006161</text:p>
              </table:table-cell>
              <table:table-cell office:value-type="float" office:value="0.006438">
                <text:p>0.006438</text:p>
              </table:table-cell>
              <table:table-cell office:value-type="float" office:value="0.00591">
                <text:p>0.00591</text:p>
              </table:table-cell>
              <table:table-cell office:value-type="float" office:value="0.006234">
                <text:p>0.006234</text:p>
              </table:table-cell>
              <table:table-cell office:value-type="float" office:value="0.006071">
                <text:p>0.006071</text:p>
              </table:table-cell>
              <table:table-cell office:value-type="float" office:value="0.005844">
                <text:p>0.005844</text:p>
              </table:table-cell>
              <table:table-cell office:value-type="float" office:value="0.00594">
                <text:p>0.00594</text:p>
              </table:table-cell>
              <table:table-cell office:value-type="float" office:value="0.006074">
                <text:p>0.006074</text:p>
              </table:table-cell>
              <table:table-cell office:value-type="float" office:value="0.00611">
                <text:p>0.00611</text:p>
              </table:table-cell>
              <table:table-cell office:value-type="float" office:value="0.005635">
                <text:p>0.005635</text:p>
              </table:table-cell>
              <table:table-cell office:value-type="float" office:value="0.00572">
                <text:p>0.00572</text:p>
              </table:table-cell>
              <table:table-cell office:value-type="float" office:value="0.006282">
                <text:p>0.006282</text:p>
              </table:table-cell>
              <table:table-cell office:value-type="float" office:value="0.005986">
                <text:p>0.005986</text:p>
              </table:table-cell>
              <table:table-cell office:value-type="float" office:value="0.005859">
                <text:p>0.005859</text:p>
              </table:table-cell>
              <table:table-cell office:value-type="float" office:value="0.005755">
                <text:p>0.005755</text:p>
              </table:table-cell>
              <table:table-cell office:value-type="float" office:value="0.005954">
                <text:p>0.005954</text:p>
              </table:table-cell>
            </table:table-row>
            <table:table-row>
              <table:table-cell office:value-type="string">
                <text:p>Training – MCP class 1</text:p>
                <draw:g>
                  <svg:desc>Arkusz1.E6:Arkusz1.E6</svg:desc>
                </draw:g>
              </table:table-cell>
              <table:table-cell office:value-type="float" office:value="0.821702">
                <text:p>0.821702</text:p>
                <draw:g>
                  <svg:desc>Arkusz1.F6:Arkusz1.SK6</svg:desc>
                </draw:g>
              </table:table-cell>
              <table:table-cell office:value-type="float" office:value="0.734169">
                <text:p>0.734169</text:p>
              </table:table-cell>
              <table:table-cell office:value-type="float" office:value="0.656394">
                <text:p>0.656394</text:p>
              </table:table-cell>
              <table:table-cell office:value-type="float" office:value="0.584347">
                <text:p>0.584347</text:p>
              </table:table-cell>
              <table:table-cell office:value-type="float" office:value="0.518865">
                <text:p>0.518865</text:p>
              </table:table-cell>
              <table:table-cell office:value-type="float" office:value="0.469289">
                <text:p>0.469289</text:p>
              </table:table-cell>
              <table:table-cell office:value-type="float" office:value="0.419442">
                <text:p>0.419442</text:p>
              </table:table-cell>
              <table:table-cell office:value-type="float" office:value="0.376573">
                <text:p>0.376573</text:p>
              </table:table-cell>
              <table:table-cell office:value-type="float" office:value="0.322767">
                <text:p>0.322767</text:p>
              </table:table-cell>
              <table:table-cell office:value-type="float" office:value="0.291601">
                <text:p>0.291601</text:p>
              </table:table-cell>
              <table:table-cell office:value-type="float" office:value="0.255422">
                <text:p>0.255422</text:p>
              </table:table-cell>
              <table:table-cell office:value-type="float" office:value="0.222504">
                <text:p>0.222504</text:p>
              </table:table-cell>
              <table:table-cell office:value-type="float" office:value="0.203455">
                <text:p>0.203455</text:p>
              </table:table-cell>
              <table:table-cell office:value-type="float" office:value="0.185418">
                <text:p>0.185418</text:p>
              </table:table-cell>
              <table:table-cell office:value-type="float" office:value="0.162425">
                <text:p>0.162425</text:p>
              </table:table-cell>
              <table:table-cell office:value-type="float" office:value="0.148416">
                <text:p>0.148416</text:p>
              </table:table-cell>
              <table:table-cell office:value-type="float" office:value="0.131696">
                <text:p>0.131696</text:p>
              </table:table-cell>
              <table:table-cell office:value-type="float" office:value="0.12375">
                <text:p>0.12375</text:p>
              </table:table-cell>
              <table:table-cell office:value-type="float" office:value="0.108332">
                <text:p>0.108332</text:p>
              </table:table-cell>
              <table:table-cell office:value-type="float" office:value="0.097741">
                <text:p>0.097741</text:p>
              </table:table-cell>
              <table:table-cell office:value-type="float" office:value="0.088837">
                <text:p>0.088837</text:p>
              </table:table-cell>
              <table:table-cell office:value-type="float" office:value="0.07853">
                <text:p>0.07853</text:p>
              </table:table-cell>
              <table:table-cell office:value-type="float" office:value="0.071459">
                <text:p>0.071459</text:p>
              </table:table-cell>
              <table:table-cell office:value-type="float" office:value="0.064687">
                <text:p>0.064687</text:p>
              </table:table-cell>
              <table:table-cell office:value-type="float" office:value="0.059763">
                <text:p>0.059763</text:p>
              </table:table-cell>
              <table:table-cell office:value-type="float" office:value="0.055539">
                <text:p>0.055539</text:p>
              </table:table-cell>
              <table:table-cell office:value-type="float" office:value="0.048111">
                <text:p>0.048111</text:p>
              </table:table-cell>
              <table:table-cell office:value-type="float" office:value="0.043856">
                <text:p>0.043856</text:p>
              </table:table-cell>
              <table:table-cell office:value-type="float" office:value="0.039628">
                <text:p>0.039628</text:p>
              </table:table-cell>
              <table:table-cell office:value-type="float" office:value="0.036719">
                <text:p>0.036719</text:p>
              </table:table-cell>
              <table:table-cell office:value-type="float" office:value="0.034189">
                <text:p>0.034189</text:p>
              </table:table-cell>
              <table:table-cell office:value-type="float" office:value="0.03083">
                <text:p>0.03083</text:p>
              </table:table-cell>
              <table:table-cell office:value-type="float" office:value="0.029675">
                <text:p>0.029675</text:p>
              </table:table-cell>
              <table:table-cell office:value-type="float" office:value="0.027303">
                <text:p>0.027303</text:p>
              </table:table-cell>
              <table:table-cell office:value-type="float" office:value="0.025441">
                <text:p>0.025441</text:p>
              </table:table-cell>
              <table:table-cell office:value-type="float" office:value="0.024638">
                <text:p>0.024638</text:p>
              </table:table-cell>
              <table:table-cell office:value-type="float" office:value="0.022521">
                <text:p>0.022521</text:p>
              </table:table-cell>
              <table:table-cell office:value-type="float" office:value="0.020795">
                <text:p>0.020795</text:p>
              </table:table-cell>
              <table:table-cell office:value-type="float" office:value="0.019475">
                <text:p>0.019475</text:p>
              </table:table-cell>
              <table:table-cell office:value-type="float" office:value="0.019354">
                <text:p>0.019354</text:p>
              </table:table-cell>
              <table:table-cell office:value-type="float" office:value="0.018282">
                <text:p>0.018282</text:p>
              </table:table-cell>
              <table:table-cell office:value-type="float" office:value="0.017735">
                <text:p>0.017735</text:p>
              </table:table-cell>
              <table:table-cell office:value-type="float" office:value="0.017041">
                <text:p>0.017041</text:p>
              </table:table-cell>
              <table:table-cell office:value-type="float" office:value="0.016442">
                <text:p>0.016442</text:p>
              </table:table-cell>
              <table:table-cell office:value-type="float" office:value="0.015282">
                <text:p>0.015282</text:p>
              </table:table-cell>
              <table:table-cell office:value-type="float" office:value="0.015317">
                <text:p>0.015317</text:p>
              </table:table-cell>
              <table:table-cell office:value-type="float" office:value="0.01448">
                <text:p>0.01448</text:p>
              </table:table-cell>
              <table:table-cell office:value-type="float" office:value="0.013994">
                <text:p>0.013994</text:p>
              </table:table-cell>
              <table:table-cell office:value-type="float" office:value="0.013362">
                <text:p>0.013362</text:p>
              </table:table-cell>
              <table:table-cell office:value-type="float" office:value="0.013672">
                <text:p>0.013672</text:p>
              </table:table-cell>
              <table:table-cell office:value-type="float" office:value="0.013289">
                <text:p>0.013289</text:p>
              </table:table-cell>
              <table:table-cell office:value-type="float" office:value="0.012997">
                <text:p>0.012997</text:p>
              </table:table-cell>
              <table:table-cell office:value-type="float" office:value="0.012921">
                <text:p>0.012921</text:p>
              </table:table-cell>
              <table:table-cell office:value-type="float" office:value="0.012697">
                <text:p>0.012697</text:p>
              </table:table-cell>
              <table:table-cell office:value-type="float" office:value="0.012039">
                <text:p>0.012039</text:p>
              </table:table-cell>
              <table:table-cell office:value-type="float" office:value="0.011788">
                <text:p>0.011788</text:p>
              </table:table-cell>
              <table:table-cell office:value-type="float" office:value="0.011451">
                <text:p>0.011451</text:p>
              </table:table-cell>
              <table:table-cell office:value-type="float" office:value="0.012017">
                <text:p>0.012017</text:p>
              </table:table-cell>
              <table:table-cell office:value-type="float" office:value="0.011038">
                <text:p>0.011038</text:p>
              </table:table-cell>
              <table:table-cell office:value-type="float" office:value="0.011215">
                <text:p>0.011215</text:p>
              </table:table-cell>
              <table:table-cell office:value-type="float" office:value="0.010847">
                <text:p>0.010847</text:p>
              </table:table-cell>
              <table:table-cell office:value-type="float" office:value="0.011063">
                <text:p>0.011063</text:p>
              </table:table-cell>
              <table:table-cell office:value-type="float" office:value="0.011302">
                <text:p>0.011302</text:p>
              </table:table-cell>
              <table:table-cell office:value-type="float" office:value="0.011544">
                <text:p>0.011544</text:p>
              </table:table-cell>
              <table:table-cell office:value-type="float" office:value="0.010759">
                <text:p>0.010759</text:p>
              </table:table-cell>
              <table:table-cell office:value-type="float" office:value="0.011206">
                <text:p>0.011206</text:p>
              </table:table-cell>
              <table:table-cell office:value-type="float" office:value="0.011105">
                <text:p>0.011105</text:p>
              </table:table-cell>
              <table:table-cell office:value-type="float" office:value="0.010928">
                <text:p>0.010928</text:p>
              </table:table-cell>
              <table:table-cell office:value-type="float" office:value="0.010516">
                <text:p>0.010516</text:p>
              </table:table-cell>
              <table:table-cell office:value-type="float" office:value="0.010762">
                <text:p>0.010762</text:p>
              </table:table-cell>
              <table:table-cell office:value-type="float" office:value="0.0105">
                <text:p>0.0105</text:p>
              </table:table-cell>
              <table:table-cell office:value-type="float" office:value="0.010709">
                <text:p>0.010709</text:p>
              </table:table-cell>
              <table:table-cell office:value-type="float" office:value="0.010497">
                <text:p>0.010497</text:p>
              </table:table-cell>
              <table:table-cell office:value-type="float" office:value="0.009976">
                <text:p>0.009976</text:p>
              </table:table-cell>
              <table:table-cell office:value-type="float" office:value="0.010636">
                <text:p>0.010636</text:p>
              </table:table-cell>
              <table:table-cell office:value-type="float" office:value="0.010788">
                <text:p>0.010788</text:p>
              </table:table-cell>
              <table:table-cell office:value-type="float" office:value="0.010607">
                <text:p>0.010607</text:p>
              </table:table-cell>
              <table:table-cell office:value-type="float" office:value="0.010259">
                <text:p>0.010259</text:p>
              </table:table-cell>
              <table:table-cell office:value-type="float" office:value="0.010566">
                <text:p>0.010566</text:p>
              </table:table-cell>
              <table:table-cell office:value-type="float" office:value="0.010643">
                <text:p>0.010643</text:p>
              </table:table-cell>
              <table:table-cell office:value-type="float" office:value="0.010585">
                <text:p>0.010585</text:p>
              </table:table-cell>
              <table:table-cell office:value-type="float" office:value="0.010714">
                <text:p>0.010714</text:p>
              </table:table-cell>
              <table:table-cell office:value-type="float" office:value="0.010195">
                <text:p>0.010195</text:p>
              </table:table-cell>
              <table:table-cell office:value-type="float" office:value="0.010733">
                <text:p>0.010733</text:p>
              </table:table-cell>
              <table:table-cell office:value-type="float" office:value="0.009919">
                <text:p>0.009919</text:p>
              </table:table-cell>
              <table:table-cell office:value-type="float" office:value="0.010231">
                <text:p>0.010231</text:p>
              </table:table-cell>
              <table:table-cell office:value-type="float" office:value="0.009818">
                <text:p>0.009818</text:p>
              </table:table-cell>
              <table:table-cell office:value-type="float" office:value="0.010097">
                <text:p>0.010097</text:p>
              </table:table-cell>
              <table:table-cell office:value-type="float" office:value="0.010357">
                <text:p>0.010357</text:p>
              </table:table-cell>
              <table:table-cell office:value-type="float" office:value="0.010404">
                <text:p>0.010404</text:p>
              </table:table-cell>
              <table:table-cell office:value-type="float" office:value="0.010099">
                <text:p>0.010099</text:p>
              </table:table-cell>
              <table:table-cell office:value-type="float" office:value="0.009828">
                <text:p>0.009828</text:p>
              </table:table-cell>
              <table:table-cell office:value-type="float" office:value="0.00986">
                <text:p>0.00986</text:p>
              </table:table-cell>
              <table:table-cell office:value-type="float" office:value="0.009883">
                <text:p>0.009883</text:p>
              </table:table-cell>
              <table:table-cell office:value-type="float" office:value="0.009783">
                <text:p>0.009783</text:p>
              </table:table-cell>
              <table:table-cell office:value-type="float" office:value="0.009708">
                <text:p>0.009708</text:p>
              </table:table-cell>
              <table:table-cell office:value-type="float" office:value="0.00968">
                <text:p>0.00968</text:p>
              </table:table-cell>
              <table:table-cell office:value-type="float" office:value="0.009913">
                <text:p>0.009913</text:p>
              </table:table-cell>
              <table:table-cell office:value-type="float" office:value="0.009396">
                <text:p>0.009396</text:p>
              </table:table-cell>
              <table:table-cell office:value-type="float" office:value="0.009894">
                <text:p>0.009894</text:p>
              </table:table-cell>
              <table:table-cell office:value-type="float" office:value="0.009648">
                <text:p>0.009648</text:p>
              </table:table-cell>
              <table:table-cell office:value-type="float" office:value="0.009982">
                <text:p>0.009982</text:p>
              </table:table-cell>
              <table:table-cell office:value-type="float" office:value="0.009313">
                <text:p>0.009313</text:p>
              </table:table-cell>
              <table:table-cell office:value-type="float" office:value="0.009697">
                <text:p>0.009697</text:p>
              </table:table-cell>
              <table:table-cell office:value-type="float" office:value="0.009907">
                <text:p>0.009907</text:p>
              </table:table-cell>
              <table:table-cell office:value-type="float" office:value="0.009491">
                <text:p>0.009491</text:p>
              </table:table-cell>
              <table:table-cell office:value-type="float" office:value="0.010013">
                <text:p>0.010013</text:p>
              </table:table-cell>
              <table:table-cell office:value-type="float" office:value="0.009732">
                <text:p>0.009732</text:p>
              </table:table-cell>
              <table:table-cell office:value-type="float" office:value="0.009723">
                <text:p>0.009723</text:p>
              </table:table-cell>
              <table:table-cell office:value-type="float" office:value="0.009312">
                <text:p>0.009312</text:p>
              </table:table-cell>
              <table:table-cell office:value-type="float" office:value="0.009535">
                <text:p>0.009535</text:p>
              </table:table-cell>
              <table:table-cell office:value-type="float" office:value="0.009279">
                <text:p>0.009279</text:p>
              </table:table-cell>
              <table:table-cell office:value-type="float" office:value="0.009516">
                <text:p>0.009516</text:p>
              </table:table-cell>
              <table:table-cell office:value-type="float" office:value="0.009355">
                <text:p>0.009355</text:p>
              </table:table-cell>
              <table:table-cell office:value-type="float" office:value="0.009101">
                <text:p>0.009101</text:p>
              </table:table-cell>
              <table:table-cell office:value-type="float" office:value="0.009289">
                <text:p>0.009289</text:p>
              </table:table-cell>
              <table:table-cell office:value-type="float" office:value="0.009096">
                <text:p>0.009096</text:p>
              </table:table-cell>
              <table:table-cell office:value-type="float" office:value="0.009377">
                <text:p>0.009377</text:p>
              </table:table-cell>
              <table:table-cell office:value-type="float" office:value="0.009236">
                <text:p>0.009236</text:p>
              </table:table-cell>
              <table:table-cell office:value-type="float" office:value="0.008904">
                <text:p>0.008904</text:p>
              </table:table-cell>
              <table:table-cell office:value-type="float" office:value="0.008905">
                <text:p>0.008905</text:p>
              </table:table-cell>
              <table:table-cell office:value-type="float" office:value="0.009219">
                <text:p>0.009219</text:p>
              </table:table-cell>
              <table:table-cell office:value-type="float" office:value="0.008791">
                <text:p>0.008791</text:p>
              </table:table-cell>
              <table:table-cell office:value-type="float" office:value="0.009212">
                <text:p>0.009212</text:p>
              </table:table-cell>
              <table:table-cell office:value-type="float" office:value="0.008907">
                <text:p>0.008907</text:p>
              </table:table-cell>
              <table:table-cell office:value-type="float" office:value="0.009173">
                <text:p>0.009173</text:p>
              </table:table-cell>
              <table:table-cell office:value-type="float" office:value="0.009107">
                <text:p>0.009107</text:p>
              </table:table-cell>
              <table:table-cell office:value-type="float" office:value="0.009348">
                <text:p>0.009348</text:p>
              </table:table-cell>
              <table:table-cell office:value-type="float" office:value="0.008965">
                <text:p>0.008965</text:p>
              </table:table-cell>
              <table:table-cell office:value-type="float" office:value="0.008758">
                <text:p>0.008758</text:p>
              </table:table-cell>
              <table:table-cell office:value-type="float" office:value="0.008995">
                <text:p>0.008995</text:p>
              </table:table-cell>
              <table:table-cell office:value-type="float" office:value="0.00861">
                <text:p>0.00861</text:p>
              </table:table-cell>
              <table:table-cell office:value-type="float" office:value="0.008861">
                <text:p>0.008861</text:p>
              </table:table-cell>
              <table:table-cell office:value-type="float" office:value="0.00862">
                <text:p>0.00862</text:p>
              </table:table-cell>
              <table:table-cell office:value-type="float" office:value="0.009029">
                <text:p>0.009029</text:p>
              </table:table-cell>
              <table:table-cell office:value-type="float" office:value="0.008707">
                <text:p>0.008707</text:p>
              </table:table-cell>
              <table:table-cell office:value-type="float" office:value="0.009378">
                <text:p>0.009378</text:p>
              </table:table-cell>
              <table:table-cell office:value-type="float" office:value="0.008709">
                <text:p>0.008709</text:p>
              </table:table-cell>
              <table:table-cell office:value-type="float" office:value="0.008989">
                <text:p>0.008989</text:p>
              </table:table-cell>
              <table:table-cell office:value-type="float" office:value="0.008522">
                <text:p>0.008522</text:p>
              </table:table-cell>
              <table:table-cell office:value-type="float" office:value="0.008613">
                <text:p>0.008613</text:p>
              </table:table-cell>
              <table:table-cell office:value-type="float" office:value="0.008665">
                <text:p>0.008665</text:p>
              </table:table-cell>
              <table:table-cell office:value-type="float" office:value="0.008779">
                <text:p>0.008779</text:p>
              </table:table-cell>
              <table:table-cell office:value-type="float" office:value="0.008331">
                <text:p>0.008331</text:p>
              </table:table-cell>
              <table:table-cell office:value-type="float" office:value="0.008558">
                <text:p>0.008558</text:p>
              </table:table-cell>
              <table:table-cell office:value-type="float" office:value="0.009162">
                <text:p>0.009162</text:p>
              </table:table-cell>
              <table:table-cell office:value-type="float" office:value="0.009162">
                <text:p>0.009162</text:p>
              </table:table-cell>
              <table:table-cell office:value-type="float" office:value="0.008914">
                <text:p>0.008914</text:p>
              </table:table-cell>
              <table:table-cell office:value-type="float" office:value="0.0085">
                <text:p>0.0085</text:p>
              </table:table-cell>
              <table:table-cell office:value-type="float" office:value="0.008683">
                <text:p>0.008683</text:p>
              </table:table-cell>
              <table:table-cell office:value-type="float" office:value="0.008593">
                <text:p>0.008593</text:p>
              </table:table-cell>
              <table:table-cell office:value-type="float" office:value="0.008787">
                <text:p>0.008787</text:p>
              </table:table-cell>
              <table:table-cell office:value-type="float" office:value="0.008609">
                <text:p>0.008609</text:p>
              </table:table-cell>
              <table:table-cell office:value-type="float" office:value="0.008706">
                <text:p>0.008706</text:p>
              </table:table-cell>
              <table:table-cell office:value-type="float" office:value="0.008589">
                <text:p>0.008589</text:p>
              </table:table-cell>
              <table:table-cell office:value-type="float" office:value="0.008737">
                <text:p>0.008737</text:p>
              </table:table-cell>
              <table:table-cell office:value-type="float" office:value="0.008598">
                <text:p>0.008598</text:p>
              </table:table-cell>
              <table:table-cell office:value-type="float" office:value="0.008796">
                <text:p>0.008796</text:p>
              </table:table-cell>
              <table:table-cell office:value-type="float" office:value="0.008528">
                <text:p>0.008528</text:p>
              </table:table-cell>
              <table:table-cell office:value-type="float" office:value="0.00844">
                <text:p>0.00844</text:p>
              </table:table-cell>
              <table:table-cell office:value-type="float" office:value="0.008653">
                <text:p>0.008653</text:p>
              </table:table-cell>
              <table:table-cell office:value-type="float" office:value="0.007912">
                <text:p>0.007912</text:p>
              </table:table-cell>
              <table:table-cell office:value-type="float" office:value="0.008231">
                <text:p>0.008231</text:p>
              </table:table-cell>
              <table:table-cell office:value-type="float" office:value="0.008322">
                <text:p>0.008322</text:p>
              </table:table-cell>
              <table:table-cell office:value-type="float" office:value="0.008338">
                <text:p>0.008338</text:p>
              </table:table-cell>
              <table:table-cell office:value-type="float" office:value="0.008101">
                <text:p>0.008101</text:p>
              </table:table-cell>
              <table:table-cell office:value-type="float" office:value="0.007967">
                <text:p>0.007967</text:p>
              </table:table-cell>
              <table:table-cell office:value-type="float" office:value="0.008442">
                <text:p>0.008442</text:p>
              </table:table-cell>
              <table:table-cell office:value-type="float" office:value="0.008441">
                <text:p>0.008441</text:p>
              </table:table-cell>
              <table:table-cell office:value-type="float" office:value="0.008228">
                <text:p>0.008228</text:p>
              </table:table-cell>
              <table:table-cell office:value-type="float" office:value="0.008236">
                <text:p>0.008236</text:p>
              </table:table-cell>
              <table:table-cell office:value-type="float" office:value="0.008505">
                <text:p>0.008505</text:p>
              </table:table-cell>
              <table:table-cell office:value-type="float" office:value="0.008518">
                <text:p>0.008518</text:p>
              </table:table-cell>
              <table:table-cell office:value-type="float" office:value="0.008397">
                <text:p>0.008397</text:p>
              </table:table-cell>
              <table:table-cell office:value-type="float" office:value="0.008453">
                <text:p>0.008453</text:p>
              </table:table-cell>
              <table:table-cell office:value-type="float" office:value="0.008522">
                <text:p>0.008522</text:p>
              </table:table-cell>
              <table:table-cell office:value-type="float" office:value="0.008277">
                <text:p>0.008277</text:p>
              </table:table-cell>
              <table:table-cell office:value-type="float" office:value="0.008457">
                <text:p>0.008457</text:p>
              </table:table-cell>
              <table:table-cell office:value-type="float" office:value="0.008255">
                <text:p>0.008255</text:p>
              </table:table-cell>
              <table:table-cell office:value-type="float" office:value="0.008391">
                <text:p>0.008391</text:p>
              </table:table-cell>
              <table:table-cell office:value-type="float" office:value="0.008479">
                <text:p>0.008479</text:p>
              </table:table-cell>
              <table:table-cell office:value-type="float" office:value="0.008409">
                <text:p>0.008409</text:p>
              </table:table-cell>
              <table:table-cell office:value-type="float" office:value="0.008724">
                <text:p>0.008724</text:p>
              </table:table-cell>
              <table:table-cell office:value-type="float" office:value="0.008608">
                <text:p>0.008608</text:p>
              </table:table-cell>
              <table:table-cell office:value-type="float" office:value="0.008156">
                <text:p>0.008156</text:p>
              </table:table-cell>
              <table:table-cell office:value-type="float" office:value="0.008105">
                <text:p>0.008105</text:p>
              </table:table-cell>
              <table:table-cell office:value-type="float" office:value="0.008286">
                <text:p>0.008286</text:p>
              </table:table-cell>
              <table:table-cell office:value-type="float" office:value="0.008515">
                <text:p>0.008515</text:p>
              </table:table-cell>
              <table:table-cell office:value-type="float" office:value="0.008254">
                <text:p>0.008254</text:p>
              </table:table-cell>
              <table:table-cell office:value-type="float" office:value="0.008287">
                <text:p>0.008287</text:p>
              </table:table-cell>
              <table:table-cell office:value-type="float" office:value="0.008271">
                <text:p>0.008271</text:p>
              </table:table-cell>
              <table:table-cell office:value-type="float" office:value="0.008358">
                <text:p>0.008358</text:p>
              </table:table-cell>
              <table:table-cell office:value-type="float" office:value="0.008079">
                <text:p>0.008079</text:p>
              </table:table-cell>
              <table:table-cell office:value-type="float" office:value="0.008281">
                <text:p>0.008281</text:p>
              </table:table-cell>
              <table:table-cell office:value-type="float" office:value="0.007976">
                <text:p>0.007976</text:p>
              </table:table-cell>
              <table:table-cell office:value-type="float" office:value="0.007517">
                <text:p>0.007517</text:p>
              </table:table-cell>
              <table:table-cell office:value-type="float" office:value="0.007914">
                <text:p>0.007914</text:p>
              </table:table-cell>
              <table:table-cell office:value-type="float" office:value="0.008045">
                <text:p>0.008045</text:p>
              </table:table-cell>
              <table:table-cell office:value-type="float" office:value="0.008118">
                <text:p>0.008118</text:p>
              </table:table-cell>
              <table:table-cell office:value-type="float" office:value="0.007699">
                <text:p>0.007699</text:p>
              </table:table-cell>
              <table:table-cell office:value-type="float" office:value="0.007967">
                <text:p>0.007967</text:p>
              </table:table-cell>
              <table:table-cell office:value-type="float" office:value="0.007838">
                <text:p>0.007838</text:p>
              </table:table-cell>
              <table:table-cell office:value-type="float" office:value="0.007944">
                <text:p>0.007944</text:p>
              </table:table-cell>
              <table:table-cell office:value-type="float" office:value="0.007469">
                <text:p>0.007469</text:p>
              </table:table-cell>
              <table:table-cell office:value-type="float" office:value="0.007864">
                <text:p>0.007864</text:p>
              </table:table-cell>
              <table:table-cell office:value-type="float" office:value="0.007574">
                <text:p>0.007574</text:p>
              </table:table-cell>
              <table:table-cell office:value-type="float" office:value="0.007723">
                <text:p>0.007723</text:p>
              </table:table-cell>
              <table:table-cell office:value-type="float" office:value="0.00767">
                <text:p>0.00767</text:p>
              </table:table-cell>
              <table:table-cell office:value-type="float" office:value="0.007919">
                <text:p>0.007919</text:p>
              </table:table-cell>
              <table:table-cell office:value-type="float" office:value="0.00814">
                <text:p>0.00814</text:p>
              </table:table-cell>
              <table:table-cell office:value-type="float" office:value="0.007398">
                <text:p>0.007398</text:p>
              </table:table-cell>
              <table:table-cell office:value-type="float" office:value="0.00735">
                <text:p>0.00735</text:p>
              </table:table-cell>
              <table:table-cell office:value-type="float" office:value="0.007173">
                <text:p>0.007173</text:p>
              </table:table-cell>
              <table:table-cell office:value-type="float" office:value="0.007544">
                <text:p>0.007544</text:p>
              </table:table-cell>
              <table:table-cell office:value-type="float" office:value="0.007587">
                <text:p>0.007587</text:p>
              </table:table-cell>
              <table:table-cell office:value-type="float" office:value="0.007344">
                <text:p>0.007344</text:p>
              </table:table-cell>
              <table:table-cell office:value-type="float" office:value="0.007528">
                <text:p>0.007528</text:p>
              </table:table-cell>
              <table:table-cell office:value-type="float" office:value="0.00761">
                <text:p>0.00761</text:p>
              </table:table-cell>
              <table:table-cell office:value-type="float" office:value="0.007651">
                <text:p>0.007651</text:p>
              </table:table-cell>
              <table:table-cell office:value-type="float" office:value="0.007494">
                <text:p>0.007494</text:p>
              </table:table-cell>
              <table:table-cell office:value-type="float" office:value="0.007128">
                <text:p>0.007128</text:p>
              </table:table-cell>
              <table:table-cell office:value-type="float" office:value="0.007041">
                <text:p>0.007041</text:p>
              </table:table-cell>
              <table:table-cell office:value-type="float" office:value="0.00715">
                <text:p>0.00715</text:p>
              </table:table-cell>
              <table:table-cell office:value-type="float" office:value="0.007631">
                <text:p>0.007631</text:p>
              </table:table-cell>
              <table:table-cell office:value-type="float" office:value="0.007472">
                <text:p>0.007472</text:p>
              </table:table-cell>
              <table:table-cell office:value-type="float" office:value="0.007084">
                <text:p>0.007084</text:p>
              </table:table-cell>
              <table:table-cell office:value-type="float" office:value="0.007508">
                <text:p>0.007508</text:p>
              </table:table-cell>
              <table:table-cell office:value-type="float" office:value="0.007342">
                <text:p>0.007342</text:p>
              </table:table-cell>
              <table:table-cell office:value-type="float" office:value="0.007387">
                <text:p>0.007387</text:p>
              </table:table-cell>
              <table:table-cell office:value-type="float" office:value="0.00746">
                <text:p>0.00746</text:p>
              </table:table-cell>
              <table:table-cell office:value-type="float" office:value="0.00725">
                <text:p>0.00725</text:p>
              </table:table-cell>
              <table:table-cell office:value-type="float" office:value="0.007251">
                <text:p>0.007251</text:p>
              </table:table-cell>
              <table:table-cell office:value-type="float" office:value="0.007374">
                <text:p>0.007374</text:p>
              </table:table-cell>
              <table:table-cell office:value-type="float" office:value="0.006743">
                <text:p>0.006743</text:p>
              </table:table-cell>
              <table:table-cell office:value-type="float" office:value="0.007141">
                <text:p>0.007141</text:p>
              </table:table-cell>
              <table:table-cell office:value-type="float" office:value="0.007156">
                <text:p>0.007156</text:p>
              </table:table-cell>
              <table:table-cell office:value-type="float" office:value="0.007477">
                <text:p>0.007477</text:p>
              </table:table-cell>
              <table:table-cell office:value-type="float" office:value="0.007583">
                <text:p>0.007583</text:p>
              </table:table-cell>
              <table:table-cell office:value-type="float" office:value="0.007434">
                <text:p>0.007434</text:p>
              </table:table-cell>
              <table:table-cell office:value-type="float" office:value="0.007281">
                <text:p>0.007281</text:p>
              </table:table-cell>
              <table:table-cell office:value-type="float" office:value="0.007106">
                <text:p>0.007106</text:p>
              </table:table-cell>
              <table:table-cell office:value-type="float" office:value="0.006928">
                <text:p>0.006928</text:p>
              </table:table-cell>
              <table:table-cell office:value-type="float" office:value="0.006767">
                <text:p>0.006767</text:p>
              </table:table-cell>
              <table:table-cell office:value-type="float" office:value="0.007266">
                <text:p>0.007266</text:p>
              </table:table-cell>
              <table:table-cell office:value-type="float" office:value="0.006943">
                <text:p>0.006943</text:p>
              </table:table-cell>
              <table:table-cell office:value-type="float" office:value="0.007022">
                <text:p>0.007022</text:p>
              </table:table-cell>
              <table:table-cell office:value-type="float" office:value="0.006928">
                <text:p>0.006928</text:p>
              </table:table-cell>
              <table:table-cell office:value-type="float" office:value="0.006958">
                <text:p>0.006958</text:p>
              </table:table-cell>
              <table:table-cell office:value-type="float" office:value="0.007031">
                <text:p>0.007031</text:p>
              </table:table-cell>
              <table:table-cell office:value-type="float" office:value="0.007256">
                <text:p>0.007256</text:p>
              </table:table-cell>
              <table:table-cell office:value-type="float" office:value="0.007197">
                <text:p>0.007197</text:p>
              </table:table-cell>
              <table:table-cell office:value-type="float" office:value="0.007111">
                <text:p>0.007111</text:p>
              </table:table-cell>
              <table:table-cell office:value-type="float" office:value="0.006772">
                <text:p>0.006772</text:p>
              </table:table-cell>
              <table:table-cell office:value-type="float" office:value="0.006894">
                <text:p>0.006894</text:p>
              </table:table-cell>
              <table:table-cell office:value-type="float" office:value="0.006745">
                <text:p>0.006745</text:p>
              </table:table-cell>
              <table:table-cell office:value-type="float" office:value="0.006909">
                <text:p>0.006909</text:p>
              </table:table-cell>
              <table:table-cell office:value-type="float" office:value="0.006707">
                <text:p>0.006707</text:p>
              </table:table-cell>
              <table:table-cell office:value-type="float" office:value="0.007123">
                <text:p>0.007123</text:p>
              </table:table-cell>
              <table:table-cell office:value-type="float" office:value="0.006949">
                <text:p>0.006949</text:p>
              </table:table-cell>
              <table:table-cell office:value-type="float" office:value="0.006995">
                <text:p>0.006995</text:p>
              </table:table-cell>
              <table:table-cell office:value-type="float" office:value="0.007148">
                <text:p>0.007148</text:p>
              </table:table-cell>
              <table:table-cell office:value-type="float" office:value="0.007179">
                <text:p>0.007179</text:p>
              </table:table-cell>
              <table:table-cell office:value-type="float" office:value="0.007045">
                <text:p>0.007045</text:p>
              </table:table-cell>
              <table:table-cell office:value-type="float" office:value="0.006915">
                <text:p>0.006915</text:p>
              </table:table-cell>
              <table:table-cell office:value-type="float" office:value="0.007209">
                <text:p>0.007209</text:p>
              </table:table-cell>
              <table:table-cell office:value-type="float" office:value="0.007237">
                <text:p>0.007237</text:p>
              </table:table-cell>
              <table:table-cell office:value-type="float" office:value="0.006793">
                <text:p>0.006793</text:p>
              </table:table-cell>
              <table:table-cell office:value-type="float" office:value="0.007022">
                <text:p>0.007022</text:p>
              </table:table-cell>
              <table:table-cell office:value-type="float" office:value="0.006947">
                <text:p>0.006947</text:p>
              </table:table-cell>
              <table:table-cell office:value-type="float" office:value="0.007004">
                <text:p>0.007004</text:p>
              </table:table-cell>
              <table:table-cell office:value-type="float" office:value="0.006917">
                <text:p>0.006917</text:p>
              </table:table-cell>
              <table:table-cell office:value-type="float" office:value="0.006977">
                <text:p>0.006977</text:p>
              </table:table-cell>
              <table:table-cell office:value-type="float" office:value="0.006973">
                <text:p>0.006973</text:p>
              </table:table-cell>
              <table:table-cell office:value-type="float" office:value="0.006691">
                <text:p>0.006691</text:p>
              </table:table-cell>
              <table:table-cell office:value-type="float" office:value="0.006675">
                <text:p>0.006675</text:p>
              </table:table-cell>
              <table:table-cell office:value-type="float" office:value="0.006731">
                <text:p>0.006731</text:p>
              </table:table-cell>
              <table:table-cell office:value-type="float" office:value="0.006863">
                <text:p>0.006863</text:p>
              </table:table-cell>
              <table:table-cell office:value-type="float" office:value="0.006981">
                <text:p>0.006981</text:p>
              </table:table-cell>
              <table:table-cell office:value-type="float" office:value="0.006953">
                <text:p>0.006953</text:p>
              </table:table-cell>
              <table:table-cell office:value-type="float" office:value="0.006993">
                <text:p>0.006993</text:p>
              </table:table-cell>
              <table:table-cell office:value-type="float" office:value="0.006915">
                <text:p>0.006915</text:p>
              </table:table-cell>
              <table:table-cell office:value-type="float" office:value="0.006901">
                <text:p>0.006901</text:p>
              </table:table-cell>
              <table:table-cell office:value-type="float" office:value="0.007284">
                <text:p>0.007284</text:p>
              </table:table-cell>
              <table:table-cell office:value-type="float" office:value="0.007023">
                <text:p>0.007023</text:p>
              </table:table-cell>
              <table:table-cell office:value-type="float" office:value="0.006858">
                <text:p>0.006858</text:p>
              </table:table-cell>
              <table:table-cell office:value-type="float" office:value="0.006895">
                <text:p>0.006895</text:p>
              </table:table-cell>
              <table:table-cell office:value-type="float" office:value="0.006914">
                <text:p>0.006914</text:p>
              </table:table-cell>
              <table:table-cell office:value-type="float" office:value="0.007082">
                <text:p>0.007082</text:p>
              </table:table-cell>
              <table:table-cell office:value-type="float" office:value="0.007235">
                <text:p>0.007235</text:p>
              </table:table-cell>
              <table:table-cell office:value-type="float" office:value="0.006817">
                <text:p>0.006817</text:p>
              </table:table-cell>
              <table:table-cell office:value-type="float" office:value="0.006688">
                <text:p>0.006688</text:p>
              </table:table-cell>
              <table:table-cell office:value-type="float" office:value="0.006965">
                <text:p>0.006965</text:p>
              </table:table-cell>
              <table:table-cell office:value-type="float" office:value="0.006842">
                <text:p>0.006842</text:p>
              </table:table-cell>
              <table:table-cell office:value-type="float" office:value="0.006696">
                <text:p>0.006696</text:p>
              </table:table-cell>
              <table:table-cell office:value-type="float" office:value="0.006771">
                <text:p>0.006771</text:p>
              </table:table-cell>
              <table:table-cell office:value-type="float" office:value="0.006785">
                <text:p>0.006785</text:p>
              </table:table-cell>
              <table:table-cell office:value-type="float" office:value="0.006706">
                <text:p>0.006706</text:p>
              </table:table-cell>
              <table:table-cell office:value-type="float" office:value="0.006653">
                <text:p>0.006653</text:p>
              </table:table-cell>
              <table:table-cell office:value-type="float" office:value="0.006343">
                <text:p>0.006343</text:p>
              </table:table-cell>
              <table:table-cell office:value-type="float" office:value="0.006615">
                <text:p>0.006615</text:p>
              </table:table-cell>
              <table:table-cell office:value-type="float" office:value="0.006591">
                <text:p>0.006591</text:p>
              </table:table-cell>
              <table:table-cell office:value-type="float" office:value="0.006389">
                <text:p>0.006389</text:p>
              </table:table-cell>
              <table:table-cell office:value-type="float" office:value="0.006651">
                <text:p>0.006651</text:p>
              </table:table-cell>
              <table:table-cell office:value-type="float" office:value="0.006567">
                <text:p>0.006567</text:p>
              </table:table-cell>
              <table:table-cell office:value-type="float" office:value="0.006448">
                <text:p>0.006448</text:p>
              </table:table-cell>
              <table:table-cell office:value-type="float" office:value="0.006564">
                <text:p>0.006564</text:p>
              </table:table-cell>
              <table:table-cell office:value-type="float" office:value="0.006826">
                <text:p>0.006826</text:p>
              </table:table-cell>
              <table:table-cell office:value-type="float" office:value="0.006264">
                <text:p>0.006264</text:p>
              </table:table-cell>
              <table:table-cell office:value-type="float" office:value="0.006504">
                <text:p>0.006504</text:p>
              </table:table-cell>
              <table:table-cell office:value-type="float" office:value="0.006314">
                <text:p>0.006314</text:p>
              </table:table-cell>
              <table:table-cell office:value-type="float" office:value="0.006367">
                <text:p>0.006367</text:p>
              </table:table-cell>
              <table:table-cell office:value-type="float" office:value="0.006308">
                <text:p>0.006308</text:p>
              </table:table-cell>
              <table:table-cell office:value-type="float" office:value="0.006375">
                <text:p>0.006375</text:p>
              </table:table-cell>
              <table:table-cell office:value-type="float" office:value="0.006505">
                <text:p>0.006505</text:p>
              </table:table-cell>
              <table:table-cell office:value-type="float" office:value="0.006271">
                <text:p>0.006271</text:p>
              </table:table-cell>
              <table:table-cell office:value-type="float" office:value="0.006352">
                <text:p>0.006352</text:p>
              </table:table-cell>
              <table:table-cell office:value-type="float" office:value="0.006367">
                <text:p>0.006367</text:p>
              </table:table-cell>
              <table:table-cell office:value-type="float" office:value="0.006432">
                <text:p>0.006432</text:p>
              </table:table-cell>
              <table:table-cell office:value-type="float" office:value="0.00628">
                <text:p>0.00628</text:p>
              </table:table-cell>
              <table:table-cell office:value-type="float" office:value="0.006385">
                <text:p>0.006385</text:p>
              </table:table-cell>
              <table:table-cell office:value-type="float" office:value="0.006582">
                <text:p>0.006582</text:p>
              </table:table-cell>
              <table:table-cell office:value-type="float" office:value="0.006353">
                <text:p>0.006353</text:p>
              </table:table-cell>
              <table:table-cell office:value-type="float" office:value="0.006389">
                <text:p>0.006389</text:p>
              </table:table-cell>
              <table:table-cell office:value-type="float" office:value="0.006368">
                <text:p>0.006368</text:p>
              </table:table-cell>
              <table:table-cell office:value-type="float" office:value="0.006111">
                <text:p>0.006111</text:p>
              </table:table-cell>
              <table:table-cell office:value-type="float" office:value="0.006337">
                <text:p>0.006337</text:p>
              </table:table-cell>
              <table:table-cell office:value-type="float" office:value="0.006159">
                <text:p>0.006159</text:p>
              </table:table-cell>
              <table:table-cell office:value-type="float" office:value="0.006257">
                <text:p>0.006257</text:p>
              </table:table-cell>
              <table:table-cell office:value-type="float" office:value="0.006265">
                <text:p>0.006265</text:p>
              </table:table-cell>
              <table:table-cell office:value-type="float" office:value="0.006036">
                <text:p>0.006036</text:p>
              </table:table-cell>
              <table:table-cell office:value-type="float" office:value="0.006135">
                <text:p>0.006135</text:p>
              </table:table-cell>
              <table:table-cell office:value-type="float" office:value="0.006273">
                <text:p>0.006273</text:p>
              </table:table-cell>
              <table:table-cell office:value-type="float" office:value="0.006377">
                <text:p>0.006377</text:p>
              </table:table-cell>
              <table:table-cell office:value-type="float" office:value="0.006168">
                <text:p>0.006168</text:p>
              </table:table-cell>
              <table:table-cell office:value-type="float" office:value="0.00628">
                <text:p>0.00628</text:p>
              </table:table-cell>
              <table:table-cell office:value-type="float" office:value="0.006155">
                <text:p>0.006155</text:p>
              </table:table-cell>
              <table:table-cell office:value-type="float" office:value="0.006197">
                <text:p>0.006197</text:p>
              </table:table-cell>
              <table:table-cell office:value-type="float" office:value="0.00645">
                <text:p>0.00645</text:p>
              </table:table-cell>
              <table:table-cell office:value-type="float" office:value="0.006282">
                <text:p>0.006282</text:p>
              </table:table-cell>
              <table:table-cell office:value-type="float" office:value="0.006085">
                <text:p>0.006085</text:p>
              </table:table-cell>
              <table:table-cell office:value-type="float" office:value="0.006126">
                <text:p>0.006126</text:p>
              </table:table-cell>
              <table:table-cell office:value-type="float" office:value="0.006293">
                <text:p>0.006293</text:p>
              </table:table-cell>
              <table:table-cell office:value-type="float" office:value="0.006181">
                <text:p>0.006181</text:p>
              </table:table-cell>
              <table:table-cell office:value-type="float" office:value="0.006505">
                <text:p>0.006505</text:p>
              </table:table-cell>
              <table:table-cell office:value-type="float" office:value="0.006275">
                <text:p>0.006275</text:p>
              </table:table-cell>
              <table:table-cell office:value-type="float" office:value="0.006236">
                <text:p>0.006236</text:p>
              </table:table-cell>
              <table:table-cell office:value-type="float" office:value="0.006211">
                <text:p>0.006211</text:p>
              </table:table-cell>
              <table:table-cell office:value-type="float" office:value="0.006393">
                <text:p>0.006393</text:p>
              </table:table-cell>
              <table:table-cell office:value-type="float" office:value="0.006247">
                <text:p>0.006247</text:p>
              </table:table-cell>
              <table:table-cell office:value-type="float" office:value="0.006155">
                <text:p>0.006155</text:p>
              </table:table-cell>
              <table:table-cell office:value-type="float" office:value="0.006046">
                <text:p>0.006046</text:p>
              </table:table-cell>
              <table:table-cell office:value-type="float" office:value="0.006101">
                <text:p>0.006101</text:p>
              </table:table-cell>
              <table:table-cell office:value-type="float" office:value="0.006345">
                <text:p>0.006345</text:p>
              </table:table-cell>
              <table:table-cell office:value-type="float" office:value="0.006167">
                <text:p>0.006167</text:p>
              </table:table-cell>
              <table:table-cell office:value-type="float" office:value="0.006079">
                <text:p>0.006079</text:p>
              </table:table-cell>
              <table:table-cell office:value-type="float" office:value="0.006252">
                <text:p>0.006252</text:p>
              </table:table-cell>
              <table:table-cell office:value-type="float" office:value="0.006381">
                <text:p>0.006381</text:p>
              </table:table-cell>
              <table:table-cell office:value-type="float" office:value="0.006251">
                <text:p>0.006251</text:p>
              </table:table-cell>
              <table:table-cell office:value-type="float" office:value="0.006181">
                <text:p>0.006181</text:p>
              </table:table-cell>
              <table:table-cell office:value-type="float" office:value="0.006054">
                <text:p>0.006054</text:p>
              </table:table-cell>
              <table:table-cell office:value-type="float" office:value="0.006017">
                <text:p>0.006017</text:p>
              </table:table-cell>
              <table:table-cell office:value-type="float" office:value="0.006055">
                <text:p>0.006055</text:p>
              </table:table-cell>
              <table:table-cell office:value-type="float" office:value="0.005919">
                <text:p>0.005919</text:p>
              </table:table-cell>
              <table:table-cell office:value-type="float" office:value="0.006056">
                <text:p>0.006056</text:p>
              </table:table-cell>
              <table:table-cell office:value-type="float" office:value="0.005929">
                <text:p>0.005929</text:p>
              </table:table-cell>
              <table:table-cell office:value-type="float" office:value="0.005918">
                <text:p>0.005918</text:p>
              </table:table-cell>
              <table:table-cell office:value-type="float" office:value="0.006168">
                <text:p>0.006168</text:p>
              </table:table-cell>
              <table:table-cell office:value-type="float" office:value="0.006041">
                <text:p>0.006041</text:p>
              </table:table-cell>
              <table:table-cell office:value-type="float" office:value="0.005825">
                <text:p>0.005825</text:p>
              </table:table-cell>
              <table:table-cell office:value-type="float" office:value="0.006294">
                <text:p>0.006294</text:p>
              </table:table-cell>
              <table:table-cell office:value-type="float" office:value="0.006075">
                <text:p>0.006075</text:p>
              </table:table-cell>
              <table:table-cell office:value-type="float" office:value="0.006149">
                <text:p>0.006149</text:p>
              </table:table-cell>
              <table:table-cell office:value-type="float" office:value="0.006232">
                <text:p>0.006232</text:p>
              </table:table-cell>
              <table:table-cell office:value-type="float" office:value="0.00622">
                <text:p>0.00622</text:p>
              </table:table-cell>
              <table:table-cell office:value-type="float" office:value="0.006016">
                <text:p>0.006016</text:p>
              </table:table-cell>
              <table:table-cell office:value-type="float" office:value="0.006362">
                <text:p>0.006362</text:p>
              </table:table-cell>
              <table:table-cell office:value-type="float" office:value="0.006347">
                <text:p>0.006347</text:p>
              </table:table-cell>
              <table:table-cell office:value-type="float" office:value="0.006108">
                <text:p>0.006108</text:p>
              </table:table-cell>
              <table:table-cell office:value-type="float" office:value="0.006205">
                <text:p>0.006205</text:p>
              </table:table-cell>
              <table:table-cell office:value-type="float" office:value="0.005969">
                <text:p>0.005969</text:p>
              </table:table-cell>
              <table:table-cell office:value-type="float" office:value="0.005991">
                <text:p>0.005991</text:p>
              </table:table-cell>
              <table:table-cell office:value-type="float" office:value="0.005661">
                <text:p>0.005661</text:p>
              </table:table-cell>
              <table:table-cell office:value-type="float" office:value="0.005982">
                <text:p>0.005982</text:p>
              </table:table-cell>
              <table:table-cell office:value-type="float" office:value="0.00601">
                <text:p>0.00601</text:p>
              </table:table-cell>
              <table:table-cell office:value-type="float" office:value="0.006206">
                <text:p>0.006206</text:p>
              </table:table-cell>
              <table:table-cell office:value-type="float" office:value="0.006376">
                <text:p>0.006376</text:p>
              </table:table-cell>
              <table:table-cell office:value-type="float" office:value="0.006292">
                <text:p>0.006292</text:p>
              </table:table-cell>
              <table:table-cell office:value-type="float" office:value="0.006084">
                <text:p>0.006084</text:p>
              </table:table-cell>
              <table:table-cell office:value-type="float" office:value="0.006243">
                <text:p>0.006243</text:p>
              </table:table-cell>
              <table:table-cell office:value-type="float" office:value="0.005995">
                <text:p>0.005995</text:p>
              </table:table-cell>
              <table:table-cell office:value-type="float" office:value="0.00601">
                <text:p>0.00601</text:p>
              </table:table-cell>
              <table:table-cell office:value-type="float" office:value="0.006142">
                <text:p>0.006142</text:p>
              </table:table-cell>
              <table:table-cell office:value-type="float" office:value="0.006025">
                <text:p>0.006025</text:p>
              </table:table-cell>
              <table:table-cell office:value-type="float" office:value="0.006047">
                <text:p>0.006047</text:p>
              </table:table-cell>
              <table:table-cell office:value-type="float" office:value="0.006122">
                <text:p>0.006122</text:p>
              </table:table-cell>
              <table:table-cell office:value-type="float" office:value="0.006234">
                <text:p>0.006234</text:p>
              </table:table-cell>
              <table:table-cell office:value-type="float" office:value="0.00618">
                <text:p>0.00618</text:p>
              </table:table-cell>
              <table:table-cell office:value-type="float" office:value="0.006178">
                <text:p>0.006178</text:p>
              </table:table-cell>
              <table:table-cell office:value-type="float" office:value="0.006167">
                <text:p>0.006167</text:p>
              </table:table-cell>
              <table:table-cell office:value-type="float" office:value="0.00598">
                <text:p>0.00598</text:p>
              </table:table-cell>
              <table:table-cell office:value-type="float" office:value="0.005887">
                <text:p>0.005887</text:p>
              </table:table-cell>
              <table:table-cell office:value-type="float" office:value="0.006114">
                <text:p>0.006114</text:p>
              </table:table-cell>
              <table:table-cell office:value-type="float" office:value="0.005894">
                <text:p>0.005894</text:p>
              </table:table-cell>
              <table:table-cell office:value-type="float" office:value="0.006171">
                <text:p>0.006171</text:p>
              </table:table-cell>
              <table:table-cell office:value-type="float" office:value="0.005995">
                <text:p>0.005995</text:p>
              </table:table-cell>
              <table:table-cell office:value-type="float" office:value="0.006023">
                <text:p>0.006023</text:p>
              </table:table-cell>
              <table:table-cell office:value-type="float" office:value="0.005845">
                <text:p>0.005845</text:p>
              </table:table-cell>
              <table:table-cell office:value-type="float" office:value="0.005918">
                <text:p>0.005918</text:p>
              </table:table-cell>
              <table:table-cell office:value-type="float" office:value="0.005872">
                <text:p>0.005872</text:p>
              </table:table-cell>
              <table:table-cell office:value-type="float" office:value="0.006209">
                <text:p>0.006209</text:p>
              </table:table-cell>
              <table:table-cell office:value-type="float" office:value="0.006105">
                <text:p>0.006105</text:p>
              </table:table-cell>
              <table:table-cell office:value-type="float" office:value="0.005743">
                <text:p>0.005743</text:p>
              </table:table-cell>
              <table:table-cell office:value-type="float" office:value="0.005712">
                <text:p>0.005712</text:p>
              </table:table-cell>
              <table:table-cell office:value-type="float" office:value="0.005801">
                <text:p>0.005801</text:p>
              </table:table-cell>
              <table:table-cell office:value-type="float" office:value="0.005862">
                <text:p>0.005862</text:p>
              </table:table-cell>
              <table:table-cell office:value-type="float" office:value="0.005793">
                <text:p>0.005793</text:p>
              </table:table-cell>
              <table:table-cell office:value-type="float" office:value="0.005851">
                <text:p>0.005851</text:p>
              </table:table-cell>
              <table:table-cell office:value-type="float" office:value="0.005716">
                <text:p>0.005716</text:p>
              </table:table-cell>
              <table:table-cell office:value-type="float" office:value="0.005815">
                <text:p>0.005815</text:p>
              </table:table-cell>
              <table:table-cell office:value-type="float" office:value="0.005835">
                <text:p>0.005835</text:p>
              </table:table-cell>
              <table:table-cell office:value-type="float" office:value="0.006059">
                <text:p>0.006059</text:p>
              </table:table-cell>
              <table:table-cell office:value-type="float" office:value="0.005958">
                <text:p>0.005958</text:p>
              </table:table-cell>
              <table:table-cell office:value-type="float" office:value="0.006025">
                <text:p>0.006025</text:p>
              </table:table-cell>
              <table:table-cell office:value-type="float" office:value="0.00563">
                <text:p>0.00563</text:p>
              </table:table-cell>
              <table:table-cell office:value-type="float" office:value="0.005844">
                <text:p>0.005844</text:p>
              </table:table-cell>
              <table:table-cell office:value-type="float" office:value="0.00619">
                <text:p>0.00619</text:p>
              </table:table-cell>
              <table:table-cell office:value-type="float" office:value="0.006012">
                <text:p>0.006012</text:p>
              </table:table-cell>
              <table:table-cell office:value-type="float" office:value="0.005832">
                <text:p>0.005832</text:p>
              </table:table-cell>
              <table:table-cell office:value-type="float" office:value="0.005933">
                <text:p>0.005933</text:p>
              </table:table-cell>
              <table:table-cell office:value-type="float" office:value="0.005964">
                <text:p>0.005964</text:p>
              </table:table-cell>
              <table:table-cell office:value-type="float" office:value="0.005849">
                <text:p>0.005849</text:p>
              </table:table-cell>
              <table:table-cell office:value-type="float" office:value="0.005881">
                <text:p>0.005881</text:p>
              </table:table-cell>
              <table:table-cell office:value-type="float" office:value="0.005789">
                <text:p>0.005789</text:p>
              </table:table-cell>
              <table:table-cell office:value-type="float" office:value="0.005761">
                <text:p>0.005761</text:p>
              </table:table-cell>
              <table:table-cell office:value-type="float" office:value="0.005762">
                <text:p>0.005762</text:p>
              </table:table-cell>
              <table:table-cell office:value-type="float" office:value="0.005627">
                <text:p>0.005627</text:p>
              </table:table-cell>
              <table:table-cell office:value-type="float" office:value="0.005644">
                <text:p>0.005644</text:p>
              </table:table-cell>
              <table:table-cell office:value-type="float" office:value="0.005653">
                <text:p>0.005653</text:p>
              </table:table-cell>
              <table:table-cell office:value-type="float" office:value="0.005841">
                <text:p>0.005841</text:p>
              </table:table-cell>
              <table:table-cell office:value-type="float" office:value="0.0057">
                <text:p>0.0057</text:p>
              </table:table-cell>
              <table:table-cell office:value-type="float" office:value="0.00586">
                <text:p>0.00586</text:p>
              </table:table-cell>
              <table:table-cell office:value-type="float" office:value="0.005692">
                <text:p>0.005692</text:p>
              </table:table-cell>
              <table:table-cell office:value-type="float" office:value="0.005798">
                <text:p>0.005798</text:p>
              </table:table-cell>
              <table:table-cell office:value-type="float" office:value="0.005841">
                <text:p>0.005841</text:p>
              </table:table-cell>
              <table:table-cell office:value-type="float" office:value="0.00567">
                <text:p>0.00567</text:p>
              </table:table-cell>
              <table:table-cell office:value-type="float" office:value="0.005759">
                <text:p>0.005759</text:p>
              </table:table-cell>
              <table:table-cell office:value-type="float" office:value="0.005825">
                <text:p>0.005825</text:p>
              </table:table-cell>
              <table:table-cell office:value-type="float" office:value="0.005737">
                <text:p>0.005737</text:p>
              </table:table-cell>
              <table:table-cell office:value-type="float" office:value="0.005423">
                <text:p>0.005423</text:p>
              </table:table-cell>
              <table:table-cell office:value-type="float" office:value="0.005525">
                <text:p>0.005525</text:p>
              </table:table-cell>
              <table:table-cell office:value-type="float" office:value="0.005796">
                <text:p>0.005796</text:p>
              </table:table-cell>
              <table:table-cell office:value-type="float" office:value="0.005721">
                <text:p>0.005721</text:p>
              </table:table-cell>
              <table:table-cell office:value-type="float" office:value="0.005495">
                <text:p>0.005495</text:p>
              </table:table-cell>
              <table:table-cell office:value-type="float" office:value="0.005684">
                <text:p>0.005684</text:p>
              </table:table-cell>
              <table:table-cell office:value-type="float" office:value="0.005808">
                <text:p>0.005808</text:p>
              </table:table-cell>
              <table:table-cell office:value-type="float" office:value="0.005862">
                <text:p>0.005862</text:p>
              </table:table-cell>
              <table:table-cell office:value-type="float" office:value="0.005613">
                <text:p>0.005613</text:p>
              </table:table-cell>
              <table:table-cell office:value-type="float" office:value="0.005546">
                <text:p>0.005546</text:p>
              </table:table-cell>
              <table:table-cell office:value-type="float" office:value="0.005547">
                <text:p>0.005547</text:p>
              </table:table-cell>
              <table:table-cell office:value-type="float" office:value="0.005716">
                <text:p>0.005716</text:p>
              </table:table-cell>
              <table:table-cell office:value-type="float" office:value="0.005533">
                <text:p>0.005533</text:p>
              </table:table-cell>
              <table:table-cell office:value-type="float" office:value="0.005639">
                <text:p>0.005639</text:p>
              </table:table-cell>
              <table:table-cell office:value-type="float" office:value="0.00566">
                <text:p>0.00566</text:p>
              </table:table-cell>
              <table:table-cell office:value-type="float" office:value="0.005466">
                <text:p>0.005466</text:p>
              </table:table-cell>
              <table:table-cell office:value-type="float" office:value="0.005567">
                <text:p>0.005567</text:p>
              </table:table-cell>
              <table:table-cell office:value-type="float" office:value="0.005511">
                <text:p>0.005511</text:p>
              </table:table-cell>
              <table:table-cell office:value-type="float" office:value="0.005473">
                <text:p>0.005473</text:p>
              </table:table-cell>
              <table:table-cell office:value-type="float" office:value="0.005683">
                <text:p>0.005683</text:p>
              </table:table-cell>
              <table:table-cell office:value-type="float" office:value="0.005503">
                <text:p>0.005503</text:p>
              </table:table-cell>
              <table:table-cell office:value-type="float" office:value="0.005444">
                <text:p>0.005444</text:p>
              </table:table-cell>
              <table:table-cell office:value-type="float" office:value="0.005267">
                <text:p>0.005267</text:p>
              </table:table-cell>
              <table:table-cell office:value-type="float" office:value="0.005418">
                <text:p>0.005418</text:p>
              </table:table-cell>
              <table:table-cell office:value-type="float" office:value="0.005356">
                <text:p>0.005356</text:p>
              </table:table-cell>
              <table:table-cell office:value-type="float" office:value="0.00539">
                <text:p>0.00539</text:p>
              </table:table-cell>
              <table:table-cell office:value-type="float" office:value="0.005419">
                <text:p>0.005419</text:p>
              </table:table-cell>
              <table:table-cell office:value-type="float" office:value="0.005349">
                <text:p>0.005349</text:p>
              </table:table-cell>
              <table:table-cell office:value-type="float" office:value="0.005315">
                <text:p>0.005315</text:p>
              </table:table-cell>
              <table:table-cell office:value-type="float" office:value="0.005387">
                <text:p>0.005387</text:p>
              </table:table-cell>
              <table:table-cell office:value-type="float" office:value="0.005497">
                <text:p>0.005497</text:p>
              </table:table-cell>
              <table:table-cell office:value-type="float" office:value="0.005387">
                <text:p>0.005387</text:p>
              </table:table-cell>
              <table:table-cell office:value-type="float" office:value="0.005245">
                <text:p>0.005245</text:p>
              </table:table-cell>
              <table:table-cell office:value-type="float" office:value="0.005159">
                <text:p>0.005159</text:p>
              </table:table-cell>
              <table:table-cell office:value-type="float" office:value="0.005354">
                <text:p>0.005354</text:p>
              </table:table-cell>
              <table:table-cell office:value-type="float" office:value="0.005256">
                <text:p>0.005256</text:p>
              </table:table-cell>
              <table:table-cell office:value-type="float" office:value="0.005576">
                <text:p>0.005576</text:p>
              </table:table-cell>
              <table:table-cell office:value-type="float" office:value="0.005224">
                <text:p>0.005224</text:p>
              </table:table-cell>
              <table:table-cell office:value-type="float" office:value="0.005131">
                <text:p>0.005131</text:p>
              </table:table-cell>
              <table:table-cell office:value-type="float" office:value="0.005247">
                <text:p>0.005247</text:p>
              </table:table-cell>
              <table:table-cell office:value-type="float" office:value="0.005337">
                <text:p>0.005337</text:p>
              </table:table-cell>
              <table:table-cell office:value-type="float" office:value="0.005102">
                <text:p>0.005102</text:p>
              </table:table-cell>
              <table:table-cell office:value-type="float" office:value="0.005191">
                <text:p>0.005191</text:p>
              </table:table-cell>
              <table:table-cell office:value-type="float" office:value="0.005071">
                <text:p>0.005071</text:p>
              </table:table-cell>
              <table:table-cell office:value-type="float" office:value="0.00513">
                <text:p>0.00513</text:p>
              </table:table-cell>
              <table:table-cell office:value-type="float" office:value="0.005366">
                <text:p>0.005366</text:p>
              </table:table-cell>
              <table:table-cell office:value-type="float" office:value="0.005158">
                <text:p>0.005158</text:p>
              </table:table-cell>
              <table:table-cell office:value-type="float" office:value="0.005187">
                <text:p>0.005187</text:p>
              </table:table-cell>
              <table:table-cell office:value-type="float" office:value="0.005068">
                <text:p>0.005068</text:p>
              </table:table-cell>
              <table:table-cell office:value-type="float" office:value="0.005131">
                <text:p>0.005131</text:p>
              </table:table-cell>
              <table:table-cell office:value-type="float" office:value="0.005206">
                <text:p>0.005206</text:p>
              </table:table-cell>
              <table:table-cell office:value-type="float" office:value="0.00519">
                <text:p>0.00519</text:p>
              </table:table-cell>
            </table:table-row>
            <table:table-row>
              <table:table-cell office:value-type="string">
                <text:p>Verifying – MCP class 1</text:p>
                <draw:g>
                  <svg:desc>Arkusz1.E7:Arkusz1.E7</svg:desc>
                </draw:g>
              </table:table-cell>
              <table:table-cell office:value-type="float" office:value="0.781453">
                <text:p>0.781453</text:p>
                <draw:g>
                  <svg:desc>Arkusz1.F7:Arkusz1.SK7</svg:desc>
                </draw:g>
              </table:table-cell>
              <table:table-cell office:value-type="float" office:value="0.709665">
                <text:p>0.709665</text:p>
              </table:table-cell>
              <table:table-cell office:value-type="float" office:value="0.610727">
                <text:p>0.610727</text:p>
              </table:table-cell>
              <table:table-cell office:value-type="float" office:value="0.553646">
                <text:p>0.553646</text:p>
              </table:table-cell>
              <table:table-cell office:value-type="float" office:value="0.495385">
                <text:p>0.495385</text:p>
              </table:table-cell>
              <table:table-cell office:value-type="float" office:value="0.430717">
                <text:p>0.430717</text:p>
              </table:table-cell>
              <table:table-cell office:value-type="float" office:value="0.399438">
                <text:p>0.399438</text:p>
              </table:table-cell>
              <table:table-cell office:value-type="float" office:value="0.338578">
                <text:p>0.338578</text:p>
              </table:table-cell>
              <table:table-cell office:value-type="float" office:value="0.318566">
                <text:p>0.318566</text:p>
              </table:table-cell>
              <table:table-cell office:value-type="float" office:value="0.276542">
                <text:p>0.276542</text:p>
              </table:table-cell>
              <table:table-cell office:value-type="float" office:value="0.24896">
                <text:p>0.24896</text:p>
              </table:table-cell>
              <table:table-cell office:value-type="float" office:value="0.213375">
                <text:p>0.213375</text:p>
              </table:table-cell>
              <table:table-cell office:value-type="float" office:value="0.191786">
                <text:p>0.191786</text:p>
              </table:table-cell>
              <table:table-cell office:value-type="float" office:value="0.171759">
                <text:p>0.171759</text:p>
              </table:table-cell>
              <table:table-cell office:value-type="float" office:value="0.153894">
                <text:p>0.153894</text:p>
              </table:table-cell>
              <table:table-cell office:value-type="float" office:value="0.137579">
                <text:p>0.137579</text:p>
              </table:table-cell>
              <table:table-cell office:value-type="float" office:value="0.129965">
                <text:p>0.129965</text:p>
              </table:table-cell>
              <table:table-cell office:value-type="float" office:value="0.112721">
                <text:p>0.112721</text:p>
              </table:table-cell>
              <table:table-cell office:value-type="float" office:value="0.102549">
                <text:p>0.102549</text:p>
              </table:table-cell>
              <table:table-cell office:value-type="float" office:value="0.09222">
                <text:p>0.09222</text:p>
              </table:table-cell>
              <table:table-cell office:value-type="float" office:value="0.084154">
                <text:p>0.084154</text:p>
              </table:table-cell>
              <table:table-cell office:value-type="float" office:value="0.077544">
                <text:p>0.077544</text:p>
              </table:table-cell>
              <table:table-cell office:value-type="float" office:value="0.067509">
                <text:p>0.067509</text:p>
              </table:table-cell>
              <table:table-cell office:value-type="float" office:value="0.06265">
                <text:p>0.06265</text:p>
              </table:table-cell>
              <table:table-cell office:value-type="float" office:value="0.058036">
                <text:p>0.058036</text:p>
              </table:table-cell>
              <table:table-cell office:value-type="float" office:value="0.0513">
                <text:p>0.0513</text:p>
              </table:table-cell>
              <table:table-cell office:value-type="float" office:value="0.046852">
                <text:p>0.046852</text:p>
              </table:table-cell>
              <table:table-cell office:value-type="float" office:value="0.043219">
                <text:p>0.043219</text:p>
              </table:table-cell>
              <table:table-cell office:value-type="float" office:value="0.04166">
                <text:p>0.04166</text:p>
              </table:table-cell>
              <table:table-cell office:value-type="float" office:value="0.034914">
                <text:p>0.034914</text:p>
              </table:table-cell>
              <table:table-cell office:value-type="float" office:value="0.032462">
                <text:p>0.032462</text:p>
              </table:table-cell>
              <table:table-cell office:value-type="float" office:value="0.02964">
                <text:p>0.02964</text:p>
              </table:table-cell>
              <table:table-cell office:value-type="float" office:value="0.028281">
                <text:p>0.028281</text:p>
              </table:table-cell>
              <table:table-cell office:value-type="float" office:value="0.025481">
                <text:p>0.025481</text:p>
              </table:table-cell>
              <table:table-cell office:value-type="float" office:value="0.024661">
                <text:p>0.024661</text:p>
              </table:table-cell>
              <table:table-cell office:value-type="float" office:value="0.023445">
                <text:p>0.023445</text:p>
              </table:table-cell>
              <table:table-cell office:value-type="float" office:value="0.022093">
                <text:p>0.022093</text:p>
              </table:table-cell>
              <table:table-cell office:value-type="float" office:value="0.019519">
                <text:p>0.019519</text:p>
              </table:table-cell>
              <table:table-cell office:value-type="float" office:value="0.019591">
                <text:p>0.019591</text:p>
              </table:table-cell>
              <table:table-cell office:value-type="float" office:value="0.019063">
                <text:p>0.019063</text:p>
              </table:table-cell>
              <table:table-cell office:value-type="float" office:value="0.017978">
                <text:p>0.017978</text:p>
              </table:table-cell>
              <table:table-cell office:value-type="float" office:value="0.017804">
                <text:p>0.017804</text:p>
              </table:table-cell>
              <table:table-cell office:value-type="float" office:value="0.01617">
                <text:p>0.01617</text:p>
              </table:table-cell>
              <table:table-cell office:value-type="float" office:value="0.01567">
                <text:p>0.01567</text:p>
              </table:table-cell>
              <table:table-cell office:value-type="float" office:value="0.015857">
                <text:p>0.015857</text:p>
              </table:table-cell>
              <table:table-cell office:value-type="float" office:value="0.013512">
                <text:p>0.013512</text:p>
              </table:table-cell>
              <table:table-cell office:value-type="float" office:value="0.013923">
                <text:p>0.013923</text:p>
              </table:table-cell>
              <table:table-cell office:value-type="float" office:value="0.013213">
                <text:p>0.013213</text:p>
              </table:table-cell>
              <table:table-cell office:value-type="float" office:value="0.01365">
                <text:p>0.01365</text:p>
              </table:table-cell>
              <table:table-cell office:value-type="float" office:value="0.013943">
                <text:p>0.013943</text:p>
              </table:table-cell>
              <table:table-cell office:value-type="float" office:value="0.013656">
                <text:p>0.013656</text:p>
              </table:table-cell>
              <table:table-cell office:value-type="float" office:value="0.012872">
                <text:p>0.012872</text:p>
              </table:table-cell>
              <table:table-cell office:value-type="float" office:value="0.012568">
                <text:p>0.012568</text:p>
              </table:table-cell>
              <table:table-cell office:value-type="float" office:value="0.012177">
                <text:p>0.012177</text:p>
              </table:table-cell>
              <table:table-cell office:value-type="float" office:value="0.011228">
                <text:p>0.011228</text:p>
              </table:table-cell>
              <table:table-cell office:value-type="float" office:value="0.011654">
                <text:p>0.011654</text:p>
              </table:table-cell>
              <table:table-cell office:value-type="float" office:value="0.011472">
                <text:p>0.011472</text:p>
              </table:table-cell>
              <table:table-cell office:value-type="float" office:value="0.010851">
                <text:p>0.010851</text:p>
              </table:table-cell>
              <table:table-cell office:value-type="float" office:value="0.01125">
                <text:p>0.01125</text:p>
              </table:table-cell>
              <table:table-cell office:value-type="float" office:value="0.010522">
                <text:p>0.010522</text:p>
              </table:table-cell>
              <table:table-cell office:value-type="float" office:value="0.011813">
                <text:p>0.011813</text:p>
              </table:table-cell>
              <table:table-cell office:value-type="float" office:value="0.011528">
                <text:p>0.011528</text:p>
              </table:table-cell>
              <table:table-cell office:value-type="float" office:value="0.011394">
                <text:p>0.011394</text:p>
              </table:table-cell>
              <table:table-cell office:value-type="float" office:value="0.011276">
                <text:p>0.011276</text:p>
              </table:table-cell>
              <table:table-cell office:value-type="float" office:value="0.011436">
                <text:p>0.011436</text:p>
              </table:table-cell>
              <table:table-cell office:value-type="float" office:value="0.011305">
                <text:p>0.011305</text:p>
              </table:table-cell>
              <table:table-cell office:value-type="float" office:value="0.010555">
                <text:p>0.010555</text:p>
              </table:table-cell>
              <table:table-cell office:value-type="float" office:value="0.010988">
                <text:p>0.010988</text:p>
              </table:table-cell>
              <table:table-cell office:value-type="float" office:value="0.011473">
                <text:p>0.011473</text:p>
              </table:table-cell>
              <table:table-cell office:value-type="float" office:value="0.010279">
                <text:p>0.010279</text:p>
              </table:table-cell>
              <table:table-cell office:value-type="float" office:value="0.010365">
                <text:p>0.010365</text:p>
              </table:table-cell>
              <table:table-cell office:value-type="float" office:value="0.010846">
                <text:p>0.010846</text:p>
              </table:table-cell>
              <table:table-cell office:value-type="float" office:value="0.010424">
                <text:p>0.010424</text:p>
              </table:table-cell>
              <table:table-cell office:value-type="float" office:value="0.010987">
                <text:p>0.010987</text:p>
              </table:table-cell>
              <table:table-cell office:value-type="float" office:value="0.010303">
                <text:p>0.010303</text:p>
              </table:table-cell>
              <table:table-cell office:value-type="float" office:value="0.010221">
                <text:p>0.010221</text:p>
              </table:table-cell>
              <table:table-cell office:value-type="float" office:value="0.010167">
                <text:p>0.010167</text:p>
              </table:table-cell>
              <table:table-cell office:value-type="float" office:value="0.010441">
                <text:p>0.010441</text:p>
              </table:table-cell>
              <table:table-cell office:value-type="float" office:value="0.01047">
                <text:p>0.01047</text:p>
              </table:table-cell>
              <table:table-cell office:value-type="float" office:value="0.010459">
                <text:p>0.010459</text:p>
              </table:table-cell>
              <table:table-cell office:value-type="float" office:value="0.010619">
                <text:p>0.010619</text:p>
              </table:table-cell>
              <table:table-cell office:value-type="float" office:value="0.010304">
                <text:p>0.010304</text:p>
              </table:table-cell>
              <table:table-cell office:value-type="float" office:value="0.010592">
                <text:p>0.010592</text:p>
              </table:table-cell>
              <table:table-cell office:value-type="float" office:value="0.010553">
                <text:p>0.010553</text:p>
              </table:table-cell>
              <table:table-cell office:value-type="float" office:value="0.009925">
                <text:p>0.009925</text:p>
              </table:table-cell>
              <table:table-cell office:value-type="float" office:value="0.010501">
                <text:p>0.010501</text:p>
              </table:table-cell>
              <table:table-cell office:value-type="float" office:value="0.009748">
                <text:p>0.009748</text:p>
              </table:table-cell>
              <table:table-cell office:value-type="float" office:value="0.010713">
                <text:p>0.010713</text:p>
              </table:table-cell>
              <table:table-cell office:value-type="float" office:value="0.009897">
                <text:p>0.009897</text:p>
              </table:table-cell>
              <table:table-cell office:value-type="float" office:value="0.010376">
                <text:p>0.010376</text:p>
              </table:table-cell>
              <table:table-cell office:value-type="float" office:value="0.009628">
                <text:p>0.009628</text:p>
              </table:table-cell>
              <table:table-cell office:value-type="float" office:value="0.009909">
                <text:p>0.009909</text:p>
              </table:table-cell>
              <table:table-cell office:value-type="float" office:value="0.009609">
                <text:p>0.009609</text:p>
              </table:table-cell>
              <table:table-cell office:value-type="float" office:value="0.009702">
                <text:p>0.009702</text:p>
              </table:table-cell>
              <table:table-cell office:value-type="float" office:value="0.009287">
                <text:p>0.009287</text:p>
              </table:table-cell>
              <table:table-cell office:value-type="float" office:value="0.00967">
                <text:p>0.00967</text:p>
              </table:table-cell>
              <table:table-cell office:value-type="float" office:value="0.009165">
                <text:p>0.009165</text:p>
              </table:table-cell>
              <table:table-cell office:value-type="float" office:value="0.009604">
                <text:p>0.009604</text:p>
              </table:table-cell>
              <table:table-cell office:value-type="float" office:value="0.009502">
                <text:p>0.009502</text:p>
              </table:table-cell>
              <table:table-cell office:value-type="float" office:value="0.009983">
                <text:p>0.009983</text:p>
              </table:table-cell>
              <table:table-cell office:value-type="float" office:value="0.00941">
                <text:p>0.00941</text:p>
              </table:table-cell>
              <table:table-cell office:value-type="float" office:value="0.009598">
                <text:p>0.009598</text:p>
              </table:table-cell>
              <table:table-cell office:value-type="float" office:value="0.009337">
                <text:p>0.009337</text:p>
              </table:table-cell>
              <table:table-cell office:value-type="float" office:value="0.009818">
                <text:p>0.009818</text:p>
              </table:table-cell>
              <table:table-cell office:value-type="float" office:value="0.009431">
                <text:p>0.009431</text:p>
              </table:table-cell>
              <table:table-cell office:value-type="float" office:value="0.00971">
                <text:p>0.00971</text:p>
              </table:table-cell>
              <table:table-cell office:value-type="float" office:value="0.009904">
                <text:p>0.009904</text:p>
              </table:table-cell>
              <table:table-cell office:value-type="float" office:value="0.010077">
                <text:p>0.010077</text:p>
              </table:table-cell>
              <table:table-cell office:value-type="float" office:value="0.009727">
                <text:p>0.009727</text:p>
              </table:table-cell>
              <table:table-cell office:value-type="float" office:value="0.009329">
                <text:p>0.009329</text:p>
              </table:table-cell>
              <table:table-cell office:value-type="float" office:value="0.009303">
                <text:p>0.009303</text:p>
              </table:table-cell>
              <table:table-cell office:value-type="float" office:value="0.009203">
                <text:p>0.009203</text:p>
              </table:table-cell>
              <table:table-cell office:value-type="float" office:value="0.009384">
                <text:p>0.009384</text:p>
              </table:table-cell>
              <table:table-cell office:value-type="float" office:value="0.008952">
                <text:p>0.008952</text:p>
              </table:table-cell>
              <table:table-cell office:value-type="float" office:value="0.008804">
                <text:p>0.008804</text:p>
              </table:table-cell>
              <table:table-cell office:value-type="float" office:value="0.008939">
                <text:p>0.008939</text:p>
              </table:table-cell>
              <table:table-cell office:value-type="float" office:value="0.009085">
                <text:p>0.009085</text:p>
              </table:table-cell>
              <table:table-cell office:value-type="float" office:value="0.009203">
                <text:p>0.009203</text:p>
              </table:table-cell>
              <table:table-cell office:value-type="float" office:value="0.009382">
                <text:p>0.009382</text:p>
              </table:table-cell>
              <table:table-cell office:value-type="float" office:value="0.00892">
                <text:p>0.00892</text:p>
              </table:table-cell>
              <table:table-cell office:value-type="float" office:value="0.008643">
                <text:p>0.008643</text:p>
              </table:table-cell>
              <table:table-cell office:value-type="float" office:value="0.008639">
                <text:p>0.008639</text:p>
              </table:table-cell>
              <table:table-cell office:value-type="float" office:value="0.009434">
                <text:p>0.009434</text:p>
              </table:table-cell>
              <table:table-cell office:value-type="float" office:value="0.008783">
                <text:p>0.008783</text:p>
              </table:table-cell>
              <table:table-cell office:value-type="float" office:value="0.008844">
                <text:p>0.008844</text:p>
              </table:table-cell>
              <table:table-cell office:value-type="float" office:value="0.008652">
                <text:p>0.008652</text:p>
              </table:table-cell>
              <table:table-cell office:value-type="float" office:value="0.00877">
                <text:p>0.00877</text:p>
              </table:table-cell>
              <table:table-cell office:value-type="float" office:value="0.008191">
                <text:p>0.008191</text:p>
              </table:table-cell>
              <table:table-cell office:value-type="float" office:value="0.008528">
                <text:p>0.008528</text:p>
              </table:table-cell>
              <table:table-cell office:value-type="float" office:value="0.008537">
                <text:p>0.008537</text:p>
              </table:table-cell>
              <table:table-cell office:value-type="float" office:value="0.008903">
                <text:p>0.008903</text:p>
              </table:table-cell>
              <table:table-cell office:value-type="float" office:value="0.008627">
                <text:p>0.008627</text:p>
              </table:table-cell>
              <table:table-cell office:value-type="float" office:value="0.009103">
                <text:p>0.009103</text:p>
              </table:table-cell>
              <table:table-cell office:value-type="float" office:value="0.00875">
                <text:p>0.00875</text:p>
              </table:table-cell>
              <table:table-cell office:value-type="float" office:value="0.008907">
                <text:p>0.008907</text:p>
              </table:table-cell>
              <table:table-cell office:value-type="float" office:value="0.008971">
                <text:p>0.008971</text:p>
              </table:table-cell>
              <table:table-cell office:value-type="float" office:value="0.008808">
                <text:p>0.008808</text:p>
              </table:table-cell>
              <table:table-cell office:value-type="float" office:value="0.008877">
                <text:p>0.008877</text:p>
              </table:table-cell>
              <table:table-cell office:value-type="float" office:value="0.008634">
                <text:p>0.008634</text:p>
              </table:table-cell>
              <table:table-cell office:value-type="float" office:value="0.008841">
                <text:p>0.008841</text:p>
              </table:table-cell>
              <table:table-cell office:value-type="float" office:value="0.008456">
                <text:p>0.008456</text:p>
              </table:table-cell>
              <table:table-cell office:value-type="float" office:value="0.008357">
                <text:p>0.008357</text:p>
              </table:table-cell>
              <table:table-cell office:value-type="float" office:value="0.008521">
                <text:p>0.008521</text:p>
              </table:table-cell>
              <table:table-cell office:value-type="float" office:value="0.008647">
                <text:p>0.008647</text:p>
              </table:table-cell>
              <table:table-cell office:value-type="float" office:value="0.008899">
                <text:p>0.008899</text:p>
              </table:table-cell>
              <table:table-cell office:value-type="float" office:value="0.009138">
                <text:p>0.009138</text:p>
              </table:table-cell>
              <table:table-cell office:value-type="float" office:value="0.009156">
                <text:p>0.009156</text:p>
              </table:table-cell>
              <table:table-cell office:value-type="float" office:value="0.00865">
                <text:p>0.00865</text:p>
              </table:table-cell>
              <table:table-cell office:value-type="float" office:value="0.009616">
                <text:p>0.009616</text:p>
              </table:table-cell>
              <table:table-cell office:value-type="float" office:value="0.008333">
                <text:p>0.008333</text:p>
              </table:table-cell>
              <table:table-cell office:value-type="float" office:value="0.008952">
                <text:p>0.008952</text:p>
              </table:table-cell>
              <table:table-cell office:value-type="float" office:value="0.009021">
                <text:p>0.009021</text:p>
              </table:table-cell>
              <table:table-cell office:value-type="float" office:value="0.008995">
                <text:p>0.008995</text:p>
              </table:table-cell>
              <table:table-cell office:value-type="float" office:value="0.008453">
                <text:p>0.008453</text:p>
              </table:table-cell>
              <table:table-cell office:value-type="float" office:value="0.008657">
                <text:p>0.008657</text:p>
              </table:table-cell>
              <table:table-cell office:value-type="float" office:value="0.008588">
                <text:p>0.008588</text:p>
              </table:table-cell>
              <table:table-cell office:value-type="float" office:value="0.008496">
                <text:p>0.008496</text:p>
              </table:table-cell>
              <table:table-cell office:value-type="float" office:value="0.007941">
                <text:p>0.007941</text:p>
              </table:table-cell>
              <table:table-cell office:value-type="float" office:value="0.007848">
                <text:p>0.007848</text:p>
              </table:table-cell>
              <table:table-cell office:value-type="float" office:value="0.009085">
                <text:p>0.009085</text:p>
              </table:table-cell>
              <table:table-cell office:value-type="float" office:value="0.007495">
                <text:p>0.007495</text:p>
              </table:table-cell>
              <table:table-cell office:value-type="float" office:value="0.008359">
                <text:p>0.008359</text:p>
              </table:table-cell>
              <table:table-cell office:value-type="float" office:value="0.007872">
                <text:p>0.007872</text:p>
              </table:table-cell>
              <table:table-cell office:value-type="float" office:value="0.008375">
                <text:p>0.008375</text:p>
              </table:table-cell>
              <table:table-cell office:value-type="float" office:value="0.008697">
                <text:p>0.008697</text:p>
              </table:table-cell>
              <table:table-cell office:value-type="float" office:value="0.008488">
                <text:p>0.008488</text:p>
              </table:table-cell>
              <table:table-cell office:value-type="float" office:value="0.008654">
                <text:p>0.008654</text:p>
              </table:table-cell>
              <table:table-cell office:value-type="float" office:value="0.008509">
                <text:p>0.008509</text:p>
              </table:table-cell>
              <table:table-cell office:value-type="float" office:value="0.008837">
                <text:p>0.008837</text:p>
              </table:table-cell>
              <table:table-cell office:value-type="float" office:value="0.008093">
                <text:p>0.008093</text:p>
              </table:table-cell>
              <table:table-cell office:value-type="float" office:value="0.008948">
                <text:p>0.008948</text:p>
              </table:table-cell>
              <table:table-cell office:value-type="float" office:value="0.008489">
                <text:p>0.008489</text:p>
              </table:table-cell>
              <table:table-cell office:value-type="float" office:value="0.0088">
                <text:p>0.0088</text:p>
              </table:table-cell>
              <table:table-cell office:value-type="float" office:value="0.00849">
                <text:p>0.00849</text:p>
              </table:table-cell>
              <table:table-cell office:value-type="float" office:value="0.00855">
                <text:p>0.00855</text:p>
              </table:table-cell>
              <table:table-cell office:value-type="float" office:value="0.008707">
                <text:p>0.008707</text:p>
              </table:table-cell>
              <table:table-cell office:value-type="float" office:value="0.008556">
                <text:p>0.008556</text:p>
              </table:table-cell>
              <table:table-cell office:value-type="float" office:value="0.00844">
                <text:p>0.00844</text:p>
              </table:table-cell>
              <table:table-cell office:value-type="float" office:value="0.008677">
                <text:p>0.008677</text:p>
              </table:table-cell>
              <table:table-cell office:value-type="float" office:value="0.008514">
                <text:p>0.008514</text:p>
              </table:table-cell>
              <table:table-cell office:value-type="float" office:value="0.008407">
                <text:p>0.008407</text:p>
              </table:table-cell>
              <table:table-cell office:value-type="float" office:value="0.008619">
                <text:p>0.008619</text:p>
              </table:table-cell>
              <table:table-cell office:value-type="float" office:value="0.0082">
                <text:p>0.0082</text:p>
              </table:table-cell>
              <table:table-cell office:value-type="float" office:value="0.008614">
                <text:p>0.008614</text:p>
              </table:table-cell>
              <table:table-cell office:value-type="float" office:value="0.007979">
                <text:p>0.007979</text:p>
              </table:table-cell>
              <table:table-cell office:value-type="float" office:value="0.008432">
                <text:p>0.008432</text:p>
              </table:table-cell>
              <table:table-cell office:value-type="float" office:value="0.008082">
                <text:p>0.008082</text:p>
              </table:table-cell>
              <table:table-cell office:value-type="float" office:value="0.007882">
                <text:p>0.007882</text:p>
              </table:table-cell>
              <table:table-cell office:value-type="float" office:value="0.008093">
                <text:p>0.008093</text:p>
              </table:table-cell>
              <table:table-cell office:value-type="float" office:value="0.008254">
                <text:p>0.008254</text:p>
              </table:table-cell>
              <table:table-cell office:value-type="float" office:value="0.008477">
                <text:p>0.008477</text:p>
              </table:table-cell>
              <table:table-cell office:value-type="float" office:value="0.008205">
                <text:p>0.008205</text:p>
              </table:table-cell>
              <table:table-cell office:value-type="float" office:value="0.008297">
                <text:p>0.008297</text:p>
              </table:table-cell>
              <table:table-cell office:value-type="float" office:value="0.008373">
                <text:p>0.008373</text:p>
              </table:table-cell>
              <table:table-cell office:value-type="float" office:value="0.007487">
                <text:p>0.007487</text:p>
              </table:table-cell>
              <table:table-cell office:value-type="float" office:value="0.007634">
                <text:p>0.007634</text:p>
              </table:table-cell>
              <table:table-cell office:value-type="float" office:value="0.008239">
                <text:p>0.008239</text:p>
              </table:table-cell>
              <table:table-cell office:value-type="float" office:value="0.008024">
                <text:p>0.008024</text:p>
              </table:table-cell>
              <table:table-cell office:value-type="float" office:value="0.007921">
                <text:p>0.007921</text:p>
              </table:table-cell>
              <table:table-cell office:value-type="float" office:value="0.007188">
                <text:p>0.007188</text:p>
              </table:table-cell>
              <table:table-cell office:value-type="float" office:value="0.008045">
                <text:p>0.008045</text:p>
              </table:table-cell>
              <table:table-cell office:value-type="float" office:value="0.008039">
                <text:p>0.008039</text:p>
              </table:table-cell>
              <table:table-cell office:value-type="float" office:value="0.008318">
                <text:p>0.008318</text:p>
              </table:table-cell>
              <table:table-cell office:value-type="float" office:value="0.008163">
                <text:p>0.008163</text:p>
              </table:table-cell>
              <table:table-cell office:value-type="float" office:value="0.007828">
                <text:p>0.007828</text:p>
              </table:table-cell>
              <table:table-cell office:value-type="float" office:value="0.008054">
                <text:p>0.008054</text:p>
              </table:table-cell>
              <table:table-cell office:value-type="float" office:value="0.007659">
                <text:p>0.007659</text:p>
              </table:table-cell>
              <table:table-cell office:value-type="float" office:value="0.006931">
                <text:p>0.006931</text:p>
              </table:table-cell>
              <table:table-cell office:value-type="float" office:value="0.00783">
                <text:p>0.00783</text:p>
              </table:table-cell>
              <table:table-cell office:value-type="float" office:value="0.007481">
                <text:p>0.007481</text:p>
              </table:table-cell>
              <table:table-cell office:value-type="float" office:value="0.00786">
                <text:p>0.00786</text:p>
              </table:table-cell>
              <table:table-cell office:value-type="float" office:value="0.007135">
                <text:p>0.007135</text:p>
              </table:table-cell>
              <table:table-cell office:value-type="float" office:value="0.007705">
                <text:p>0.007705</text:p>
              </table:table-cell>
              <table:table-cell office:value-type="float" office:value="0.007307">
                <text:p>0.007307</text:p>
              </table:table-cell>
              <table:table-cell office:value-type="float" office:value="0.007328">
                <text:p>0.007328</text:p>
              </table:table-cell>
              <table:table-cell office:value-type="float" office:value="0.007181">
                <text:p>0.007181</text:p>
              </table:table-cell>
              <table:table-cell office:value-type="float" office:value="0.007059">
                <text:p>0.007059</text:p>
              </table:table-cell>
              <table:table-cell office:value-type="float" office:value="0.007752">
                <text:p>0.007752</text:p>
              </table:table-cell>
              <table:table-cell office:value-type="float" office:value="0.007728">
                <text:p>0.007728</text:p>
              </table:table-cell>
              <table:table-cell office:value-type="float" office:value="0.007326">
                <text:p>0.007326</text:p>
              </table:table-cell>
              <table:table-cell office:value-type="float" office:value="0.007416">
                <text:p>0.007416</text:p>
              </table:table-cell>
              <table:table-cell office:value-type="float" office:value="0.007342">
                <text:p>0.007342</text:p>
              </table:table-cell>
              <table:table-cell office:value-type="float" office:value="0.007363">
                <text:p>0.007363</text:p>
              </table:table-cell>
              <table:table-cell office:value-type="float" office:value="0.00744">
                <text:p>0.00744</text:p>
              </table:table-cell>
              <table:table-cell office:value-type="float" office:value="0.007996">
                <text:p>0.007996</text:p>
              </table:table-cell>
              <table:table-cell office:value-type="float" office:value="0.007953">
                <text:p>0.007953</text:p>
              </table:table-cell>
              <table:table-cell office:value-type="float" office:value="0.007008">
                <text:p>0.007008</text:p>
              </table:table-cell>
              <table:table-cell office:value-type="float" office:value="0.007243">
                <text:p>0.007243</text:p>
              </table:table-cell>
              <table:table-cell office:value-type="float" office:value="0.007057">
                <text:p>0.007057</text:p>
              </table:table-cell>
              <table:table-cell office:value-type="float" office:value="0.007228">
                <text:p>0.007228</text:p>
              </table:table-cell>
              <table:table-cell office:value-type="float" office:value="0.007379">
                <text:p>0.007379</text:p>
              </table:table-cell>
              <table:table-cell office:value-type="float" office:value="0.006992">
                <text:p>0.006992</text:p>
              </table:table-cell>
              <table:table-cell office:value-type="float" office:value="0.007242">
                <text:p>0.007242</text:p>
              </table:table-cell>
              <table:table-cell office:value-type="float" office:value="0.006967">
                <text:p>0.006967</text:p>
              </table:table-cell>
              <table:table-cell office:value-type="float" office:value="0.007409">
                <text:p>0.007409</text:p>
              </table:table-cell>
              <table:table-cell office:value-type="float" office:value="0.006778">
                <text:p>0.006778</text:p>
              </table:table-cell>
              <table:table-cell office:value-type="float" office:value="0.006715">
                <text:p>0.006715</text:p>
              </table:table-cell>
              <table:table-cell office:value-type="float" office:value="0.007393">
                <text:p>0.007393</text:p>
              </table:table-cell>
              <table:table-cell office:value-type="float" office:value="0.006704">
                <text:p>0.006704</text:p>
              </table:table-cell>
              <table:table-cell office:value-type="float" office:value="0.007077">
                <text:p>0.007077</text:p>
              </table:table-cell>
              <table:table-cell office:value-type="float" office:value="0.007143">
                <text:p>0.007143</text:p>
              </table:table-cell>
              <table:table-cell office:value-type="float" office:value="0.007193">
                <text:p>0.007193</text:p>
              </table:table-cell>
              <table:table-cell office:value-type="float" office:value="0.007045">
                <text:p>0.007045</text:p>
              </table:table-cell>
              <table:table-cell office:value-type="float" office:value="0.00708">
                <text:p>0.00708</text:p>
              </table:table-cell>
              <table:table-cell office:value-type="float" office:value="0.007197">
                <text:p>0.007197</text:p>
              </table:table-cell>
              <table:table-cell office:value-type="float" office:value="0.006888">
                <text:p>0.006888</text:p>
              </table:table-cell>
              <table:table-cell office:value-type="float" office:value="0.006681">
                <text:p>0.006681</text:p>
              </table:table-cell>
              <table:table-cell office:value-type="float" office:value="0.006964">
                <text:p>0.006964</text:p>
              </table:table-cell>
              <table:table-cell office:value-type="float" office:value="0.006458">
                <text:p>0.006458</text:p>
              </table:table-cell>
              <table:table-cell office:value-type="float" office:value="0.006936">
                <text:p>0.006936</text:p>
              </table:table-cell>
              <table:table-cell office:value-type="float" office:value="0.007326">
                <text:p>0.007326</text:p>
              </table:table-cell>
              <table:table-cell office:value-type="float" office:value="0.006815">
                <text:p>0.006815</text:p>
              </table:table-cell>
              <table:table-cell office:value-type="float" office:value="0.007123">
                <text:p>0.007123</text:p>
              </table:table-cell>
              <table:table-cell office:value-type="float" office:value="0.006622">
                <text:p>0.006622</text:p>
              </table:table-cell>
              <table:table-cell office:value-type="float" office:value="0.006607">
                <text:p>0.006607</text:p>
              </table:table-cell>
              <table:table-cell office:value-type="float" office:value="0.006857">
                <text:p>0.006857</text:p>
              </table:table-cell>
              <table:table-cell office:value-type="float" office:value="0.006852">
                <text:p>0.006852</text:p>
              </table:table-cell>
              <table:table-cell office:value-type="float" office:value="0.007258">
                <text:p>0.007258</text:p>
              </table:table-cell>
              <table:table-cell office:value-type="float" office:value="0.007062">
                <text:p>0.007062</text:p>
              </table:table-cell>
              <table:table-cell office:value-type="float" office:value="0.006585">
                <text:p>0.006585</text:p>
              </table:table-cell>
              <table:table-cell office:value-type="float" office:value="0.007004">
                <text:p>0.007004</text:p>
              </table:table-cell>
              <table:table-cell office:value-type="float" office:value="0.006644">
                <text:p>0.006644</text:p>
              </table:table-cell>
              <table:table-cell office:value-type="float" office:value="0.006878">
                <text:p>0.006878</text:p>
              </table:table-cell>
              <table:table-cell office:value-type="float" office:value="0.006822">
                <text:p>0.006822</text:p>
              </table:table-cell>
              <table:table-cell office:value-type="float" office:value="0.007032">
                <text:p>0.007032</text:p>
              </table:table-cell>
              <table:table-cell office:value-type="float" office:value="0.006594">
                <text:p>0.006594</text:p>
              </table:table-cell>
              <table:table-cell office:value-type="float" office:value="0.006587">
                <text:p>0.006587</text:p>
              </table:table-cell>
              <table:table-cell office:value-type="float" office:value="0.0066">
                <text:p>0.0066</text:p>
              </table:table-cell>
              <table:table-cell office:value-type="float" office:value="0.006866">
                <text:p>0.006866</text:p>
              </table:table-cell>
              <table:table-cell office:value-type="float" office:value="0.006994">
                <text:p>0.006994</text:p>
              </table:table-cell>
              <table:table-cell office:value-type="float" office:value="0.006741">
                <text:p>0.006741</text:p>
              </table:table-cell>
              <table:table-cell office:value-type="float" office:value="0.006812">
                <text:p>0.006812</text:p>
              </table:table-cell>
              <table:table-cell office:value-type="float" office:value="0.006731">
                <text:p>0.006731</text:p>
              </table:table-cell>
              <table:table-cell office:value-type="float" office:value="0.006937">
                <text:p>0.006937</text:p>
              </table:table-cell>
              <table:table-cell office:value-type="float" office:value="0.006585">
                <text:p>0.006585</text:p>
              </table:table-cell>
              <table:table-cell office:value-type="float" office:value="0.006932">
                <text:p>0.006932</text:p>
              </table:table-cell>
              <table:table-cell office:value-type="float" office:value="0.007023">
                <text:p>0.007023</text:p>
              </table:table-cell>
              <table:table-cell office:value-type="float" office:value="0.00672">
                <text:p>0.00672</text:p>
              </table:table-cell>
              <table:table-cell office:value-type="float" office:value="0.006818">
                <text:p>0.006818</text:p>
              </table:table-cell>
              <table:table-cell office:value-type="float" office:value="0.006349">
                <text:p>0.006349</text:p>
              </table:table-cell>
              <table:table-cell office:value-type="float" office:value="0.007067">
                <text:p>0.007067</text:p>
              </table:table-cell>
              <table:table-cell office:value-type="float" office:value="0.007508">
                <text:p>0.007508</text:p>
              </table:table-cell>
              <table:table-cell office:value-type="float" office:value="0.007063">
                <text:p>0.007063</text:p>
              </table:table-cell>
              <table:table-cell office:value-type="float" office:value="0.00681">
                <text:p>0.00681</text:p>
              </table:table-cell>
              <table:table-cell office:value-type="float" office:value="0.007125">
                <text:p>0.007125</text:p>
              </table:table-cell>
              <table:table-cell office:value-type="float" office:value="0.007465">
                <text:p>0.007465</text:p>
              </table:table-cell>
              <table:table-cell office:value-type="float" office:value="0.00698">
                <text:p>0.00698</text:p>
              </table:table-cell>
              <table:table-cell office:value-type="float" office:value="0.007208">
                <text:p>0.007208</text:p>
              </table:table-cell>
              <table:table-cell office:value-type="float" office:value="0.006708">
                <text:p>0.006708</text:p>
              </table:table-cell>
              <table:table-cell office:value-type="float" office:value="0.007012">
                <text:p>0.007012</text:p>
              </table:table-cell>
              <table:table-cell office:value-type="float" office:value="0.006407">
                <text:p>0.006407</text:p>
              </table:table-cell>
              <table:table-cell office:value-type="float" office:value="0.006589">
                <text:p>0.006589</text:p>
              </table:table-cell>
              <table:table-cell office:value-type="float" office:value="0.006633">
                <text:p>0.006633</text:p>
              </table:table-cell>
              <table:table-cell office:value-type="float" office:value="0.0063">
                <text:p>0.0063</text:p>
              </table:table-cell>
              <table:table-cell office:value-type="float" office:value="0.006363">
                <text:p>0.006363</text:p>
              </table:table-cell>
              <table:table-cell office:value-type="float" office:value="0.006853">
                <text:p>0.006853</text:p>
              </table:table-cell>
              <table:table-cell office:value-type="float" office:value="0.007152">
                <text:p>0.007152</text:p>
              </table:table-cell>
              <table:table-cell office:value-type="float" office:value="0.00618">
                <text:p>0.00618</text:p>
              </table:table-cell>
              <table:table-cell office:value-type="float" office:value="0.00644">
                <text:p>0.00644</text:p>
              </table:table-cell>
              <table:table-cell office:value-type="float" office:value="0.006739">
                <text:p>0.006739</text:p>
              </table:table-cell>
              <table:table-cell office:value-type="float" office:value="0.006724">
                <text:p>0.006724</text:p>
              </table:table-cell>
              <table:table-cell office:value-type="float" office:value="0.006959">
                <text:p>0.006959</text:p>
              </table:table-cell>
              <table:table-cell office:value-type="float" office:value="0.006746">
                <text:p>0.006746</text:p>
              </table:table-cell>
              <table:table-cell office:value-type="float" office:value="0.006464">
                <text:p>0.006464</text:p>
              </table:table-cell>
              <table:table-cell office:value-type="float" office:value="0.006651">
                <text:p>0.006651</text:p>
              </table:table-cell>
              <table:table-cell office:value-type="float" office:value="0.006609">
                <text:p>0.006609</text:p>
              </table:table-cell>
              <table:table-cell office:value-type="float" office:value="0.006455">
                <text:p>0.006455</text:p>
              </table:table-cell>
              <table:table-cell office:value-type="float" office:value="0.006515">
                <text:p>0.006515</text:p>
              </table:table-cell>
              <table:table-cell office:value-type="float" office:value="0.006313">
                <text:p>0.006313</text:p>
              </table:table-cell>
              <table:table-cell office:value-type="float" office:value="0.00648">
                <text:p>0.00648</text:p>
              </table:table-cell>
              <table:table-cell office:value-type="float" office:value="0.006545">
                <text:p>0.006545</text:p>
              </table:table-cell>
              <table:table-cell office:value-type="float" office:value="0.006305">
                <text:p>0.006305</text:p>
              </table:table-cell>
              <table:table-cell office:value-type="float" office:value="0.006458">
                <text:p>0.006458</text:p>
              </table:table-cell>
              <table:table-cell office:value-type="float" office:value="0.006465">
                <text:p>0.006465</text:p>
              </table:table-cell>
              <table:table-cell office:value-type="float" office:value="0.006436">
                <text:p>0.006436</text:p>
              </table:table-cell>
              <table:table-cell office:value-type="float" office:value="0.006106">
                <text:p>0.006106</text:p>
              </table:table-cell>
              <table:table-cell office:value-type="float" office:value="0.006673">
                <text:p>0.006673</text:p>
              </table:table-cell>
              <table:table-cell office:value-type="float" office:value="0.00676">
                <text:p>0.00676</text:p>
              </table:table-cell>
              <table:table-cell office:value-type="float" office:value="0.006377">
                <text:p>0.006377</text:p>
              </table:table-cell>
              <table:table-cell office:value-type="float" office:value="0.006582">
                <text:p>0.006582</text:p>
              </table:table-cell>
              <table:table-cell office:value-type="float" office:value="0.006599">
                <text:p>0.006599</text:p>
              </table:table-cell>
              <table:table-cell office:value-type="float" office:value="0.006225">
                <text:p>0.006225</text:p>
              </table:table-cell>
              <table:table-cell office:value-type="float" office:value="0.006202">
                <text:p>0.006202</text:p>
              </table:table-cell>
              <table:table-cell office:value-type="float" office:value="0.006422">
                <text:p>0.006422</text:p>
              </table:table-cell>
              <table:table-cell office:value-type="float" office:value="0.005986">
                <text:p>0.005986</text:p>
              </table:table-cell>
              <table:table-cell office:value-type="float" office:value="0.006304">
                <text:p>0.006304</text:p>
              </table:table-cell>
              <table:table-cell office:value-type="float" office:value="0.006216">
                <text:p>0.006216</text:p>
              </table:table-cell>
              <table:table-cell office:value-type="float" office:value="0.006031">
                <text:p>0.006031</text:p>
              </table:table-cell>
              <table:table-cell office:value-type="float" office:value="0.006461">
                <text:p>0.006461</text:p>
              </table:table-cell>
              <table:table-cell office:value-type="float" office:value="0.006142">
                <text:p>0.006142</text:p>
              </table:table-cell>
              <table:table-cell office:value-type="float" office:value="0.006022">
                <text:p>0.006022</text:p>
              </table:table-cell>
              <table:table-cell office:value-type="float" office:value="0.006087">
                <text:p>0.006087</text:p>
              </table:table-cell>
              <table:table-cell office:value-type="float" office:value="0.00588">
                <text:p>0.00588</text:p>
              </table:table-cell>
              <table:table-cell office:value-type="float" office:value="0.006168">
                <text:p>0.006168</text:p>
              </table:table-cell>
              <table:table-cell office:value-type="float" office:value="0.006085">
                <text:p>0.006085</text:p>
              </table:table-cell>
              <table:table-cell office:value-type="float" office:value="0.006132">
                <text:p>0.006132</text:p>
              </table:table-cell>
              <table:table-cell office:value-type="float" office:value="0.006468">
                <text:p>0.006468</text:p>
              </table:table-cell>
              <table:table-cell office:value-type="float" office:value="0.006067">
                <text:p>0.006067</text:p>
              </table:table-cell>
              <table:table-cell office:value-type="float" office:value="0.00635">
                <text:p>0.00635</text:p>
              </table:table-cell>
              <table:table-cell office:value-type="float" office:value="0.006326">
                <text:p>0.006326</text:p>
              </table:table-cell>
              <table:table-cell office:value-type="float" office:value="0.006034">
                <text:p>0.006034</text:p>
              </table:table-cell>
              <table:table-cell office:value-type="float" office:value="0.006015">
                <text:p>0.006015</text:p>
              </table:table-cell>
              <table:table-cell office:value-type="float" office:value="0.006332">
                <text:p>0.006332</text:p>
              </table:table-cell>
              <table:table-cell office:value-type="float" office:value="0.006259">
                <text:p>0.006259</text:p>
              </table:table-cell>
              <table:table-cell office:value-type="float" office:value="0.00642">
                <text:p>0.00642</text:p>
              </table:table-cell>
              <table:table-cell office:value-type="float" office:value="0.006352">
                <text:p>0.006352</text:p>
              </table:table-cell>
              <table:table-cell office:value-type="float" office:value="0.006172">
                <text:p>0.006172</text:p>
              </table:table-cell>
              <table:table-cell office:value-type="float" office:value="0.00628">
                <text:p>0.00628</text:p>
              </table:table-cell>
              <table:table-cell office:value-type="float" office:value="0.00615">
                <text:p>0.00615</text:p>
              </table:table-cell>
              <table:table-cell office:value-type="float" office:value="0.006163">
                <text:p>0.006163</text:p>
              </table:table-cell>
              <table:table-cell office:value-type="float" office:value="0.006292">
                <text:p>0.006292</text:p>
              </table:table-cell>
              <table:table-cell office:value-type="float" office:value="0.006451">
                <text:p>0.006451</text:p>
              </table:table-cell>
              <table:table-cell office:value-type="float" office:value="0.006121">
                <text:p>0.006121</text:p>
              </table:table-cell>
              <table:table-cell office:value-type="float" office:value="0.006203">
                <text:p>0.006203</text:p>
              </table:table-cell>
              <table:table-cell office:value-type="float" office:value="0.006063">
                <text:p>0.006063</text:p>
              </table:table-cell>
              <table:table-cell office:value-type="float" office:value="0.005944">
                <text:p>0.005944</text:p>
              </table:table-cell>
              <table:table-cell office:value-type="float" office:value="0.006028">
                <text:p>0.006028</text:p>
              </table:table-cell>
              <table:table-cell office:value-type="float" office:value="0.006181">
                <text:p>0.006181</text:p>
              </table:table-cell>
              <table:table-cell office:value-type="float" office:value="0.005856">
                <text:p>0.005856</text:p>
              </table:table-cell>
              <table:table-cell office:value-type="float" office:value="0.006143">
                <text:p>0.006143</text:p>
              </table:table-cell>
              <table:table-cell office:value-type="float" office:value="0.00599">
                <text:p>0.00599</text:p>
              </table:table-cell>
              <table:table-cell office:value-type="float" office:value="0.005883">
                <text:p>0.005883</text:p>
              </table:table-cell>
              <table:table-cell office:value-type="float" office:value="0.005578">
                <text:p>0.005578</text:p>
              </table:table-cell>
              <table:table-cell office:value-type="float" office:value="0.005618">
                <text:p>0.005618</text:p>
              </table:table-cell>
              <table:table-cell office:value-type="float" office:value="0.00602">
                <text:p>0.00602</text:p>
              </table:table-cell>
              <table:table-cell office:value-type="float" office:value="0.005865">
                <text:p>0.005865</text:p>
              </table:table-cell>
              <table:table-cell office:value-type="float" office:value="0.005914">
                <text:p>0.005914</text:p>
              </table:table-cell>
              <table:table-cell office:value-type="float" office:value="0.005953">
                <text:p>0.005953</text:p>
              </table:table-cell>
              <table:table-cell office:value-type="float" office:value="0.006142">
                <text:p>0.006142</text:p>
              </table:table-cell>
              <table:table-cell office:value-type="float" office:value="0.005572">
                <text:p>0.005572</text:p>
              </table:table-cell>
              <table:table-cell office:value-type="float" office:value="0.006052">
                <text:p>0.006052</text:p>
              </table:table-cell>
              <table:table-cell office:value-type="float" office:value="0.006329">
                <text:p>0.006329</text:p>
              </table:table-cell>
              <table:table-cell office:value-type="float" office:value="0.006272">
                <text:p>0.006272</text:p>
              </table:table-cell>
              <table:table-cell office:value-type="float" office:value="0.005986">
                <text:p>0.005986</text:p>
              </table:table-cell>
              <table:table-cell office:value-type="float" office:value="0.006323">
                <text:p>0.006323</text:p>
              </table:table-cell>
              <table:table-cell office:value-type="float" office:value="0.006099">
                <text:p>0.006099</text:p>
              </table:table-cell>
              <table:table-cell office:value-type="float" office:value="0.006405">
                <text:p>0.006405</text:p>
              </table:table-cell>
              <table:table-cell office:value-type="float" office:value="0.005941">
                <text:p>0.005941</text:p>
              </table:table-cell>
              <table:table-cell office:value-type="float" office:value="0.006278">
                <text:p>0.006278</text:p>
              </table:table-cell>
              <table:table-cell office:value-type="float" office:value="0.006109">
                <text:p>0.006109</text:p>
              </table:table-cell>
              <table:table-cell office:value-type="float" office:value="0.005884">
                <text:p>0.005884</text:p>
              </table:table-cell>
              <table:table-cell office:value-type="float" office:value="0.005772">
                <text:p>0.005772</text:p>
              </table:table-cell>
              <table:table-cell office:value-type="float" office:value="0.005687">
                <text:p>0.005687</text:p>
              </table:table-cell>
              <table:table-cell office:value-type="float" office:value="0.006439">
                <text:p>0.006439</text:p>
              </table:table-cell>
              <table:table-cell office:value-type="float" office:value="0.006332">
                <text:p>0.006332</text:p>
              </table:table-cell>
              <table:table-cell office:value-type="float" office:value="0.0065">
                <text:p>0.0065</text:p>
              </table:table-cell>
              <table:table-cell office:value-type="float" office:value="0.006272">
                <text:p>0.006272</text:p>
              </table:table-cell>
              <table:table-cell office:value-type="float" office:value="0.006094">
                <text:p>0.006094</text:p>
              </table:table-cell>
              <table:table-cell office:value-type="float" office:value="0.00573">
                <text:p>0.00573</text:p>
              </table:table-cell>
              <table:table-cell office:value-type="float" office:value="0.006126">
                <text:p>0.006126</text:p>
              </table:table-cell>
              <table:table-cell office:value-type="float" office:value="0.00627">
                <text:p>0.00627</text:p>
              </table:table-cell>
              <table:table-cell office:value-type="float" office:value="0.006142">
                <text:p>0.006142</text:p>
              </table:table-cell>
              <table:table-cell office:value-type="float" office:value="0.006158">
                <text:p>0.006158</text:p>
              </table:table-cell>
              <table:table-cell office:value-type="float" office:value="0.005814">
                <text:p>0.005814</text:p>
              </table:table-cell>
              <table:table-cell office:value-type="float" office:value="0.006254">
                <text:p>0.006254</text:p>
              </table:table-cell>
              <table:table-cell office:value-type="float" office:value="0.005956">
                <text:p>0.005956</text:p>
              </table:table-cell>
              <table:table-cell office:value-type="float" office:value="0.005914">
                <text:p>0.005914</text:p>
              </table:table-cell>
              <table:table-cell office:value-type="float" office:value="0.006195">
                <text:p>0.006195</text:p>
              </table:table-cell>
              <table:table-cell office:value-type="float" office:value="0.006499">
                <text:p>0.006499</text:p>
              </table:table-cell>
              <table:table-cell office:value-type="float" office:value="0.006468">
                <text:p>0.006468</text:p>
              </table:table-cell>
              <table:table-cell office:value-type="float" office:value="0.006143">
                <text:p>0.006143</text:p>
              </table:table-cell>
              <table:table-cell office:value-type="float" office:value="0.006336">
                <text:p>0.006336</text:p>
              </table:table-cell>
              <table:table-cell office:value-type="float" office:value="0.006368">
                <text:p>0.006368</text:p>
              </table:table-cell>
              <table:table-cell office:value-type="float" office:value="0.00627">
                <text:p>0.00627</text:p>
              </table:table-cell>
              <table:table-cell office:value-type="float" office:value="0.005847">
                <text:p>0.005847</text:p>
              </table:table-cell>
              <table:table-cell office:value-type="float" office:value="0.006158">
                <text:p>0.006158</text:p>
              </table:table-cell>
              <table:table-cell office:value-type="float" office:value="0.006093">
                <text:p>0.006093</text:p>
              </table:table-cell>
              <table:table-cell office:value-type="float" office:value="0.006058">
                <text:p>0.006058</text:p>
              </table:table-cell>
              <table:table-cell office:value-type="float" office:value="0.005953">
                <text:p>0.005953</text:p>
              </table:table-cell>
              <table:table-cell office:value-type="float" office:value="0.00581">
                <text:p>0.00581</text:p>
              </table:table-cell>
              <table:table-cell office:value-type="float" office:value="0.005779">
                <text:p>0.005779</text:p>
              </table:table-cell>
              <table:table-cell office:value-type="float" office:value="0.005684">
                <text:p>0.005684</text:p>
              </table:table-cell>
              <table:table-cell office:value-type="float" office:value="0.005809">
                <text:p>0.005809</text:p>
              </table:table-cell>
              <table:table-cell office:value-type="float" office:value="0.005636">
                <text:p>0.005636</text:p>
              </table:table-cell>
              <table:table-cell office:value-type="float" office:value="0.005813">
                <text:p>0.005813</text:p>
              </table:table-cell>
              <table:table-cell office:value-type="float" office:value="0.005786">
                <text:p>0.005786</text:p>
              </table:table-cell>
              <table:table-cell office:value-type="float" office:value="0.005943">
                <text:p>0.005943</text:p>
              </table:table-cell>
              <table:table-cell office:value-type="float" office:value="0.005666">
                <text:p>0.005666</text:p>
              </table:table-cell>
              <table:table-cell office:value-type="float" office:value="0.005758">
                <text:p>0.005758</text:p>
              </table:table-cell>
              <table:table-cell office:value-type="float" office:value="0.005678">
                <text:p>0.005678</text:p>
              </table:table-cell>
              <table:table-cell office:value-type="float" office:value="0.005942">
                <text:p>0.005942</text:p>
              </table:table-cell>
              <table:table-cell office:value-type="float" office:value="0.005966">
                <text:p>0.005966</text:p>
              </table:table-cell>
              <table:table-cell office:value-type="float" office:value="0.006063">
                <text:p>0.006063</text:p>
              </table:table-cell>
              <table:table-cell office:value-type="float" office:value="0.005765">
                <text:p>0.005765</text:p>
              </table:table-cell>
              <table:table-cell office:value-type="float" office:value="0.005843">
                <text:p>0.005843</text:p>
              </table:table-cell>
              <table:table-cell office:value-type="float" office:value="0.005636">
                <text:p>0.005636</text:p>
              </table:table-cell>
              <table:table-cell office:value-type="float" office:value="0.005799">
                <text:p>0.005799</text:p>
              </table:table-cell>
              <table:table-cell office:value-type="float" office:value="0.006097">
                <text:p>0.006097</text:p>
              </table:table-cell>
              <table:table-cell office:value-type="float" office:value="0.006054">
                <text:p>0.006054</text:p>
              </table:table-cell>
              <table:table-cell office:value-type="float" office:value="0.005793">
                <text:p>0.005793</text:p>
              </table:table-cell>
              <table:table-cell office:value-type="float" office:value="0.005747">
                <text:p>0.005747</text:p>
              </table:table-cell>
              <table:table-cell office:value-type="float" office:value="0.005915">
                <text:p>0.005915</text:p>
              </table:table-cell>
              <table:table-cell office:value-type="float" office:value="0.005995">
                <text:p>0.005995</text:p>
              </table:table-cell>
              <table:table-cell office:value-type="float" office:value="0.006038">
                <text:p>0.006038</text:p>
              </table:table-cell>
              <table:table-cell office:value-type="float" office:value="0.006022">
                <text:p>0.006022</text:p>
              </table:table-cell>
              <table:table-cell office:value-type="float" office:value="0.006058">
                <text:p>0.006058</text:p>
              </table:table-cell>
              <table:table-cell office:value-type="float" office:value="0.005591">
                <text:p>0.005591</text:p>
              </table:table-cell>
              <table:table-cell office:value-type="float" office:value="0.00609">
                <text:p>0.00609</text:p>
              </table:table-cell>
              <table:table-cell office:value-type="float" office:value="0.005623">
                <text:p>0.005623</text:p>
              </table:table-cell>
              <table:table-cell office:value-type="float" office:value="0.005891">
                <text:p>0.005891</text:p>
              </table:table-cell>
              <table:table-cell office:value-type="float" office:value="0.006017">
                <text:p>0.006017</text:p>
              </table:table-cell>
              <table:table-cell office:value-type="float" office:value="0.005562">
                <text:p>0.005562</text:p>
              </table:table-cell>
              <table:table-cell office:value-type="float" office:value="0.006196">
                <text:p>0.006196</text:p>
              </table:table-cell>
              <table:table-cell office:value-type="float" office:value="0.00589">
                <text:p>0.00589</text:p>
              </table:table-cell>
              <table:table-cell office:value-type="float" office:value="0.005799">
                <text:p>0.005799</text:p>
              </table:table-cell>
              <table:table-cell office:value-type="float" office:value="0.00569">
                <text:p>0.00569</text:p>
              </table:table-cell>
              <table:table-cell office:value-type="float" office:value="0.005676">
                <text:p>0.005676</text:p>
              </table:table-cell>
              <table:table-cell office:value-type="float" office:value="0.005579">
                <text:p>0.005579</text:p>
              </table:table-cell>
              <table:table-cell office:value-type="float" office:value="0.005953">
                <text:p>0.005953</text:p>
              </table:table-cell>
              <table:table-cell office:value-type="float" office:value="0.005583">
                <text:p>0.005583</text:p>
              </table:table-cell>
              <table:table-cell office:value-type="float" office:value="0.005537">
                <text:p>0.005537</text:p>
              </table:table-cell>
              <table:table-cell office:value-type="float" office:value="0.005765">
                <text:p>0.005765</text:p>
              </table:table-cell>
              <table:table-cell office:value-type="float" office:value="0.00576">
                <text:p>0.00576</text:p>
              </table:table-cell>
              <table:table-cell office:value-type="float" office:value="0.005904">
                <text:p>0.005904</text:p>
              </table:table-cell>
              <table:table-cell office:value-type="float" office:value="0.005905">
                <text:p>0.005905</text:p>
              </table:table-cell>
              <table:table-cell office:value-type="float" office:value="0.005514">
                <text:p>0.005514</text:p>
              </table:table-cell>
              <table:table-cell office:value-type="float" office:value="0.005457">
                <text:p>0.005457</text:p>
              </table:table-cell>
              <table:table-cell office:value-type="float" office:value="0.005603">
                <text:p>0.005603</text:p>
              </table:table-cell>
              <table:table-cell office:value-type="float" office:value="0.005459">
                <text:p>0.005459</text:p>
              </table:table-cell>
              <table:table-cell office:value-type="float" office:value="0.005381">
                <text:p>0.005381</text:p>
              </table:table-cell>
              <table:table-cell office:value-type="float" office:value="0.005486">
                <text:p>0.005486</text:p>
              </table:table-cell>
              <table:table-cell office:value-type="float" office:value="0.005508">
                <text:p>0.005508</text:p>
              </table:table-cell>
              <table:table-cell office:value-type="float" office:value="0.005342">
                <text:p>0.005342</text:p>
              </table:table-cell>
              <table:table-cell office:value-type="float" office:value="0.005477">
                <text:p>0.005477</text:p>
              </table:table-cell>
              <table:table-cell office:value-type="float" office:value="0.005474">
                <text:p>0.005474</text:p>
              </table:table-cell>
              <table:table-cell office:value-type="float" office:value="0.005402">
                <text:p>0.005402</text:p>
              </table:table-cell>
              <table:table-cell office:value-type="float" office:value="0.005305">
                <text:p>0.005305</text:p>
              </table:table-cell>
              <table:table-cell office:value-type="float" office:value="0.005392">
                <text:p>0.005392</text:p>
              </table:table-cell>
              <table:table-cell office:value-type="float" office:value="0.005318">
                <text:p>0.005318</text:p>
              </table:table-cell>
              <table:table-cell office:value-type="float" office:value="0.005146">
                <text:p>0.005146</text:p>
              </table:table-cell>
              <table:table-cell office:value-type="float" office:value="0.005378">
                <text:p>0.005378</text:p>
              </table:table-cell>
              <table:table-cell office:value-type="float" office:value="0.005357">
                <text:p>0.005357</text:p>
              </table:table-cell>
              <table:table-cell office:value-type="float" office:value="0.005194">
                <text:p>0.005194</text:p>
              </table:table-cell>
              <table:table-cell office:value-type="float" office:value="0.005327">
                <text:p>0.005327</text:p>
              </table:table-cell>
              <table:table-cell office:value-type="float" office:value="0.005201">
                <text:p>0.005201</text:p>
              </table:table-cell>
              <table:table-cell office:value-type="float" office:value="0.00516">
                <text:p>0.00516</text:p>
              </table:table-cell>
              <table:table-cell office:value-type="float" office:value="0.005351">
                <text:p>0.005351</text:p>
              </table:table-cell>
              <table:table-cell office:value-type="float" office:value="0.005514">
                <text:p>0.005514</text:p>
              </table:table-cell>
              <table:table-cell office:value-type="float" office:value="0.005456">
                <text:p>0.005456</text:p>
              </table:table-cell>
              <table:table-cell office:value-type="float" office:value="0.005088">
                <text:p>0.005088</text:p>
              </table:table-cell>
              <table:table-cell office:value-type="float" office:value="0.00532">
                <text:p>0.00532</text:p>
              </table:table-cell>
              <table:table-cell office:value-type="float" office:value="0.005057">
                <text:p>0.005057</text:p>
              </table:table-cell>
              <table:table-cell office:value-type="float" office:value="0.005188">
                <text:p>0.005188</text:p>
              </table:table-cell>
              <table:table-cell office:value-type="float" office:value="0.005764">
                <text:p>0.005764</text:p>
              </table:table-cell>
              <table:table-cell office:value-type="float" office:value="0.005643">
                <text:p>0.005643</text:p>
              </table:table-cell>
              <table:table-cell office:value-type="float" office:value="0.00535">
                <text:p>0.00535</text:p>
              </table:table-cell>
              <table:table-cell office:value-type="float" office:value="0.005397">
                <text:p>0.005397</text:p>
              </table:table-cell>
              <table:table-cell office:value-type="float" office:value="0.005421">
                <text:p>0.005421</text:p>
              </table:table-cell>
              <table:table-cell office:value-type="float" office:value="0.0053">
                <text:p>0.0053</text:p>
              </table:table-cell>
              <table:table-cell office:value-type="float" office:value="0.005111">
                <text:p>0.005111</text:p>
              </table:table-cell>
              <table:table-cell office:value-type="float" office:value="0.004995">
                <text:p>0.004995</text:p>
              </table:table-cell>
              <table:table-cell office:value-type="float" office:value="0.005186">
                <text:p>0.005186</text:p>
              </table:table-cell>
              <table:table-cell office:value-type="float" office:value="0.005014">
                <text:p>0.005014</text:p>
              </table:table-cell>
              <table:table-cell office:value-type="float" office:value="0.005109">
                <text:p>0.005109</text:p>
              </table:table-cell>
              <table:table-cell office:value-type="float" office:value="0.005175">
                <text:p>0.005175</text:p>
              </table:table-cell>
              <table:table-cell office:value-type="float" office:value="0.005139">
                <text:p>0.005139</text:p>
              </table:table-cell>
              <table:table-cell office:value-type="float" office:value="0.005127">
                <text:p>0.005127</text:p>
              </table:table-cell>
              <table:table-cell office:value-type="float" office:value="0.004967">
                <text:p>0.004967</text:p>
              </table:table-cell>
              <table:table-cell office:value-type="float" office:value="0.005033">
                <text:p>0.005033</text:p>
              </table:table-cell>
              <table:table-cell office:value-type="float" office:value="0.005117">
                <text:p>0.005117</text:p>
              </table:table-cell>
            </table:table-row>
            <table:table-row>
              <table:table-cell office:value-type="string">
                <text:p>Training – MCP class 2</text:p>
                <draw:g>
                  <svg:desc>Arkusz1.E8:Arkusz1.E8</svg:desc>
                </draw:g>
              </table:table-cell>
              <table:table-cell office:value-type="float" office:value="0.920163">
                <text:p>0.920163</text:p>
                <draw:g>
                  <svg:desc>Arkusz1.F8:Arkusz1.SK8</svg:desc>
                </draw:g>
              </table:table-cell>
              <table:table-cell office:value-type="float" office:value="0.855505">
                <text:p>0.855505</text:p>
              </table:table-cell>
              <table:table-cell office:value-type="float" office:value="0.790796">
                <text:p>0.790796</text:p>
              </table:table-cell>
              <table:table-cell office:value-type="float" office:value="0.734776">
                <text:p>0.734776</text:p>
              </table:table-cell>
              <table:table-cell office:value-type="float" office:value="0.674236">
                <text:p>0.674236</text:p>
              </table:table-cell>
              <table:table-cell office:value-type="float" office:value="0.630686">
                <text:p>0.630686</text:p>
              </table:table-cell>
              <table:table-cell office:value-type="float" office:value="0.589527">
                <text:p>0.589527</text:p>
              </table:table-cell>
              <table:table-cell office:value-type="float" office:value="0.550606">
                <text:p>0.550606</text:p>
              </table:table-cell>
              <table:table-cell office:value-type="float" office:value="0.504771">
                <text:p>0.504771</text:p>
              </table:table-cell>
              <table:table-cell office:value-type="float" office:value="0.473056">
                <text:p>0.473056</text:p>
              </table:table-cell>
              <table:table-cell office:value-type="float" office:value="0.432562">
                <text:p>0.432562</text:p>
              </table:table-cell>
              <table:table-cell office:value-type="float" office:value="0.405113">
                <text:p>0.405113</text:p>
              </table:table-cell>
              <table:table-cell office:value-type="float" office:value="0.377815">
                <text:p>0.377815</text:p>
              </table:table-cell>
              <table:table-cell office:value-type="float" office:value="0.352694">
                <text:p>0.352694</text:p>
              </table:table-cell>
              <table:table-cell office:value-type="float" office:value="0.329558">
                <text:p>0.329558</text:p>
              </table:table-cell>
              <table:table-cell office:value-type="float" office:value="0.309155">
                <text:p>0.309155</text:p>
              </table:table-cell>
              <table:table-cell office:value-type="float" office:value="0.287121">
                <text:p>0.287121</text:p>
              </table:table-cell>
              <table:table-cell office:value-type="float" office:value="0.261629">
                <text:p>0.261629</text:p>
              </table:table-cell>
              <table:table-cell office:value-type="float" office:value="0.248418">
                <text:p>0.248418</text:p>
              </table:table-cell>
              <table:table-cell office:value-type="float" office:value="0.228779">
                <text:p>0.228779</text:p>
              </table:table-cell>
              <table:table-cell office:value-type="float" office:value="0.215291">
                <text:p>0.215291</text:p>
              </table:table-cell>
              <table:table-cell office:value-type="float" office:value="0.196385">
                <text:p>0.196385</text:p>
              </table:table-cell>
              <table:table-cell office:value-type="float" office:value="0.18189">
                <text:p>0.18189</text:p>
              </table:table-cell>
              <table:table-cell office:value-type="float" office:value="0.17136">
                <text:p>0.17136</text:p>
              </table:table-cell>
              <table:table-cell office:value-type="float" office:value="0.16147">
                <text:p>0.16147</text:p>
              </table:table-cell>
              <table:table-cell office:value-type="float" office:value="0.151364">
                <text:p>0.151364</text:p>
              </table:table-cell>
              <table:table-cell office:value-type="float" office:value="0.141601">
                <text:p>0.141601</text:p>
              </table:table-cell>
              <table:table-cell office:value-type="float" office:value="0.133789">
                <text:p>0.133789</text:p>
              </table:table-cell>
              <table:table-cell office:value-type="float" office:value="0.126074">
                <text:p>0.126074</text:p>
              </table:table-cell>
              <table:table-cell office:value-type="float" office:value="0.112012">
                <text:p>0.112012</text:p>
              </table:table-cell>
              <table:table-cell office:value-type="float" office:value="0.110573">
                <text:p>0.110573</text:p>
              </table:table-cell>
              <table:table-cell office:value-type="float" office:value="0.103358">
                <text:p>0.103358</text:p>
              </table:table-cell>
              <table:table-cell office:value-type="float" office:value="0.095065">
                <text:p>0.095065</text:p>
              </table:table-cell>
              <table:table-cell office:value-type="float" office:value="0.08929">
                <text:p>0.08929</text:p>
              </table:table-cell>
              <table:table-cell office:value-type="float" office:value="0.085887">
                <text:p>0.085887</text:p>
              </table:table-cell>
              <table:table-cell office:value-type="float" office:value="0.079947">
                <text:p>0.079947</text:p>
              </table:table-cell>
              <table:table-cell office:value-type="float" office:value="0.077411">
                <text:p>0.077411</text:p>
              </table:table-cell>
              <table:table-cell office:value-type="float" office:value="0.071207">
                <text:p>0.071207</text:p>
              </table:table-cell>
              <table:table-cell office:value-type="float" office:value="0.064394">
                <text:p>0.064394</text:p>
              </table:table-cell>
              <table:table-cell office:value-type="float" office:value="0.066143">
                <text:p>0.066143</text:p>
              </table:table-cell>
              <table:table-cell office:value-type="float" office:value="0.063737">
                <text:p>0.063737</text:p>
              </table:table-cell>
              <table:table-cell office:value-type="float" office:value="0.059822">
                <text:p>0.059822</text:p>
              </table:table-cell>
              <table:table-cell office:value-type="float" office:value="0.055643">
                <text:p>0.055643</text:p>
              </table:table-cell>
              <table:table-cell office:value-type="float" office:value="0.053743">
                <text:p>0.053743</text:p>
              </table:table-cell>
              <table:table-cell office:value-type="float" office:value="0.050194">
                <text:p>0.050194</text:p>
              </table:table-cell>
              <table:table-cell office:value-type="float" office:value="0.048218">
                <text:p>0.048218</text:p>
              </table:table-cell>
              <table:table-cell office:value-type="float" office:value="0.043024">
                <text:p>0.043024</text:p>
              </table:table-cell>
              <table:table-cell office:value-type="float" office:value="0.041219">
                <text:p>0.041219</text:p>
              </table:table-cell>
              <table:table-cell office:value-type="float" office:value="0.039587">
                <text:p>0.039587</text:p>
              </table:table-cell>
              <table:table-cell office:value-type="float" office:value="0.037628">
                <text:p>0.037628</text:p>
              </table:table-cell>
              <table:table-cell office:value-type="float" office:value="0.035427">
                <text:p>0.035427</text:p>
              </table:table-cell>
              <table:table-cell office:value-type="float" office:value="0.034942">
                <text:p>0.034942</text:p>
              </table:table-cell>
              <table:table-cell office:value-type="float" office:value="0.033388">
                <text:p>0.033388</text:p>
              </table:table-cell>
              <table:table-cell office:value-type="float" office:value="0.032204">
                <text:p>0.032204</text:p>
              </table:table-cell>
              <table:table-cell office:value-type="float" office:value="0.030482">
                <text:p>0.030482</text:p>
              </table:table-cell>
              <table:table-cell office:value-type="float" office:value="0.029241">
                <text:p>0.029241</text:p>
              </table:table-cell>
              <table:table-cell office:value-type="float" office:value="0.029287">
                <text:p>0.029287</text:p>
              </table:table-cell>
              <table:table-cell office:value-type="float" office:value="0.028499">
                <text:p>0.028499</text:p>
              </table:table-cell>
              <table:table-cell office:value-type="float" office:value="0.027873">
                <text:p>0.027873</text:p>
              </table:table-cell>
              <table:table-cell office:value-type="float" office:value="0.025064">
                <text:p>0.025064</text:p>
              </table:table-cell>
              <table:table-cell office:value-type="float" office:value="0.025659">
                <text:p>0.025659</text:p>
              </table:table-cell>
              <table:table-cell office:value-type="float" office:value="0.023244">
                <text:p>0.023244</text:p>
              </table:table-cell>
              <table:table-cell office:value-type="float" office:value="0.025974">
                <text:p>0.025974</text:p>
              </table:table-cell>
              <table:table-cell office:value-type="float" office:value="0.023955">
                <text:p>0.023955</text:p>
              </table:table-cell>
              <table:table-cell office:value-type="float" office:value="0.023452">
                <text:p>0.023452</text:p>
              </table:table-cell>
              <table:table-cell office:value-type="float" office:value="0.020627">
                <text:p>0.020627</text:p>
              </table:table-cell>
              <table:table-cell office:value-type="float" office:value="0.021875">
                <text:p>0.021875</text:p>
              </table:table-cell>
              <table:table-cell office:value-type="float" office:value="0.020628">
                <text:p>0.020628</text:p>
              </table:table-cell>
              <table:table-cell office:value-type="float" office:value="0.019359">
                <text:p>0.019359</text:p>
              </table:table-cell>
              <table:table-cell office:value-type="float" office:value="0.020168">
                <text:p>0.020168</text:p>
              </table:table-cell>
              <table:table-cell office:value-type="float" office:value="0.018385">
                <text:p>0.018385</text:p>
              </table:table-cell>
              <table:table-cell office:value-type="float" office:value="0.018868">
                <text:p>0.018868</text:p>
              </table:table-cell>
              <table:table-cell office:value-type="float" office:value="0.020997">
                <text:p>0.020997</text:p>
              </table:table-cell>
              <table:table-cell office:value-type="float" office:value="0.018172">
                <text:p>0.018172</text:p>
              </table:table-cell>
              <table:table-cell office:value-type="float" office:value="0.018889">
                <text:p>0.018889</text:p>
              </table:table-cell>
              <table:table-cell office:value-type="float" office:value="0.019041">
                <text:p>0.019041</text:p>
              </table:table-cell>
              <table:table-cell office:value-type="float" office:value="0.019535">
                <text:p>0.019535</text:p>
              </table:table-cell>
              <table:table-cell office:value-type="float" office:value="0.017321">
                <text:p>0.017321</text:p>
              </table:table-cell>
              <table:table-cell office:value-type="float" office:value="0.016206">
                <text:p>0.016206</text:p>
              </table:table-cell>
              <table:table-cell office:value-type="float" office:value="0.017014">
                <text:p>0.017014</text:p>
              </table:table-cell>
              <table:table-cell office:value-type="float" office:value="0.017966">
                <text:p>0.017966</text:p>
              </table:table-cell>
              <table:table-cell office:value-type="float" office:value="0.017455">
                <text:p>0.017455</text:p>
              </table:table-cell>
              <table:table-cell office:value-type="float" office:value="0.017944">
                <text:p>0.017944</text:p>
              </table:table-cell>
              <table:table-cell office:value-type="float" office:value="0.01663">
                <text:p>0.01663</text:p>
              </table:table-cell>
              <table:table-cell office:value-type="float" office:value="0.016633">
                <text:p>0.016633</text:p>
              </table:table-cell>
              <table:table-cell office:value-type="float" office:value="0.017279">
                <text:p>0.017279</text:p>
              </table:table-cell>
              <table:table-cell office:value-type="float" office:value="0.017265">
                <text:p>0.017265</text:p>
              </table:table-cell>
              <table:table-cell office:value-type="float" office:value="0.017864">
                <text:p>0.017864</text:p>
              </table:table-cell>
              <table:table-cell office:value-type="float" office:value="0.017644">
                <text:p>0.017644</text:p>
              </table:table-cell>
              <table:table-cell office:value-type="float" office:value="0.017015">
                <text:p>0.017015</text:p>
              </table:table-cell>
              <table:table-cell office:value-type="float" office:value="0.015513">
                <text:p>0.015513</text:p>
              </table:table-cell>
              <table:table-cell office:value-type="float" office:value="0.016388">
                <text:p>0.016388</text:p>
              </table:table-cell>
              <table:table-cell office:value-type="float" office:value="0.015587">
                <text:p>0.015587</text:p>
              </table:table-cell>
              <table:table-cell office:value-type="float" office:value="0.016145">
                <text:p>0.016145</text:p>
              </table:table-cell>
              <table:table-cell office:value-type="float" office:value="0.01599">
                <text:p>0.01599</text:p>
              </table:table-cell>
              <table:table-cell office:value-type="float" office:value="0.016992">
                <text:p>0.016992</text:p>
              </table:table-cell>
              <table:table-cell office:value-type="float" office:value="0.01611">
                <text:p>0.01611</text:p>
              </table:table-cell>
              <table:table-cell office:value-type="float" office:value="0.016098">
                <text:p>0.016098</text:p>
              </table:table-cell>
              <table:table-cell office:value-type="float" office:value="0.017153">
                <text:p>0.017153</text:p>
              </table:table-cell>
              <table:table-cell office:value-type="float" office:value="0.016198">
                <text:p>0.016198</text:p>
              </table:table-cell>
              <table:table-cell office:value-type="float" office:value="0.01655">
                <text:p>0.01655</text:p>
              </table:table-cell>
              <table:table-cell office:value-type="float" office:value="0.01553">
                <text:p>0.01553</text:p>
              </table:table-cell>
              <table:table-cell office:value-type="float" office:value="0.016394">
                <text:p>0.016394</text:p>
              </table:table-cell>
              <table:table-cell office:value-type="float" office:value="0.016015">
                <text:p>0.016015</text:p>
              </table:table-cell>
              <table:table-cell office:value-type="float" office:value="0.016099">
                <text:p>0.016099</text:p>
              </table:table-cell>
              <table:table-cell office:value-type="float" office:value="0.015226">
                <text:p>0.015226</text:p>
              </table:table-cell>
              <table:table-cell office:value-type="float" office:value="0.015929">
                <text:p>0.015929</text:p>
              </table:table-cell>
              <table:table-cell office:value-type="float" office:value="0.015916">
                <text:p>0.015916</text:p>
              </table:table-cell>
              <table:table-cell office:value-type="float" office:value="0.015108">
                <text:p>0.015108</text:p>
              </table:table-cell>
              <table:table-cell office:value-type="float" office:value="0.015294">
                <text:p>0.015294</text:p>
              </table:table-cell>
              <table:table-cell office:value-type="float" office:value="0.015249">
                <text:p>0.015249</text:p>
              </table:table-cell>
              <table:table-cell office:value-type="float" office:value="0.016368">
                <text:p>0.016368</text:p>
              </table:table-cell>
              <table:table-cell office:value-type="float" office:value="0.014444">
                <text:p>0.014444</text:p>
              </table:table-cell>
              <table:table-cell office:value-type="float" office:value="0.015817">
                <text:p>0.015817</text:p>
              </table:table-cell>
              <table:table-cell office:value-type="float" office:value="0.01533">
                <text:p>0.01533</text:p>
              </table:table-cell>
              <table:table-cell office:value-type="float" office:value="0.01522">
                <text:p>0.01522</text:p>
              </table:table-cell>
              <table:table-cell office:value-type="float" office:value="0.014416">
                <text:p>0.014416</text:p>
              </table:table-cell>
              <table:table-cell office:value-type="float" office:value="0.014541">
                <text:p>0.014541</text:p>
              </table:table-cell>
              <table:table-cell office:value-type="float" office:value="0.015692">
                <text:p>0.015692</text:p>
              </table:table-cell>
              <table:table-cell office:value-type="float" office:value="0.015761">
                <text:p>0.015761</text:p>
              </table:table-cell>
              <table:table-cell office:value-type="float" office:value="0.014841">
                <text:p>0.014841</text:p>
              </table:table-cell>
              <table:table-cell office:value-type="float" office:value="0.014982">
                <text:p>0.014982</text:p>
              </table:table-cell>
              <table:table-cell office:value-type="float" office:value="0.015121">
                <text:p>0.015121</text:p>
              </table:table-cell>
              <table:table-cell office:value-type="float" office:value="0.015125">
                <text:p>0.015125</text:p>
              </table:table-cell>
              <table:table-cell office:value-type="float" office:value="0.014979">
                <text:p>0.014979</text:p>
              </table:table-cell>
              <table:table-cell office:value-type="float" office:value="0.015314">
                <text:p>0.015314</text:p>
              </table:table-cell>
              <table:table-cell office:value-type="float" office:value="0.01422">
                <text:p>0.01422</text:p>
              </table:table-cell>
              <table:table-cell office:value-type="float" office:value="0.013759">
                <text:p>0.013759</text:p>
              </table:table-cell>
              <table:table-cell office:value-type="float" office:value="0.015108">
                <text:p>0.015108</text:p>
              </table:table-cell>
              <table:table-cell office:value-type="float" office:value="0.014546">
                <text:p>0.014546</text:p>
              </table:table-cell>
              <table:table-cell office:value-type="float" office:value="0.015857">
                <text:p>0.015857</text:p>
              </table:table-cell>
              <table:table-cell office:value-type="float" office:value="0.015391">
                <text:p>0.015391</text:p>
              </table:table-cell>
              <table:table-cell office:value-type="float" office:value="0.014475">
                <text:p>0.014475</text:p>
              </table:table-cell>
              <table:table-cell office:value-type="float" office:value="0.014694">
                <text:p>0.014694</text:p>
              </table:table-cell>
              <table:table-cell office:value-type="float" office:value="0.015616">
                <text:p>0.015616</text:p>
              </table:table-cell>
              <table:table-cell office:value-type="float" office:value="0.015115">
                <text:p>0.015115</text:p>
              </table:table-cell>
              <table:table-cell office:value-type="float" office:value="0.014898">
                <text:p>0.014898</text:p>
              </table:table-cell>
              <table:table-cell office:value-type="float" office:value="0.014966">
                <text:p>0.014966</text:p>
              </table:table-cell>
              <table:table-cell office:value-type="float" office:value="0.014858">
                <text:p>0.014858</text:p>
              </table:table-cell>
              <table:table-cell office:value-type="float" office:value="0.01489">
                <text:p>0.01489</text:p>
              </table:table-cell>
              <table:table-cell office:value-type="float" office:value="0.014232">
                <text:p>0.014232</text:p>
              </table:table-cell>
              <table:table-cell office:value-type="float" office:value="0.014736">
                <text:p>0.014736</text:p>
              </table:table-cell>
              <table:table-cell office:value-type="float" office:value="0.016139">
                <text:p>0.016139</text:p>
              </table:table-cell>
              <table:table-cell office:value-type="float" office:value="0.014848">
                <text:p>0.014848</text:p>
              </table:table-cell>
              <table:table-cell office:value-type="float" office:value="0.013947">
                <text:p>0.013947</text:p>
              </table:table-cell>
              <table:table-cell office:value-type="float" office:value="0.014525">
                <text:p>0.014525</text:p>
              </table:table-cell>
              <table:table-cell office:value-type="float" office:value="0.014742">
                <text:p>0.014742</text:p>
              </table:table-cell>
              <table:table-cell office:value-type="float" office:value="0.013527">
                <text:p>0.013527</text:p>
              </table:table-cell>
              <table:table-cell office:value-type="float" office:value="0.014824">
                <text:p>0.014824</text:p>
              </table:table-cell>
              <table:table-cell office:value-type="float" office:value="0.013953">
                <text:p>0.013953</text:p>
              </table:table-cell>
              <table:table-cell office:value-type="float" office:value="0.014013">
                <text:p>0.014013</text:p>
              </table:table-cell>
              <table:table-cell office:value-type="float" office:value="0.013538">
                <text:p>0.013538</text:p>
              </table:table-cell>
              <table:table-cell office:value-type="float" office:value="0.013842">
                <text:p>0.013842</text:p>
              </table:table-cell>
              <table:table-cell office:value-type="float" office:value="0.014211">
                <text:p>0.014211</text:p>
              </table:table-cell>
              <table:table-cell office:value-type="float" office:value="0.013464">
                <text:p>0.013464</text:p>
              </table:table-cell>
              <table:table-cell office:value-type="float" office:value="0.013178">
                <text:p>0.013178</text:p>
              </table:table-cell>
              <table:table-cell office:value-type="float" office:value="0.013754">
                <text:p>0.013754</text:p>
              </table:table-cell>
              <table:table-cell office:value-type="float" office:value="0.013903">
                <text:p>0.013903</text:p>
              </table:table-cell>
              <table:table-cell office:value-type="float" office:value="0.014379">
                <text:p>0.014379</text:p>
              </table:table-cell>
              <table:table-cell office:value-type="float" office:value="0.013434">
                <text:p>0.013434</text:p>
              </table:table-cell>
              <table:table-cell office:value-type="float" office:value="0.013779">
                <text:p>0.013779</text:p>
              </table:table-cell>
              <table:table-cell office:value-type="float" office:value="0.014011">
                <text:p>0.014011</text:p>
              </table:table-cell>
              <table:table-cell office:value-type="float" office:value="0.013868">
                <text:p>0.013868</text:p>
              </table:table-cell>
              <table:table-cell office:value-type="float" office:value="0.013265">
                <text:p>0.013265</text:p>
              </table:table-cell>
              <table:table-cell office:value-type="float" office:value="0.014045">
                <text:p>0.014045</text:p>
              </table:table-cell>
              <table:table-cell office:value-type="float" office:value="0.013924">
                <text:p>0.013924</text:p>
              </table:table-cell>
              <table:table-cell office:value-type="float" office:value="0.01296">
                <text:p>0.01296</text:p>
              </table:table-cell>
              <table:table-cell office:value-type="float" office:value="0.011557">
                <text:p>0.011557</text:p>
              </table:table-cell>
              <table:table-cell office:value-type="float" office:value="0.013448">
                <text:p>0.013448</text:p>
              </table:table-cell>
              <table:table-cell office:value-type="float" office:value="0.013076">
                <text:p>0.013076</text:p>
              </table:table-cell>
              <table:table-cell office:value-type="float" office:value="0.013521">
                <text:p>0.013521</text:p>
              </table:table-cell>
              <table:table-cell office:value-type="float" office:value="0.013194">
                <text:p>0.013194</text:p>
              </table:table-cell>
              <table:table-cell office:value-type="float" office:value="0.012908">
                <text:p>0.012908</text:p>
              </table:table-cell>
              <table:table-cell office:value-type="float" office:value="0.013416">
                <text:p>0.013416</text:p>
              </table:table-cell>
              <table:table-cell office:value-type="float" office:value="0.013075">
                <text:p>0.013075</text:p>
              </table:table-cell>
              <table:table-cell office:value-type="float" office:value="0.01386">
                <text:p>0.01386</text:p>
              </table:table-cell>
              <table:table-cell office:value-type="float" office:value="0.012409">
                <text:p>0.012409</text:p>
              </table:table-cell>
              <table:table-cell office:value-type="float" office:value="0.012813">
                <text:p>0.012813</text:p>
              </table:table-cell>
              <table:table-cell office:value-type="float" office:value="0.013035">
                <text:p>0.013035</text:p>
              </table:table-cell>
              <table:table-cell office:value-type="float" office:value="0.012688">
                <text:p>0.012688</text:p>
              </table:table-cell>
              <table:table-cell office:value-type="float" office:value="0.012954">
                <text:p>0.012954</text:p>
              </table:table-cell>
              <table:table-cell office:value-type="float" office:value="0.01266">
                <text:p>0.01266</text:p>
              </table:table-cell>
              <table:table-cell office:value-type="float" office:value="0.011982">
                <text:p>0.011982</text:p>
              </table:table-cell>
              <table:table-cell office:value-type="float" office:value="0.012523">
                <text:p>0.012523</text:p>
              </table:table-cell>
              <table:table-cell office:value-type="float" office:value="0.013251">
                <text:p>0.013251</text:p>
              </table:table-cell>
              <table:table-cell office:value-type="float" office:value="0.012537">
                <text:p>0.012537</text:p>
              </table:table-cell>
              <table:table-cell office:value-type="float" office:value="0.01313">
                <text:p>0.01313</text:p>
              </table:table-cell>
              <table:table-cell office:value-type="float" office:value="0.012142">
                <text:p>0.012142</text:p>
              </table:table-cell>
              <table:table-cell office:value-type="float" office:value="0.012051">
                <text:p>0.012051</text:p>
              </table:table-cell>
              <table:table-cell office:value-type="float" office:value="0.012363">
                <text:p>0.012363</text:p>
              </table:table-cell>
              <table:table-cell office:value-type="float" office:value="0.012832">
                <text:p>0.012832</text:p>
              </table:table-cell>
              <table:table-cell office:value-type="float" office:value="0.012647">
                <text:p>0.012647</text:p>
              </table:table-cell>
              <table:table-cell office:value-type="float" office:value="0.012167">
                <text:p>0.012167</text:p>
              </table:table-cell>
              <table:table-cell office:value-type="float" office:value="0.012392">
                <text:p>0.012392</text:p>
              </table:table-cell>
              <table:table-cell office:value-type="float" office:value="0.012331">
                <text:p>0.012331</text:p>
              </table:table-cell>
              <table:table-cell office:value-type="float" office:value="0.012768">
                <text:p>0.012768</text:p>
              </table:table-cell>
              <table:table-cell office:value-type="float" office:value="0.011948">
                <text:p>0.011948</text:p>
              </table:table-cell>
              <table:table-cell office:value-type="float" office:value="0.011961">
                <text:p>0.011961</text:p>
              </table:table-cell>
              <table:table-cell office:value-type="float" office:value="0.011831">
                <text:p>0.011831</text:p>
              </table:table-cell>
              <table:table-cell office:value-type="float" office:value="0.012463">
                <text:p>0.012463</text:p>
              </table:table-cell>
              <table:table-cell office:value-type="float" office:value="0.012538">
                <text:p>0.012538</text:p>
              </table:table-cell>
              <table:table-cell office:value-type="float" office:value="0.012579">
                <text:p>0.012579</text:p>
              </table:table-cell>
              <table:table-cell office:value-type="float" office:value="0.013241">
                <text:p>0.013241</text:p>
              </table:table-cell>
              <table:table-cell office:value-type="float" office:value="0.012671">
                <text:p>0.012671</text:p>
              </table:table-cell>
              <table:table-cell office:value-type="float" office:value="0.01308">
                <text:p>0.01308</text:p>
              </table:table-cell>
              <table:table-cell office:value-type="float" office:value="0.012266">
                <text:p>0.012266</text:p>
              </table:table-cell>
              <table:table-cell office:value-type="float" office:value="0.013131">
                <text:p>0.013131</text:p>
              </table:table-cell>
              <table:table-cell office:value-type="float" office:value="0.012489">
                <text:p>0.012489</text:p>
              </table:table-cell>
              <table:table-cell office:value-type="float" office:value="0.012754">
                <text:p>0.012754</text:p>
              </table:table-cell>
              <table:table-cell office:value-type="float" office:value="0.012442">
                <text:p>0.012442</text:p>
              </table:table-cell>
              <table:table-cell office:value-type="float" office:value="0.012568">
                <text:p>0.012568</text:p>
              </table:table-cell>
              <table:table-cell office:value-type="float" office:value="0.012742">
                <text:p>0.012742</text:p>
              </table:table-cell>
              <table:table-cell office:value-type="float" office:value="0.012501">
                <text:p>0.012501</text:p>
              </table:table-cell>
              <table:table-cell office:value-type="float" office:value="0.011548">
                <text:p>0.011548</text:p>
              </table:table-cell>
              <table:table-cell office:value-type="float" office:value="0.011811">
                <text:p>0.011811</text:p>
              </table:table-cell>
              <table:table-cell office:value-type="float" office:value="0.012223">
                <text:p>0.012223</text:p>
              </table:table-cell>
              <table:table-cell office:value-type="float" office:value="0.013392">
                <text:p>0.013392</text:p>
              </table:table-cell>
              <table:table-cell office:value-type="float" office:value="0.012181">
                <text:p>0.012181</text:p>
              </table:table-cell>
              <table:table-cell office:value-type="float" office:value="0.012446">
                <text:p>0.012446</text:p>
              </table:table-cell>
              <table:table-cell office:value-type="float" office:value="0.012741">
                <text:p>0.012741</text:p>
              </table:table-cell>
              <table:table-cell office:value-type="float" office:value="0.013025">
                <text:p>0.013025</text:p>
              </table:table-cell>
              <table:table-cell office:value-type="float" office:value="0.012145">
                <text:p>0.012145</text:p>
              </table:table-cell>
              <table:table-cell office:value-type="float" office:value="0.01206">
                <text:p>0.01206</text:p>
              </table:table-cell>
              <table:table-cell office:value-type="float" office:value="0.011742">
                <text:p>0.011742</text:p>
              </table:table-cell>
              <table:table-cell office:value-type="float" office:value="0.012129">
                <text:p>0.012129</text:p>
              </table:table-cell>
              <table:table-cell office:value-type="float" office:value="0.011552">
                <text:p>0.011552</text:p>
              </table:table-cell>
              <table:table-cell office:value-type="float" office:value="0.012276">
                <text:p>0.012276</text:p>
              </table:table-cell>
              <table:table-cell office:value-type="float" office:value="0.011466">
                <text:p>0.011466</text:p>
              </table:table-cell>
              <table:table-cell office:value-type="float" office:value="0.0119">
                <text:p>0.0119</text:p>
              </table:table-cell>
              <table:table-cell office:value-type="float" office:value="0.011675">
                <text:p>0.011675</text:p>
              </table:table-cell>
              <table:table-cell office:value-type="float" office:value="0.011894">
                <text:p>0.011894</text:p>
              </table:table-cell>
              <table:table-cell office:value-type="float" office:value="0.012312">
                <text:p>0.012312</text:p>
              </table:table-cell>
              <table:table-cell office:value-type="float" office:value="0.011818">
                <text:p>0.011818</text:p>
              </table:table-cell>
              <table:table-cell office:value-type="float" office:value="0.011648">
                <text:p>0.011648</text:p>
              </table:table-cell>
              <table:table-cell office:value-type="float" office:value="0.010732">
                <text:p>0.010732</text:p>
              </table:table-cell>
              <table:table-cell office:value-type="float" office:value="0.011293">
                <text:p>0.011293</text:p>
              </table:table-cell>
              <table:table-cell office:value-type="float" office:value="0.011481">
                <text:p>0.011481</text:p>
              </table:table-cell>
              <table:table-cell office:value-type="float" office:value="0.01202">
                <text:p>0.01202</text:p>
              </table:table-cell>
              <table:table-cell office:value-type="float" office:value="0.011576">
                <text:p>0.011576</text:p>
              </table:table-cell>
              <table:table-cell office:value-type="float" office:value="0.011788">
                <text:p>0.011788</text:p>
              </table:table-cell>
              <table:table-cell office:value-type="float" office:value="0.011745">
                <text:p>0.011745</text:p>
              </table:table-cell>
              <table:table-cell office:value-type="float" office:value="0.010709">
                <text:p>0.010709</text:p>
              </table:table-cell>
              <table:table-cell office:value-type="float" office:value="0.011333">
                <text:p>0.011333</text:p>
              </table:table-cell>
              <table:table-cell office:value-type="float" office:value="0.010744">
                <text:p>0.010744</text:p>
              </table:table-cell>
              <table:table-cell office:value-type="float" office:value="0.011625">
                <text:p>0.011625</text:p>
              </table:table-cell>
              <table:table-cell office:value-type="float" office:value="0.011716">
                <text:p>0.011716</text:p>
              </table:table-cell>
              <table:table-cell office:value-type="float" office:value="0.010705">
                <text:p>0.010705</text:p>
              </table:table-cell>
              <table:table-cell office:value-type="float" office:value="0.009964">
                <text:p>0.009964</text:p>
              </table:table-cell>
              <table:table-cell office:value-type="float" office:value="0.010817">
                <text:p>0.010817</text:p>
              </table:table-cell>
              <table:table-cell office:value-type="float" office:value="0.010716">
                <text:p>0.010716</text:p>
              </table:table-cell>
              <table:table-cell office:value-type="float" office:value="0.010732">
                <text:p>0.010732</text:p>
              </table:table-cell>
              <table:table-cell office:value-type="float" office:value="0.010831">
                <text:p>0.010831</text:p>
              </table:table-cell>
              <table:table-cell office:value-type="float" office:value="0.010244">
                <text:p>0.010244</text:p>
              </table:table-cell>
              <table:table-cell office:value-type="float" office:value="0.011072">
                <text:p>0.011072</text:p>
              </table:table-cell>
              <table:table-cell office:value-type="float" office:value="0.01028">
                <text:p>0.01028</text:p>
              </table:table-cell>
              <table:table-cell office:value-type="float" office:value="0.010583">
                <text:p>0.010583</text:p>
              </table:table-cell>
              <table:table-cell office:value-type="float" office:value="0.01037">
                <text:p>0.01037</text:p>
              </table:table-cell>
              <table:table-cell office:value-type="float" office:value="0.010759">
                <text:p>0.010759</text:p>
              </table:table-cell>
              <table:table-cell office:value-type="float" office:value="0.010273">
                <text:p>0.010273</text:p>
              </table:table-cell>
              <table:table-cell office:value-type="float" office:value="0.010908">
                <text:p>0.010908</text:p>
              </table:table-cell>
              <table:table-cell office:value-type="float" office:value="0.010901">
                <text:p>0.010901</text:p>
              </table:table-cell>
              <table:table-cell office:value-type="float" office:value="0.010682">
                <text:p>0.010682</text:p>
              </table:table-cell>
              <table:table-cell office:value-type="float" office:value="0.010831">
                <text:p>0.010831</text:p>
              </table:table-cell>
              <table:table-cell office:value-type="float" office:value="0.010072">
                <text:p>0.010072</text:p>
              </table:table-cell>
              <table:table-cell office:value-type="float" office:value="0.009692">
                <text:p>0.009692</text:p>
              </table:table-cell>
              <table:table-cell office:value-type="float" office:value="0.01018">
                <text:p>0.01018</text:p>
              </table:table-cell>
              <table:table-cell office:value-type="float" office:value="0.010289">
                <text:p>0.010289</text:p>
              </table:table-cell>
              <table:table-cell office:value-type="float" office:value="0.009903">
                <text:p>0.009903</text:p>
              </table:table-cell>
              <table:table-cell office:value-type="float" office:value="0.010656">
                <text:p>0.010656</text:p>
              </table:table-cell>
              <table:table-cell office:value-type="float" office:value="0.010685">
                <text:p>0.010685</text:p>
              </table:table-cell>
              <table:table-cell office:value-type="float" office:value="0.010633">
                <text:p>0.010633</text:p>
              </table:table-cell>
              <table:table-cell office:value-type="float" office:value="0.010968">
                <text:p>0.010968</text:p>
              </table:table-cell>
              <table:table-cell office:value-type="float" office:value="0.009867">
                <text:p>0.009867</text:p>
              </table:table-cell>
              <table:table-cell office:value-type="float" office:value="0.010301">
                <text:p>0.010301</text:p>
              </table:table-cell>
              <table:table-cell office:value-type="float" office:value="0.010767">
                <text:p>0.010767</text:p>
              </table:table-cell>
              <table:table-cell office:value-type="float" office:value="0.010575">
                <text:p>0.010575</text:p>
              </table:table-cell>
              <table:table-cell office:value-type="float" office:value="0.009419">
                <text:p>0.009419</text:p>
              </table:table-cell>
              <table:table-cell office:value-type="float" office:value="0.010128">
                <text:p>0.010128</text:p>
              </table:table-cell>
              <table:table-cell office:value-type="float" office:value="0.009903">
                <text:p>0.009903</text:p>
              </table:table-cell>
              <table:table-cell office:value-type="float" office:value="0.010328">
                <text:p>0.010328</text:p>
              </table:table-cell>
              <table:table-cell office:value-type="float" office:value="0.010645">
                <text:p>0.010645</text:p>
              </table:table-cell>
              <table:table-cell office:value-type="float" office:value="0.011066">
                <text:p>0.011066</text:p>
              </table:table-cell>
              <table:table-cell office:value-type="float" office:value="0.010711">
                <text:p>0.010711</text:p>
              </table:table-cell>
              <table:table-cell office:value-type="float" office:value="0.00952">
                <text:p>0.00952</text:p>
              </table:table-cell>
              <table:table-cell office:value-type="float" office:value="0.009935">
                <text:p>0.009935</text:p>
              </table:table-cell>
              <table:table-cell office:value-type="float" office:value="0.009501">
                <text:p>0.009501</text:p>
              </table:table-cell>
              <table:table-cell office:value-type="float" office:value="0.009833">
                <text:p>0.009833</text:p>
              </table:table-cell>
              <table:table-cell office:value-type="float" office:value="0.008734">
                <text:p>0.008734</text:p>
              </table:table-cell>
              <table:table-cell office:value-type="float" office:value="0.009489">
                <text:p>0.009489</text:p>
              </table:table-cell>
              <table:table-cell office:value-type="float" office:value="0.008917">
                <text:p>0.008917</text:p>
              </table:table-cell>
              <table:table-cell office:value-type="float" office:value="0.009339">
                <text:p>0.009339</text:p>
              </table:table-cell>
              <table:table-cell office:value-type="float" office:value="0.009435">
                <text:p>0.009435</text:p>
              </table:table-cell>
              <table:table-cell office:value-type="float" office:value="0.008824">
                <text:p>0.008824</text:p>
              </table:table-cell>
              <table:table-cell office:value-type="float" office:value="0.009268">
                <text:p>0.009268</text:p>
              </table:table-cell>
              <table:table-cell office:value-type="float" office:value="0.008707">
                <text:p>0.008707</text:p>
              </table:table-cell>
              <table:table-cell office:value-type="float" office:value="0.008753">
                <text:p>0.008753</text:p>
              </table:table-cell>
              <table:table-cell office:value-type="float" office:value="0.008347">
                <text:p>0.008347</text:p>
              </table:table-cell>
              <table:table-cell office:value-type="float" office:value="0.009287">
                <text:p>0.009287</text:p>
              </table:table-cell>
              <table:table-cell office:value-type="float" office:value="0.008476">
                <text:p>0.008476</text:p>
              </table:table-cell>
              <table:table-cell office:value-type="float" office:value="0.00875">
                <text:p>0.00875</text:p>
              </table:table-cell>
              <table:table-cell office:value-type="float" office:value="0.008484">
                <text:p>0.008484</text:p>
              </table:table-cell>
              <table:table-cell office:value-type="float" office:value="0.009137">
                <text:p>0.009137</text:p>
              </table:table-cell>
              <table:table-cell office:value-type="float" office:value="0.008429">
                <text:p>0.008429</text:p>
              </table:table-cell>
              <table:table-cell office:value-type="float" office:value="0.008032">
                <text:p>0.008032</text:p>
              </table:table-cell>
              <table:table-cell office:value-type="float" office:value="0.009087">
                <text:p>0.009087</text:p>
              </table:table-cell>
              <table:table-cell office:value-type="float" office:value="0.008968">
                <text:p>0.008968</text:p>
              </table:table-cell>
              <table:table-cell office:value-type="float" office:value="0.009577">
                <text:p>0.009577</text:p>
              </table:table-cell>
              <table:table-cell office:value-type="float" office:value="0.008316">
                <text:p>0.008316</text:p>
              </table:table-cell>
              <table:table-cell office:value-type="float" office:value="0.008096">
                <text:p>0.008096</text:p>
              </table:table-cell>
              <table:table-cell office:value-type="float" office:value="0.008135">
                <text:p>0.008135</text:p>
              </table:table-cell>
              <table:table-cell office:value-type="float" office:value="0.008186">
                <text:p>0.008186</text:p>
              </table:table-cell>
              <table:table-cell office:value-type="float" office:value="0.00833">
                <text:p>0.00833</text:p>
              </table:table-cell>
              <table:table-cell office:value-type="float" office:value="0.008339">
                <text:p>0.008339</text:p>
              </table:table-cell>
              <table:table-cell office:value-type="float" office:value="0.007871">
                <text:p>0.007871</text:p>
              </table:table-cell>
              <table:table-cell office:value-type="float" office:value="0.008178">
                <text:p>0.008178</text:p>
              </table:table-cell>
              <table:table-cell office:value-type="float" office:value="0.008402">
                <text:p>0.008402</text:p>
              </table:table-cell>
              <table:table-cell office:value-type="float" office:value="0.007528">
                <text:p>0.007528</text:p>
              </table:table-cell>
              <table:table-cell office:value-type="float" office:value="0.007616">
                <text:p>0.007616</text:p>
              </table:table-cell>
              <table:table-cell office:value-type="float" office:value="0.007274">
                <text:p>0.007274</text:p>
              </table:table-cell>
              <table:table-cell office:value-type="float" office:value="0.008479">
                <text:p>0.008479</text:p>
              </table:table-cell>
              <table:table-cell office:value-type="float" office:value="0.008537">
                <text:p>0.008537</text:p>
              </table:table-cell>
              <table:table-cell office:value-type="float" office:value="0.007761">
                <text:p>0.007761</text:p>
              </table:table-cell>
              <table:table-cell office:value-type="float" office:value="0.008278">
                <text:p>0.008278</text:p>
              </table:table-cell>
              <table:table-cell office:value-type="float" office:value="0.008417">
                <text:p>0.008417</text:p>
              </table:table-cell>
              <table:table-cell office:value-type="float" office:value="0.008129">
                <text:p>0.008129</text:p>
              </table:table-cell>
              <table:table-cell office:value-type="float" office:value="0.007807">
                <text:p>0.007807</text:p>
              </table:table-cell>
              <table:table-cell office:value-type="float" office:value="0.008171">
                <text:p>0.008171</text:p>
              </table:table-cell>
              <table:table-cell office:value-type="float" office:value="0.00811">
                <text:p>0.00811</text:p>
              </table:table-cell>
              <table:table-cell office:value-type="float" office:value="0.008111">
                <text:p>0.008111</text:p>
              </table:table-cell>
              <table:table-cell office:value-type="float" office:value="0.008567">
                <text:p>0.008567</text:p>
              </table:table-cell>
              <table:table-cell office:value-type="float" office:value="0.008087">
                <text:p>0.008087</text:p>
              </table:table-cell>
              <table:table-cell office:value-type="float" office:value="0.007274">
                <text:p>0.007274</text:p>
              </table:table-cell>
              <table:table-cell office:value-type="float" office:value="0.007887">
                <text:p>0.007887</text:p>
              </table:table-cell>
              <table:table-cell office:value-type="float" office:value="0.008156">
                <text:p>0.008156</text:p>
              </table:table-cell>
              <table:table-cell office:value-type="float" office:value="0.007667">
                <text:p>0.007667</text:p>
              </table:table-cell>
              <table:table-cell office:value-type="float" office:value="0.007966">
                <text:p>0.007966</text:p>
              </table:table-cell>
              <table:table-cell office:value-type="float" office:value="0.008384">
                <text:p>0.008384</text:p>
              </table:table-cell>
              <table:table-cell office:value-type="float" office:value="0.007668">
                <text:p>0.007668</text:p>
              </table:table-cell>
              <table:table-cell office:value-type="float" office:value="0.007901">
                <text:p>0.007901</text:p>
              </table:table-cell>
              <table:table-cell office:value-type="float" office:value="0.007697">
                <text:p>0.007697</text:p>
              </table:table-cell>
              <table:table-cell office:value-type="float" office:value="0.007449">
                <text:p>0.007449</text:p>
              </table:table-cell>
              <table:table-cell office:value-type="float" office:value="0.007558">
                <text:p>0.007558</text:p>
              </table:table-cell>
              <table:table-cell office:value-type="float" office:value="0.007922">
                <text:p>0.007922</text:p>
              </table:table-cell>
              <table:table-cell office:value-type="float" office:value="0.007678">
                <text:p>0.007678</text:p>
              </table:table-cell>
              <table:table-cell office:value-type="float" office:value="0.007441">
                <text:p>0.007441</text:p>
              </table:table-cell>
              <table:table-cell office:value-type="float" office:value="0.007751">
                <text:p>0.007751</text:p>
              </table:table-cell>
              <table:table-cell office:value-type="float" office:value="0.008544">
                <text:p>0.008544</text:p>
              </table:table-cell>
              <table:table-cell office:value-type="float" office:value="0.007728">
                <text:p>0.007728</text:p>
              </table:table-cell>
              <table:table-cell office:value-type="float" office:value="0.007711">
                <text:p>0.007711</text:p>
              </table:table-cell>
              <table:table-cell office:value-type="float" office:value="0.008221">
                <text:p>0.008221</text:p>
              </table:table-cell>
              <table:table-cell office:value-type="float" office:value="0.008422">
                <text:p>0.008422</text:p>
              </table:table-cell>
              <table:table-cell office:value-type="float" office:value="0.008195">
                <text:p>0.008195</text:p>
              </table:table-cell>
              <table:table-cell office:value-type="float" office:value="0.008054">
                <text:p>0.008054</text:p>
              </table:table-cell>
              <table:table-cell office:value-type="float" office:value="0.008033">
                <text:p>0.008033</text:p>
              </table:table-cell>
              <table:table-cell office:value-type="float" office:value="0.007186">
                <text:p>0.007186</text:p>
              </table:table-cell>
              <table:table-cell office:value-type="float" office:value="0.006954">
                <text:p>0.006954</text:p>
              </table:table-cell>
              <table:table-cell office:value-type="float" office:value="0.006864">
                <text:p>0.006864</text:p>
              </table:table-cell>
              <table:table-cell office:value-type="float" office:value="0.007741">
                <text:p>0.007741</text:p>
              </table:table-cell>
              <table:table-cell office:value-type="float" office:value="0.007266">
                <text:p>0.007266</text:p>
              </table:table-cell>
              <table:table-cell office:value-type="float" office:value="0.006753">
                <text:p>0.006753</text:p>
              </table:table-cell>
              <table:table-cell office:value-type="float" office:value="0.007202">
                <text:p>0.007202</text:p>
              </table:table-cell>
              <table:table-cell office:value-type="float" office:value="0.006784">
                <text:p>0.006784</text:p>
              </table:table-cell>
              <table:table-cell office:value-type="float" office:value="0.007106">
                <text:p>0.007106</text:p>
              </table:table-cell>
              <table:table-cell office:value-type="float" office:value="0.006856">
                <text:p>0.006856</text:p>
              </table:table-cell>
              <table:table-cell office:value-type="float" office:value="0.007064">
                <text:p>0.007064</text:p>
              </table:table-cell>
              <table:table-cell office:value-type="float" office:value="0.006639">
                <text:p>0.006639</text:p>
              </table:table-cell>
              <table:table-cell office:value-type="float" office:value="0.006836">
                <text:p>0.006836</text:p>
              </table:table-cell>
              <table:table-cell office:value-type="float" office:value="0.006999">
                <text:p>0.006999</text:p>
              </table:table-cell>
              <table:table-cell office:value-type="float" office:value="0.006923">
                <text:p>0.006923</text:p>
              </table:table-cell>
              <table:table-cell office:value-type="float" office:value="0.006814">
                <text:p>0.006814</text:p>
              </table:table-cell>
              <table:table-cell office:value-type="float" office:value="0.006234">
                <text:p>0.006234</text:p>
              </table:table-cell>
              <table:table-cell office:value-type="float" office:value="0.007223">
                <text:p>0.007223</text:p>
              </table:table-cell>
              <table:table-cell office:value-type="float" office:value="0.007171">
                <text:p>0.007171</text:p>
              </table:table-cell>
              <table:table-cell office:value-type="float" office:value="0.006921">
                <text:p>0.006921</text:p>
              </table:table-cell>
              <table:table-cell office:value-type="float" office:value="0.006479">
                <text:p>0.006479</text:p>
              </table:table-cell>
              <table:table-cell office:value-type="float" office:value="0.006558">
                <text:p>0.006558</text:p>
              </table:table-cell>
              <table:table-cell office:value-type="float" office:value="0.007858">
                <text:p>0.007858</text:p>
              </table:table-cell>
              <table:table-cell office:value-type="float" office:value="0.007528">
                <text:p>0.007528</text:p>
              </table:table-cell>
              <table:table-cell office:value-type="float" office:value="0.007359">
                <text:p>0.007359</text:p>
              </table:table-cell>
              <table:table-cell office:value-type="float" office:value="0.007501">
                <text:p>0.007501</text:p>
              </table:table-cell>
              <table:table-cell office:value-type="float" office:value="0.00776">
                <text:p>0.00776</text:p>
              </table:table-cell>
              <table:table-cell office:value-type="float" office:value="0.007919">
                <text:p>0.007919</text:p>
              </table:table-cell>
              <table:table-cell office:value-type="float" office:value="0.007776">
                <text:p>0.007776</text:p>
              </table:table-cell>
              <table:table-cell office:value-type="float" office:value="0.007327">
                <text:p>0.007327</text:p>
              </table:table-cell>
              <table:table-cell office:value-type="float" office:value="0.007651">
                <text:p>0.007651</text:p>
              </table:table-cell>
              <table:table-cell office:value-type="float" office:value="0.007582">
                <text:p>0.007582</text:p>
              </table:table-cell>
              <table:table-cell office:value-type="float" office:value="0.007329">
                <text:p>0.007329</text:p>
              </table:table-cell>
              <table:table-cell office:value-type="float" office:value="0.007792">
                <text:p>0.007792</text:p>
              </table:table-cell>
              <table:table-cell office:value-type="float" office:value="0.007568">
                <text:p>0.007568</text:p>
              </table:table-cell>
              <table:table-cell office:value-type="float" office:value="0.007135">
                <text:p>0.007135</text:p>
              </table:table-cell>
              <table:table-cell office:value-type="float" office:value="0.008028">
                <text:p>0.008028</text:p>
              </table:table-cell>
              <table:table-cell office:value-type="float" office:value="0.007854">
                <text:p>0.007854</text:p>
              </table:table-cell>
              <table:table-cell office:value-type="float" office:value="0.007537">
                <text:p>0.007537</text:p>
              </table:table-cell>
              <table:table-cell office:value-type="float" office:value="0.007989">
                <text:p>0.007989</text:p>
              </table:table-cell>
              <table:table-cell office:value-type="float" office:value="0.007951">
                <text:p>0.007951</text:p>
              </table:table-cell>
              <table:table-cell office:value-type="float" office:value="0.008079">
                <text:p>0.008079</text:p>
              </table:table-cell>
              <table:table-cell office:value-type="float" office:value="0.00755">
                <text:p>0.00755</text:p>
              </table:table-cell>
              <table:table-cell office:value-type="float" office:value="0.008516">
                <text:p>0.008516</text:p>
              </table:table-cell>
              <table:table-cell office:value-type="float" office:value="0.007278">
                <text:p>0.007278</text:p>
              </table:table-cell>
              <table:table-cell office:value-type="float" office:value="0.007835">
                <text:p>0.007835</text:p>
              </table:table-cell>
              <table:table-cell office:value-type="float" office:value="0.008497">
                <text:p>0.008497</text:p>
              </table:table-cell>
              <table:table-cell office:value-type="float" office:value="0.007328">
                <text:p>0.007328</text:p>
              </table:table-cell>
              <table:table-cell office:value-type="float" office:value="0.007461">
                <text:p>0.007461</text:p>
              </table:table-cell>
              <table:table-cell office:value-type="float" office:value="0.007521">
                <text:p>0.007521</text:p>
              </table:table-cell>
              <table:table-cell office:value-type="float" office:value="0.00747">
                <text:p>0.00747</text:p>
              </table:table-cell>
              <table:table-cell office:value-type="float" office:value="0.007778">
                <text:p>0.007778</text:p>
              </table:table-cell>
              <table:table-cell office:value-type="float" office:value="0.007406">
                <text:p>0.007406</text:p>
              </table:table-cell>
              <table:table-cell office:value-type="float" office:value="0.00756">
                <text:p>0.00756</text:p>
              </table:table-cell>
              <table:table-cell office:value-type="float" office:value="0.007384">
                <text:p>0.007384</text:p>
              </table:table-cell>
              <table:table-cell office:value-type="float" office:value="0.007949">
                <text:p>0.007949</text:p>
              </table:table-cell>
              <table:table-cell office:value-type="float" office:value="0.007446">
                <text:p>0.007446</text:p>
              </table:table-cell>
              <table:table-cell office:value-type="float" office:value="0.006984">
                <text:p>0.006984</text:p>
              </table:table-cell>
              <table:table-cell office:value-type="float" office:value="0.008464">
                <text:p>0.008464</text:p>
              </table:table-cell>
              <table:table-cell office:value-type="float" office:value="0.00718">
                <text:p>0.00718</text:p>
              </table:table-cell>
              <table:table-cell office:value-type="float" office:value="0.007005">
                <text:p>0.007005</text:p>
              </table:table-cell>
              <table:table-cell office:value-type="float" office:value="0.006868">
                <text:p>0.006868</text:p>
              </table:table-cell>
              <table:table-cell office:value-type="float" office:value="0.007387">
                <text:p>0.007387</text:p>
              </table:table-cell>
              <table:table-cell office:value-type="float" office:value="0.007261">
                <text:p>0.007261</text:p>
              </table:table-cell>
              <table:table-cell office:value-type="float" office:value="0.006786">
                <text:p>0.006786</text:p>
              </table:table-cell>
              <table:table-cell office:value-type="float" office:value="0.006615">
                <text:p>0.006615</text:p>
              </table:table-cell>
              <table:table-cell office:value-type="float" office:value="0.007439">
                <text:p>0.007439</text:p>
              </table:table-cell>
              <table:table-cell office:value-type="float" office:value="0.007154">
                <text:p>0.007154</text:p>
              </table:table-cell>
              <table:table-cell office:value-type="float" office:value="0.007182">
                <text:p>0.007182</text:p>
              </table:table-cell>
              <table:table-cell office:value-type="float" office:value="0.006908">
                <text:p>0.006908</text:p>
              </table:table-cell>
              <table:table-cell office:value-type="float" office:value="0.006687">
                <text:p>0.006687</text:p>
              </table:table-cell>
              <table:table-cell office:value-type="float" office:value="0.006986">
                <text:p>0.006986</text:p>
              </table:table-cell>
              <table:table-cell office:value-type="float" office:value="0.007001">
                <text:p>0.007001</text:p>
              </table:table-cell>
              <table:table-cell office:value-type="float" office:value="0.006504">
                <text:p>0.006504</text:p>
              </table:table-cell>
              <table:table-cell office:value-type="float" office:value="0.007269">
                <text:p>0.007269</text:p>
              </table:table-cell>
              <table:table-cell office:value-type="float" office:value="0.00721">
                <text:p>0.00721</text:p>
              </table:table-cell>
              <table:table-cell office:value-type="float" office:value="0.007141">
                <text:p>0.007141</text:p>
              </table:table-cell>
              <table:table-cell office:value-type="float" office:value="0.007588">
                <text:p>0.007588</text:p>
              </table:table-cell>
              <table:table-cell office:value-type="float" office:value="0.007057">
                <text:p>0.007057</text:p>
              </table:table-cell>
              <table:table-cell office:value-type="float" office:value="0.007409">
                <text:p>0.007409</text:p>
              </table:table-cell>
              <table:table-cell office:value-type="float" office:value="0.00775">
                <text:p>0.00775</text:p>
              </table:table-cell>
              <table:table-cell office:value-type="float" office:value="0.006674">
                <text:p>0.006674</text:p>
              </table:table-cell>
              <table:table-cell office:value-type="float" office:value="0.006938">
                <text:p>0.006938</text:p>
              </table:table-cell>
              <table:table-cell office:value-type="float" office:value="0.007126">
                <text:p>0.007126</text:p>
              </table:table-cell>
              <table:table-cell office:value-type="float" office:value="0.006582">
                <text:p>0.006582</text:p>
              </table:table-cell>
              <table:table-cell office:value-type="float" office:value="0.007003">
                <text:p>0.007003</text:p>
              </table:table-cell>
              <table:table-cell office:value-type="float" office:value="0.006807">
                <text:p>0.006807</text:p>
              </table:table-cell>
              <table:table-cell office:value-type="float" office:value="0.006811">
                <text:p>0.006811</text:p>
              </table:table-cell>
              <table:table-cell office:value-type="float" office:value="0.006367">
                <text:p>0.006367</text:p>
              </table:table-cell>
              <table:table-cell office:value-type="float" office:value="0.006195">
                <text:p>0.006195</text:p>
              </table:table-cell>
              <table:table-cell office:value-type="float" office:value="0.005813">
                <text:p>0.005813</text:p>
              </table:table-cell>
              <table:table-cell office:value-type="float" office:value="0.006595">
                <text:p>0.006595</text:p>
              </table:table-cell>
              <table:table-cell office:value-type="float" office:value="0.006317">
                <text:p>0.006317</text:p>
              </table:table-cell>
              <table:table-cell office:value-type="float" office:value="0.005983">
                <text:p>0.005983</text:p>
              </table:table-cell>
              <table:table-cell office:value-type="float" office:value="0.006111">
                <text:p>0.006111</text:p>
              </table:table-cell>
              <table:table-cell office:value-type="float" office:value="0.006109">
                <text:p>0.006109</text:p>
              </table:table-cell>
              <table:table-cell office:value-type="float" office:value="0.005956">
                <text:p>0.005956</text:p>
              </table:table-cell>
              <table:table-cell office:value-type="float" office:value="0.005647">
                <text:p>0.005647</text:p>
              </table:table-cell>
              <table:table-cell office:value-type="float" office:value="0.006146">
                <text:p>0.006146</text:p>
              </table:table-cell>
              <table:table-cell office:value-type="float" office:value="0.005964">
                <text:p>0.005964</text:p>
              </table:table-cell>
              <table:table-cell office:value-type="float" office:value="0.007099">
                <text:p>0.007099</text:p>
              </table:table-cell>
              <table:table-cell office:value-type="float" office:value="0.006355">
                <text:p>0.006355</text:p>
              </table:table-cell>
              <table:table-cell office:value-type="float" office:value="0.006375">
                <text:p>0.006375</text:p>
              </table:table-cell>
              <table:table-cell office:value-type="float" office:value="0.006572">
                <text:p>0.006572</text:p>
              </table:table-cell>
              <table:table-cell office:value-type="float" office:value="0.006565">
                <text:p>0.006565</text:p>
              </table:table-cell>
              <table:table-cell office:value-type="float" office:value="0.006826">
                <text:p>0.006826</text:p>
              </table:table-cell>
              <table:table-cell office:value-type="float" office:value="0.006705">
                <text:p>0.006705</text:p>
              </table:table-cell>
              <table:table-cell office:value-type="float" office:value="0.006149">
                <text:p>0.006149</text:p>
              </table:table-cell>
              <table:table-cell office:value-type="float" office:value="0.006783">
                <text:p>0.006783</text:p>
              </table:table-cell>
              <table:table-cell office:value-type="float" office:value="0.006579">
                <text:p>0.006579</text:p>
              </table:table-cell>
              <table:table-cell office:value-type="float" office:value="0.006014">
                <text:p>0.006014</text:p>
              </table:table-cell>
              <table:table-cell office:value-type="float" office:value="0.006431">
                <text:p>0.006431</text:p>
              </table:table-cell>
              <table:table-cell office:value-type="float" office:value="0.00598">
                <text:p>0.00598</text:p>
              </table:table-cell>
              <table:table-cell office:value-type="float" office:value="0.006073">
                <text:p>0.006073</text:p>
              </table:table-cell>
              <table:table-cell office:value-type="float" office:value="0.006542">
                <text:p>0.006542</text:p>
              </table:table-cell>
              <table:table-cell office:value-type="float" office:value="0.005691">
                <text:p>0.005691</text:p>
              </table:table-cell>
              <table:table-cell office:value-type="float" office:value="0.006201">
                <text:p>0.006201</text:p>
              </table:table-cell>
              <table:table-cell office:value-type="float" office:value="0.006104">
                <text:p>0.006104</text:p>
              </table:table-cell>
              <table:table-cell office:value-type="float" office:value="0.006503">
                <text:p>0.006503</text:p>
              </table:table-cell>
              <table:table-cell office:value-type="float" office:value="0.006512">
                <text:p>0.006512</text:p>
              </table:table-cell>
              <table:table-cell office:value-type="float" office:value="0.006234">
                <text:p>0.006234</text:p>
              </table:table-cell>
              <table:table-cell office:value-type="float" office:value="0.006645">
                <text:p>0.006645</text:p>
              </table:table-cell>
              <table:table-cell office:value-type="float" office:value="0.006563">
                <text:p>0.006563</text:p>
              </table:table-cell>
              <table:table-cell office:value-type="float" office:value="0.006005">
                <text:p>0.006005</text:p>
              </table:table-cell>
              <table:table-cell office:value-type="float" office:value="0.005844">
                <text:p>0.005844</text:p>
              </table:table-cell>
              <table:table-cell office:value-type="float" office:value="0.005898">
                <text:p>0.005898</text:p>
              </table:table-cell>
              <table:table-cell office:value-type="float" office:value="0.006225">
                <text:p>0.006225</text:p>
              </table:table-cell>
              <table:table-cell office:value-type="float" office:value="0.005872">
                <text:p>0.005872</text:p>
              </table:table-cell>
              <table:table-cell office:value-type="float" office:value="0.006088">
                <text:p>0.006088</text:p>
              </table:table-cell>
              <table:table-cell office:value-type="float" office:value="0.006436">
                <text:p>0.006436</text:p>
              </table:table-cell>
              <table:table-cell office:value-type="float" office:value="0.006046">
                <text:p>0.006046</text:p>
              </table:table-cell>
              <table:table-cell office:value-type="float" office:value="0.005982">
                <text:p>0.005982</text:p>
              </table:table-cell>
              <table:table-cell office:value-type="float" office:value="0.006039">
                <text:p>0.006039</text:p>
              </table:table-cell>
              <table:table-cell office:value-type="float" office:value="0.005802">
                <text:p>0.005802</text:p>
              </table:table-cell>
              <table:table-cell office:value-type="float" office:value="0.005671">
                <text:p>0.005671</text:p>
              </table:table-cell>
              <table:table-cell office:value-type="float" office:value="0.00567">
                <text:p>0.00567</text:p>
              </table:table-cell>
              <table:table-cell office:value-type="float" office:value="0.006023">
                <text:p>0.006023</text:p>
              </table:table-cell>
              <table:table-cell office:value-type="float" office:value="0.006222">
                <text:p>0.006222</text:p>
              </table:table-cell>
              <table:table-cell office:value-type="float" office:value="0.006152">
                <text:p>0.006152</text:p>
              </table:table-cell>
              <table:table-cell office:value-type="float" office:value="0.005836">
                <text:p>0.005836</text:p>
              </table:table-cell>
              <table:table-cell office:value-type="float" office:value="0.006655">
                <text:p>0.006655</text:p>
              </table:table-cell>
              <table:table-cell office:value-type="float" office:value="0.005806">
                <text:p>0.005806</text:p>
              </table:table-cell>
              <table:table-cell office:value-type="float" office:value="0.006495">
                <text:p>0.006495</text:p>
              </table:table-cell>
              <table:table-cell office:value-type="float" office:value="0.005781">
                <text:p>0.005781</text:p>
              </table:table-cell>
              <table:table-cell office:value-type="float" office:value="0.006021">
                <text:p>0.006021</text:p>
              </table:table-cell>
              <table:table-cell office:value-type="float" office:value="0.00571">
                <text:p>0.00571</text:p>
              </table:table-cell>
            </table:table-row>
            <table:table-row>
              <table:table-cell office:value-type="string">
                <text:p>Verifying – MCP class 2</text:p>
                <draw:g>
                  <svg:desc>Arkusz1.E9:Arkusz1.E9</svg:desc>
                </draw:g>
              </table:table-cell>
              <table:table-cell office:value-type="float" office:value="0.881736">
                <text:p>0.881736</text:p>
                <draw:g>
                  <svg:desc>Arkusz1.F9:Arkusz1.SK9</svg:desc>
                </draw:g>
              </table:table-cell>
              <table:table-cell office:value-type="float" office:value="0.813499">
                <text:p>0.813499</text:p>
              </table:table-cell>
              <table:table-cell office:value-type="float" office:value="0.755796">
                <text:p>0.755796</text:p>
              </table:table-cell>
              <table:table-cell office:value-type="float" office:value="0.698743">
                <text:p>0.698743</text:p>
              </table:table-cell>
              <table:table-cell office:value-type="float" office:value="0.645856">
                <text:p>0.645856</text:p>
              </table:table-cell>
              <table:table-cell office:value-type="float" office:value="0.605458">
                <text:p>0.605458</text:p>
              </table:table-cell>
              <table:table-cell office:value-type="float" office:value="0.566681">
                <text:p>0.566681</text:p>
              </table:table-cell>
              <table:table-cell office:value-type="float" office:value="0.520532">
                <text:p>0.520532</text:p>
              </table:table-cell>
              <table:table-cell office:value-type="float" office:value="0.48567">
                <text:p>0.48567</text:p>
              </table:table-cell>
              <table:table-cell office:value-type="float" office:value="0.455286">
                <text:p>0.455286</text:p>
              </table:table-cell>
              <table:table-cell office:value-type="float" office:value="0.424418">
                <text:p>0.424418</text:p>
              </table:table-cell>
              <table:table-cell office:value-type="float" office:value="0.392573">
                <text:p>0.392573</text:p>
              </table:table-cell>
              <table:table-cell office:value-type="float" office:value="0.365294">
                <text:p>0.365294</text:p>
              </table:table-cell>
              <table:table-cell office:value-type="float" office:value="0.342738">
                <text:p>0.342738</text:p>
              </table:table-cell>
              <table:table-cell office:value-type="float" office:value="0.314662">
                <text:p>0.314662</text:p>
              </table:table-cell>
              <table:table-cell office:value-type="float" office:value="0.291759">
                <text:p>0.291759</text:p>
              </table:table-cell>
              <table:table-cell office:value-type="float" office:value="0.273813">
                <text:p>0.273813</text:p>
              </table:table-cell>
              <table:table-cell office:value-type="float" office:value="0.256203">
                <text:p>0.256203</text:p>
              </table:table-cell>
              <table:table-cell office:value-type="float" office:value="0.235705">
                <text:p>0.235705</text:p>
              </table:table-cell>
              <table:table-cell office:value-type="float" office:value="0.222465">
                <text:p>0.222465</text:p>
              </table:table-cell>
              <table:table-cell office:value-type="float" office:value="0.204473">
                <text:p>0.204473</text:p>
              </table:table-cell>
              <table:table-cell office:value-type="float" office:value="0.187145">
                <text:p>0.187145</text:p>
              </table:table-cell>
              <table:table-cell office:value-type="float" office:value="0.172719">
                <text:p>0.172719</text:p>
              </table:table-cell>
              <table:table-cell office:value-type="float" office:value="0.169354">
                <text:p>0.169354</text:p>
              </table:table-cell>
              <table:table-cell office:value-type="float" office:value="0.1601">
                <text:p>0.1601</text:p>
              </table:table-cell>
              <table:table-cell office:value-type="float" office:value="0.151213">
                <text:p>0.151213</text:p>
              </table:table-cell>
              <table:table-cell office:value-type="float" office:value="0.141696">
                <text:p>0.141696</text:p>
              </table:table-cell>
              <table:table-cell office:value-type="float" office:value="0.12311">
                <text:p>0.12311</text:p>
              </table:table-cell>
              <table:table-cell office:value-type="float" office:value="0.118985">
                <text:p>0.118985</text:p>
              </table:table-cell>
              <table:table-cell office:value-type="float" office:value="0.111264">
                <text:p>0.111264</text:p>
              </table:table-cell>
              <table:table-cell office:value-type="float" office:value="0.10667">
                <text:p>0.10667</text:p>
              </table:table-cell>
              <table:table-cell office:value-type="float" office:value="0.098644">
                <text:p>0.098644</text:p>
              </table:table-cell>
              <table:table-cell office:value-type="float" office:value="0.094787">
                <text:p>0.094787</text:p>
              </table:table-cell>
              <table:table-cell office:value-type="float" office:value="0.091869">
                <text:p>0.091869</text:p>
              </table:table-cell>
              <table:table-cell office:value-type="float" office:value="0.084972">
                <text:p>0.084972</text:p>
              </table:table-cell>
              <table:table-cell office:value-type="float" office:value="0.077706">
                <text:p>0.077706</text:p>
              </table:table-cell>
              <table:table-cell office:value-type="float" office:value="0.075565">
                <text:p>0.075565</text:p>
              </table:table-cell>
              <table:table-cell office:value-type="float" office:value="0.065223">
                <text:p>0.065223</text:p>
              </table:table-cell>
              <table:table-cell office:value-type="float" office:value="0.064465">
                <text:p>0.064465</text:p>
              </table:table-cell>
              <table:table-cell office:value-type="float" office:value="0.064775">
                <text:p>0.064775</text:p>
              </table:table-cell>
              <table:table-cell office:value-type="float" office:value="0.061642">
                <text:p>0.061642</text:p>
              </table:table-cell>
              <table:table-cell office:value-type="float" office:value="0.059176">
                <text:p>0.059176</text:p>
              </table:table-cell>
              <table:table-cell office:value-type="float" office:value="0.054677">
                <text:p>0.054677</text:p>
              </table:table-cell>
              <table:table-cell office:value-type="float" office:value="0.049895">
                <text:p>0.049895</text:p>
              </table:table-cell>
              <table:table-cell office:value-type="float" office:value="0.049874">
                <text:p>0.049874</text:p>
              </table:table-cell>
              <table:table-cell office:value-type="float" office:value="0.044215">
                <text:p>0.044215</text:p>
              </table:table-cell>
              <table:table-cell office:value-type="float" office:value="0.040222">
                <text:p>0.040222</text:p>
              </table:table-cell>
              <table:table-cell office:value-type="float" office:value="0.041588">
                <text:p>0.041588</text:p>
              </table:table-cell>
              <table:table-cell office:value-type="float" office:value="0.036918">
                <text:p>0.036918</text:p>
              </table:table-cell>
              <table:table-cell office:value-type="float" office:value="0.039932">
                <text:p>0.039932</text:p>
              </table:table-cell>
              <table:table-cell office:value-type="float" office:value="0.036892">
                <text:p>0.036892</text:p>
              </table:table-cell>
              <table:table-cell office:value-type="float" office:value="0.032261">
                <text:p>0.032261</text:p>
              </table:table-cell>
              <table:table-cell office:value-type="float" office:value="0.032118">
                <text:p>0.032118</text:p>
              </table:table-cell>
              <table:table-cell office:value-type="float" office:value="0.031968">
                <text:p>0.031968</text:p>
              </table:table-cell>
              <table:table-cell office:value-type="float" office:value="0.030034">
                <text:p>0.030034</text:p>
              </table:table-cell>
              <table:table-cell office:value-type="float" office:value="0.028258">
                <text:p>0.028258</text:p>
              </table:table-cell>
              <table:table-cell office:value-type="float" office:value="0.028236">
                <text:p>0.028236</text:p>
              </table:table-cell>
              <table:table-cell office:value-type="float" office:value="0.026132">
                <text:p>0.026132</text:p>
              </table:table-cell>
              <table:table-cell office:value-type="float" office:value="0.023793">
                <text:p>0.023793</text:p>
              </table:table-cell>
              <table:table-cell office:value-type="float" office:value="0.024337">
                <text:p>0.024337</text:p>
              </table:table-cell>
              <table:table-cell office:value-type="float" office:value="0.025123">
                <text:p>0.025123</text:p>
              </table:table-cell>
              <table:table-cell office:value-type="float" office:value="0.023683">
                <text:p>0.023683</text:p>
              </table:table-cell>
              <table:table-cell office:value-type="float" office:value="0.023289">
                <text:p>0.023289</text:p>
              </table:table-cell>
              <table:table-cell office:value-type="float" office:value="0.020875">
                <text:p>0.020875</text:p>
              </table:table-cell>
              <table:table-cell office:value-type="float" office:value="0.020743">
                <text:p>0.020743</text:p>
              </table:table-cell>
              <table:table-cell office:value-type="float" office:value="0.022044">
                <text:p>0.022044</text:p>
              </table:table-cell>
              <table:table-cell office:value-type="float" office:value="0.01999">
                <text:p>0.01999</text:p>
              </table:table-cell>
              <table:table-cell office:value-type="float" office:value="0.020036">
                <text:p>0.020036</text:p>
              </table:table-cell>
              <table:table-cell office:value-type="float" office:value="0.019657">
                <text:p>0.019657</text:p>
              </table:table-cell>
              <table:table-cell office:value-type="float" office:value="0.018902">
                <text:p>0.018902</text:p>
              </table:table-cell>
              <table:table-cell office:value-type="float" office:value="0.018664">
                <text:p>0.018664</text:p>
              </table:table-cell>
              <table:table-cell office:value-type="float" office:value="0.020925">
                <text:p>0.020925</text:p>
              </table:table-cell>
              <table:table-cell office:value-type="float" office:value="0.019804">
                <text:p>0.019804</text:p>
              </table:table-cell>
              <table:table-cell office:value-type="float" office:value="0.017203">
                <text:p>0.017203</text:p>
              </table:table-cell>
              <table:table-cell office:value-type="float" office:value="0.016921">
                <text:p>0.016921</text:p>
              </table:table-cell>
              <table:table-cell office:value-type="float" office:value="0.017148">
                <text:p>0.017148</text:p>
              </table:table-cell>
              <table:table-cell office:value-type="float" office:value="0.017635">
                <text:p>0.017635</text:p>
              </table:table-cell>
              <table:table-cell office:value-type="float" office:value="0.019221">
                <text:p>0.019221</text:p>
              </table:table-cell>
              <table:table-cell office:value-type="float" office:value="0.018127">
                <text:p>0.018127</text:p>
              </table:table-cell>
              <table:table-cell office:value-type="float" office:value="0.018288">
                <text:p>0.018288</text:p>
              </table:table-cell>
              <table:table-cell office:value-type="float" office:value="0.015992">
                <text:p>0.015992</text:p>
              </table:table-cell>
              <table:table-cell office:value-type="float" office:value="0.016974">
                <text:p>0.016974</text:p>
              </table:table-cell>
              <table:table-cell office:value-type="float" office:value="0.016537">
                <text:p>0.016537</text:p>
              </table:table-cell>
              <table:table-cell office:value-type="float" office:value="0.017147">
                <text:p>0.017147</text:p>
              </table:table-cell>
              <table:table-cell office:value-type="float" office:value="0.015741">
                <text:p>0.015741</text:p>
              </table:table-cell>
              <table:table-cell office:value-type="float" office:value="0.013717">
                <text:p>0.013717</text:p>
              </table:table-cell>
              <table:table-cell office:value-type="float" office:value="0.013617">
                <text:p>0.013617</text:p>
              </table:table-cell>
              <table:table-cell office:value-type="float" office:value="0.018176">
                <text:p>0.018176</text:p>
              </table:table-cell>
              <table:table-cell office:value-type="float" office:value="0.015073">
                <text:p>0.015073</text:p>
              </table:table-cell>
              <table:table-cell office:value-type="float" office:value="0.016618">
                <text:p>0.016618</text:p>
              </table:table-cell>
              <table:table-cell office:value-type="float" office:value="0.017393">
                <text:p>0.017393</text:p>
              </table:table-cell>
              <table:table-cell office:value-type="float" office:value="0.01766">
                <text:p>0.01766</text:p>
              </table:table-cell>
              <table:table-cell office:value-type="float" office:value="0.014043">
                <text:p>0.014043</text:p>
              </table:table-cell>
              <table:table-cell office:value-type="float" office:value="0.015693">
                <text:p>0.015693</text:p>
              </table:table-cell>
              <table:table-cell office:value-type="float" office:value="0.017249">
                <text:p>0.017249</text:p>
              </table:table-cell>
              <table:table-cell office:value-type="float" office:value="0.016592">
                <text:p>0.016592</text:p>
              </table:table-cell>
              <table:table-cell office:value-type="float" office:value="0.015867">
                <text:p>0.015867</text:p>
              </table:table-cell>
              <table:table-cell office:value-type="float" office:value="0.016489">
                <text:p>0.016489</text:p>
              </table:table-cell>
              <table:table-cell office:value-type="float" office:value="0.016349">
                <text:p>0.016349</text:p>
              </table:table-cell>
              <table:table-cell office:value-type="float" office:value="0.014949">
                <text:p>0.014949</text:p>
              </table:table-cell>
              <table:table-cell office:value-type="float" office:value="0.015279">
                <text:p>0.015279</text:p>
              </table:table-cell>
              <table:table-cell office:value-type="float" office:value="0.014701">
                <text:p>0.014701</text:p>
              </table:table-cell>
              <table:table-cell office:value-type="float" office:value="0.01647">
                <text:p>0.01647</text:p>
              </table:table-cell>
              <table:table-cell office:value-type="float" office:value="0.016107">
                <text:p>0.016107</text:p>
              </table:table-cell>
              <table:table-cell office:value-type="float" office:value="0.017924">
                <text:p>0.017924</text:p>
              </table:table-cell>
              <table:table-cell office:value-type="float" office:value="0.015606">
                <text:p>0.015606</text:p>
              </table:table-cell>
              <table:table-cell office:value-type="float" office:value="0.016089">
                <text:p>0.016089</text:p>
              </table:table-cell>
              <table:table-cell office:value-type="float" office:value="0.015979">
                <text:p>0.015979</text:p>
              </table:table-cell>
              <table:table-cell office:value-type="float" office:value="0.015874">
                <text:p>0.015874</text:p>
              </table:table-cell>
              <table:table-cell office:value-type="float" office:value="0.017006">
                <text:p>0.017006</text:p>
              </table:table-cell>
              <table:table-cell office:value-type="float" office:value="0.0154">
                <text:p>0.0154</text:p>
              </table:table-cell>
              <table:table-cell office:value-type="float" office:value="0.017017">
                <text:p>0.017017</text:p>
              </table:table-cell>
              <table:table-cell office:value-type="float" office:value="0.015187">
                <text:p>0.015187</text:p>
              </table:table-cell>
              <table:table-cell office:value-type="float" office:value="0.013974">
                <text:p>0.013974</text:p>
              </table:table-cell>
              <table:table-cell office:value-type="float" office:value="0.014684">
                <text:p>0.014684</text:p>
              </table:table-cell>
              <table:table-cell office:value-type="float" office:value="0.016203">
                <text:p>0.016203</text:p>
              </table:table-cell>
              <table:table-cell office:value-type="float" office:value="0.014621">
                <text:p>0.014621</text:p>
              </table:table-cell>
              <table:table-cell office:value-type="float" office:value="0.01472">
                <text:p>0.01472</text:p>
              </table:table-cell>
              <table:table-cell office:value-type="float" office:value="0.014022">
                <text:p>0.014022</text:p>
              </table:table-cell>
              <table:table-cell office:value-type="float" office:value="0.015848">
                <text:p>0.015848</text:p>
              </table:table-cell>
              <table:table-cell office:value-type="float" office:value="0.015036">
                <text:p>0.015036</text:p>
              </table:table-cell>
              <table:table-cell office:value-type="float" office:value="0.013946">
                <text:p>0.013946</text:p>
              </table:table-cell>
              <table:table-cell office:value-type="float" office:value="0.013707">
                <text:p>0.013707</text:p>
              </table:table-cell>
              <table:table-cell office:value-type="float" office:value="0.013922">
                <text:p>0.013922</text:p>
              </table:table-cell>
              <table:table-cell office:value-type="float" office:value="0.014987">
                <text:p>0.014987</text:p>
              </table:table-cell>
              <table:table-cell office:value-type="float" office:value="0.015693">
                <text:p>0.015693</text:p>
              </table:table-cell>
              <table:table-cell office:value-type="float" office:value="0.01305">
                <text:p>0.01305</text:p>
              </table:table-cell>
              <table:table-cell office:value-type="float" office:value="0.015468">
                <text:p>0.015468</text:p>
              </table:table-cell>
              <table:table-cell office:value-type="float" office:value="0.014424">
                <text:p>0.014424</text:p>
              </table:table-cell>
              <table:table-cell office:value-type="float" office:value="0.013293">
                <text:p>0.013293</text:p>
              </table:table-cell>
              <table:table-cell office:value-type="float" office:value="0.013904">
                <text:p>0.013904</text:p>
              </table:table-cell>
              <table:table-cell office:value-type="float" office:value="0.015288">
                <text:p>0.015288</text:p>
              </table:table-cell>
              <table:table-cell office:value-type="float" office:value="0.013776">
                <text:p>0.013776</text:p>
              </table:table-cell>
              <table:table-cell office:value-type="float" office:value="0.013946">
                <text:p>0.013946</text:p>
              </table:table-cell>
              <table:table-cell office:value-type="float" office:value="0.014675">
                <text:p>0.014675</text:p>
              </table:table-cell>
              <table:table-cell office:value-type="float" office:value="0.015327">
                <text:p>0.015327</text:p>
              </table:table-cell>
              <table:table-cell office:value-type="float" office:value="0.015247">
                <text:p>0.015247</text:p>
              </table:table-cell>
              <table:table-cell office:value-type="float" office:value="0.013629">
                <text:p>0.013629</text:p>
              </table:table-cell>
              <table:table-cell office:value-type="float" office:value="0.015038">
                <text:p>0.015038</text:p>
              </table:table-cell>
              <table:table-cell office:value-type="float" office:value="0.013834">
                <text:p>0.013834</text:p>
              </table:table-cell>
              <table:table-cell office:value-type="float" office:value="0.014877">
                <text:p>0.014877</text:p>
              </table:table-cell>
              <table:table-cell office:value-type="float" office:value="0.01414">
                <text:p>0.01414</text:p>
              </table:table-cell>
              <table:table-cell office:value-type="float" office:value="0.013489">
                <text:p>0.013489</text:p>
              </table:table-cell>
              <table:table-cell office:value-type="float" office:value="0.014028">
                <text:p>0.014028</text:p>
              </table:table-cell>
              <table:table-cell office:value-type="float" office:value="0.014942">
                <text:p>0.014942</text:p>
              </table:table-cell>
              <table:table-cell office:value-type="float" office:value="0.014616">
                <text:p>0.014616</text:p>
              </table:table-cell>
              <table:table-cell office:value-type="float" office:value="0.014215">
                <text:p>0.014215</text:p>
              </table:table-cell>
              <table:table-cell office:value-type="float" office:value="0.014578">
                <text:p>0.014578</text:p>
              </table:table-cell>
              <table:table-cell office:value-type="float" office:value="0.014142">
                <text:p>0.014142</text:p>
              </table:table-cell>
              <table:table-cell office:value-type="float" office:value="0.013674">
                <text:p>0.013674</text:p>
              </table:table-cell>
              <table:table-cell office:value-type="float" office:value="0.013594">
                <text:p>0.013594</text:p>
              </table:table-cell>
              <table:table-cell office:value-type="float" office:value="0.013733">
                <text:p>0.013733</text:p>
              </table:table-cell>
              <table:table-cell office:value-type="float" office:value="0.014179">
                <text:p>0.014179</text:p>
              </table:table-cell>
              <table:table-cell office:value-type="float" office:value="0.0144">
                <text:p>0.0144</text:p>
              </table:table-cell>
              <table:table-cell office:value-type="float" office:value="0.014447">
                <text:p>0.014447</text:p>
              </table:table-cell>
              <table:table-cell office:value-type="float" office:value="0.014354">
                <text:p>0.014354</text:p>
              </table:table-cell>
              <table:table-cell office:value-type="float" office:value="0.014885">
                <text:p>0.014885</text:p>
              </table:table-cell>
              <table:table-cell office:value-type="float" office:value="0.014047">
                <text:p>0.014047</text:p>
              </table:table-cell>
              <table:table-cell office:value-type="float" office:value="0.015661">
                <text:p>0.015661</text:p>
              </table:table-cell>
              <table:table-cell office:value-type="float" office:value="0.013741">
                <text:p>0.013741</text:p>
              </table:table-cell>
              <table:table-cell office:value-type="float" office:value="0.013959">
                <text:p>0.013959</text:p>
              </table:table-cell>
              <table:table-cell office:value-type="float" office:value="0.013604">
                <text:p>0.013604</text:p>
              </table:table-cell>
              <table:table-cell office:value-type="float" office:value="0.014477">
                <text:p>0.014477</text:p>
              </table:table-cell>
              <table:table-cell office:value-type="float" office:value="0.013272">
                <text:p>0.013272</text:p>
              </table:table-cell>
              <table:table-cell office:value-type="float" office:value="0.013234">
                <text:p>0.013234</text:p>
              </table:table-cell>
              <table:table-cell office:value-type="float" office:value="0.012837">
                <text:p>0.012837</text:p>
              </table:table-cell>
              <table:table-cell office:value-type="float" office:value="0.013158">
                <text:p>0.013158</text:p>
              </table:table-cell>
              <table:table-cell office:value-type="float" office:value="0.013065">
                <text:p>0.013065</text:p>
              </table:table-cell>
              <table:table-cell office:value-type="float" office:value="0.013444">
                <text:p>0.013444</text:p>
              </table:table-cell>
              <table:table-cell office:value-type="float" office:value="0.012699">
                <text:p>0.012699</text:p>
              </table:table-cell>
              <table:table-cell office:value-type="float" office:value="0.013394">
                <text:p>0.013394</text:p>
              </table:table-cell>
              <table:table-cell office:value-type="float" office:value="0.012343">
                <text:p>0.012343</text:p>
              </table:table-cell>
              <table:table-cell office:value-type="float" office:value="0.011839">
                <text:p>0.011839</text:p>
              </table:table-cell>
              <table:table-cell office:value-type="float" office:value="0.013797">
                <text:p>0.013797</text:p>
              </table:table-cell>
              <table:table-cell office:value-type="float" office:value="0.01289">
                <text:p>0.01289</text:p>
              </table:table-cell>
              <table:table-cell office:value-type="float" office:value="0.013412">
                <text:p>0.013412</text:p>
              </table:table-cell>
              <table:table-cell office:value-type="float" office:value="0.013603">
                <text:p>0.013603</text:p>
              </table:table-cell>
              <table:table-cell office:value-type="float" office:value="0.013421">
                <text:p>0.013421</text:p>
              </table:table-cell>
              <table:table-cell office:value-type="float" office:value="0.011469">
                <text:p>0.011469</text:p>
              </table:table-cell>
              <table:table-cell office:value-type="float" office:value="0.012767">
                <text:p>0.012767</text:p>
              </table:table-cell>
              <table:table-cell office:value-type="float" office:value="0.012679">
                <text:p>0.012679</text:p>
              </table:table-cell>
              <table:table-cell office:value-type="float" office:value="0.013176">
                <text:p>0.013176</text:p>
              </table:table-cell>
              <table:table-cell office:value-type="float" office:value="0.012221">
                <text:p>0.012221</text:p>
              </table:table-cell>
              <table:table-cell office:value-type="float" office:value="0.012511">
                <text:p>0.012511</text:p>
              </table:table-cell>
              <table:table-cell office:value-type="float" office:value="0.011414">
                <text:p>0.011414</text:p>
              </table:table-cell>
              <table:table-cell office:value-type="float" office:value="0.01327">
                <text:p>0.01327</text:p>
              </table:table-cell>
              <table:table-cell office:value-type="float" office:value="0.012932">
                <text:p>0.012932</text:p>
              </table:table-cell>
              <table:table-cell office:value-type="float" office:value="0.012806">
                <text:p>0.012806</text:p>
              </table:table-cell>
              <table:table-cell office:value-type="float" office:value="0.013121">
                <text:p>0.013121</text:p>
              </table:table-cell>
              <table:table-cell office:value-type="float" office:value="0.011474">
                <text:p>0.011474</text:p>
              </table:table-cell>
              <table:table-cell office:value-type="float" office:value="0.012537">
                <text:p>0.012537</text:p>
              </table:table-cell>
              <table:table-cell office:value-type="float" office:value="0.011719">
                <text:p>0.011719</text:p>
              </table:table-cell>
              <table:table-cell office:value-type="float" office:value="0.012785">
                <text:p>0.012785</text:p>
              </table:table-cell>
              <table:table-cell office:value-type="float" office:value="0.012558">
                <text:p>0.012558</text:p>
              </table:table-cell>
              <table:table-cell office:value-type="float" office:value="0.012459">
                <text:p>0.012459</text:p>
              </table:table-cell>
              <table:table-cell office:value-type="float" office:value="0.013119">
                <text:p>0.013119</text:p>
              </table:table-cell>
              <table:table-cell office:value-type="float" office:value="0.012071">
                <text:p>0.012071</text:p>
              </table:table-cell>
              <table:table-cell office:value-type="float" office:value="0.012585">
                <text:p>0.012585</text:p>
              </table:table-cell>
              <table:table-cell office:value-type="float" office:value="0.012436">
                <text:p>0.012436</text:p>
              </table:table-cell>
              <table:table-cell office:value-type="float" office:value="0.011919">
                <text:p>0.011919</text:p>
              </table:table-cell>
              <table:table-cell office:value-type="float" office:value="0.013518">
                <text:p>0.013518</text:p>
              </table:table-cell>
              <table:table-cell office:value-type="float" office:value="0.012838">
                <text:p>0.012838</text:p>
              </table:table-cell>
              <table:table-cell office:value-type="float" office:value="0.013203">
                <text:p>0.013203</text:p>
              </table:table-cell>
              <table:table-cell office:value-type="float" office:value="0.013435">
                <text:p>0.013435</text:p>
              </table:table-cell>
              <table:table-cell office:value-type="float" office:value="0.01367">
                <text:p>0.01367</text:p>
              </table:table-cell>
              <table:table-cell office:value-type="float" office:value="0.012922">
                <text:p>0.012922</text:p>
              </table:table-cell>
              <table:table-cell office:value-type="float" office:value="0.012527">
                <text:p>0.012527</text:p>
              </table:table-cell>
              <table:table-cell office:value-type="float" office:value="0.012291">
                <text:p>0.012291</text:p>
              </table:table-cell>
              <table:table-cell office:value-type="float" office:value="0.011523">
                <text:p>0.011523</text:p>
              </table:table-cell>
              <table:table-cell office:value-type="float" office:value="0.013329">
                <text:p>0.013329</text:p>
              </table:table-cell>
              <table:table-cell office:value-type="float" office:value="0.012037">
                <text:p>0.012037</text:p>
              </table:table-cell>
              <table:table-cell office:value-type="float" office:value="0.012344">
                <text:p>0.012344</text:p>
              </table:table-cell>
              <table:table-cell office:value-type="float" office:value="0.012199">
                <text:p>0.012199</text:p>
              </table:table-cell>
              <table:table-cell office:value-type="float" office:value="0.012403">
                <text:p>0.012403</text:p>
              </table:table-cell>
              <table:table-cell office:value-type="float" office:value="0.011973">
                <text:p>0.011973</text:p>
              </table:table-cell>
              <table:table-cell office:value-type="float" office:value="0.012389">
                <text:p>0.012389</text:p>
              </table:table-cell>
              <table:table-cell office:value-type="float" office:value="0.012437">
                <text:p>0.012437</text:p>
              </table:table-cell>
              <table:table-cell office:value-type="float" office:value="0.011743">
                <text:p>0.011743</text:p>
              </table:table-cell>
              <table:table-cell office:value-type="float" office:value="0.01218">
                <text:p>0.01218</text:p>
              </table:table-cell>
              <table:table-cell office:value-type="float" office:value="0.012364">
                <text:p>0.012364</text:p>
              </table:table-cell>
              <table:table-cell office:value-type="float" office:value="0.011879">
                <text:p>0.011879</text:p>
              </table:table-cell>
              <table:table-cell office:value-type="float" office:value="0.012299">
                <text:p>0.012299</text:p>
              </table:table-cell>
              <table:table-cell office:value-type="float" office:value="0.013122">
                <text:p>0.013122</text:p>
              </table:table-cell>
              <table:table-cell office:value-type="float" office:value="0.012684">
                <text:p>0.012684</text:p>
              </table:table-cell>
              <table:table-cell office:value-type="float" office:value="0.011265">
                <text:p>0.011265</text:p>
              </table:table-cell>
              <table:table-cell office:value-type="float" office:value="0.012374">
                <text:p>0.012374</text:p>
              </table:table-cell>
              <table:table-cell office:value-type="float" office:value="0.01095">
                <text:p>0.01095</text:p>
              </table:table-cell>
              <table:table-cell office:value-type="float" office:value="0.011253">
                <text:p>0.011253</text:p>
              </table:table-cell>
              <table:table-cell office:value-type="float" office:value="0.011482">
                <text:p>0.011482</text:p>
              </table:table-cell>
              <table:table-cell office:value-type="float" office:value="0.012748">
                <text:p>0.012748</text:p>
              </table:table-cell>
              <table:table-cell office:value-type="float" office:value="0.010441">
                <text:p>0.010441</text:p>
              </table:table-cell>
              <table:table-cell office:value-type="float" office:value="0.011271">
                <text:p>0.011271</text:p>
              </table:table-cell>
              <table:table-cell office:value-type="float" office:value="0.011986">
                <text:p>0.011986</text:p>
              </table:table-cell>
              <table:table-cell office:value-type="float" office:value="0.012425">
                <text:p>0.012425</text:p>
              </table:table-cell>
              <table:table-cell office:value-type="float" office:value="0.012135">
                <text:p>0.012135</text:p>
              </table:table-cell>
              <table:table-cell office:value-type="float" office:value="0.011082">
                <text:p>0.011082</text:p>
              </table:table-cell>
              <table:table-cell office:value-type="float" office:value="0.009566">
                <text:p>0.009566</text:p>
              </table:table-cell>
              <table:table-cell office:value-type="float" office:value="0.010186">
                <text:p>0.010186</text:p>
              </table:table-cell>
              <table:table-cell office:value-type="float" office:value="0.011433">
                <text:p>0.011433</text:p>
              </table:table-cell>
              <table:table-cell office:value-type="float" office:value="0.009821">
                <text:p>0.009821</text:p>
              </table:table-cell>
              <table:table-cell office:value-type="float" office:value="0.012135">
                <text:p>0.012135</text:p>
              </table:table-cell>
              <table:table-cell office:value-type="float" office:value="0.011546">
                <text:p>0.011546</text:p>
              </table:table-cell>
              <table:table-cell office:value-type="float" office:value="0.011825">
                <text:p>0.011825</text:p>
              </table:table-cell>
              <table:table-cell office:value-type="float" office:value="0.011869">
                <text:p>0.011869</text:p>
              </table:table-cell>
              <table:table-cell office:value-type="float" office:value="0.01108">
                <text:p>0.01108</text:p>
              </table:table-cell>
              <table:table-cell office:value-type="float" office:value="0.010953">
                <text:p>0.010953</text:p>
              </table:table-cell>
              <table:table-cell office:value-type="float" office:value="0.011491">
                <text:p>0.011491</text:p>
              </table:table-cell>
              <table:table-cell office:value-type="float" office:value="0.012238">
                <text:p>0.012238</text:p>
              </table:table-cell>
              <table:table-cell office:value-type="float" office:value="0.011994">
                <text:p>0.011994</text:p>
              </table:table-cell>
              <table:table-cell office:value-type="float" office:value="0.009831">
                <text:p>0.009831</text:p>
              </table:table-cell>
              <table:table-cell office:value-type="float" office:value="0.011716">
                <text:p>0.011716</text:p>
              </table:table-cell>
              <table:table-cell office:value-type="float" office:value="0.011477">
                <text:p>0.011477</text:p>
              </table:table-cell>
              <table:table-cell office:value-type="float" office:value="0.010891">
                <text:p>0.010891</text:p>
              </table:table-cell>
              <table:table-cell office:value-type="float" office:value="0.010855">
                <text:p>0.010855</text:p>
              </table:table-cell>
              <table:table-cell office:value-type="float" office:value="0.011039">
                <text:p>0.011039</text:p>
              </table:table-cell>
              <table:table-cell office:value-type="float" office:value="0.009595">
                <text:p>0.009595</text:p>
              </table:table-cell>
              <table:table-cell office:value-type="float" office:value="0.009611">
                <text:p>0.009611</text:p>
              </table:table-cell>
              <table:table-cell office:value-type="float" office:value="0.011262">
                <text:p>0.011262</text:p>
              </table:table-cell>
              <table:table-cell office:value-type="float" office:value="0.01045">
                <text:p>0.01045</text:p>
              </table:table-cell>
              <table:table-cell office:value-type="float" office:value="0.010736">
                <text:p>0.010736</text:p>
              </table:table-cell>
              <table:table-cell office:value-type="float" office:value="0.010486">
                <text:p>0.010486</text:p>
              </table:table-cell>
              <table:table-cell office:value-type="float" office:value="0.010323">
                <text:p>0.010323</text:p>
              </table:table-cell>
              <table:table-cell office:value-type="float" office:value="0.009513">
                <text:p>0.009513</text:p>
              </table:table-cell>
              <table:table-cell office:value-type="float" office:value="0.010376">
                <text:p>0.010376</text:p>
              </table:table-cell>
              <table:table-cell office:value-type="float" office:value="0.009716">
                <text:p>0.009716</text:p>
              </table:table-cell>
              <table:table-cell office:value-type="float" office:value="0.010361">
                <text:p>0.010361</text:p>
              </table:table-cell>
              <table:table-cell office:value-type="float" office:value="0.010392">
                <text:p>0.010392</text:p>
              </table:table-cell>
              <table:table-cell office:value-type="float" office:value="0.009928">
                <text:p>0.009928</text:p>
              </table:table-cell>
              <table:table-cell office:value-type="float" office:value="0.009859">
                <text:p>0.009859</text:p>
              </table:table-cell>
              <table:table-cell office:value-type="float" office:value="0.009681">
                <text:p>0.009681</text:p>
              </table:table-cell>
              <table:table-cell office:value-type="float" office:value="0.010663">
                <text:p>0.010663</text:p>
              </table:table-cell>
              <table:table-cell office:value-type="float" office:value="0.010846">
                <text:p>0.010846</text:p>
              </table:table-cell>
              <table:table-cell office:value-type="float" office:value="0.009887">
                <text:p>0.009887</text:p>
              </table:table-cell>
              <table:table-cell office:value-type="float" office:value="0.010505">
                <text:p>0.010505</text:p>
              </table:table-cell>
              <table:table-cell office:value-type="float" office:value="0.011154">
                <text:p>0.011154</text:p>
              </table:table-cell>
              <table:table-cell office:value-type="float" office:value="0.009708">
                <text:p>0.009708</text:p>
              </table:table-cell>
              <table:table-cell office:value-type="float" office:value="0.010895">
                <text:p>0.010895</text:p>
              </table:table-cell>
              <table:table-cell office:value-type="float" office:value="0.010281">
                <text:p>0.010281</text:p>
              </table:table-cell>
              <table:table-cell office:value-type="float" office:value="0.010195">
                <text:p>0.010195</text:p>
              </table:table-cell>
              <table:table-cell office:value-type="float" office:value="0.010693">
                <text:p>0.010693</text:p>
              </table:table-cell>
              <table:table-cell office:value-type="float" office:value="0.010267">
                <text:p>0.010267</text:p>
              </table:table-cell>
              <table:table-cell office:value-type="float" office:value="0.010435">
                <text:p>0.010435</text:p>
              </table:table-cell>
              <table:table-cell office:value-type="float" office:value="0.009516">
                <text:p>0.009516</text:p>
              </table:table-cell>
              <table:table-cell office:value-type="float" office:value="0.010177">
                <text:p>0.010177</text:p>
              </table:table-cell>
              <table:table-cell office:value-type="float" office:value="0.009789">
                <text:p>0.009789</text:p>
              </table:table-cell>
              <table:table-cell office:value-type="float" office:value="0.009695">
                <text:p>0.009695</text:p>
              </table:table-cell>
              <table:table-cell office:value-type="float" office:value="0.009357">
                <text:p>0.009357</text:p>
              </table:table-cell>
              <table:table-cell office:value-type="float" office:value="0.010271">
                <text:p>0.010271</text:p>
              </table:table-cell>
              <table:table-cell office:value-type="float" office:value="0.00999">
                <text:p>0.00999</text:p>
              </table:table-cell>
              <table:table-cell office:value-type="float" office:value="0.009775">
                <text:p>0.009775</text:p>
              </table:table-cell>
              <table:table-cell office:value-type="float" office:value="0.009529">
                <text:p>0.009529</text:p>
              </table:table-cell>
              <table:table-cell office:value-type="float" office:value="0.009149">
                <text:p>0.009149</text:p>
              </table:table-cell>
              <table:table-cell office:value-type="float" office:value="0.007921">
                <text:p>0.007921</text:p>
              </table:table-cell>
              <table:table-cell office:value-type="float" office:value="0.009023">
                <text:p>0.009023</text:p>
              </table:table-cell>
              <table:table-cell office:value-type="float" office:value="0.008412">
                <text:p>0.008412</text:p>
              </table:table-cell>
              <table:table-cell office:value-type="float" office:value="0.009083">
                <text:p>0.009083</text:p>
              </table:table-cell>
              <table:table-cell office:value-type="float" office:value="0.009458">
                <text:p>0.009458</text:p>
              </table:table-cell>
              <table:table-cell office:value-type="float" office:value="0.008982">
                <text:p>0.008982</text:p>
              </table:table-cell>
              <table:table-cell office:value-type="float" office:value="0.009395">
                <text:p>0.009395</text:p>
              </table:table-cell>
              <table:table-cell office:value-type="float" office:value="0.00861">
                <text:p>0.00861</text:p>
              </table:table-cell>
              <table:table-cell office:value-type="float" office:value="0.009523">
                <text:p>0.009523</text:p>
              </table:table-cell>
              <table:table-cell office:value-type="float" office:value="0.008512">
                <text:p>0.008512</text:p>
              </table:table-cell>
              <table:table-cell office:value-type="float" office:value="0.008395">
                <text:p>0.008395</text:p>
              </table:table-cell>
              <table:table-cell office:value-type="float" office:value="0.008978">
                <text:p>0.008978</text:p>
              </table:table-cell>
              <table:table-cell office:value-type="float" office:value="0.008881">
                <text:p>0.008881</text:p>
              </table:table-cell>
              <table:table-cell office:value-type="float" office:value="0.008649">
                <text:p>0.008649</text:p>
              </table:table-cell>
              <table:table-cell office:value-type="float" office:value="0.007469">
                <text:p>0.007469</text:p>
              </table:table-cell>
              <table:table-cell office:value-type="float" office:value="0.00929">
                <text:p>0.00929</text:p>
              </table:table-cell>
              <table:table-cell office:value-type="float" office:value="0.008082">
                <text:p>0.008082</text:p>
              </table:table-cell>
              <table:table-cell office:value-type="float" office:value="0.0075">
                <text:p>0.0075</text:p>
              </table:table-cell>
              <table:table-cell office:value-type="float" office:value="0.008056">
                <text:p>0.008056</text:p>
              </table:table-cell>
              <table:table-cell office:value-type="float" office:value="0.008277">
                <text:p>0.008277</text:p>
              </table:table-cell>
              <table:table-cell office:value-type="float" office:value="0.007788">
                <text:p>0.007788</text:p>
              </table:table-cell>
              <table:table-cell office:value-type="float" office:value="0.008347">
                <text:p>0.008347</text:p>
              </table:table-cell>
              <table:table-cell office:value-type="float" office:value="0.008946">
                <text:p>0.008946</text:p>
              </table:table-cell>
              <table:table-cell office:value-type="float" office:value="0.007268">
                <text:p>0.007268</text:p>
              </table:table-cell>
              <table:table-cell office:value-type="float" office:value="0.007663">
                <text:p>0.007663</text:p>
              </table:table-cell>
              <table:table-cell office:value-type="float" office:value="0.008628">
                <text:p>0.008628</text:p>
              </table:table-cell>
              <table:table-cell office:value-type="float" office:value="0.008186">
                <text:p>0.008186</text:p>
              </table:table-cell>
              <table:table-cell office:value-type="float" office:value="0.007795">
                <text:p>0.007795</text:p>
              </table:table-cell>
              <table:table-cell office:value-type="float" office:value="0.007956">
                <text:p>0.007956</text:p>
              </table:table-cell>
              <table:table-cell office:value-type="float" office:value="0.007535">
                <text:p>0.007535</text:p>
              </table:table-cell>
              <table:table-cell office:value-type="float" office:value="0.008542">
                <text:p>0.008542</text:p>
              </table:table-cell>
              <table:table-cell office:value-type="float" office:value="0.007356">
                <text:p>0.007356</text:p>
              </table:table-cell>
              <table:table-cell office:value-type="float" office:value="0.008046">
                <text:p>0.008046</text:p>
              </table:table-cell>
              <table:table-cell office:value-type="float" office:value="0.006975">
                <text:p>0.006975</text:p>
              </table:table-cell>
              <table:table-cell office:value-type="float" office:value="0.007895">
                <text:p>0.007895</text:p>
              </table:table-cell>
              <table:table-cell office:value-type="float" office:value="0.008548">
                <text:p>0.008548</text:p>
              </table:table-cell>
              <table:table-cell office:value-type="float" office:value="0.008207">
                <text:p>0.008207</text:p>
              </table:table-cell>
              <table:table-cell office:value-type="float" office:value="0.008544">
                <text:p>0.008544</text:p>
              </table:table-cell>
              <table:table-cell office:value-type="float" office:value="0.007409">
                <text:p>0.007409</text:p>
              </table:table-cell>
              <table:table-cell office:value-type="float" office:value="0.007384">
                <text:p>0.007384</text:p>
              </table:table-cell>
              <table:table-cell office:value-type="float" office:value="0.007945">
                <text:p>0.007945</text:p>
              </table:table-cell>
              <table:table-cell office:value-type="float" office:value="0.007374">
                <text:p>0.007374</text:p>
              </table:table-cell>
              <table:table-cell office:value-type="float" office:value="0.007474">
                <text:p>0.007474</text:p>
              </table:table-cell>
              <table:table-cell office:value-type="float" office:value="0.008212">
                <text:p>0.008212</text:p>
              </table:table-cell>
              <table:table-cell office:value-type="float" office:value="0.007972">
                <text:p>0.007972</text:p>
              </table:table-cell>
              <table:table-cell office:value-type="float" office:value="0.007326">
                <text:p>0.007326</text:p>
              </table:table-cell>
              <table:table-cell office:value-type="float" office:value="0.007046">
                <text:p>0.007046</text:p>
              </table:table-cell>
              <table:table-cell office:value-type="float" office:value="0.007974">
                <text:p>0.007974</text:p>
              </table:table-cell>
              <table:table-cell office:value-type="float" office:value="0.008075">
                <text:p>0.008075</text:p>
              </table:table-cell>
              <table:table-cell office:value-type="float" office:value="0.007426">
                <text:p>0.007426</text:p>
              </table:table-cell>
              <table:table-cell office:value-type="float" office:value="0.0084">
                <text:p>0.0084</text:p>
              </table:table-cell>
              <table:table-cell office:value-type="float" office:value="0.007065">
                <text:p>0.007065</text:p>
              </table:table-cell>
              <table:table-cell office:value-type="float" office:value="0.008111">
                <text:p>0.008111</text:p>
              </table:table-cell>
              <table:table-cell office:value-type="float" office:value="0.007966">
                <text:p>0.007966</text:p>
              </table:table-cell>
              <table:table-cell office:value-type="float" office:value="0.007811">
                <text:p>0.007811</text:p>
              </table:table-cell>
              <table:table-cell office:value-type="float" office:value="0.007958">
                <text:p>0.007958</text:p>
              </table:table-cell>
              <table:table-cell office:value-type="float" office:value="0.007825">
                <text:p>0.007825</text:p>
              </table:table-cell>
              <table:table-cell office:value-type="float" office:value="0.006812">
                <text:p>0.006812</text:p>
              </table:table-cell>
              <table:table-cell office:value-type="float" office:value="0.008698">
                <text:p>0.008698</text:p>
              </table:table-cell>
              <table:table-cell office:value-type="float" office:value="0.007266">
                <text:p>0.007266</text:p>
              </table:table-cell>
              <table:table-cell office:value-type="float" office:value="0.007206">
                <text:p>0.007206</text:p>
              </table:table-cell>
              <table:table-cell office:value-type="float" office:value="0.007703">
                <text:p>0.007703</text:p>
              </table:table-cell>
              <table:table-cell office:value-type="float" office:value="0.007234">
                <text:p>0.007234</text:p>
              </table:table-cell>
              <table:table-cell office:value-type="float" office:value="0.007772">
                <text:p>0.007772</text:p>
              </table:table-cell>
              <table:table-cell office:value-type="float" office:value="0.006556">
                <text:p>0.006556</text:p>
              </table:table-cell>
              <table:table-cell office:value-type="float" office:value="0.00761">
                <text:p>0.00761</text:p>
              </table:table-cell>
              <table:table-cell office:value-type="float" office:value="0.007426">
                <text:p>0.007426</text:p>
              </table:table-cell>
              <table:table-cell office:value-type="float" office:value="0.006948">
                <text:p>0.006948</text:p>
              </table:table-cell>
              <table:table-cell office:value-type="float" office:value="0.007293">
                <text:p>0.007293</text:p>
              </table:table-cell>
              <table:table-cell office:value-type="float" office:value="0.006917">
                <text:p>0.006917</text:p>
              </table:table-cell>
              <table:table-cell office:value-type="float" office:value="0.006844">
                <text:p>0.006844</text:p>
              </table:table-cell>
              <table:table-cell office:value-type="float" office:value="0.006928">
                <text:p>0.006928</text:p>
              </table:table-cell>
              <table:table-cell office:value-type="float" office:value="0.006942">
                <text:p>0.006942</text:p>
              </table:table-cell>
              <table:table-cell office:value-type="float" office:value="0.007077">
                <text:p>0.007077</text:p>
              </table:table-cell>
              <table:table-cell office:value-type="float" office:value="0.007249">
                <text:p>0.007249</text:p>
              </table:table-cell>
              <table:table-cell office:value-type="float" office:value="0.007284">
                <text:p>0.007284</text:p>
              </table:table-cell>
              <table:table-cell office:value-type="float" office:value="0.007433">
                <text:p>0.007433</text:p>
              </table:table-cell>
              <table:table-cell office:value-type="float" office:value="0.006562">
                <text:p>0.006562</text:p>
              </table:table-cell>
              <table:table-cell office:value-type="float" office:value="0.006874">
                <text:p>0.006874</text:p>
              </table:table-cell>
              <table:table-cell office:value-type="float" office:value="0.00672">
                <text:p>0.00672</text:p>
              </table:table-cell>
              <table:table-cell office:value-type="float" office:value="0.007099">
                <text:p>0.007099</text:p>
              </table:table-cell>
              <table:table-cell office:value-type="float" office:value="0.007518">
                <text:p>0.007518</text:p>
              </table:table-cell>
              <table:table-cell office:value-type="float" office:value="0.00721">
                <text:p>0.00721</text:p>
              </table:table-cell>
              <table:table-cell office:value-type="float" office:value="0.006667">
                <text:p>0.006667</text:p>
              </table:table-cell>
              <table:table-cell office:value-type="float" office:value="0.007749">
                <text:p>0.007749</text:p>
              </table:table-cell>
              <table:table-cell office:value-type="float" office:value="0.007987">
                <text:p>0.007987</text:p>
              </table:table-cell>
              <table:table-cell office:value-type="float" office:value="0.006684">
                <text:p>0.006684</text:p>
              </table:table-cell>
              <table:table-cell office:value-type="float" office:value="0.00762">
                <text:p>0.00762</text:p>
              </table:table-cell>
              <table:table-cell office:value-type="float" office:value="0.008533">
                <text:p>0.008533</text:p>
              </table:table-cell>
              <table:table-cell office:value-type="float" office:value="0.008367">
                <text:p>0.008367</text:p>
              </table:table-cell>
              <table:table-cell office:value-type="float" office:value="0.007836">
                <text:p>0.007836</text:p>
              </table:table-cell>
              <table:table-cell office:value-type="float" office:value="0.007198">
                <text:p>0.007198</text:p>
              </table:table-cell>
              <table:table-cell office:value-type="float" office:value="0.00766">
                <text:p>0.00766</text:p>
              </table:table-cell>
              <table:table-cell office:value-type="float" office:value="0.007587">
                <text:p>0.007587</text:p>
              </table:table-cell>
              <table:table-cell office:value-type="float" office:value="0.006858">
                <text:p>0.006858</text:p>
              </table:table-cell>
              <table:table-cell office:value-type="float" office:value="0.007606">
                <text:p>0.007606</text:p>
              </table:table-cell>
              <table:table-cell office:value-type="float" office:value="0.00828">
                <text:p>0.00828</text:p>
              </table:table-cell>
              <table:table-cell office:value-type="float" office:value="0.008877">
                <text:p>0.008877</text:p>
              </table:table-cell>
              <table:table-cell office:value-type="float" office:value="0.00881">
                <text:p>0.00881</text:p>
              </table:table-cell>
              <table:table-cell office:value-type="float" office:value="0.008004">
                <text:p>0.008004</text:p>
              </table:table-cell>
              <table:table-cell office:value-type="float" office:value="0.008229">
                <text:p>0.008229</text:p>
              </table:table-cell>
              <table:table-cell office:value-type="float" office:value="0.007945">
                <text:p>0.007945</text:p>
              </table:table-cell>
              <table:table-cell office:value-type="float" office:value="0.008102">
                <text:p>0.008102</text:p>
              </table:table-cell>
              <table:table-cell office:value-type="float" office:value="0.008447">
                <text:p>0.008447</text:p>
              </table:table-cell>
              <table:table-cell office:value-type="float" office:value="0.007871">
                <text:p>0.007871</text:p>
              </table:table-cell>
              <table:table-cell office:value-type="float" office:value="0.007792">
                <text:p>0.007792</text:p>
              </table:table-cell>
              <table:table-cell office:value-type="float" office:value="0.008095">
                <text:p>0.008095</text:p>
              </table:table-cell>
              <table:table-cell office:value-type="float" office:value="0.007583">
                <text:p>0.007583</text:p>
              </table:table-cell>
              <table:table-cell office:value-type="float" office:value="0.007421">
                <text:p>0.007421</text:p>
              </table:table-cell>
              <table:table-cell office:value-type="float" office:value="0.007858">
                <text:p>0.007858</text:p>
              </table:table-cell>
              <table:table-cell office:value-type="float" office:value="0.007218">
                <text:p>0.007218</text:p>
              </table:table-cell>
              <table:table-cell office:value-type="float" office:value="0.008158">
                <text:p>0.008158</text:p>
              </table:table-cell>
              <table:table-cell office:value-type="float" office:value="0.007399">
                <text:p>0.007399</text:p>
              </table:table-cell>
              <table:table-cell office:value-type="float" office:value="0.007653">
                <text:p>0.007653</text:p>
              </table:table-cell>
              <table:table-cell office:value-type="float" office:value="0.006593">
                <text:p>0.006593</text:p>
              </table:table-cell>
              <table:table-cell office:value-type="float" office:value="0.008">
                <text:p>0.008</text:p>
              </table:table-cell>
              <table:table-cell office:value-type="float" office:value="0.00716">
                <text:p>0.00716</text:p>
              </table:table-cell>
              <table:table-cell office:value-type="float" office:value="0.007712">
                <text:p>0.007712</text:p>
              </table:table-cell>
              <table:table-cell office:value-type="float" office:value="0.007396">
                <text:p>0.007396</text:p>
              </table:table-cell>
              <table:table-cell office:value-type="float" office:value="0.006898">
                <text:p>0.006898</text:p>
              </table:table-cell>
              <table:table-cell office:value-type="float" office:value="0.006821">
                <text:p>0.006821</text:p>
              </table:table-cell>
              <table:table-cell office:value-type="float" office:value="0.007175">
                <text:p>0.007175</text:p>
              </table:table-cell>
              <table:table-cell office:value-type="float" office:value="0.007431">
                <text:p>0.007431</text:p>
              </table:table-cell>
              <table:table-cell office:value-type="float" office:value="0.007292">
                <text:p>0.007292</text:p>
              </table:table-cell>
              <table:table-cell office:value-type="float" office:value="0.007287">
                <text:p>0.007287</text:p>
              </table:table-cell>
              <table:table-cell office:value-type="float" office:value="0.007519">
                <text:p>0.007519</text:p>
              </table:table-cell>
              <table:table-cell office:value-type="float" office:value="0.006931">
                <text:p>0.006931</text:p>
              </table:table-cell>
              <table:table-cell office:value-type="float" office:value="0.006591">
                <text:p>0.006591</text:p>
              </table:table-cell>
              <table:table-cell office:value-type="float" office:value="0.006306">
                <text:p>0.006306</text:p>
              </table:table-cell>
              <table:table-cell office:value-type="float" office:value="0.006573">
                <text:p>0.006573</text:p>
              </table:table-cell>
              <table:table-cell office:value-type="float" office:value="0.006628">
                <text:p>0.006628</text:p>
              </table:table-cell>
              <table:table-cell office:value-type="float" office:value="0.006999">
                <text:p>0.006999</text:p>
              </table:table-cell>
              <table:table-cell office:value-type="float" office:value="0.007162">
                <text:p>0.007162</text:p>
              </table:table-cell>
              <table:table-cell office:value-type="float" office:value="0.006882">
                <text:p>0.006882</text:p>
              </table:table-cell>
              <table:table-cell office:value-type="float" office:value="0.006618">
                <text:p>0.006618</text:p>
              </table:table-cell>
              <table:table-cell office:value-type="float" office:value="0.007379">
                <text:p>0.007379</text:p>
              </table:table-cell>
              <table:table-cell office:value-type="float" office:value="0.006611">
                <text:p>0.006611</text:p>
              </table:table-cell>
              <table:table-cell office:value-type="float" office:value="0.007627">
                <text:p>0.007627</text:p>
              </table:table-cell>
              <table:table-cell office:value-type="float" office:value="0.007002">
                <text:p>0.007002</text:p>
              </table:table-cell>
              <table:table-cell office:value-type="float" office:value="0.007899">
                <text:p>0.007899</text:p>
              </table:table-cell>
              <table:table-cell office:value-type="float" office:value="0.007515">
                <text:p>0.007515</text:p>
              </table:table-cell>
              <table:table-cell office:value-type="float" office:value="0.007082">
                <text:p>0.007082</text:p>
              </table:table-cell>
              <table:table-cell office:value-type="float" office:value="0.006903">
                <text:p>0.006903</text:p>
              </table:table-cell>
              <table:table-cell office:value-type="float" office:value="0.007038">
                <text:p>0.007038</text:p>
              </table:table-cell>
              <table:table-cell office:value-type="float" office:value="0.00673">
                <text:p>0.00673</text:p>
              </table:table-cell>
              <table:table-cell office:value-type="float" office:value="0.006333">
                <text:p>0.006333</text:p>
              </table:table-cell>
              <table:table-cell office:value-type="float" office:value="0.006329">
                <text:p>0.006329</text:p>
              </table:table-cell>
              <table:table-cell office:value-type="float" office:value="0.006515">
                <text:p>0.006515</text:p>
              </table:table-cell>
              <table:table-cell office:value-type="float" office:value="0.006236">
                <text:p>0.006236</text:p>
              </table:table-cell>
              <table:table-cell office:value-type="float" office:value="0.006551">
                <text:p>0.006551</text:p>
              </table:table-cell>
              <table:table-cell office:value-type="float" office:value="0.006017">
                <text:p>0.006017</text:p>
              </table:table-cell>
              <table:table-cell office:value-type="float" office:value="0.006981">
                <text:p>0.006981</text:p>
              </table:table-cell>
              <table:table-cell office:value-type="float" office:value="0.006053">
                <text:p>0.006053</text:p>
              </table:table-cell>
              <table:table-cell office:value-type="float" office:value="0.006797">
                <text:p>0.006797</text:p>
              </table:table-cell>
              <table:table-cell office:value-type="float" office:value="0.006171">
                <text:p>0.006171</text:p>
              </table:table-cell>
              <table:table-cell office:value-type="float" office:value="0.005098">
                <text:p>0.005098</text:p>
              </table:table-cell>
              <table:table-cell office:value-type="float" office:value="0.005894">
                <text:p>0.005894</text:p>
              </table:table-cell>
              <table:table-cell office:value-type="float" office:value="0.006125">
                <text:p>0.006125</text:p>
              </table:table-cell>
              <table:table-cell office:value-type="float" office:value="0.005585">
                <text:p>0.005585</text:p>
              </table:table-cell>
              <table:table-cell office:value-type="float" office:value="0.006449">
                <text:p>0.006449</text:p>
              </table:table-cell>
              <table:table-cell office:value-type="float" office:value="0.005984">
                <text:p>0.005984</text:p>
              </table:table-cell>
              <table:table-cell office:value-type="float" office:value="0.007084">
                <text:p>0.007084</text:p>
              </table:table-cell>
              <table:table-cell office:value-type="float" office:value="0.005743">
                <text:p>0.005743</text:p>
              </table:table-cell>
              <table:table-cell office:value-type="float" office:value="0.006582">
                <text:p>0.006582</text:p>
              </table:table-cell>
              <table:table-cell office:value-type="float" office:value="0.005605">
                <text:p>0.005605</text:p>
              </table:table-cell>
              <table:table-cell office:value-type="float" office:value="0.006593">
                <text:p>0.006593</text:p>
              </table:table-cell>
              <table:table-cell office:value-type="float" office:value="0.006526">
                <text:p>0.006526</text:p>
              </table:table-cell>
              <table:table-cell office:value-type="float" office:value="0.006752">
                <text:p>0.006752</text:p>
              </table:table-cell>
              <table:table-cell office:value-type="float" office:value="0.006131">
                <text:p>0.006131</text:p>
              </table:table-cell>
              <table:table-cell office:value-type="float" office:value="0.006335">
                <text:p>0.006335</text:p>
              </table:table-cell>
              <table:table-cell office:value-type="float" office:value="0.005705">
                <text:p>0.005705</text:p>
              </table:table-cell>
              <table:table-cell office:value-type="float" office:value="0.006336">
                <text:p>0.006336</text:p>
              </table:table-cell>
              <table:table-cell office:value-type="float" office:value="0.005487">
                <text:p>0.005487</text:p>
              </table:table-cell>
              <table:table-cell office:value-type="float" office:value="0.005946">
                <text:p>0.005946</text:p>
              </table:table-cell>
              <table:table-cell office:value-type="float" office:value="0.00619">
                <text:p>0.00619</text:p>
              </table:table-cell>
              <table:table-cell office:value-type="float" office:value="0.007019">
                <text:p>0.007019</text:p>
              </table:table-cell>
              <table:table-cell office:value-type="float" office:value="0.005782">
                <text:p>0.005782</text:p>
              </table:table-cell>
              <table:table-cell office:value-type="float" office:value="0.005545">
                <text:p>0.005545</text:p>
              </table:table-cell>
              <table:table-cell office:value-type="float" office:value="0.006379">
                <text:p>0.006379</text:p>
              </table:table-cell>
              <table:table-cell office:value-type="float" office:value="0.006533">
                <text:p>0.006533</text:p>
              </table:table-cell>
              <table:table-cell office:value-type="float" office:value="0.006563">
                <text:p>0.006563</text:p>
              </table:table-cell>
              <table:table-cell office:value-type="float" office:value="0.005836">
                <text:p>0.005836</text:p>
              </table:table-cell>
              <table:table-cell office:value-type="float" office:value="0.006163">
                <text:p>0.006163</text:p>
              </table:table-cell>
              <table:table-cell office:value-type="float" office:value="0.006802">
                <text:p>0.006802</text:p>
              </table:table-cell>
              <table:table-cell office:value-type="float" office:value="0.006704">
                <text:p>0.006704</text:p>
              </table:table-cell>
              <table:table-cell office:value-type="float" office:value="0.005307">
                <text:p>0.005307</text:p>
              </table:table-cell>
              <table:table-cell office:value-type="float" office:value="0.00621">
                <text:p>0.00621</text:p>
              </table:table-cell>
              <table:table-cell office:value-type="float" office:value="0.005834">
                <text:p>0.005834</text:p>
              </table:table-cell>
              <table:table-cell office:value-type="float" office:value="0.005945">
                <text:p>0.005945</text:p>
              </table:table-cell>
              <table:table-cell office:value-type="float" office:value="0.005276">
                <text:p>0.005276</text:p>
              </table:table-cell>
              <table:table-cell office:value-type="float" office:value="0.00664">
                <text:p>0.00664</text:p>
              </table:table-cell>
              <table:table-cell office:value-type="float" office:value="0.006179">
                <text:p>0.006179</text:p>
              </table:table-cell>
              <table:table-cell office:value-type="float" office:value="0.006064">
                <text:p>0.006064</text:p>
              </table:table-cell>
              <table:table-cell office:value-type="float" office:value="0.006149">
                <text:p>0.006149</text:p>
              </table:table-cell>
              <table:table-cell office:value-type="float" office:value="0.006297">
                <text:p>0.006297</text:p>
              </table:table-cell>
              <table:table-cell office:value-type="float" office:value="0.006118">
                <text:p>0.006118</text:p>
              </table:table-cell>
              <table:table-cell office:value-type="float" office:value="0.006404">
                <text:p>0.006404</text:p>
              </table:table-cell>
              <table:table-cell office:value-type="float" office:value="0.006313">
                <text:p>0.006313</text:p>
              </table:table-cell>
              <table:table-cell office:value-type="float" office:value="0.006472">
                <text:p>0.006472</text:p>
              </table:table-cell>
              <table:table-cell office:value-type="float" office:value="0.005517">
                <text:p>0.005517</text:p>
              </table:table-cell>
              <table:table-cell office:value-type="float" office:value="0.006303">
                <text:p>0.006303</text:p>
              </table:table-cell>
              <table:table-cell office:value-type="float" office:value="0.005882">
                <text:p>0.005882</text:p>
              </table:table-cell>
              <table:table-cell office:value-type="float" office:value="0.005919">
                <text:p>0.005919</text:p>
              </table:table-cell>
              <table:table-cell office:value-type="float" office:value="0.005852">
                <text:p>0.005852</text:p>
              </table:table-cell>
              <table:table-cell office:value-type="float" office:value="0.005848">
                <text:p>0.005848</text:p>
              </table:table-cell>
              <table:table-cell office:value-type="float" office:value="0.005248">
                <text:p>0.005248</text:p>
              </table:table-cell>
              <table:table-cell office:value-type="float" office:value="0.005615">
                <text:p>0.005615</text:p>
              </table:table-cell>
              <table:table-cell office:value-type="float" office:value="0.005832">
                <text:p>0.005832</text:p>
              </table:table-cell>
            </table:table-row>
            <table:table-row>
              <table:table-cell office:value-type="string">
                <text:p>Training – MCP class 2</text:p>
                <draw:g>
                  <svg:desc>Arkusz1.E10:Arkusz1.E10</svg:desc>
                </draw:g>
              </table:table-cell>
              <table:table-cell office:value-type="float" office:value="0.723678">
                <text:p>0.723678</text:p>
                <draw:g>
                  <svg:desc>Arkusz1.F10:Arkusz1.SK10</svg:desc>
                </draw:g>
              </table:table-cell>
              <table:table-cell office:value-type="float" office:value="0.676809">
                <text:p>0.676809</text:p>
              </table:table-cell>
              <table:table-cell office:value-type="float" office:value="0.631223">
                <text:p>0.631223</text:p>
              </table:table-cell>
              <table:table-cell office:value-type="float" office:value="0.591522">
                <text:p>0.591522</text:p>
              </table:table-cell>
              <table:table-cell office:value-type="float" office:value="0.552923">
                <text:p>0.552923</text:p>
              </table:table-cell>
              <table:table-cell office:value-type="float" office:value="0.518566">
                <text:p>0.518566</text:p>
              </table:table-cell>
              <table:table-cell office:value-type="float" office:value="0.483226">
                <text:p>0.483226</text:p>
              </table:table-cell>
              <table:table-cell office:value-type="float" office:value="0.452294">
                <text:p>0.452294</text:p>
              </table:table-cell>
              <table:table-cell office:value-type="float" office:value="0.423286">
                <text:p>0.423286</text:p>
              </table:table-cell>
              <table:table-cell office:value-type="float" office:value="0.39561">
                <text:p>0.39561</text:p>
              </table:table-cell>
              <table:table-cell office:value-type="float" office:value="0.370645">
                <text:p>0.370645</text:p>
              </table:table-cell>
              <table:table-cell office:value-type="float" office:value="0.344335">
                <text:p>0.344335</text:p>
              </table:table-cell>
              <table:table-cell office:value-type="float" office:value="0.322295">
                <text:p>0.322295</text:p>
              </table:table-cell>
              <table:table-cell office:value-type="float" office:value="0.302638">
                <text:p>0.302638</text:p>
              </table:table-cell>
              <table:table-cell office:value-type="float" office:value="0.283353">
                <text:p>0.283353</text:p>
              </table:table-cell>
              <table:table-cell office:value-type="float" office:value="0.264346">
                <text:p>0.264346</text:p>
              </table:table-cell>
              <table:table-cell office:value-type="float" office:value="0.247328">
                <text:p>0.247328</text:p>
              </table:table-cell>
              <table:table-cell office:value-type="float" office:value="0.230868">
                <text:p>0.230868</text:p>
              </table:table-cell>
              <table:table-cell office:value-type="float" office:value="0.216083">
                <text:p>0.216083</text:p>
              </table:table-cell>
              <table:table-cell office:value-type="float" office:value="0.202355">
                <text:p>0.202355</text:p>
              </table:table-cell>
              <table:table-cell office:value-type="float" office:value="0.188447">
                <text:p>0.188447</text:p>
              </table:table-cell>
              <table:table-cell office:value-type="float" office:value="0.176256">
                <text:p>0.176256</text:p>
              </table:table-cell>
              <table:table-cell office:value-type="float" office:value="0.165181">
                <text:p>0.165181</text:p>
              </table:table-cell>
              <table:table-cell office:value-type="float" office:value="0.154569">
                <text:p>0.154569</text:p>
              </table:table-cell>
              <table:table-cell office:value-type="float" office:value="0.14452">
                <text:p>0.14452</text:p>
              </table:table-cell>
              <table:table-cell office:value-type="float" office:value="0.135244">
                <text:p>0.135244</text:p>
              </table:table-cell>
              <table:table-cell office:value-type="float" office:value="0.125997">
                <text:p>0.125997</text:p>
              </table:table-cell>
              <table:table-cell office:value-type="float" office:value="0.118292">
                <text:p>0.118292</text:p>
              </table:table-cell>
              <table:table-cell office:value-type="float" office:value="0.110602">
                <text:p>0.110602</text:p>
              </table:table-cell>
              <table:table-cell office:value-type="float" office:value="0.10323">
                <text:p>0.10323</text:p>
              </table:table-cell>
              <table:table-cell office:value-type="float" office:value="0.096473">
                <text:p>0.096473</text:p>
              </table:table-cell>
              <table:table-cell office:value-type="float" office:value="0.090442">
                <text:p>0.090442</text:p>
              </table:table-cell>
              <table:table-cell office:value-type="float" office:value="0.084011">
                <text:p>0.084011</text:p>
              </table:table-cell>
              <table:table-cell office:value-type="float" office:value="0.078204">
                <text:p>0.078204</text:p>
              </table:table-cell>
              <table:table-cell office:value-type="float" office:value="0.073539">
                <text:p>0.073539</text:p>
              </table:table-cell>
              <table:table-cell office:value-type="float" office:value="0.06888">
                <text:p>0.06888</text:p>
              </table:table-cell>
              <table:table-cell office:value-type="float" office:value="0.064241">
                <text:p>0.064241</text:p>
              </table:table-cell>
              <table:table-cell office:value-type="float" office:value="0.060706">
                <text:p>0.060706</text:p>
              </table:table-cell>
              <table:table-cell office:value-type="float" office:value="0.056056">
                <text:p>0.056056</text:p>
              </table:table-cell>
              <table:table-cell office:value-type="float" office:value="0.052581">
                <text:p>0.052581</text:p>
              </table:table-cell>
              <table:table-cell office:value-type="float" office:value="0.04907">
                <text:p>0.04907</text:p>
              </table:table-cell>
              <table:table-cell office:value-type="float" office:value="0.046242">
                <text:p>0.046242</text:p>
              </table:table-cell>
              <table:table-cell office:value-type="float" office:value="0.043114">
                <text:p>0.043114</text:p>
              </table:table-cell>
              <table:table-cell office:value-type="float" office:value="0.040396">
                <text:p>0.040396</text:p>
              </table:table-cell>
              <table:table-cell office:value-type="float" office:value="0.037859">
                <text:p>0.037859</text:p>
              </table:table-cell>
              <table:table-cell office:value-type="float" office:value="0.035325">
                <text:p>0.035325</text:p>
              </table:table-cell>
              <table:table-cell office:value-type="float" office:value="0.03313">
                <text:p>0.03313</text:p>
              </table:table-cell>
              <table:table-cell office:value-type="float" office:value="0.031441">
                <text:p>0.031441</text:p>
              </table:table-cell>
              <table:table-cell office:value-type="float" office:value="0.02894">
                <text:p>0.02894</text:p>
              </table:table-cell>
              <table:table-cell office:value-type="float" office:value="0.027241">
                <text:p>0.027241</text:p>
              </table:table-cell>
              <table:table-cell office:value-type="float" office:value="0.025754">
                <text:p>0.025754</text:p>
              </table:table-cell>
              <table:table-cell office:value-type="float" office:value="0.02397">
                <text:p>0.02397</text:p>
              </table:table-cell>
              <table:table-cell office:value-type="float" office:value="0.022287">
                <text:p>0.022287</text:p>
              </table:table-cell>
              <table:table-cell office:value-type="float" office:value="0.021151">
                <text:p>0.021151</text:p>
              </table:table-cell>
              <table:table-cell office:value-type="float" office:value="0.019808">
                <text:p>0.019808</text:p>
              </table:table-cell>
              <table:table-cell office:value-type="float" office:value="0.018872">
                <text:p>0.018872</text:p>
              </table:table-cell>
              <table:table-cell office:value-type="float" office:value="0.017315">
                <text:p>0.017315</text:p>
              </table:table-cell>
              <table:table-cell office:value-type="float" office:value="0.016418">
                <text:p>0.016418</text:p>
              </table:table-cell>
              <table:table-cell office:value-type="float" office:value="0.015345">
                <text:p>0.015345</text:p>
              </table:table-cell>
              <table:table-cell office:value-type="float" office:value="0.014581">
                <text:p>0.014581</text:p>
              </table:table-cell>
              <table:table-cell office:value-type="float" office:value="0.013542">
                <text:p>0.013542</text:p>
              </table:table-cell>
              <table:table-cell office:value-type="float" office:value="0.013004">
                <text:p>0.013004</text:p>
              </table:table-cell>
              <table:table-cell office:value-type="float" office:value="0.012323">
                <text:p>0.012323</text:p>
              </table:table-cell>
              <table:table-cell office:value-type="float" office:value="0.011741">
                <text:p>0.011741</text:p>
              </table:table-cell>
              <table:table-cell office:value-type="float" office:value="0.010939">
                <text:p>0.010939</text:p>
              </table:table-cell>
              <table:table-cell office:value-type="float" office:value="0.010236">
                <text:p>0.010236</text:p>
              </table:table-cell>
              <table:table-cell office:value-type="float" office:value="0.009795">
                <text:p>0.009795</text:p>
              </table:table-cell>
              <table:table-cell office:value-type="float" office:value="0.009066">
                <text:p>0.009066</text:p>
              </table:table-cell>
              <table:table-cell office:value-type="float" office:value="0.008938">
                <text:p>0.008938</text:p>
              </table:table-cell>
              <table:table-cell office:value-type="float" office:value="0.008357">
                <text:p>0.008357</text:p>
              </table:table-cell>
              <table:table-cell office:value-type="float" office:value="0.00812">
                <text:p>0.00812</text:p>
              </table:table-cell>
              <table:table-cell office:value-type="float" office:value="0.007368">
                <text:p>0.007368</text:p>
              </table:table-cell>
              <table:table-cell office:value-type="float" office:value="0.007444">
                <text:p>0.007444</text:p>
              </table:table-cell>
              <table:table-cell office:value-type="float" office:value="0.006991">
                <text:p>0.006991</text:p>
              </table:table-cell>
              <table:table-cell office:value-type="float" office:value="0.0066">
                <text:p>0.0066</text:p>
              </table:table-cell>
              <table:table-cell office:value-type="float" office:value="0.006278">
                <text:p>0.006278</text:p>
              </table:table-cell>
              <table:table-cell office:value-type="float" office:value="0.006202">
                <text:p>0.006202</text:p>
              </table:table-cell>
              <table:table-cell office:value-type="float" office:value="0.005608">
                <text:p>0.005608</text:p>
              </table:table-cell>
              <table:table-cell office:value-type="float" office:value="0.005449">
                <text:p>0.005449</text:p>
              </table:table-cell>
              <table:table-cell office:value-type="float" office:value="0.005326">
                <text:p>0.005326</text:p>
              </table:table-cell>
              <table:table-cell office:value-type="float" office:value="0.005119">
                <text:p>0.005119</text:p>
              </table:table-cell>
              <table:table-cell office:value-type="float" office:value="0.004919">
                <text:p>0.004919</text:p>
              </table:table-cell>
              <table:table-cell office:value-type="float" office:value="0.004955">
                <text:p>0.004955</text:p>
              </table:table-cell>
              <table:table-cell office:value-type="float" office:value="0.004643">
                <text:p>0.004643</text:p>
              </table:table-cell>
              <table:table-cell office:value-type="float" office:value="0.00459">
                <text:p>0.00459</text:p>
              </table:table-cell>
              <table:table-cell office:value-type="float" office:value="0.004411">
                <text:p>0.004411</text:p>
              </table:table-cell>
              <table:table-cell office:value-type="float" office:value="0.004262">
                <text:p>0.004262</text:p>
              </table:table-cell>
              <table:table-cell office:value-type="float" office:value="0.004003">
                <text:p>0.004003</text:p>
              </table:table-cell>
              <table:table-cell office:value-type="float" office:value="0.003863">
                <text:p>0.003863</text:p>
              </table:table-cell>
              <table:table-cell office:value-type="float" office:value="0.003807">
                <text:p>0.003807</text:p>
              </table:table-cell>
              <table:table-cell office:value-type="float" office:value="0.003716">
                <text:p>0.003716</text:p>
              </table:table-cell>
              <table:table-cell office:value-type="float" office:value="0.003775">
                <text:p>0.003775</text:p>
              </table:table-cell>
              <table:table-cell office:value-type="float" office:value="0.003467">
                <text:p>0.003467</text:p>
              </table:table-cell>
              <table:table-cell office:value-type="float" office:value="0.003408">
                <text:p>0.003408</text:p>
              </table:table-cell>
              <table:table-cell office:value-type="float" office:value="0.003342">
                <text:p>0.003342</text:p>
              </table:table-cell>
              <table:table-cell office:value-type="float" office:value="0.00324">
                <text:p>0.00324</text:p>
              </table:table-cell>
              <table:table-cell office:value-type="float" office:value="0.003138">
                <text:p>0.003138</text:p>
              </table:table-cell>
              <table:table-cell office:value-type="float" office:value="0.003048">
                <text:p>0.003048</text:p>
              </table:table-cell>
              <table:table-cell office:value-type="float" office:value="0.00308">
                <text:p>0.00308</text:p>
              </table:table-cell>
              <table:table-cell office:value-type="float" office:value="0.002942">
                <text:p>0.002942</text:p>
              </table:table-cell>
              <table:table-cell office:value-type="float" office:value="0.002828">
                <text:p>0.002828</text:p>
              </table:table-cell>
              <table:table-cell office:value-type="float" office:value="0.00287">
                <text:p>0.00287</text:p>
              </table:table-cell>
              <table:table-cell office:value-type="float" office:value="0.002842">
                <text:p>0.002842</text:p>
              </table:table-cell>
              <table:table-cell office:value-type="float" office:value="0.002733">
                <text:p>0.002733</text:p>
              </table:table-cell>
              <table:table-cell office:value-type="float" office:value="0.002643">
                <text:p>0.002643</text:p>
              </table:table-cell>
              <table:table-cell office:value-type="float" office:value="0.002712">
                <text:p>0.002712</text:p>
              </table:table-cell>
              <table:table-cell office:value-type="float" office:value="0.002578">
                <text:p>0.002578</text:p>
              </table:table-cell>
              <table:table-cell office:value-type="float" office:value="0.002564">
                <text:p>0.002564</text:p>
              </table:table-cell>
              <table:table-cell office:value-type="float" office:value="0.002517">
                <text:p>0.002517</text:p>
              </table:table-cell>
              <table:table-cell office:value-type="float" office:value="0.002445">
                <text:p>0.002445</text:p>
              </table:table-cell>
              <table:table-cell office:value-type="float" office:value="0.002477">
                <text:p>0.002477</text:p>
              </table:table-cell>
              <table:table-cell office:value-type="float" office:value="0.002496">
                <text:p>0.002496</text:p>
              </table:table-cell>
              <table:table-cell office:value-type="float" office:value="0.002376">
                <text:p>0.002376</text:p>
              </table:table-cell>
              <table:table-cell office:value-type="float" office:value="0.002415">
                <text:p>0.002415</text:p>
              </table:table-cell>
              <table:table-cell office:value-type="float" office:value="0.002413">
                <text:p>0.002413</text:p>
              </table:table-cell>
              <table:table-cell office:value-type="float" office:value="0.002319">
                <text:p>0.002319</text:p>
              </table:table-cell>
              <table:table-cell office:value-type="float" office:value="0.002347">
                <text:p>0.002347</text:p>
              </table:table-cell>
              <table:table-cell office:value-type="float" office:value="0.00237">
                <text:p>0.00237</text:p>
              </table:table-cell>
              <table:table-cell office:value-type="float" office:value="0.002329">
                <text:p>0.002329</text:p>
              </table:table-cell>
              <table:table-cell office:value-type="float" office:value="0.002189">
                <text:p>0.002189</text:p>
              </table:table-cell>
              <table:table-cell office:value-type="float" office:value="0.00226">
                <text:p>0.00226</text:p>
              </table:table-cell>
              <table:table-cell office:value-type="float" office:value="0.002251">
                <text:p>0.002251</text:p>
              </table:table-cell>
              <table:table-cell office:value-type="float" office:value="0.002208">
                <text:p>0.002208</text:p>
              </table:table-cell>
              <table:table-cell office:value-type="float" office:value="0.002198">
                <text:p>0.002198</text:p>
              </table:table-cell>
              <table:table-cell office:value-type="float" office:value="0.002245">
                <text:p>0.002245</text:p>
              </table:table-cell>
              <table:table-cell office:value-type="float" office:value="0.002201">
                <text:p>0.002201</text:p>
              </table:table-cell>
              <table:table-cell office:value-type="float" office:value="0.002174">
                <text:p>0.002174</text:p>
              </table:table-cell>
              <table:table-cell office:value-type="float" office:value="0.002145">
                <text:p>0.002145</text:p>
              </table:table-cell>
              <table:table-cell office:value-type="float" office:value="0.002168">
                <text:p>0.002168</text:p>
              </table:table-cell>
              <table:table-cell office:value-type="float" office:value="0.002161">
                <text:p>0.002161</text:p>
              </table:table-cell>
              <table:table-cell office:value-type="float" office:value="0.002182">
                <text:p>0.002182</text:p>
              </table:table-cell>
              <table:table-cell office:value-type="float" office:value="0.00212">
                <text:p>0.00212</text:p>
              </table:table-cell>
              <table:table-cell office:value-type="float" office:value="0.002098">
                <text:p>0.002098</text:p>
              </table:table-cell>
              <table:table-cell office:value-type="float" office:value="0.002115">
                <text:p>0.002115</text:p>
              </table:table-cell>
              <table:table-cell office:value-type="float" office:value="0.002126">
                <text:p>0.002126</text:p>
              </table:table-cell>
              <table:table-cell office:value-type="float" office:value="0.002065">
                <text:p>0.002065</text:p>
              </table:table-cell>
              <table:table-cell office:value-type="float" office:value="0.002042">
                <text:p>0.002042</text:p>
              </table:table-cell>
              <table:table-cell office:value-type="float" office:value="0.00206">
                <text:p>0.00206</text:p>
              </table:table-cell>
              <table:table-cell office:value-type="float" office:value="0.002091">
                <text:p>0.002091</text:p>
              </table:table-cell>
              <table:table-cell office:value-type="float" office:value="0.002033">
                <text:p>0.002033</text:p>
              </table:table-cell>
              <table:table-cell office:value-type="float" office:value="0.002081">
                <text:p>0.002081</text:p>
              </table:table-cell>
              <table:table-cell office:value-type="float" office:value="0.002096">
                <text:p>0.002096</text:p>
              </table:table-cell>
              <table:table-cell office:value-type="float" office:value="0.002033">
                <text:p>0.002033</text:p>
              </table:table-cell>
              <table:table-cell office:value-type="float" office:value="0.002021">
                <text:p>0.002021</text:p>
              </table:table-cell>
              <table:table-cell office:value-type="float" office:value="0.002036">
                <text:p>0.002036</text:p>
              </table:table-cell>
              <table:table-cell office:value-type="float" office:value="0.002056">
                <text:p>0.002056</text:p>
              </table:table-cell>
              <table:table-cell office:value-type="float" office:value="0.002052">
                <text:p>0.002052</text:p>
              </table:table-cell>
              <table:table-cell office:value-type="float" office:value="0.002001">
                <text:p>0.002001</text:p>
              </table:table-cell>
              <table:table-cell office:value-type="float" office:value="0.002089">
                <text:p>0.002089</text:p>
              </table:table-cell>
              <table:table-cell office:value-type="float" office:value="0.00199">
                <text:p>0.00199</text:p>
              </table:table-cell>
              <table:table-cell office:value-type="float" office:value="0.002006">
                <text:p>0.002006</text:p>
              </table:table-cell>
              <table:table-cell office:value-type="float" office:value="0.002065">
                <text:p>0.002065</text:p>
              </table:table-cell>
              <table:table-cell office:value-type="float" office:value="0.001992">
                <text:p>0.001992</text:p>
              </table:table-cell>
              <table:table-cell office:value-type="float" office:value="0.001994">
                <text:p>0.001994</text:p>
              </table:table-cell>
              <table:table-cell office:value-type="float" office:value="0.001975">
                <text:p>0.001975</text:p>
              </table:table-cell>
              <table:table-cell office:value-type="float" office:value="0.002056">
                <text:p>0.002056</text:p>
              </table:table-cell>
              <table:table-cell office:value-type="float" office:value="0.002011">
                <text:p>0.002011</text:p>
              </table:table-cell>
              <table:table-cell office:value-type="float" office:value="0.002034">
                <text:p>0.002034</text:p>
              </table:table-cell>
              <table:table-cell office:value-type="float" office:value="0.002096">
                <text:p>0.002096</text:p>
              </table:table-cell>
              <table:table-cell office:value-type="float" office:value="0.002017">
                <text:p>0.002017</text:p>
              </table:table-cell>
              <table:table-cell office:value-type="float" office:value="0.002014">
                <text:p>0.002014</text:p>
              </table:table-cell>
              <table:table-cell office:value-type="float" office:value="0.002036">
                <text:p>0.002036</text:p>
              </table:table-cell>
              <table:table-cell office:value-type="float" office:value="0.002022">
                <text:p>0.002022</text:p>
              </table:table-cell>
              <table:table-cell office:value-type="float" office:value="0.00206">
                <text:p>0.00206</text:p>
              </table:table-cell>
              <table:table-cell office:value-type="float" office:value="0.002088">
                <text:p>0.002088</text:p>
              </table:table-cell>
              <table:table-cell office:value-type="float" office:value="0.001961">
                <text:p>0.001961</text:p>
              </table:table-cell>
              <table:table-cell office:value-type="float" office:value="0.002064">
                <text:p>0.002064</text:p>
              </table:table-cell>
              <table:table-cell office:value-type="float" office:value="0.002081">
                <text:p>0.002081</text:p>
              </table:table-cell>
              <table:table-cell office:value-type="float" office:value="0.002024">
                <text:p>0.002024</text:p>
              </table:table-cell>
              <table:table-cell office:value-type="float" office:value="0.001998">
                <text:p>0.001998</text:p>
              </table:table-cell>
              <table:table-cell office:value-type="float" office:value="0.001963">
                <text:p>0.001963</text:p>
              </table:table-cell>
              <table:table-cell office:value-type="float" office:value="0.002027">
                <text:p>0.002027</text:p>
              </table:table-cell>
              <table:table-cell office:value-type="float" office:value="0.001971">
                <text:p>0.001971</text:p>
              </table:table-cell>
              <table:table-cell office:value-type="float" office:value="0.001978">
                <text:p>0.001978</text:p>
              </table:table-cell>
              <table:table-cell office:value-type="float" office:value="0.001981">
                <text:p>0.001981</text:p>
              </table:table-cell>
              <table:table-cell office:value-type="float" office:value="0.002064">
                <text:p>0.002064</text:p>
              </table:table-cell>
              <table:table-cell office:value-type="float" office:value="0.001999">
                <text:p>0.001999</text:p>
              </table:table-cell>
              <table:table-cell office:value-type="float" office:value="0.001977">
                <text:p>0.001977</text:p>
              </table:table-cell>
              <table:table-cell office:value-type="float" office:value="0.002062">
                <text:p>0.002062</text:p>
              </table:table-cell>
              <table:table-cell office:value-type="float" office:value="0.002005">
                <text:p>0.002005</text:p>
              </table:table-cell>
              <table:table-cell office:value-type="float" office:value="0.00195">
                <text:p>0.00195</text:p>
              </table:table-cell>
              <table:table-cell office:value-type="float" office:value="0.002005">
                <text:p>0.002005</text:p>
              </table:table-cell>
              <table:table-cell office:value-type="float" office:value="0.001964">
                <text:p>0.001964</text:p>
              </table:table-cell>
              <table:table-cell office:value-type="float" office:value="0.001957">
                <text:p>0.001957</text:p>
              </table:table-cell>
              <table:table-cell office:value-type="float" office:value="0.001924">
                <text:p>0.001924</text:p>
              </table:table-cell>
              <table:table-cell office:value-type="float" office:value="0.001954">
                <text:p>0.001954</text:p>
              </table:table-cell>
              <table:table-cell office:value-type="float" office:value="0.001954">
                <text:p>0.001954</text:p>
              </table:table-cell>
              <table:table-cell office:value-type="float" office:value="0.002003">
                <text:p>0.002003</text:p>
              </table:table-cell>
              <table:table-cell office:value-type="float" office:value="0.001967">
                <text:p>0.001967</text:p>
              </table:table-cell>
              <table:table-cell office:value-type="float" office:value="0.001954">
                <text:p>0.001954</text:p>
              </table:table-cell>
              <table:table-cell office:value-type="float" office:value="0.001901">
                <text:p>0.001901</text:p>
              </table:table-cell>
              <table:table-cell office:value-type="float" office:value="0.001952">
                <text:p>0.001952</text:p>
              </table:table-cell>
              <table:table-cell office:value-type="float" office:value="0.001931">
                <text:p>0.001931</text:p>
              </table:table-cell>
              <table:table-cell office:value-type="float" office:value="0.001924">
                <text:p>0.001924</text:p>
              </table:table-cell>
              <table:table-cell office:value-type="float" office:value="0.001953">
                <text:p>0.001953</text:p>
              </table:table-cell>
              <table:table-cell office:value-type="float" office:value="0.00191">
                <text:p>0.00191</text:p>
              </table:table-cell>
              <table:table-cell office:value-type="float" office:value="0.00184">
                <text:p>0.00184</text:p>
              </table:table-cell>
              <table:table-cell office:value-type="float" office:value="0.001806">
                <text:p>0.001806</text:p>
              </table:table-cell>
              <table:table-cell office:value-type="float" office:value="0.0019">
                <text:p>0.0019</text:p>
              </table:table-cell>
              <table:table-cell office:value-type="float" office:value="0.001882">
                <text:p>0.001882</text:p>
              </table:table-cell>
              <table:table-cell office:value-type="float" office:value="0.001875">
                <text:p>0.001875</text:p>
              </table:table-cell>
              <table:table-cell office:value-type="float" office:value="0.001849">
                <text:p>0.001849</text:p>
              </table:table-cell>
              <table:table-cell office:value-type="float" office:value="0.001857">
                <text:p>0.001857</text:p>
              </table:table-cell>
              <table:table-cell office:value-type="float" office:value="0.001905">
                <text:p>0.001905</text:p>
              </table:table-cell>
              <table:table-cell office:value-type="float" office:value="0.001854">
                <text:p>0.001854</text:p>
              </table:table-cell>
              <table:table-cell office:value-type="float" office:value="0.001949">
                <text:p>0.001949</text:p>
              </table:table-cell>
              <table:table-cell office:value-type="float" office:value="0.001952">
                <text:p>0.001952</text:p>
              </table:table-cell>
              <table:table-cell office:value-type="float" office:value="0.001972">
                <text:p>0.001972</text:p>
              </table:table-cell>
              <table:table-cell office:value-type="float" office:value="0.001984">
                <text:p>0.001984</text:p>
              </table:table-cell>
              <table:table-cell office:value-type="float" office:value="0.00198">
                <text:p>0.00198</text:p>
              </table:table-cell>
              <table:table-cell office:value-type="float" office:value="0.001987">
                <text:p>0.001987</text:p>
              </table:table-cell>
              <table:table-cell office:value-type="float" office:value="0.001999">
                <text:p>0.001999</text:p>
              </table:table-cell>
              <table:table-cell office:value-type="float" office:value="0.00201">
                <text:p>0.00201</text:p>
              </table:table-cell>
              <table:table-cell office:value-type="float" office:value="0.002004">
                <text:p>0.002004</text:p>
              </table:table-cell>
              <table:table-cell office:value-type="float" office:value="0.00197">
                <text:p>0.00197</text:p>
              </table:table-cell>
              <table:table-cell office:value-type="float" office:value="0.001967">
                <text:p>0.001967</text:p>
              </table:table-cell>
              <table:table-cell office:value-type="float" office:value="0.002031">
                <text:p>0.002031</text:p>
              </table:table-cell>
              <table:table-cell office:value-type="float" office:value="0.002048">
                <text:p>0.002048</text:p>
              </table:table-cell>
              <table:table-cell office:value-type="float" office:value="0.002132">
                <text:p>0.002132</text:p>
              </table:table-cell>
              <table:table-cell office:value-type="float" office:value="0.001957">
                <text:p>0.001957</text:p>
              </table:table-cell>
              <table:table-cell office:value-type="float" office:value="0.002065">
                <text:p>0.002065</text:p>
              </table:table-cell>
              <table:table-cell office:value-type="float" office:value="0.002089">
                <text:p>0.002089</text:p>
              </table:table-cell>
              <table:table-cell office:value-type="float" office:value="0.001995">
                <text:p>0.001995</text:p>
              </table:table-cell>
              <table:table-cell office:value-type="float" office:value="0.002046">
                <text:p>0.002046</text:p>
              </table:table-cell>
              <table:table-cell office:value-type="float" office:value="0.002002">
                <text:p>0.002002</text:p>
              </table:table-cell>
              <table:table-cell office:value-type="float" office:value="0.002065">
                <text:p>0.002065</text:p>
              </table:table-cell>
              <table:table-cell office:value-type="float" office:value="0.002045">
                <text:p>0.002045</text:p>
              </table:table-cell>
              <table:table-cell office:value-type="float" office:value="0.001985">
                <text:p>0.001985</text:p>
              </table:table-cell>
              <table:table-cell office:value-type="float" office:value="0.002039">
                <text:p>0.002039</text:p>
              </table:table-cell>
              <table:table-cell office:value-type="float" office:value="0.002006">
                <text:p>0.002006</text:p>
              </table:table-cell>
              <table:table-cell office:value-type="float" office:value="0.001966">
                <text:p>0.001966</text:p>
              </table:table-cell>
              <table:table-cell office:value-type="float" office:value="0.001986">
                <text:p>0.001986</text:p>
              </table:table-cell>
              <table:table-cell office:value-type="float" office:value="0.002027">
                <text:p>0.002027</text:p>
              </table:table-cell>
              <table:table-cell office:value-type="float" office:value="0.001978">
                <text:p>0.001978</text:p>
              </table:table-cell>
              <table:table-cell office:value-type="float" office:value="0.00198">
                <text:p>0.00198</text:p>
              </table:table-cell>
              <table:table-cell office:value-type="float" office:value="0.00197">
                <text:p>0.00197</text:p>
              </table:table-cell>
              <table:table-cell office:value-type="float" office:value="0.001917">
                <text:p>0.001917</text:p>
              </table:table-cell>
              <table:table-cell office:value-type="float" office:value="0.001901">
                <text:p>0.001901</text:p>
              </table:table-cell>
              <table:table-cell office:value-type="float" office:value="0.001896">
                <text:p>0.001896</text:p>
              </table:table-cell>
              <table:table-cell office:value-type="float" office:value="0.00184">
                <text:p>0.00184</text:p>
              </table:table-cell>
              <table:table-cell office:value-type="float" office:value="0.00187">
                <text:p>0.00187</text:p>
              </table:table-cell>
              <table:table-cell office:value-type="float" office:value="0.001915">
                <text:p>0.001915</text:p>
              </table:table-cell>
              <table:table-cell office:value-type="float" office:value="0.001891">
                <text:p>0.001891</text:p>
              </table:table-cell>
              <table:table-cell office:value-type="float" office:value="0.001839">
                <text:p>0.001839</text:p>
              </table:table-cell>
              <table:table-cell office:value-type="float" office:value="0.001893">
                <text:p>0.001893</text:p>
              </table:table-cell>
              <table:table-cell office:value-type="float" office:value="0.001865">
                <text:p>0.001865</text:p>
              </table:table-cell>
              <table:table-cell office:value-type="float" office:value="0.0019">
                <text:p>0.0019</text:p>
              </table:table-cell>
              <table:table-cell office:value-type="float" office:value="0.001816">
                <text:p>0.001816</text:p>
              </table:table-cell>
              <table:table-cell office:value-type="float" office:value="0.001864">
                <text:p>0.001864</text:p>
              </table:table-cell>
              <table:table-cell office:value-type="float" office:value="0.00185">
                <text:p>0.00185</text:p>
              </table:table-cell>
              <table:table-cell office:value-type="float" office:value="0.001866">
                <text:p>0.001866</text:p>
              </table:table-cell>
              <table:table-cell office:value-type="float" office:value="0.001929">
                <text:p>0.001929</text:p>
              </table:table-cell>
              <table:table-cell office:value-type="float" office:value="0.00191">
                <text:p>0.00191</text:p>
              </table:table-cell>
              <table:table-cell office:value-type="float" office:value="0.001876">
                <text:p>0.001876</text:p>
              </table:table-cell>
              <table:table-cell office:value-type="float" office:value="0.00192">
                <text:p>0.00192</text:p>
              </table:table-cell>
              <table:table-cell office:value-type="float" office:value="0.001889">
                <text:p>0.001889</text:p>
              </table:table-cell>
              <table:table-cell office:value-type="float" office:value="0.001887">
                <text:p>0.001887</text:p>
              </table:table-cell>
              <table:table-cell office:value-type="float" office:value="0.001895">
                <text:p>0.001895</text:p>
              </table:table-cell>
              <table:table-cell office:value-type="float" office:value="0.001903">
                <text:p>0.001903</text:p>
              </table:table-cell>
              <table:table-cell office:value-type="float" office:value="0.001846">
                <text:p>0.001846</text:p>
              </table:table-cell>
              <table:table-cell office:value-type="float" office:value="0.001884">
                <text:p>0.001884</text:p>
              </table:table-cell>
              <table:table-cell office:value-type="float" office:value="0.001831">
                <text:p>0.001831</text:p>
              </table:table-cell>
              <table:table-cell office:value-type="float" office:value="0.001859">
                <text:p>0.001859</text:p>
              </table:table-cell>
              <table:table-cell office:value-type="float" office:value="0.001863">
                <text:p>0.001863</text:p>
              </table:table-cell>
              <table:table-cell office:value-type="float" office:value="0.001851">
                <text:p>0.001851</text:p>
              </table:table-cell>
              <table:table-cell office:value-type="float" office:value="0.001874">
                <text:p>0.001874</text:p>
              </table:table-cell>
              <table:table-cell office:value-type="float" office:value="0.001822">
                <text:p>0.001822</text:p>
              </table:table-cell>
              <table:table-cell office:value-type="float" office:value="0.001837">
                <text:p>0.001837</text:p>
              </table:table-cell>
              <table:table-cell office:value-type="float" office:value="0.001868">
                <text:p>0.001868</text:p>
              </table:table-cell>
              <table:table-cell office:value-type="float" office:value="0.001832">
                <text:p>0.001832</text:p>
              </table:table-cell>
              <table:table-cell office:value-type="float" office:value="0.001824">
                <text:p>0.001824</text:p>
              </table:table-cell>
              <table:table-cell office:value-type="float" office:value="0.001801">
                <text:p>0.001801</text:p>
              </table:table-cell>
              <table:table-cell office:value-type="float" office:value="0.00177">
                <text:p>0.00177</text:p>
              </table:table-cell>
              <table:table-cell office:value-type="float" office:value="0.001809">
                <text:p>0.001809</text:p>
              </table:table-cell>
              <table:table-cell office:value-type="float" office:value="0.001872">
                <text:p>0.001872</text:p>
              </table:table-cell>
              <table:table-cell office:value-type="float" office:value="0.001841">
                <text:p>0.001841</text:p>
              </table:table-cell>
              <table:table-cell office:value-type="float" office:value="0.001863">
                <text:p>0.001863</text:p>
              </table:table-cell>
              <table:table-cell office:value-type="float" office:value="0.001843">
                <text:p>0.001843</text:p>
              </table:table-cell>
              <table:table-cell office:value-type="float" office:value="0.001855">
                <text:p>0.001855</text:p>
              </table:table-cell>
              <table:table-cell office:value-type="float" office:value="0.001866">
                <text:p>0.001866</text:p>
              </table:table-cell>
              <table:table-cell office:value-type="float" office:value="0.00183">
                <text:p>0.00183</text:p>
              </table:table-cell>
              <table:table-cell office:value-type="float" office:value="0.001877">
                <text:p>0.001877</text:p>
              </table:table-cell>
              <table:table-cell office:value-type="float" office:value="0.001864">
                <text:p>0.001864</text:p>
              </table:table-cell>
              <table:table-cell office:value-type="float" office:value="0.001859">
                <text:p>0.001859</text:p>
              </table:table-cell>
              <table:table-cell office:value-type="float" office:value="0.0019">
                <text:p>0.0019</text:p>
              </table:table-cell>
              <table:table-cell office:value-type="float" office:value="0.001891">
                <text:p>0.001891</text:p>
              </table:table-cell>
              <table:table-cell office:value-type="float" office:value="0.001831">
                <text:p>0.001831</text:p>
              </table:table-cell>
              <table:table-cell office:value-type="float" office:value="0.001909">
                <text:p>0.001909</text:p>
              </table:table-cell>
              <table:table-cell office:value-type="float" office:value="0.00188">
                <text:p>0.00188</text:p>
              </table:table-cell>
              <table:table-cell office:value-type="float" office:value="0.001823">
                <text:p>0.001823</text:p>
              </table:table-cell>
              <table:table-cell office:value-type="float" office:value="0.001832">
                <text:p>0.001832</text:p>
              </table:table-cell>
              <table:table-cell office:value-type="float" office:value="0.001873">
                <text:p>0.001873</text:p>
              </table:table-cell>
              <table:table-cell office:value-type="float" office:value="0.001792">
                <text:p>0.001792</text:p>
              </table:table-cell>
              <table:table-cell office:value-type="float" office:value="0.001807">
                <text:p>0.001807</text:p>
              </table:table-cell>
              <table:table-cell office:value-type="float" office:value="0.001831">
                <text:p>0.001831</text:p>
              </table:table-cell>
              <table:table-cell office:value-type="float" office:value="0.001836">
                <text:p>0.001836</text:p>
              </table:table-cell>
              <table:table-cell office:value-type="float" office:value="0.001892">
                <text:p>0.001892</text:p>
              </table:table-cell>
              <table:table-cell office:value-type="float" office:value="0.001829">
                <text:p>0.001829</text:p>
              </table:table-cell>
              <table:table-cell office:value-type="float" office:value="0.001845">
                <text:p>0.001845</text:p>
              </table:table-cell>
              <table:table-cell office:value-type="float" office:value="0.001799">
                <text:p>0.001799</text:p>
              </table:table-cell>
              <table:table-cell office:value-type="float" office:value="0.001744">
                <text:p>0.001744</text:p>
              </table:table-cell>
              <table:table-cell office:value-type="float" office:value="0.001777">
                <text:p>0.001777</text:p>
              </table:table-cell>
              <table:table-cell office:value-type="float" office:value="0.001772">
                <text:p>0.001772</text:p>
              </table:table-cell>
              <table:table-cell office:value-type="float" office:value="0.001802">
                <text:p>0.001802</text:p>
              </table:table-cell>
              <table:table-cell office:value-type="float" office:value="0.001799">
                <text:p>0.001799</text:p>
              </table:table-cell>
              <table:table-cell office:value-type="float" office:value="0.001846">
                <text:p>0.001846</text:p>
              </table:table-cell>
              <table:table-cell office:value-type="float" office:value="0.00179">
                <text:p>0.00179</text:p>
              </table:table-cell>
              <table:table-cell office:value-type="float" office:value="0.001779">
                <text:p>0.001779</text:p>
              </table:table-cell>
              <table:table-cell office:value-type="float" office:value="0.001743">
                <text:p>0.001743</text:p>
              </table:table-cell>
              <table:table-cell office:value-type="float" office:value="0.001695">
                <text:p>0.001695</text:p>
              </table:table-cell>
              <table:table-cell office:value-type="float" office:value="0.001757">
                <text:p>0.001757</text:p>
              </table:table-cell>
              <table:table-cell office:value-type="float" office:value="0.001749">
                <text:p>0.001749</text:p>
              </table:table-cell>
              <table:table-cell office:value-type="float" office:value="0.001728">
                <text:p>0.001728</text:p>
              </table:table-cell>
              <table:table-cell office:value-type="float" office:value="0.001731">
                <text:p>0.001731</text:p>
              </table:table-cell>
              <table:table-cell office:value-type="float" office:value="0.00169">
                <text:p>0.00169</text:p>
              </table:table-cell>
              <table:table-cell office:value-type="float" office:value="0.001674">
                <text:p>0.001674</text:p>
              </table:table-cell>
              <table:table-cell office:value-type="float" office:value="0.00168">
                <text:p>0.00168</text:p>
              </table:table-cell>
              <table:table-cell office:value-type="float" office:value="0.001724">
                <text:p>0.001724</text:p>
              </table:table-cell>
              <table:table-cell office:value-type="float" office:value="0.001791">
                <text:p>0.001791</text:p>
              </table:table-cell>
              <table:table-cell office:value-type="float" office:value="0.00172">
                <text:p>0.00172</text:p>
              </table:table-cell>
              <table:table-cell office:value-type="float" office:value="0.001754">
                <text:p>0.001754</text:p>
              </table:table-cell>
              <table:table-cell office:value-type="float" office:value="0.001698">
                <text:p>0.001698</text:p>
              </table:table-cell>
              <table:table-cell office:value-type="float" office:value="0.00175">
                <text:p>0.00175</text:p>
              </table:table-cell>
              <table:table-cell office:value-type="float" office:value="0.001732">
                <text:p>0.001732</text:p>
              </table:table-cell>
              <table:table-cell office:value-type="float" office:value="0.001723">
                <text:p>0.001723</text:p>
              </table:table-cell>
              <table:table-cell office:value-type="float" office:value="0.00166">
                <text:p>0.00166</text:p>
              </table:table-cell>
              <table:table-cell office:value-type="float" office:value="0.001684">
                <text:p>0.001684</text:p>
              </table:table-cell>
              <table:table-cell office:value-type="float" office:value="0.001612">
                <text:p>0.001612</text:p>
              </table:table-cell>
              <table:table-cell office:value-type="float" office:value="0.001656">
                <text:p>0.001656</text:p>
              </table:table-cell>
              <table:table-cell office:value-type="float" office:value="0.001656">
                <text:p>0.001656</text:p>
              </table:table-cell>
              <table:table-cell office:value-type="float" office:value="0.001691">
                <text:p>0.001691</text:p>
              </table:table-cell>
              <table:table-cell office:value-type="float" office:value="0.001631">
                <text:p>0.001631</text:p>
              </table:table-cell>
              <table:table-cell office:value-type="float" office:value="0.0016">
                <text:p>0.0016</text:p>
              </table:table-cell>
              <table:table-cell office:value-type="float" office:value="0.00169">
                <text:p>0.00169</text:p>
              </table:table-cell>
              <table:table-cell office:value-type="float" office:value="0.001681">
                <text:p>0.001681</text:p>
              </table:table-cell>
              <table:table-cell office:value-type="float" office:value="0.001592">
                <text:p>0.001592</text:p>
              </table:table-cell>
              <table:table-cell office:value-type="float" office:value="0.001663">
                <text:p>0.001663</text:p>
              </table:table-cell>
              <table:table-cell office:value-type="float" office:value="0.001659">
                <text:p>0.001659</text:p>
              </table:table-cell>
              <table:table-cell office:value-type="float" office:value="0.001671">
                <text:p>0.001671</text:p>
              </table:table-cell>
              <table:table-cell office:value-type="float" office:value="0.001675">
                <text:p>0.001675</text:p>
              </table:table-cell>
              <table:table-cell office:value-type="float" office:value="0.001692">
                <text:p>0.001692</text:p>
              </table:table-cell>
              <table:table-cell office:value-type="float" office:value="0.001672">
                <text:p>0.001672</text:p>
              </table:table-cell>
              <table:table-cell office:value-type="float" office:value="0.00162">
                <text:p>0.00162</text:p>
              </table:table-cell>
              <table:table-cell office:value-type="float" office:value="0.001665">
                <text:p>0.001665</text:p>
              </table:table-cell>
              <table:table-cell office:value-type="float" office:value="0.001652">
                <text:p>0.001652</text:p>
              </table:table-cell>
              <table:table-cell office:value-type="float" office:value="0.001615">
                <text:p>0.001615</text:p>
              </table:table-cell>
              <table:table-cell office:value-type="float" office:value="0.00165">
                <text:p>0.00165</text:p>
              </table:table-cell>
              <table:table-cell office:value-type="float" office:value="0.001647">
                <text:p>0.001647</text:p>
              </table:table-cell>
              <table:table-cell office:value-type="float" office:value="0.001688">
                <text:p>0.001688</text:p>
              </table:table-cell>
              <table:table-cell office:value-type="float" office:value="0.001642">
                <text:p>0.001642</text:p>
              </table:table-cell>
              <table:table-cell office:value-type="float" office:value="0.001638">
                <text:p>0.001638</text:p>
              </table:table-cell>
              <table:table-cell office:value-type="float" office:value="0.00162">
                <text:p>0.00162</text:p>
              </table:table-cell>
              <table:table-cell office:value-type="float" office:value="0.001585">
                <text:p>0.001585</text:p>
              </table:table-cell>
              <table:table-cell office:value-type="float" office:value="0.001614">
                <text:p>0.001614</text:p>
              </table:table-cell>
              <table:table-cell office:value-type="float" office:value="0.001629">
                <text:p>0.001629</text:p>
              </table:table-cell>
              <table:table-cell office:value-type="float" office:value="0.001631">
                <text:p>0.001631</text:p>
              </table:table-cell>
              <table:table-cell office:value-type="float" office:value="0.001555">
                <text:p>0.001555</text:p>
              </table:table-cell>
              <table:table-cell office:value-type="float" office:value="0.001662">
                <text:p>0.001662</text:p>
              </table:table-cell>
              <table:table-cell office:value-type="float" office:value="0.001646">
                <text:p>0.001646</text:p>
              </table:table-cell>
              <table:table-cell office:value-type="float" office:value="0.001561">
                <text:p>0.001561</text:p>
              </table:table-cell>
              <table:table-cell office:value-type="float" office:value="0.001594">
                <text:p>0.001594</text:p>
              </table:table-cell>
              <table:table-cell office:value-type="float" office:value="0.001619">
                <text:p>0.001619</text:p>
              </table:table-cell>
              <table:table-cell office:value-type="float" office:value="0.001558">
                <text:p>0.001558</text:p>
              </table:table-cell>
              <table:table-cell office:value-type="float" office:value="0.001593">
                <text:p>0.001593</text:p>
              </table:table-cell>
              <table:table-cell office:value-type="float" office:value="0.001571">
                <text:p>0.001571</text:p>
              </table:table-cell>
              <table:table-cell office:value-type="float" office:value="0.001593">
                <text:p>0.001593</text:p>
              </table:table-cell>
              <table:table-cell office:value-type="float" office:value="0.001567">
                <text:p>0.001567</text:p>
              </table:table-cell>
              <table:table-cell office:value-type="float" office:value="0.001563">
                <text:p>0.001563</text:p>
              </table:table-cell>
              <table:table-cell office:value-type="float" office:value="0.001541">
                <text:p>0.001541</text:p>
              </table:table-cell>
              <table:table-cell office:value-type="float" office:value="0.001541">
                <text:p>0.001541</text:p>
              </table:table-cell>
              <table:table-cell office:value-type="float" office:value="0.001572">
                <text:p>0.001572</text:p>
              </table:table-cell>
              <table:table-cell office:value-type="float" office:value="0.001547">
                <text:p>0.001547</text:p>
              </table:table-cell>
              <table:table-cell office:value-type="float" office:value="0.001538">
                <text:p>0.001538</text:p>
              </table:table-cell>
              <table:table-cell office:value-type="float" office:value="0.001547">
                <text:p>0.001547</text:p>
              </table:table-cell>
              <table:table-cell office:value-type="float" office:value="0.001583">
                <text:p>0.001583</text:p>
              </table:table-cell>
              <table:table-cell office:value-type="float" office:value="0.001538">
                <text:p>0.001538</text:p>
              </table:table-cell>
              <table:table-cell office:value-type="float" office:value="0.001562">
                <text:p>0.001562</text:p>
              </table:table-cell>
              <table:table-cell office:value-type="float" office:value="0.001516">
                <text:p>0.001516</text:p>
              </table:table-cell>
              <table:table-cell office:value-type="float" office:value="0.001578">
                <text:p>0.001578</text:p>
              </table:table-cell>
              <table:table-cell office:value-type="float" office:value="0.001518">
                <text:p>0.001518</text:p>
              </table:table-cell>
              <table:table-cell office:value-type="float" office:value="0.001571">
                <text:p>0.001571</text:p>
              </table:table-cell>
              <table:table-cell office:value-type="float" office:value="0.001539">
                <text:p>0.001539</text:p>
              </table:table-cell>
              <table:table-cell office:value-type="float" office:value="0.001513">
                <text:p>0.001513</text:p>
              </table:table-cell>
              <table:table-cell office:value-type="float" office:value="0.001578">
                <text:p>0.001578</text:p>
              </table:table-cell>
              <table:table-cell office:value-type="float" office:value="0.001581">
                <text:p>0.001581</text:p>
              </table:table-cell>
              <table:table-cell office:value-type="float" office:value="0.001592">
                <text:p>0.001592</text:p>
              </table:table-cell>
              <table:table-cell office:value-type="float" office:value="0.001578">
                <text:p>0.001578</text:p>
              </table:table-cell>
              <table:table-cell office:value-type="float" office:value="0.001597">
                <text:p>0.001597</text:p>
              </table:table-cell>
              <table:table-cell office:value-type="float" office:value="0.001588">
                <text:p>0.001588</text:p>
              </table:table-cell>
              <table:table-cell office:value-type="float" office:value="0.001663">
                <text:p>0.001663</text:p>
              </table:table-cell>
              <table:table-cell office:value-type="float" office:value="0.001598">
                <text:p>0.001598</text:p>
              </table:table-cell>
              <table:table-cell office:value-type="float" office:value="0.001556">
                <text:p>0.001556</text:p>
              </table:table-cell>
              <table:table-cell office:value-type="float" office:value="0.001526">
                <text:p>0.001526</text:p>
              </table:table-cell>
              <table:table-cell office:value-type="float" office:value="0.00159">
                <text:p>0.00159</text:p>
              </table:table-cell>
              <table:table-cell office:value-type="float" office:value="0.001568">
                <text:p>0.001568</text:p>
              </table:table-cell>
              <table:table-cell office:value-type="float" office:value="0.001543">
                <text:p>0.001543</text:p>
              </table:table-cell>
              <table:table-cell office:value-type="float" office:value="0.001615">
                <text:p>0.001615</text:p>
              </table:table-cell>
              <table:table-cell office:value-type="float" office:value="0.001555">
                <text:p>0.001555</text:p>
              </table:table-cell>
              <table:table-cell office:value-type="float" office:value="0.001532">
                <text:p>0.001532</text:p>
              </table:table-cell>
              <table:table-cell office:value-type="float" office:value="0.001592">
                <text:p>0.001592</text:p>
              </table:table-cell>
              <table:table-cell office:value-type="float" office:value="0.001598">
                <text:p>0.001598</text:p>
              </table:table-cell>
              <table:table-cell office:value-type="float" office:value="0.001535">
                <text:p>0.001535</text:p>
              </table:table-cell>
              <table:table-cell office:value-type="float" office:value="0.001584">
                <text:p>0.001584</text:p>
              </table:table-cell>
              <table:table-cell office:value-type="float" office:value="0.001556">
                <text:p>0.001556</text:p>
              </table:table-cell>
              <table:table-cell office:value-type="float" office:value="0.001472">
                <text:p>0.001472</text:p>
              </table:table-cell>
              <table:table-cell office:value-type="float" office:value="0.001545">
                <text:p>0.001545</text:p>
              </table:table-cell>
              <table:table-cell office:value-type="float" office:value="0.001532">
                <text:p>0.001532</text:p>
              </table:table-cell>
              <table:table-cell office:value-type="float" office:value="0.001501">
                <text:p>0.001501</text:p>
              </table:table-cell>
              <table:table-cell office:value-type="float" office:value="0.00157">
                <text:p>0.00157</text:p>
              </table:table-cell>
              <table:table-cell office:value-type="float" office:value="0.001562">
                <text:p>0.001562</text:p>
              </table:table-cell>
              <table:table-cell office:value-type="float" office:value="0.001531">
                <text:p>0.001531</text:p>
              </table:table-cell>
              <table:table-cell office:value-type="float" office:value="0.001521">
                <text:p>0.001521</text:p>
              </table:table-cell>
              <table:table-cell office:value-type="float" office:value="0.001535">
                <text:p>0.001535</text:p>
              </table:table-cell>
              <table:table-cell office:value-type="float" office:value="0.001558">
                <text:p>0.001558</text:p>
              </table:table-cell>
              <table:table-cell office:value-type="float" office:value="0.001493">
                <text:p>0.001493</text:p>
              </table:table-cell>
              <table:table-cell office:value-type="float" office:value="0.001538">
                <text:p>0.001538</text:p>
              </table:table-cell>
              <table:table-cell office:value-type="float" office:value="0.00157">
                <text:p>0.00157</text:p>
              </table:table-cell>
              <table:table-cell office:value-type="float" office:value="0.001509">
                <text:p>0.001509</text:p>
              </table:table-cell>
              <table:table-cell office:value-type="float" office:value="0.001461">
                <text:p>0.001461</text:p>
              </table:table-cell>
              <table:table-cell office:value-type="float" office:value="0.001488">
                <text:p>0.001488</text:p>
              </table:table-cell>
              <table:table-cell office:value-type="float" office:value="0.001533">
                <text:p>0.001533</text:p>
              </table:table-cell>
              <table:table-cell office:value-type="float" office:value="0.001488">
                <text:p>0.001488</text:p>
              </table:table-cell>
              <table:table-cell office:value-type="float" office:value="0.001558">
                <text:p>0.001558</text:p>
              </table:table-cell>
              <table:table-cell office:value-type="float" office:value="0.001553">
                <text:p>0.001553</text:p>
              </table:table-cell>
              <table:table-cell office:value-type="float" office:value="0.001596">
                <text:p>0.001596</text:p>
              </table:table-cell>
              <table:table-cell office:value-type="float" office:value="0.00159">
                <text:p>0.00159</text:p>
              </table:table-cell>
              <table:table-cell office:value-type="float" office:value="0.001533">
                <text:p>0.001533</text:p>
              </table:table-cell>
              <table:table-cell office:value-type="float" office:value="0.001576">
                <text:p>0.001576</text:p>
              </table:table-cell>
              <table:table-cell office:value-type="float" office:value="0.001534">
                <text:p>0.001534</text:p>
              </table:table-cell>
              <table:table-cell office:value-type="float" office:value="0.001496">
                <text:p>0.001496</text:p>
              </table:table-cell>
              <table:table-cell office:value-type="float" office:value="0.001494">
                <text:p>0.001494</text:p>
              </table:table-cell>
              <table:table-cell office:value-type="float" office:value="0.001538">
                <text:p>0.001538</text:p>
              </table:table-cell>
              <table:table-cell office:value-type="float" office:value="0.001541">
                <text:p>0.001541</text:p>
              </table:table-cell>
              <table:table-cell office:value-type="float" office:value="0.001545">
                <text:p>0.001545</text:p>
              </table:table-cell>
              <table:table-cell office:value-type="float" office:value="0.001537">
                <text:p>0.001537</text:p>
              </table:table-cell>
              <table:table-cell office:value-type="float" office:value="0.001513">
                <text:p>0.001513</text:p>
              </table:table-cell>
              <table:table-cell office:value-type="float" office:value="0.001499">
                <text:p>0.001499</text:p>
              </table:table-cell>
              <table:table-cell office:value-type="float" office:value="0.001508">
                <text:p>0.001508</text:p>
              </table:table-cell>
              <table:table-cell office:value-type="float" office:value="0.0015">
                <text:p>0.0015</text:p>
              </table:table-cell>
              <table:table-cell office:value-type="float" office:value="0.001518">
                <text:p>0.001518</text:p>
              </table:table-cell>
              <table:table-cell office:value-type="float" office:value="0.00155">
                <text:p>0.00155</text:p>
              </table:table-cell>
              <table:table-cell office:value-type="float" office:value="0.001597">
                <text:p>0.001597</text:p>
              </table:table-cell>
              <table:table-cell office:value-type="float" office:value="0.001572">
                <text:p>0.001572</text:p>
              </table:table-cell>
              <table:table-cell office:value-type="float" office:value="0.00156">
                <text:p>0.00156</text:p>
              </table:table-cell>
              <table:table-cell office:value-type="float" office:value="0.001617">
                <text:p>0.001617</text:p>
              </table:table-cell>
              <table:table-cell office:value-type="float" office:value="0.001557">
                <text:p>0.001557</text:p>
              </table:table-cell>
              <table:table-cell office:value-type="float" office:value="0.001523">
                <text:p>0.001523</text:p>
              </table:table-cell>
              <table:table-cell office:value-type="float" office:value="0.001561">
                <text:p>0.001561</text:p>
              </table:table-cell>
              <table:table-cell office:value-type="float" office:value="0.001543">
                <text:p>0.001543</text:p>
              </table:table-cell>
              <table:table-cell office:value-type="float" office:value="0.001562">
                <text:p>0.001562</text:p>
              </table:table-cell>
              <table:table-cell office:value-type="float" office:value="0.001534">
                <text:p>0.001534</text:p>
              </table:table-cell>
              <table:table-cell office:value-type="float" office:value="0.001497">
                <text:p>0.001497</text:p>
              </table:table-cell>
              <table:table-cell office:value-type="float" office:value="0.001547">
                <text:p>0.001547</text:p>
              </table:table-cell>
              <table:table-cell office:value-type="float" office:value="0.001512">
                <text:p>0.001512</text:p>
              </table:table-cell>
              <table:table-cell office:value-type="float" office:value="0.001516">
                <text:p>0.001516</text:p>
              </table:table-cell>
              <table:table-cell office:value-type="float" office:value="0.001559">
                <text:p>0.001559</text:p>
              </table:table-cell>
              <table:table-cell office:value-type="float" office:value="0.001517">
                <text:p>0.001517</text:p>
              </table:table-cell>
              <table:table-cell office:value-type="float" office:value="0.001536">
                <text:p>0.001536</text:p>
              </table:table-cell>
              <table:table-cell office:value-type="float" office:value="0.001484">
                <text:p>0.001484</text:p>
              </table:table-cell>
              <table:table-cell office:value-type="float" office:value="0.001504">
                <text:p>0.001504</text:p>
              </table:table-cell>
              <table:table-cell office:value-type="float" office:value="0.001525">
                <text:p>0.001525</text:p>
              </table:table-cell>
              <table:table-cell office:value-type="float" office:value="0.001495">
                <text:p>0.001495</text:p>
              </table:table-cell>
              <table:table-cell office:value-type="float" office:value="0.001501">
                <text:p>0.001501</text:p>
              </table:table-cell>
              <table:table-cell office:value-type="float" office:value="0.001519">
                <text:p>0.001519</text:p>
              </table:table-cell>
              <table:table-cell office:value-type="float" office:value="0.001509">
                <text:p>0.001509</text:p>
              </table:table-cell>
              <table:table-cell office:value-type="float" office:value="0.001479">
                <text:p>0.001479</text:p>
              </table:table-cell>
              <table:table-cell office:value-type="float" office:value="0.001526">
                <text:p>0.001526</text:p>
              </table:table-cell>
              <table:table-cell office:value-type="float" office:value="0.001468">
                <text:p>0.001468</text:p>
              </table:table-cell>
              <table:table-cell office:value-type="float" office:value="0.00148">
                <text:p>0.00148</text:p>
              </table:table-cell>
              <table:table-cell office:value-type="float" office:value="0.001492">
                <text:p>0.001492</text:p>
              </table:table-cell>
              <table:table-cell office:value-type="float" office:value="0.001487">
                <text:p>0.001487</text:p>
              </table:table-cell>
              <table:table-cell office:value-type="float" office:value="0.001482">
                <text:p>0.001482</text:p>
              </table:table-cell>
              <table:table-cell office:value-type="float" office:value="0.001506">
                <text:p>0.001506</text:p>
              </table:table-cell>
              <table:table-cell office:value-type="float" office:value="0.001448">
                <text:p>0.001448</text:p>
              </table:table-cell>
              <table:table-cell office:value-type="float" office:value="0.00152">
                <text:p>0.00152</text:p>
              </table:table-cell>
              <table:table-cell office:value-type="float" office:value="0.001494">
                <text:p>0.001494</text:p>
              </table:table-cell>
              <table:table-cell office:value-type="float" office:value="0.001405">
                <text:p>0.001405</text:p>
              </table:table-cell>
              <table:table-cell office:value-type="float" office:value="0.001426">
                <text:p>0.001426</text:p>
              </table:table-cell>
              <table:table-cell office:value-type="float" office:value="0.001459">
                <text:p>0.001459</text:p>
              </table:table-cell>
              <table:table-cell office:value-type="float" office:value="0.001488">
                <text:p>0.001488</text:p>
              </table:table-cell>
              <table:table-cell office:value-type="float" office:value="0.001498">
                <text:p>0.001498</text:p>
              </table:table-cell>
              <table:table-cell office:value-type="float" office:value="0.001437">
                <text:p>0.001437</text:p>
              </table:table-cell>
              <table:table-cell office:value-type="float" office:value="0.001493">
                <text:p>0.001493</text:p>
              </table:table-cell>
              <table:table-cell office:value-type="float" office:value="0.001467">
                <text:p>0.001467</text:p>
              </table:table-cell>
              <table:table-cell office:value-type="float" office:value="0.001419">
                <text:p>0.001419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45">
                <text:p>0.001445</text:p>
              </table:table-cell>
              <table:table-cell office:value-type="float" office:value="0.001488">
                <text:p>0.001488</text:p>
              </table:table-cell>
              <table:table-cell office:value-type="float" office:value="0.001514">
                <text:p>0.001514</text:p>
              </table:table-cell>
              <table:table-cell office:value-type="float" office:value="0.001459">
                <text:p>0.001459</text:p>
              </table:table-cell>
              <table:table-cell office:value-type="float" office:value="0.001482">
                <text:p>0.001482</text:p>
              </table:table-cell>
              <table:table-cell office:value-type="float" office:value="0.001519">
                <text:p>0.001519</text:p>
              </table:table-cell>
              <table:table-cell office:value-type="float" office:value="0.001491">
                <text:p>0.001491</text:p>
              </table:table-cell>
              <table:table-cell office:value-type="float" office:value="0.001497">
                <text:p>0.001497</text:p>
              </table:table-cell>
              <table:table-cell office:value-type="float" office:value="0.001483">
                <text:p>0.001483</text:p>
              </table:table-cell>
              <table:table-cell office:value-type="float" office:value="0.001447">
                <text:p>0.001447</text:p>
              </table:table-cell>
              <table:table-cell office:value-type="float" office:value="0.001437">
                <text:p>0.001437</text:p>
              </table:table-cell>
              <table:table-cell office:value-type="float" office:value="0.001429">
                <text:p>0.001429</text:p>
              </table:table-cell>
              <table:table-cell office:value-type="float" office:value="0.001445">
                <text:p>0.001445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string">
                <text:p>Verifying – MCP class 2</text:p>
                <draw:g>
                  <svg:desc>Arkusz1.E11:Arkusz1.E11</svg:desc>
                </draw:g>
              </table:table-cell>
              <table:table-cell office:value-type="float" office:value="0.697484">
                <text:p>0.697484</text:p>
                <draw:g>
                  <svg:desc>Arkusz1.F11:Arkusz1.SK11</svg:desc>
                </draw:g>
              </table:table-cell>
              <table:table-cell office:value-type="float" office:value="0.653975">
                <text:p>0.653975</text:p>
              </table:table-cell>
              <table:table-cell office:value-type="float" office:value="0.611048">
                <text:p>0.611048</text:p>
              </table:table-cell>
              <table:table-cell office:value-type="float" office:value="0.572566">
                <text:p>0.572566</text:p>
              </table:table-cell>
              <table:table-cell office:value-type="float" office:value="0.535324">
                <text:p>0.535324</text:p>
              </table:table-cell>
              <table:table-cell office:value-type="float" office:value="0.500012">
                <text:p>0.500012</text:p>
              </table:table-cell>
              <table:table-cell office:value-type="float" office:value="0.468229">
                <text:p>0.468229</text:p>
              </table:table-cell>
              <table:table-cell office:value-type="float" office:value="0.435048">
                <text:p>0.435048</text:p>
              </table:table-cell>
              <table:table-cell office:value-type="float" office:value="0.409092">
                <text:p>0.409092</text:p>
              </table:table-cell>
              <table:table-cell office:value-type="float" office:value="0.382084">
                <text:p>0.382084</text:p>
              </table:table-cell>
              <table:table-cell office:value-type="float" office:value="0.356906">
                <text:p>0.356906</text:p>
              </table:table-cell>
              <table:table-cell office:value-type="float" office:value="0.334666">
                <text:p>0.334666</text:p>
              </table:table-cell>
              <table:table-cell office:value-type="float" office:value="0.311716">
                <text:p>0.311716</text:p>
              </table:table-cell>
              <table:table-cell office:value-type="float" office:value="0.291924">
                <text:p>0.291924</text:p>
              </table:table-cell>
              <table:table-cell office:value-type="float" office:value="0.273975">
                <text:p>0.273975</text:p>
              </table:table-cell>
              <table:table-cell office:value-type="float" office:value="0.255902">
                <text:p>0.255902</text:p>
              </table:table-cell>
              <table:table-cell office:value-type="float" office:value="0.237953">
                <text:p>0.237953</text:p>
              </table:table-cell>
              <table:table-cell office:value-type="float" office:value="0.223611">
                <text:p>0.223611</text:p>
              </table:table-cell>
              <table:table-cell office:value-type="float" office:value="0.209225">
                <text:p>0.209225</text:p>
              </table:table-cell>
              <table:table-cell office:value-type="float" office:value="0.194793">
                <text:p>0.194793</text:p>
              </table:table-cell>
              <table:table-cell office:value-type="float" office:value="0.182141">
                <text:p>0.182141</text:p>
              </table:table-cell>
              <table:table-cell office:value-type="float" office:value="0.170023">
                <text:p>0.170023</text:p>
              </table:table-cell>
              <table:table-cell office:value-type="float" office:value="0.161149">
                <text:p>0.161149</text:p>
              </table:table-cell>
              <table:table-cell office:value-type="float" office:value="0.149096">
                <text:p>0.149096</text:p>
              </table:table-cell>
              <table:table-cell office:value-type="float" office:value="0.139342">
                <text:p>0.139342</text:p>
              </table:table-cell>
              <table:table-cell office:value-type="float" office:value="0.130507">
                <text:p>0.130507</text:p>
              </table:table-cell>
              <table:table-cell office:value-type="float" office:value="0.1217">
                <text:p>0.1217</text:p>
              </table:table-cell>
              <table:table-cell office:value-type="float" office:value="0.114553">
                <text:p>0.114553</text:p>
              </table:table-cell>
              <table:table-cell office:value-type="float" office:value="0.106138">
                <text:p>0.106138</text:p>
              </table:table-cell>
              <table:table-cell office:value-type="float" office:value="0.099789">
                <text:p>0.099789</text:p>
              </table:table-cell>
              <table:table-cell office:value-type="float" office:value="0.093964">
                <text:p>0.093964</text:p>
              </table:table-cell>
              <table:table-cell office:value-type="float" office:value="0.086924">
                <text:p>0.086924</text:p>
              </table:table-cell>
              <table:table-cell office:value-type="float" office:value="0.081626">
                <text:p>0.081626</text:p>
              </table:table-cell>
              <table:table-cell office:value-type="float" office:value="0.076086">
                <text:p>0.076086</text:p>
              </table:table-cell>
              <table:table-cell office:value-type="float" office:value="0.07092">
                <text:p>0.07092</text:p>
              </table:table-cell>
              <table:table-cell office:value-type="float" office:value="0.066425">
                <text:p>0.066425</text:p>
              </table:table-cell>
              <table:table-cell office:value-type="float" office:value="0.062296">
                <text:p>0.062296</text:p>
              </table:table-cell>
              <table:table-cell office:value-type="float" office:value="0.058737">
                <text:p>0.058737</text:p>
              </table:table-cell>
              <table:table-cell office:value-type="float" office:value="0.054782">
                <text:p>0.054782</text:p>
              </table:table-cell>
              <table:table-cell office:value-type="float" office:value="0.051615">
                <text:p>0.051615</text:p>
              </table:table-cell>
              <table:table-cell office:value-type="float" office:value="0.047909">
                <text:p>0.047909</text:p>
              </table:table-cell>
              <table:table-cell office:value-type="float" office:value="0.045113">
                <text:p>0.045113</text:p>
              </table:table-cell>
              <table:table-cell office:value-type="float" office:value="0.041447">
                <text:p>0.041447</text:p>
              </table:table-cell>
              <table:table-cell office:value-type="float" office:value="0.039043">
                <text:p>0.039043</text:p>
              </table:table-cell>
              <table:table-cell office:value-type="float" office:value="0.035879">
                <text:p>0.035879</text:p>
              </table:table-cell>
              <table:table-cell office:value-type="float" office:value="0.034137">
                <text:p>0.034137</text:p>
              </table:table-cell>
              <table:table-cell office:value-type="float" office:value="0.03199">
                <text:p>0.03199</text:p>
              </table:table-cell>
              <table:table-cell office:value-type="float" office:value="0.029723">
                <text:p>0.029723</text:p>
              </table:table-cell>
              <table:table-cell office:value-type="float" office:value="0.028103">
                <text:p>0.028103</text:p>
              </table:table-cell>
              <table:table-cell office:value-type="float" office:value="0.025738">
                <text:p>0.025738</text:p>
              </table:table-cell>
              <table:table-cell office:value-type="float" office:value="0.024951">
                <text:p>0.024951</text:p>
              </table:table-cell>
              <table:table-cell office:value-type="float" office:value="0.023271">
                <text:p>0.023271</text:p>
              </table:table-cell>
              <table:table-cell office:value-type="float" office:value="0.021969">
                <text:p>0.021969</text:p>
              </table:table-cell>
              <table:table-cell office:value-type="float" office:value="0.020742">
                <text:p>0.020742</text:p>
              </table:table-cell>
              <table:table-cell office:value-type="float" office:value="0.019572">
                <text:p>0.019572</text:p>
              </table:table-cell>
              <table:table-cell office:value-type="float" office:value="0.017795">
                <text:p>0.017795</text:p>
              </table:table-cell>
              <table:table-cell office:value-type="float" office:value="0.016844">
                <text:p>0.016844</text:p>
              </table:table-cell>
              <table:table-cell office:value-type="float" office:value="0.016191">
                <text:p>0.016191</text:p>
              </table:table-cell>
              <table:table-cell office:value-type="float" office:value="0.014801">
                <text:p>0.014801</text:p>
              </table:table-cell>
              <table:table-cell office:value-type="float" office:value="0.014451">
                <text:p>0.014451</text:p>
              </table:table-cell>
              <table:table-cell office:value-type="float" office:value="0.013499">
                <text:p>0.013499</text:p>
              </table:table-cell>
              <table:table-cell office:value-type="float" office:value="0.012782">
                <text:p>0.012782</text:p>
              </table:table-cell>
              <table:table-cell office:value-type="float" office:value="0.012001">
                <text:p>0.012001</text:p>
              </table:table-cell>
              <table:table-cell office:value-type="float" office:value="0.011408">
                <text:p>0.011408</text:p>
              </table:table-cell>
              <table:table-cell office:value-type="float" office:value="0.010643">
                <text:p>0.010643</text:p>
              </table:table-cell>
              <table:table-cell office:value-type="float" office:value="0.010109">
                <text:p>0.010109</text:p>
              </table:table-cell>
              <table:table-cell office:value-type="float" office:value="0.009674">
                <text:p>0.009674</text:p>
              </table:table-cell>
              <table:table-cell office:value-type="float" office:value="0.008562">
                <text:p>0.008562</text:p>
              </table:table-cell>
              <table:table-cell office:value-type="float" office:value="0.008692">
                <text:p>0.008692</text:p>
              </table:table-cell>
              <table:table-cell office:value-type="float" office:value="0.007933">
                <text:p>0.007933</text:p>
              </table:table-cell>
              <table:table-cell office:value-type="float" office:value="0.007945">
                <text:p>0.007945</text:p>
              </table:table-cell>
              <table:table-cell office:value-type="float" office:value="0.00745">
                <text:p>0.00745</text:p>
              </table:table-cell>
              <table:table-cell office:value-type="float" office:value="0.00707">
                <text:p>0.00707</text:p>
              </table:table-cell>
              <table:table-cell office:value-type="float" office:value="0.006823">
                <text:p>0.006823</text:p>
              </table:table-cell>
              <table:table-cell office:value-type="float" office:value="0.006535">
                <text:p>0.006535</text:p>
              </table:table-cell>
              <table:table-cell office:value-type="float" office:value="0.006111">
                <text:p>0.006111</text:p>
              </table:table-cell>
              <table:table-cell office:value-type="float" office:value="0.005883">
                <text:p>0.005883</text:p>
              </table:table-cell>
              <table:table-cell office:value-type="float" office:value="0.005678">
                <text:p>0.005678</text:p>
              </table:table-cell>
              <table:table-cell office:value-type="float" office:value="0.005423">
                <text:p>0.005423</text:p>
              </table:table-cell>
              <table:table-cell office:value-type="float" office:value="0.0051">
                <text:p>0.0051</text:p>
              </table:table-cell>
              <table:table-cell office:value-type="float" office:value="0.005067">
                <text:p>0.005067</text:p>
              </table:table-cell>
              <table:table-cell office:value-type="float" office:value="0.004974">
                <text:p>0.004974</text:p>
              </table:table-cell>
              <table:table-cell office:value-type="float" office:value="0.00472">
                <text:p>0.00472</text:p>
              </table:table-cell>
              <table:table-cell office:value-type="float" office:value="0.00459">
                <text:p>0.00459</text:p>
              </table:table-cell>
              <table:table-cell office:value-type="float" office:value="0.004453">
                <text:p>0.004453</text:p>
              </table:table-cell>
              <table:table-cell office:value-type="float" office:value="0.00435">
                <text:p>0.00435</text:p>
              </table:table-cell>
              <table:table-cell office:value-type="float" office:value="0.00422">
                <text:p>0.00422</text:p>
              </table:table-cell>
              <table:table-cell office:value-type="float" office:value="0.003927">
                <text:p>0.003927</text:p>
              </table:table-cell>
              <table:table-cell office:value-type="float" office:value="0.003762">
                <text:p>0.003762</text:p>
              </table:table-cell>
              <table:table-cell office:value-type="float" office:value="0.00391">
                <text:p>0.00391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449">
                <text:p>0.003449</text:p>
              </table:table-cell>
              <table:table-cell office:value-type="float" office:value="0.00344">
                <text:p>0.00344</text:p>
              </table:table-cell>
              <table:table-cell office:value-type="float" office:value="0.003394">
                <text:p>0.003394</text:p>
              </table:table-cell>
              <table:table-cell office:value-type="float" office:value="0.00318">
                <text:p>0.00318</text:p>
              </table:table-cell>
              <table:table-cell office:value-type="float" office:value="0.003267">
                <text:p>0.003267</text:p>
              </table:table-cell>
              <table:table-cell office:value-type="float" office:value="0.003116">
                <text:p>0.003116</text:p>
              </table:table-cell>
              <table:table-cell office:value-type="float" office:value="0.002949">
                <text:p>0.002949</text:p>
              </table:table-cell>
              <table:table-cell office:value-type="float" office:value="0.003094">
                <text:p>0.003094</text:p>
              </table:table-cell>
              <table:table-cell office:value-type="float" office:value="0.002968">
                <text:p>0.002968</text:p>
              </table:table-cell>
              <table:table-cell office:value-type="float" office:value="0.002824">
                <text:p>0.002824</text:p>
              </table:table-cell>
              <table:table-cell office:value-type="float" office:value="0.002801">
                <text:p>0.002801</text:p>
              </table:table-cell>
              <table:table-cell office:value-type="float" office:value="0.002742">
                <text:p>0.002742</text:p>
              </table:table-cell>
              <table:table-cell office:value-type="float" office:value="0.002849">
                <text:p>0.002849</text:p>
              </table:table-cell>
              <table:table-cell office:value-type="float" office:value="0.002795">
                <text:p>0.002795</text:p>
              </table:table-cell>
              <table:table-cell office:value-type="float" office:value="0.002628">
                <text:p>0.002628</text:p>
              </table:table-cell>
              <table:table-cell office:value-type="float" office:value="0.00269">
                <text:p>0.00269</text:p>
              </table:table-cell>
              <table:table-cell office:value-type="float" office:value="0.002599">
                <text:p>0.002599</text:p>
              </table:table-cell>
              <table:table-cell office:value-type="float" office:value="0.002461">
                <text:p>0.002461</text:p>
              </table:table-cell>
              <table:table-cell office:value-type="float" office:value="0.002495">
                <text:p>0.002495</text:p>
              </table:table-cell>
              <table:table-cell office:value-type="float" office:value="0.002472">
                <text:p>0.002472</text:p>
              </table:table-cell>
              <table:table-cell office:value-type="float" office:value="0.00238">
                <text:p>0.00238</text:p>
              </table:table-cell>
              <table:table-cell office:value-type="float" office:value="0.002495">
                <text:p>0.002495</text:p>
              </table:table-cell>
              <table:table-cell office:value-type="float" office:value="0.002362">
                <text:p>0.002362</text:p>
              </table:table-cell>
              <table:table-cell office:value-type="float" office:value="0.002315">
                <text:p>0.002315</text:p>
              </table:table-cell>
              <table:table-cell office:value-type="float" office:value="0.002324">
                <text:p>0.002324</text:p>
              </table:table-cell>
              <table:table-cell office:value-type="float" office:value="0.002278">
                <text:p>0.002278</text:p>
              </table:table-cell>
              <table:table-cell office:value-type="float" office:value="0.0022">
                <text:p>0.0022</text:p>
              </table:table-cell>
              <table:table-cell office:value-type="float" office:value="0.002339">
                <text:p>0.002339</text:p>
              </table:table-cell>
              <table:table-cell office:value-type="float" office:value="0.002233">
                <text:p>0.002233</text:p>
              </table:table-cell>
              <table:table-cell office:value-type="float" office:value="0.002277">
                <text:p>0.002277</text:p>
              </table:table-cell>
              <table:table-cell office:value-type="float" office:value="0.002263">
                <text:p>0.002263</text:p>
              </table:table-cell>
              <table:table-cell office:value-type="float" office:value="0.002257">
                <text:p>0.002257</text:p>
              </table:table-cell>
              <table:table-cell office:value-type="float" office:value="0.00232">
                <text:p>0.00232</text:p>
              </table:table-cell>
              <table:table-cell office:value-type="float" office:value="0.002248">
                <text:p>0.002248</text:p>
              </table:table-cell>
              <table:table-cell office:value-type="float" office:value="0.002144">
                <text:p>0.002144</text:p>
              </table:table-cell>
              <table:table-cell office:value-type="float" office:value="0.002185">
                <text:p>0.002185</text:p>
              </table:table-cell>
              <table:table-cell office:value-type="float" office:value="0.002243">
                <text:p>0.002243</text:p>
              </table:table-cell>
              <table:table-cell office:value-type="float" office:value="0.002155">
                <text:p>0.002155</text:p>
              </table:table-cell>
              <table:table-cell office:value-type="float" office:value="0.002164">
                <text:p>0.002164</text:p>
              </table:table-cell>
              <table:table-cell office:value-type="float" office:value="0.002084">
                <text:p>0.002084</text:p>
              </table:table-cell>
              <table:table-cell office:value-type="float" office:value="0.002126">
                <text:p>0.002126</text:p>
              </table:table-cell>
              <table:table-cell office:value-type="float" office:value="0.002136">
                <text:p>0.002136</text:p>
              </table:table-cell>
              <table:table-cell office:value-type="float" office:value="0.002105">
                <text:p>0.002105</text:p>
              </table:table-cell>
              <table:table-cell office:value-type="float" office:value="0.00206">
                <text:p>0.00206</text:p>
              </table:table-cell>
              <table:table-cell office:value-type="float" office:value="0.002118">
                <text:p>0.002118</text:p>
              </table:table-cell>
              <table:table-cell office:value-type="float" office:value="0.002038">
                <text:p>0.002038</text:p>
              </table:table-cell>
              <table:table-cell office:value-type="float" office:value="0.00209">
                <text:p>0.00209</text:p>
              </table:table-cell>
              <table:table-cell office:value-type="float" office:value="0.002096">
                <text:p>0.002096</text:p>
              </table:table-cell>
              <table:table-cell office:value-type="float" office:value="0.002051">
                <text:p>0.002051</text:p>
              </table:table-cell>
              <table:table-cell office:value-type="float" office:value="0.002108">
                <text:p>0.002108</text:p>
              </table:table-cell>
              <table:table-cell office:value-type="float" office:value="0.00209">
                <text:p>0.00209</text:p>
              </table:table-cell>
              <table:table-cell office:value-type="float" office:value="0.002045">
                <text:p>0.002045</text:p>
              </table:table-cell>
              <table:table-cell office:value-type="float" office:value="0.002132">
                <text:p>0.002132</text:p>
              </table:table-cell>
              <table:table-cell office:value-type="float" office:value="0.002023">
                <text:p>0.002023</text:p>
              </table:table-cell>
              <table:table-cell office:value-type="float" office:value="0.002041">
                <text:p>0.002041</text:p>
              </table:table-cell>
              <table:table-cell office:value-type="float" office:value="0.002045">
                <text:p>0.002045</text:p>
              </table:table-cell>
              <table:table-cell office:value-type="float" office:value="0.002081">
                <text:p>0.002081</text:p>
              </table:table-cell>
              <table:table-cell office:value-type="float" office:value="0.001957">
                <text:p>0.001957</text:p>
              </table:table-cell>
              <table:table-cell office:value-type="float" office:value="0.00206">
                <text:p>0.00206</text:p>
              </table:table-cell>
              <table:table-cell office:value-type="float" office:value="0.002004">
                <text:p>0.002004</text:p>
              </table:table-cell>
              <table:table-cell office:value-type="float" office:value="0.001993">
                <text:p>0.001993</text:p>
              </table:table-cell>
              <table:table-cell office:value-type="float" office:value="0.00197">
                <text:p>0.00197</text:p>
              </table:table-cell>
              <table:table-cell office:value-type="float" office:value="0.002077">
                <text:p>0.002077</text:p>
              </table:table-cell>
              <table:table-cell office:value-type="float" office:value="0.002">
                <text:p>0.002</text:p>
              </table:table-cell>
              <table:table-cell office:value-type="float" office:value="0.002001">
                <text:p>0.002001</text:p>
              </table:table-cell>
              <table:table-cell office:value-type="float" office:value="0.002014">
                <text:p>0.002014</text:p>
              </table:table-cell>
              <table:table-cell office:value-type="float" office:value="0.002088">
                <text:p>0.002088</text:p>
              </table:table-cell>
              <table:table-cell office:value-type="float" office:value="0.002015">
                <text:p>0.002015</text:p>
              </table:table-cell>
              <table:table-cell office:value-type="float" office:value="0.002019">
                <text:p>0.002019</text:p>
              </table:table-cell>
              <table:table-cell office:value-type="float" office:value="0.002106">
                <text:p>0.002106</text:p>
              </table:table-cell>
              <table:table-cell office:value-type="float" office:value="0.002105">
                <text:p>0.002105</text:p>
              </table:table-cell>
              <table:table-cell office:value-type="float" office:value="0.002037">
                <text:p>0.002037</text:p>
              </table:table-cell>
              <table:table-cell office:value-type="float" office:value="0.00201">
                <text:p>0.00201</text:p>
              </table:table-cell>
              <table:table-cell office:value-type="float" office:value="0.002084">
                <text:p>0.002084</text:p>
              </table:table-cell>
              <table:table-cell office:value-type="float" office:value="0.002079">
                <text:p>0.002079</text:p>
              </table:table-cell>
              <table:table-cell office:value-type="float" office:value="0.002101">
                <text:p>0.002101</text:p>
              </table:table-cell>
              <table:table-cell office:value-type="float" office:value="0.002039">
                <text:p>0.002039</text:p>
              </table:table-cell>
              <table:table-cell office:value-type="float" office:value="0.002004">
                <text:p>0.002004</text:p>
              </table:table-cell>
              <table:table-cell office:value-type="float" office:value="0.001972">
                <text:p>0.001972</text:p>
              </table:table-cell>
              <table:table-cell office:value-type="float" office:value="0.002063">
                <text:p>0.002063</text:p>
              </table:table-cell>
              <table:table-cell office:value-type="float" office:value="0.002077">
                <text:p>0.002077</text:p>
              </table:table-cell>
              <table:table-cell office:value-type="float" office:value="0.002037">
                <text:p>0.002037</text:p>
              </table:table-cell>
              <table:table-cell office:value-type="float" office:value="0.002089">
                <text:p>0.002089</text:p>
              </table:table-cell>
              <table:table-cell office:value-type="float" office:value="0.001982">
                <text:p>0.001982</text:p>
              </table:table-cell>
              <table:table-cell office:value-type="float" office:value="0.00192">
                <text:p>0.00192</text:p>
              </table:table-cell>
              <table:table-cell office:value-type="float" office:value="0.00208">
                <text:p>0.00208</text:p>
              </table:table-cell>
              <table:table-cell office:value-type="float" office:value="0.002072">
                <text:p>0.002072</text:p>
              </table:table-cell>
              <table:table-cell office:value-type="float" office:value="0.001963">
                <text:p>0.001963</text:p>
              </table:table-cell>
              <table:table-cell office:value-type="float" office:value="0.002008">
                <text:p>0.002008</text:p>
              </table:table-cell>
              <table:table-cell office:value-type="float" office:value="0.002062">
                <text:p>0.002062</text:p>
              </table:table-cell>
              <table:table-cell office:value-type="float" office:value="0.001931">
                <text:p>0.001931</text:p>
              </table:table-cell>
              <table:table-cell office:value-type="float" office:value="0.001963">
                <text:p>0.001963</text:p>
              </table:table-cell>
              <table:table-cell office:value-type="float" office:value="0.001923">
                <text:p>0.001923</text:p>
              </table:table-cell>
              <table:table-cell office:value-type="float" office:value="0.001892">
                <text:p>0.001892</text:p>
              </table:table-cell>
              <table:table-cell office:value-type="float" office:value="0.002006">
                <text:p>0.002006</text:p>
              </table:table-cell>
              <table:table-cell office:value-type="float" office:value="0.001927">
                <text:p>0.001927</text:p>
              </table:table-cell>
              <table:table-cell office:value-type="float" office:value="0.001899">
                <text:p>0.001899</text:p>
              </table:table-cell>
              <table:table-cell office:value-type="float" office:value="0.001973">
                <text:p>0.001973</text:p>
              </table:table-cell>
              <table:table-cell office:value-type="float" office:value="0.001963">
                <text:p>0.001963</text:p>
              </table:table-cell>
              <table:table-cell office:value-type="float" office:value="0.002014">
                <text:p>0.002014</text:p>
              </table:table-cell>
              <table:table-cell office:value-type="float" office:value="0.00187">
                <text:p>0.00187</text:p>
              </table:table-cell>
              <table:table-cell office:value-type="float" office:value="0.001883">
                <text:p>0.001883</text:p>
              </table:table-cell>
              <table:table-cell office:value-type="float" office:value="0.001994">
                <text:p>0.001994</text:p>
              </table:table-cell>
              <table:table-cell office:value-type="float" office:value="0.001842">
                <text:p>0.001842</text:p>
              </table:table-cell>
              <table:table-cell office:value-type="float" office:value="0.001893">
                <text:p>0.001893</text:p>
              </table:table-cell>
              <table:table-cell office:value-type="float" office:value="0.001945">
                <text:p>0.001945</text:p>
              </table:table-cell>
              <table:table-cell office:value-type="float" office:value="0.001802">
                <text:p>0.001802</text:p>
              </table:table-cell>
              <table:table-cell office:value-type="float" office:value="0.001766">
                <text:p>0.001766</text:p>
              </table:table-cell>
              <table:table-cell office:value-type="float" office:value="0.001861">
                <text:p>0.001861</text:p>
              </table:table-cell>
              <table:table-cell office:value-type="float" office:value="0.001935">
                <text:p>0.001935</text:p>
              </table:table-cell>
              <table:table-cell office:value-type="float" office:value="0.001776">
                <text:p>0.001776</text:p>
              </table:table-cell>
              <table:table-cell office:value-type="float" office:value="0.001889">
                <text:p>0.001889</text:p>
              </table:table-cell>
              <table:table-cell office:value-type="float" office:value="0.00192">
                <text:p>0.00192</text:p>
              </table:table-cell>
              <table:table-cell office:value-type="float" office:value="0.001879">
                <text:p>0.001879</text:p>
              </table:table-cell>
              <table:table-cell office:value-type="float" office:value="0.00198">
                <text:p>0.00198</text:p>
              </table:table-cell>
              <table:table-cell office:value-type="float" office:value="0.00192">
                <text:p>0.00192</text:p>
              </table:table-cell>
              <table:table-cell office:value-type="float" office:value="0.001916">
                <text:p>0.001916</text:p>
              </table:table-cell>
              <table:table-cell office:value-type="float" office:value="0.001953">
                <text:p>0.001953</text:p>
              </table:table-cell>
              <table:table-cell office:value-type="float" office:value="0.001971">
                <text:p>0.001971</text:p>
              </table:table-cell>
              <table:table-cell office:value-type="float" office:value="0.001975">
                <text:p>0.001975</text:p>
              </table:table-cell>
              <table:table-cell office:value-type="float" office:value="0.001966">
                <text:p>0.001966</text:p>
              </table:table-cell>
              <table:table-cell office:value-type="float" office:value="0.001991">
                <text:p>0.001991</text:p>
              </table:table-cell>
              <table:table-cell office:value-type="float" office:value="0.00199">
                <text:p>0.00199</text:p>
              </table:table-cell>
              <table:table-cell office:value-type="float" office:value="0.002028">
                <text:p>0.002028</text:p>
              </table:table-cell>
              <table:table-cell office:value-type="float" office:value="0.001959">
                <text:p>0.001959</text:p>
              </table:table-cell>
              <table:table-cell office:value-type="float" office:value="0.002018">
                <text:p>0.002018</text:p>
              </table:table-cell>
              <table:table-cell office:value-type="float" office:value="0.001996">
                <text:p>0.001996</text:p>
              </table:table-cell>
              <table:table-cell office:value-type="float" office:value="0.001976">
                <text:p>0.001976</text:p>
              </table:table-cell>
              <table:table-cell office:value-type="float" office:value="0.002073">
                <text:p>0.002073</text:p>
              </table:table-cell>
              <table:table-cell office:value-type="float" office:value="0.001964">
                <text:p>0.001964</text:p>
              </table:table-cell>
              <table:table-cell office:value-type="float" office:value="0.001951">
                <text:p>0.001951</text:p>
              </table:table-cell>
              <table:table-cell office:value-type="float" office:value="0.001935">
                <text:p>0.001935</text:p>
              </table:table-cell>
              <table:table-cell office:value-type="float" office:value="0.002142">
                <text:p>0.002142</text:p>
              </table:table-cell>
              <table:table-cell office:value-type="float" office:value="0.002125">
                <text:p>0.002125</text:p>
              </table:table-cell>
              <table:table-cell office:value-type="float" office:value="0.002058">
                <text:p>0.002058</text:p>
              </table:table-cell>
              <table:table-cell office:value-type="float" office:value="0.002039">
                <text:p>0.002039</text:p>
              </table:table-cell>
              <table:table-cell office:value-type="float" office:value="0.00208">
                <text:p>0.00208</text:p>
              </table:table-cell>
              <table:table-cell office:value-type="float" office:value="0.002017">
                <text:p>0.002017</text:p>
              </table:table-cell>
              <table:table-cell office:value-type="float" office:value="0.001962">
                <text:p>0.001962</text:p>
              </table:table-cell>
              <table:table-cell office:value-type="float" office:value="0.002019">
                <text:p>0.002019</text:p>
              </table:table-cell>
              <table:table-cell office:value-type="float" office:value="0.001983">
                <text:p>0.001983</text:p>
              </table:table-cell>
              <table:table-cell office:value-type="float" office:value="0.001921">
                <text:p>0.001921</text:p>
              </table:table-cell>
              <table:table-cell office:value-type="float" office:value="0.001875">
                <text:p>0.001875</text:p>
              </table:table-cell>
              <table:table-cell office:value-type="float" office:value="0.00198">
                <text:p>0.00198</text:p>
              </table:table-cell>
              <table:table-cell office:value-type="float" office:value="0.002004">
                <text:p>0.002004</text:p>
              </table:table-cell>
              <table:table-cell office:value-type="float" office:value="0.001958">
                <text:p>0.001958</text:p>
              </table:table-cell>
              <table:table-cell office:value-type="float" office:value="0.001812">
                <text:p>0.001812</text:p>
              </table:table-cell>
              <table:table-cell office:value-type="float" office:value="0.001948">
                <text:p>0.001948</text:p>
              </table:table-cell>
              <table:table-cell office:value-type="float" office:value="0.00179">
                <text:p>0.00179</text:p>
              </table:table-cell>
              <table:table-cell office:value-type="float" office:value="0.0019">
                <text:p>0.0019</text:p>
              </table:table-cell>
              <table:table-cell office:value-type="float" office:value="0.001913">
                <text:p>0.001913</text:p>
              </table:table-cell>
              <table:table-cell office:value-type="float" office:value="0.001857">
                <text:p>0.001857</text:p>
              </table:table-cell>
              <table:table-cell office:value-type="float" office:value="0.001851">
                <text:p>0.001851</text:p>
              </table:table-cell>
              <table:table-cell office:value-type="float" office:value="0.001903">
                <text:p>0.001903</text:p>
              </table:table-cell>
              <table:table-cell office:value-type="float" office:value="0.001865">
                <text:p>0.001865</text:p>
              </table:table-cell>
              <table:table-cell office:value-type="float" office:value="0.001882">
                <text:p>0.001882</text:p>
              </table:table-cell>
              <table:table-cell office:value-type="float" office:value="0.001861">
                <text:p>0.001861</text:p>
              </table:table-cell>
              <table:table-cell office:value-type="float" office:value="0.001809">
                <text:p>0.001809</text:p>
              </table:table-cell>
              <table:table-cell office:value-type="float" office:value="0.001929">
                <text:p>0.001929</text:p>
              </table:table-cell>
              <table:table-cell office:value-type="float" office:value="0.001844">
                <text:p>0.001844</text:p>
              </table:table-cell>
              <table:table-cell office:value-type="float" office:value="0.001979">
                <text:p>0.001979</text:p>
              </table:table-cell>
              <table:table-cell office:value-type="float" office:value="0.001831">
                <text:p>0.001831</text:p>
              </table:table-cell>
              <table:table-cell office:value-type="float" office:value="0.001794">
                <text:p>0.001794</text:p>
              </table:table-cell>
              <table:table-cell office:value-type="float" office:value="0.001906">
                <text:p>0.001906</text:p>
              </table:table-cell>
              <table:table-cell office:value-type="float" office:value="0.001917">
                <text:p>0.001917</text:p>
              </table:table-cell>
              <table:table-cell office:value-type="float" office:value="0.001867">
                <text:p>0.001867</text:p>
              </table:table-cell>
              <table:table-cell office:value-type="float" office:value="0.001845">
                <text:p>0.001845</text:p>
              </table:table-cell>
              <table:table-cell office:value-type="float" office:value="0.001901">
                <text:p>0.001901</text:p>
              </table:table-cell>
              <table:table-cell office:value-type="float" office:value="0.001909">
                <text:p>0.001909</text:p>
              </table:table-cell>
              <table:table-cell office:value-type="float" office:value="0.001858">
                <text:p>0.001858</text:p>
              </table:table-cell>
              <table:table-cell office:value-type="float" office:value="0.001907">
                <text:p>0.001907</text:p>
              </table:table-cell>
              <table:table-cell office:value-type="float" office:value="0.001856">
                <text:p>0.001856</text:p>
              </table:table-cell>
              <table:table-cell office:value-type="float" office:value="0.001836">
                <text:p>0.001836</text:p>
              </table:table-cell>
              <table:table-cell office:value-type="float" office:value="0.001913">
                <text:p>0.001913</text:p>
              </table:table-cell>
              <table:table-cell office:value-type="float" office:value="0.001794">
                <text:p>0.001794</text:p>
              </table:table-cell>
              <table:table-cell office:value-type="float" office:value="0.001883">
                <text:p>0.001883</text:p>
              </table:table-cell>
              <table:table-cell office:value-type="float" office:value="0.001878">
                <text:p>0.001878</text:p>
              </table:table-cell>
              <table:table-cell office:value-type="float" office:value="0.001865">
                <text:p>0.001865</text:p>
              </table:table-cell>
              <table:table-cell office:value-type="float" office:value="0.001933">
                <text:p>0.001933</text:p>
              </table:table-cell>
              <table:table-cell office:value-type="float" office:value="0.001877">
                <text:p>0.001877</text:p>
              </table:table-cell>
              <table:table-cell office:value-type="float" office:value="0.001788">
                <text:p>0.001788</text:p>
              </table:table-cell>
              <table:table-cell office:value-type="float" office:value="0.001864">
                <text:p>0.001864</text:p>
              </table:table-cell>
              <table:table-cell office:value-type="float" office:value="0.001939">
                <text:p>0.001939</text:p>
              </table:table-cell>
              <table:table-cell office:value-type="float" office:value="0.001817">
                <text:p>0.001817</text:p>
              </table:table-cell>
              <table:table-cell office:value-type="float" office:value="0.001861">
                <text:p>0.001861</text:p>
              </table:table-cell>
              <table:table-cell office:value-type="float" office:value="0.001798">
                <text:p>0.001798</text:p>
              </table:table-cell>
              <table:table-cell office:value-type="float" office:value="0.001832">
                <text:p>0.001832</text:p>
              </table:table-cell>
              <table:table-cell office:value-type="float" office:value="0.0019">
                <text:p>0.0019</text:p>
              </table:table-cell>
              <table:table-cell office:value-type="float" office:value="0.001864">
                <text:p>0.001864</text:p>
              </table:table-cell>
              <table:table-cell office:value-type="float" office:value="0.001815">
                <text:p>0.001815</text:p>
              </table:table-cell>
              <table:table-cell office:value-type="float" office:value="0.001917">
                <text:p>0.001917</text:p>
              </table:table-cell>
              <table:table-cell office:value-type="float" office:value="0.001796">
                <text:p>0.001796</text:p>
              </table:table-cell>
              <table:table-cell office:value-type="float" office:value="0.001873">
                <text:p>0.001873</text:p>
              </table:table-cell>
              <table:table-cell office:value-type="float" office:value="0.00186">
                <text:p>0.00186</text:p>
              </table:table-cell>
              <table:table-cell office:value-type="float" office:value="0.001836">
                <text:p>0.001836</text:p>
              </table:table-cell>
              <table:table-cell office:value-type="float" office:value="0.001837">
                <text:p>0.001837</text:p>
              </table:table-cell>
              <table:table-cell office:value-type="float" office:value="0.001865">
                <text:p>0.001865</text:p>
              </table:table-cell>
              <table:table-cell office:value-type="float" office:value="0.001887">
                <text:p>0.001887</text:p>
              </table:table-cell>
              <table:table-cell office:value-type="float" office:value="0.001948">
                <text:p>0.001948</text:p>
              </table:table-cell>
              <table:table-cell office:value-type="float" office:value="0.001873">
                <text:p>0.001873</text:p>
              </table:table-cell>
              <table:table-cell office:value-type="float" office:value="0.001827">
                <text:p>0.001827</text:p>
              </table:table-cell>
              <table:table-cell office:value-type="float" office:value="0.001832">
                <text:p>0.001832</text:p>
              </table:table-cell>
              <table:table-cell office:value-type="float" office:value="0.001854">
                <text:p>0.001854</text:p>
              </table:table-cell>
              <table:table-cell office:value-type="float" office:value="0.00191">
                <text:p>0.00191</text:p>
              </table:table-cell>
              <table:table-cell office:value-type="float" office:value="0.001865">
                <text:p>0.001865</text:p>
              </table:table-cell>
              <table:table-cell office:value-type="float" office:value="0.001835">
                <text:p>0.001835</text:p>
              </table:table-cell>
              <table:table-cell office:value-type="float" office:value="0.00187">
                <text:p>0.00187</text:p>
              </table:table-cell>
              <table:table-cell office:value-type="float" office:value="0.001879">
                <text:p>0.001879</text:p>
              </table:table-cell>
              <table:table-cell office:value-type="float" office:value="0.001875">
                <text:p>0.001875</text:p>
              </table:table-cell>
              <table:table-cell office:value-type="float" office:value="0.001809">
                <text:p>0.001809</text:p>
              </table:table-cell>
              <table:table-cell office:value-type="float" office:value="0.001789">
                <text:p>0.001789</text:p>
              </table:table-cell>
              <table:table-cell office:value-type="float" office:value="0.001834">
                <text:p>0.001834</text:p>
              </table:table-cell>
              <table:table-cell office:value-type="float" office:value="0.001804">
                <text:p>0.001804</text:p>
              </table:table-cell>
              <table:table-cell office:value-type="float" office:value="0.0018">
                <text:p>0.0018</text:p>
              </table:table-cell>
              <table:table-cell office:value-type="float" office:value="0.001793">
                <text:p>0.001793</text:p>
              </table:table-cell>
              <table:table-cell office:value-type="float" office:value="0.001765">
                <text:p>0.001765</text:p>
              </table:table-cell>
              <table:table-cell office:value-type="float" office:value="0.001737">
                <text:p>0.001737</text:p>
              </table:table-cell>
              <table:table-cell office:value-type="float" office:value="0.001806">
                <text:p>0.001806</text:p>
              </table:table-cell>
              <table:table-cell office:value-type="float" office:value="0.001778">
                <text:p>0.001778</text:p>
              </table:table-cell>
              <table:table-cell office:value-type="float" office:value="0.001773">
                <text:p>0.001773</text:p>
              </table:table-cell>
              <table:table-cell office:value-type="float" office:value="0.00173">
                <text:p>0.00173</text:p>
              </table:table-cell>
              <table:table-cell office:value-type="float" office:value="0.001676">
                <text:p>0.001676</text:p>
              </table:table-cell>
              <table:table-cell office:value-type="float" office:value="0.001754">
                <text:p>0.001754</text:p>
              </table:table-cell>
              <table:table-cell office:value-type="float" office:value="0.00166">
                <text:p>0.00166</text:p>
              </table:table-cell>
              <table:table-cell office:value-type="float" office:value="0.001681">
                <text:p>0.001681</text:p>
              </table:table-cell>
              <table:table-cell office:value-type="float" office:value="0.001748">
                <text:p>0.001748</text:p>
              </table:table-cell>
              <table:table-cell office:value-type="float" office:value="0.001754">
                <text:p>0.001754</text:p>
              </table:table-cell>
              <table:table-cell office:value-type="float" office:value="0.001661">
                <text:p>0.001661</text:p>
              </table:table-cell>
              <table:table-cell office:value-type="float" office:value="0.001757">
                <text:p>0.001757</text:p>
              </table:table-cell>
              <table:table-cell office:value-type="float" office:value="0.001811">
                <text:p>0.001811</text:p>
              </table:table-cell>
              <table:table-cell office:value-type="float" office:value="0.001765">
                <text:p>0.001765</text:p>
              </table:table-cell>
              <table:table-cell office:value-type="float" office:value="0.001767">
                <text:p>0.001767</text:p>
              </table:table-cell>
              <table:table-cell office:value-type="float" office:value="0.001728">
                <text:p>0.001728</text:p>
              </table:table-cell>
              <table:table-cell office:value-type="float" office:value="0.001628">
                <text:p>0.001628</text:p>
              </table:table-cell>
              <table:table-cell office:value-type="float" office:value="0.001709">
                <text:p>0.001709</text:p>
              </table:table-cell>
              <table:table-cell office:value-type="float" office:value="0.001725">
                <text:p>0.001725</text:p>
              </table:table-cell>
              <table:table-cell office:value-type="float" office:value="0.001628">
                <text:p>0.001628</text:p>
              </table:table-cell>
              <table:table-cell office:value-type="float" office:value="0.001648">
                <text:p>0.001648</text:p>
              </table:table-cell>
              <table:table-cell office:value-type="float" office:value="0.001693">
                <text:p>0.001693</text:p>
              </table:table-cell>
              <table:table-cell office:value-type="float" office:value="0.001676">
                <text:p>0.001676</text:p>
              </table:table-cell>
              <table:table-cell office:value-type="float" office:value="0.001669">
                <text:p>0.001669</text:p>
              </table:table-cell>
              <table:table-cell office:value-type="float" office:value="0.00169">
                <text:p>0.00169</text:p>
              </table:table-cell>
              <table:table-cell office:value-type="float" office:value="0.00164">
                <text:p>0.00164</text:p>
              </table:table-cell>
              <table:table-cell office:value-type="float" office:value="0.001653">
                <text:p>0.001653</text:p>
              </table:table-cell>
              <table:table-cell office:value-type="float" office:value="0.001653">
                <text:p>0.001653</text:p>
              </table:table-cell>
              <table:table-cell office:value-type="float" office:value="0.001675">
                <text:p>0.001675</text:p>
              </table:table-cell>
              <table:table-cell office:value-type="float" office:value="0.001712">
                <text:p>0.001712</text:p>
              </table:table-cell>
              <table:table-cell office:value-type="float" office:value="0.001662">
                <text:p>0.001662</text:p>
              </table:table-cell>
              <table:table-cell office:value-type="float" office:value="0.001704">
                <text:p>0.001704</text:p>
              </table:table-cell>
              <table:table-cell office:value-type="float" office:value="0.001553">
                <text:p>0.001553</text:p>
              </table:table-cell>
              <table:table-cell office:value-type="float" office:value="0.001715">
                <text:p>0.001715</text:p>
              </table:table-cell>
              <table:table-cell office:value-type="float" office:value="0.001628">
                <text:p>0.001628</text:p>
              </table:table-cell>
              <table:table-cell office:value-type="float" office:value="0.001684">
                <text:p>0.001684</text:p>
              </table:table-cell>
              <table:table-cell office:value-type="float" office:value="0.001633">
                <text:p>0.001633</text:p>
              </table:table-cell>
              <table:table-cell office:value-type="float" office:value="0.001582">
                <text:p>0.001582</text:p>
              </table:table-cell>
              <table:table-cell office:value-type="float" office:value="0.001665">
                <text:p>0.001665</text:p>
              </table:table-cell>
              <table:table-cell office:value-type="float" office:value="0.001608">
                <text:p>0.001608</text:p>
              </table:table-cell>
              <table:table-cell office:value-type="float" office:value="0.001677">
                <text:p>0.001677</text:p>
              </table:table-cell>
              <table:table-cell office:value-type="float" office:value="0.001572">
                <text:p>0.001572</text:p>
              </table:table-cell>
              <table:table-cell office:value-type="float" office:value="0.001617">
                <text:p>0.001617</text:p>
              </table:table-cell>
              <table:table-cell office:value-type="float" office:value="0.001643">
                <text:p>0.001643</text:p>
              </table:table-cell>
              <table:table-cell office:value-type="float" office:value="0.001549">
                <text:p>0.001549</text:p>
              </table:table-cell>
              <table:table-cell office:value-type="float" office:value="0.001631">
                <text:p>0.001631</text:p>
              </table:table-cell>
              <table:table-cell office:value-type="float" office:value="0.001566">
                <text:p>0.001566</text:p>
              </table:table-cell>
              <table:table-cell office:value-type="float" office:value="0.00156">
                <text:p>0.00156</text:p>
              </table:table-cell>
              <table:table-cell office:value-type="float" office:value="0.001622">
                <text:p>0.001622</text:p>
              </table:table-cell>
              <table:table-cell office:value-type="float" office:value="0.001623">
                <text:p>0.001623</text:p>
              </table:table-cell>
              <table:table-cell office:value-type="float" office:value="0.001539">
                <text:p>0.001539</text:p>
              </table:table-cell>
              <table:table-cell office:value-type="float" office:value="0.001639">
                <text:p>0.001639</text:p>
              </table:table-cell>
              <table:table-cell office:value-type="float" office:value="0.001608">
                <text:p>0.001608</text:p>
              </table:table-cell>
              <table:table-cell office:value-type="float" office:value="0.001621">
                <text:p>0.001621</text:p>
              </table:table-cell>
              <table:table-cell office:value-type="float" office:value="0.00167">
                <text:p>0.00167</text:p>
              </table:table-cell>
              <table:table-cell office:value-type="float" office:value="0.001554">
                <text:p>0.001554</text:p>
              </table:table-cell>
              <table:table-cell office:value-type="float" office:value="0.001595">
                <text:p>0.001595</text:p>
              </table:table-cell>
              <table:table-cell office:value-type="float" office:value="0.001516">
                <text:p>0.001516</text:p>
              </table:table-cell>
              <table:table-cell office:value-type="float" office:value="0.001572">
                <text:p>0.001572</text:p>
              </table:table-cell>
              <table:table-cell office:value-type="float" office:value="0.001697">
                <text:p>0.001697</text:p>
              </table:table-cell>
              <table:table-cell office:value-type="float" office:value="0.001567">
                <text:p>0.001567</text:p>
              </table:table-cell>
              <table:table-cell office:value-type="float" office:value="0.001538">
                <text:p>0.001538</text:p>
              </table:table-cell>
              <table:table-cell office:value-type="float" office:value="0.001541">
                <text:p>0.001541</text:p>
              </table:table-cell>
              <table:table-cell office:value-type="float" office:value="0.001581">
                <text:p>0.001581</text:p>
              </table:table-cell>
              <table:table-cell office:value-type="float" office:value="0.001567">
                <text:p>0.001567</text:p>
              </table:table-cell>
              <table:table-cell office:value-type="float" office:value="0.001573">
                <text:p>0.001573</text:p>
              </table:table-cell>
              <table:table-cell office:value-type="float" office:value="0.001567">
                <text:p>0.001567</text:p>
              </table:table-cell>
              <table:table-cell office:value-type="float" office:value="0.001531">
                <text:p>0.001531</text:p>
              </table:table-cell>
              <table:table-cell office:value-type="float" office:value="0.001545">
                <text:p>0.001545</text:p>
              </table:table-cell>
              <table:table-cell office:value-type="float" office:value="0.001529">
                <text:p>0.001529</text:p>
              </table:table-cell>
              <table:table-cell office:value-type="float" office:value="0.0016">
                <text:p>0.0016</text:p>
              </table:table-cell>
              <table:table-cell office:value-type="float" office:value="0.001547">
                <text:p>0.001547</text:p>
              </table:table-cell>
              <table:table-cell office:value-type="float" office:value="0.001493">
                <text:p>0.001493</text:p>
              </table:table-cell>
              <table:table-cell office:value-type="float" office:value="0.001556">
                <text:p>0.001556</text:p>
              </table:table-cell>
              <table:table-cell office:value-type="float" office:value="0.00159">
                <text:p>0.00159</text:p>
              </table:table-cell>
              <table:table-cell office:value-type="float" office:value="0.001609">
                <text:p>0.001609</text:p>
              </table:table-cell>
              <table:table-cell office:value-type="float" office:value="0.001543">
                <text:p>0.001543</text:p>
              </table:table-cell>
              <table:table-cell office:value-type="float" office:value="0.001562">
                <text:p>0.001562</text:p>
              </table:table-cell>
              <table:table-cell office:value-type="float" office:value="0.00154">
                <text:p>0.00154</text:p>
              </table:table-cell>
              <table:table-cell office:value-type="float" office:value="0.001582">
                <text:p>0.001582</text:p>
              </table:table-cell>
              <table:table-cell office:value-type="float" office:value="0.001573">
                <text:p>0.001573</text:p>
              </table:table-cell>
              <table:table-cell office:value-type="float" office:value="0.001646">
                <text:p>0.001646</text:p>
              </table:table-cell>
              <table:table-cell office:value-type="float" office:value="0.001632">
                <text:p>0.001632</text:p>
              </table:table-cell>
              <table:table-cell office:value-type="float" office:value="0.001549">
                <text:p>0.001549</text:p>
              </table:table-cell>
              <table:table-cell office:value-type="float" office:value="0.001635">
                <text:p>0.001635</text:p>
              </table:table-cell>
              <table:table-cell office:value-type="float" office:value="0.001465">
                <text:p>0.001465</text:p>
              </table:table-cell>
              <table:table-cell office:value-type="float" office:value="0.001529">
                <text:p>0.001529</text:p>
              </table:table-cell>
              <table:table-cell office:value-type="float" office:value="0.001532">
                <text:p>0.001532</text:p>
              </table:table-cell>
              <table:table-cell office:value-type="float" office:value="0.001488">
                <text:p>0.001488</text:p>
              </table:table-cell>
              <table:table-cell office:value-type="float" office:value="0.001539">
                <text:p>0.001539</text:p>
              </table:table-cell>
              <table:table-cell office:value-type="float" office:value="0.001524">
                <text:p>0.001524</text:p>
              </table:table-cell>
              <table:table-cell office:value-type="float" office:value="0.001564">
                <text:p>0.001564</text:p>
              </table:table-cell>
              <table:table-cell office:value-type="float" office:value="0.001485">
                <text:p>0.001485</text:p>
              </table:table-cell>
              <table:table-cell office:value-type="float" office:value="0.0016">
                <text:p>0.0016</text:p>
              </table:table-cell>
              <table:table-cell office:value-type="float" office:value="0.001529">
                <text:p>0.001529</text:p>
              </table:table-cell>
              <table:table-cell office:value-type="float" office:value="0.001573">
                <text:p>0.001573</text:p>
              </table:table-cell>
              <table:table-cell office:value-type="float" office:value="0.001496">
                <text:p>0.001496</text:p>
              </table:table-cell>
              <table:table-cell office:value-type="float" office:value="0.001559">
                <text:p>0.001559</text:p>
              </table:table-cell>
              <table:table-cell office:value-type="float" office:value="0.001552">
                <text:p>0.001552</text:p>
              </table:table-cell>
              <table:table-cell office:value-type="float" office:value="0.00158">
                <text:p>0.00158</text:p>
              </table:table-cell>
              <table:table-cell office:value-type="float" office:value="0.001512">
                <text:p>0.001512</text:p>
              </table:table-cell>
              <table:table-cell office:value-type="float" office:value="0.001536">
                <text:p>0.001536</text:p>
              </table:table-cell>
              <table:table-cell office:value-type="float" office:value="0.001541">
                <text:p>0.001541</text:p>
              </table:table-cell>
              <table:table-cell office:value-type="float" office:value="0.001545">
                <text:p>0.001545</text:p>
              </table:table-cell>
              <table:table-cell office:value-type="float" office:value="0.001547">
                <text:p>0.001547</text:p>
              </table:table-cell>
              <table:table-cell office:value-type="float" office:value="0.00156">
                <text:p>0.00156</text:p>
              </table:table-cell>
              <table:table-cell office:value-type="float" office:value="0.001489">
                <text:p>0.001489</text:p>
              </table:table-cell>
              <table:table-cell office:value-type="float" office:value="0.001473">
                <text:p>0.001473</text:p>
              </table:table-cell>
              <table:table-cell office:value-type="float" office:value="0.001527">
                <text:p>0.001527</text:p>
              </table:table-cell>
              <table:table-cell office:value-type="float" office:value="0.001511">
                <text:p>0.001511</text:p>
              </table:table-cell>
              <table:table-cell office:value-type="float" office:value="0.001469">
                <text:p>0.001469</text:p>
              </table:table-cell>
              <table:table-cell office:value-type="float" office:value="0.001523">
                <text:p>0.001523</text:p>
              </table:table-cell>
              <table:table-cell office:value-type="float" office:value="0.001539">
                <text:p>0.001539</text:p>
              </table:table-cell>
              <table:table-cell office:value-type="float" office:value="0.001559">
                <text:p>0.001559</text:p>
              </table:table-cell>
              <table:table-cell office:value-type="float" office:value="0.001566">
                <text:p>0.001566</text:p>
              </table:table-cell>
              <table:table-cell office:value-type="float" office:value="0.00159">
                <text:p>0.00159</text:p>
              </table:table-cell>
              <table:table-cell office:value-type="float" office:value="0.001524">
                <text:p>0.001524</text:p>
              </table:table-cell>
              <table:table-cell office:value-type="float" office:value="0.001626">
                <text:p>0.001626</text:p>
              </table:table-cell>
              <table:table-cell office:value-type="float" office:value="0.001628">
                <text:p>0.001628</text:p>
              </table:table-cell>
              <table:table-cell office:value-type="float" office:value="0.001554">
                <text:p>0.001554</text:p>
              </table:table-cell>
              <table:table-cell office:value-type="float" office:value="0.001546">
                <text:p>0.001546</text:p>
              </table:table-cell>
              <table:table-cell office:value-type="float" office:value="0.00156">
                <text:p>0.00156</text:p>
              </table:table-cell>
              <table:table-cell office:value-type="float" office:value="0.001546">
                <text:p>0.001546</text:p>
              </table:table-cell>
              <table:table-cell office:value-type="float" office:value="0.00153">
                <text:p>0.00153</text:p>
              </table:table-cell>
              <table:table-cell office:value-type="float" office:value="0.001439">
                <text:p>0.001439</text:p>
              </table:table-cell>
              <table:table-cell office:value-type="float" office:value="0.001508">
                <text:p>0.001508</text:p>
              </table:table-cell>
              <table:table-cell office:value-type="float" office:value="0.001562">
                <text:p>0.001562</text:p>
              </table:table-cell>
              <table:table-cell office:value-type="float" office:value="0.00151">
                <text:p>0.00151</text:p>
              </table:table-cell>
              <table:table-cell office:value-type="float" office:value="0.001575">
                <text:p>0.001575</text:p>
              </table:table-cell>
              <table:table-cell office:value-type="float" office:value="0.001537">
                <text:p>0.001537</text:p>
              </table:table-cell>
              <table:table-cell office:value-type="float" office:value="0.00147">
                <text:p>0.00147</text:p>
              </table:table-cell>
              <table:table-cell office:value-type="float" office:value="0.001558">
                <text:p>0.001558</text:p>
              </table:table-cell>
              <table:table-cell office:value-type="float" office:value="0.001554">
                <text:p>0.001554</text:p>
              </table:table-cell>
              <table:table-cell office:value-type="float" office:value="0.001591">
                <text:p>0.001591</text:p>
              </table:table-cell>
              <table:table-cell office:value-type="float" office:value="0.00154">
                <text:p>0.00154</text:p>
              </table:table-cell>
              <table:table-cell office:value-type="float" office:value="0.001532">
                <text:p>0.001532</text:p>
              </table:table-cell>
              <table:table-cell office:value-type="float" office:value="0.001624">
                <text:p>0.001624</text:p>
              </table:table-cell>
              <table:table-cell office:value-type="float" office:value="0.001562">
                <text:p>0.001562</text:p>
              </table:table-cell>
              <table:table-cell office:value-type="float" office:value="0.001506">
                <text:p>0.001506</text:p>
              </table:table-cell>
              <table:table-cell office:value-type="float" office:value="0.001571">
                <text:p>0.001571</text:p>
              </table:table-cell>
              <table:table-cell office:value-type="float" office:value="0.001601">
                <text:p>0.001601</text:p>
              </table:table-cell>
              <table:table-cell office:value-type="float" office:value="0.001576">
                <text:p>0.001576</text:p>
              </table:table-cell>
              <table:table-cell office:value-type="float" office:value="0.001599">
                <text:p>0.001599</text:p>
              </table:table-cell>
              <table:table-cell office:value-type="float" office:value="0.001608">
                <text:p>0.001608</text:p>
              </table:table-cell>
              <table:table-cell office:value-type="float" office:value="0.001479">
                <text:p>0.001479</text:p>
              </table:table-cell>
              <table:table-cell office:value-type="float" office:value="0.001569">
                <text:p>0.001569</text:p>
              </table:table-cell>
              <table:table-cell office:value-type="float" office:value="0.001554">
                <text:p>0.001554</text:p>
              </table:table-cell>
              <table:table-cell office:value-type="float" office:value="0.001563">
                <text:p>0.001563</text:p>
              </table:table-cell>
              <table:table-cell office:value-type="float" office:value="0.001505">
                <text:p>0.001505</text:p>
              </table:table-cell>
              <table:table-cell office:value-type="float" office:value="0.001523">
                <text:p>0.001523</text:p>
              </table:table-cell>
              <table:table-cell office:value-type="float" office:value="0.001513">
                <text:p>0.001513</text:p>
              </table:table-cell>
              <table:table-cell office:value-type="float" office:value="0.001526">
                <text:p>0.001526</text:p>
              </table:table-cell>
              <table:table-cell office:value-type="float" office:value="0.001484">
                <text:p>0.001484</text:p>
              </table:table-cell>
              <table:table-cell office:value-type="float" office:value="0.00149">
                <text:p>0.00149</text:p>
              </table:table-cell>
              <table:table-cell office:value-type="float" office:value="0.001484">
                <text:p>0.001484</text:p>
              </table:table-cell>
              <table:table-cell office:value-type="float" office:value="0.001515">
                <text:p>0.001515</text:p>
              </table:table-cell>
              <table:table-cell office:value-type="float" office:value="0.001519">
                <text:p>0.001519</text:p>
              </table:table-cell>
              <table:table-cell office:value-type="float" office:value="0.001487">
                <text:p>0.001487</text:p>
              </table:table-cell>
              <table:table-cell office:value-type="float" office:value="0.001499">
                <text:p>0.001499</text:p>
              </table:table-cell>
              <table:table-cell office:value-type="float" office:value="0.001493">
                <text:p>0.001493</text:p>
              </table:table-cell>
              <table:table-cell office:value-type="float" office:value="0.001486">
                <text:p>0.001486</text:p>
              </table:table-cell>
              <table:table-cell office:value-type="float" office:value="0.00154">
                <text:p>0.00154</text:p>
              </table:table-cell>
              <table:table-cell office:value-type="float" office:value="0.001479">
                <text:p>0.001479</text:p>
              </table:table-cell>
              <table:table-cell office:value-type="float" office:value="0.001538">
                <text:p>0.001538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04">
                <text:p>0.001404</text:p>
              </table:table-cell>
              <table:table-cell office:value-type="float" office:value="0.001429">
                <text:p>0.001429</text:p>
              </table:table-cell>
              <table:table-cell office:value-type="float" office:value="0.001478">
                <text:p>0.001478</text:p>
              </table:table-cell>
              <table:table-cell office:value-type="float" office:value="0.001459">
                <text:p>0.001459</text:p>
              </table:table-cell>
              <table:table-cell office:value-type="float" office:value="0.001498">
                <text:p>0.001498</text:p>
              </table:table-cell>
              <table:table-cell office:value-type="float" office:value="0.001521">
                <text:p>0.001521</text:p>
              </table:table-cell>
              <table:table-cell office:value-type="float" office:value="0.001501">
                <text:p>0.001501</text:p>
              </table:table-cell>
              <table:table-cell office:value-type="float" office:value="0.001433">
                <text:p>0.001433</text:p>
              </table:table-cell>
              <table:table-cell office:value-type="float" office:value="0.001405">
                <text:p>0.001405</text:p>
              </table:table-cell>
              <table:table-cell office:value-type="float" office:value="0.001429">
                <text:p>0.001429</text:p>
              </table:table-cell>
              <table:table-cell office:value-type="float" office:value="0.001477">
                <text:p>0.001477</text:p>
              </table:table-cell>
              <table:table-cell office:value-type="float" office:value="0.001346">
                <text:p>0.001346</text:p>
              </table:table-cell>
              <table:table-cell office:value-type="float" office:value="0.001474">
                <text:p>0.001474</text:p>
              </table:table-cell>
              <table:table-cell office:value-type="float" office:value="0.001443">
                <text:p>0.001443</text:p>
              </table:table-cell>
              <table:table-cell office:value-type="float" office:value="0.001462">
                <text:p>0.001462</text:p>
              </table:table-cell>
              <table:table-cell office:value-type="float" office:value="0.00152">
                <text:p>0.00152</text:p>
              </table:table-cell>
              <table:table-cell office:value-type="float" office:value="0.00147">
                <text:p>0.00147</text:p>
              </table:table-cell>
              <table:table-cell office:value-type="float" office:value="0.001507">
                <text:p>0.001507</text:p>
              </table:table-cell>
              <table:table-cell office:value-type="float" office:value="0.001393">
                <text:p>0.001393</text:p>
              </table:table-cell>
              <table:table-cell office:value-type="float" office:value="0.001448">
                <text:p>0.001448</text:p>
              </table:table-cell>
              <table:table-cell office:value-type="float" office:value="0.001501">
                <text:p>0.001501</text:p>
              </table:table-cell>
              <table:table-cell office:value-type="float" office:value="0.001396">
                <text:p>0.001396</text:p>
              </table:table-cell>
              <table:table-cell office:value-type="float" office:value="0.001392">
                <text:p>0.001392</text:p>
              </table:table-cell>
              <table:table-cell office:value-type="float" office:value="0.001457">
                <text:p>0.001457</text:p>
              </table:table-cell>
              <table:table-cell office:value-type="float" office:value="0.001454">
                <text:p>0.001454</text:p>
              </table:table-cell>
              <table:table-cell office:value-type="float" office:value="0.001439">
                <text:p>0.0014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